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ce3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Cancertype</text:p>
          </table:table-cell>
          <table:table-cell table:style-name="ce1" office:value-type="string" calcext:value-type="string">
            <text:p>ABCC1</text:p>
          </table:table-cell>
          <table:table-cell table:style-name="ce1" office:value-type="string" calcext:value-type="string">
            <text:p>ABL1</text:p>
          </table:table-cell>
          <table:table-cell table:style-name="ce1" office:value-type="string" calcext:value-type="string">
            <text:p>ACD</text:p>
          </table:table-cell>
          <table:table-cell table:style-name="ce1" office:value-type="string" calcext:value-type="string">
            <text:p>ACTB</text:p>
          </table:table-cell>
          <table:table-cell table:style-name="ce1" office:value-type="string" calcext:value-type="string">
            <text:p>ACTL6A</text:p>
          </table:table-cell>
          <table:table-cell table:style-name="ce1" office:value-type="string" calcext:value-type="string">
            <text:p>ACTR1A</text:p>
          </table:table-cell>
          <table:table-cell table:style-name="ce1" office:value-type="string" calcext:value-type="string">
            <text:p>ACTR5</text:p>
          </table:table-cell>
          <table:table-cell table:style-name="ce1" office:value-type="string" calcext:value-type="string">
            <text:p>ACTR8</text:p>
          </table:table-cell>
          <table:table-cell table:style-name="ce1" office:value-type="string" calcext:value-type="string">
            <text:p>AEN</text:p>
          </table:table-cell>
          <table:table-cell table:style-name="ce1" office:value-type="string" calcext:value-type="string">
            <text:p>AHCYL1</text:p>
          </table:table-cell>
          <table:table-cell table:style-name="ce1" office:value-type="string" calcext:value-type="string">
            <text:p>ALKBH1</text:p>
          </table:table-cell>
          <table:table-cell table:style-name="ce1" office:value-type="string" calcext:value-type="string">
            <text:p>ALKBH2</text:p>
          </table:table-cell>
          <table:table-cell table:style-name="ce1" office:value-type="string" calcext:value-type="string">
            <text:p>ALKBH3</text:p>
          </table:table-cell>
          <table:table-cell table:style-name="ce1" office:value-type="string" calcext:value-type="string">
            <text:p>AMN1</text:p>
          </table:table-cell>
          <table:table-cell table:style-name="ce1" office:value-type="string" calcext:value-type="string">
            <text:p>ANAPC2</text:p>
          </table:table-cell>
          <table:table-cell table:style-name="ce1" office:value-type="string" calcext:value-type="string">
            <text:p>ANKRD17</text:p>
          </table:table-cell>
          <table:table-cell table:style-name="ce1" office:value-type="string" calcext:value-type="string">
            <text:p>ANKRD28</text:p>
          </table:table-cell>
          <table:table-cell table:style-name="ce1" office:value-type="string" calcext:value-type="string">
            <text:p>ANKRD44</text:p>
          </table:table-cell>
          <table:table-cell table:style-name="ce1" office:value-type="string" calcext:value-type="string">
            <text:p>ANKRD52</text:p>
          </table:table-cell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APITD1</text:p>
          </table:table-cell>
          <table:table-cell table:style-name="ce1" office:value-type="string" calcext:value-type="string">
            <text:p>APLF</text:p>
          </table:table-cell>
          <table:table-cell table:style-name="ce1" office:value-type="string" calcext:value-type="string">
            <text:p>APTX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ID1A</text:p>
          </table:table-cell>
          <table:table-cell table:style-name="ce1" office:value-type="string" calcext:value-type="string">
            <text:p>ARID1B</text:p>
          </table:table-cell>
          <table:table-cell table:style-name="ce1" office:value-type="string" calcext:value-type="string">
            <text:p>ARID2</text:p>
          </table:table-cell>
          <table:table-cell table:style-name="ce1" office:value-type="string" calcext:value-type="string">
            <text:p>ARID3A</text:p>
          </table:table-cell>
          <table:table-cell table:style-name="ce1" office:value-type="string" calcext:value-type="string">
            <text:p>ARPC4</text:p>
          </table:table-cell>
          <table:table-cell table:style-name="ce1" office:value-type="string" calcext:value-type="string">
            <text:p>ASCC1</text:p>
          </table:table-cell>
          <table:table-cell table:style-name="ce1" office:value-type="string" calcext:value-type="string">
            <text:p>ASCC3</text:p>
          </table:table-cell>
          <table:table-cell table:style-name="ce1" office:value-type="string" calcext:value-type="string">
            <text:p>ASF1A</text:p>
          </table:table-cell>
          <table:table-cell table:style-name="ce1" office:value-type="string" calcext:value-type="string">
            <text:p>ASF1B</text:p>
          </table:table-cell>
          <table:table-cell table:style-name="ce1" office:value-type="string" calcext:value-type="string">
            <text:p>ASH2L</text:p>
          </table:table-cell>
          <table:table-cell table:style-name="ce1" office:value-type="string" calcext:value-type="string">
            <text:p>ASNA1</text:p>
          </table:table-cell>
          <table:table-cell table:style-name="ce1" office:value-type="string" calcext:value-type="string">
            <text:p>ATAD5</text:p>
          </table:table-cell>
          <table:table-cell table:style-name="ce1" office:value-type="string" calcext:value-type="string">
            <text:p>ATF2</text:p>
          </table:table-cell>
          <table:table-cell table:style-name="ce1" office:value-type="string" calcext:value-type="string">
            <text:p>ATM</text:p>
          </table:table-cell>
          <table:table-cell table:style-name="ce1" office:value-type="string" calcext:value-type="string">
            <text:p>ATR</text:p>
          </table:table-cell>
          <table:table-cell table:style-name="ce1" office:value-type="string" calcext:value-type="string">
            <text:p>ATRIP</text:p>
          </table:table-cell>
          <table:table-cell table:style-name="ce1" office:value-type="string" calcext:value-type="string">
            <text:p>ATRX</text:p>
          </table:table-cell>
          <table:table-cell table:style-name="ce1" office:value-type="string" calcext:value-type="string">
            <text:p>ATXN3</text:p>
          </table:table-cell>
          <table:table-cell table:style-name="ce1" office:value-type="string" calcext:value-type="string">
            <text:p>ATXN7L3</text:p>
          </table:table-cell>
          <table:table-cell table:style-name="ce1" office:value-type="string" calcext:value-type="string">
            <text:p>BABAM1</text:p>
          </table:table-cell>
          <table:table-cell table:style-name="ce1" office:value-type="string" calcext:value-type="string">
            <text:p>BAP1</text:p>
          </table:table-cell>
          <table:table-cell table:style-name="ce1" office:value-type="string" calcext:value-type="string">
            <text:p>BARD1</text:p>
          </table:table-cell>
          <table:table-cell table:style-name="ce1" office:value-type="string" calcext:value-type="string">
            <text:p>BAZ1A</text:p>
          </table:table-cell>
        </table:table-row>
        <table:table-row table:style-name="ro1">
          <table:table-cell table:style-name="ce2" table:number-columns-repeated="50"/>
        </table:table-row>
        <table:table-row table:style-name="ro2">
          <table:table-cell office:value-type="string" calcext:value-type="string">
            <text:p>TCGA-02-0047-01A-01R-1849-01</text:p>
          </table:table-cell>
          <table:table-cell office:value-type="string" calcext:value-type="string">
            <text:p>GBM</text:p>
          </table:table-cell>
          <table:table-cell office:value-type="float" office:value="4.9249432" calcext:value-type="float">
            <text:p>4.9249432</text:p>
          </table:table-cell>
          <table:table-cell office:value-type="float" office:value="15.587305" calcext:value-type="float">
            <text:p>15.587305</text:p>
          </table:table-cell>
          <table:table-cell office:value-type="float" office:value="137.72426" calcext:value-type="float">
            <text:p>137.72426</text:p>
          </table:table-cell>
          <table:table-cell office:value-type="float" office:value="3530.4115" calcext:value-type="float">
            <text:p>3530.4115</text:p>
          </table:table-cell>
          <table:table-cell office:value-type="float" office:value="31.22918" calcext:value-type="float">
            <text:p>31.22918</text:p>
          </table:table-cell>
          <table:table-cell office:value-type="float" office:value="178.61399" calcext:value-type="float">
            <text:p>178.61399</text:p>
          </table:table-cell>
          <table:table-cell office:value-type="float" office:value="8.016001" calcext:value-type="float">
            <text:p>8.016001</text:p>
          </table:table-cell>
          <table:table-cell office:value-type="float" office:value="33.398094" calcext:value-type="float">
            <text:p>33.398094</text:p>
          </table:table-cell>
          <table:table-cell office:value-type="float" office:value="42.712668" calcext:value-type="float">
            <text:p>42.712668</text:p>
          </table:table-cell>
          <table:table-cell office:value-type="float" office:value="325.01924" calcext:value-type="float">
            <text:p>325.01924</text:p>
          </table:table-cell>
          <table:table-cell office:value-type="float" office:value="5.435036" calcext:value-type="float">
            <text:p>5.435036</text:p>
          </table:table-cell>
          <table:table-cell office:value-type="float" office:value="55.37616" calcext:value-type="float">
            <text:p>55.37616</text:p>
          </table:table-cell>
          <table:table-cell office:value-type="float" office:value="4.162851" calcext:value-type="float">
            <text:p>4.162851</text:p>
          </table:table-cell>
          <table:table-cell office:value-type="float" office:value="5.2282095" calcext:value-type="float">
            <text:p>5.2282095</text:p>
          </table:table-cell>
          <table:table-cell office:value-type="float" office:value="52.2266" calcext:value-type="float">
            <text:p>52.2266</text:p>
          </table:table-cell>
          <table:table-cell office:value-type="float" office:value="12.481859" calcext:value-type="float">
            <text:p>12.481859</text:p>
          </table:table-cell>
          <table:table-cell office:value-type="float" office:value="4.3097373" calcext:value-type="float">
            <text:p>4.3097373</text:p>
          </table:table-cell>
          <table:table-cell office:value-type="float" office:value="1.60994891" calcext:value-type="float">
            <text:p>1.60994891</text:p>
          </table:table-cell>
          <table:table-cell office:value-type="float" office:value="179.91797" calcext:value-type="float">
            <text:p>179.91797</text:p>
          </table:table-cell>
          <table:table-cell office:value-type="float" office:value="1014.2199" calcext:value-type="float">
            <text:p>1014.2199</text:p>
          </table:table-cell>
          <table:table-cell office:value-type="float" office:value="42.10568" calcext:value-type="float">
            <text:p>42.10568</text:p>
          </table:table-cell>
          <table:table-cell office:value-type="float" office:value="2.563368" calcext:value-type="float">
            <text:p>2.563368</text:p>
          </table:table-cell>
          <table:table-cell office:value-type="float" office:value="0.24163886" calcext:value-type="float">
            <text:p>0.24163886</text:p>
          </table:table-cell>
          <table:table-cell office:value-type="float" office:value="9.496178" calcext:value-type="float">
            <text:p>9.496178</text:p>
          </table:table-cell>
          <table:table-cell office:value-type="float" office:value="2.64349282" calcext:value-type="float">
            <text:p>2.64349282</text:p>
          </table:table-cell>
          <table:table-cell office:value-type="float" office:value="29.299525" calcext:value-type="float">
            <text:p>29.299525</text:p>
          </table:table-cell>
          <table:table-cell office:value-type="float" office:value="3.259902" calcext:value-type="float">
            <text:p>3.259902</text:p>
          </table:table-cell>
          <table:table-cell office:value-type="float" office:value="2.9597289" calcext:value-type="float">
            <text:p>2.9597289</text:p>
          </table:table-cell>
          <table:table-cell office:value-type="float" office:value="1.9137129" calcext:value-type="float">
            <text:p>1.9137129</text:p>
          </table:table-cell>
          <table:table-cell office:value-type="float" office:value="173.47619" calcext:value-type="float">
            <text:p>173.47619</text:p>
          </table:table-cell>
          <table:table-cell office:value-type="float" office:value="9.183079" calcext:value-type="float">
            <text:p>9.183079</text:p>
          </table:table-cell>
          <table:table-cell office:value-type="float" office:value="3.7039998" calcext:value-type="float">
            <text:p>3.7039998</text:p>
          </table:table-cell>
          <table:table-cell office:value-type="float" office:value="44.76976" calcext:value-type="float">
            <text:p>44.76976</text:p>
          </table:table-cell>
          <table:table-cell office:value-type="float" office:value="15.220778" calcext:value-type="float">
            <text:p>15.220778</text:p>
          </table:table-cell>
          <table:table-cell office:value-type="float" office:value="27.848243" calcext:value-type="float">
            <text:p>27.848243</text:p>
          </table:table-cell>
          <table:table-cell office:value-type="float" office:value="201.91593" calcext:value-type="float">
            <text:p>201.91593</text:p>
          </table:table-cell>
          <table:table-cell office:value-type="float" office:value="1.5105353" calcext:value-type="float">
            <text:p>1.5105353</text:p>
          </table:table-cell>
          <table:table-cell office:value-type="float" office:value="12.581248" calcext:value-type="float">
            <text:p>12.581248</text:p>
          </table:table-cell>
          <table:table-cell office:value-type="float" office:value="7.4343635" calcext:value-type="float">
            <text:p>7.4343635</text:p>
          </table:table-cell>
          <table:table-cell office:value-type="float" office:value="3.691199" calcext:value-type="float">
            <text:p>3.691199</text:p>
          </table:table-cell>
          <table:table-cell office:value-type="float" office:value="8.250897" calcext:value-type="float">
            <text:p>8.250897</text:p>
          </table:table-cell>
          <table:table-cell office:value-type="float" office:value="6.317513" calcext:value-type="float">
            <text:p>6.317513</text:p>
          </table:table-cell>
          <table:table-cell office:value-type="float" office:value="4.603913" calcext:value-type="float">
            <text:p>4.603913</text:p>
          </table:table-cell>
          <table:table-cell office:value-type="float" office:value="140.55572" calcext:value-type="float">
            <text:p>140.55572</text:p>
          </table:table-cell>
          <table:table-cell office:value-type="float" office:value="106.15673" calcext:value-type="float">
            <text:p>106.15673</text:p>
          </table:table-cell>
          <table:table-cell office:value-type="float" office:value="250.07728" calcext:value-type="float">
            <text:p>250.07728</text:p>
          </table:table-cell>
          <table:table-cell office:value-type="float" office:value="2.3599993" calcext:value-type="float">
            <text:p>2.3599993</text:p>
          </table:table-cell>
          <table:table-cell office:value-type="float" office:value="4.095559" calcext:value-type="float">
            <text:p>4.095559</text:p>
          </table:table-cell>
        </table:table-row>
        <table:table-row table:style-name="ro2">
          <table:table-cell office:value-type="string" calcext:value-type="string">
            <text:p>TCGA-02-0055-01A-01R-1849-01</text:p>
          </table:table-cell>
          <table:table-cell office:value-type="string" calcext:value-type="string">
            <text:p>GBM</text:p>
          </table:table-cell>
          <table:table-cell office:value-type="float" office:value="4.7909418" calcext:value-type="float">
            <text:p>4.7909418</text:p>
          </table:table-cell>
          <table:table-cell office:value-type="float" office:value="11.400859" calcext:value-type="float">
            <text:p>11.400859</text:p>
          </table:table-cell>
          <table:table-cell office:value-type="float" office:value="167.36465" calcext:value-type="float">
            <text:p>167.36465</text:p>
          </table:table-cell>
          <table:table-cell office:value-type="float" office:value="5323.6138" calcext:value-type="float">
            <text:p>5323.6138</text:p>
          </table:table-cell>
          <table:table-cell office:value-type="float" office:value="43.41219" calcext:value-type="float">
            <text:p>43.41219</text:p>
          </table:table-cell>
          <table:table-cell office:value-type="float" office:value="100.40118" calcext:value-type="float">
            <text:p>100.40118</text:p>
          </table:table-cell>
          <table:table-cell office:value-type="float" office:value="13.372646" calcext:value-type="float">
            <text:p>13.372646</text:p>
          </table:table-cell>
          <table:table-cell office:value-type="float" office:value="28.816856" calcext:value-type="float">
            <text:p>28.816856</text:p>
          </table:table-cell>
          <table:table-cell office:value-type="float" office:value="74.632415" calcext:value-type="float">
            <text:p>74.632415</text:p>
          </table:table-cell>
          <table:table-cell office:value-type="float" office:value="106.68673" calcext:value-type="float">
            <text:p>106.68673</text:p>
          </table:table-cell>
          <table:table-cell office:value-type="float" office:value="5.499918" calcext:value-type="float">
            <text:p>5.499918</text:p>
          </table:table-cell>
          <table:table-cell office:value-type="float" office:value="72.57682" calcext:value-type="float">
            <text:p>72.57682</text:p>
          </table:table-cell>
          <table:table-cell office:value-type="float" office:value="9.974602" calcext:value-type="float">
            <text:p>9.974602</text:p>
          </table:table-cell>
          <table:table-cell office:value-type="float" office:value="3.5206294" calcext:value-type="float">
            <text:p>3.5206294</text:p>
          </table:table-cell>
          <table:table-cell office:value-type="float" office:value="51.28571" calcext:value-type="float">
            <text:p>51.28571</text:p>
          </table:table-cell>
          <table:table-cell office:value-type="float" office:value="8.360587" calcext:value-type="float">
            <text:p>8.360587</text:p>
          </table:table-cell>
          <table:table-cell office:value-type="float" office:value="6.4552146" calcext:value-type="float">
            <text:p>6.4552146</text:p>
          </table:table-cell>
          <table:table-cell office:value-type="float" office:value="1.09578665" calcext:value-type="float">
            <text:p>1.09578665</text:p>
          </table:table-cell>
          <table:table-cell office:value-type="float" office:value="44.08516" calcext:value-type="float">
            <text:p>44.08516</text:p>
          </table:table-cell>
          <table:table-cell office:value-type="float" office:value="1018.4811" calcext:value-type="float">
            <text:p>1018.4811</text:p>
          </table:table-cell>
          <table:table-cell office:value-type="float" office:value="76.16836" calcext:value-type="float">
            <text:p>76.16836</text:p>
          </table:table-cell>
          <table:table-cell office:value-type="float" office:value="4.975353" calcext:value-type="float">
            <text:p>4.975353</text:p>
          </table:table-cell>
          <table:table-cell office:value-type="float" office:value="0.48686646" calcext:value-type="float">
            <text:p>0.48686646</text:p>
          </table:table-cell>
          <table:table-cell office:value-type="float" office:value="13.57189" calcext:value-type="float">
            <text:p>13.57189</text:p>
          </table:table-cell>
          <table:table-cell office:value-type="float" office:value="0.76422099" calcext:value-type="float">
            <text:p>0.76422099</text:p>
          </table:table-cell>
          <table:table-cell office:value-type="float" office:value="14.692662" calcext:value-type="float">
            <text:p>14.692662</text:p>
          </table:table-cell>
          <table:table-cell office:value-type="float" office:value="2.040107" calcext:value-type="float">
            <text:p>2.040107</text:p>
          </table:table-cell>
          <table:table-cell office:value-type="float" office:value="1.6958429" calcext:value-type="float">
            <text:p>1.6958429</text:p>
          </table:table-cell>
          <table:table-cell office:value-type="float" office:value="1.9571239" calcext:value-type="float">
            <text:p>1.9571239</text:p>
          </table:table-cell>
          <table:table-cell office:value-type="float" office:value="278.90581" calcext:value-type="float">
            <text:p>278.90581</text:p>
          </table:table-cell>
          <table:table-cell office:value-type="float" office:value="4.666059" calcext:value-type="float">
            <text:p>4.666059</text:p>
          </table:table-cell>
          <table:table-cell office:value-type="float" office:value="2.1663524" calcext:value-type="float">
            <text:p>2.1663524</text:p>
          </table:table-cell>
          <table:table-cell office:value-type="float" office:value="31.94267" calcext:value-type="float">
            <text:p>31.94267</text:p>
          </table:table-cell>
          <table:table-cell office:value-type="float" office:value="15.478642" calcext:value-type="float">
            <text:p>15.478642</text:p>
          </table:table-cell>
          <table:table-cell office:value-type="float" office:value="32.163769" calcext:value-type="float">
            <text:p>32.163769</text:p>
          </table:table-cell>
          <table:table-cell office:value-type="float" office:value="202.93635" calcext:value-type="float">
            <text:p>202.93635</text:p>
          </table:table-cell>
          <table:table-cell office:value-type="float" office:value="0.7994143" calcext:value-type="float">
            <text:p>0.7994143</text:p>
          </table:table-cell>
          <table:table-cell office:value-type="float" office:value="10.950924" calcext:value-type="float">
            <text:p>10.950924</text:p>
          </table:table-cell>
          <table:table-cell office:value-type="float" office:value="4.8049387" calcext:value-type="float">
            <text:p>4.8049387</text:p>
          </table:table-cell>
          <table:table-cell office:value-type="float" office:value="2.99234" calcext:value-type="float">
            <text:p>2.99234</text:p>
          </table:table-cell>
          <table:table-cell office:value-type="float" office:value="9.981676" calcext:value-type="float">
            <text:p>9.981676</text:p>
          </table:table-cell>
          <table:table-cell office:value-type="float" office:value="2.905029" calcext:value-type="float">
            <text:p>2.905029</text:p>
          </table:table-cell>
          <table:table-cell office:value-type="float" office:value="5.230187" calcext:value-type="float">
            <text:p>5.230187</text:p>
          </table:table-cell>
          <table:table-cell office:value-type="float" office:value="124.0264" calcext:value-type="float">
            <text:p>124.0264</text:p>
          </table:table-cell>
          <table:table-cell office:value-type="float" office:value="118.94234" calcext:value-type="float">
            <text:p>118.94234</text:p>
          </table:table-cell>
          <table:table-cell office:value-type="float" office:value="166.53793" calcext:value-type="float">
            <text:p>166.53793</text:p>
          </table:table-cell>
          <table:table-cell office:value-type="float" office:value="1.0462992" calcext:value-type="float">
            <text:p>1.0462992</text:p>
          </table:table-cell>
          <table:table-cell office:value-type="float" office:value="4.961734" calcext:value-type="float">
            <text:p>4.961734</text:p>
          </table:table-cell>
        </table:table-row>
        <table:table-row table:style-name="ro2">
          <table:table-cell office:value-type="string" calcext:value-type="string">
            <text:p>TCGA-02-2483-01A-01R-1849-01</text:p>
          </table:table-cell>
          <table:table-cell office:value-type="string" calcext:value-type="string">
            <text:p>GBM</text:p>
          </table:table-cell>
          <table:table-cell office:value-type="float" office:value="2.6758085" calcext:value-type="float">
            <text:p>2.6758085</text:p>
          </table:table-cell>
          <table:table-cell office:value-type="float" office:value="26.90607" calcext:value-type="float">
            <text:p>26.90607</text:p>
          </table:table-cell>
          <table:table-cell office:value-type="float" office:value="133.11313" calcext:value-type="float">
            <text:p>133.11313</text:p>
          </table:table-cell>
          <table:table-cell office:value-type="float" office:value="2520.751" calcext:value-type="float">
            <text:p>2520.751</text:p>
          </table:table-cell>
          <table:table-cell office:value-type="float" office:value="44.80148" calcext:value-type="float">
            <text:p>44.80148</text:p>
          </table:table-cell>
          <table:table-cell office:value-type="float" office:value="100.4297" calcext:value-type="float">
            <text:p>100.4297</text:p>
          </table:table-cell>
          <table:table-cell office:value-type="float" office:value="9.135478" calcext:value-type="float">
            <text:p>9.135478</text:p>
          </table:table-cell>
          <table:table-cell office:value-type="float" office:value="31.852429" calcext:value-type="float">
            <text:p>31.852429</text:p>
          </table:table-cell>
          <table:table-cell office:value-type="float" office:value="56.674803" calcext:value-type="float">
            <text:p>56.674803</text:p>
          </table:table-cell>
          <table:table-cell office:value-type="float" office:value="73.177" calcext:value-type="float">
            <text:p>73.177</text:p>
          </table:table-cell>
          <table:table-cell office:value-type="float" office:value="6.399348" calcext:value-type="float">
            <text:p>6.399348</text:p>
          </table:table-cell>
          <table:table-cell office:value-type="float" office:value="84.28425" calcext:value-type="float">
            <text:p>84.28425</text:p>
          </table:table-cell>
          <table:table-cell office:value-type="float" office:value="10.352239" calcext:value-type="float">
            <text:p>10.352239</text:p>
          </table:table-cell>
          <table:table-cell office:value-type="float" office:value="3.9460587" calcext:value-type="float">
            <text:p>3.9460587</text:p>
          </table:table-cell>
          <table:table-cell office:value-type="float" office:value="71.86331" calcext:value-type="float">
            <text:p>71.86331</text:p>
          </table:table-cell>
          <table:table-cell office:value-type="float" office:value="6.648423" calcext:value-type="float">
            <text:p>6.648423</text:p>
          </table:table-cell>
          <table:table-cell office:value-type="float" office:value="2.9353304" calcext:value-type="float">
            <text:p>2.9353304</text:p>
          </table:table-cell>
          <table:table-cell office:value-type="float" office:value="0.66545604" calcext:value-type="float">
            <text:p>0.66545604</text:p>
          </table:table-cell>
          <table:table-cell office:value-type="float" office:value="30.46244" calcext:value-type="float">
            <text:p>30.46244</text:p>
          </table:table-cell>
          <table:table-cell office:value-type="float" office:value="1604.2699" calcext:value-type="float">
            <text:p>1604.2699</text:p>
          </table:table-cell>
          <table:table-cell office:value-type="float" office:value="41.46544" calcext:value-type="float">
            <text:p>41.46544</text:p>
          </table:table-cell>
          <table:table-cell office:value-type="float" office:value="4.844917" calcext:value-type="float">
            <text:p>4.844917</text:p>
          </table:table-cell>
          <table:table-cell office:value-type="float" office:value="0.12580934" calcext:value-type="float">
            <text:p>0.12580934</text:p>
          </table:table-cell>
          <table:table-cell office:value-type="float" office:value="5.602708" calcext:value-type="float">
            <text:p>5.602708</text:p>
          </table:table-cell>
          <table:table-cell office:value-type="float" office:value="0.34465106" calcext:value-type="float">
            <text:p>0.34465106</text:p>
          </table:table-cell>
          <table:table-cell office:value-type="float" office:value="19.567785" calcext:value-type="float">
            <text:p>19.567785</text:p>
          </table:table-cell>
          <table:table-cell office:value-type="float" office:value="2.020832" calcext:value-type="float">
            <text:p>2.020832</text:p>
          </table:table-cell>
          <table:table-cell office:value-type="float" office:value="3.0976988" calcext:value-type="float">
            <text:p>3.0976988</text:p>
          </table:table-cell>
          <table:table-cell office:value-type="float" office:value="0.6444702" calcext:value-type="float">
            <text:p>0.6444702</text:p>
          </table:table-cell>
          <table:table-cell office:value-type="float" office:value="175.21081" calcext:value-type="float">
            <text:p>175.21081</text:p>
          </table:table-cell>
          <table:table-cell office:value-type="float" office:value="4.301782" calcext:value-type="float">
            <text:p>4.301782</text:p>
          </table:table-cell>
          <table:table-cell office:value-type="float" office:value="1.2839329" calcext:value-type="float">
            <text:p>1.2839329</text:p>
          </table:table-cell>
          <table:table-cell office:value-type="float" office:value="54.50025" calcext:value-type="float">
            <text:p>54.50025</text:p>
          </table:table-cell>
          <table:table-cell office:value-type="float" office:value="39.629026" calcext:value-type="float">
            <text:p>39.629026</text:p>
          </table:table-cell>
          <table:table-cell office:value-type="float" office:value="24.118234" calcext:value-type="float">
            <text:p>24.118234</text:p>
          </table:table-cell>
          <table:table-cell office:value-type="float" office:value="182.93473" calcext:value-type="float">
            <text:p>182.93473</text:p>
          </table:table-cell>
          <table:table-cell office:value-type="float" office:value="2.1907345" calcext:value-type="float">
            <text:p>2.1907345</text:p>
          </table:table-cell>
          <table:table-cell office:value-type="float" office:value="9.093352" calcext:value-type="float">
            <text:p>9.093352</text:p>
          </table:table-cell>
          <table:table-cell office:value-type="float" office:value="3.3800103" calcext:value-type="float">
            <text:p>3.3800103</text:p>
          </table:table-cell>
          <table:table-cell office:value-type="float" office:value="1.820098" calcext:value-type="float">
            <text:p>1.820098</text:p>
          </table:table-cell>
          <table:table-cell office:value-type="float" office:value="8.751028" calcext:value-type="float">
            <text:p>8.751028</text:p>
          </table:table-cell>
          <table:table-cell office:value-type="float" office:value="1.272632" calcext:value-type="float">
            <text:p>1.272632</text:p>
          </table:table-cell>
          <table:table-cell office:value-type="float" office:value="4.103251" calcext:value-type="float">
            <text:p>4.103251</text:p>
          </table:table-cell>
          <table:table-cell office:value-type="float" office:value="142.79373" calcext:value-type="float">
            <text:p>142.79373</text:p>
          </table:table-cell>
          <table:table-cell office:value-type="float" office:value="72.9808" calcext:value-type="float">
            <text:p>72.9808</text:p>
          </table:table-cell>
          <table:table-cell office:value-type="float" office:value="170.38935" calcext:value-type="float">
            <text:p>170.38935</text:p>
          </table:table-cell>
          <table:table-cell office:value-type="float" office:value="0.98422055" calcext:value-type="float">
            <text:p>0.98422055</text:p>
          </table:table-cell>
          <table:table-cell office:value-type="float" office:value="6.476694" calcext:value-type="float">
            <text:p>6.476694</text:p>
          </table:table-cell>
        </table:table-row>
        <table:table-row table:style-name="ro2">
          <table:table-cell office:value-type="string" calcext:value-type="string">
            <text:p>TCGA-02-2485-01A-01R-1849-01</text:p>
          </table:table-cell>
          <table:table-cell office:value-type="string" calcext:value-type="string">
            <text:p>GBM</text:p>
          </table:table-cell>
          <table:table-cell office:value-type="float" office:value="4.4232402" calcext:value-type="float">
            <text:p>4.4232402</text:p>
          </table:table-cell>
          <table:table-cell office:value-type="float" office:value="9.794504" calcext:value-type="float">
            <text:p>9.794504</text:p>
          </table:table-cell>
          <table:table-cell office:value-type="float" office:value="136.45466" calcext:value-type="float">
            <text:p>136.45466</text:p>
          </table:table-cell>
          <table:table-cell office:value-type="float" office:value="2520.3384" calcext:value-type="float">
            <text:p>2520.3384</text:p>
          </table:table-cell>
          <table:table-cell office:value-type="float" office:value="43.25307" calcext:value-type="float">
            <text:p>43.25307</text:p>
          </table:table-cell>
          <table:table-cell office:value-type="float" office:value="74.45339" calcext:value-type="float">
            <text:p>74.45339</text:p>
          </table:table-cell>
          <table:table-cell office:value-type="float" office:value="7.841669" calcext:value-type="float">
            <text:p>7.841669</text:p>
          </table:table-cell>
          <table:table-cell office:value-type="float" office:value="38.300285" calcext:value-type="float">
            <text:p>38.300285</text:p>
          </table:table-cell>
          <table:table-cell office:value-type="float" office:value="49.061918" calcext:value-type="float">
            <text:p>49.061918</text:p>
          </table:table-cell>
          <table:table-cell office:value-type="float" office:value="314.40634" calcext:value-type="float">
            <text:p>314.40634</text:p>
          </table:table-cell>
          <table:table-cell office:value-type="float" office:value="5.533737" calcext:value-type="float">
            <text:p>5.533737</text:p>
          </table:table-cell>
          <table:table-cell office:value-type="float" office:value="108.11106" calcext:value-type="float">
            <text:p>108.11106</text:p>
          </table:table-cell>
          <table:table-cell office:value-type="float" office:value="9.526348" calcext:value-type="float">
            <text:p>9.526348</text:p>
          </table:table-cell>
          <table:table-cell office:value-type="float" office:value="4.9098316" calcext:value-type="float">
            <text:p>4.9098316</text:p>
          </table:table-cell>
          <table:table-cell office:value-type="float" office:value="61.56237" calcext:value-type="float">
            <text:p>61.56237</text:p>
          </table:table-cell>
          <table:table-cell office:value-type="float" office:value="7.206462" calcext:value-type="float">
            <text:p>7.206462</text:p>
          </table:table-cell>
          <table:table-cell office:value-type="float" office:value="2.1389789" calcext:value-type="float">
            <text:p>2.1389789</text:p>
          </table:table-cell>
          <table:table-cell office:value-type="float" office:value="0.64760249" calcext:value-type="float">
            <text:p>0.64760249</text:p>
          </table:table-cell>
          <table:table-cell office:value-type="float" office:value="40.22691" calcext:value-type="float">
            <text:p>40.22691</text:p>
          </table:table-cell>
          <table:table-cell office:value-type="float" office:value="1549.977" calcext:value-type="float">
            <text:p>1549.977</text:p>
          </table:table-cell>
          <table:table-cell office:value-type="float" office:value="28.73413" calcext:value-type="float">
            <text:p>28.73413</text:p>
          </table:table-cell>
          <table:table-cell office:value-type="float" office:value="4.32273" calcext:value-type="float">
            <text:p>4.32273</text:p>
          </table:table-cell>
          <table:table-cell office:value-type="float" office:value="0.05400762" calcext:value-type="float">
            <text:p>0.05400762</text:p>
          </table:table-cell>
          <table:table-cell office:value-type="float" office:value="7.893072" calcext:value-type="float">
            <text:p>7.893072</text:p>
          </table:table-cell>
          <table:table-cell office:value-type="float" office:value="3.37233509" calcext:value-type="float">
            <text:p>3.37233509</text:p>
          </table:table-cell>
          <table:table-cell office:value-type="float" office:value="28.791088" calcext:value-type="float">
            <text:p>28.791088</text:p>
          </table:table-cell>
          <table:table-cell office:value-type="float" office:value="2.896632" calcext:value-type="float">
            <text:p>2.896632</text:p>
          </table:table-cell>
          <table:table-cell office:value-type="float" office:value="2.4913493" calcext:value-type="float">
            <text:p>2.4913493</text:p>
          </table:table-cell>
          <table:table-cell office:value-type="float" office:value="0.5545807" calcext:value-type="float">
            <text:p>0.5545807</text:p>
          </table:table-cell>
          <table:table-cell office:value-type="float" office:value="151.97839" calcext:value-type="float">
            <text:p>151.97839</text:p>
          </table:table-cell>
          <table:table-cell office:value-type="float" office:value="4.097868" calcext:value-type="float">
            <text:p>4.097868</text:p>
          </table:table-cell>
          <table:table-cell office:value-type="float" office:value="1.464462" calcext:value-type="float">
            <text:p>1.464462</text:p>
          </table:table-cell>
          <table:table-cell office:value-type="float" office:value="41.95894" calcext:value-type="float">
            <text:p>41.95894</text:p>
          </table:table-cell>
          <table:table-cell office:value-type="float" office:value="35.541053" calcext:value-type="float">
            <text:p>35.541053</text:p>
          </table:table-cell>
          <table:table-cell office:value-type="float" office:value="28.485723" calcext:value-type="float">
            <text:p>28.485723</text:p>
          </table:table-cell>
          <table:table-cell office:value-type="float" office:value="303.59725" calcext:value-type="float">
            <text:p>303.59725</text:p>
          </table:table-cell>
          <table:table-cell office:value-type="float" office:value="2.1182235" calcext:value-type="float">
            <text:p>2.1182235</text:p>
          </table:table-cell>
          <table:table-cell office:value-type="float" office:value="9.919462" calcext:value-type="float">
            <text:p>9.919462</text:p>
          </table:table-cell>
          <table:table-cell office:value-type="float" office:value="4.9096991" calcext:value-type="float">
            <text:p>4.9096991</text:p>
          </table:table-cell>
          <table:table-cell office:value-type="float" office:value="2.861157" calcext:value-type="float">
            <text:p>2.861157</text:p>
          </table:table-cell>
          <table:table-cell office:value-type="float" office:value="12.764578" calcext:value-type="float">
            <text:p>12.764578</text:p>
          </table:table-cell>
          <table:table-cell office:value-type="float" office:value="4.210481" calcext:value-type="float">
            <text:p>4.210481</text:p>
          </table:table-cell>
          <table:table-cell office:value-type="float" office:value="3.832" calcext:value-type="float">
            <text:p>3.832</text:p>
          </table:table-cell>
          <table:table-cell office:value-type="float" office:value="107.94746" calcext:value-type="float">
            <text:p>107.94746</text:p>
          </table:table-cell>
          <table:table-cell office:value-type="float" office:value="113.82653" calcext:value-type="float">
            <text:p>113.82653</text:p>
          </table:table-cell>
          <table:table-cell office:value-type="float" office:value="184.8024" calcext:value-type="float">
            <text:p>184.8024</text:p>
          </table:table-cell>
          <table:table-cell office:value-type="float" office:value="1.47705483" calcext:value-type="float">
            <text:p>1.47705483</text:p>
          </table:table-cell>
          <table:table-cell office:value-type="float" office:value="6.190377" calcext:value-type="float">
            <text:p>6.190377</text:p>
          </table:table-cell>
        </table:table-row>
        <table:table-row table:style-name="ro2">
          <table:table-cell office:value-type="string" calcext:value-type="string">
            <text:p>TCGA-02-2486-01A-01R-1849-01</text:p>
          </table:table-cell>
          <table:table-cell office:value-type="string" calcext:value-type="string">
            <text:p>GBM</text:p>
          </table:table-cell>
          <table:table-cell office:value-type="float" office:value="2.5559707" calcext:value-type="float">
            <text:p>2.5559707</text:p>
          </table:table-cell>
          <table:table-cell office:value-type="float" office:value="8.182245" calcext:value-type="float">
            <text:p>8.182245</text:p>
          </table:table-cell>
          <table:table-cell office:value-type="float" office:value="108.12864" calcext:value-type="float">
            <text:p>108.12864</text:p>
          </table:table-cell>
          <table:table-cell office:value-type="float" office:value="5900.3963" calcext:value-type="float">
            <text:p>5900.3963</text:p>
          </table:table-cell>
          <table:table-cell office:value-type="float" office:value="58.05619" calcext:value-type="float">
            <text:p>58.05619</text:p>
          </table:table-cell>
          <table:table-cell office:value-type="float" office:value="96.93241" calcext:value-type="float">
            <text:p>96.93241</text:p>
          </table:table-cell>
          <table:table-cell office:value-type="float" office:value="8.989197" calcext:value-type="float">
            <text:p>8.989197</text:p>
          </table:table-cell>
          <table:table-cell office:value-type="float" office:value="22.892548" calcext:value-type="float">
            <text:p>22.892548</text:p>
          </table:table-cell>
          <table:table-cell office:value-type="float" office:value="158.185735" calcext:value-type="float">
            <text:p>158.185735</text:p>
          </table:table-cell>
          <table:table-cell office:value-type="float" office:value="128.28644" calcext:value-type="float">
            <text:p>128.28644</text:p>
          </table:table-cell>
          <table:table-cell office:value-type="float" office:value="12.590714" calcext:value-type="float">
            <text:p>12.590714</text:p>
          </table:table-cell>
          <table:table-cell office:value-type="float" office:value="100.85521" calcext:value-type="float">
            <text:p>100.85521</text:p>
          </table:table-cell>
          <table:table-cell office:value-type="float" office:value="15.389865" calcext:value-type="float">
            <text:p>15.389865</text:p>
          </table:table-cell>
          <table:table-cell office:value-type="float" office:value="6.7192903" calcext:value-type="float">
            <text:p>6.7192903</text:p>
          </table:table-cell>
          <table:table-cell office:value-type="float" office:value="46.64484" calcext:value-type="float">
            <text:p>46.64484</text:p>
          </table:table-cell>
          <table:table-cell office:value-type="float" office:value="6.807063" calcext:value-type="float">
            <text:p>6.807063</text:p>
          </table:table-cell>
          <table:table-cell office:value-type="float" office:value="2.6857558" calcext:value-type="float">
            <text:p>2.6857558</text:p>
          </table:table-cell>
          <table:table-cell office:value-type="float" office:value="0.64371685" calcext:value-type="float">
            <text:p>0.64371685</text:p>
          </table:table-cell>
          <table:table-cell office:value-type="float" office:value="52.92495" calcext:value-type="float">
            <text:p>52.92495</text:p>
          </table:table-cell>
          <table:table-cell office:value-type="float" office:value="909.0768" calcext:value-type="float">
            <text:p>909.0768</text:p>
          </table:table-cell>
          <table:table-cell office:value-type="float" office:value="58.69069" calcext:value-type="float">
            <text:p>58.69069</text:p>
          </table:table-cell>
          <table:table-cell office:value-type="float" office:value="10.021914" calcext:value-type="float">
            <text:p>10.021914</text:p>
          </table:table-cell>
          <table:table-cell office:value-type="float" office:value="0.39743737" calcext:value-type="float">
            <text:p>0.39743737</text:p>
          </table:table-cell>
          <table:table-cell office:value-type="float" office:value="13.736192" calcext:value-type="float">
            <text:p>13.736192</text:p>
          </table:table-cell>
          <table:table-cell office:value-type="float" office:value="1.37855274" calcext:value-type="float">
            <text:p>1.37855274</text:p>
          </table:table-cell>
          <table:table-cell office:value-type="float" office:value="13.16235" calcext:value-type="float">
            <text:p>13.16235</text:p>
          </table:table-cell>
          <table:table-cell office:value-type="float" office:value="1.428869" calcext:value-type="float">
            <text:p>1.428869</text:p>
          </table:table-cell>
          <table:table-cell office:value-type="float" office:value="1.6389342" calcext:value-type="float">
            <text:p>1.6389342</text:p>
          </table:table-cell>
          <table:table-cell office:value-type="float" office:value="1.2298451" calcext:value-type="float">
            <text:p>1.2298451</text:p>
          </table:table-cell>
          <table:table-cell office:value-type="float" office:value="243.94374" calcext:value-type="float">
            <text:p>243.94374</text:p>
          </table:table-cell>
          <table:table-cell office:value-type="float" office:value="5.688145" calcext:value-type="float">
            <text:p>5.688145</text:p>
          </table:table-cell>
          <table:table-cell office:value-type="float" office:value="2.473803" calcext:value-type="float">
            <text:p>2.473803</text:p>
          </table:table-cell>
          <table:table-cell office:value-type="float" office:value="67.60366" calcext:value-type="float">
            <text:p>67.60366</text:p>
          </table:table-cell>
          <table:table-cell office:value-type="float" office:value="6.855839" calcext:value-type="float">
            <text:p>6.855839</text:p>
          </table:table-cell>
          <table:table-cell office:value-type="float" office:value="22.445614" calcext:value-type="float">
            <text:p>22.445614</text:p>
          </table:table-cell>
          <table:table-cell office:value-type="float" office:value="287.79886" calcext:value-type="float">
            <text:p>287.79886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12.331651" calcext:value-type="float">
            <text:p>12.331651</text:p>
          </table:table-cell>
          <table:table-cell office:value-type="float" office:value="4.9171159" calcext:value-type="float">
            <text:p>4.9171159</text:p>
          </table:table-cell>
          <table:table-cell office:value-type="float" office:value="2.562205" calcext:value-type="float">
            <text:p>2.562205</text:p>
          </table:table-cell>
          <table:table-cell office:value-type="float" office:value="6.43631" calcext:value-type="float">
            <text:p>6.43631</text:p>
          </table:table-cell>
          <table:table-cell office:value-type="float" office:value="2.850364" calcext:value-type="float">
            <text:p>2.850364</text:p>
          </table:table-cell>
          <table:table-cell office:value-type="float" office:value="6.740068" calcext:value-type="float">
            <text:p>6.740068</text:p>
          </table:table-cell>
          <table:table-cell office:value-type="float" office:value="133.95865" calcext:value-type="float">
            <text:p>133.95865</text:p>
          </table:table-cell>
          <table:table-cell office:value-type="float" office:value="146.18291" calcext:value-type="float">
            <text:p>146.18291</text:p>
          </table:table-cell>
          <table:table-cell office:value-type="float" office:value="118.73754" calcext:value-type="float">
            <text:p>118.73754</text:p>
          </table:table-cell>
          <table:table-cell office:value-type="float" office:value="1.56344747" calcext:value-type="float">
            <text:p>1.56344747</text:p>
          </table:table-cell>
          <table:table-cell office:value-type="float" office:value="3.927643" calcext:value-type="float">
            <text:p>3.927643</text:p>
          </table:table-cell>
        </table:table-row>
        <table:table-row table:style-name="ro2">
          <table:table-cell office:value-type="string" calcext:value-type="string">
            <text:p>TCGA-04-1331-01A-01R-1569-13</text:p>
          </table:table-cell>
          <table:table-cell office:value-type="string" calcext:value-type="string">
            <text:p>OV</text:p>
          </table:table-cell>
          <table:table-cell office:value-type="float" office:value="9.0821028" calcext:value-type="float">
            <text:p>9.0821028</text:p>
          </table:table-cell>
          <table:table-cell office:value-type="float" office:value="19.424284" calcext:value-type="float">
            <text:p>19.424284</text:p>
          </table:table-cell>
          <table:table-cell office:value-type="float" office:value="101.61095" calcext:value-type="float">
            <text:p>101.61095</text:p>
          </table:table-cell>
          <table:table-cell office:value-type="float" office:value="1616.5455" calcext:value-type="float">
            <text:p>1616.5455</text:p>
          </table:table-cell>
          <table:table-cell office:value-type="float" office:value="60.01883" calcext:value-type="float">
            <text:p>60.01883</text:p>
          </table:table-cell>
          <table:table-cell office:value-type="float" office:value="44.93313" calcext:value-type="float">
            <text:p>44.93313</text:p>
          </table:table-cell>
          <table:table-cell office:value-type="float" office:value="7.601715" calcext:value-type="float">
            <text:p>7.601715</text:p>
          </table:table-cell>
          <table:table-cell office:value-type="float" office:value="26.679072" calcext:value-type="float">
            <text:p>26.679072</text:p>
          </table:table-cell>
          <table:table-cell office:value-type="float" office:value="10.546406" calcext:value-type="float">
            <text:p>10.546406</text:p>
          </table:table-cell>
          <table:table-cell office:value-type="float" office:value="64.48994" calcext:value-type="float">
            <text:p>64.48994</text:p>
          </table:table-cell>
          <table:table-cell office:value-type="float" office:value="8.855838" calcext:value-type="float">
            <text:p>8.855838</text:p>
          </table:table-cell>
          <table:table-cell office:value-type="float" office:value="58.35875" calcext:value-type="float">
            <text:p>58.35875</text:p>
          </table:table-cell>
          <table:table-cell office:value-type="float" office:value="5.137683" calcext:value-type="float">
            <text:p>5.137683</text:p>
          </table:table-cell>
          <table:table-cell office:value-type="float" office:value="5.2072947" calcext:value-type="float">
            <text:p>5.2072947</text:p>
          </table:table-cell>
          <table:table-cell office:value-type="float" office:value="74.09517" calcext:value-type="float">
            <text:p>74.09517</text:p>
          </table:table-cell>
          <table:table-cell office:value-type="float" office:value="6.989353" calcext:value-type="float">
            <text:p>6.989353</text:p>
          </table:table-cell>
          <table:table-cell office:value-type="float" office:value="3.5465296" calcext:value-type="float">
            <text:p>3.5465296</text:p>
          </table:table-cell>
          <table:table-cell office:value-type="float" office:value="0.62582464" calcext:value-type="float">
            <text:p>0.62582464</text:p>
          </table:table-cell>
          <table:table-cell office:value-type="float" office:value="89.3719" calcext:value-type="float">
            <text:p>89.3719</text:p>
          </table:table-cell>
          <table:table-cell office:value-type="float" office:value="1680.7516" calcext:value-type="float">
            <text:p>1680.7516</text:p>
          </table:table-cell>
          <table:table-cell office:value-type="float" office:value="85.33352" calcext:value-type="float">
            <text:p>85.33352</text:p>
          </table:table-cell>
          <table:table-cell office:value-type="float" office:value="3.602779" calcext:value-type="float">
            <text:p>3.602779</text:p>
          </table:table-cell>
          <table:table-cell office:value-type="float" office:value="0.35233639" calcext:value-type="float">
            <text:p>0.35233639</text:p>
          </table:table-cell>
          <table:table-cell office:value-type="float" office:value="7.833639" calcext:value-type="float">
            <text:p>7.833639</text:p>
          </table:table-cell>
          <table:table-cell office:value-type="float" office:value="1.19062535" calcext:value-type="float">
            <text:p>1.19062535</text:p>
          </table:table-cell>
          <table:table-cell office:value-type="float" office:value="34.536055" calcext:value-type="float">
            <text:p>34.536055</text:p>
          </table:table-cell>
          <table:table-cell office:value-type="float" office:value="2.355621" calcext:value-type="float">
            <text:p>2.355621</text:p>
          </table:table-cell>
          <table:table-cell office:value-type="float" office:value="4.445111" calcext:value-type="float">
            <text:p>4.445111</text:p>
          </table:table-cell>
          <table:table-cell office:value-type="float" office:value="0.7945975" calcext:value-type="float">
            <text:p>0.7945975</text:p>
          </table:table-cell>
          <table:table-cell office:value-type="float" office:value="64.0983" calcext:value-type="float">
            <text:p>64.0983</text:p>
          </table:table-cell>
          <table:table-cell office:value-type="float" office:value="3.083392" calcext:value-type="float">
            <text:p>3.083392</text:p>
          </table:table-cell>
          <table:table-cell office:value-type="float" office:value="0.795002" calcext:value-type="float">
            <text:p>0.795002</text:p>
          </table:table-cell>
          <table:table-cell office:value-type="float" office:value="18.11567" calcext:value-type="float">
            <text:p>18.11567</text:p>
          </table:table-cell>
          <table:table-cell office:value-type="float" office:value="49.452514" calcext:value-type="float">
            <text:p>49.452514</text:p>
          </table:table-cell>
          <table:table-cell office:value-type="float" office:value="21.504645" calcext:value-type="float">
            <text:p>21.504645</text:p>
          </table:table-cell>
          <table:table-cell office:value-type="float" office:value="148.8825" calcext:value-type="float">
            <text:p>148.8825</text:p>
          </table:table-cell>
          <table:table-cell office:value-type="float" office:value="2.3049019" calcext:value-type="float">
            <text:p>2.3049019</text:p>
          </table:table-cell>
          <table:table-cell office:value-type="float" office:value="10.795931" calcext:value-type="float">
            <text:p>10.795931</text:p>
          </table:table-cell>
          <table:table-cell office:value-type="float" office:value="2.2718947" calcext:value-type="float">
            <text:p>2.2718947</text:p>
          </table:table-cell>
          <table:table-cell office:value-type="float" office:value="2.920721" calcext:value-type="float">
            <text:p>2.920721</text:p>
          </table:table-cell>
          <table:table-cell office:value-type="float" office:value="16.863141" calcext:value-type="float">
            <text:p>16.863141</text:p>
          </table:table-cell>
          <table:table-cell office:value-type="float" office:value="6.541788" calcext:value-type="float">
            <text:p>6.541788</text:p>
          </table:table-cell>
          <table:table-cell office:value-type="float" office:value="8.862342" calcext:value-type="float">
            <text:p>8.862342</text:p>
          </table:table-cell>
          <table:table-cell office:value-type="float" office:value="168.0134" calcext:value-type="float">
            <text:p>168.0134</text:p>
          </table:table-cell>
          <table:table-cell office:value-type="float" office:value="126.39143" calcext:value-type="float">
            <text:p>126.39143</text:p>
          </table:table-cell>
          <table:table-cell office:value-type="float" office:value="247.328" calcext:value-type="float">
            <text:p>247.328</text:p>
          </table:table-cell>
          <table:table-cell office:value-type="float" office:value="1.99392405" calcext:value-type="float">
            <text:p>1.99392405</text:p>
          </table:table-cell>
          <table:table-cell office:value-type="float" office:value="11.252226" calcext:value-type="float">
            <text:p>11.252226</text:p>
          </table:table-cell>
        </table:table-row>
        <table:table-row table:style-name="ro2">
          <table:table-cell office:value-type="string" calcext:value-type="string">
            <text:p>TCGA-04-1332-01A-01R-1564-13</text:p>
          </table:table-cell>
          <table:table-cell office:value-type="string" calcext:value-type="string">
            <text:p>OV</text:p>
          </table:table-cell>
          <table:table-cell office:value-type="float" office:value="10.0250635" calcext:value-type="float">
            <text:p>10.0250635</text:p>
          </table:table-cell>
          <table:table-cell office:value-type="float" office:value="19.880896" calcext:value-type="float">
            <text:p>19.880896</text:p>
          </table:table-cell>
          <table:table-cell office:value-type="float" office:value="183.7416" calcext:value-type="float">
            <text:p>183.7416</text:p>
          </table:table-cell>
          <table:table-cell office:value-type="float" office:value="4002.9538" calcext:value-type="float">
            <text:p>4002.9538</text:p>
          </table:table-cell>
          <table:table-cell office:value-type="float" office:value="23.86919" calcext:value-type="float">
            <text:p>23.86919</text:p>
          </table:table-cell>
          <table:table-cell office:value-type="float" office:value="96.12338" calcext:value-type="float">
            <text:p>96.12338</text:p>
          </table:table-cell>
          <table:table-cell office:value-type="float" office:value="6.968878" calcext:value-type="float">
            <text:p>6.968878</text:p>
          </table:table-cell>
          <table:table-cell office:value-type="float" office:value="23.591133" calcext:value-type="float">
            <text:p>23.591133</text:p>
          </table:table-cell>
          <table:table-cell office:value-type="float" office:value="21.651824" calcext:value-type="float">
            <text:p>21.651824</text:p>
          </table:table-cell>
          <table:table-cell office:value-type="float" office:value="39.57689" calcext:value-type="float">
            <text:p>39.57689</text:p>
          </table:table-cell>
          <table:table-cell office:value-type="float" office:value="4.661904" calcext:value-type="float">
            <text:p>4.661904</text:p>
          </table:table-cell>
          <table:table-cell office:value-type="float" office:value="66.02237" calcext:value-type="float">
            <text:p>66.02237</text:p>
          </table:table-cell>
          <table:table-cell office:value-type="float" office:value="6.582227" calcext:value-type="float">
            <text:p>6.582227</text:p>
          </table:table-cell>
          <table:table-cell office:value-type="float" office:value="5.0158088" calcext:value-type="float">
            <text:p>5.0158088</text:p>
          </table:table-cell>
          <table:table-cell office:value-type="float" office:value="69.18383" calcext:value-type="float">
            <text:p>69.18383</text:p>
          </table:table-cell>
          <table:table-cell office:value-type="float" office:value="18.437754" calcext:value-type="float">
            <text:p>18.437754</text:p>
          </table:table-cell>
          <table:table-cell office:value-type="float" office:value="3.3970819" calcext:value-type="float">
            <text:p>3.3970819</text:p>
          </table:table-cell>
          <table:table-cell office:value-type="float" office:value="0.35720823" calcext:value-type="float">
            <text:p>0.35720823</text:p>
          </table:table-cell>
          <table:table-cell office:value-type="float" office:value="152.17225" calcext:value-type="float">
            <text:p>152.17225</text:p>
          </table:table-cell>
          <table:table-cell office:value-type="float" office:value="4776.2848" calcext:value-type="float">
            <text:p>4776.2848</text:p>
          </table:table-cell>
          <table:table-cell office:value-type="float" office:value="122.45062" calcext:value-type="float">
            <text:p>122.45062</text:p>
          </table:table-cell>
          <table:table-cell office:value-type="float" office:value="4.199208" calcext:value-type="float">
            <text:p>4.199208</text:p>
          </table:table-cell>
          <table:table-cell office:value-type="float" office:value="0.52465505" calcext:value-type="float">
            <text:p>0.52465505</text:p>
          </table:table-cell>
          <table:table-cell office:value-type="float" office:value="7.239223" calcext:value-type="float">
            <text:p>7.239223</text:p>
          </table:table-cell>
          <table:table-cell office:value-type="float" office:value="8.70400939" calcext:value-type="float">
            <text:p>8.70400939</text:p>
          </table:table-cell>
          <table:table-cell office:value-type="float" office:value="58.949392" calcext:value-type="float">
            <text:p>58.949392</text:p>
          </table:table-cell>
          <table:table-cell office:value-type="float" office:value="5.300364" calcext:value-type="float">
            <text:p>5.300364</text:p>
          </table:table-cell>
          <table:table-cell office:value-type="float" office:value="5.1704486" calcext:value-type="float">
            <text:p>5.1704486</text:p>
          </table:table-cell>
          <table:table-cell office:value-type="float" office:value="3.7347357" calcext:value-type="float">
            <text:p>3.7347357</text:p>
          </table:table-cell>
          <table:table-cell office:value-type="float" office:value="160.78879" calcext:value-type="float">
            <text:p>160.78879</text:p>
          </table:table-cell>
          <table:table-cell office:value-type="float" office:value="3.74604" calcext:value-type="float">
            <text:p>3.74604</text:p>
          </table:table-cell>
          <table:table-cell office:value-type="float" office:value="0.9783021" calcext:value-type="float">
            <text:p>0.9783021</text:p>
          </table:table-cell>
          <table:table-cell office:value-type="float" office:value="19.22417" calcext:value-type="float">
            <text:p>19.22417</text:p>
          </table:table-cell>
          <table:table-cell office:value-type="float" office:value="27.115785" calcext:value-type="float">
            <text:p>27.115785</text:p>
          </table:table-cell>
          <table:table-cell office:value-type="float" office:value="48.881653" calcext:value-type="float">
            <text:p>48.881653</text:p>
          </table:table-cell>
          <table:table-cell office:value-type="float" office:value="160.25153" calcext:value-type="float">
            <text:p>160.25153</text:p>
          </table:table-cell>
          <table:table-cell office:value-type="float" office:value="1.5324385" calcext:value-type="float">
            <text:p>1.5324385</text:p>
          </table:table-cell>
          <table:table-cell office:value-type="float" office:value="6.017597" calcext:value-type="float">
            <text:p>6.017597</text:p>
          </table:table-cell>
          <table:table-cell office:value-type="float" office:value="4.3193937" calcext:value-type="float">
            <text:p>4.3193937</text:p>
          </table:table-cell>
          <table:table-cell office:value-type="float" office:value="2.591297" calcext:value-type="float">
            <text:p>2.591297</text:p>
          </table:table-cell>
          <table:table-cell office:value-type="float" office:value="15.515884" calcext:value-type="float">
            <text:p>15.515884</text:p>
          </table:table-cell>
          <table:table-cell office:value-type="float" office:value="4.314685" calcext:value-type="float">
            <text:p>4.314685</text:p>
          </table:table-cell>
          <table:table-cell office:value-type="float" office:value="7.218377" calcext:value-type="float">
            <text:p>7.218377</text:p>
          </table:table-cell>
          <table:table-cell office:value-type="float" office:value="134.69659" calcext:value-type="float">
            <text:p>134.69659</text:p>
          </table:table-cell>
          <table:table-cell office:value-type="float" office:value="127.95514" calcext:value-type="float">
            <text:p>127.95514</text:p>
          </table:table-cell>
          <table:table-cell office:value-type="float" office:value="240.10636" calcext:value-type="float">
            <text:p>240.10636</text:p>
          </table:table-cell>
          <table:table-cell office:value-type="float" office:value="0.7597367" calcext:value-type="float">
            <text:p>0.7597367</text:p>
          </table:table-cell>
          <table:table-cell office:value-type="float" office:value="2.602128" calcext:value-type="float">
            <text:p>2.602128</text:p>
          </table:table-cell>
        </table:table-row>
        <table:table-row table:style-name="ro2">
          <table:table-cell office:value-type="string" calcext:value-type="string">
            <text:p>TCGA-04-1338-01A-01R-1564-13</text:p>
          </table:table-cell>
          <table:table-cell office:value-type="string" calcext:value-type="string">
            <text:p>OV</text:p>
          </table:table-cell>
          <table:table-cell office:value-type="float" office:value="3.9752498" calcext:value-type="float">
            <text:p>3.9752498</text:p>
          </table:table-cell>
          <table:table-cell office:value-type="float" office:value="9.599363" calcext:value-type="float">
            <text:p>9.599363</text:p>
          </table:table-cell>
          <table:table-cell office:value-type="float" office:value="117.07731" calcext:value-type="float">
            <text:p>117.07731</text:p>
          </table:table-cell>
          <table:table-cell office:value-type="float" office:value="6296.2532" calcext:value-type="float">
            <text:p>6296.2532</text:p>
          </table:table-cell>
          <table:table-cell office:value-type="float" office:value="62.21639" calcext:value-type="float">
            <text:p>62.21639</text:p>
          </table:table-cell>
          <table:table-cell office:value-type="float" office:value="101.16884" calcext:value-type="float">
            <text:p>101.16884</text:p>
          </table:table-cell>
          <table:table-cell office:value-type="float" office:value="5.4094" calcext:value-type="float">
            <text:p>5.4094</text:p>
          </table:table-cell>
          <table:table-cell office:value-type="float" office:value="14.217688" calcext:value-type="float">
            <text:p>14.217688</text:p>
          </table:table-cell>
          <table:table-cell office:value-type="float" office:value="24.503596" calcext:value-type="float">
            <text:p>24.503596</text:p>
          </table:table-cell>
          <table:table-cell office:value-type="float" office:value="98.1542" calcext:value-type="float">
            <text:p>98.1542</text:p>
          </table:table-cell>
          <table:table-cell office:value-type="float" office:value="8.133154" calcext:value-type="float">
            <text:p>8.133154</text:p>
          </table:table-cell>
          <table:table-cell office:value-type="float" office:value="52.63836" calcext:value-type="float">
            <text:p>52.63836</text:p>
          </table:table-cell>
          <table:table-cell office:value-type="float" office:value="6.574447" calcext:value-type="float">
            <text:p>6.574447</text:p>
          </table:table-cell>
          <table:table-cell office:value-type="float" office:value="5.5551633" calcext:value-type="float">
            <text:p>5.5551633</text:p>
          </table:table-cell>
          <table:table-cell office:value-type="float" office:value="32.30605" calcext:value-type="float">
            <text:p>32.30605</text:p>
          </table:table-cell>
          <table:table-cell office:value-type="float" office:value="17.312818" calcext:value-type="float">
            <text:p>17.312818</text:p>
          </table:table-cell>
          <table:table-cell office:value-type="float" office:value="8.3897352" calcext:value-type="float">
            <text:p>8.3897352</text:p>
          </table:table-cell>
          <table:table-cell office:value-type="float" office:value="0.47316163" calcext:value-type="float">
            <text:p>0.47316163</text:p>
          </table:table-cell>
          <table:table-cell office:value-type="float" office:value="29.77447" calcext:value-type="float">
            <text:p>29.77447</text:p>
          </table:table-cell>
          <table:table-cell office:value-type="float" office:value="2662.8109" calcext:value-type="float">
            <text:p>2662.8109</text:p>
          </table:table-cell>
          <table:table-cell office:value-type="float" office:value="61.41254" calcext:value-type="float">
            <text:p>61.41254</text:p>
          </table:table-cell>
          <table:table-cell office:value-type="float" office:value="2.486222" calcext:value-type="float">
            <text:p>2.486222</text:p>
          </table:table-cell>
          <table:table-cell office:value-type="float" office:value="0.37579951" calcext:value-type="float">
            <text:p>0.37579951</text:p>
          </table:table-cell>
          <table:table-cell office:value-type="float" office:value="5.464369" calcext:value-type="float">
            <text:p>5.464369</text:p>
          </table:table-cell>
          <table:table-cell office:value-type="float" office:value="0.95909936" calcext:value-type="float">
            <text:p>0.95909936</text:p>
          </table:table-cell>
          <table:table-cell office:value-type="float" office:value="44.522066" calcext:value-type="float">
            <text:p>44.522066</text:p>
          </table:table-cell>
          <table:table-cell office:value-type="float" office:value="2.92459" calcext:value-type="float">
            <text:p>2.92459</text:p>
          </table:table-cell>
          <table:table-cell office:value-type="float" office:value="5.3857318" calcext:value-type="float">
            <text:p>5.3857318</text:p>
          </table:table-cell>
          <table:table-cell office:value-type="float" office:value="5.9220327" calcext:value-type="float">
            <text:p>5.9220327</text:p>
          </table:table-cell>
          <table:table-cell office:value-type="float" office:value="329.37257" calcext:value-type="float">
            <text:p>329.37257</text:p>
          </table:table-cell>
          <table:table-cell office:value-type="float" office:value="8.215914" calcext:value-type="float">
            <text:p>8.215914</text:p>
          </table:table-cell>
          <table:table-cell office:value-type="float" office:value="1.7037932" calcext:value-type="float">
            <text:p>1.7037932</text:p>
          </table:table-cell>
          <table:table-cell office:value-type="float" office:value="36.89443" calcext:value-type="float">
            <text:p>36.89443</text:p>
          </table:table-cell>
          <table:table-cell office:value-type="float" office:value="30.625316" calcext:value-type="float">
            <text:p>30.625316</text:p>
          </table:table-cell>
          <table:table-cell office:value-type="float" office:value="14.30736" calcext:value-type="float">
            <text:p>14.30736</text:p>
          </table:table-cell>
          <table:table-cell office:value-type="float" office:value="171.70785" calcext:value-type="float">
            <text:p>171.70785</text:p>
          </table:table-cell>
          <table:table-cell office:value-type="float" office:value="1.9080883" calcext:value-type="float">
            <text:p>1.9080883</text:p>
          </table:table-cell>
          <table:table-cell office:value-type="float" office:value="7.873762" calcext:value-type="float">
            <text:p>7.873762</text:p>
          </table:table-cell>
          <table:table-cell office:value-type="float" office:value="4.1077179" calcext:value-type="float">
            <text:p>4.1077179</text:p>
          </table:table-cell>
          <table:table-cell office:value-type="float" office:value="2.241626" calcext:value-type="float">
            <text:p>2.241626</text:p>
          </table:table-cell>
          <table:table-cell office:value-type="float" office:value="8.957299" calcext:value-type="float">
            <text:p>8.957299</text:p>
          </table:table-cell>
          <table:table-cell office:value-type="float" office:value="6.590687" calcext:value-type="float">
            <text:p>6.590687</text:p>
          </table:table-cell>
          <table:table-cell office:value-type="float" office:value="12.835426" calcext:value-type="float">
            <text:p>12.835426</text:p>
          </table:table-cell>
          <table:table-cell office:value-type="float" office:value="220.80042" calcext:value-type="float">
            <text:p>220.80042</text:p>
          </table:table-cell>
          <table:table-cell office:value-type="float" office:value="117.0347" calcext:value-type="float">
            <text:p>117.0347</text:p>
          </table:table-cell>
          <table:table-cell office:value-type="float" office:value="109.36384" calcext:value-type="float">
            <text:p>109.36384</text:p>
          </table:table-cell>
          <table:table-cell office:value-type="float" office:value="0.45753749" calcext:value-type="float">
            <text:p>0.45753749</text:p>
          </table:table-cell>
          <table:table-cell office:value-type="float" office:value="20.271617" calcext:value-type="float">
            <text:p>20.271617</text:p>
          </table:table-cell>
        </table:table-row>
        <table:table-row table:style-name="ro2">
          <table:table-cell office:value-type="string" calcext:value-type="string">
            <text:p>TCGA-04-1341-01A-01R-1564-13</text:p>
          </table:table-cell>
          <table:table-cell office:value-type="string" calcext:value-type="string">
            <text:p>OV</text:p>
          </table:table-cell>
          <table:table-cell office:value-type="float" office:value="7.0563348" calcext:value-type="float">
            <text:p>7.0563348</text:p>
          </table:table-cell>
          <table:table-cell office:value-type="float" office:value="8.433209" calcext:value-type="float">
            <text:p>8.433209</text:p>
          </table:table-cell>
          <table:table-cell office:value-type="float" office:value="107.67916" calcext:value-type="float">
            <text:p>107.67916</text:p>
          </table:table-cell>
          <table:table-cell office:value-type="float" office:value="3771.6959" calcext:value-type="float">
            <text:p>3771.6959</text:p>
          </table:table-cell>
          <table:table-cell office:value-type="float" office:value="46.43608" calcext:value-type="float">
            <text:p>46.43608</text:p>
          </table:table-cell>
          <table:table-cell office:value-type="float" office:value="99.54291" calcext:value-type="float">
            <text:p>99.54291</text:p>
          </table:table-cell>
          <table:table-cell office:value-type="float" office:value="8.488298" calcext:value-type="float">
            <text:p>8.488298</text:p>
          </table:table-cell>
          <table:table-cell office:value-type="float" office:value="19.440226" calcext:value-type="float">
            <text:p>19.440226</text:p>
          </table:table-cell>
          <table:table-cell office:value-type="float" office:value="10.160835" calcext:value-type="float">
            <text:p>10.160835</text:p>
          </table:table-cell>
          <table:table-cell office:value-type="float" office:value="60.29899" calcext:value-type="float">
            <text:p>60.29899</text:p>
          </table:table-cell>
          <table:table-cell office:value-type="float" office:value="6.169853" calcext:value-type="float">
            <text:p>6.169853</text:p>
          </table:table-cell>
          <table:table-cell office:value-type="float" office:value="104.18237" calcext:value-type="float">
            <text:p>104.18237</text:p>
          </table:table-cell>
          <table:table-cell office:value-type="float" office:value="9.525213" calcext:value-type="float">
            <text:p>9.525213</text:p>
          </table:table-cell>
          <table:table-cell office:value-type="float" office:value="9.4775241" calcext:value-type="float">
            <text:p>9.4775241</text:p>
          </table:table-cell>
          <table:table-cell office:value-type="float" office:value="54.31491" calcext:value-type="float">
            <text:p>54.31491</text:p>
          </table:table-cell>
          <table:table-cell office:value-type="float" office:value="6.144884" calcext:value-type="float">
            <text:p>6.144884</text:p>
          </table:table-cell>
          <table:table-cell office:value-type="float" office:value="4.5555629" calcext:value-type="float">
            <text:p>4.5555629</text:p>
          </table:table-cell>
          <table:table-cell office:value-type="float" office:value="0.12833417" calcext:value-type="float">
            <text:p>0.12833417</text:p>
          </table:table-cell>
          <table:table-cell office:value-type="float" office:value="98.10509" calcext:value-type="float">
            <text:p>98.10509</text:p>
          </table:table-cell>
          <table:table-cell office:value-type="float" office:value="7770.1869" calcext:value-type="float">
            <text:p>7770.1869</text:p>
          </table:table-cell>
          <table:table-cell office:value-type="float" office:value="154.74304" calcext:value-type="float">
            <text:p>154.74304</text:p>
          </table:table-cell>
          <table:table-cell office:value-type="float" office:value="4.816698" calcext:value-type="float">
            <text:p>4.816698</text:p>
          </table:table-cell>
          <table:table-cell office:value-type="float" office:value="0.23062586" calcext:value-type="float">
            <text:p>0.23062586</text:p>
          </table:table-cell>
          <table:table-cell office:value-type="float" office:value="7.583048" calcext:value-type="float">
            <text:p>7.583048</text:p>
          </table:table-cell>
          <table:table-cell office:value-type="float" office:value="2.60042049" calcext:value-type="float">
            <text:p>2.60042049</text:p>
          </table:table-cell>
          <table:table-cell office:value-type="float" office:value="24.955039" calcext:value-type="float">
            <text:p>24.955039</text:p>
          </table:table-cell>
          <table:table-cell office:value-type="float" office:value="3.639552" calcext:value-type="float">
            <text:p>3.639552</text:p>
          </table:table-cell>
          <table:table-cell office:value-type="float" office:value="7.5618798" calcext:value-type="float">
            <text:p>7.5618798</text:p>
          </table:table-cell>
          <table:table-cell office:value-type="float" office:value="13.8563804" calcext:value-type="float">
            <text:p>13.8563804</text:p>
          </table:table-cell>
          <table:table-cell office:value-type="float" office:value="250.27507" calcext:value-type="float">
            <text:p>250.27507</text:p>
          </table:table-cell>
          <table:table-cell office:value-type="float" office:value="7.413511" calcext:value-type="float">
            <text:p>7.413511</text:p>
          </table:table-cell>
          <table:table-cell office:value-type="float" office:value="0.9402944" calcext:value-type="float">
            <text:p>0.9402944</text:p>
          </table:table-cell>
          <table:table-cell office:value-type="float" office:value="27.87761" calcext:value-type="float">
            <text:p>27.87761</text:p>
          </table:table-cell>
          <table:table-cell office:value-type="float" office:value="76.794823" calcext:value-type="float">
            <text:p>76.794823</text:p>
          </table:table-cell>
          <table:table-cell office:value-type="float" office:value="15.817561" calcext:value-type="float">
            <text:p>15.817561</text:p>
          </table:table-cell>
          <table:table-cell office:value-type="float" office:value="268.37167" calcext:value-type="float">
            <text:p>268.37167</text:p>
          </table:table-cell>
          <table:table-cell office:value-type="float" office:value="1.6283271" calcext:value-type="float">
            <text:p>1.6283271</text:p>
          </table:table-cell>
          <table:table-cell office:value-type="float" office:value="6.403938" calcext:value-type="float">
            <text:p>6.403938</text:p>
          </table:table-cell>
          <table:table-cell office:value-type="float" office:value="1.1883162" calcext:value-type="float">
            <text:p>1.1883162</text:p>
          </table:table-cell>
          <table:table-cell office:value-type="float" office:value="3.454166" calcext:value-type="float">
            <text:p>3.454166</text:p>
          </table:table-cell>
          <table:table-cell office:value-type="float" office:value="16.954846" calcext:value-type="float">
            <text:p>16.954846</text:p>
          </table:table-cell>
          <table:table-cell office:value-type="float" office:value="2.814163" calcext:value-type="float">
            <text:p>2.814163</text:p>
          </table:table-cell>
          <table:table-cell office:value-type="float" office:value="6.696589" calcext:value-type="float">
            <text:p>6.696589</text:p>
          </table:table-cell>
          <table:table-cell office:value-type="float" office:value="213.56866" calcext:value-type="float">
            <text:p>213.56866</text:p>
          </table:table-cell>
          <table:table-cell office:value-type="float" office:value="186.14629" calcext:value-type="float">
            <text:p>186.14629</text:p>
          </table:table-cell>
          <table:table-cell office:value-type="float" office:value="180.16859" calcext:value-type="float">
            <text:p>180.16859</text:p>
          </table:table-cell>
          <table:table-cell office:value-type="float" office:value="0.25465615" calcext:value-type="float">
            <text:p>0.25465615</text:p>
          </table:table-cell>
          <table:table-cell office:value-type="float" office:value="3.542544" calcext:value-type="float">
            <text:p>3.542544</text:p>
          </table:table-cell>
        </table:table-row>
        <table:table-row table:style-name="ro2">
          <table:table-cell office:value-type="string" calcext:value-type="string">
            <text:p>TCGA-04-1343-01A-01R-1564-13</text:p>
          </table:table-cell>
          <table:table-cell office:value-type="string" calcext:value-type="string">
            <text:p>OV</text:p>
          </table:table-cell>
          <table:table-cell office:value-type="float" office:value="6.4438897" calcext:value-type="float">
            <text:p>6.4438897</text:p>
          </table:table-cell>
          <table:table-cell office:value-type="float" office:value="8.578986" calcext:value-type="float">
            <text:p>8.578986</text:p>
          </table:table-cell>
          <table:table-cell office:value-type="float" office:value="168.0209" calcext:value-type="float">
            <text:p>168.0209</text:p>
          </table:table-cell>
          <table:table-cell office:value-type="float" office:value="4631.4795" calcext:value-type="float">
            <text:p>4631.4795</text:p>
          </table:table-cell>
          <table:table-cell office:value-type="float" office:value="92.53481" calcext:value-type="float">
            <text:p>92.53481</text:p>
          </table:table-cell>
          <table:table-cell office:value-type="float" office:value="90.61505" calcext:value-type="float">
            <text:p>90.61505</text:p>
          </table:table-cell>
          <table:table-cell office:value-type="float" office:value="19.282211" calcext:value-type="float">
            <text:p>19.282211</text:p>
          </table:table-cell>
          <table:table-cell office:value-type="float" office:value="17.916565" calcext:value-type="float">
            <text:p>17.916565</text:p>
          </table:table-cell>
          <table:table-cell office:value-type="float" office:value="23.953218" calcext:value-type="float">
            <text:p>23.953218</text:p>
          </table:table-cell>
          <table:table-cell office:value-type="float" office:value="94.16899" calcext:value-type="float">
            <text:p>94.16899</text:p>
          </table:table-cell>
          <table:table-cell office:value-type="float" office:value="4.759017" calcext:value-type="float">
            <text:p>4.759017</text:p>
          </table:table-cell>
          <table:table-cell office:value-type="float" office:value="134.83112" calcext:value-type="float">
            <text:p>134.83112</text:p>
          </table:table-cell>
          <table:table-cell office:value-type="float" office:value="15.073589" calcext:value-type="float">
            <text:p>15.073589</text:p>
          </table:table-cell>
          <table:table-cell office:value-type="float" office:value="6.3944304" calcext:value-type="float">
            <text:p>6.3944304</text:p>
          </table:table-cell>
          <table:table-cell office:value-type="float" office:value="52.56004" calcext:value-type="float">
            <text:p>52.56004</text:p>
          </table:table-cell>
          <table:table-cell office:value-type="float" office:value="6.968285" calcext:value-type="float">
            <text:p>6.968285</text:p>
          </table:table-cell>
          <table:table-cell office:value-type="float" office:value="5.1200158" calcext:value-type="float">
            <text:p>5.1200158</text:p>
          </table:table-cell>
          <table:table-cell office:value-type="float" office:value="0.25057694" calcext:value-type="float">
            <text:p>0.25057694</text:p>
          </table:table-cell>
          <table:table-cell office:value-type="float" office:value="74.64269" calcext:value-type="float">
            <text:p>74.64269</text:p>
          </table:table-cell>
          <table:table-cell office:value-type="float" office:value="1743.5121" calcext:value-type="float">
            <text:p>1743.5121</text:p>
          </table:table-cell>
          <table:table-cell office:value-type="float" office:value="137.39047" calcext:value-type="float">
            <text:p>137.39047</text:p>
          </table:table-cell>
          <table:table-cell office:value-type="float" office:value="7.753889" calcext:value-type="float">
            <text:p>7.753889</text:p>
          </table:table-cell>
          <table:table-cell office:value-type="float" office:value="0.30226628" calcext:value-type="float">
            <text:p>0.30226628</text:p>
          </table:table-cell>
          <table:table-cell office:value-type="float" office:value="5.374563" calcext:value-type="float">
            <text:p>5.374563</text:p>
          </table:table-cell>
          <table:table-cell office:value-type="float" office:value="0.90971644" calcext:value-type="float">
            <text:p>0.90971644</text:p>
          </table:table-cell>
          <table:table-cell office:value-type="float" office:value="31.298108" calcext:value-type="float">
            <text:p>31.298108</text:p>
          </table:table-cell>
          <table:table-cell office:value-type="float" office:value="4.495775" calcext:value-type="float">
            <text:p>4.495775</text:p>
          </table:table-cell>
          <table:table-cell office:value-type="float" office:value="3.4959219" calcext:value-type="float">
            <text:p>3.4959219</text:p>
          </table:table-cell>
          <table:table-cell office:value-type="float" office:value="1.0612162" calcext:value-type="float">
            <text:p>1.0612162</text:p>
          </table:table-cell>
          <table:table-cell office:value-type="float" office:value="242.14167" calcext:value-type="float">
            <text:p>242.14167</text:p>
          </table:table-cell>
          <table:table-cell office:value-type="float" office:value="4.9827" calcext:value-type="float">
            <text:p>4.9827</text:p>
          </table:table-cell>
          <table:table-cell office:value-type="float" office:value="1.3243828" calcext:value-type="float">
            <text:p>1.3243828</text:p>
          </table:table-cell>
          <table:table-cell office:value-type="float" office:value="19.65371" calcext:value-type="float">
            <text:p>19.65371</text:p>
          </table:table-cell>
          <table:table-cell office:value-type="float" office:value="35.347835" calcext:value-type="float">
            <text:p>35.347835</text:p>
          </table:table-cell>
          <table:table-cell office:value-type="float" office:value="19.35003" calcext:value-type="float">
            <text:p>19.35003</text:p>
          </table:table-cell>
          <table:table-cell office:value-type="float" office:value="185.12289" calcext:value-type="float">
            <text:p>185.12289</text:p>
          </table:table-cell>
          <table:table-cell office:value-type="float" office:value="2.1686266" calcext:value-type="float">
            <text:p>2.1686266</text:p>
          </table:table-cell>
          <table:table-cell office:value-type="float" office:value="4.723525" calcext:value-type="float">
            <text:p>4.723525</text:p>
          </table:table-cell>
          <table:table-cell office:value-type="float" office:value="3.2004899" calcext:value-type="float">
            <text:p>3.2004899</text:p>
          </table:table-cell>
          <table:table-cell office:value-type="float" office:value="5.117129" calcext:value-type="float">
            <text:p>5.117129</text:p>
          </table:table-cell>
          <table:table-cell office:value-type="float" office:value="15.180013" calcext:value-type="float">
            <text:p>15.180013</text:p>
          </table:table-cell>
          <table:table-cell office:value-type="float" office:value="3.144448" calcext:value-type="float">
            <text:p>3.144448</text:p>
          </table:table-cell>
          <table:table-cell office:value-type="float" office:value="6.97806" calcext:value-type="float">
            <text:p>6.97806</text:p>
          </table:table-cell>
          <table:table-cell office:value-type="float" office:value="161.7668" calcext:value-type="float">
            <text:p>161.7668</text:p>
          </table:table-cell>
          <table:table-cell office:value-type="float" office:value="127.93404" calcext:value-type="float">
            <text:p>127.93404</text:p>
          </table:table-cell>
          <table:table-cell office:value-type="float" office:value="173.46155" calcext:value-type="float">
            <text:p>173.46155</text:p>
          </table:table-cell>
          <table:table-cell office:value-type="float" office:value="0.40683034" calcext:value-type="float">
            <text:p>0.40683034</text:p>
          </table:table-cell>
          <table:table-cell office:value-type="float" office:value="4.224079" calcext:value-type="float">
            <text:p>4.224079</text:p>
          </table:table-cell>
        </table:table-row>
        <table:table-row table:style-name="ro2">
          <table:table-cell office:value-type="string" calcext:value-type="string">
            <text:p>TCGA-04-1347-01A-01R-1564-13</text:p>
          </table:table-cell>
          <table:table-cell office:value-type="string" calcext:value-type="string">
            <text:p>OV</text:p>
          </table:table-cell>
          <table:table-cell office:value-type="float" office:value="6.7750411" calcext:value-type="float">
            <text:p>6.7750411</text:p>
          </table:table-cell>
          <table:table-cell office:value-type="float" office:value="8.626473" calcext:value-type="float">
            <text:p>8.626473</text:p>
          </table:table-cell>
          <table:table-cell office:value-type="float" office:value="195.28393" calcext:value-type="float">
            <text:p>195.28393</text:p>
          </table:table-cell>
          <table:table-cell office:value-type="float" office:value="2067.2929" calcext:value-type="float">
            <text:p>2067.2929</text:p>
          </table:table-cell>
          <table:table-cell office:value-type="float" office:value="114.251" calcext:value-type="float">
            <text:p>114.251</text:p>
          </table:table-cell>
          <table:table-cell office:value-type="float" office:value="108.73447" calcext:value-type="float">
            <text:p>108.73447</text:p>
          </table:table-cell>
          <table:table-cell office:value-type="float" office:value="14.416467" calcext:value-type="float">
            <text:p>14.416467</text:p>
          </table:table-cell>
          <table:table-cell office:value-type="float" office:value="12.663416" calcext:value-type="float">
            <text:p>12.663416</text:p>
          </table:table-cell>
          <table:table-cell office:value-type="float" office:value="21.858423" calcext:value-type="float">
            <text:p>21.858423</text:p>
          </table:table-cell>
          <table:table-cell office:value-type="float" office:value="71.39672" calcext:value-type="float">
            <text:p>71.39672</text:p>
          </table:table-cell>
          <table:table-cell office:value-type="float" office:value="7.47276" calcext:value-type="float">
            <text:p>7.47276</text:p>
          </table:table-cell>
          <table:table-cell office:value-type="float" office:value="190.3227" calcext:value-type="float">
            <text:p>190.3227</text:p>
          </table:table-cell>
          <table:table-cell office:value-type="float" office:value="7.091892" calcext:value-type="float">
            <text:p>7.091892</text:p>
          </table:table-cell>
          <table:table-cell office:value-type="float" office:value="18.7156937" calcext:value-type="float">
            <text:p>18.7156937</text:p>
          </table:table-cell>
          <table:table-cell office:value-type="float" office:value="37.80545" calcext:value-type="float">
            <text:p>37.80545</text:p>
          </table:table-cell>
          <table:table-cell office:value-type="float" office:value="8.137136" calcext:value-type="float">
            <text:p>8.137136</text:p>
          </table:table-cell>
          <table:table-cell office:value-type="float" office:value="1.7554354" calcext:value-type="float">
            <text:p>1.7554354</text:p>
          </table:table-cell>
          <table:table-cell office:value-type="float" office:value="0.27528547" calcext:value-type="float">
            <text:p>0.27528547</text:p>
          </table:table-cell>
          <table:table-cell office:value-type="float" office:value="33.43733" calcext:value-type="float">
            <text:p>33.43733</text:p>
          </table:table-cell>
          <table:table-cell office:value-type="float" office:value="3452.9588" calcext:value-type="float">
            <text:p>3452.9588</text:p>
          </table:table-cell>
          <table:table-cell office:value-type="float" office:value="128.94089" calcext:value-type="float">
            <text:p>128.94089</text:p>
          </table:table-cell>
          <table:table-cell office:value-type="float" office:value="7.913136" calcext:value-type="float">
            <text:p>7.913136</text:p>
          </table:table-cell>
          <table:table-cell office:value-type="float" office:value="0.25903269" calcext:value-type="float">
            <text:p>0.25903269</text:p>
          </table:table-cell>
          <table:table-cell office:value-type="float" office:value="7.855266" calcext:value-type="float">
            <text:p>7.855266</text:p>
          </table:table-cell>
          <table:table-cell office:value-type="float" office:value="2.06591281" calcext:value-type="float">
            <text:p>2.06591281</text:p>
          </table:table-cell>
          <table:table-cell office:value-type="float" office:value="35.166817" calcext:value-type="float">
            <text:p>35.166817</text:p>
          </table:table-cell>
          <table:table-cell office:value-type="float" office:value="2.484007" calcext:value-type="float">
            <text:p>2.484007</text:p>
          </table:table-cell>
          <table:table-cell office:value-type="float" office:value="2.8532972" calcext:value-type="float">
            <text:p>2.8532972</text:p>
          </table:table-cell>
          <table:table-cell office:value-type="float" office:value="1.4759167" calcext:value-type="float">
            <text:p>1.4759167</text:p>
          </table:table-cell>
          <table:table-cell office:value-type="float" office:value="197.30082" calcext:value-type="float">
            <text:p>197.30082</text:p>
          </table:table-cell>
          <table:table-cell office:value-type="float" office:value="5.158635" calcext:value-type="float">
            <text:p>5.158635</text:p>
          </table:table-cell>
          <table:table-cell office:value-type="float" office:value="1.7428925" calcext:value-type="float">
            <text:p>1.7428925</text:p>
          </table:table-cell>
          <table:table-cell office:value-type="float" office:value="23.96513" calcext:value-type="float">
            <text:p>23.96513</text:p>
          </table:table-cell>
          <table:table-cell office:value-type="float" office:value="24.068481" calcext:value-type="float">
            <text:p>24.068481</text:p>
          </table:table-cell>
          <table:table-cell office:value-type="float" office:value="16.895569" calcext:value-type="float">
            <text:p>16.895569</text:p>
          </table:table-cell>
          <table:table-cell office:value-type="float" office:value="279.79898" calcext:value-type="float">
            <text:p>279.79898</text:p>
          </table:table-cell>
          <table:table-cell office:value-type="float" office:value="1.565404" calcext:value-type="float">
            <text:p>1.565404</text:p>
          </table:table-cell>
          <table:table-cell office:value-type="float" office:value="6.33486" calcext:value-type="float">
            <text:p>6.33486</text:p>
          </table:table-cell>
          <table:table-cell office:value-type="float" office:value="2.4765004" calcext:value-type="float">
            <text:p>2.4765004</text:p>
          </table:table-cell>
          <table:table-cell office:value-type="float" office:value="2.733879" calcext:value-type="float">
            <text:p>2.733879</text:p>
          </table:table-cell>
          <table:table-cell office:value-type="float" office:value="7.513584" calcext:value-type="float">
            <text:p>7.513584</text:p>
          </table:table-cell>
          <table:table-cell office:value-type="float" office:value="2.620325" calcext:value-type="float">
            <text:p>2.620325</text:p>
          </table:table-cell>
          <table:table-cell office:value-type="float" office:value="7.131927" calcext:value-type="float">
            <text:p>7.131927</text:p>
          </table:table-cell>
          <table:table-cell office:value-type="float" office:value="269.4647" calcext:value-type="float">
            <text:p>269.4647</text:p>
          </table:table-cell>
          <table:table-cell office:value-type="float" office:value="217.2855" calcext:value-type="float">
            <text:p>217.2855</text:p>
          </table:table-cell>
          <table:table-cell office:value-type="float" office:value="147.93983" calcext:value-type="float">
            <text:p>147.93983</text:p>
          </table:table-cell>
          <table:table-cell office:value-type="float" office:value="0.22017424" calcext:value-type="float">
            <text:p>0.22017424</text:p>
          </table:table-cell>
          <table:table-cell office:value-type="float" office:value="2.366102" calcext:value-type="float">
            <text:p>2.366102</text:p>
          </table:table-cell>
        </table:table-row>
        <table:table-row table:style-name="ro2">
          <table:table-cell office:value-type="string" calcext:value-type="string">
            <text:p>TCGA-04-1348-01A-01R-1565-13</text:p>
          </table:table-cell>
          <table:table-cell office:value-type="string" calcext:value-type="string">
            <text:p>OV</text:p>
          </table:table-cell>
          <table:table-cell office:value-type="float" office:value="8.441305" calcext:value-type="float">
            <text:p>8.441305</text:p>
          </table:table-cell>
          <table:table-cell office:value-type="float" office:value="5.352736" calcext:value-type="float">
            <text:p>5.352736</text:p>
          </table:table-cell>
          <table:table-cell office:value-type="float" office:value="91.10859" calcext:value-type="float">
            <text:p>91.10859</text:p>
          </table:table-cell>
          <table:table-cell office:value-type="float" office:value="3598.0545" calcext:value-type="float">
            <text:p>3598.0545</text:p>
          </table:table-cell>
          <table:table-cell office:value-type="float" office:value="93.53014" calcext:value-type="float">
            <text:p>93.53014</text:p>
          </table:table-cell>
          <table:table-cell office:value-type="float" office:value="95.97268" calcext:value-type="float">
            <text:p>95.97268</text:p>
          </table:table-cell>
          <table:table-cell office:value-type="float" office:value="7.282731" calcext:value-type="float">
            <text:p>7.282731</text:p>
          </table:table-cell>
          <table:table-cell office:value-type="float" office:value="18.056227" calcext:value-type="float">
            <text:p>18.056227</text:p>
          </table:table-cell>
          <table:table-cell office:value-type="float" office:value="17.821905" calcext:value-type="float">
            <text:p>17.821905</text:p>
          </table:table-cell>
          <table:table-cell office:value-type="float" office:value="114.48115" calcext:value-type="float">
            <text:p>114.48115</text:p>
          </table:table-cell>
          <table:table-cell office:value-type="float" office:value="4.934127" calcext:value-type="float">
            <text:p>4.934127</text:p>
          </table:table-cell>
          <table:table-cell office:value-type="float" office:value="78.45326" calcext:value-type="float">
            <text:p>78.45326</text:p>
          </table:table-cell>
          <table:table-cell office:value-type="float" office:value="10.769113" calcext:value-type="float">
            <text:p>10.769113</text:p>
          </table:table-cell>
          <table:table-cell office:value-type="float" office:value="3.5902976" calcext:value-type="float">
            <text:p>3.5902976</text:p>
          </table:table-cell>
          <table:table-cell office:value-type="float" office:value="57.30204" calcext:value-type="float">
            <text:p>57.30204</text:p>
          </table:table-cell>
          <table:table-cell office:value-type="float" office:value="7.57778" calcext:value-type="float">
            <text:p>7.57778</text:p>
          </table:table-cell>
          <table:table-cell office:value-type="float" office:value="5.667237" calcext:value-type="float">
            <text:p>5.667237</text:p>
          </table:table-cell>
          <table:table-cell office:value-type="float" office:value="0.30439002" calcext:value-type="float">
            <text:p>0.30439002</text:p>
          </table:table-cell>
          <table:table-cell office:value-type="float" office:value="47.82274" calcext:value-type="float">
            <text:p>47.82274</text:p>
          </table:table-cell>
          <table:table-cell office:value-type="float" office:value="2490.3399" calcext:value-type="float">
            <text:p>2490.3399</text:p>
          </table:table-cell>
          <table:table-cell office:value-type="float" office:value="127.65522" calcext:value-type="float">
            <text:p>127.65522</text:p>
          </table:table-cell>
          <table:table-cell office:value-type="float" office:value="4.23253" calcext:value-type="float">
            <text:p>4.23253</text:p>
          </table:table-cell>
          <table:table-cell office:value-type="float" office:value="0.61348263" calcext:value-type="float">
            <text:p>0.61348263</text:p>
          </table:table-cell>
          <table:table-cell office:value-type="float" office:value="6.978598" calcext:value-type="float">
            <text:p>6.978598</text:p>
          </table:table-cell>
          <table:table-cell office:value-type="float" office:value="2.27570533" calcext:value-type="float">
            <text:p>2.27570533</text:p>
          </table:table-cell>
          <table:table-cell office:value-type="float" office:value="41.853343" calcext:value-type="float">
            <text:p>41.853343</text:p>
          </table:table-cell>
          <table:table-cell office:value-type="float" office:value="1.0446" calcext:value-type="float">
            <text:p>1.0446</text:p>
          </table:table-cell>
          <table:table-cell office:value-type="float" office:value="3.6627699" calcext:value-type="float">
            <text:p>3.6627699</text:p>
          </table:table-cell>
          <table:table-cell office:value-type="float" office:value="1.1190811" calcext:value-type="float">
            <text:p>1.1190811</text:p>
          </table:table-cell>
          <table:table-cell office:value-type="float" office:value="253.1067" calcext:value-type="float">
            <text:p>253.1067</text:p>
          </table:table-cell>
          <table:table-cell office:value-type="float" office:value="7.218825" calcext:value-type="float">
            <text:p>7.218825</text:p>
          </table:table-cell>
          <table:table-cell office:value-type="float" office:value="1.0074356" calcext:value-type="float">
            <text:p>1.0074356</text:p>
          </table:table-cell>
          <table:table-cell office:value-type="float" office:value="16.26395" calcext:value-type="float">
            <text:p>16.26395</text:p>
          </table:table-cell>
          <table:table-cell office:value-type="float" office:value="428.893893" calcext:value-type="float">
            <text:p>428.893893</text:p>
          </table:table-cell>
          <table:table-cell office:value-type="float" office:value="14.958178" calcext:value-type="float">
            <text:p>14.958178</text:p>
          </table:table-cell>
          <table:table-cell office:value-type="float" office:value="220.11401" calcext:value-type="float">
            <text:p>220.11401</text:p>
          </table:table-cell>
          <table:table-cell office:value-type="float" office:value="1.8104952" calcext:value-type="float">
            <text:p>1.8104952</text:p>
          </table:table-cell>
          <table:table-cell office:value-type="float" office:value="7.712902" calcext:value-type="float">
            <text:p>7.712902</text:p>
          </table:table-cell>
          <table:table-cell office:value-type="float" office:value="1.9565034" calcext:value-type="float">
            <text:p>1.9565034</text:p>
          </table:table-cell>
          <table:table-cell office:value-type="float" office:value="3.579733" calcext:value-type="float">
            <text:p>3.579733</text:p>
          </table:table-cell>
          <table:table-cell office:value-type="float" office:value="14.666975" calcext:value-type="float">
            <text:p>14.666975</text:p>
          </table:table-cell>
          <table:table-cell office:value-type="float" office:value="3.753022" calcext:value-type="float">
            <text:p>3.753022</text:p>
          </table:table-cell>
          <table:table-cell office:value-type="float" office:value="4.199016" calcext:value-type="float">
            <text:p>4.199016</text:p>
          </table:table-cell>
          <table:table-cell office:value-type="float" office:value="139.45136" calcext:value-type="float">
            <text:p>139.45136</text:p>
          </table:table-cell>
          <table:table-cell office:value-type="float" office:value="153.04349" calcext:value-type="float">
            <text:p>153.04349</text:p>
          </table:table-cell>
          <table:table-cell office:value-type="float" office:value="178.93615" calcext:value-type="float">
            <text:p>178.93615</text:p>
          </table:table-cell>
          <table:table-cell office:value-type="float" office:value="1.16665446" calcext:value-type="float">
            <text:p>1.16665446</text:p>
          </table:table-cell>
          <table:table-cell office:value-type="float" office:value="10.845813" calcext:value-type="float">
            <text:p>10.845813</text:p>
          </table:table-cell>
        </table:table-row>
        <table:table-row table:style-name="ro2">
          <table:table-cell office:value-type="string" calcext:value-type="string">
            <text:p>TCGA-04-1350-01A-01R-1565-13</text:p>
          </table:table-cell>
          <table:table-cell office:value-type="string" calcext:value-type="string">
            <text:p>OV</text:p>
          </table:table-cell>
          <table:table-cell office:value-type="float" office:value="1.8731871" calcext:value-type="float">
            <text:p>1.8731871</text:p>
          </table:table-cell>
          <table:table-cell office:value-type="float" office:value="7.370824" calcext:value-type="float">
            <text:p>7.370824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2864.1723" calcext:value-type="float">
            <text:p>2864.1723</text:p>
          </table:table-cell>
          <table:table-cell office:value-type="float" office:value="36.2291" calcext:value-type="float">
            <text:p>36.2291</text:p>
          </table:table-cell>
          <table:table-cell office:value-type="float" office:value="72.72812" calcext:value-type="float">
            <text:p>72.72812</text:p>
          </table:table-cell>
          <table:table-cell office:value-type="float" office:value="6.554264" calcext:value-type="float">
            <text:p>6.554264</text:p>
          </table:table-cell>
          <table:table-cell office:value-type="float" office:value="28.223768" calcext:value-type="float">
            <text:p>28.223768</text:p>
          </table:table-cell>
          <table:table-cell office:value-type="float" office:value="10.962099" calcext:value-type="float">
            <text:p>10.962099</text:p>
          </table:table-cell>
          <table:table-cell office:value-type="float" office:value="94.0798" calcext:value-type="float">
            <text:p>94.0798</text:p>
          </table:table-cell>
          <table:table-cell office:value-type="float" office:value="13.632528" calcext:value-type="float">
            <text:p>13.632528</text:p>
          </table:table-cell>
          <table:table-cell office:value-type="float" office:value="113.53269" calcext:value-type="float">
            <text:p>113.53269</text:p>
          </table:table-cell>
          <table:table-cell office:value-type="float" office:value="14.456316" calcext:value-type="float">
            <text:p>14.456316</text:p>
          </table:table-cell>
          <table:table-cell office:value-type="float" office:value="7.1261656" calcext:value-type="float">
            <text:p>7.1261656</text:p>
          </table:table-cell>
          <table:table-cell office:value-type="float" office:value="28.52834" calcext:value-type="float">
            <text:p>28.52834</text:p>
          </table:table-cell>
          <table:table-cell office:value-type="float" office:value="8.066205" calcext:value-type="float">
            <text:p>8.066205</text:p>
          </table:table-cell>
          <table:table-cell office:value-type="float" office:value="4.2155664" calcext:value-type="float">
            <text:p>4.2155664</text:p>
          </table:table-cell>
          <table:table-cell office:value-type="float" office:value="0.59536921" calcext:value-type="float">
            <text:p>0.59536921</text:p>
          </table:table-cell>
          <table:table-cell office:value-type="float" office:value="45.28" calcext:value-type="float">
            <text:p>45.28</text:p>
          </table:table-cell>
          <table:table-cell office:value-type="float" office:value="3346.698" calcext:value-type="float">
            <text:p>3346.698</text:p>
          </table:table-cell>
          <table:table-cell office:value-type="float" office:value="56.67448" calcext:value-type="float">
            <text:p>56.67448</text:p>
          </table:table-cell>
          <table:table-cell office:value-type="float" office:value="5.272737" calcext:value-type="float">
            <text:p>5.272737</text:p>
          </table:table-cell>
          <table:table-cell office:value-type="float" office:value="0.49397756" calcext:value-type="float">
            <text:p>0.49397756</text:p>
          </table:table-cell>
          <table:table-cell office:value-type="float" office:value="4.294492" calcext:value-type="float">
            <text:p>4.294492</text:p>
          </table:table-cell>
          <table:table-cell office:value-type="float" office:value="9.66219925" calcext:value-type="float">
            <text:p>9.66219925</text:p>
          </table:table-cell>
          <table:table-cell office:value-type="float" office:value="27.585578" calcext:value-type="float">
            <text:p>27.585578</text:p>
          </table:table-cell>
          <table:table-cell office:value-type="float" office:value="2.94262" calcext:value-type="float">
            <text:p>2.94262</text:p>
          </table:table-cell>
          <table:table-cell office:value-type="float" office:value="5.8369239" calcext:value-type="float">
            <text:p>5.8369239</text:p>
          </table:table-cell>
          <table:table-cell office:value-type="float" office:value="1.4195631" calcext:value-type="float">
            <text:p>1.4195631</text:p>
          </table:table-cell>
          <table:table-cell office:value-type="float" office:value="214.93322" calcext:value-type="float">
            <text:p>214.93322</text:p>
          </table:table-cell>
          <table:table-cell office:value-type="float" office:value="10.29641" calcext:value-type="float">
            <text:p>10.29641</text:p>
          </table:table-cell>
          <table:table-cell office:value-type="float" office:value="0.7378412" calcext:value-type="float">
            <text:p>0.7378412</text:p>
          </table:table-cell>
          <table:table-cell office:value-type="float" office:value="35.49537" calcext:value-type="float">
            <text:p>35.49537</text:p>
          </table:table-cell>
          <table:table-cell office:value-type="float" office:value="41.807706" calcext:value-type="float">
            <text:p>41.807706</text:p>
          </table:table-cell>
          <table:table-cell office:value-type="float" office:value="17.710803" calcext:value-type="float">
            <text:p>17.710803</text:p>
          </table:table-cell>
          <table:table-cell office:value-type="float" office:value="439.5597" calcext:value-type="float">
            <text:p>439.5597</text:p>
          </table:table-cell>
          <table:table-cell office:value-type="float" office:value="1.3750954" calcext:value-type="float">
            <text:p>1.3750954</text:p>
          </table:table-cell>
          <table:table-cell office:value-type="float" office:value="20.77058" calcext:value-type="float">
            <text:p>20.77058</text:p>
          </table:table-cell>
          <table:table-cell office:value-type="float" office:value="5.6675072" calcext:value-type="float">
            <text:p>5.6675072</text:p>
          </table:table-cell>
          <table:table-cell office:value-type="float" office:value="3.10671" calcext:value-type="float">
            <text:p>3.10671</text:p>
          </table:table-cell>
          <table:table-cell office:value-type="float" office:value="8.929444" calcext:value-type="float">
            <text:p>8.929444</text:p>
          </table:table-cell>
          <table:table-cell office:value-type="float" office:value="4.190661" calcext:value-type="float">
            <text:p>4.190661</text:p>
          </table:table-cell>
          <table:table-cell office:value-type="float" office:value="13.969483" calcext:value-type="float">
            <text:p>13.969483</text:p>
          </table:table-cell>
          <table:table-cell office:value-type="float" office:value="147.86923" calcext:value-type="float">
            <text:p>147.86923</text:p>
          </table:table-cell>
          <table:table-cell office:value-type="float" office:value="102.99656" calcext:value-type="float">
            <text:p>102.99656</text:p>
          </table:table-cell>
          <table:table-cell office:value-type="float" office:value="102.73704" calcext:value-type="float">
            <text:p>102.73704</text:p>
          </table:table-cell>
          <table:table-cell office:value-type="float" office:value="0.81553024" calcext:value-type="float">
            <text:p>0.81553024</text:p>
          </table:table-cell>
          <table:table-cell office:value-type="float" office:value="3.324721" calcext:value-type="float">
            <text:p>3.324721</text:p>
          </table:table-cell>
        </table:table-row>
        <table:table-row table:style-name="ro2">
          <table:table-cell office:value-type="string" calcext:value-type="string">
            <text:p>TCGA-04-1356-01A-01R-1569-13</text:p>
          </table:table-cell>
          <table:table-cell office:value-type="string" calcext:value-type="string">
            <text:p>OV</text:p>
          </table:table-cell>
          <table:table-cell office:value-type="float" office:value="8.9149152" calcext:value-type="float">
            <text:p>8.9149152</text:p>
          </table:table-cell>
          <table:table-cell office:value-type="float" office:value="10.754973" calcext:value-type="float">
            <text:p>10.754973</text:p>
          </table:table-cell>
          <table:table-cell office:value-type="float" office:value="103.87083" calcext:value-type="float">
            <text:p>103.87083</text:p>
          </table:table-cell>
          <table:table-cell office:value-type="float" office:value="2396.0137" calcext:value-type="float">
            <text:p>2396.0137</text:p>
          </table:table-cell>
          <table:table-cell office:value-type="float" office:value="69.83407" calcext:value-type="float">
            <text:p>69.83407</text:p>
          </table:table-cell>
          <table:table-cell office:value-type="float" office:value="97.25198" calcext:value-type="float">
            <text:p>97.25198</text:p>
          </table:table-cell>
          <table:table-cell office:value-type="float" office:value="6.1955" calcext:value-type="float">
            <text:p>6.1955</text:p>
          </table:table-cell>
          <table:table-cell office:value-type="float" office:value="16.884412" calcext:value-type="float">
            <text:p>16.884412</text:p>
          </table:table-cell>
          <table:table-cell office:value-type="float" office:value="25.981919" calcext:value-type="float">
            <text:p>25.981919</text:p>
          </table:table-cell>
          <table:table-cell office:value-type="float" office:value="54.78642" calcext:value-type="float">
            <text:p>54.78642</text:p>
          </table:table-cell>
          <table:table-cell office:value-type="float" office:value="5.441758" calcext:value-type="float">
            <text:p>5.441758</text:p>
          </table:table-cell>
          <table:table-cell office:value-type="float" office:value="42.63127" calcext:value-type="float">
            <text:p>42.63127</text:p>
          </table:table-cell>
          <table:table-cell office:value-type="float" office:value="7.552366" calcext:value-type="float">
            <text:p>7.552366</text:p>
          </table:table-cell>
          <table:table-cell office:value-type="float" office:value="8.243368" calcext:value-type="float">
            <text:p>8.243368</text:p>
          </table:table-cell>
          <table:table-cell office:value-type="float" office:value="52.66331" calcext:value-type="float">
            <text:p>52.66331</text:p>
          </table:table-cell>
          <table:table-cell office:value-type="float" office:value="15.003845" calcext:value-type="float">
            <text:p>15.003845</text:p>
          </table:table-cell>
          <table:table-cell office:value-type="float" office:value="2.9638202" calcext:value-type="float">
            <text:p>2.9638202</text:p>
          </table:table-cell>
          <table:table-cell office:value-type="float" office:value="0.15629843" calcext:value-type="float">
            <text:p>0.15629843</text:p>
          </table:table-cell>
          <table:table-cell office:value-type="float" office:value="37.49628" calcext:value-type="float">
            <text:p>37.49628</text:p>
          </table:table-cell>
          <table:table-cell office:value-type="float" office:value="1855.0402" calcext:value-type="float">
            <text:p>1855.0402</text:p>
          </table:table-cell>
          <table:table-cell office:value-type="float" office:value="124.33062" calcext:value-type="float">
            <text:p>124.33062</text:p>
          </table:table-cell>
          <table:table-cell office:value-type="float" office:value="10.144344" calcext:value-type="float">
            <text:p>10.144344</text:p>
          </table:table-cell>
          <table:table-cell office:value-type="float" office:value="0.63784096" calcext:value-type="float">
            <text:p>0.63784096</text:p>
          </table:table-cell>
          <table:table-cell office:value-type="float" office:value="5.295514" calcext:value-type="float">
            <text:p>5.295514</text:p>
          </table:table-cell>
          <table:table-cell office:value-type="float" office:value="1.17671101" calcext:value-type="float">
            <text:p>1.17671101</text:p>
          </table:table-cell>
          <table:table-cell office:value-type="float" office:value="32.762235" calcext:value-type="float">
            <text:p>32.762235</text:p>
          </table:table-cell>
          <table:table-cell office:value-type="float" office:value="3.008168" calcext:value-type="float">
            <text:p>3.008168</text:p>
          </table:table-cell>
          <table:table-cell office:value-type="float" office:value="4.1739836" calcext:value-type="float">
            <text:p>4.1739836</text:p>
          </table:table-cell>
          <table:table-cell office:value-type="float" office:value="9.6800939" calcext:value-type="float">
            <text:p>9.6800939</text:p>
          </table:table-cell>
          <table:table-cell office:value-type="float" office:value="134.53181" calcext:value-type="float">
            <text:p>134.53181</text:p>
          </table:table-cell>
          <table:table-cell office:value-type="float" office:value="7.645275" calcext:value-type="float">
            <text:p>7.645275</text:p>
          </table:table-cell>
          <table:table-cell office:value-type="float" office:value="1.0692524" calcext:value-type="float">
            <text:p>1.0692524</text:p>
          </table:table-cell>
          <table:table-cell office:value-type="float" office:value="20.39045" calcext:value-type="float">
            <text:p>20.39045</text:p>
          </table:table-cell>
          <table:table-cell office:value-type="float" office:value="57.956076" calcext:value-type="float">
            <text:p>57.956076</text:p>
          </table:table-cell>
          <table:table-cell office:value-type="float" office:value="20.644908" calcext:value-type="float">
            <text:p>20.644908</text:p>
          </table:table-cell>
          <table:table-cell office:value-type="float" office:value="210.10467" calcext:value-type="float">
            <text:p>210.10467</text:p>
          </table:table-cell>
          <table:table-cell office:value-type="float" office:value="1.6167958" calcext:value-type="float">
            <text:p>1.6167958</text:p>
          </table:table-cell>
          <table:table-cell office:value-type="float" office:value="14.794022" calcext:value-type="float">
            <text:p>14.794022</text:p>
          </table:table-cell>
          <table:table-cell office:value-type="float" office:value="2.5137896" calcext:value-type="float">
            <text:p>2.5137896</text:p>
          </table:table-cell>
          <table:table-cell office:value-type="float" office:value="2.791366" calcext:value-type="float">
            <text:p>2.791366</text:p>
          </table:table-cell>
          <table:table-cell office:value-type="float" office:value="9.331214" calcext:value-type="float">
            <text:p>9.331214</text:p>
          </table:table-cell>
          <table:table-cell office:value-type="float" office:value="8.511569" calcext:value-type="float">
            <text:p>8.511569</text:p>
          </table:table-cell>
          <table:table-cell office:value-type="float" office:value="7.560773" calcext:value-type="float">
            <text:p>7.560773</text:p>
          </table:table-cell>
          <table:table-cell office:value-type="float" office:value="219.93955" calcext:value-type="float">
            <text:p>219.93955</text:p>
          </table:table-cell>
          <table:table-cell office:value-type="float" office:value="126.19054" calcext:value-type="float">
            <text:p>126.19054</text:p>
          </table:table-cell>
          <table:table-cell office:value-type="float" office:value="139.86647" calcext:value-type="float">
            <text:p>139.86647</text:p>
          </table:table-cell>
          <table:table-cell office:value-type="float" office:value="1.14779649" calcext:value-type="float">
            <text:p>1.14779649</text:p>
          </table:table-cell>
          <table:table-cell office:value-type="float" office:value="17.947138" calcext:value-type="float">
            <text:p>17.947138</text:p>
          </table:table-cell>
        </table:table-row>
        <table:table-row table:style-name="ro2">
          <table:table-cell office:value-type="string" calcext:value-type="string">
            <text:p>TCGA-04-1357-01A-01R-1565-13</text:p>
          </table:table-cell>
          <table:table-cell office:value-type="string" calcext:value-type="string">
            <text:p>OV</text:p>
          </table:table-cell>
          <table:table-cell office:value-type="float" office:value="4.0277538" calcext:value-type="float">
            <text:p>4.0277538</text:p>
          </table:table-cell>
          <table:table-cell office:value-type="float" office:value="7.960153" calcext:value-type="float">
            <text:p>7.960153</text:p>
          </table:table-cell>
          <table:table-cell office:value-type="float" office:value="174.14496" calcext:value-type="float">
            <text:p>174.14496</text:p>
          </table:table-cell>
          <table:table-cell office:value-type="float" office:value="3548.0073" calcext:value-type="float">
            <text:p>3548.0073</text:p>
          </table:table-cell>
          <table:table-cell office:value-type="float" office:value="43.02636" calcext:value-type="float">
            <text:p>43.02636</text:p>
          </table:table-cell>
          <table:table-cell office:value-type="float" office:value="53.84566" calcext:value-type="float">
            <text:p>53.84566</text:p>
          </table:table-cell>
          <table:table-cell office:value-type="float" office:value="6.073775" calcext:value-type="float">
            <text:p>6.073775</text:p>
          </table:table-cell>
          <table:table-cell office:value-type="float" office:value="15.982221" calcext:value-type="float">
            <text:p>15.982221</text:p>
          </table:table-cell>
          <table:table-cell office:value-type="float" office:value="21.517543" calcext:value-type="float">
            <text:p>21.517543</text:p>
          </table:table-cell>
          <table:table-cell office:value-type="float" office:value="68.95536" calcext:value-type="float">
            <text:p>68.95536</text:p>
          </table:table-cell>
          <table:table-cell office:value-type="float" office:value="5.048553" calcext:value-type="float">
            <text:p>5.048553</text:p>
          </table:table-cell>
          <table:table-cell office:value-type="float" office:value="47.96106" calcext:value-type="float">
            <text:p>47.96106</text:p>
          </table:table-cell>
          <table:table-cell office:value-type="float" office:value="6.309183" calcext:value-type="float">
            <text:p>6.309183</text:p>
          </table:table-cell>
          <table:table-cell office:value-type="float" office:value="5.6958862" calcext:value-type="float">
            <text:p>5.6958862</text:p>
          </table:table-cell>
          <table:table-cell office:value-type="float" office:value="43.70006" calcext:value-type="float">
            <text:p>43.70006</text:p>
          </table:table-cell>
          <table:table-cell office:value-type="float" office:value="10.894177" calcext:value-type="float">
            <text:p>10.894177</text:p>
          </table:table-cell>
          <table:table-cell office:value-type="float" office:value="6.2305069" calcext:value-type="float">
            <text:p>6.2305069</text:p>
          </table:table-cell>
          <table:table-cell office:value-type="float" office:value="0.76552424" calcext:value-type="float">
            <text:p>0.76552424</text:p>
          </table:table-cell>
          <table:table-cell office:value-type="float" office:value="70.9523" calcext:value-type="float">
            <text:p>70.9523</text:p>
          </table:table-cell>
          <table:table-cell office:value-type="float" office:value="2431.7137" calcext:value-type="float">
            <text:p>2431.7137</text:p>
          </table:table-cell>
          <table:table-cell office:value-type="float" office:value="87.90219" calcext:value-type="float">
            <text:p>87.90219</text:p>
          </table:table-cell>
          <table:table-cell office:value-type="float" office:value="3.883988" calcext:value-type="float">
            <text:p>3.883988</text:p>
          </table:table-cell>
          <table:table-cell office:value-type="float" office:value="0.3373684" calcext:value-type="float">
            <text:p>0.3373684</text:p>
          </table:table-cell>
          <table:table-cell office:value-type="float" office:value="4.812171" calcext:value-type="float">
            <text:p>4.812171</text:p>
          </table:table-cell>
          <table:table-cell office:value-type="float" office:value="4.7206933" calcext:value-type="float">
            <text:p>4.7206933</text:p>
          </table:table-cell>
          <table:table-cell office:value-type="float" office:value="15.444321" calcext:value-type="float">
            <text:p>15.444321</text:p>
          </table:table-cell>
          <table:table-cell office:value-type="float" office:value="4.158814" calcext:value-type="float">
            <text:p>4.158814</text:p>
          </table:table-cell>
          <table:table-cell office:value-type="float" office:value="4.6528162" calcext:value-type="float">
            <text:p>4.6528162</text:p>
          </table:table-cell>
          <table:table-cell office:value-type="float" office:value="5.3024363" calcext:value-type="float">
            <text:p>5.3024363</text:p>
          </table:table-cell>
          <table:table-cell office:value-type="float" office:value="157.21415" calcext:value-type="float">
            <text:p>157.21415</text:p>
          </table:table-cell>
          <table:table-cell office:value-type="float" office:value="4.634391" calcext:value-type="float">
            <text:p>4.634391</text:p>
          </table:table-cell>
          <table:table-cell office:value-type="float" office:value="2.1300487" calcext:value-type="float">
            <text:p>2.1300487</text:p>
          </table:table-cell>
          <table:table-cell office:value-type="float" office:value="38.22991" calcext:value-type="float">
            <text:p>38.22991</text:p>
          </table:table-cell>
          <table:table-cell office:value-type="float" office:value="18.802927" calcext:value-type="float">
            <text:p>18.802927</text:p>
          </table:table-cell>
          <table:table-cell office:value-type="float" office:value="16.263784" calcext:value-type="float">
            <text:p>16.263784</text:p>
          </table:table-cell>
          <table:table-cell office:value-type="float" office:value="210.69462" calcext:value-type="float">
            <text:p>210.69462</text:p>
          </table:table-cell>
          <table:table-cell office:value-type="float" office:value="1.2619868" calcext:value-type="float">
            <text:p>1.2619868</text:p>
          </table:table-cell>
          <table:table-cell office:value-type="float" office:value="9.805662" calcext:value-type="float">
            <text:p>9.805662</text:p>
          </table:table-cell>
          <table:table-cell office:value-type="float" office:value="5.2028279" calcext:value-type="float">
            <text:p>5.2028279</text:p>
          </table:table-cell>
          <table:table-cell office:value-type="float" office:value="3.273671" calcext:value-type="float">
            <text:p>3.273671</text:p>
          </table:table-cell>
          <table:table-cell office:value-type="float" office:value="12.019747" calcext:value-type="float">
            <text:p>12.019747</text:p>
          </table:table-cell>
          <table:table-cell office:value-type="float" office:value="6.067183" calcext:value-type="float">
            <text:p>6.067183</text:p>
          </table:table-cell>
          <table:table-cell office:value-type="float" office:value="6.408122" calcext:value-type="float">
            <text:p>6.408122</text:p>
          </table:table-cell>
          <table:table-cell office:value-type="float" office:value="161.07106" calcext:value-type="float">
            <text:p>161.07106</text:p>
          </table:table-cell>
          <table:table-cell office:value-type="float" office:value="119.59754" calcext:value-type="float">
            <text:p>119.59754</text:p>
          </table:table-cell>
          <table:table-cell office:value-type="float" office:value="147.07653" calcext:value-type="float">
            <text:p>147.07653</text:p>
          </table:table-cell>
          <table:table-cell office:value-type="float" office:value="0.47668949" calcext:value-type="float">
            <text:p>0.47668949</text:p>
          </table:table-cell>
          <table:table-cell office:value-type="float" office:value="10.386942" calcext:value-type="float">
            <text:p>10.386942</text:p>
          </table:table-cell>
        </table:table-row>
        <table:table-row table:style-name="ro2">
          <table:table-cell office:value-type="string" calcext:value-type="string">
            <text:p>TCGA-04-1364-01A-01R-1565-13</text:p>
          </table:table-cell>
          <table:table-cell office:value-type="string" calcext:value-type="string">
            <text:p>OV</text:p>
          </table:table-cell>
          <table:table-cell office:value-type="float" office:value="6.4792438" calcext:value-type="float">
            <text:p>6.4792438</text:p>
          </table:table-cell>
          <table:table-cell office:value-type="float" office:value="5.214381" calcext:value-type="float">
            <text:p>5.214381</text:p>
          </table:table-cell>
          <table:table-cell office:value-type="float" office:value="129.25412" calcext:value-type="float">
            <text:p>129.25412</text:p>
          </table:table-cell>
          <table:table-cell office:value-type="float" office:value="2855.3593" calcext:value-type="float">
            <text:p>2855.3593</text:p>
          </table:table-cell>
          <table:table-cell office:value-type="float" office:value="55.48807" calcext:value-type="float">
            <text:p>55.48807</text:p>
          </table:table-cell>
          <table:table-cell office:value-type="float" office:value="69.20133" calcext:value-type="float">
            <text:p>69.20133</text:p>
          </table:table-cell>
          <table:table-cell office:value-type="float" office:value="18.952128" calcext:value-type="float">
            <text:p>18.952128</text:p>
          </table:table-cell>
          <table:table-cell office:value-type="float" office:value="16.5786" calcext:value-type="float">
            <text:p>16.5786</text:p>
          </table:table-cell>
          <table:table-cell office:value-type="float" office:value="25.490545" calcext:value-type="float">
            <text:p>25.490545</text:p>
          </table:table-cell>
          <table:table-cell office:value-type="float" office:value="58.69518" calcext:value-type="float">
            <text:p>58.69518</text:p>
          </table:table-cell>
          <table:table-cell office:value-type="float" office:value="5.136056" calcext:value-type="float">
            <text:p>5.136056</text:p>
          </table:table-cell>
          <table:table-cell office:value-type="float" office:value="86.98796" calcext:value-type="float">
            <text:p>86.98796</text:p>
          </table:table-cell>
          <table:table-cell office:value-type="float" office:value="6.712878" calcext:value-type="float">
            <text:p>6.712878</text:p>
          </table:table-cell>
          <table:table-cell office:value-type="float" office:value="4.0486581" calcext:value-type="float">
            <text:p>4.0486581</text:p>
          </table:table-cell>
          <table:table-cell office:value-type="float" office:value="48.9672" calcext:value-type="float">
            <text:p>48.9672</text:p>
          </table:table-cell>
          <table:table-cell office:value-type="float" office:value="8.945736" calcext:value-type="float">
            <text:p>8.945736</text:p>
          </table:table-cell>
          <table:table-cell office:value-type="float" office:value="4.8094435" calcext:value-type="float">
            <text:p>4.8094435</text:p>
          </table:table-cell>
          <table:table-cell office:value-type="float" office:value="0.14523585" calcext:value-type="float">
            <text:p>0.14523585</text:p>
          </table:table-cell>
          <table:table-cell office:value-type="float" office:value="48.41326" calcext:value-type="float">
            <text:p>48.41326</text:p>
          </table:table-cell>
          <table:table-cell office:value-type="float" office:value="2269.1714" calcext:value-type="float">
            <text:p>2269.1714</text:p>
          </table:table-cell>
          <table:table-cell office:value-type="float" office:value="103.69926" calcext:value-type="float">
            <text:p>103.69926</text:p>
          </table:table-cell>
          <table:table-cell office:value-type="float" office:value="4.042563" calcext:value-type="float">
            <text:p>4.042563</text:p>
          </table:table-cell>
          <table:table-cell office:value-type="float" office:value="0.55217742" calcext:value-type="float">
            <text:p>0.55217742</text:p>
          </table:table-cell>
          <table:table-cell office:value-type="float" office:value="4.13215" calcext:value-type="float">
            <text:p>4.13215</text:p>
          </table:table-cell>
          <table:table-cell office:value-type="float" office:value="1.67751689" calcext:value-type="float">
            <text:p>1.67751689</text:p>
          </table:table-cell>
          <table:table-cell office:value-type="float" office:value="31.97565" calcext:value-type="float">
            <text:p>31.97565</text:p>
          </table:table-cell>
          <table:table-cell office:value-type="float" office:value="3.279163" calcext:value-type="float">
            <text:p>3.279163</text:p>
          </table:table-cell>
          <table:table-cell office:value-type="float" office:value="4.1888063" calcext:value-type="float">
            <text:p>4.1888063</text:p>
          </table:table-cell>
          <table:table-cell office:value-type="float" office:value="2.0546593" calcext:value-type="float">
            <text:p>2.0546593</text:p>
          </table:table-cell>
          <table:table-cell office:value-type="float" office:value="134.3896" calcext:value-type="float">
            <text:p>134.3896</text:p>
          </table:table-cell>
          <table:table-cell office:value-type="float" office:value="4.526456" calcext:value-type="float">
            <text:p>4.526456</text:p>
          </table:table-cell>
          <table:table-cell office:value-type="float" office:value="1.1309031" calcext:value-type="float">
            <text:p>1.1309031</text:p>
          </table:table-cell>
          <table:table-cell office:value-type="float" office:value="37.62446" calcext:value-type="float">
            <text:p>37.62446</text:p>
          </table:table-cell>
          <table:table-cell office:value-type="float" office:value="48.862965" calcext:value-type="float">
            <text:p>48.862965</text:p>
          </table:table-cell>
          <table:table-cell office:value-type="float" office:value="22.092742" calcext:value-type="float">
            <text:p>22.092742</text:p>
          </table:table-cell>
          <table:table-cell office:value-type="float" office:value="193.35779" calcext:value-type="float">
            <text:p>193.35779</text:p>
          </table:table-cell>
          <table:table-cell office:value-type="float" office:value="1.778142" calcext:value-type="float">
            <text:p>1.778142</text:p>
          </table:table-cell>
          <table:table-cell office:value-type="float" office:value="8.185123" calcext:value-type="float">
            <text:p>8.185123</text:p>
          </table:table-cell>
          <table:table-cell office:value-type="float" office:value="3.1015812" calcext:value-type="float">
            <text:p>3.1015812</text:p>
          </table:table-cell>
          <table:table-cell office:value-type="float" office:value="2.453385" calcext:value-type="float">
            <text:p>2.453385</text:p>
          </table:table-cell>
          <table:table-cell office:value-type="float" office:value="14.291243" calcext:value-type="float">
            <text:p>14.291243</text:p>
          </table:table-cell>
          <table:table-cell office:value-type="float" office:value="3.122776" calcext:value-type="float">
            <text:p>3.122776</text:p>
          </table:table-cell>
          <table:table-cell office:value-type="float" office:value="4.861406" calcext:value-type="float">
            <text:p>4.861406</text:p>
          </table:table-cell>
          <table:table-cell office:value-type="float" office:value="200.71764" calcext:value-type="float">
            <text:p>200.71764</text:p>
          </table:table-cell>
          <table:table-cell office:value-type="float" office:value="162.35603" calcext:value-type="float">
            <text:p>162.35603</text:p>
          </table:table-cell>
          <table:table-cell office:value-type="float" office:value="158.09912" calcext:value-type="float">
            <text:p>158.09912</text:p>
          </table:table-cell>
          <table:table-cell office:value-type="float" office:value="0.91646454" calcext:value-type="float">
            <text:p>0.91646454</text:p>
          </table:table-cell>
          <table:table-cell office:value-type="float" office:value="7.581677" calcext:value-type="float">
            <text:p>7.581677</text:p>
          </table:table-cell>
        </table:table-row>
        <table:table-row table:style-name="ro2">
          <table:table-cell office:value-type="string" calcext:value-type="string">
            <text:p>TCGA-04-1514-01A-01R-1566-13</text:p>
          </table:table-cell>
          <table:table-cell office:value-type="string" calcext:value-type="string">
            <text:p>OV</text:p>
          </table:table-cell>
          <table:table-cell office:value-type="float" office:value="8.528803" calcext:value-type="float">
            <text:p>8.528803</text:p>
          </table:table-cell>
          <table:table-cell office:value-type="float" office:value="19.453233" calcext:value-type="float">
            <text:p>19.453233</text:p>
          </table:table-cell>
          <table:table-cell office:value-type="float" office:value="169.03619" calcext:value-type="float">
            <text:p>169.03619</text:p>
          </table:table-cell>
          <table:table-cell office:value-type="float" office:value="961.7595" calcext:value-type="float">
            <text:p>961.7595</text:p>
          </table:table-cell>
          <table:table-cell office:value-type="float" office:value="92.74474" calcext:value-type="float">
            <text:p>92.74474</text:p>
          </table:table-cell>
          <table:table-cell office:value-type="float" office:value="62.58376" calcext:value-type="float">
            <text:p>62.58376</text:p>
          </table:table-cell>
          <table:table-cell office:value-type="float" office:value="8.07171" calcext:value-type="float">
            <text:p>8.07171</text:p>
          </table:table-cell>
          <table:table-cell office:value-type="float" office:value="23.867345" calcext:value-type="float">
            <text:p>23.867345</text:p>
          </table:table-cell>
          <table:table-cell office:value-type="float" office:value="13.672197" calcext:value-type="float">
            <text:p>13.672197</text:p>
          </table:table-cell>
          <table:table-cell office:value-type="float" office:value="42.15513" calcext:value-type="float">
            <text:p>42.15513</text:p>
          </table:table-cell>
          <table:table-cell office:value-type="float" office:value="11.405338" calcext:value-type="float">
            <text:p>11.405338</text:p>
          </table:table-cell>
          <table:table-cell office:value-type="float" office:value="54.80346" calcext:value-type="float">
            <text:p>54.80346</text:p>
          </table:table-cell>
          <table:table-cell office:value-type="float" office:value="3.163165" calcext:value-type="float">
            <text:p>3.163165</text:p>
          </table:table-cell>
          <table:table-cell office:value-type="float" office:value="13.6947519" calcext:value-type="float">
            <text:p>13.6947519</text:p>
          </table:table-cell>
          <table:table-cell office:value-type="float" office:value="59.62293" calcext:value-type="float">
            <text:p>59.62293</text:p>
          </table:table-cell>
          <table:table-cell office:value-type="float" office:value="10.073932" calcext:value-type="float">
            <text:p>10.073932</text:p>
          </table:table-cell>
          <table:table-cell office:value-type="float" office:value="4.6937643" calcext:value-type="float">
            <text:p>4.6937643</text:p>
          </table:table-cell>
          <table:table-cell office:value-type="float" office:value="0.30839647" calcext:value-type="float">
            <text:p>0.30839647</text:p>
          </table:table-cell>
          <table:table-cell office:value-type="float" office:value="60.41116" calcext:value-type="float">
            <text:p>60.41116</text:p>
          </table:table-cell>
          <table:table-cell office:value-type="float" office:value="2192.1461" calcext:value-type="float">
            <text:p>2192.1461</text:p>
          </table:table-cell>
          <table:table-cell office:value-type="float" office:value="82.78506" calcext:value-type="float">
            <text:p>82.78506</text:p>
          </table:table-cell>
          <table:table-cell office:value-type="float" office:value="3.245264" calcext:value-type="float">
            <text:p>3.245264</text:p>
          </table:table-cell>
          <table:table-cell office:value-type="float" office:value="0.37681618" calcext:value-type="float">
            <text:p>0.37681618</text:p>
          </table:table-cell>
          <table:table-cell office:value-type="float" office:value="5.617012" calcext:value-type="float">
            <text:p>5.617012</text:p>
          </table:table-cell>
          <table:table-cell office:value-type="float" office:value="7.27887698" calcext:value-type="float">
            <text:p>7.27887698</text:p>
          </table:table-cell>
          <table:table-cell office:value-type="float" office:value="60.73601" calcext:value-type="float">
            <text:p>60.73601</text:p>
          </table:table-cell>
          <table:table-cell office:value-type="float" office:value="5.108151" calcext:value-type="float">
            <text:p>5.108151</text:p>
          </table:table-cell>
          <table:table-cell office:value-type="float" office:value="5.9317604" calcext:value-type="float">
            <text:p>5.9317604</text:p>
          </table:table-cell>
          <table:table-cell office:value-type="float" office:value="2.6088232" calcext:value-type="float">
            <text:p>2.6088232</text:p>
          </table:table-cell>
          <table:table-cell office:value-type="float" office:value="126.17328" calcext:value-type="float">
            <text:p>126.17328</text:p>
          </table:table-cell>
          <table:table-cell office:value-type="float" office:value="8.629089" calcext:value-type="float">
            <text:p>8.629089</text:p>
          </table:table-cell>
          <table:table-cell office:value-type="float" office:value="2.0311876" calcext:value-type="float">
            <text:p>2.0311876</text:p>
          </table:table-cell>
          <table:table-cell office:value-type="float" office:value="34.93303" calcext:value-type="float">
            <text:p>34.93303</text:p>
          </table:table-cell>
          <table:table-cell office:value-type="float" office:value="60.652026" calcext:value-type="float">
            <text:p>60.652026</text:p>
          </table:table-cell>
          <table:table-cell office:value-type="float" office:value="14.622098" calcext:value-type="float">
            <text:p>14.622098</text:p>
          </table:table-cell>
          <table:table-cell office:value-type="float" office:value="103.63947" calcext:value-type="float">
            <text:p>103.63947</text:p>
          </table:table-cell>
          <table:table-cell office:value-type="float" office:value="2.1533263" calcext:value-type="float">
            <text:p>2.1533263</text:p>
          </table:table-cell>
          <table:table-cell office:value-type="float" office:value="12.344278" calcext:value-type="float">
            <text:p>12.344278</text:p>
          </table:table-cell>
          <table:table-cell office:value-type="float" office:value="3.7833551" calcext:value-type="float">
            <text:p>3.7833551</text:p>
          </table:table-cell>
          <table:table-cell office:value-type="float" office:value="1.899457" calcext:value-type="float">
            <text:p>1.899457</text:p>
          </table:table-cell>
          <table:table-cell office:value-type="float" office:value="7.714258" calcext:value-type="float">
            <text:p>7.714258</text:p>
          </table:table-cell>
          <table:table-cell office:value-type="float" office:value="6.32408" calcext:value-type="float">
            <text:p>6.32408</text:p>
          </table:table-cell>
          <table:table-cell office:value-type="float" office:value="11.802176" calcext:value-type="float">
            <text:p>11.802176</text:p>
          </table:table-cell>
          <table:table-cell office:value-type="float" office:value="162.20955" calcext:value-type="float">
            <text:p>162.20955</text:p>
          </table:table-cell>
          <table:table-cell office:value-type="float" office:value="135.35409" calcext:value-type="float">
            <text:p>135.35409</text:p>
          </table:table-cell>
          <table:table-cell office:value-type="float" office:value="160.43997" calcext:value-type="float">
            <text:p>160.43997</text:p>
          </table:table-cell>
          <table:table-cell office:value-type="float" office:value="2.06465329" calcext:value-type="float">
            <text:p>2.06465329</text:p>
          </table:table-cell>
          <table:table-cell office:value-type="float" office:value="8.125746" calcext:value-type="float">
            <text:p>8.125746</text:p>
          </table:table-cell>
        </table:table-row>
        <table:table-row table:style-name="ro2">
          <table:table-cell office:value-type="string" calcext:value-type="string">
            <text:p>TCGA-04-1517-01A-01R-1565-13</text:p>
          </table:table-cell>
          <table:table-cell office:value-type="string" calcext:value-type="string">
            <text:p>OV</text:p>
          </table:table-cell>
          <table:table-cell office:value-type="float" office:value="7.7728777" calcext:value-type="float">
            <text:p>7.7728777</text:p>
          </table:table-cell>
          <table:table-cell office:value-type="float" office:value="7.321533" calcext:value-type="float">
            <text:p>7.321533</text:p>
          </table:table-cell>
          <table:table-cell office:value-type="float" office:value="158.5415" calcext:value-type="float">
            <text:p>158.5415</text:p>
          </table:table-cell>
          <table:table-cell office:value-type="float" office:value="2904.8982" calcext:value-type="float">
            <text:p>2904.8982</text:p>
          </table:table-cell>
          <table:table-cell office:value-type="float" office:value="72.5847" calcext:value-type="float">
            <text:p>72.5847</text:p>
          </table:table-cell>
          <table:table-cell office:value-type="float" office:value="72.1559" calcext:value-type="float">
            <text:p>72.1559</text:p>
          </table:table-cell>
          <table:table-cell office:value-type="float" office:value="11.02963" calcext:value-type="float">
            <text:p>11.02963</text:p>
          </table:table-cell>
          <table:table-cell office:value-type="float" office:value="25.33401" calcext:value-type="float">
            <text:p>25.33401</text:p>
          </table:table-cell>
          <table:table-cell office:value-type="float" office:value="8.820796" calcext:value-type="float">
            <text:p>8.820796</text:p>
          </table:table-cell>
          <table:table-cell office:value-type="float" office:value="115.68765" calcext:value-type="float">
            <text:p>115.68765</text:p>
          </table:table-cell>
          <table:table-cell office:value-type="float" office:value="9.033001" calcext:value-type="float">
            <text:p>9.033001</text:p>
          </table:table-cell>
          <table:table-cell office:value-type="float" office:value="54.32402" calcext:value-type="float">
            <text:p>54.32402</text:p>
          </table:table-cell>
          <table:table-cell office:value-type="float" office:value="6.494322" calcext:value-type="float">
            <text:p>6.494322</text:p>
          </table:table-cell>
          <table:table-cell office:value-type="float" office:value="7.9478253" calcext:value-type="float">
            <text:p>7.9478253</text:p>
          </table:table-cell>
          <table:table-cell office:value-type="float" office:value="71.14952" calcext:value-type="float">
            <text:p>71.14952</text:p>
          </table:table-cell>
          <table:table-cell office:value-type="float" office:value="8.733599" calcext:value-type="float">
            <text:p>8.733599</text:p>
          </table:table-cell>
          <table:table-cell office:value-type="float" office:value="6.7445093" calcext:value-type="float">
            <text:p>6.7445093</text:p>
          </table:table-cell>
          <table:table-cell office:value-type="float" office:value="0.22349085" calcext:value-type="float">
            <text:p>0.22349085</text:p>
          </table:table-cell>
          <table:table-cell office:value-type="float" office:value="64.38531" calcext:value-type="float">
            <text:p>64.38531</text:p>
          </table:table-cell>
          <table:table-cell office:value-type="float" office:value="1646.5791" calcext:value-type="float">
            <text:p>1646.5791</text:p>
          </table:table-cell>
          <table:table-cell office:value-type="float" office:value="76.30094" calcext:value-type="float">
            <text:p>76.30094</text:p>
          </table:table-cell>
          <table:table-cell office:value-type="float" office:value="3.188969" calcext:value-type="float">
            <text:p>3.188969</text:p>
          </table:table-cell>
          <table:table-cell office:value-type="float" office:value="0.14532956" calcext:value-type="float">
            <text:p>0.14532956</text:p>
          </table:table-cell>
          <table:table-cell office:value-type="float" office:value="7.65938" calcext:value-type="float">
            <text:p>7.65938</text:p>
          </table:table-cell>
          <table:table-cell office:value-type="float" office:value="12.16142167" calcext:value-type="float">
            <text:p>12.16142167</text:p>
          </table:table-cell>
          <table:table-cell office:value-type="float" office:value="53.903355" calcext:value-type="float">
            <text:p>53.903355</text:p>
          </table:table-cell>
          <table:table-cell office:value-type="float" office:value="4.799826" calcext:value-type="float">
            <text:p>4.799826</text:p>
          </table:table-cell>
          <table:table-cell office:value-type="float" office:value="5.9394882" calcext:value-type="float">
            <text:p>5.9394882</text:p>
          </table:table-cell>
          <table:table-cell office:value-type="float" office:value="2.7251463" calcext:value-type="float">
            <text:p>2.7251463</text:p>
          </table:table-cell>
          <table:table-cell office:value-type="float" office:value="146.28052" calcext:value-type="float">
            <text:p>146.28052</text:p>
          </table:table-cell>
          <table:table-cell office:value-type="float" office:value="6.597441" calcext:value-type="float">
            <text:p>6.597441</text:p>
          </table:table-cell>
          <table:table-cell office:value-type="float" office:value="1.5464142" calcext:value-type="float">
            <text:p>1.5464142</text:p>
          </table:table-cell>
          <table:table-cell office:value-type="float" office:value="24.09435" calcext:value-type="float">
            <text:p>24.09435</text:p>
          </table:table-cell>
          <table:table-cell office:value-type="float" office:value="68.69384" calcext:value-type="float">
            <text:p>68.69384</text:p>
          </table:table-cell>
          <table:table-cell office:value-type="float" office:value="13.852763" calcext:value-type="float">
            <text:p>13.852763</text:p>
          </table:table-cell>
          <table:table-cell office:value-type="float" office:value="87.21626" calcext:value-type="float">
            <text:p>87.21626</text:p>
          </table:table-cell>
          <table:table-cell office:value-type="float" office:value="2.644684" calcext:value-type="float">
            <text:p>2.644684</text:p>
          </table:table-cell>
          <table:table-cell office:value-type="float" office:value="16.242015" calcext:value-type="float">
            <text:p>16.242015</text:p>
          </table:table-cell>
          <table:table-cell office:value-type="float" office:value="3.3933955" calcext:value-type="float">
            <text:p>3.3933955</text:p>
          </table:table-cell>
          <table:table-cell office:value-type="float" office:value="6.379533" calcext:value-type="float">
            <text:p>6.379533</text:p>
          </table:table-cell>
          <table:table-cell office:value-type="float" office:value="10.813359" calcext:value-type="float">
            <text:p>10.813359</text:p>
          </table:table-cell>
          <table:table-cell office:value-type="float" office:value="6.497181" calcext:value-type="float">
            <text:p>6.497181</text:p>
          </table:table-cell>
          <table:table-cell office:value-type="float" office:value="12.462353" calcext:value-type="float">
            <text:p>12.462353</text:p>
          </table:table-cell>
          <table:table-cell office:value-type="float" office:value="183.79" calcext:value-type="float">
            <text:p>183.79</text:p>
          </table:table-cell>
          <table:table-cell office:value-type="float" office:value="148.32998" calcext:value-type="float">
            <text:p>148.32998</text:p>
          </table:table-cell>
          <table:table-cell office:value-type="float" office:value="162.50178" calcext:value-type="float">
            <text:p>162.50178</text:p>
          </table:table-cell>
          <table:table-cell office:value-type="float" office:value="0.83397835" calcext:value-type="float">
            <text:p>0.83397835</text:p>
          </table:table-cell>
          <table:table-cell office:value-type="float" office:value="10.762988" calcext:value-type="float">
            <text:p>10.762988</text:p>
          </table:table-cell>
        </table:table-row>
        <table:table-row table:style-name="ro2">
          <table:table-cell office:value-type="string" calcext:value-type="string">
            <text:p>TCGA-04-1519-01A-01R-1565-13</text:p>
          </table:table-cell>
          <table:table-cell office:value-type="string" calcext:value-type="string">
            <text:p>OV</text:p>
          </table:table-cell>
          <table:table-cell office:value-type="float" office:value="4.3425844" calcext:value-type="float">
            <text:p>4.3425844</text:p>
          </table:table-cell>
          <table:table-cell office:value-type="float" office:value="9.138642" calcext:value-type="float">
            <text:p>9.138642</text:p>
          </table:table-cell>
          <table:table-cell office:value-type="float" office:value="147.25001" calcext:value-type="float">
            <text:p>147.25001</text:p>
          </table:table-cell>
          <table:table-cell office:value-type="float" office:value="2966.0743" calcext:value-type="float">
            <text:p>2966.0743</text:p>
          </table:table-cell>
          <table:table-cell office:value-type="float" office:value="34.10716" calcext:value-type="float">
            <text:p>34.10716</text:p>
          </table:table-cell>
          <table:table-cell office:value-type="float" office:value="63.99234" calcext:value-type="float">
            <text:p>63.99234</text:p>
          </table:table-cell>
          <table:table-cell office:value-type="float" office:value="5.11345" calcext:value-type="float">
            <text:p>5.11345</text:p>
          </table:table-cell>
          <table:table-cell office:value-type="float" office:value="31.96639" calcext:value-type="float">
            <text:p>31.96639</text:p>
          </table:table-cell>
          <table:table-cell office:value-type="float" office:value="5.0794" calcext:value-type="float">
            <text:p>5.0794</text:p>
          </table:table-cell>
          <table:table-cell office:value-type="float" office:value="119.45382" calcext:value-type="float">
            <text:p>119.45382</text:p>
          </table:table-cell>
          <table:table-cell office:value-type="float" office:value="9.347831" calcext:value-type="float">
            <text:p>9.347831</text:p>
          </table:table-cell>
          <table:table-cell office:value-type="float" office:value="128.21027" calcext:value-type="float">
            <text:p>128.21027</text:p>
          </table:table-cell>
          <table:table-cell office:value-type="float" office:value="10.246511" calcext:value-type="float">
            <text:p>10.246511</text:p>
          </table:table-cell>
          <table:table-cell office:value-type="float" office:value="19.4553215" calcext:value-type="float">
            <text:p>19.4553215</text:p>
          </table:table-cell>
          <table:table-cell office:value-type="float" office:value="36.61005" calcext:value-type="float">
            <text:p>36.61005</text:p>
          </table:table-cell>
          <table:table-cell office:value-type="float" office:value="15.493284" calcext:value-type="float">
            <text:p>15.493284</text:p>
          </table:table-cell>
          <table:table-cell office:value-type="float" office:value="5.8481379" calcext:value-type="float">
            <text:p>5.8481379</text:p>
          </table:table-cell>
          <table:table-cell office:value-type="float" office:value="0.50489704" calcext:value-type="float">
            <text:p>0.50489704</text:p>
          </table:table-cell>
          <table:table-cell office:value-type="float" office:value="46.88918" calcext:value-type="float">
            <text:p>46.88918</text:p>
          </table:table-cell>
          <table:table-cell office:value-type="float" office:value="2895.113" calcext:value-type="float">
            <text:p>2895.113</text:p>
          </table:table-cell>
          <table:table-cell office:value-type="float" office:value="151.27336" calcext:value-type="float">
            <text:p>151.27336</text:p>
          </table:table-cell>
          <table:table-cell office:value-type="float" office:value="2.17124" calcext:value-type="float">
            <text:p>2.17124</text:p>
          </table:table-cell>
          <table:table-cell office:value-type="float" office:value="0.79799947" calcext:value-type="float">
            <text:p>0.79799947</text:p>
          </table:table-cell>
          <table:table-cell office:value-type="float" office:value="4.439934" calcext:value-type="float">
            <text:p>4.439934</text:p>
          </table:table-cell>
          <table:table-cell office:value-type="float" office:value="30.59601042" calcext:value-type="float">
            <text:p>30.59601042</text:p>
          </table:table-cell>
          <table:table-cell office:value-type="float" office:value="42.303115" calcext:value-type="float">
            <text:p>42.303115</text:p>
          </table:table-cell>
          <table:table-cell office:value-type="float" office:value="4.037113" calcext:value-type="float">
            <text:p>4.037113</text:p>
          </table:table-cell>
          <table:table-cell office:value-type="float" office:value="5.4288956" calcext:value-type="float">
            <text:p>5.4288956</text:p>
          </table:table-cell>
          <table:table-cell office:value-type="float" office:value="0.6258427" calcext:value-type="float">
            <text:p>0.6258427</text:p>
          </table:table-cell>
          <table:table-cell office:value-type="float" office:value="134.29164" calcext:value-type="float">
            <text:p>134.29164</text:p>
          </table:table-cell>
          <table:table-cell office:value-type="float" office:value="10.476251" calcext:value-type="float">
            <text:p>10.476251</text:p>
          </table:table-cell>
          <table:table-cell office:value-type="float" office:value="0.9202168" calcext:value-type="float">
            <text:p>0.9202168</text:p>
          </table:table-cell>
          <table:table-cell office:value-type="float" office:value="21.89003" calcext:value-type="float">
            <text:p>21.89003</text:p>
          </table:table-cell>
          <table:table-cell office:value-type="float" office:value="32.802763" calcext:value-type="float">
            <text:p>32.802763</text:p>
          </table:table-cell>
          <table:table-cell office:value-type="float" office:value="22.747657" calcext:value-type="float">
            <text:p>22.747657</text:p>
          </table:table-cell>
          <table:table-cell office:value-type="float" office:value="256.87333" calcext:value-type="float">
            <text:p>256.87333</text:p>
          </table:table-cell>
          <table:table-cell office:value-type="float" office:value="0.9229772" calcext:value-type="float">
            <text:p>0.9229772</text:p>
          </table:table-cell>
          <table:table-cell office:value-type="float" office:value="15.179344" calcext:value-type="float">
            <text:p>15.179344</text:p>
          </table:table-cell>
          <table:table-cell office:value-type="float" office:value="4.1133829" calcext:value-type="float">
            <text:p>4.1133829</text:p>
          </table:table-cell>
          <table:table-cell office:value-type="float" office:value="2.549579" calcext:value-type="float">
            <text:p>2.549579</text:p>
          </table:table-cell>
          <table:table-cell office:value-type="float" office:value="13.716755" calcext:value-type="float">
            <text:p>13.716755</text:p>
          </table:table-cell>
          <table:table-cell office:value-type="float" office:value="6.223476" calcext:value-type="float">
            <text:p>6.223476</text:p>
          </table:table-cell>
          <table:table-cell office:value-type="float" office:value="8.555487" calcext:value-type="float">
            <text:p>8.555487</text:p>
          </table:table-cell>
          <table:table-cell office:value-type="float" office:value="127.46078" calcext:value-type="float">
            <text:p>127.46078</text:p>
          </table:table-cell>
          <table:table-cell office:value-type="float" office:value="127.17711" calcext:value-type="float">
            <text:p>127.17711</text:p>
          </table:table-cell>
          <table:table-cell office:value-type="float" office:value="304.21775" calcext:value-type="float">
            <text:p>304.21775</text:p>
          </table:table-cell>
          <table:table-cell office:value-type="float" office:value="0.58846313" calcext:value-type="float">
            <text:p>0.58846313</text:p>
          </table:table-cell>
          <table:table-cell office:value-type="float" office:value="6.369246" calcext:value-type="float">
            <text:p>6.369246</text:p>
          </table:table-cell>
        </table:table-row>
        <table:table-row table:style-name="ro2">
          <table:table-cell office:value-type="string" calcext:value-type="string">
            <text:p>TCGA-04-1530-01A-02R-1569-13</text:p>
          </table:table-cell>
          <table:table-cell office:value-type="string" calcext:value-type="string">
            <text:p>OV</text:p>
          </table:table-cell>
          <table:table-cell office:value-type="float" office:value="14.0261045" calcext:value-type="float">
            <text:p>14.0261045</text:p>
          </table:table-cell>
          <table:table-cell office:value-type="float" office:value="14.517484" calcext:value-type="float">
            <text:p>14.517484</text:p>
          </table:table-cell>
          <table:table-cell office:value-type="float" office:value="130.95794" calcext:value-type="float">
            <text:p>130.95794</text:p>
          </table:table-cell>
          <table:table-cell office:value-type="float" office:value="2966.0811" calcext:value-type="float">
            <text:p>2966.0811</text:p>
          </table:table-cell>
          <table:table-cell office:value-type="float" office:value="69.54188" calcext:value-type="float">
            <text:p>69.54188</text:p>
          </table:table-cell>
          <table:table-cell office:value-type="float" office:value="82.92341" calcext:value-type="float">
            <text:p>82.92341</text:p>
          </table:table-cell>
          <table:table-cell office:value-type="float" office:value="3.120857" calcext:value-type="float">
            <text:p>3.120857</text:p>
          </table:table-cell>
          <table:table-cell office:value-type="float" office:value="19.754229" calcext:value-type="float">
            <text:p>19.754229</text:p>
          </table:table-cell>
          <table:table-cell office:value-type="float" office:value="26.799918" calcext:value-type="float">
            <text:p>26.799918</text:p>
          </table:table-cell>
          <table:table-cell office:value-type="float" office:value="46.95818" calcext:value-type="float">
            <text:p>46.95818</text:p>
          </table:table-cell>
          <table:table-cell office:value-type="float" office:value="4.846254" calcext:value-type="float">
            <text:p>4.846254</text:p>
          </table:table-cell>
          <table:table-cell office:value-type="float" office:value="61.86135" calcext:value-type="float">
            <text:p>61.86135</text:p>
          </table:table-cell>
          <table:table-cell office:value-type="float" office:value="6.870887" calcext:value-type="float">
            <text:p>6.870887</text:p>
          </table:table-cell>
          <table:table-cell office:value-type="float" office:value="6.2193036" calcext:value-type="float">
            <text:p>6.2193036</text:p>
          </table:table-cell>
          <table:table-cell office:value-type="float" office:value="63.70835" calcext:value-type="float">
            <text:p>63.70835</text:p>
          </table:table-cell>
          <table:table-cell office:value-type="float" office:value="7.45536" calcext:value-type="float">
            <text:p>7.45536</text:p>
          </table:table-cell>
          <table:table-cell office:value-type="float" office:value="5.1232489" calcext:value-type="float">
            <text:p>5.1232489</text:p>
          </table:table-cell>
          <table:table-cell office:value-type="float" office:value="0.36140493" calcext:value-type="float">
            <text:p>0.36140493</text:p>
          </table:table-cell>
          <table:table-cell office:value-type="float" office:value="158.38134" calcext:value-type="float">
            <text:p>158.38134</text:p>
          </table:table-cell>
          <table:table-cell office:value-type="float" office:value="2051.9624" calcext:value-type="float">
            <text:p>2051.9624</text:p>
          </table:table-cell>
          <table:table-cell office:value-type="float" office:value="53.79555" calcext:value-type="float">
            <text:p>53.79555</text:p>
          </table:table-cell>
          <table:table-cell office:value-type="float" office:value="10.912266" calcext:value-type="float">
            <text:p>10.912266</text:p>
          </table:table-cell>
          <table:table-cell office:value-type="float" office:value="0.44764011" calcext:value-type="float">
            <text:p>0.44764011</text:p>
          </table:table-cell>
          <table:table-cell office:value-type="float" office:value="7.446614" calcext:value-type="float">
            <text:p>7.446614</text:p>
          </table:table-cell>
          <table:table-cell office:value-type="float" office:value="0.63869647" calcext:value-type="float">
            <text:p>0.63869647</text:p>
          </table:table-cell>
          <table:table-cell office:value-type="float" office:value="29.851011" calcext:value-type="float">
            <text:p>29.851011</text:p>
          </table:table-cell>
          <table:table-cell office:value-type="float" office:value="2.953261" calcext:value-type="float">
            <text:p>2.953261</text:p>
          </table:table-cell>
          <table:table-cell office:value-type="float" office:value="6.7480723" calcext:value-type="float">
            <text:p>6.7480723</text:p>
          </table:table-cell>
          <table:table-cell office:value-type="float" office:value="7.1152645" calcext:value-type="float">
            <text:p>7.1152645</text:p>
          </table:table-cell>
          <table:table-cell office:value-type="float" office:value="105.52092" calcext:value-type="float">
            <text:p>105.52092</text:p>
          </table:table-cell>
          <table:table-cell office:value-type="float" office:value="7.096445" calcext:value-type="float">
            <text:p>7.096445</text:p>
          </table:table-cell>
          <table:table-cell office:value-type="float" office:value="2.1439942" calcext:value-type="float">
            <text:p>2.1439942</text:p>
          </table:table-cell>
          <table:table-cell office:value-type="float" office:value="25.64008" calcext:value-type="float">
            <text:p>25.64008</text:p>
          </table:table-cell>
          <table:table-cell office:value-type="float" office:value="68.201912" calcext:value-type="float">
            <text:p>68.201912</text:p>
          </table:table-cell>
          <table:table-cell office:value-type="float" office:value="14.314474" calcext:value-type="float">
            <text:p>14.314474</text:p>
          </table:table-cell>
          <table:table-cell office:value-type="float" office:value="104.98427" calcext:value-type="float">
            <text:p>104.98427</text:p>
          </table:table-cell>
          <table:table-cell office:value-type="float" office:value="1.9464794" calcext:value-type="float">
            <text:p>1.9464794</text:p>
          </table:table-cell>
          <table:table-cell office:value-type="float" office:value="8.064011" calcext:value-type="float">
            <text:p>8.064011</text:p>
          </table:table-cell>
          <table:table-cell office:value-type="float" office:value="3.8399528" calcext:value-type="float">
            <text:p>3.8399528</text:p>
          </table:table-cell>
          <table:table-cell office:value-type="float" office:value="3.463049" calcext:value-type="float">
            <text:p>3.463049</text:p>
          </table:table-cell>
          <table:table-cell office:value-type="float" office:value="13.117974" calcext:value-type="float">
            <text:p>13.117974</text:p>
          </table:table-cell>
          <table:table-cell office:value-type="float" office:value="4.133971" calcext:value-type="float">
            <text:p>4.133971</text:p>
          </table:table-cell>
          <table:table-cell office:value-type="float" office:value="5.280566" calcext:value-type="float">
            <text:p>5.280566</text:p>
          </table:table-cell>
          <table:table-cell office:value-type="float" office:value="254.60055" calcext:value-type="float">
            <text:p>254.60055</text:p>
          </table:table-cell>
          <table:table-cell office:value-type="float" office:value="99.67204" calcext:value-type="float">
            <text:p>99.67204</text:p>
          </table:table-cell>
          <table:table-cell office:value-type="float" office:value="163.75165" calcext:value-type="float">
            <text:p>163.75165</text:p>
          </table:table-cell>
          <table:table-cell office:value-type="float" office:value="0.73681797" calcext:value-type="float">
            <text:p>0.73681797</text:p>
          </table:table-cell>
          <table:table-cell office:value-type="float" office:value="9.61101" calcext:value-type="float">
            <text:p>9.61101</text:p>
          </table:table-cell>
        </table:table-row>
        <table:table-row table:style-name="ro2">
          <table:table-cell office:value-type="string" calcext:value-type="string">
            <text:p>TCGA-04-1542-01A-01R-1566-13</text:p>
          </table:table-cell>
          <table:table-cell office:value-type="string" calcext:value-type="string">
            <text:p>OV</text:p>
          </table:table-cell>
          <table:table-cell office:value-type="float" office:value="8.9536273" calcext:value-type="float">
            <text:p>8.9536273</text:p>
          </table:table-cell>
          <table:table-cell office:value-type="float" office:value="5.423888" calcext:value-type="float">
            <text:p>5.423888</text:p>
          </table:table-cell>
          <table:table-cell office:value-type="float" office:value="266.84276" calcext:value-type="float">
            <text:p>266.84276</text:p>
          </table:table-cell>
          <table:table-cell office:value-type="float" office:value="3264.6309" calcext:value-type="float">
            <text:p>3264.6309</text:p>
          </table:table-cell>
          <table:table-cell office:value-type="float" office:value="97.55922" calcext:value-type="float">
            <text:p>97.55922</text:p>
          </table:table-cell>
          <table:table-cell office:value-type="float" office:value="86.89723" calcext:value-type="float">
            <text:p>86.89723</text:p>
          </table:table-cell>
          <table:table-cell office:value-type="float" office:value="5.702441" calcext:value-type="float">
            <text:p>5.702441</text:p>
          </table:table-cell>
          <table:table-cell office:value-type="float" office:value="11.828432" calcext:value-type="float">
            <text:p>11.828432</text:p>
          </table:table-cell>
          <table:table-cell office:value-type="float" office:value="19.37792" calcext:value-type="float">
            <text:p>19.37792</text:p>
          </table:table-cell>
          <table:table-cell office:value-type="float" office:value="102.0031" calcext:value-type="float">
            <text:p>102.0031</text:p>
          </table:table-cell>
          <table:table-cell office:value-type="float" office:value="4.414745" calcext:value-type="float">
            <text:p>4.414745</text:p>
          </table:table-cell>
          <table:table-cell office:value-type="float" office:value="89.22859" calcext:value-type="float">
            <text:p>89.22859</text:p>
          </table:table-cell>
          <table:table-cell office:value-type="float" office:value="9.94845" calcext:value-type="float">
            <text:p>9.94845</text:p>
          </table:table-cell>
          <table:table-cell office:value-type="float" office:value="16.6312899" calcext:value-type="float">
            <text:p>16.6312899</text:p>
          </table:table-cell>
          <table:table-cell office:value-type="float" office:value="25.95217" calcext:value-type="float">
            <text:p>25.95217</text:p>
          </table:table-cell>
          <table:table-cell office:value-type="float" office:value="7.161634" calcext:value-type="float">
            <text:p>7.161634</text:p>
          </table:table-cell>
          <table:table-cell office:value-type="float" office:value="3.3829556" calcext:value-type="float">
            <text:p>3.3829556</text:p>
          </table:table-cell>
          <table:table-cell office:value-type="float" office:value="0.40519311" calcext:value-type="float">
            <text:p>0.40519311</text:p>
          </table:table-cell>
          <table:table-cell office:value-type="float" office:value="26.12168" calcext:value-type="float">
            <text:p>26.12168</text:p>
          </table:table-cell>
          <table:table-cell office:value-type="float" office:value="3143.5884" calcext:value-type="float">
            <text:p>3143.5884</text:p>
          </table:table-cell>
          <table:table-cell office:value-type="float" office:value="99.92079" calcext:value-type="float">
            <text:p>99.92079</text:p>
          </table:table-cell>
          <table:table-cell office:value-type="float" office:value="5.048544" calcext:value-type="float">
            <text:p>5.048544</text:p>
          </table:table-cell>
          <table:table-cell office:value-type="float" office:value="0.49546547" calcext:value-type="float">
            <text:p>0.49546547</text:p>
          </table:table-cell>
          <table:table-cell office:value-type="float" office:value="5.164085" calcext:value-type="float">
            <text:p>5.164085</text:p>
          </table:table-cell>
          <table:table-cell office:value-type="float" office:value="4.94583888" calcext:value-type="float">
            <text:p>4.94583888</text:p>
          </table:table-cell>
          <table:table-cell office:value-type="float" office:value="37.250247" calcext:value-type="float">
            <text:p>37.250247</text:p>
          </table:table-cell>
          <table:table-cell office:value-type="float" office:value="3.907096" calcext:value-type="float">
            <text:p>3.907096</text:p>
          </table:table-cell>
          <table:table-cell office:value-type="float" office:value="3.7222824" calcext:value-type="float">
            <text:p>3.7222824</text:p>
          </table:table-cell>
          <table:table-cell office:value-type="float" office:value="4.3590162" calcext:value-type="float">
            <text:p>4.3590162</text:p>
          </table:table-cell>
          <table:table-cell office:value-type="float" office:value="153.79013" calcext:value-type="float">
            <text:p>153.79013</text:p>
          </table:table-cell>
          <table:table-cell office:value-type="float" office:value="13.626492" calcext:value-type="float">
            <text:p>13.626492</text:p>
          </table:table-cell>
          <table:table-cell office:value-type="float" office:value="1.6177482" calcext:value-type="float">
            <text:p>1.6177482</text:p>
          </table:table-cell>
          <table:table-cell office:value-type="float" office:value="30.05813" calcext:value-type="float">
            <text:p>30.05813</text:p>
          </table:table-cell>
          <table:table-cell office:value-type="float" office:value="34.140044" calcext:value-type="float">
            <text:p>34.140044</text:p>
          </table:table-cell>
          <table:table-cell office:value-type="float" office:value="15.294294" calcext:value-type="float">
            <text:p>15.294294</text:p>
          </table:table-cell>
          <table:table-cell office:value-type="float" office:value="419.58843" calcext:value-type="float">
            <text:p>419.58843</text:p>
          </table:table-cell>
          <table:table-cell office:value-type="float" office:value="1.3381284" calcext:value-type="float">
            <text:p>1.3381284</text:p>
          </table:table-cell>
          <table:table-cell office:value-type="float" office:value="17.663829" calcext:value-type="float">
            <text:p>17.663829</text:p>
          </table:table-cell>
          <table:table-cell office:value-type="float" office:value="3.8826997" calcext:value-type="float">
            <text:p>3.8826997</text:p>
          </table:table-cell>
          <table:table-cell office:value-type="float" office:value="2.408979" calcext:value-type="float">
            <text:p>2.408979</text:p>
          </table:table-cell>
          <table:table-cell office:value-type="float" office:value="8.335318" calcext:value-type="float">
            <text:p>8.335318</text:p>
          </table:table-cell>
          <table:table-cell office:value-type="float" office:value="4.456783" calcext:value-type="float">
            <text:p>4.456783</text:p>
          </table:table-cell>
          <table:table-cell office:value-type="float" office:value="7.544932" calcext:value-type="float">
            <text:p>7.544932</text:p>
          </table:table-cell>
          <table:table-cell office:value-type="float" office:value="236.41255" calcext:value-type="float">
            <text:p>236.41255</text:p>
          </table:table-cell>
          <table:table-cell office:value-type="float" office:value="262.74094" calcext:value-type="float">
            <text:p>262.74094</text:p>
          </table:table-cell>
          <table:table-cell office:value-type="float" office:value="165.86754" calcext:value-type="float">
            <text:p>165.86754</text:p>
          </table:table-cell>
          <table:table-cell office:value-type="float" office:value="0.33452166" calcext:value-type="float">
            <text:p>0.33452166</text:p>
          </table:table-cell>
          <table:table-cell office:value-type="float" office:value="4.439979" calcext:value-type="float">
            <text:p>4.439979</text:p>
          </table:table-cell>
        </table:table-row>
        <table:table-row table:style-name="ro2">
          <table:table-cell office:value-type="string" calcext:value-type="string">
            <text:p>TCGA-04-1648-01A-01R-1567-13</text:p>
          </table:table-cell>
          <table:table-cell office:value-type="string" calcext:value-type="string">
            <text:p>OV</text:p>
          </table:table-cell>
          <table:table-cell office:value-type="float" office:value="13.4209178" calcext:value-type="float">
            <text:p>13.4209178</text:p>
          </table:table-cell>
          <table:table-cell office:value-type="float" office:value="6.472201" calcext:value-type="float">
            <text:p>6.472201</text:p>
          </table:table-cell>
          <table:table-cell office:value-type="float" office:value="131.35178" calcext:value-type="float">
            <text:p>131.35178</text:p>
          </table:table-cell>
          <table:table-cell office:value-type="float" office:value="3738.8717" calcext:value-type="float">
            <text:p>3738.8717</text:p>
          </table:table-cell>
          <table:table-cell office:value-type="float" office:value="36.20945" calcext:value-type="float">
            <text:p>36.20945</text:p>
          </table:table-cell>
          <table:table-cell office:value-type="float" office:value="66.30993" calcext:value-type="float">
            <text:p>66.30993</text:p>
          </table:table-cell>
          <table:table-cell office:value-type="float" office:value="9.565994" calcext:value-type="float">
            <text:p>9.565994</text:p>
          </table:table-cell>
          <table:table-cell office:value-type="float" office:value="25.329215" calcext:value-type="float">
            <text:p>25.329215</text:p>
          </table:table-cell>
          <table:table-cell office:value-type="float" office:value="13.661889" calcext:value-type="float">
            <text:p>13.661889</text:p>
          </table:table-cell>
          <table:table-cell office:value-type="float" office:value="174.65264" calcext:value-type="float">
            <text:p>174.65264</text:p>
          </table:table-cell>
          <table:table-cell office:value-type="float" office:value="4.929477" calcext:value-type="float">
            <text:p>4.929477</text:p>
          </table:table-cell>
          <table:table-cell office:value-type="float" office:value="41.06906" calcext:value-type="float">
            <text:p>41.06906</text:p>
          </table:table-cell>
          <table:table-cell office:value-type="float" office:value="6.911465" calcext:value-type="float">
            <text:p>6.911465</text:p>
          </table:table-cell>
          <table:table-cell office:value-type="float" office:value="7.5599284" calcext:value-type="float">
            <text:p>7.5599284</text:p>
          </table:table-cell>
          <table:table-cell office:value-type="float" office:value="42.91295" calcext:value-type="float">
            <text:p>42.91295</text:p>
          </table:table-cell>
          <table:table-cell office:value-type="float" office:value="13.382681" calcext:value-type="float">
            <text:p>13.382681</text:p>
          </table:table-cell>
          <table:table-cell office:value-type="float" office:value="5.6089657" calcext:value-type="float">
            <text:p>5.6089657</text:p>
          </table:table-cell>
          <table:table-cell office:value-type="float" office:value="0.51212781" calcext:value-type="float">
            <text:p>0.51212781</text:p>
          </table:table-cell>
          <table:table-cell office:value-type="float" office:value="70.65856" calcext:value-type="float">
            <text:p>70.65856</text:p>
          </table:table-cell>
          <table:table-cell office:value-type="float" office:value="1000.8845" calcext:value-type="float">
            <text:p>1000.8845</text:p>
          </table:table-cell>
          <table:table-cell office:value-type="float" office:value="146.20634" calcext:value-type="float">
            <text:p>146.20634</text:p>
          </table:table-cell>
          <table:table-cell office:value-type="float" office:value="6.960782" calcext:value-type="float">
            <text:p>6.960782</text:p>
          </table:table-cell>
          <table:table-cell office:value-type="float" office:value="0.70285576" calcext:value-type="float">
            <text:p>0.70285576</text:p>
          </table:table-cell>
          <table:table-cell office:value-type="float" office:value="10.369612" calcext:value-type="float">
            <text:p>10.369612</text:p>
          </table:table-cell>
          <table:table-cell office:value-type="float" office:value="11.10473207" calcext:value-type="float">
            <text:p>11.10473207</text:p>
          </table:table-cell>
          <table:table-cell office:value-type="float" office:value="35.65973" calcext:value-type="float">
            <text:p>35.65973</text:p>
          </table:table-cell>
          <table:table-cell office:value-type="float" office:value="4.374737" calcext:value-type="float">
            <text:p>4.374737</text:p>
          </table:table-cell>
          <table:table-cell office:value-type="float" office:value="3.9847439" calcext:value-type="float">
            <text:p>3.9847439</text:p>
          </table:table-cell>
          <table:table-cell office:value-type="float" office:value="2.1259272" calcext:value-type="float">
            <text:p>2.1259272</text:p>
          </table:table-cell>
          <table:table-cell office:value-type="float" office:value="220.12016" calcext:value-type="float">
            <text:p>220.12016</text:p>
          </table:table-cell>
          <table:table-cell office:value-type="float" office:value="4.797731" calcext:value-type="float">
            <text:p>4.797731</text:p>
          </table:table-cell>
          <table:table-cell office:value-type="float" office:value="2.3542189" calcext:value-type="float">
            <text:p>2.3542189</text:p>
          </table:table-cell>
          <table:table-cell office:value-type="float" office:value="47.11554" calcext:value-type="float">
            <text:p>47.11554</text:p>
          </table:table-cell>
          <table:table-cell office:value-type="float" office:value="23.492499" calcext:value-type="float">
            <text:p>23.492499</text:p>
          </table:table-cell>
          <table:table-cell office:value-type="float" office:value="24.563827" calcext:value-type="float">
            <text:p>24.563827</text:p>
          </table:table-cell>
          <table:table-cell office:value-type="float" office:value="263.90726" calcext:value-type="float">
            <text:p>263.90726</text:p>
          </table:table-cell>
          <table:table-cell office:value-type="float" office:value="0.8875304" calcext:value-type="float">
            <text:p>0.8875304</text:p>
          </table:table-cell>
          <table:table-cell office:value-type="float" office:value="11.82363" calcext:value-type="float">
            <text:p>11.82363</text:p>
          </table:table-cell>
          <table:table-cell office:value-type="float" office:value="3.6549745" calcext:value-type="float">
            <text:p>3.6549745</text:p>
          </table:table-cell>
          <table:table-cell office:value-type="float" office:value="3.571785" calcext:value-type="float">
            <text:p>3.571785</text:p>
          </table:table-cell>
          <table:table-cell office:value-type="float" office:value="15.69144" calcext:value-type="float">
            <text:p>15.69144</text:p>
          </table:table-cell>
          <table:table-cell office:value-type="float" office:value="7.208504" calcext:value-type="float">
            <text:p>7.208504</text:p>
          </table:table-cell>
          <table:table-cell office:value-type="float" office:value="5.489269" calcext:value-type="float">
            <text:p>5.489269</text:p>
          </table:table-cell>
          <table:table-cell office:value-type="float" office:value="128.13164" calcext:value-type="float">
            <text:p>128.13164</text:p>
          </table:table-cell>
          <table:table-cell office:value-type="float" office:value="174.78403" calcext:value-type="float">
            <text:p>174.78403</text:p>
          </table:table-cell>
          <table:table-cell office:value-type="float" office:value="248.8266" calcext:value-type="float">
            <text:p>248.8266</text:p>
          </table:table-cell>
          <table:table-cell office:value-type="float" office:value="0.44844209" calcext:value-type="float">
            <text:p>0.44844209</text:p>
          </table:table-cell>
          <table:table-cell office:value-type="float" office:value="6.232966" calcext:value-type="float">
            <text:p>6.232966</text:p>
          </table:table-cell>
        </table:table-row>
        <table:table-row table:style-name="ro2">
          <table:table-cell office:value-type="string" calcext:value-type="string">
            <text:p>TCGA-04-1651-01A-01R-1567-13</text:p>
          </table:table-cell>
          <table:table-cell office:value-type="string" calcext:value-type="string">
            <text:p>OV</text:p>
          </table:table-cell>
          <table:table-cell office:value-type="float" office:value="6.5016667" calcext:value-type="float">
            <text:p>6.5016667</text:p>
          </table:table-cell>
          <table:table-cell office:value-type="float" office:value="7.090463" calcext:value-type="float">
            <text:p>7.090463</text:p>
          </table:table-cell>
          <table:table-cell office:value-type="float" office:value="128.12939" calcext:value-type="float">
            <text:p>128.12939</text:p>
          </table:table-cell>
          <table:table-cell office:value-type="float" office:value="1878.398" calcext:value-type="float">
            <text:p>1878.398</text:p>
          </table:table-cell>
          <table:table-cell office:value-type="float" office:value="77.28367" calcext:value-type="float">
            <text:p>77.28367</text:p>
          </table:table-cell>
          <table:table-cell office:value-type="float" office:value="75.48204" calcext:value-type="float">
            <text:p>75.48204</text:p>
          </table:table-cell>
          <table:table-cell office:value-type="float" office:value="6.13752" calcext:value-type="float">
            <text:p>6.13752</text:p>
          </table:table-cell>
          <table:table-cell office:value-type="float" office:value="8.695442" calcext:value-type="float">
            <text:p>8.695442</text:p>
          </table:table-cell>
          <table:table-cell office:value-type="float" office:value="22.630963" calcext:value-type="float">
            <text:p>22.630963</text:p>
          </table:table-cell>
          <table:table-cell office:value-type="float" office:value="96.06573" calcext:value-type="float">
            <text:p>96.06573</text:p>
          </table:table-cell>
          <table:table-cell office:value-type="float" office:value="7.371802" calcext:value-type="float">
            <text:p>7.371802</text:p>
          </table:table-cell>
          <table:table-cell office:value-type="float" office:value="44.27319" calcext:value-type="float">
            <text:p>44.27319</text:p>
          </table:table-cell>
          <table:table-cell office:value-type="float" office:value="8.186643" calcext:value-type="float">
            <text:p>8.186643</text:p>
          </table:table-cell>
          <table:table-cell office:value-type="float" office:value="5.416172" calcext:value-type="float">
            <text:p>5.416172</text:p>
          </table:table-cell>
          <table:table-cell office:value-type="float" office:value="30.55036" calcext:value-type="float">
            <text:p>30.55036</text:p>
          </table:table-cell>
          <table:table-cell office:value-type="float" office:value="6.076186" calcext:value-type="float">
            <text:p>6.076186</text:p>
          </table:table-cell>
          <table:table-cell office:value-type="float" office:value="4.876622" calcext:value-type="float">
            <text:p>4.876622</text:p>
          </table:table-cell>
          <table:table-cell office:value-type="float" office:value="0.41559145" calcext:value-type="float">
            <text:p>0.41559145</text:p>
          </table:table-cell>
          <table:table-cell office:value-type="float" office:value="71.91997" calcext:value-type="float">
            <text:p>71.91997</text:p>
          </table:table-cell>
          <table:table-cell office:value-type="float" office:value="2090.1191" calcext:value-type="float">
            <text:p>2090.1191</text:p>
          </table:table-cell>
          <table:table-cell office:value-type="float" office:value="103.5842" calcext:value-type="float">
            <text:p>103.5842</text:p>
          </table:table-cell>
          <table:table-cell office:value-type="float" office:value="3.43436" calcext:value-type="float">
            <text:p>3.43436</text:p>
          </table:table-cell>
          <table:table-cell office:value-type="float" office:value="0.14666513" calcext:value-type="float">
            <text:p>0.14666513</text:p>
          </table:table-cell>
          <table:table-cell office:value-type="float" office:value="7.416817" calcext:value-type="float">
            <text:p>7.416817</text:p>
          </table:table-cell>
          <table:table-cell office:value-type="float" office:value="0.44152188" calcext:value-type="float">
            <text:p>0.44152188</text:p>
          </table:table-cell>
          <table:table-cell office:value-type="float" office:value="30.756642" calcext:value-type="float">
            <text:p>30.756642</text:p>
          </table:table-cell>
          <table:table-cell office:value-type="float" office:value="2.128585" calcext:value-type="float">
            <text:p>2.128585</text:p>
          </table:table-cell>
          <table:table-cell office:value-type="float" office:value="5.037386" calcext:value-type="float">
            <text:p>5.037386</text:p>
          </table:table-cell>
          <table:table-cell office:value-type="float" office:value="4.325012" calcext:value-type="float">
            <text:p>4.325012</text:p>
          </table:table-cell>
          <table:table-cell office:value-type="float" office:value="146.72085" calcext:value-type="float">
            <text:p>146.72085</text:p>
          </table:table-cell>
          <table:table-cell office:value-type="float" office:value="6.297941" calcext:value-type="float">
            <text:p>6.297941</text:p>
          </table:table-cell>
          <table:table-cell office:value-type="float" office:value="0.9584833" calcext:value-type="float">
            <text:p>0.9584833</text:p>
          </table:table-cell>
          <table:table-cell office:value-type="float" office:value="27.63516" calcext:value-type="float">
            <text:p>27.63516</text:p>
          </table:table-cell>
          <table:table-cell office:value-type="float" office:value="62.480867" calcext:value-type="float">
            <text:p>62.480867</text:p>
          </table:table-cell>
          <table:table-cell office:value-type="float" office:value="21.962806" calcext:value-type="float">
            <text:p>21.962806</text:p>
          </table:table-cell>
          <table:table-cell office:value-type="float" office:value="88.14637" calcext:value-type="float">
            <text:p>88.14637</text:p>
          </table:table-cell>
          <table:table-cell office:value-type="float" office:value="1.8242137" calcext:value-type="float">
            <text:p>1.8242137</text:p>
          </table:table-cell>
          <table:table-cell office:value-type="float" office:value="4.807537" calcext:value-type="float">
            <text:p>4.807537</text:p>
          </table:table-cell>
          <table:table-cell office:value-type="float" office:value="3.3995142" calcext:value-type="float">
            <text:p>3.3995142</text:p>
          </table:table-cell>
          <table:table-cell office:value-type="float" office:value="1.559593" calcext:value-type="float">
            <text:p>1.559593</text:p>
          </table:table-cell>
          <table:table-cell office:value-type="float" office:value="17.671124" calcext:value-type="float">
            <text:p>17.671124</text:p>
          </table:table-cell>
          <table:table-cell office:value-type="float" office:value="5.82235" calcext:value-type="float">
            <text:p>5.82235</text:p>
          </table:table-cell>
          <table:table-cell office:value-type="float" office:value="6.396928" calcext:value-type="float">
            <text:p>6.396928</text:p>
          </table:table-cell>
          <table:table-cell office:value-type="float" office:value="108.14162" calcext:value-type="float">
            <text:p>108.14162</text:p>
          </table:table-cell>
          <table:table-cell office:value-type="float" office:value="114.59955" calcext:value-type="float">
            <text:p>114.59955</text:p>
          </table:table-cell>
          <table:table-cell office:value-type="float" office:value="159.20237" calcext:value-type="float">
            <text:p>159.20237</text:p>
          </table:table-cell>
          <table:table-cell office:value-type="float" office:value="0.8222693" calcext:value-type="float">
            <text:p>0.8222693</text:p>
          </table:table-cell>
          <table:table-cell office:value-type="float" office:value="11.780959" calcext:value-type="float">
            <text:p>11.780959</text:p>
          </table:table-cell>
        </table:table-row>
        <table:table-row table:style-name="ro2">
          <table:table-cell office:value-type="string" calcext:value-type="string">
            <text:p>TCGA-04-1655-01A-01R-1566-13</text:p>
          </table:table-cell>
          <table:table-cell office:value-type="string" calcext:value-type="string">
            <text:p>OV</text:p>
          </table:table-cell>
          <table:table-cell office:value-type="float" office:value="10.8534163" calcext:value-type="float">
            <text:p>10.8534163</text:p>
          </table:table-cell>
          <table:table-cell office:value-type="float" office:value="7.975377" calcext:value-type="float">
            <text:p>7.975377</text:p>
          </table:table-cell>
          <table:table-cell office:value-type="float" office:value="163.92047" calcext:value-type="float">
            <text:p>163.92047</text:p>
          </table:table-cell>
          <table:table-cell office:value-type="float" office:value="4704.84" calcext:value-type="float">
            <text:p>4704.84</text:p>
          </table:table-cell>
          <table:table-cell office:value-type="float" office:value="86.81717" calcext:value-type="float">
            <text:p>86.81717</text:p>
          </table:table-cell>
          <table:table-cell office:value-type="float" office:value="109.44749" calcext:value-type="float">
            <text:p>109.44749</text:p>
          </table:table-cell>
          <table:table-cell office:value-type="float" office:value="9.150326" calcext:value-type="float">
            <text:p>9.150326</text:p>
          </table:table-cell>
          <table:table-cell office:value-type="float" office:value="23.577146" calcext:value-type="float">
            <text:p>23.577146</text:p>
          </table:table-cell>
          <table:table-cell office:value-type="float" office:value="14.896743" calcext:value-type="float">
            <text:p>14.896743</text:p>
          </table:table-cell>
          <table:table-cell office:value-type="float" office:value="70.12723" calcext:value-type="float">
            <text:p>70.12723</text:p>
          </table:table-cell>
          <table:table-cell office:value-type="float" office:value="4.420649" calcext:value-type="float">
            <text:p>4.420649</text:p>
          </table:table-cell>
          <table:table-cell office:value-type="float" office:value="133.54233" calcext:value-type="float">
            <text:p>133.54233</text:p>
          </table:table-cell>
          <table:table-cell office:value-type="float" office:value="5.941452" calcext:value-type="float">
            <text:p>5.941452</text:p>
          </table:table-cell>
          <table:table-cell office:value-type="float" office:value="11.273533" calcext:value-type="float">
            <text:p>11.273533</text:p>
          </table:table-cell>
          <table:table-cell office:value-type="float" office:value="38.21519" calcext:value-type="float">
            <text:p>38.21519</text:p>
          </table:table-cell>
          <table:table-cell office:value-type="float" office:value="6.677812" calcext:value-type="float">
            <text:p>6.677812</text:p>
          </table:table-cell>
          <table:table-cell office:value-type="float" office:value="4.6824933" calcext:value-type="float">
            <text:p>4.6824933</text:p>
          </table:table-cell>
          <table:table-cell office:value-type="float" office:value="0.07568443" calcext:value-type="float">
            <text:p>0.07568443</text:p>
          </table:table-cell>
          <table:table-cell office:value-type="float" office:value="31.89827" calcext:value-type="float">
            <text:p>31.89827</text:p>
          </table:table-cell>
          <table:table-cell office:value-type="float" office:value="2554.8778" calcext:value-type="float">
            <text:p>2554.8778</text:p>
          </table:table-cell>
          <table:table-cell office:value-type="float" office:value="31.67856" calcext:value-type="float">
            <text:p>31.67856</text:p>
          </table:table-cell>
          <table:table-cell office:value-type="float" office:value="6.452403" calcext:value-type="float">
            <text:p>6.452403</text:p>
          </table:table-cell>
          <table:table-cell office:value-type="float" office:value="0.23329012" calcext:value-type="float">
            <text:p>0.23329012</text:p>
          </table:table-cell>
          <table:table-cell office:value-type="float" office:value="8.757092" calcext:value-type="float">
            <text:p>8.757092</text:p>
          </table:table-cell>
          <table:table-cell office:value-type="float" office:value="4.65690749" calcext:value-type="float">
            <text:p>4.65690749</text:p>
          </table:table-cell>
          <table:table-cell office:value-type="float" office:value="45.750205" calcext:value-type="float">
            <text:p>45.750205</text:p>
          </table:table-cell>
          <table:table-cell office:value-type="float" office:value="1.72086" calcext:value-type="float">
            <text:p>1.72086</text:p>
          </table:table-cell>
          <table:table-cell office:value-type="float" office:value="6.0197107" calcext:value-type="float">
            <text:p>6.0197107</text:p>
          </table:table-cell>
          <table:table-cell office:value-type="float" office:value="2.2399449" calcext:value-type="float">
            <text:p>2.2399449</text:p>
          </table:table-cell>
          <table:table-cell office:value-type="float" office:value="168.9111" calcext:value-type="float">
            <text:p>168.9111</text:p>
          </table:table-cell>
          <table:table-cell office:value-type="float" office:value="12.473778" calcext:value-type="float">
            <text:p>12.473778</text:p>
          </table:table-cell>
          <table:table-cell office:value-type="float" office:value="2.3762737" calcext:value-type="float">
            <text:p>2.3762737</text:p>
          </table:table-cell>
          <table:table-cell office:value-type="float" office:value="29.41297" calcext:value-type="float">
            <text:p>29.41297</text:p>
          </table:table-cell>
          <table:table-cell office:value-type="float" office:value="26.470318" calcext:value-type="float">
            <text:p>26.470318</text:p>
          </table:table-cell>
          <table:table-cell office:value-type="float" office:value="20.321749" calcext:value-type="float">
            <text:p>20.321749</text:p>
          </table:table-cell>
          <table:table-cell office:value-type="float" office:value="260.96162" calcext:value-type="float">
            <text:p>260.96162</text:p>
          </table:table-cell>
          <table:table-cell office:value-type="float" office:value="1.4114825" calcext:value-type="float">
            <text:p>1.4114825</text:p>
          </table:table-cell>
          <table:table-cell office:value-type="float" office:value="19.164724" calcext:value-type="float">
            <text:p>19.164724</text:p>
          </table:table-cell>
          <table:table-cell office:value-type="float" office:value="3.1367713" calcext:value-type="float">
            <text:p>3.1367713</text:p>
          </table:table-cell>
          <table:table-cell office:value-type="float" office:value="3.53991" calcext:value-type="float">
            <text:p>3.53991</text:p>
          </table:table-cell>
          <table:table-cell office:value-type="float" office:value="10.413742" calcext:value-type="float">
            <text:p>10.413742</text:p>
          </table:table-cell>
          <table:table-cell office:value-type="float" office:value="6.404656" calcext:value-type="float">
            <text:p>6.404656</text:p>
          </table:table-cell>
          <table:table-cell office:value-type="float" office:value="5.386274" calcext:value-type="float">
            <text:p>5.386274</text:p>
          </table:table-cell>
          <table:table-cell office:value-type="float" office:value="177.23503" calcext:value-type="float">
            <text:p>177.23503</text:p>
          </table:table-cell>
          <table:table-cell office:value-type="float" office:value="87.59823" calcext:value-type="float">
            <text:p>87.59823</text:p>
          </table:table-cell>
          <table:table-cell office:value-type="float" office:value="178.27119" calcext:value-type="float">
            <text:p>178.27119</text:p>
          </table:table-cell>
          <table:table-cell office:value-type="float" office:value="0.49486635" calcext:value-type="float">
            <text:p>0.49486635</text:p>
          </table:table-cell>
          <table:table-cell office:value-type="float" office:value="3.210277" calcext:value-type="float">
            <text:p>3.210277</text:p>
          </table:table-cell>
        </table:table-row>
        <table:table-row table:style-name="ro2">
          <table:table-cell office:value-type="string" calcext:value-type="string">
            <text:p>TCGA-05-4244-01A-01R-1107-07</text:p>
          </table:table-cell>
          <table:table-cell office:value-type="string" calcext:value-type="string">
            <text:p>LUAD</text:p>
          </table:table-cell>
          <table:table-cell office:value-type="float" office:value="6.2410699" calcext:value-type="float">
            <text:p>6.2410699</text:p>
          </table:table-cell>
          <table:table-cell office:value-type="float" office:value="5.612792" calcext:value-type="float">
            <text:p>5.612792</text:p>
          </table:table-cell>
          <table:table-cell office:value-type="float" office:value="113.42611" calcext:value-type="float">
            <text:p>113.42611</text:p>
          </table:table-cell>
          <table:table-cell office:value-type="float" office:value="3169.7522" calcext:value-type="float">
            <text:p>3169.7522</text:p>
          </table:table-cell>
          <table:table-cell office:value-type="float" office:value="42.30679" calcext:value-type="float">
            <text:p>42.30679</text:p>
          </table:table-cell>
          <table:table-cell office:value-type="float" office:value="68.54269" calcext:value-type="float">
            <text:p>68.54269</text:p>
          </table:table-cell>
          <table:table-cell office:value-type="float" office:value="23.5809" calcext:value-type="float">
            <text:p>23.5809</text:p>
          </table:table-cell>
          <table:table-cell office:value-type="float" office:value="26.581274" calcext:value-type="float">
            <text:p>26.581274</text:p>
          </table:table-cell>
          <table:table-cell office:value-type="float" office:value="50.596526" calcext:value-type="float">
            <text:p>50.596526</text:p>
          </table:table-cell>
          <table:table-cell office:value-type="float" office:value="101.05012" calcext:value-type="float">
            <text:p>101.05012</text:p>
          </table:table-cell>
          <table:table-cell office:value-type="float" office:value="6.21832" calcext:value-type="float">
            <text:p>6.21832</text:p>
          </table:table-cell>
          <table:table-cell office:value-type="float" office:value="39.79178" calcext:value-type="float">
            <text:p>39.79178</text:p>
          </table:table-cell>
          <table:table-cell office:value-type="float" office:value="8.629906" calcext:value-type="float">
            <text:p>8.629906</text:p>
          </table:table-cell>
          <table:table-cell office:value-type="float" office:value="1.7605377" calcext:value-type="float">
            <text:p>1.7605377</text:p>
          </table:table-cell>
          <table:table-cell office:value-type="float" office:value="35.2575" calcext:value-type="float">
            <text:p>35.2575</text:p>
          </table:table-cell>
          <table:table-cell office:value-type="float" office:value="7.133915" calcext:value-type="float">
            <text:p>7.133915</text:p>
          </table:table-cell>
          <table:table-cell office:value-type="float" office:value="6.6810326" calcext:value-type="float">
            <text:p>6.6810326</text:p>
          </table:table-cell>
          <table:table-cell office:value-type="float" office:value="1.52458991" calcext:value-type="float">
            <text:p>1.52458991</text:p>
          </table:table-cell>
          <table:table-cell office:value-type="float" office:value="88.21999" calcext:value-type="float">
            <text:p>88.21999</text:p>
          </table:table-cell>
          <table:table-cell office:value-type="float" office:value="790.1218" calcext:value-type="float">
            <text:p>790.1218</text:p>
          </table:table-cell>
          <table:table-cell office:value-type="float" office:value="60.01757" calcext:value-type="float">
            <text:p>60.01757</text:p>
          </table:table-cell>
          <table:table-cell office:value-type="float" office:value="3.205886" calcext:value-type="float">
            <text:p>3.205886</text:p>
          </table:table-cell>
          <table:table-cell office:value-type="float" office:value="0.4531821" calcext:value-type="float">
            <text:p>0.4531821</text:p>
          </table:table-cell>
          <table:table-cell office:value-type="float" office:value="10.397327" calcext:value-type="float">
            <text:p>10.397327</text:p>
          </table:table-cell>
          <table:table-cell office:value-type="float" office:value="0.17371446" calcext:value-type="float">
            <text:p>0.17371446</text:p>
          </table:table-cell>
          <table:table-cell office:value-type="float" office:value="28.920894" calcext:value-type="float">
            <text:p>28.920894</text:p>
          </table:table-cell>
          <table:table-cell office:value-type="float" office:value="2.190877" calcext:value-type="float">
            <text:p>2.190877</text:p>
          </table:table-cell>
          <table:table-cell office:value-type="float" office:value="2.3609646" calcext:value-type="float">
            <text:p>2.3609646</text:p>
          </table:table-cell>
          <table:table-cell office:value-type="float" office:value="10.0863178" calcext:value-type="float">
            <text:p>10.0863178</text:p>
          </table:table-cell>
          <table:table-cell office:value-type="float" office:value="143.97077" calcext:value-type="float">
            <text:p>143.97077</text:p>
          </table:table-cell>
          <table:table-cell office:value-type="float" office:value="3.17335" calcext:value-type="float">
            <text:p>3.17335</text:p>
          </table:table-cell>
          <table:table-cell office:value-type="float" office:value="2.3339983" calcext:value-type="float">
            <text:p>2.3339983</text:p>
          </table:table-cell>
          <table:table-cell office:value-type="float" office:value="23.94137" calcext:value-type="float">
            <text:p>23.94137</text:p>
          </table:table-cell>
          <table:table-cell office:value-type="float" office:value="24.801583" calcext:value-type="float">
            <text:p>24.801583</text:p>
          </table:table-cell>
          <table:table-cell office:value-type="float" office:value="14.812283" calcext:value-type="float">
            <text:p>14.812283</text:p>
          </table:table-cell>
          <table:table-cell office:value-type="float" office:value="122.93122" calcext:value-type="float">
            <text:p>122.93122</text:p>
          </table:table-cell>
          <table:table-cell office:value-type="float" office:value="3.7166669" calcext:value-type="float">
            <text:p>3.7166669</text:p>
          </table:table-cell>
          <table:table-cell office:value-type="float" office:value="8.261757" calcext:value-type="float">
            <text:p>8.261757</text:p>
          </table:table-cell>
          <table:table-cell office:value-type="float" office:value="2.3920459" calcext:value-type="float">
            <text:p>2.3920459</text:p>
          </table:table-cell>
          <table:table-cell office:value-type="float" office:value="4.805343" calcext:value-type="float">
            <text:p>4.805343</text:p>
          </table:table-cell>
          <table:table-cell office:value-type="float" office:value="10.129535" calcext:value-type="float">
            <text:p>10.129535</text:p>
          </table:table-cell>
          <table:table-cell office:value-type="float" office:value="6.536162" calcext:value-type="float">
            <text:p>6.536162</text:p>
          </table:table-cell>
          <table:table-cell office:value-type="float" office:value="7.267289" calcext:value-type="float">
            <text:p>7.267289</text:p>
          </table:table-cell>
          <table:table-cell office:value-type="float" office:value="205.5972" calcext:value-type="float">
            <text:p>205.5972</text:p>
          </table:table-cell>
          <table:table-cell office:value-type="float" office:value="108.13831" calcext:value-type="float">
            <text:p>108.13831</text:p>
          </table:table-cell>
          <table:table-cell office:value-type="float" office:value="123.76494" calcext:value-type="float">
            <text:p>123.76494</text:p>
          </table:table-cell>
          <table:table-cell office:value-type="float" office:value="1.46523299" calcext:value-type="float">
            <text:p>1.46523299</text:p>
          </table:table-cell>
          <table:table-cell office:value-type="float" office:value="10.294356" calcext:value-type="float">
            <text:p>10.294356</text:p>
          </table:table-cell>
        </table:table-row>
        <table:table-row table:style-name="ro2">
          <table:table-cell office:value-type="string" calcext:value-type="string">
            <text:p>TCGA-05-4250-01A-01R-1107-07</text:p>
          </table:table-cell>
          <table:table-cell office:value-type="string" calcext:value-type="string">
            <text:p>LUAD</text:p>
          </table:table-cell>
          <table:table-cell office:value-type="float" office:value="5.2985521" calcext:value-type="float">
            <text:p>5.2985521</text:p>
          </table:table-cell>
          <table:table-cell office:value-type="float" office:value="5.47875" calcext:value-type="float">
            <text:p>5.47875</text:p>
          </table:table-cell>
          <table:table-cell office:value-type="float" office:value="133.32528" calcext:value-type="float">
            <text:p>133.32528</text:p>
          </table:table-cell>
          <table:table-cell office:value-type="float" office:value="3839.7404" calcext:value-type="float">
            <text:p>3839.7404</text:p>
          </table:table-cell>
          <table:table-cell office:value-type="float" office:value="50.87681" calcext:value-type="float">
            <text:p>50.87681</text:p>
          </table:table-cell>
          <table:table-cell office:value-type="float" office:value="85.81463" calcext:value-type="float">
            <text:p>85.81463</text:p>
          </table:table-cell>
          <table:table-cell office:value-type="float" office:value="10.691493" calcext:value-type="float">
            <text:p>10.691493</text:p>
          </table:table-cell>
          <table:table-cell office:value-type="float" office:value="31.363416" calcext:value-type="float">
            <text:p>31.363416</text:p>
          </table:table-cell>
          <table:table-cell office:value-type="float" office:value="64.932642" calcext:value-type="float">
            <text:p>64.932642</text:p>
          </table:table-cell>
          <table:table-cell office:value-type="float" office:value="53.78806" calcext:value-type="float">
            <text:p>53.78806</text:p>
          </table:table-cell>
          <table:table-cell office:value-type="float" office:value="6.955025" calcext:value-type="float">
            <text:p>6.955025</text:p>
          </table:table-cell>
          <table:table-cell office:value-type="float" office:value="58.40683" calcext:value-type="float">
            <text:p>58.40683</text:p>
          </table:table-cell>
          <table:table-cell office:value-type="float" office:value="6.422491" calcext:value-type="float">
            <text:p>6.422491</text:p>
          </table:table-cell>
          <table:table-cell office:value-type="float" office:value="10.9333341" calcext:value-type="float">
            <text:p>10.9333341</text:p>
          </table:table-cell>
          <table:table-cell office:value-type="float" office:value="25.81262" calcext:value-type="float">
            <text:p>25.81262</text:p>
          </table:table-cell>
          <table:table-cell office:value-type="float" office:value="8.535899" calcext:value-type="float">
            <text:p>8.535899</text:p>
          </table:table-cell>
          <table:table-cell office:value-type="float" office:value="6.0918836" calcext:value-type="float">
            <text:p>6.0918836</text:p>
          </table:table-cell>
          <table:table-cell office:value-type="float" office:value="0.64164049" calcext:value-type="float">
            <text:p>0.64164049</text:p>
          </table:table-cell>
          <table:table-cell office:value-type="float" office:value="23.9798" calcext:value-type="float">
            <text:p>23.9798</text:p>
          </table:table-cell>
          <table:table-cell office:value-type="float" office:value="1229.6968" calcext:value-type="float">
            <text:p>1229.6968</text:p>
          </table:table-cell>
          <table:table-cell office:value-type="float" office:value="101.66569" calcext:value-type="float">
            <text:p>101.66569</text:p>
          </table:table-cell>
          <table:table-cell office:value-type="float" office:value="2.790741" calcext:value-type="float">
            <text:p>2.790741</text:p>
          </table:table-cell>
          <table:table-cell office:value-type="float" office:value="0.31350003" calcext:value-type="float">
            <text:p>0.31350003</text:p>
          </table:table-cell>
          <table:table-cell office:value-type="float" office:value="7.723426" calcext:value-type="float">
            <text:p>7.723426</text:p>
          </table:table-cell>
          <table:table-cell office:value-type="float" office:value="0.28360555" calcext:value-type="float">
            <text:p>0.28360555</text:p>
          </table:table-cell>
          <table:table-cell office:value-type="float" office:value="16.589183" calcext:value-type="float">
            <text:p>16.589183</text:p>
          </table:table-cell>
          <table:table-cell office:value-type="float" office:value="2.054396" calcext:value-type="float">
            <text:p>2.054396</text:p>
          </table:table-cell>
          <table:table-cell office:value-type="float" office:value="1.6830085" calcext:value-type="float">
            <text:p>1.6830085</text:p>
          </table:table-cell>
          <table:table-cell office:value-type="float" office:value="1.8919415" calcext:value-type="float">
            <text:p>1.8919415</text:p>
          </table:table-cell>
          <table:table-cell office:value-type="float" office:value="186.7522" calcext:value-type="float">
            <text:p>186.7522</text:p>
          </table:table-cell>
          <table:table-cell office:value-type="float" office:value="4.424853" calcext:value-type="float">
            <text:p>4.424853</text:p>
          </table:table-cell>
          <table:table-cell office:value-type="float" office:value="2.5540455" calcext:value-type="float">
            <text:p>2.5540455</text:p>
          </table:table-cell>
          <table:table-cell office:value-type="float" office:value="20.70487" calcext:value-type="float">
            <text:p>20.70487</text:p>
          </table:table-cell>
          <table:table-cell office:value-type="float" office:value="30.351125" calcext:value-type="float">
            <text:p>30.351125</text:p>
          </table:table-cell>
          <table:table-cell office:value-type="float" office:value="27.978423" calcext:value-type="float">
            <text:p>27.978423</text:p>
          </table:table-cell>
          <table:table-cell office:value-type="float" office:value="105.81212" calcext:value-type="float">
            <text:p>105.81212</text:p>
          </table:table-cell>
          <table:table-cell office:value-type="float" office:value="2.9499671" calcext:value-type="float">
            <text:p>2.9499671</text:p>
          </table:table-cell>
          <table:table-cell office:value-type="float" office:value="16.316252" calcext:value-type="float">
            <text:p>16.316252</text:p>
          </table:table-cell>
          <table:table-cell office:value-type="float" office:value="3.7635237" calcext:value-type="float">
            <text:p>3.7635237</text:p>
          </table:table-cell>
          <table:table-cell office:value-type="float" office:value="3.886881" calcext:value-type="float">
            <text:p>3.886881</text:p>
          </table:table-cell>
          <table:table-cell office:value-type="float" office:value="10.165103" calcext:value-type="float">
            <text:p>10.165103</text:p>
          </table:table-cell>
          <table:table-cell office:value-type="float" office:value="3.856414" calcext:value-type="float">
            <text:p>3.856414</text:p>
          </table:table-cell>
          <table:table-cell office:value-type="float" office:value="6.611017" calcext:value-type="float">
            <text:p>6.611017</text:p>
          </table:table-cell>
          <table:table-cell office:value-type="float" office:value="218.21452" calcext:value-type="float">
            <text:p>218.21452</text:p>
          </table:table-cell>
          <table:table-cell office:value-type="float" office:value="73.61084" calcext:value-type="float">
            <text:p>73.61084</text:p>
          </table:table-cell>
          <table:table-cell office:value-type="float" office:value="136.68214" calcext:value-type="float">
            <text:p>136.68214</text:p>
          </table:table-cell>
          <table:table-cell office:value-type="float" office:value="2.14714662" calcext:value-type="float">
            <text:p>2.14714662</text:p>
          </table:table-cell>
          <table:table-cell office:value-type="float" office:value="8.730249" calcext:value-type="float">
            <text:p>8.730249</text:p>
          </table:table-cell>
        </table:table-row>
        <table:table-row table:style-name="ro2">
          <table:table-cell office:value-type="string" calcext:value-type="string">
            <text:p>TCGA-05-4382-01A-01R-1206-07</text:p>
          </table:table-cell>
          <table:table-cell office:value-type="string" calcext:value-type="string">
            <text:p>LUAD</text:p>
          </table:table-cell>
          <table:table-cell office:value-type="float" office:value="10.1320884" calcext:value-type="float">
            <text:p>10.1320884</text:p>
          </table:table-cell>
          <table:table-cell office:value-type="float" office:value="11.135286" calcext:value-type="float">
            <text:p>11.135286</text:p>
          </table:table-cell>
          <table:table-cell office:value-type="float" office:value="132.19491" calcext:value-type="float">
            <text:p>132.19491</text:p>
          </table:table-cell>
          <table:table-cell office:value-type="float" office:value="4539.0787" calcext:value-type="float">
            <text:p>4539.0787</text:p>
          </table:table-cell>
          <table:table-cell office:value-type="float" office:value="61.59731" calcext:value-type="float">
            <text:p>61.59731</text:p>
          </table:table-cell>
          <table:table-cell office:value-type="float" office:value="105.86302" calcext:value-type="float">
            <text:p>105.86302</text:p>
          </table:table-cell>
          <table:table-cell office:value-type="float" office:value="14.338968" calcext:value-type="float">
            <text:p>14.338968</text:p>
          </table:table-cell>
          <table:table-cell office:value-type="float" office:value="24.597688" calcext:value-type="float">
            <text:p>24.597688</text:p>
          </table:table-cell>
          <table:table-cell office:value-type="float" office:value="27.633195" calcext:value-type="float">
            <text:p>27.633195</text:p>
          </table:table-cell>
          <table:table-cell office:value-type="float" office:value="98.94238" calcext:value-type="float">
            <text:p>98.94238</text:p>
          </table:table-cell>
          <table:table-cell office:value-type="float" office:value="8.518391" calcext:value-type="float">
            <text:p>8.518391</text:p>
          </table:table-cell>
          <table:table-cell office:value-type="float" office:value="38.46421" calcext:value-type="float">
            <text:p>38.46421</text:p>
          </table:table-cell>
          <table:table-cell office:value-type="float" office:value="5.503009" calcext:value-type="float">
            <text:p>5.503009</text:p>
          </table:table-cell>
          <table:table-cell office:value-type="float" office:value="3.2574713" calcext:value-type="float">
            <text:p>3.2574713</text:p>
          </table:table-cell>
          <table:table-cell office:value-type="float" office:value="41.58197" calcext:value-type="float">
            <text:p>41.58197</text:p>
          </table:table-cell>
          <table:table-cell office:value-type="float" office:value="9.224255" calcext:value-type="float">
            <text:p>9.224255</text:p>
          </table:table-cell>
          <table:table-cell office:value-type="float" office:value="4.5859192" calcext:value-type="float">
            <text:p>4.5859192</text:p>
          </table:table-cell>
          <table:table-cell office:value-type="float" office:value="1.06868239" calcext:value-type="float">
            <text:p>1.06868239</text:p>
          </table:table-cell>
          <table:table-cell office:value-type="float" office:value="78.2764" calcext:value-type="float">
            <text:p>78.2764</text:p>
          </table:table-cell>
          <table:table-cell office:value-type="float" office:value="799.8777" calcext:value-type="float">
            <text:p>799.8777</text:p>
          </table:table-cell>
          <table:table-cell office:value-type="float" office:value="60.44047" calcext:value-type="float">
            <text:p>60.44047</text:p>
          </table:table-cell>
          <table:table-cell office:value-type="float" office:value="4.492528" calcext:value-type="float">
            <text:p>4.492528</text:p>
          </table:table-cell>
          <table:table-cell office:value-type="float" office:value="0.30457658" calcext:value-type="float">
            <text:p>0.30457658</text:p>
          </table:table-cell>
          <table:table-cell office:value-type="float" office:value="9.749765" calcext:value-type="float">
            <text:p>9.749765</text:p>
          </table:table-cell>
          <table:table-cell office:value-type="float" office:value="0.51488424" calcext:value-type="float">
            <text:p>0.51488424</text:p>
          </table:table-cell>
          <table:table-cell office:value-type="float" office:value="31.451189" calcext:value-type="float">
            <text:p>31.451189</text:p>
          </table:table-cell>
          <table:table-cell office:value-type="float" office:value="2.714089" calcext:value-type="float">
            <text:p>2.714089</text:p>
          </table:table-cell>
          <table:table-cell office:value-type="float" office:value="3.4619655" calcext:value-type="float">
            <text:p>3.4619655</text:p>
          </table:table-cell>
          <table:table-cell office:value-type="float" office:value="3.7403529" calcext:value-type="float">
            <text:p>3.7403529</text:p>
          </table:table-cell>
          <table:table-cell office:value-type="float" office:value="187.96618" calcext:value-type="float">
            <text:p>187.96618</text:p>
          </table:table-cell>
          <table:table-cell office:value-type="float" office:value="5.402202" calcext:value-type="float">
            <text:p>5.402202</text:p>
          </table:table-cell>
          <table:table-cell office:value-type="float" office:value="2.759821" calcext:value-type="float">
            <text:p>2.759821</text:p>
          </table:table-cell>
          <table:table-cell office:value-type="float" office:value="19.52247" calcext:value-type="float">
            <text:p>19.52247</text:p>
          </table:table-cell>
          <table:table-cell office:value-type="float" office:value="18.169506" calcext:value-type="float">
            <text:p>18.169506</text:p>
          </table:table-cell>
          <table:table-cell office:value-type="float" office:value="21.933539" calcext:value-type="float">
            <text:p>21.933539</text:p>
          </table:table-cell>
          <table:table-cell office:value-type="float" office:value="89.84654" calcext:value-type="float">
            <text:p>89.84654</text:p>
          </table:table-cell>
          <table:table-cell office:value-type="float" office:value="2.093012" calcext:value-type="float">
            <text:p>2.093012</text:p>
          </table:table-cell>
          <table:table-cell office:value-type="float" office:value="13.489384" calcext:value-type="float">
            <text:p>13.489384</text:p>
          </table:table-cell>
          <table:table-cell office:value-type="float" office:value="5.8109481" calcext:value-type="float">
            <text:p>5.8109481</text:p>
          </table:table-cell>
          <table:table-cell office:value-type="float" office:value="3.411449" calcext:value-type="float">
            <text:p>3.411449</text:p>
          </table:table-cell>
          <table:table-cell office:value-type="float" office:value="8.037666" calcext:value-type="float">
            <text:p>8.037666</text:p>
          </table:table-cell>
          <table:table-cell office:value-type="float" office:value="3.950399" calcext:value-type="float">
            <text:p>3.950399</text:p>
          </table:table-cell>
          <table:table-cell office:value-type="float" office:value="8.814798" calcext:value-type="float">
            <text:p>8.814798</text:p>
          </table:table-cell>
          <table:table-cell office:value-type="float" office:value="243.75335" calcext:value-type="float">
            <text:p>243.75335</text:p>
          </table:table-cell>
          <table:table-cell office:value-type="float" office:value="90.87286" calcext:value-type="float">
            <text:p>90.87286</text:p>
          </table:table-cell>
          <table:table-cell office:value-type="float" office:value="146.40773" calcext:value-type="float">
            <text:p>146.40773</text:p>
          </table:table-cell>
          <table:table-cell office:value-type="float" office:value="1.75557498" calcext:value-type="float">
            <text:p>1.75557498</text:p>
          </table:table-cell>
          <table:table-cell office:value-type="float" office:value="10.306531" calcext:value-type="float">
            <text:p>10.306531</text:p>
          </table:table-cell>
        </table:table-row>
        <table:table-row table:style-name="ro2">
          <table:table-cell office:value-type="string" calcext:value-type="string">
            <text:p>TCGA-05-4384-01A-01R-1755-07</text:p>
          </table:table-cell>
          <table:table-cell office:value-type="string" calcext:value-type="string">
            <text:p>LUAD</text:p>
          </table:table-cell>
          <table:table-cell office:value-type="float" office:value="12.1340285" calcext:value-type="float">
            <text:p>12.1340285</text:p>
          </table:table-cell>
          <table:table-cell office:value-type="float" office:value="11.310429" calcext:value-type="float">
            <text:p>11.310429</text:p>
          </table:table-cell>
          <table:table-cell office:value-type="float" office:value="81.79156" calcext:value-type="float">
            <text:p>81.79156</text:p>
          </table:table-cell>
          <table:table-cell office:value-type="float" office:value="2202.6523" calcext:value-type="float">
            <text:p>2202.6523</text:p>
          </table:table-cell>
          <table:table-cell office:value-type="float" office:value="39.46834" calcext:value-type="float">
            <text:p>39.46834</text:p>
          </table:table-cell>
          <table:table-cell office:value-type="float" office:value="101.96693" calcext:value-type="float">
            <text:p>101.96693</text:p>
          </table:table-cell>
          <table:table-cell office:value-type="float" office:value="8.038859" calcext:value-type="float">
            <text:p>8.038859</text:p>
          </table:table-cell>
          <table:table-cell office:value-type="float" office:value="28.433919" calcext:value-type="float">
            <text:p>28.433919</text:p>
          </table:table-cell>
          <table:table-cell office:value-type="float" office:value="59.162715" calcext:value-type="float">
            <text:p>59.162715</text:p>
          </table:table-cell>
          <table:table-cell office:value-type="float" office:value="159.47806" calcext:value-type="float">
            <text:p>159.47806</text:p>
          </table:table-cell>
          <table:table-cell office:value-type="float" office:value="6.847734" calcext:value-type="float">
            <text:p>6.847734</text:p>
          </table:table-cell>
          <table:table-cell office:value-type="float" office:value="27.9906" calcext:value-type="float">
            <text:p>27.9906</text:p>
          </table:table-cell>
          <table:table-cell office:value-type="float" office:value="8.377138" calcext:value-type="float">
            <text:p>8.377138</text:p>
          </table:table-cell>
          <table:table-cell office:value-type="float" office:value="2.3483696" calcext:value-type="float">
            <text:p>2.3483696</text:p>
          </table:table-cell>
          <table:table-cell office:value-type="float" office:value="59.13579" calcext:value-type="float">
            <text:p>59.13579</text:p>
          </table:table-cell>
          <table:table-cell office:value-type="float" office:value="12.284515" calcext:value-type="float">
            <text:p>12.284515</text:p>
          </table:table-cell>
          <table:table-cell office:value-type="float" office:value="6.6174995" calcext:value-type="float">
            <text:p>6.6174995</text:p>
          </table:table-cell>
          <table:table-cell office:value-type="float" office:value="0.98926008" calcext:value-type="float">
            <text:p>0.98926008</text:p>
          </table:table-cell>
          <table:table-cell office:value-type="float" office:value="69.72225" calcext:value-type="float">
            <text:p>69.72225</text:p>
          </table:table-cell>
          <table:table-cell office:value-type="float" office:value="1051.3743" calcext:value-type="float">
            <text:p>1051.3743</text:p>
          </table:table-cell>
          <table:table-cell office:value-type="float" office:value="60.81789" calcext:value-type="float">
            <text:p>60.81789</text:p>
          </table:table-cell>
          <table:table-cell office:value-type="float" office:value="5.079605" calcext:value-type="float">
            <text:p>5.079605</text:p>
          </table:table-cell>
          <table:table-cell office:value-type="float" office:value="0.3547751" calcext:value-type="float">
            <text:p>0.3547751</text:p>
          </table:table-cell>
          <table:table-cell office:value-type="float" office:value="12.125056" calcext:value-type="float">
            <text:p>12.125056</text:p>
          </table:table-cell>
          <table:table-cell office:value-type="float" office:value="1.21338688" calcext:value-type="float">
            <text:p>1.21338688</text:p>
          </table:table-cell>
          <table:table-cell office:value-type="float" office:value="44.235315" calcext:value-type="float">
            <text:p>44.235315</text:p>
          </table:table-cell>
          <table:table-cell office:value-type="float" office:value="4.59057" calcext:value-type="float">
            <text:p>4.59057</text:p>
          </table:table-cell>
          <table:table-cell office:value-type="float" office:value="3.3007294" calcext:value-type="float">
            <text:p>3.3007294</text:p>
          </table:table-cell>
          <table:table-cell office:value-type="float" office:value="2.5962413" calcext:value-type="float">
            <text:p>2.5962413</text:p>
          </table:table-cell>
          <table:table-cell office:value-type="float" office:value="181.20438" calcext:value-type="float">
            <text:p>181.20438</text:p>
          </table:table-cell>
          <table:table-cell office:value-type="float" office:value="3.591288" calcext:value-type="float">
            <text:p>3.591288</text:p>
          </table:table-cell>
          <table:table-cell office:value-type="float" office:value="3.0888952" calcext:value-type="float">
            <text:p>3.0888952</text:p>
          </table:table-cell>
          <table:table-cell office:value-type="float" office:value="48.50261" calcext:value-type="float">
            <text:p>48.50261</text:p>
          </table:table-cell>
          <table:table-cell office:value-type="float" office:value="3.605298" calcext:value-type="float">
            <text:p>3.605298</text:p>
          </table:table-cell>
          <table:table-cell office:value-type="float" office:value="28.332427" calcext:value-type="float">
            <text:p>28.332427</text:p>
          </table:table-cell>
          <table:table-cell office:value-type="float" office:value="76.61563" calcext:value-type="float">
            <text:p>76.61563</text:p>
          </table:table-cell>
          <table:table-cell office:value-type="float" office:value="1.2607644" calcext:value-type="float">
            <text:p>1.2607644</text:p>
          </table:table-cell>
          <table:table-cell office:value-type="float" office:value="10.53858" calcext:value-type="float">
            <text:p>10.53858</text:p>
          </table:table-cell>
          <table:table-cell office:value-type="float" office:value="7.2296794" calcext:value-type="float">
            <text:p>7.2296794</text:p>
          </table:table-cell>
          <table:table-cell office:value-type="float" office:value="4.879646" calcext:value-type="float">
            <text:p>4.879646</text:p>
          </table:table-cell>
          <table:table-cell office:value-type="float" office:value="11.412352" calcext:value-type="float">
            <text:p>11.412352</text:p>
          </table:table-cell>
          <table:table-cell office:value-type="float" office:value="5.976021" calcext:value-type="float">
            <text:p>5.976021</text:p>
          </table:table-cell>
          <table:table-cell office:value-type="float" office:value="8.758553" calcext:value-type="float">
            <text:p>8.758553</text:p>
          </table:table-cell>
          <table:table-cell office:value-type="float" office:value="226.1923" calcext:value-type="float">
            <text:p>226.1923</text:p>
          </table:table-cell>
          <table:table-cell office:value-type="float" office:value="59.07042" calcext:value-type="float">
            <text:p>59.07042</text:p>
          </table:table-cell>
          <table:table-cell office:value-type="float" office:value="200.14431" calcext:value-type="float">
            <text:p>200.14431</text:p>
          </table:table-cell>
          <table:table-cell office:value-type="float" office:value="0.82055505" calcext:value-type="float">
            <text:p>0.82055505</text:p>
          </table:table-cell>
          <table:table-cell office:value-type="float" office:value="8.215255" calcext:value-type="float">
            <text:p>8.215255</text:p>
          </table:table-cell>
        </table:table-row>
        <table:table-row table:style-name="ro2">
          <table:table-cell office:value-type="string" calcext:value-type="string">
            <text:p>TCGA-05-4389-01A-01R-1206-07</text:p>
          </table:table-cell>
          <table:table-cell office:value-type="string" calcext:value-type="string">
            <text:p>LUAD</text:p>
          </table:table-cell>
          <table:table-cell office:value-type="float" office:value="16.4762796" calcext:value-type="float">
            <text:p>16.4762796</text:p>
          </table:table-cell>
          <table:table-cell office:value-type="float" office:value="6.804302" calcext:value-type="float">
            <text:p>6.804302</text:p>
          </table:table-cell>
          <table:table-cell office:value-type="float" office:value="95.53036" calcext:value-type="float">
            <text:p>95.53036</text:p>
          </table:table-cell>
          <table:table-cell office:value-type="float" office:value="2248.7006" calcext:value-type="float">
            <text:p>2248.7006</text:p>
          </table:table-cell>
          <table:table-cell office:value-type="float" office:value="69.57271" calcext:value-type="float">
            <text:p>69.57271</text:p>
          </table:table-cell>
          <table:table-cell office:value-type="float" office:value="96.69011" calcext:value-type="float">
            <text:p>96.69011</text:p>
          </table:table-cell>
          <table:table-cell office:value-type="float" office:value="13.755435" calcext:value-type="float">
            <text:p>13.755435</text:p>
          </table:table-cell>
          <table:table-cell office:value-type="float" office:value="19.147106" calcext:value-type="float">
            <text:p>19.147106</text:p>
          </table:table-cell>
          <table:table-cell office:value-type="float" office:value="122.932818" calcext:value-type="float">
            <text:p>122.932818</text:p>
          </table:table-cell>
          <table:table-cell office:value-type="float" office:value="95.39813" calcext:value-type="float">
            <text:p>95.39813</text:p>
          </table:table-cell>
          <table:table-cell office:value-type="float" office:value="9.148649" calcext:value-type="float">
            <text:p>9.148649</text:p>
          </table:table-cell>
          <table:table-cell office:value-type="float" office:value="73.79908" calcext:value-type="float">
            <text:p>73.79908</text:p>
          </table:table-cell>
          <table:table-cell office:value-type="float" office:value="2.866941" calcext:value-type="float">
            <text:p>2.866941</text:p>
          </table:table-cell>
          <table:table-cell office:value-type="float" office:value="2.1187256" calcext:value-type="float">
            <text:p>2.1187256</text:p>
          </table:table-cell>
          <table:table-cell office:value-type="float" office:value="36.64142" calcext:value-type="float">
            <text:p>36.64142</text:p>
          </table:table-cell>
          <table:table-cell office:value-type="float" office:value="9.783625" calcext:value-type="float">
            <text:p>9.783625</text:p>
          </table:table-cell>
          <table:table-cell office:value-type="float" office:value="2.5678257" calcext:value-type="float">
            <text:p>2.5678257</text:p>
          </table:table-cell>
          <table:table-cell office:value-type="float" office:value="1.00484945" calcext:value-type="float">
            <text:p>1.00484945</text:p>
          </table:table-cell>
          <table:table-cell office:value-type="float" office:value="82.96062" calcext:value-type="float">
            <text:p>82.96062</text:p>
          </table:table-cell>
          <table:table-cell office:value-type="float" office:value="1410.4333" calcext:value-type="float">
            <text:p>1410.4333</text:p>
          </table:table-cell>
          <table:table-cell office:value-type="float" office:value="97.98942" calcext:value-type="float">
            <text:p>97.98942</text:p>
          </table:table-cell>
          <table:table-cell office:value-type="float" office:value="3.649419" calcext:value-type="float">
            <text:p>3.649419</text:p>
          </table:table-cell>
          <table:table-cell office:value-type="float" office:value="0.34632487" calcext:value-type="float">
            <text:p>0.34632487</text:p>
          </table:table-cell>
          <table:table-cell office:value-type="float" office:value="14.844838" calcext:value-type="float">
            <text:p>14.844838</text:p>
          </table:table-cell>
          <table:table-cell office:value-type="float" office:value="0.52798941" calcext:value-type="float">
            <text:p>0.52798941</text:p>
          </table:table-cell>
          <table:table-cell office:value-type="float" office:value="19.092231" calcext:value-type="float">
            <text:p>19.092231</text:p>
          </table:table-cell>
          <table:table-cell office:value-type="float" office:value="1.943741" calcext:value-type="float">
            <text:p>1.943741</text:p>
          </table:table-cell>
          <table:table-cell office:value-type="float" office:value="2.7637796" calcext:value-type="float">
            <text:p>2.7637796</text:p>
          </table:table-cell>
          <table:table-cell office:value-type="float" office:value="3.7362083" calcext:value-type="float">
            <text:p>3.7362083</text:p>
          </table:table-cell>
          <table:table-cell office:value-type="float" office:value="192.62301" calcext:value-type="float">
            <text:p>192.62301</text:p>
          </table:table-cell>
          <table:table-cell office:value-type="float" office:value="4.469922" calcext:value-type="float">
            <text:p>4.469922</text:p>
          </table:table-cell>
          <table:table-cell office:value-type="float" office:value="2.2032752" calcext:value-type="float">
            <text:p>2.2032752</text:p>
          </table:table-cell>
          <table:table-cell office:value-type="float" office:value="65.97533" calcext:value-type="float">
            <text:p>65.97533</text:p>
          </table:table-cell>
          <table:table-cell office:value-type="float" office:value="23.852189" calcext:value-type="float">
            <text:p>23.852189</text:p>
          </table:table-cell>
          <table:table-cell office:value-type="float" office:value="33.055041" calcext:value-type="float">
            <text:p>33.055041</text:p>
          </table:table-cell>
          <table:table-cell office:value-type="float" office:value="132.75682" calcext:value-type="float">
            <text:p>132.75682</text:p>
          </table:table-cell>
          <table:table-cell office:value-type="float" office:value="1.9067456" calcext:value-type="float">
            <text:p>1.9067456</text:p>
          </table:table-cell>
          <table:table-cell office:value-type="float" office:value="12.31126" calcext:value-type="float">
            <text:p>12.31126</text:p>
          </table:table-cell>
          <table:table-cell office:value-type="float" office:value="1.6063528" calcext:value-type="float">
            <text:p>1.6063528</text:p>
          </table:table-cell>
          <table:table-cell office:value-type="float" office:value="3.721674" calcext:value-type="float">
            <text:p>3.721674</text:p>
          </table:table-cell>
          <table:table-cell office:value-type="float" office:value="8.736921" calcext:value-type="float">
            <text:p>8.736921</text:p>
          </table:table-cell>
          <table:table-cell office:value-type="float" office:value="3.330486" calcext:value-type="float">
            <text:p>3.330486</text:p>
          </table:table-cell>
          <table:table-cell office:value-type="float" office:value="6.878116" calcext:value-type="float">
            <text:p>6.878116</text:p>
          </table:table-cell>
          <table:table-cell office:value-type="float" office:value="183.85558" calcext:value-type="float">
            <text:p>183.85558</text:p>
          </table:table-cell>
          <table:table-cell office:value-type="float" office:value="84.1735" calcext:value-type="float">
            <text:p>84.1735</text:p>
          </table:table-cell>
          <table:table-cell office:value-type="float" office:value="131.98542" calcext:value-type="float">
            <text:p>131.98542</text:p>
          </table:table-cell>
          <table:table-cell office:value-type="float" office:value="1.6068034" calcext:value-type="float">
            <text:p>1.6068034</text:p>
          </table:table-cell>
          <table:table-cell office:value-type="float" office:value="9.337863" calcext:value-type="float">
            <text:p>9.337863</text:p>
          </table:table-cell>
        </table:table-row>
        <table:table-row table:style-name="ro2">
          <table:table-cell office:value-type="string" calcext:value-type="string">
            <text:p>TCGA-05-4395-01A-01R-1206-07</text:p>
          </table:table-cell>
          <table:table-cell office:value-type="string" calcext:value-type="string">
            <text:p>LUAD</text:p>
          </table:table-cell>
          <table:table-cell office:value-type="float" office:value="12.5624198" calcext:value-type="float">
            <text:p>12.5624198</text:p>
          </table:table-cell>
          <table:table-cell office:value-type="float" office:value="10.728724" calcext:value-type="float">
            <text:p>10.728724</text:p>
          </table:table-cell>
          <table:table-cell office:value-type="float" office:value="113.74173" calcext:value-type="float">
            <text:p>113.74173</text:p>
          </table:table-cell>
          <table:table-cell office:value-type="float" office:value="2429.1752" calcext:value-type="float">
            <text:p>2429.1752</text:p>
          </table:table-cell>
          <table:table-cell office:value-type="float" office:value="57.21563" calcext:value-type="float">
            <text:p>57.21563</text:p>
          </table:table-cell>
          <table:table-cell office:value-type="float" office:value="83.1672" calcext:value-type="float">
            <text:p>83.1672</text:p>
          </table:table-cell>
          <table:table-cell office:value-type="float" office:value="6.471778" calcext:value-type="float">
            <text:p>6.471778</text:p>
          </table:table-cell>
          <table:table-cell office:value-type="float" office:value="21.975364" calcext:value-type="float">
            <text:p>21.975364</text:p>
          </table:table-cell>
          <table:table-cell office:value-type="float" office:value="85.49723" calcext:value-type="float">
            <text:p>85.49723</text:p>
          </table:table-cell>
          <table:table-cell office:value-type="float" office:value="89.14912" calcext:value-type="float">
            <text:p>89.14912</text:p>
          </table:table-cell>
          <table:table-cell office:value-type="float" office:value="4.256994" calcext:value-type="float">
            <text:p>4.256994</text:p>
          </table:table-cell>
          <table:table-cell office:value-type="float" office:value="32.67395" calcext:value-type="float">
            <text:p>32.67395</text:p>
          </table:table-cell>
          <table:table-cell office:value-type="float" office:value="3.132906" calcext:value-type="float">
            <text:p>3.132906</text:p>
          </table:table-cell>
          <table:table-cell office:value-type="float" office:value="5.9787214" calcext:value-type="float">
            <text:p>5.9787214</text:p>
          </table:table-cell>
          <table:table-cell office:value-type="float" office:value="34.5693" calcext:value-type="float">
            <text:p>34.5693</text:p>
          </table:table-cell>
          <table:table-cell office:value-type="float" office:value="5.512957" calcext:value-type="float">
            <text:p>5.512957</text:p>
          </table:table-cell>
          <table:table-cell office:value-type="float" office:value="3.8352869" calcext:value-type="float">
            <text:p>3.8352869</text:p>
          </table:table-cell>
          <table:table-cell office:value-type="float" office:value="0.37800612" calcext:value-type="float">
            <text:p>0.37800612</text:p>
          </table:table-cell>
          <table:table-cell office:value-type="float" office:value="88.45496" calcext:value-type="float">
            <text:p>88.45496</text:p>
          </table:table-cell>
          <table:table-cell office:value-type="float" office:value="1460.911" calcext:value-type="float">
            <text:p>1460.911</text:p>
          </table:table-cell>
          <table:table-cell office:value-type="float" office:value="68.31955" calcext:value-type="float">
            <text:p>68.31955</text:p>
          </table:table-cell>
          <table:table-cell office:value-type="float" office:value="8.649646" calcext:value-type="float">
            <text:p>8.649646</text:p>
          </table:table-cell>
          <table:table-cell office:value-type="float" office:value="0.4847604" calcext:value-type="float">
            <text:p>0.4847604</text:p>
          </table:table-cell>
          <table:table-cell office:value-type="float" office:value="10.727938" calcext:value-type="float">
            <text:p>10.727938</text:p>
          </table:table-cell>
          <table:table-cell office:value-type="float" office:value="0.04231478" calcext:value-type="float">
            <text:p>0.04231478</text:p>
          </table:table-cell>
          <table:table-cell office:value-type="float" office:value="19.37183" calcext:value-type="float">
            <text:p>19.37183</text:p>
          </table:table-cell>
          <table:table-cell office:value-type="float" office:value="1.522003" calcext:value-type="float">
            <text:p>1.522003</text:p>
          </table:table-cell>
          <table:table-cell office:value-type="float" office:value="3.1573652" calcext:value-type="float">
            <text:p>3.1573652</text:p>
          </table:table-cell>
          <table:table-cell office:value-type="float" office:value="1.0614465" calcext:value-type="float">
            <text:p>1.0614465</text:p>
          </table:table-cell>
          <table:table-cell office:value-type="float" office:value="209.26478" calcext:value-type="float">
            <text:p>209.26478</text:p>
          </table:table-cell>
          <table:table-cell office:value-type="float" office:value="9.958673" calcext:value-type="float">
            <text:p>9.958673</text:p>
          </table:table-cell>
          <table:table-cell office:value-type="float" office:value="3.1988882" calcext:value-type="float">
            <text:p>3.1988882</text:p>
          </table:table-cell>
          <table:table-cell office:value-type="float" office:value="11.28846" calcext:value-type="float">
            <text:p>11.28846</text:p>
          </table:table-cell>
          <table:table-cell office:value-type="float" office:value="25.817626" calcext:value-type="float">
            <text:p>25.817626</text:p>
          </table:table-cell>
          <table:table-cell office:value-type="float" office:value="14.538099" calcext:value-type="float">
            <text:p>14.538099</text:p>
          </table:table-cell>
          <table:table-cell office:value-type="float" office:value="156.50197" calcext:value-type="float">
            <text:p>156.50197</text:p>
          </table:table-cell>
          <table:table-cell office:value-type="float" office:value="1.0976424" calcext:value-type="float">
            <text:p>1.0976424</text:p>
          </table:table-cell>
          <table:table-cell office:value-type="float" office:value="8.755289" calcext:value-type="float">
            <text:p>8.755289</text:p>
          </table:table-cell>
          <table:table-cell office:value-type="float" office:value="5.4863521" calcext:value-type="float">
            <text:p>5.4863521</text:p>
          </table:table-cell>
          <table:table-cell office:value-type="float" office:value="3.608214" calcext:value-type="float">
            <text:p>3.608214</text:p>
          </table:table-cell>
          <table:table-cell office:value-type="float" office:value="10.050178" calcext:value-type="float">
            <text:p>10.050178</text:p>
          </table:table-cell>
          <table:table-cell office:value-type="float" office:value="1.833948" calcext:value-type="float">
            <text:p>1.833948</text:p>
          </table:table-cell>
          <table:table-cell office:value-type="float" office:value="2.898955" calcext:value-type="float">
            <text:p>2.898955</text:p>
          </table:table-cell>
          <table:table-cell office:value-type="float" office:value="239.28362" calcext:value-type="float">
            <text:p>239.28362</text:p>
          </table:table-cell>
          <table:table-cell office:value-type="float" office:value="101.30296" calcext:value-type="float">
            <text:p>101.30296</text:p>
          </table:table-cell>
          <table:table-cell office:value-type="float" office:value="126.15304" calcext:value-type="float">
            <text:p>126.15304</text:p>
          </table:table-cell>
          <table:table-cell office:value-type="float" office:value="0.82614477" calcext:value-type="float">
            <text:p>0.82614477</text:p>
          </table:table-cell>
          <table:table-cell office:value-type="float" office:value="10.604561" calcext:value-type="float">
            <text:p>10.604561</text:p>
          </table:table-cell>
        </table:table-row>
        <table:table-row table:style-name="ro2">
          <table:table-cell office:value-type="string" calcext:value-type="string">
            <text:p>TCGA-05-4396-01A-21R-1858-07</text:p>
          </table:table-cell>
          <table:table-cell office:value-type="string" calcext:value-type="string">
            <text:p>LUAD</text:p>
          </table:table-cell>
          <table:table-cell office:value-type="float" office:value="3.113633" calcext:value-type="float">
            <text:p>3.113633</text:p>
          </table:table-cell>
          <table:table-cell office:value-type="float" office:value="15.640442" calcext:value-type="float">
            <text:p>15.640442</text:p>
          </table:table-cell>
          <table:table-cell office:value-type="float" office:value="112.98205" calcext:value-type="float">
            <text:p>112.98205</text:p>
          </table:table-cell>
          <table:table-cell office:value-type="float" office:value="1511.2431" calcext:value-type="float">
            <text:p>1511.2431</text:p>
          </table:table-cell>
          <table:table-cell office:value-type="float" office:value="39.70467" calcext:value-type="float">
            <text:p>39.70467</text:p>
          </table:table-cell>
          <table:table-cell office:value-type="float" office:value="101.655" calcext:value-type="float">
            <text:p>101.655</text:p>
          </table:table-cell>
          <table:table-cell office:value-type="float" office:value="10.811951" calcext:value-type="float">
            <text:p>10.811951</text:p>
          </table:table-cell>
          <table:table-cell office:value-type="float" office:value="34.726828" calcext:value-type="float">
            <text:p>34.726828</text:p>
          </table:table-cell>
          <table:table-cell office:value-type="float" office:value="33.471248" calcext:value-type="float">
            <text:p>33.471248</text:p>
          </table:table-cell>
          <table:table-cell office:value-type="float" office:value="94.53809" calcext:value-type="float">
            <text:p>94.53809</text:p>
          </table:table-cell>
          <table:table-cell office:value-type="float" office:value="2.476423" calcext:value-type="float">
            <text:p>2.476423</text:p>
          </table:table-cell>
          <table:table-cell office:value-type="float" office:value="26.53859" calcext:value-type="float">
            <text:p>26.53859</text:p>
          </table:table-cell>
          <table:table-cell office:value-type="float" office:value="12.042701" calcext:value-type="float">
            <text:p>12.042701</text:p>
          </table:table-cell>
          <table:table-cell office:value-type="float" office:value="2.0099807" calcext:value-type="float">
            <text:p>2.0099807</text:p>
          </table:table-cell>
          <table:table-cell office:value-type="float" office:value="67.02495" calcext:value-type="float">
            <text:p>67.02495</text:p>
          </table:table-cell>
          <table:table-cell office:value-type="float" office:value="15.816494" calcext:value-type="float">
            <text:p>15.816494</text:p>
          </table:table-cell>
          <table:table-cell office:value-type="float" office:value="6.1253805" calcext:value-type="float">
            <text:p>6.1253805</text:p>
          </table:table-cell>
          <table:table-cell office:value-type="float" office:value="0.67791887" calcext:value-type="float">
            <text:p>0.67791887</text:p>
          </table:table-cell>
          <table:table-cell office:value-type="float" office:value="148.03318" calcext:value-type="float">
            <text:p>148.03318</text:p>
          </table:table-cell>
          <table:table-cell office:value-type="float" office:value="584.391" calcext:value-type="float">
            <text:p>584.391</text:p>
          </table:table-cell>
          <table:table-cell office:value-type="float" office:value="69.89682" calcext:value-type="float">
            <text:p>69.89682</text:p>
          </table:table-cell>
          <table:table-cell office:value-type="float" office:value="4.77391" calcext:value-type="float">
            <text:p>4.77391</text:p>
          </table:table-cell>
          <table:table-cell office:value-type="float" office:value="0.83190887" calcext:value-type="float">
            <text:p>0.83190887</text:p>
          </table:table-cell>
          <table:table-cell office:value-type="float" office:value="11.177904" calcext:value-type="float">
            <text:p>11.177904</text:p>
          </table:table-cell>
          <table:table-cell office:value-type="float" office:value="2.51258011" calcext:value-type="float">
            <text:p>2.51258011</text:p>
          </table:table-cell>
          <table:table-cell office:value-type="float" office:value="35.916029" calcext:value-type="float">
            <text:p>35.916029</text:p>
          </table:table-cell>
          <table:table-cell office:value-type="float" office:value="4.502696" calcext:value-type="float">
            <text:p>4.502696</text:p>
          </table:table-cell>
          <table:table-cell office:value-type="float" office:value="4.2349529" calcext:value-type="float">
            <text:p>4.2349529</text:p>
          </table:table-cell>
          <table:table-cell office:value-type="float" office:value="1.730101" calcext:value-type="float">
            <text:p>1.730101</text:p>
          </table:table-cell>
          <table:table-cell office:value-type="float" office:value="193.65896" calcext:value-type="float">
            <text:p>193.65896</text:p>
          </table:table-cell>
          <table:table-cell office:value-type="float" office:value="4.482009" calcext:value-type="float">
            <text:p>4.482009</text:p>
          </table:table-cell>
          <table:table-cell office:value-type="float" office:value="5.8231034" calcext:value-type="float">
            <text:p>5.8231034</text:p>
          </table:table-cell>
          <table:table-cell office:value-type="float" office:value="32.92717" calcext:value-type="float">
            <text:p>32.92717</text:p>
          </table:table-cell>
          <table:table-cell office:value-type="float" office:value="9.335774" calcext:value-type="float">
            <text:p>9.335774</text:p>
          </table:table-cell>
          <table:table-cell office:value-type="float" office:value="27.675893" calcext:value-type="float">
            <text:p>27.675893</text:p>
          </table:table-cell>
          <table:table-cell office:value-type="float" office:value="66.32982" calcext:value-type="float">
            <text:p>66.32982</text:p>
          </table:table-cell>
          <table:table-cell office:value-type="float" office:value="0.9461904" calcext:value-type="float">
            <text:p>0.9461904</text:p>
          </table:table-cell>
          <table:table-cell office:value-type="float" office:value="16.300559" calcext:value-type="float">
            <text:p>16.300559</text:p>
          </table:table-cell>
          <table:table-cell office:value-type="float" office:value="10.3529627" calcext:value-type="float">
            <text:p>10.3529627</text:p>
          </table:table-cell>
          <table:table-cell office:value-type="float" office:value="6.010304" calcext:value-type="float">
            <text:p>6.010304</text:p>
          </table:table-cell>
          <table:table-cell office:value-type="float" office:value="10.855733" calcext:value-type="float">
            <text:p>10.855733</text:p>
          </table:table-cell>
          <table:table-cell office:value-type="float" office:value="6.709947" calcext:value-type="float">
            <text:p>6.709947</text:p>
          </table:table-cell>
          <table:table-cell office:value-type="float" office:value="5.563835" calcext:value-type="float">
            <text:p>5.563835</text:p>
          </table:table-cell>
          <table:table-cell office:value-type="float" office:value="168.30431" calcext:value-type="float">
            <text:p>168.30431</text:p>
          </table:table-cell>
          <table:table-cell office:value-type="float" office:value="45.08391" calcext:value-type="float">
            <text:p>45.08391</text:p>
          </table:table-cell>
          <table:table-cell office:value-type="float" office:value="251.75499" calcext:value-type="float">
            <text:p>251.75499</text:p>
          </table:table-cell>
          <table:table-cell office:value-type="float" office:value="0.9223649" calcext:value-type="float">
            <text:p>0.9223649</text:p>
          </table:table-cell>
          <table:table-cell office:value-type="float" office:value="6.336693" calcext:value-type="float">
            <text:p>6.336693</text:p>
          </table:table-cell>
        </table:table-row>
        <table:table-row table:style-name="ro2">
          <table:table-cell office:value-type="string" calcext:value-type="string">
            <text:p>TCGA-05-4397-01A-01R-1206-07</text:p>
          </table:table-cell>
          <table:table-cell office:value-type="string" calcext:value-type="string">
            <text:p>LUAD</text:p>
          </table:table-cell>
          <table:table-cell office:value-type="float" office:value="6.085422" calcext:value-type="float">
            <text:p>6.085422</text:p>
          </table:table-cell>
          <table:table-cell office:value-type="float" office:value="8.387802" calcext:value-type="float">
            <text:p>8.387802</text:p>
          </table:table-cell>
          <table:table-cell office:value-type="float" office:value="165.58855" calcext:value-type="float">
            <text:p>165.58855</text:p>
          </table:table-cell>
          <table:table-cell office:value-type="float" office:value="2119.973" calcext:value-type="float">
            <text:p>2119.973</text:p>
          </table:table-cell>
          <table:table-cell office:value-type="float" office:value="163.63652" calcext:value-type="float">
            <text:p>163.63652</text:p>
          </table:table-cell>
          <table:table-cell office:value-type="float" office:value="54.142" calcext:value-type="float">
            <text:p>54.142</text:p>
          </table:table-cell>
          <table:table-cell office:value-type="float" office:value="14.111596" calcext:value-type="float">
            <text:p>14.111596</text:p>
          </table:table-cell>
          <table:table-cell office:value-type="float" office:value="13.862933" calcext:value-type="float">
            <text:p>13.862933</text:p>
          </table:table-cell>
          <table:table-cell office:value-type="float" office:value="33.047374" calcext:value-type="float">
            <text:p>33.047374</text:p>
          </table:table-cell>
          <table:table-cell office:value-type="float" office:value="48.76857" calcext:value-type="float">
            <text:p>48.76857</text:p>
          </table:table-cell>
          <table:table-cell office:value-type="float" office:value="5.951696" calcext:value-type="float">
            <text:p>5.951696</text:p>
          </table:table-cell>
          <table:table-cell office:value-type="float" office:value="53.47508" calcext:value-type="float">
            <text:p>53.47508</text:p>
          </table:table-cell>
          <table:table-cell office:value-type="float" office:value="6.409552" calcext:value-type="float">
            <text:p>6.409552</text:p>
          </table:table-cell>
          <table:table-cell office:value-type="float" office:value="2.8664578" calcext:value-type="float">
            <text:p>2.8664578</text:p>
          </table:table-cell>
          <table:table-cell office:value-type="float" office:value="60.0118" calcext:value-type="float">
            <text:p>60.0118</text:p>
          </table:table-cell>
          <table:table-cell office:value-type="float" office:value="6.548791" calcext:value-type="float">
            <text:p>6.548791</text:p>
          </table:table-cell>
          <table:table-cell office:value-type="float" office:value="1.6711166" calcext:value-type="float">
            <text:p>1.6711166</text:p>
          </table:table-cell>
          <table:table-cell office:value-type="float" office:value="0.43410202" calcext:value-type="float">
            <text:p>0.43410202</text:p>
          </table:table-cell>
          <table:table-cell office:value-type="float" office:value="39.15544" calcext:value-type="float">
            <text:p>39.15544</text:p>
          </table:table-cell>
          <table:table-cell office:value-type="float" office:value="1158.5898" calcext:value-type="float">
            <text:p>1158.5898</text:p>
          </table:table-cell>
          <table:table-cell office:value-type="float" office:value="165.26466" calcext:value-type="float">
            <text:p>165.26466</text:p>
          </table:table-cell>
          <table:table-cell office:value-type="float" office:value="6.962334" calcext:value-type="float">
            <text:p>6.962334</text:p>
          </table:table-cell>
          <table:table-cell office:value-type="float" office:value="0.41550474" calcext:value-type="float">
            <text:p>0.41550474</text:p>
          </table:table-cell>
          <table:table-cell office:value-type="float" office:value="12.258728" calcext:value-type="float">
            <text:p>12.258728</text:p>
          </table:table-cell>
          <table:table-cell office:value-type="float" office:value="0.14715751" calcext:value-type="float">
            <text:p>0.14715751</text:p>
          </table:table-cell>
          <table:table-cell office:value-type="float" office:value="12.531169" calcext:value-type="float">
            <text:p>12.531169</text:p>
          </table:table-cell>
          <table:table-cell office:value-type="float" office:value="2.703249" calcext:value-type="float">
            <text:p>2.703249</text:p>
          </table:table-cell>
          <table:table-cell office:value-type="float" office:value="1.8685091" calcext:value-type="float">
            <text:p>1.8685091</text:p>
          </table:table-cell>
          <table:table-cell office:value-type="float" office:value="0.36663" calcext:value-type="float">
            <text:p>0.36663</text:p>
          </table:table-cell>
          <table:table-cell office:value-type="float" office:value="114.08641" calcext:value-type="float">
            <text:p>114.08641</text:p>
          </table:table-cell>
          <table:table-cell office:value-type="float" office:value="2.659306" calcext:value-type="float">
            <text:p>2.659306</text:p>
          </table:table-cell>
          <table:table-cell office:value-type="float" office:value="1.6357487" calcext:value-type="float">
            <text:p>1.6357487</text:p>
          </table:table-cell>
          <table:table-cell office:value-type="float" office:value="39.10792" calcext:value-type="float">
            <text:p>39.10792</text:p>
          </table:table-cell>
          <table:table-cell office:value-type="float" office:value="148.692479" calcext:value-type="float">
            <text:p>148.692479</text:p>
          </table:table-cell>
          <table:table-cell office:value-type="float" office:value="32.512507" calcext:value-type="float">
            <text:p>32.512507</text:p>
          </table:table-cell>
          <table:table-cell office:value-type="float" office:value="243.16818" calcext:value-type="float">
            <text:p>243.16818</text:p>
          </table:table-cell>
          <table:table-cell office:value-type="float" office:value="3.3999399" calcext:value-type="float">
            <text:p>3.3999399</text:p>
          </table:table-cell>
          <table:table-cell office:value-type="float" office:value="11.231556" calcext:value-type="float">
            <text:p>11.231556</text:p>
          </table:table-cell>
          <table:table-cell office:value-type="float" office:value="3.0257739" calcext:value-type="float">
            <text:p>3.0257739</text:p>
          </table:table-cell>
          <table:table-cell office:value-type="float" office:value="3.839144" calcext:value-type="float">
            <text:p>3.839144</text:p>
          </table:table-cell>
          <table:table-cell office:value-type="float" office:value="6.091775" calcext:value-type="float">
            <text:p>6.091775</text:p>
          </table:table-cell>
          <table:table-cell office:value-type="float" office:value="1.93202" calcext:value-type="float">
            <text:p>1.93202</text:p>
          </table:table-cell>
          <table:table-cell office:value-type="float" office:value="5.432985" calcext:value-type="float">
            <text:p>5.432985</text:p>
          </table:table-cell>
          <table:table-cell office:value-type="float" office:value="107.04179" calcext:value-type="float">
            <text:p>107.04179</text:p>
          </table:table-cell>
          <table:table-cell office:value-type="float" office:value="140.50536" calcext:value-type="float">
            <text:p>140.50536</text:p>
          </table:table-cell>
          <table:table-cell office:value-type="float" office:value="153.59406" calcext:value-type="float">
            <text:p>153.59406</text:p>
          </table:table-cell>
          <table:table-cell office:value-type="float" office:value="3.77848844" calcext:value-type="float">
            <text:p>3.77848844</text:p>
          </table:table-cell>
          <table:table-cell office:value-type="float" office:value="7.484053" calcext:value-type="float">
            <text:p>7.484053</text:p>
          </table:table-cell>
        </table:table-row>
        <table:table-row table:style-name="ro2">
          <table:table-cell office:value-type="string" calcext:value-type="string">
            <text:p>TCGA-05-4398-01A-01R-1206-07</text:p>
          </table:table-cell>
          <table:table-cell office:value-type="string" calcext:value-type="string">
            <text:p>LUAD</text:p>
          </table:table-cell>
          <table:table-cell office:value-type="float" office:value="11.8680218" calcext:value-type="float">
            <text:p>11.8680218</text:p>
          </table:table-cell>
          <table:table-cell office:value-type="float" office:value="11.762401" calcext:value-type="float">
            <text:p>11.762401</text:p>
          </table:table-cell>
          <table:table-cell office:value-type="float" office:value="56.91954" calcext:value-type="float">
            <text:p>56.91954</text:p>
          </table:table-cell>
          <table:table-cell office:value-type="float" office:value="4431.9812" calcext:value-type="float">
            <text:p>4431.9812</text:p>
          </table:table-cell>
          <table:table-cell office:value-type="float" office:value="42.20103" calcext:value-type="float">
            <text:p>42.20103</text:p>
          </table:table-cell>
          <table:table-cell office:value-type="float" office:value="85.25059" calcext:value-type="float">
            <text:p>85.25059</text:p>
          </table:table-cell>
          <table:table-cell office:value-type="float" office:value="11.652718" calcext:value-type="float">
            <text:p>11.652718</text:p>
          </table:table-cell>
          <table:table-cell office:value-type="float" office:value="27.054506" calcext:value-type="float">
            <text:p>27.054506</text:p>
          </table:table-cell>
          <table:table-cell office:value-type="float" office:value="50.14268" calcext:value-type="float">
            <text:p>50.14268</text:p>
          </table:table-cell>
          <table:table-cell office:value-type="float" office:value="77.48143" calcext:value-type="float">
            <text:p>77.48143</text:p>
          </table:table-cell>
          <table:table-cell office:value-type="float" office:value="4.710547" calcext:value-type="float">
            <text:p>4.710547</text:p>
          </table:table-cell>
          <table:table-cell office:value-type="float" office:value="35.30387" calcext:value-type="float">
            <text:p>35.30387</text:p>
          </table:table-cell>
          <table:table-cell office:value-type="float" office:value="7.687207" calcext:value-type="float">
            <text:p>7.687207</text:p>
          </table:table-cell>
          <table:table-cell office:value-type="float" office:value="1.5865166" calcext:value-type="float">
            <text:p>1.5865166</text:p>
          </table:table-cell>
          <table:table-cell office:value-type="float" office:value="57.18036" calcext:value-type="float">
            <text:p>57.18036</text:p>
          </table:table-cell>
          <table:table-cell office:value-type="float" office:value="6.403527" calcext:value-type="float">
            <text:p>6.403527</text:p>
          </table:table-cell>
          <table:table-cell office:value-type="float" office:value="5.8821623" calcext:value-type="float">
            <text:p>5.8821623</text:p>
          </table:table-cell>
          <table:table-cell office:value-type="float" office:value="0.99253007" calcext:value-type="float">
            <text:p>0.99253007</text:p>
          </table:table-cell>
          <table:table-cell office:value-type="float" office:value="60.16035" calcext:value-type="float">
            <text:p>60.16035</text:p>
          </table:table-cell>
          <table:table-cell office:value-type="float" office:value="1024.6211" calcext:value-type="float">
            <text:p>1024.6211</text:p>
          </table:table-cell>
          <table:table-cell office:value-type="float" office:value="77.62475" calcext:value-type="float">
            <text:p>77.62475</text:p>
          </table:table-cell>
          <table:table-cell office:value-type="float" office:value="2.713297" calcext:value-type="float">
            <text:p>2.713297</text:p>
          </table:table-cell>
          <table:table-cell office:value-type="float" office:value="0.2407313" calcext:value-type="float">
            <text:p>0.2407313</text:p>
          </table:table-cell>
          <table:table-cell office:value-type="float" office:value="12.124606" calcext:value-type="float">
            <text:p>12.124606</text:p>
          </table:table-cell>
          <table:table-cell office:value-type="float" office:value="0.29758765" calcext:value-type="float">
            <text:p>0.29758765</text:p>
          </table:table-cell>
          <table:table-cell office:value-type="float" office:value="23.553228" calcext:value-type="float">
            <text:p>23.553228</text:p>
          </table:table-cell>
          <table:table-cell office:value-type="float" office:value="3.737826" calcext:value-type="float">
            <text:p>3.737826</text:p>
          </table:table-cell>
          <table:table-cell office:value-type="float" office:value="2.9734847" calcext:value-type="float">
            <text:p>2.9734847</text:p>
          </table:table-cell>
          <table:table-cell office:value-type="float" office:value="5.0396561" calcext:value-type="float">
            <text:p>5.0396561</text:p>
          </table:table-cell>
          <table:table-cell office:value-type="float" office:value="224.54996" calcext:value-type="float">
            <text:p>224.54996</text:p>
          </table:table-cell>
          <table:table-cell office:value-type="float" office:value="3.914244" calcext:value-type="float">
            <text:p>3.914244</text:p>
          </table:table-cell>
          <table:table-cell office:value-type="float" office:value="3.2219461" calcext:value-type="float">
            <text:p>3.2219461</text:p>
          </table:table-cell>
          <table:table-cell office:value-type="float" office:value="31.81251" calcext:value-type="float">
            <text:p>31.81251</text:p>
          </table:table-cell>
          <table:table-cell office:value-type="float" office:value="30.319742" calcext:value-type="float">
            <text:p>30.319742</text:p>
          </table:table-cell>
          <table:table-cell office:value-type="float" office:value="15.95771" calcext:value-type="float">
            <text:p>15.95771</text:p>
          </table:table-cell>
          <table:table-cell office:value-type="float" office:value="160.1444" calcext:value-type="float">
            <text:p>160.1444</text:p>
          </table:table-cell>
          <table:table-cell office:value-type="float" office:value="2.4663865" calcext:value-type="float">
            <text:p>2.4663865</text:p>
          </table:table-cell>
          <table:table-cell office:value-type="float" office:value="11.068757" calcext:value-type="float">
            <text:p>11.068757</text:p>
          </table:table-cell>
          <table:table-cell office:value-type="float" office:value="3.0200948" calcext:value-type="float">
            <text:p>3.0200948</text:p>
          </table:table-cell>
          <table:table-cell office:value-type="float" office:value="6.781913" calcext:value-type="float">
            <text:p>6.781913</text:p>
          </table:table-cell>
          <table:table-cell office:value-type="float" office:value="10.108848" calcext:value-type="float">
            <text:p>10.108848</text:p>
          </table:table-cell>
          <table:table-cell office:value-type="float" office:value="3.668683" calcext:value-type="float">
            <text:p>3.668683</text:p>
          </table:table-cell>
          <table:table-cell office:value-type="float" office:value="5.735749" calcext:value-type="float">
            <text:p>5.735749</text:p>
          </table:table-cell>
          <table:table-cell office:value-type="float" office:value="161.34943" calcext:value-type="float">
            <text:p>161.34943</text:p>
          </table:table-cell>
          <table:table-cell office:value-type="float" office:value="117.19118" calcext:value-type="float">
            <text:p>117.19118</text:p>
          </table:table-cell>
          <table:table-cell office:value-type="float" office:value="165.39581" calcext:value-type="float">
            <text:p>165.39581</text:p>
          </table:table-cell>
          <table:table-cell office:value-type="float" office:value="1.78258957" calcext:value-type="float">
            <text:p>1.78258957</text:p>
          </table:table-cell>
          <table:table-cell office:value-type="float" office:value="19.078436" calcext:value-type="float">
            <text:p>19.078436</text:p>
          </table:table-cell>
        </table:table-row>
        <table:table-row table:style-name="ro2">
          <table:table-cell office:value-type="string" calcext:value-type="string">
            <text:p>TCGA-05-4402-01A-01R-1206-07</text:p>
          </table:table-cell>
          <table:table-cell office:value-type="string" calcext:value-type="string">
            <text:p>LUAD</text:p>
          </table:table-cell>
          <table:table-cell office:value-type="float" office:value="6.7697398" calcext:value-type="float">
            <text:p>6.7697398</text:p>
          </table:table-cell>
          <table:table-cell office:value-type="float" office:value="8.457827" calcext:value-type="float">
            <text:p>8.457827</text:p>
          </table:table-cell>
          <table:table-cell office:value-type="float" office:value="65.25381" calcext:value-type="float">
            <text:p>65.25381</text:p>
          </table:table-cell>
          <table:table-cell office:value-type="float" office:value="3146.0163" calcext:value-type="float">
            <text:p>3146.0163</text:p>
          </table:table-cell>
          <table:table-cell office:value-type="float" office:value="50.90194" calcext:value-type="float">
            <text:p>50.90194</text:p>
          </table:table-cell>
          <table:table-cell office:value-type="float" office:value="93.79413" calcext:value-type="float">
            <text:p>93.79413</text:p>
          </table:table-cell>
          <table:table-cell office:value-type="float" office:value="9.905258" calcext:value-type="float">
            <text:p>9.905258</text:p>
          </table:table-cell>
          <table:table-cell office:value-type="float" office:value="25.963974" calcext:value-type="float">
            <text:p>25.963974</text:p>
          </table:table-cell>
          <table:table-cell office:value-type="float" office:value="21.819499" calcext:value-type="float">
            <text:p>21.819499</text:p>
          </table:table-cell>
          <table:table-cell office:value-type="float" office:value="129.46083" calcext:value-type="float">
            <text:p>129.46083</text:p>
          </table:table-cell>
          <table:table-cell office:value-type="float" office:value="7.658642" calcext:value-type="float">
            <text:p>7.658642</text:p>
          </table:table-cell>
          <table:table-cell office:value-type="float" office:value="30.88323" calcext:value-type="float">
            <text:p>30.88323</text:p>
          </table:table-cell>
          <table:table-cell office:value-type="float" office:value="7.765231" calcext:value-type="float">
            <text:p>7.765231</text:p>
          </table:table-cell>
          <table:table-cell office:value-type="float" office:value="3.0915041" calcext:value-type="float">
            <text:p>3.0915041</text:p>
          </table:table-cell>
          <table:table-cell office:value-type="float" office:value="39.69239" calcext:value-type="float">
            <text:p>39.69239</text:p>
          </table:table-cell>
          <table:table-cell office:value-type="float" office:value="9.706716" calcext:value-type="float">
            <text:p>9.706716</text:p>
          </table:table-cell>
          <table:table-cell office:value-type="float" office:value="4.2978048" calcext:value-type="float">
            <text:p>4.2978048</text:p>
          </table:table-cell>
          <table:table-cell office:value-type="float" office:value="0.77686452" calcext:value-type="float">
            <text:p>0.77686452</text:p>
          </table:table-cell>
          <table:table-cell office:value-type="float" office:value="74.98181" calcext:value-type="float">
            <text:p>74.98181</text:p>
          </table:table-cell>
          <table:table-cell office:value-type="float" office:value="1238.2145" calcext:value-type="float">
            <text:p>1238.2145</text:p>
          </table:table-cell>
          <table:table-cell office:value-type="float" office:value="78.34324" calcext:value-type="float">
            <text:p>78.34324</text:p>
          </table:table-cell>
          <table:table-cell office:value-type="float" office:value="9.821298" calcext:value-type="float">
            <text:p>9.821298</text:p>
          </table:table-cell>
          <table:table-cell office:value-type="float" office:value="0.35212065" calcext:value-type="float">
            <text:p>0.35212065</text:p>
          </table:table-cell>
          <table:table-cell office:value-type="float" office:value="7.867785" calcext:value-type="float">
            <text:p>7.867785</text:p>
          </table:table-cell>
          <table:table-cell office:value-type="float" office:value="2.37803366" calcext:value-type="float">
            <text:p>2.37803366</text:p>
          </table:table-cell>
          <table:table-cell office:value-type="float" office:value="34.852327" calcext:value-type="float">
            <text:p>34.852327</text:p>
          </table:table-cell>
          <table:table-cell office:value-type="float" office:value="3.458058" calcext:value-type="float">
            <text:p>3.458058</text:p>
          </table:table-cell>
          <table:table-cell office:value-type="float" office:value="3.8351108" calcext:value-type="float">
            <text:p>3.8351108</text:p>
          </table:table-cell>
          <table:table-cell office:value-type="float" office:value="1.4554147" calcext:value-type="float">
            <text:p>1.4554147</text:p>
          </table:table-cell>
          <table:table-cell office:value-type="float" office:value="232.19385" calcext:value-type="float">
            <text:p>232.19385</text:p>
          </table:table-cell>
          <table:table-cell office:value-type="float" office:value="5.266134" calcext:value-type="float">
            <text:p>5.266134</text:p>
          </table:table-cell>
          <table:table-cell office:value-type="float" office:value="3.5912458" calcext:value-type="float">
            <text:p>3.5912458</text:p>
          </table:table-cell>
          <table:table-cell office:value-type="float" office:value="35.38289" calcext:value-type="float">
            <text:p>35.38289</text:p>
          </table:table-cell>
          <table:table-cell office:value-type="float" office:value="19.261306" calcext:value-type="float">
            <text:p>19.261306</text:p>
          </table:table-cell>
          <table:table-cell office:value-type="float" office:value="19.326874" calcext:value-type="float">
            <text:p>19.326874</text:p>
          </table:table-cell>
          <table:table-cell office:value-type="float" office:value="103.51055" calcext:value-type="float">
            <text:p>103.51055</text:p>
          </table:table-cell>
          <table:table-cell office:value-type="float" office:value="1.3615824" calcext:value-type="float">
            <text:p>1.3615824</text:p>
          </table:table-cell>
          <table:table-cell office:value-type="float" office:value="12.243415" calcext:value-type="float">
            <text:p>12.243415</text:p>
          </table:table-cell>
          <table:table-cell office:value-type="float" office:value="4.3448786" calcext:value-type="float">
            <text:p>4.3448786</text:p>
          </table:table-cell>
          <table:table-cell office:value-type="float" office:value="3.44477" calcext:value-type="float">
            <text:p>3.44477</text:p>
          </table:table-cell>
          <table:table-cell office:value-type="float" office:value="7.094091" calcext:value-type="float">
            <text:p>7.094091</text:p>
          </table:table-cell>
          <table:table-cell office:value-type="float" office:value="5.049451" calcext:value-type="float">
            <text:p>5.049451</text:p>
          </table:table-cell>
          <table:table-cell office:value-type="float" office:value="8.692503" calcext:value-type="float">
            <text:p>8.692503</text:p>
          </table:table-cell>
          <table:table-cell office:value-type="float" office:value="231.78181" calcext:value-type="float">
            <text:p>231.78181</text:p>
          </table:table-cell>
          <table:table-cell office:value-type="float" office:value="69.96783" calcext:value-type="float">
            <text:p>69.96783</text:p>
          </table:table-cell>
          <table:table-cell office:value-type="float" office:value="168.33155" calcext:value-type="float">
            <text:p>168.33155</text:p>
          </table:table-cell>
          <table:table-cell office:value-type="float" office:value="1.61920631" calcext:value-type="float">
            <text:p>1.61920631</text:p>
          </table:table-cell>
          <table:table-cell office:value-type="float" office:value="7.796832" calcext:value-type="float">
            <text:p>7.796832</text:p>
          </table:table-cell>
        </table:table-row>
        <table:table-row table:style-name="ro2">
          <table:table-cell office:value-type="string" calcext:value-type="string">
            <text:p>TCGA-05-4403-01A-01R-1206-07</text:p>
          </table:table-cell>
          <table:table-cell office:value-type="string" calcext:value-type="string">
            <text:p>LUAD</text:p>
          </table:table-cell>
          <table:table-cell office:value-type="float" office:value="6.7112901" calcext:value-type="float">
            <text:p>6.7112901</text:p>
          </table:table-cell>
          <table:table-cell office:value-type="float" office:value="7.99125" calcext:value-type="float">
            <text:p>7.99125</text:p>
          </table:table-cell>
          <table:table-cell office:value-type="float" office:value="137.40907" calcext:value-type="float">
            <text:p>137.40907</text:p>
          </table:table-cell>
          <table:table-cell office:value-type="float" office:value="3559.2876" calcext:value-type="float">
            <text:p>3559.2876</text:p>
          </table:table-cell>
          <table:table-cell office:value-type="float" office:value="50.66919" calcext:value-type="float">
            <text:p>50.66919</text:p>
          </table:table-cell>
          <table:table-cell office:value-type="float" office:value="128.96137" calcext:value-type="float">
            <text:p>128.96137</text:p>
          </table:table-cell>
          <table:table-cell office:value-type="float" office:value="7.418277" calcext:value-type="float">
            <text:p>7.418277</text:p>
          </table:table-cell>
          <table:table-cell office:value-type="float" office:value="33.219763" calcext:value-type="float">
            <text:p>33.219763</text:p>
          </table:table-cell>
          <table:table-cell office:value-type="float" office:value="116.0272" calcext:value-type="float">
            <text:p>116.0272</text:p>
          </table:table-cell>
          <table:table-cell office:value-type="float" office:value="102.68702" calcext:value-type="float">
            <text:p>102.68702</text:p>
          </table:table-cell>
          <table:table-cell office:value-type="float" office:value="5.540525" calcext:value-type="float">
            <text:p>5.540525</text:p>
          </table:table-cell>
          <table:table-cell office:value-type="float" office:value="37.10508" calcext:value-type="float">
            <text:p>37.10508</text:p>
          </table:table-cell>
          <table:table-cell office:value-type="float" office:value="10.267545" calcext:value-type="float">
            <text:p>10.267545</text:p>
          </table:table-cell>
          <table:table-cell office:value-type="float" office:value="2.7127242" calcext:value-type="float">
            <text:p>2.7127242</text:p>
          </table:table-cell>
          <table:table-cell office:value-type="float" office:value="49.25295" calcext:value-type="float">
            <text:p>49.25295</text:p>
          </table:table-cell>
          <table:table-cell office:value-type="float" office:value="8.857699" calcext:value-type="float">
            <text:p>8.857699</text:p>
          </table:table-cell>
          <table:table-cell office:value-type="float" office:value="3.9898756" calcext:value-type="float">
            <text:p>3.9898756</text:p>
          </table:table-cell>
          <table:table-cell office:value-type="float" office:value="0.71810152" calcext:value-type="float">
            <text:p>0.71810152</text:p>
          </table:table-cell>
          <table:table-cell office:value-type="float" office:value="51.28811" calcext:value-type="float">
            <text:p>51.28811</text:p>
          </table:table-cell>
          <table:table-cell office:value-type="float" office:value="1166.1657" calcext:value-type="float">
            <text:p>1166.1657</text:p>
          </table:table-cell>
          <table:table-cell office:value-type="float" office:value="77.45595" calcext:value-type="float">
            <text:p>77.45595</text:p>
          </table:table-cell>
          <table:table-cell office:value-type="float" office:value="4.856828" calcext:value-type="float">
            <text:p>4.856828</text:p>
          </table:table-cell>
          <table:table-cell office:value-type="float" office:value="0.15903561" calcext:value-type="float">
            <text:p>0.15903561</text:p>
          </table:table-cell>
          <table:table-cell office:value-type="float" office:value="9.92315" calcext:value-type="float">
            <text:p>9.92315</text:p>
          </table:table-cell>
          <table:table-cell office:value-type="float" office:value="0.5686328" calcext:value-type="float">
            <text:p>0.5686328</text:p>
          </table:table-cell>
          <table:table-cell office:value-type="float" office:value="21.586178" calcext:value-type="float">
            <text:p>21.586178</text:p>
          </table:table-cell>
          <table:table-cell office:value-type="float" office:value="3.276667" calcext:value-type="float">
            <text:p>3.276667</text:p>
          </table:table-cell>
          <table:table-cell office:value-type="float" office:value="4.0454152" calcext:value-type="float">
            <text:p>4.0454152</text:p>
          </table:table-cell>
          <table:table-cell office:value-type="float" office:value="1.4413042" calcext:value-type="float">
            <text:p>1.4413042</text:p>
          </table:table-cell>
          <table:table-cell office:value-type="float" office:value="415.76861" calcext:value-type="float">
            <text:p>415.76861</text:p>
          </table:table-cell>
          <table:table-cell office:value-type="float" office:value="5.634184" calcext:value-type="float">
            <text:p>5.634184</text:p>
          </table:table-cell>
          <table:table-cell office:value-type="float" office:value="2.3892841" calcext:value-type="float">
            <text:p>2.3892841</text:p>
          </table:table-cell>
          <table:table-cell office:value-type="float" office:value="39.17215" calcext:value-type="float">
            <text:p>39.17215</text:p>
          </table:table-cell>
          <table:table-cell office:value-type="float" office:value="15.652917" calcext:value-type="float">
            <text:p>15.652917</text:p>
          </table:table-cell>
          <table:table-cell office:value-type="float" office:value="34.19098" calcext:value-type="float">
            <text:p>34.19098</text:p>
          </table:table-cell>
          <table:table-cell office:value-type="float" office:value="223.68538" calcext:value-type="float">
            <text:p>223.68538</text:p>
          </table:table-cell>
          <table:table-cell office:value-type="float" office:value="0.385503" calcext:value-type="float">
            <text:p>0.385503</text:p>
          </table:table-cell>
          <table:table-cell office:value-type="float" office:value="9.057718" calcext:value-type="float">
            <text:p>9.057718</text:p>
          </table:table-cell>
          <table:table-cell office:value-type="float" office:value="3.1465583" calcext:value-type="float">
            <text:p>3.1465583</text:p>
          </table:table-cell>
          <table:table-cell office:value-type="float" office:value="2.429796" calcext:value-type="float">
            <text:p>2.429796</text:p>
          </table:table-cell>
          <table:table-cell office:value-type="float" office:value="6.98913" calcext:value-type="float">
            <text:p>6.98913</text:p>
          </table:table-cell>
          <table:table-cell office:value-type="float" office:value="3.121564" calcext:value-type="float">
            <text:p>3.121564</text:p>
          </table:table-cell>
          <table:table-cell office:value-type="float" office:value="7.486277" calcext:value-type="float">
            <text:p>7.486277</text:p>
          </table:table-cell>
          <table:table-cell office:value-type="float" office:value="216.32596" calcext:value-type="float">
            <text:p>216.32596</text:p>
          </table:table-cell>
          <table:table-cell office:value-type="float" office:value="121.1841" calcext:value-type="float">
            <text:p>121.1841</text:p>
          </table:table-cell>
          <table:table-cell office:value-type="float" office:value="150.02189" calcext:value-type="float">
            <text:p>150.02189</text:p>
          </table:table-cell>
          <table:table-cell office:value-type="float" office:value="0.99701312" calcext:value-type="float">
            <text:p>0.99701312</text:p>
          </table:table-cell>
          <table:table-cell office:value-type="float" office:value="7.959712" calcext:value-type="float">
            <text:p>7.959712</text:p>
          </table:table-cell>
        </table:table-row>
        <table:table-row table:style-name="ro2">
          <table:table-cell office:value-type="string" calcext:value-type="string">
            <text:p>TCGA-05-4405-01A-21R-1858-07</text:p>
          </table:table-cell>
          <table:table-cell office:value-type="string" calcext:value-type="string">
            <text:p>LUAD</text:p>
          </table:table-cell>
          <table:table-cell office:value-type="float" office:value="7.6021141" calcext:value-type="float">
            <text:p>7.6021141</text:p>
          </table:table-cell>
          <table:table-cell office:value-type="float" office:value="13.35901" calcext:value-type="float">
            <text:p>13.35901</text:p>
          </table:table-cell>
          <table:table-cell office:value-type="float" office:value="67.30776" calcext:value-type="float">
            <text:p>67.30776</text:p>
          </table:table-cell>
          <table:table-cell office:value-type="float" office:value="4424.705" calcext:value-type="float">
            <text:p>4424.705</text:p>
          </table:table-cell>
          <table:table-cell office:value-type="float" office:value="33.07579" calcext:value-type="float">
            <text:p>33.07579</text:p>
          </table:table-cell>
          <table:table-cell office:value-type="float" office:value="117.18087" calcext:value-type="float">
            <text:p>117.18087</text:p>
          </table:table-cell>
          <table:table-cell office:value-type="float" office:value="6.864766" calcext:value-type="float">
            <text:p>6.864766</text:p>
          </table:table-cell>
          <table:table-cell office:value-type="float" office:value="39.144767" calcext:value-type="float">
            <text:p>39.144767</text:p>
          </table:table-cell>
          <table:table-cell office:value-type="float" office:value="36.876498" calcext:value-type="float">
            <text:p>36.876498</text:p>
          </table:table-cell>
          <table:table-cell office:value-type="float" office:value="118.5078" calcext:value-type="float">
            <text:p>118.5078</text:p>
          </table:table-cell>
          <table:table-cell office:value-type="float" office:value="4.18469" calcext:value-type="float">
            <text:p>4.18469</text:p>
          </table:table-cell>
          <table:table-cell office:value-type="float" office:value="30.30017" calcext:value-type="float">
            <text:p>30.30017</text:p>
          </table:table-cell>
          <table:table-cell office:value-type="float" office:value="6.213647" calcext:value-type="float">
            <text:p>6.213647</text:p>
          </table:table-cell>
          <table:table-cell office:value-type="float" office:value="1.5198829" calcext:value-type="float">
            <text:p>1.5198829</text:p>
          </table:table-cell>
          <table:table-cell office:value-type="float" office:value="48.38858" calcext:value-type="float">
            <text:p>48.38858</text:p>
          </table:table-cell>
          <table:table-cell office:value-type="float" office:value="11.469973" calcext:value-type="float">
            <text:p>11.469973</text:p>
          </table:table-cell>
          <table:table-cell office:value-type="float" office:value="6.4046643" calcext:value-type="float">
            <text:p>6.4046643</text:p>
          </table:table-cell>
          <table:table-cell office:value-type="float" office:value="1.70048589" calcext:value-type="float">
            <text:p>1.70048589</text:p>
          </table:table-cell>
          <table:table-cell office:value-type="float" office:value="68.59285" calcext:value-type="float">
            <text:p>68.59285</text:p>
          </table:table-cell>
          <table:table-cell office:value-type="float" office:value="707.4623" calcext:value-type="float">
            <text:p>707.4623</text:p>
          </table:table-cell>
          <table:table-cell office:value-type="float" office:value="45.16665" calcext:value-type="float">
            <text:p>45.16665</text:p>
          </table:table-cell>
          <table:table-cell office:value-type="float" office:value="3.282869" calcext:value-type="float">
            <text:p>3.282869</text:p>
          </table:table-cell>
          <table:table-cell office:value-type="float" office:value="0.30545717" calcext:value-type="float">
            <text:p>0.30545717</text:p>
          </table:table-cell>
          <table:table-cell office:value-type="float" office:value="6.886386" calcext:value-type="float">
            <text:p>6.886386</text:p>
          </table:table-cell>
          <table:table-cell office:value-type="float" office:value="0.81768991" calcext:value-type="float">
            <text:p>0.81768991</text:p>
          </table:table-cell>
          <table:table-cell office:value-type="float" office:value="39.184643" calcext:value-type="float">
            <text:p>39.184643</text:p>
          </table:table-cell>
          <table:table-cell office:value-type="float" office:value="3.616229" calcext:value-type="float">
            <text:p>3.616229</text:p>
          </table:table-cell>
          <table:table-cell office:value-type="float" office:value="3.3491117" calcext:value-type="float">
            <text:p>3.3491117</text:p>
          </table:table-cell>
          <table:table-cell office:value-type="float" office:value="6.0278451" calcext:value-type="float">
            <text:p>6.0278451</text:p>
          </table:table-cell>
          <table:table-cell office:value-type="float" office:value="238.75559" calcext:value-type="float">
            <text:p>238.75559</text:p>
          </table:table-cell>
          <table:table-cell office:value-type="float" office:value="3.550797" calcext:value-type="float">
            <text:p>3.550797</text:p>
          </table:table-cell>
          <table:table-cell office:value-type="float" office:value="3.2016869" calcext:value-type="float">
            <text:p>3.2016869</text:p>
          </table:table-cell>
          <table:table-cell office:value-type="float" office:value="20.63243" calcext:value-type="float">
            <text:p>20.63243</text:p>
          </table:table-cell>
          <table:table-cell office:value-type="float" office:value="16.422143" calcext:value-type="float">
            <text:p>16.422143</text:p>
          </table:table-cell>
          <table:table-cell office:value-type="float" office:value="18.970353" calcext:value-type="float">
            <text:p>18.970353</text:p>
          </table:table-cell>
          <table:table-cell office:value-type="float" office:value="118.08056" calcext:value-type="float">
            <text:p>118.08056</text:p>
          </table:table-cell>
          <table:table-cell office:value-type="float" office:value="1.7231865" calcext:value-type="float">
            <text:p>1.7231865</text:p>
          </table:table-cell>
          <table:table-cell office:value-type="float" office:value="14.168901" calcext:value-type="float">
            <text:p>14.168901</text:p>
          </table:table-cell>
          <table:table-cell office:value-type="float" office:value="6.7465983" calcext:value-type="float">
            <text:p>6.7465983</text:p>
          </table:table-cell>
          <table:table-cell office:value-type="float" office:value="5.229517" calcext:value-type="float">
            <text:p>5.229517</text:p>
          </table:table-cell>
          <table:table-cell office:value-type="float" office:value="13.542399" calcext:value-type="float">
            <text:p>13.542399</text:p>
          </table:table-cell>
          <table:table-cell office:value-type="float" office:value="5.541928" calcext:value-type="float">
            <text:p>5.541928</text:p>
          </table:table-cell>
          <table:table-cell office:value-type="float" office:value="7.289587" calcext:value-type="float">
            <text:p>7.289587</text:p>
          </table:table-cell>
          <table:table-cell office:value-type="float" office:value="194.60804" calcext:value-type="float">
            <text:p>194.60804</text:p>
          </table:table-cell>
          <table:table-cell office:value-type="float" office:value="96.59221" calcext:value-type="float">
            <text:p>96.59221</text:p>
          </table:table-cell>
          <table:table-cell office:value-type="float" office:value="215.1185" calcext:value-type="float">
            <text:p>215.1185</text:p>
          </table:table-cell>
          <table:table-cell office:value-type="float" office:value="2.33037718" calcext:value-type="float">
            <text:p>2.33037718</text:p>
          </table:table-cell>
          <table:table-cell office:value-type="float" office:value="14.278692" calcext:value-type="float">
            <text:p>14.278692</text:p>
          </table:table-cell>
        </table:table-row>
        <table:table-row table:style-name="ro2">
          <table:table-cell office:value-type="string" calcext:value-type="string">
            <text:p>TCGA-05-4410-01A-21R-1858-07</text:p>
          </table:table-cell>
          <table:table-cell office:value-type="string" calcext:value-type="string">
            <text:p>LUAD</text:p>
          </table:table-cell>
          <table:table-cell office:value-type="float" office:value="7.5123315" calcext:value-type="float">
            <text:p>7.5123315</text:p>
          </table:table-cell>
          <table:table-cell office:value-type="float" office:value="11.419943" calcext:value-type="float">
            <text:p>11.419943</text:p>
          </table:table-cell>
          <table:table-cell office:value-type="float" office:value="73.25469" calcext:value-type="float">
            <text:p>73.25469</text:p>
          </table:table-cell>
          <table:table-cell office:value-type="float" office:value="3099.6276" calcext:value-type="float">
            <text:p>3099.6276</text:p>
          </table:table-cell>
          <table:table-cell office:value-type="float" office:value="52.26349" calcext:value-type="float">
            <text:p>52.26349</text:p>
          </table:table-cell>
          <table:table-cell office:value-type="float" office:value="56.04415" calcext:value-type="float">
            <text:p>56.04415</text:p>
          </table:table-cell>
          <table:table-cell office:value-type="float" office:value="12.582233" calcext:value-type="float">
            <text:p>12.582233</text:p>
          </table:table-cell>
          <table:table-cell office:value-type="float" office:value="29.540643" calcext:value-type="float">
            <text:p>29.540643</text:p>
          </table:table-cell>
          <table:table-cell office:value-type="float" office:value="30.886237" calcext:value-type="float">
            <text:p>30.886237</text:p>
          </table:table-cell>
          <table:table-cell office:value-type="float" office:value="116.99164" calcext:value-type="float">
            <text:p>116.99164</text:p>
          </table:table-cell>
          <table:table-cell office:value-type="float" office:value="5.241235" calcext:value-type="float">
            <text:p>5.241235</text:p>
          </table:table-cell>
          <table:table-cell office:value-type="float" office:value="27.52726" calcext:value-type="float">
            <text:p>27.52726</text:p>
          </table:table-cell>
          <table:table-cell office:value-type="float" office:value="8.710676" calcext:value-type="float">
            <text:p>8.710676</text:p>
          </table:table-cell>
          <table:table-cell office:value-type="float" office:value="3.2912644" calcext:value-type="float">
            <text:p>3.2912644</text:p>
          </table:table-cell>
          <table:table-cell office:value-type="float" office:value="34.98355" calcext:value-type="float">
            <text:p>34.98355</text:p>
          </table:table-cell>
          <table:table-cell office:value-type="float" office:value="14.730743" calcext:value-type="float">
            <text:p>14.730743</text:p>
          </table:table-cell>
          <table:table-cell office:value-type="float" office:value="9.0605915" calcext:value-type="float">
            <text:p>9.0605915</text:p>
          </table:table-cell>
          <table:table-cell office:value-type="float" office:value="2.64691753" calcext:value-type="float">
            <text:p>2.64691753</text:p>
          </table:table-cell>
          <table:table-cell office:value-type="float" office:value="63.02324" calcext:value-type="float">
            <text:p>63.02324</text:p>
          </table:table-cell>
          <table:table-cell office:value-type="float" office:value="818.7" calcext:value-type="float">
            <text:p>818.7</text:p>
          </table:table-cell>
          <table:table-cell office:value-type="float" office:value="55.71561" calcext:value-type="float">
            <text:p>55.71561</text:p>
          </table:table-cell>
          <table:table-cell office:value-type="float" office:value="6.070089" calcext:value-type="float">
            <text:p>6.070089</text:p>
          </table:table-cell>
          <table:table-cell office:value-type="float" office:value="0.11962362" calcext:value-type="float">
            <text:p>0.11962362</text:p>
          </table:table-cell>
          <table:table-cell office:value-type="float" office:value="16.229493" calcext:value-type="float">
            <text:p>16.229493</text:p>
          </table:table-cell>
          <table:table-cell office:value-type="float" office:value="0.45125636" calcext:value-type="float">
            <text:p>0.45125636</text:p>
          </table:table-cell>
          <table:table-cell office:value-type="float" office:value="57.86957" calcext:value-type="float">
            <text:p>57.86957</text:p>
          </table:table-cell>
          <table:table-cell office:value-type="float" office:value="4.856004" calcext:value-type="float">
            <text:p>4.856004</text:p>
          </table:table-cell>
          <table:table-cell office:value-type="float" office:value="4.352458" calcext:value-type="float">
            <text:p>4.352458</text:p>
          </table:table-cell>
          <table:table-cell office:value-type="float" office:value="1.9906802" calcext:value-type="float">
            <text:p>1.9906802</text:p>
          </table:table-cell>
          <table:table-cell office:value-type="float" office:value="156.28247" calcext:value-type="float">
            <text:p>156.28247</text:p>
          </table:table-cell>
          <table:table-cell office:value-type="float" office:value="2.51353" calcext:value-type="float">
            <text:p>2.51353</text:p>
          </table:table-cell>
          <table:table-cell office:value-type="float" office:value="4.907341" calcext:value-type="float">
            <text:p>4.907341</text:p>
          </table:table-cell>
          <table:table-cell office:value-type="float" office:value="21.82909" calcext:value-type="float">
            <text:p>21.82909</text:p>
          </table:table-cell>
          <table:table-cell office:value-type="float" office:value="14.099527" calcext:value-type="float">
            <text:p>14.099527</text:p>
          </table:table-cell>
          <table:table-cell office:value-type="float" office:value="13.601" calcext:value-type="float">
            <text:p>13.601</text:p>
          </table:table-cell>
          <table:table-cell office:value-type="float" office:value="74.58725" calcext:value-type="float">
            <text:p>74.58725</text:p>
          </table:table-cell>
          <table:table-cell office:value-type="float" office:value="2.4797879" calcext:value-type="float">
            <text:p>2.4797879</text:p>
          </table:table-cell>
          <table:table-cell office:value-type="float" office:value="12.742532" calcext:value-type="float">
            <text:p>12.742532</text:p>
          </table:table-cell>
          <table:table-cell office:value-type="float" office:value="7.5307038" calcext:value-type="float">
            <text:p>7.5307038</text:p>
          </table:table-cell>
          <table:table-cell office:value-type="float" office:value="7.230409" calcext:value-type="float">
            <text:p>7.230409</text:p>
          </table:table-cell>
          <table:table-cell office:value-type="float" office:value="8.52943" calcext:value-type="float">
            <text:p>8.52943</text:p>
          </table:table-cell>
          <table:table-cell office:value-type="float" office:value="5.984466" calcext:value-type="float">
            <text:p>5.984466</text:p>
          </table:table-cell>
          <table:table-cell office:value-type="float" office:value="6.893863" calcext:value-type="float">
            <text:p>6.893863</text:p>
          </table:table-cell>
          <table:table-cell office:value-type="float" office:value="185.7434" calcext:value-type="float">
            <text:p>185.7434</text:p>
          </table:table-cell>
          <table:table-cell office:value-type="float" office:value="62.88158" calcext:value-type="float">
            <text:p>62.88158</text:p>
          </table:table-cell>
          <table:table-cell office:value-type="float" office:value="155.12489" calcext:value-type="float">
            <text:p>155.12489</text:p>
          </table:table-cell>
          <table:table-cell office:value-type="float" office:value="1.53217041" calcext:value-type="float">
            <text:p>1.53217041</text:p>
          </table:table-cell>
          <table:table-cell office:value-type="float" office:value="14.786962" calcext:value-type="float">
            <text:p>14.786962</text:p>
          </table:table-cell>
        </table:table-row>
        <table:table-row table:style-name="ro2">
          <table:table-cell office:value-type="string" calcext:value-type="string">
            <text:p>TCGA-05-4415-01A-22R-1858-07</text:p>
          </table:table-cell>
          <table:table-cell office:value-type="string" calcext:value-type="string">
            <text:p>LUAD</text:p>
          </table:table-cell>
          <table:table-cell office:value-type="float" office:value="14.7058255" calcext:value-type="float">
            <text:p>14.7058255</text:p>
          </table:table-cell>
          <table:table-cell office:value-type="float" office:value="20.538149" calcext:value-type="float">
            <text:p>20.538149</text:p>
          </table:table-cell>
          <table:table-cell office:value-type="float" office:value="62.25049" calcext:value-type="float">
            <text:p>62.25049</text:p>
          </table:table-cell>
          <table:table-cell office:value-type="float" office:value="2835.1805" calcext:value-type="float">
            <text:p>2835.1805</text:p>
          </table:table-cell>
          <table:table-cell office:value-type="float" office:value="37.29226" calcext:value-type="float">
            <text:p>37.29226</text:p>
          </table:table-cell>
          <table:table-cell office:value-type="float" office:value="85.77031" calcext:value-type="float">
            <text:p>85.77031</text:p>
          </table:table-cell>
          <table:table-cell office:value-type="float" office:value="6.526457" calcext:value-type="float">
            <text:p>6.526457</text:p>
          </table:table-cell>
          <table:table-cell office:value-type="float" office:value="24.603965" calcext:value-type="float">
            <text:p>24.603965</text:p>
          </table:table-cell>
          <table:table-cell office:value-type="float" office:value="58.654772" calcext:value-type="float">
            <text:p>58.654772</text:p>
          </table:table-cell>
          <table:table-cell office:value-type="float" office:value="41.64735" calcext:value-type="float">
            <text:p>41.64735</text:p>
          </table:table-cell>
          <table:table-cell office:value-type="float" office:value="6.714193" calcext:value-type="float">
            <text:p>6.714193</text:p>
          </table:table-cell>
          <table:table-cell office:value-type="float" office:value="68.83682" calcext:value-type="float">
            <text:p>68.83682</text:p>
          </table:table-cell>
          <table:table-cell office:value-type="float" office:value="11.602102" calcext:value-type="float">
            <text:p>11.602102</text:p>
          </table:table-cell>
          <table:table-cell office:value-type="float" office:value="3.0967902" calcext:value-type="float">
            <text:p>3.0967902</text:p>
          </table:table-cell>
          <table:table-cell office:value-type="float" office:value="30.80529" calcext:value-type="float">
            <text:p>30.80529</text:p>
          </table:table-cell>
          <table:table-cell office:value-type="float" office:value="14.55747" calcext:value-type="float">
            <text:p>14.55747</text:p>
          </table:table-cell>
          <table:table-cell office:value-type="float" office:value="4.9321772" calcext:value-type="float">
            <text:p>4.9321772</text:p>
          </table:table-cell>
          <table:table-cell office:value-type="float" office:value="0.23833633" calcext:value-type="float">
            <text:p>0.23833633</text:p>
          </table:table-cell>
          <table:table-cell office:value-type="float" office:value="81.97941" calcext:value-type="float">
            <text:p>81.97941</text:p>
          </table:table-cell>
          <table:table-cell office:value-type="float" office:value="1411.7777" calcext:value-type="float">
            <text:p>1411.7777</text:p>
          </table:table-cell>
          <table:table-cell office:value-type="float" office:value="53.13136" calcext:value-type="float">
            <text:p>53.13136</text:p>
          </table:table-cell>
          <table:table-cell office:value-type="float" office:value="3.487146" calcext:value-type="float">
            <text:p>3.487146</text:p>
          </table:table-cell>
          <table:table-cell office:value-type="float" office:value="0.23820428" calcext:value-type="float">
            <text:p>0.23820428</text:p>
          </table:table-cell>
          <table:table-cell office:value-type="float" office:value="6.523164" calcext:value-type="float">
            <text:p>6.523164</text:p>
          </table:table-cell>
          <table:table-cell office:value-type="float" office:value="0.96307135" calcext:value-type="float">
            <text:p>0.96307135</text:p>
          </table:table-cell>
          <table:table-cell office:value-type="float" office:value="42.831662" calcext:value-type="float">
            <text:p>42.831662</text:p>
          </table:table-cell>
          <table:table-cell office:value-type="float" office:value="4.710321" calcext:value-type="float">
            <text:p>4.710321</text:p>
          </table:table-cell>
          <table:table-cell office:value-type="float" office:value="0.2366844" calcext:value-type="float">
            <text:p>0.2366844</text:p>
          </table:table-cell>
          <table:table-cell office:value-type="float" office:value="7.4490415" calcext:value-type="float">
            <text:p>7.4490415</text:p>
          </table:table-cell>
          <table:table-cell office:value-type="float" office:value="90.83316" calcext:value-type="float">
            <text:p>90.83316</text:p>
          </table:table-cell>
          <table:table-cell office:value-type="float" office:value="6.460545" calcext:value-type="float">
            <text:p>6.460545</text:p>
          </table:table-cell>
          <table:table-cell office:value-type="float" office:value="5.3002748" calcext:value-type="float">
            <text:p>5.3002748</text:p>
          </table:table-cell>
          <table:table-cell office:value-type="float" office:value="28.76639" calcext:value-type="float">
            <text:p>28.76639</text:p>
          </table:table-cell>
          <table:table-cell office:value-type="float" office:value="14.414459" calcext:value-type="float">
            <text:p>14.414459</text:p>
          </table:table-cell>
          <table:table-cell office:value-type="float" office:value="17.712503" calcext:value-type="float">
            <text:p>17.712503</text:p>
          </table:table-cell>
          <table:table-cell office:value-type="float" office:value="52.79036" calcext:value-type="float">
            <text:p>52.79036</text:p>
          </table:table-cell>
          <table:table-cell office:value-type="float" office:value="3.8131901" calcext:value-type="float">
            <text:p>3.8131901</text:p>
          </table:table-cell>
          <table:table-cell office:value-type="float" office:value="9.683717" calcext:value-type="float">
            <text:p>9.683717</text:p>
          </table:table-cell>
          <table:table-cell office:value-type="float" office:value="7.3550429" calcext:value-type="float">
            <text:p>7.3550429</text:p>
          </table:table-cell>
          <table:table-cell office:value-type="float" office:value="3.62084" calcext:value-type="float">
            <text:p>3.62084</text:p>
          </table:table-cell>
          <table:table-cell office:value-type="float" office:value="6.332155" calcext:value-type="float">
            <text:p>6.332155</text:p>
          </table:table-cell>
          <table:table-cell office:value-type="float" office:value="6.9081" calcext:value-type="float">
            <text:p>6.9081</text:p>
          </table:table-cell>
          <table:table-cell office:value-type="float" office:value="3.506837" calcext:value-type="float">
            <text:p>3.506837</text:p>
          </table:table-cell>
          <table:table-cell office:value-type="float" office:value="190.83137" calcext:value-type="float">
            <text:p>190.83137</text:p>
          </table:table-cell>
          <table:table-cell office:value-type="float" office:value="45.99377" calcext:value-type="float">
            <text:p>45.99377</text:p>
          </table:table-cell>
          <table:table-cell office:value-type="float" office:value="137.60545" calcext:value-type="float">
            <text:p>137.60545</text:p>
          </table:table-cell>
          <table:table-cell office:value-type="float" office:value="1.69689464" calcext:value-type="float">
            <text:p>1.69689464</text:p>
          </table:table-cell>
          <table:table-cell office:value-type="float" office:value="11.472036" calcext:value-type="float">
            <text:p>11.472036</text:p>
          </table:table-cell>
        </table:table-row>
        <table:table-row table:style-name="ro2">
          <table:table-cell office:value-type="string" calcext:value-type="string">
            <text:p>TCGA-05-4417-01A-22R-1858-07</text:p>
          </table:table-cell>
          <table:table-cell office:value-type="string" calcext:value-type="string">
            <text:p>LUAD</text:p>
          </table:table-cell>
          <table:table-cell office:value-type="float" office:value="8.5532617" calcext:value-type="float">
            <text:p>8.5532617</text:p>
          </table:table-cell>
          <table:table-cell office:value-type="float" office:value="15.069908" calcext:value-type="float">
            <text:p>15.069908</text:p>
          </table:table-cell>
          <table:table-cell office:value-type="float" office:value="68.59923" calcext:value-type="float">
            <text:p>68.59923</text:p>
          </table:table-cell>
          <table:table-cell office:value-type="float" office:value="3799.9993" calcext:value-type="float">
            <text:p>3799.9993</text:p>
          </table:table-cell>
          <table:table-cell office:value-type="float" office:value="27.76331" calcext:value-type="float">
            <text:p>27.76331</text:p>
          </table:table-cell>
          <table:table-cell office:value-type="float" office:value="124.83769" calcext:value-type="float">
            <text:p>124.83769</text:p>
          </table:table-cell>
          <table:table-cell office:value-type="float" office:value="6.151832" calcext:value-type="float">
            <text:p>6.151832</text:p>
          </table:table-cell>
          <table:table-cell office:value-type="float" office:value="29.285316" calcext:value-type="float">
            <text:p>29.285316</text:p>
          </table:table-cell>
          <table:table-cell office:value-type="float" office:value="43.346081" calcext:value-type="float">
            <text:p>43.346081</text:p>
          </table:table-cell>
          <table:table-cell office:value-type="float" office:value="77.77566" calcext:value-type="float">
            <text:p>77.77566</text:p>
          </table:table-cell>
          <table:table-cell office:value-type="float" office:value="6.772899" calcext:value-type="float">
            <text:p>6.772899</text:p>
          </table:table-cell>
          <table:table-cell office:value-type="float" office:value="37.70817" calcext:value-type="float">
            <text:p>37.70817</text:p>
          </table:table-cell>
          <table:table-cell office:value-type="float" office:value="4.664218" calcext:value-type="float">
            <text:p>4.664218</text:p>
          </table:table-cell>
          <table:table-cell office:value-type="float" office:value="2.528132" calcext:value-type="float">
            <text:p>2.528132</text:p>
          </table:table-cell>
          <table:table-cell office:value-type="float" office:value="38.15168" calcext:value-type="float">
            <text:p>38.15168</text:p>
          </table:table-cell>
          <table:table-cell office:value-type="float" office:value="12.392775" calcext:value-type="float">
            <text:p>12.392775</text:p>
          </table:table-cell>
          <table:table-cell office:value-type="float" office:value="5.4798679" calcext:value-type="float">
            <text:p>5.4798679</text:p>
          </table:table-cell>
          <table:table-cell office:value-type="float" office:value="1.21037065" calcext:value-type="float">
            <text:p>1.21037065</text:p>
          </table:table-cell>
          <table:table-cell office:value-type="float" office:value="60.73813" calcext:value-type="float">
            <text:p>60.73813</text:p>
          </table:table-cell>
          <table:table-cell office:value-type="float" office:value="1227.5383" calcext:value-type="float">
            <text:p>1227.5383</text:p>
          </table:table-cell>
          <table:table-cell office:value-type="float" office:value="68.31073" calcext:value-type="float">
            <text:p>68.31073</text:p>
          </table:table-cell>
          <table:table-cell office:value-type="float" office:value="2.960339" calcext:value-type="float">
            <text:p>2.960339</text:p>
          </table:table-cell>
          <table:table-cell office:value-type="float" office:value="0.2741035" calcext:value-type="float">
            <text:p>0.2741035</text:p>
          </table:table-cell>
          <table:table-cell office:value-type="float" office:value="10.042174" calcext:value-type="float">
            <text:p>10.042174</text:p>
          </table:table-cell>
          <table:table-cell office:value-type="float" office:value="0.77550077" calcext:value-type="float">
            <text:p>0.77550077</text:p>
          </table:table-cell>
          <table:table-cell office:value-type="float" office:value="30.533075" calcext:value-type="float">
            <text:p>30.533075</text:p>
          </table:table-cell>
          <table:table-cell office:value-type="float" office:value="4.587718" calcext:value-type="float">
            <text:p>4.587718</text:p>
          </table:table-cell>
          <table:table-cell office:value-type="float" office:value="3.8305529" calcext:value-type="float">
            <text:p>3.8305529</text:p>
          </table:table-cell>
          <table:table-cell office:value-type="float" office:value="4.4002735" calcext:value-type="float">
            <text:p>4.4002735</text:p>
          </table:table-cell>
          <table:table-cell office:value-type="float" office:value="183.67742" calcext:value-type="float">
            <text:p>183.67742</text:p>
          </table:table-cell>
          <table:table-cell office:value-type="float" office:value="2.886602" calcext:value-type="float">
            <text:p>2.886602</text:p>
          </table:table-cell>
          <table:table-cell office:value-type="float" office:value="4.4982828" calcext:value-type="float">
            <text:p>4.4982828</text:p>
          </table:table-cell>
          <table:table-cell office:value-type="float" office:value="41.2572" calcext:value-type="float">
            <text:p>41.2572</text:p>
          </table:table-cell>
          <table:table-cell office:value-type="float" office:value="11.402616" calcext:value-type="float">
            <text:p>11.402616</text:p>
          </table:table-cell>
          <table:table-cell office:value-type="float" office:value="32.002925" calcext:value-type="float">
            <text:p>32.002925</text:p>
          </table:table-cell>
          <table:table-cell office:value-type="float" office:value="79.93244" calcext:value-type="float">
            <text:p>79.93244</text:p>
          </table:table-cell>
          <table:table-cell office:value-type="float" office:value="1.3232388" calcext:value-type="float">
            <text:p>1.3232388</text:p>
          </table:table-cell>
          <table:table-cell office:value-type="float" office:value="18.425537" calcext:value-type="float">
            <text:p>18.425537</text:p>
          </table:table-cell>
          <table:table-cell office:value-type="float" office:value="7.1069613" calcext:value-type="float">
            <text:p>7.1069613</text:p>
          </table:table-cell>
          <table:table-cell office:value-type="float" office:value="4.389783" calcext:value-type="float">
            <text:p>4.389783</text:p>
          </table:table-cell>
          <table:table-cell office:value-type="float" office:value="7.100037" calcext:value-type="float">
            <text:p>7.100037</text:p>
          </table:table-cell>
          <table:table-cell office:value-type="float" office:value="8.905595" calcext:value-type="float">
            <text:p>8.905595</text:p>
          </table:table-cell>
          <table:table-cell office:value-type="float" office:value="9.325268" calcext:value-type="float">
            <text:p>9.325268</text:p>
          </table:table-cell>
          <table:table-cell office:value-type="float" office:value="185.64284" calcext:value-type="float">
            <text:p>185.64284</text:p>
          </table:table-cell>
          <table:table-cell office:value-type="float" office:value="78.72235" calcext:value-type="float">
            <text:p>78.72235</text:p>
          </table:table-cell>
          <table:table-cell office:value-type="float" office:value="132.36181" calcext:value-type="float">
            <text:p>132.36181</text:p>
          </table:table-cell>
          <table:table-cell office:value-type="float" office:value="1.00590016" calcext:value-type="float">
            <text:p>1.00590016</text:p>
          </table:table-cell>
          <table:table-cell office:value-type="float" office:value="21.001271" calcext:value-type="float">
            <text:p>21.001271</text:p>
          </table:table-cell>
        </table:table-row>
        <table:table-row table:style-name="ro2">
          <table:table-cell office:value-type="string" calcext:value-type="string">
            <text:p>TCGA-05-4418-01A-01R-1206-07</text:p>
          </table:table-cell>
          <table:table-cell office:value-type="string" calcext:value-type="string">
            <text:p>LUAD</text:p>
          </table:table-cell>
          <table:table-cell office:value-type="float" office:value="8.4946943" calcext:value-type="float">
            <text:p>8.4946943</text:p>
          </table:table-cell>
          <table:table-cell office:value-type="float" office:value="7.382818" calcext:value-type="float">
            <text:p>7.382818</text:p>
          </table:table-cell>
          <table:table-cell office:value-type="float" office:value="78.76238" calcext:value-type="float">
            <text:p>78.76238</text:p>
          </table:table-cell>
          <table:table-cell office:value-type="float" office:value="2156.6088" calcext:value-type="float">
            <text:p>2156.6088</text:p>
          </table:table-cell>
          <table:table-cell office:value-type="float" office:value="49.67497" calcext:value-type="float">
            <text:p>49.67497</text:p>
          </table:table-cell>
          <table:table-cell office:value-type="float" office:value="158.3644" calcext:value-type="float">
            <text:p>158.3644</text:p>
          </table:table-cell>
          <table:table-cell office:value-type="float" office:value="13.941398" calcext:value-type="float">
            <text:p>13.941398</text:p>
          </table:table-cell>
          <table:table-cell office:value-type="float" office:value="26.339262" calcext:value-type="float">
            <text:p>26.339262</text:p>
          </table:table-cell>
          <table:table-cell office:value-type="float" office:value="99.433239" calcext:value-type="float">
            <text:p>99.433239</text:p>
          </table:table-cell>
          <table:table-cell office:value-type="float" office:value="66.78878" calcext:value-type="float">
            <text:p>66.78878</text:p>
          </table:table-cell>
          <table:table-cell office:value-type="float" office:value="6.438777" calcext:value-type="float">
            <text:p>6.438777</text:p>
          </table:table-cell>
          <table:table-cell office:value-type="float" office:value="69.07131" calcext:value-type="float">
            <text:p>69.07131</text:p>
          </table:table-cell>
          <table:table-cell office:value-type="float" office:value="8.805094" calcext:value-type="float">
            <text:p>8.805094</text:p>
          </table:table-cell>
          <table:table-cell office:value-type="float" office:value="7.1369448" calcext:value-type="float">
            <text:p>7.1369448</text:p>
          </table:table-cell>
          <table:table-cell office:value-type="float" office:value="33.0988" calcext:value-type="float">
            <text:p>33.0988</text:p>
          </table:table-cell>
          <table:table-cell office:value-type="float" office:value="8.660389" calcext:value-type="float">
            <text:p>8.660389</text:p>
          </table:table-cell>
          <table:table-cell office:value-type="float" office:value="3.7959529" calcext:value-type="float">
            <text:p>3.7959529</text:p>
          </table:table-cell>
          <table:table-cell office:value-type="float" office:value="0.59757767" calcext:value-type="float">
            <text:p>0.59757767</text:p>
          </table:table-cell>
          <table:table-cell office:value-type="float" office:value="92.08908" calcext:value-type="float">
            <text:p>92.08908</text:p>
          </table:table-cell>
          <table:table-cell office:value-type="float" office:value="1007.9019" calcext:value-type="float">
            <text:p>1007.9019</text:p>
          </table:table-cell>
          <table:table-cell office:value-type="float" office:value="70.30476" calcext:value-type="float">
            <text:p>70.30476</text:p>
          </table:table-cell>
          <table:table-cell office:value-type="float" office:value="6.726286" calcext:value-type="float">
            <text:p>6.726286</text:p>
          </table:table-cell>
          <table:table-cell office:value-type="float" office:value="0.25121798" calcext:value-type="float">
            <text:p>0.25121798</text:p>
          </table:table-cell>
          <table:table-cell office:value-type="float" office:value="7.900348" calcext:value-type="float">
            <text:p>7.900348</text:p>
          </table:table-cell>
          <table:table-cell office:value-type="float" office:value="0.10887521" calcext:value-type="float">
            <text:p>0.10887521</text:p>
          </table:table-cell>
          <table:table-cell office:value-type="float" office:value="22.794032" calcext:value-type="float">
            <text:p>22.794032</text:p>
          </table:table-cell>
          <table:table-cell office:value-type="float" office:value="2.088264" calcext:value-type="float">
            <text:p>2.088264</text:p>
          </table:table-cell>
          <table:table-cell office:value-type="float" office:value="3.9247848" calcext:value-type="float">
            <text:p>3.9247848</text:p>
          </table:table-cell>
          <table:table-cell office:value-type="float" office:value="5.3323212" calcext:value-type="float">
            <text:p>5.3323212</text:p>
          </table:table-cell>
          <table:table-cell office:value-type="float" office:value="230.39514" calcext:value-type="float">
            <text:p>230.39514</text:p>
          </table:table-cell>
          <table:table-cell office:value-type="float" office:value="5.233041" calcext:value-type="float">
            <text:p>5.233041</text:p>
          </table:table-cell>
          <table:table-cell office:value-type="float" office:value="2.0106144" calcext:value-type="float">
            <text:p>2.0106144</text:p>
          </table:table-cell>
          <table:table-cell office:value-type="float" office:value="27.83162" calcext:value-type="float">
            <text:p>27.83162</text:p>
          </table:table-cell>
          <table:table-cell office:value-type="float" office:value="15.042815" calcext:value-type="float">
            <text:p>15.042815</text:p>
          </table:table-cell>
          <table:table-cell office:value-type="float" office:value="25.571305" calcext:value-type="float">
            <text:p>25.571305</text:p>
          </table:table-cell>
          <table:table-cell office:value-type="float" office:value="153.02267" calcext:value-type="float">
            <text:p>153.02267</text:p>
          </table:table-cell>
          <table:table-cell office:value-type="float" office:value="1.4693037" calcext:value-type="float">
            <text:p>1.4693037</text:p>
          </table:table-cell>
          <table:table-cell office:value-type="float" office:value="9.678979" calcext:value-type="float">
            <text:p>9.678979</text:p>
          </table:table-cell>
          <table:table-cell office:value-type="float" office:value="3.6609767" calcext:value-type="float">
            <text:p>3.6609767</text:p>
          </table:table-cell>
          <table:table-cell office:value-type="float" office:value="2.624004" calcext:value-type="float">
            <text:p>2.624004</text:p>
          </table:table-cell>
          <table:table-cell office:value-type="float" office:value="9.674356" calcext:value-type="float">
            <text:p>9.674356</text:p>
          </table:table-cell>
          <table:table-cell office:value-type="float" office:value="2.151826" calcext:value-type="float">
            <text:p>2.151826</text:p>
          </table:table-cell>
          <table:table-cell office:value-type="float" office:value="4.223645" calcext:value-type="float">
            <text:p>4.223645</text:p>
          </table:table-cell>
          <table:table-cell office:value-type="float" office:value="220.32668" calcext:value-type="float">
            <text:p>220.32668</text:p>
          </table:table-cell>
          <table:table-cell office:value-type="float" office:value="79.33307" calcext:value-type="float">
            <text:p>79.33307</text:p>
          </table:table-cell>
          <table:table-cell office:value-type="float" office:value="136.7068" calcext:value-type="float">
            <text:p>136.7068</text:p>
          </table:table-cell>
          <table:table-cell office:value-type="float" office:value="0.79468262" calcext:value-type="float">
            <text:p>0.79468262</text:p>
          </table:table-cell>
          <table:table-cell office:value-type="float" office:value="6.382422" calcext:value-type="float">
            <text:p>6.382422</text:p>
          </table:table-cell>
        </table:table-row>
        <table:table-row table:style-name="ro2">
          <table:table-cell office:value-type="string" calcext:value-type="string">
            <text:p>TCGA-05-4422-01A-01R-1206-07</text:p>
          </table:table-cell>
          <table:table-cell office:value-type="string" calcext:value-type="string">
            <text:p>LUAD</text:p>
          </table:table-cell>
          <table:table-cell office:value-type="float" office:value="4.4464102" calcext:value-type="float">
            <text:p>4.4464102</text:p>
          </table:table-cell>
          <table:table-cell office:value-type="float" office:value="11.406251" calcext:value-type="float">
            <text:p>11.406251</text:p>
          </table:table-cell>
          <table:table-cell office:value-type="float" office:value="46.639" calcext:value-type="float">
            <text:p>46.639</text:p>
          </table:table-cell>
          <table:table-cell office:value-type="float" office:value="2177.7059" calcext:value-type="float">
            <text:p>2177.7059</text:p>
          </table:table-cell>
          <table:table-cell office:value-type="float" office:value="39.78545" calcext:value-type="float">
            <text:p>39.78545</text:p>
          </table:table-cell>
          <table:table-cell office:value-type="float" office:value="122.37961" calcext:value-type="float">
            <text:p>122.37961</text:p>
          </table:table-cell>
          <table:table-cell office:value-type="float" office:value="6.437721" calcext:value-type="float">
            <text:p>6.437721</text:p>
          </table:table-cell>
          <table:table-cell office:value-type="float" office:value="28.451399" calcext:value-type="float">
            <text:p>28.451399</text:p>
          </table:table-cell>
          <table:table-cell office:value-type="float" office:value="69.536392" calcext:value-type="float">
            <text:p>69.536392</text:p>
          </table:table-cell>
          <table:table-cell office:value-type="float" office:value="61.39674" calcext:value-type="float">
            <text:p>61.39674</text:p>
          </table:table-cell>
          <table:table-cell office:value-type="float" office:value="5.95428" calcext:value-type="float">
            <text:p>5.95428</text:p>
          </table:table-cell>
          <table:table-cell office:value-type="float" office:value="64.76922" calcext:value-type="float">
            <text:p>64.76922</text:p>
          </table:table-cell>
          <table:table-cell office:value-type="float" office:value="5.111702" calcext:value-type="float">
            <text:p>5.111702</text:p>
          </table:table-cell>
          <table:table-cell office:value-type="float" office:value="3.1962509" calcext:value-type="float">
            <text:p>3.1962509</text:p>
          </table:table-cell>
          <table:table-cell office:value-type="float" office:value="46.20446" calcext:value-type="float">
            <text:p>46.20446</text:p>
          </table:table-cell>
          <table:table-cell office:value-type="float" office:value="12.346538" calcext:value-type="float">
            <text:p>12.346538</text:p>
          </table:table-cell>
          <table:table-cell office:value-type="float" office:value="4.6241879" calcext:value-type="float">
            <text:p>4.6241879</text:p>
          </table:table-cell>
          <table:table-cell office:value-type="float" office:value="1.41139167" calcext:value-type="float">
            <text:p>1.41139167</text:p>
          </table:table-cell>
          <table:table-cell office:value-type="float" office:value="63.31595" calcext:value-type="float">
            <text:p>63.31595</text:p>
          </table:table-cell>
          <table:table-cell office:value-type="float" office:value="741.5836" calcext:value-type="float">
            <text:p>741.5836</text:p>
          </table:table-cell>
          <table:table-cell office:value-type="float" office:value="82.78098" calcext:value-type="float">
            <text:p>82.78098</text:p>
          </table:table-cell>
          <table:table-cell office:value-type="float" office:value="9.846997" calcext:value-type="float">
            <text:p>9.846997</text:p>
          </table:table-cell>
          <table:table-cell office:value-type="float" office:value="0.33869554" calcext:value-type="float">
            <text:p>0.33869554</text:p>
          </table:table-cell>
          <table:table-cell office:value-type="float" office:value="14.236176" calcext:value-type="float">
            <text:p>14.236176</text:p>
          </table:table-cell>
          <table:table-cell office:value-type="float" office:value="1.9232742" calcext:value-type="float">
            <text:p>1.9232742</text:p>
          </table:table-cell>
          <table:table-cell office:value-type="float" office:value="20.968485" calcext:value-type="float">
            <text:p>20.968485</text:p>
          </table:table-cell>
          <table:table-cell office:value-type="float" office:value="3.455291" calcext:value-type="float">
            <text:p>3.455291</text:p>
          </table:table-cell>
          <table:table-cell office:value-type="float" office:value="3.0074902" calcext:value-type="float">
            <text:p>3.0074902</text:p>
          </table:table-cell>
          <table:table-cell office:value-type="float" office:value="2.0851203" calcext:value-type="float">
            <text:p>2.0851203</text:p>
          </table:table-cell>
          <table:table-cell office:value-type="float" office:value="198.6471" calcext:value-type="float">
            <text:p>198.6471</text:p>
          </table:table-cell>
          <table:table-cell office:value-type="float" office:value="4.055233" calcext:value-type="float">
            <text:p>4.055233</text:p>
          </table:table-cell>
          <table:table-cell office:value-type="float" office:value="3.0187937" calcext:value-type="float">
            <text:p>3.0187937</text:p>
          </table:table-cell>
          <table:table-cell office:value-type="float" office:value="50.81601" calcext:value-type="float">
            <text:p>50.81601</text:p>
          </table:table-cell>
          <table:table-cell office:value-type="float" office:value="11.794676" calcext:value-type="float">
            <text:p>11.794676</text:p>
          </table:table-cell>
          <table:table-cell office:value-type="float" office:value="26.663813" calcext:value-type="float">
            <text:p>26.663813</text:p>
          </table:table-cell>
          <table:table-cell office:value-type="float" office:value="81.43529" calcext:value-type="float">
            <text:p>81.43529</text:p>
          </table:table-cell>
          <table:table-cell office:value-type="float" office:value="1.7879376" calcext:value-type="float">
            <text:p>1.7879376</text:p>
          </table:table-cell>
          <table:table-cell office:value-type="float" office:value="11.41213" calcext:value-type="float">
            <text:p>11.41213</text:p>
          </table:table-cell>
          <table:table-cell office:value-type="float" office:value="10.9898755" calcext:value-type="float">
            <text:p>10.9898755</text:p>
          </table:table-cell>
          <table:table-cell office:value-type="float" office:value="3.841421" calcext:value-type="float">
            <text:p>3.841421</text:p>
          </table:table-cell>
          <table:table-cell office:value-type="float" office:value="11.491089" calcext:value-type="float">
            <text:p>11.491089</text:p>
          </table:table-cell>
          <table:table-cell office:value-type="float" office:value="4.532979" calcext:value-type="float">
            <text:p>4.532979</text:p>
          </table:table-cell>
          <table:table-cell office:value-type="float" office:value="6.773418" calcext:value-type="float">
            <text:p>6.773418</text:p>
          </table:table-cell>
          <table:table-cell office:value-type="float" office:value="212.73343" calcext:value-type="float">
            <text:p>212.73343</text:p>
          </table:table-cell>
          <table:table-cell office:value-type="float" office:value="54.75524" calcext:value-type="float">
            <text:p>54.75524</text:p>
          </table:table-cell>
          <table:table-cell office:value-type="float" office:value="155.17333" calcext:value-type="float">
            <text:p>155.17333</text:p>
          </table:table-cell>
          <table:table-cell office:value-type="float" office:value="1.21835465" calcext:value-type="float">
            <text:p>1.21835465</text:p>
          </table:table-cell>
          <table:table-cell office:value-type="float" office:value="4.472521" calcext:value-type="float">
            <text:p>4.472521</text:p>
          </table:table-cell>
        </table:table-row>
        <table:table-row table:style-name="ro2">
          <table:table-cell office:value-type="string" calcext:value-type="string">
            <text:p>TCGA-05-4424-01A-22R-1858-07</text:p>
          </table:table-cell>
          <table:table-cell office:value-type="string" calcext:value-type="string">
            <text:p>LUAD</text:p>
          </table:table-cell>
          <table:table-cell office:value-type="float" office:value="9.5720438" calcext:value-type="float">
            <text:p>9.5720438</text:p>
          </table:table-cell>
          <table:table-cell office:value-type="float" office:value="8.043023" calcext:value-type="float">
            <text:p>8.043023</text:p>
          </table:table-cell>
          <table:table-cell office:value-type="float" office:value="70.19422" calcext:value-type="float">
            <text:p>70.19422</text:p>
          </table:table-cell>
          <table:table-cell office:value-type="float" office:value="2968.5396" calcext:value-type="float">
            <text:p>2968.5396</text:p>
          </table:table-cell>
          <table:table-cell office:value-type="float" office:value="54.48715" calcext:value-type="float">
            <text:p>54.48715</text:p>
          </table:table-cell>
          <table:table-cell office:value-type="float" office:value="67.03976" calcext:value-type="float">
            <text:p>67.03976</text:p>
          </table:table-cell>
          <table:table-cell office:value-type="float" office:value="9.617463" calcext:value-type="float">
            <text:p>9.617463</text:p>
          </table:table-cell>
          <table:table-cell office:value-type="float" office:value="40.500162" calcext:value-type="float">
            <text:p>40.500162</text:p>
          </table:table-cell>
          <table:table-cell office:value-type="float" office:value="22.153972" calcext:value-type="float">
            <text:p>22.153972</text:p>
          </table:table-cell>
          <table:table-cell office:value-type="float" office:value="139.22116" calcext:value-type="float">
            <text:p>139.22116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31.10456" calcext:value-type="float">
            <text:p>31.10456</text:p>
          </table:table-cell>
          <table:table-cell office:value-type="float" office:value="5.379164" calcext:value-type="float">
            <text:p>5.379164</text:p>
          </table:table-cell>
          <table:table-cell office:value-type="float" office:value="2.9636002" calcext:value-type="float">
            <text:p>2.9636002</text:p>
          </table:table-cell>
          <table:table-cell office:value-type="float" office:value="22.54442" calcext:value-type="float">
            <text:p>22.54442</text:p>
          </table:table-cell>
          <table:table-cell office:value-type="float" office:value="11.93136" calcext:value-type="float">
            <text:p>11.93136</text:p>
          </table:table-cell>
          <table:table-cell office:value-type="float" office:value="7.1611174" calcext:value-type="float">
            <text:p>7.1611174</text:p>
          </table:table-cell>
          <table:table-cell office:value-type="float" office:value="0.9021187" calcext:value-type="float">
            <text:p>0.9021187</text:p>
          </table:table-cell>
          <table:table-cell office:value-type="float" office:value="64.50729" calcext:value-type="float">
            <text:p>64.50729</text:p>
          </table:table-cell>
          <table:table-cell office:value-type="float" office:value="1189.9231" calcext:value-type="float">
            <text:p>1189.9231</text:p>
          </table:table-cell>
          <table:table-cell office:value-type="float" office:value="94.75948" calcext:value-type="float">
            <text:p>94.75948</text:p>
          </table:table-cell>
          <table:table-cell office:value-type="float" office:value="3.542116" calcext:value-type="float">
            <text:p>3.542116</text:p>
          </table:table-cell>
          <table:table-cell office:value-type="float" office:value="0.37442011" calcext:value-type="float">
            <text:p>0.37442011</text:p>
          </table:table-cell>
          <table:table-cell office:value-type="float" office:value="7.535275" calcext:value-type="float">
            <text:p>7.535275</text:p>
          </table:table-cell>
          <table:table-cell office:value-type="float" office:value="6.03210946" calcext:value-type="float">
            <text:p>6.03210946</text:p>
          </table:table-cell>
          <table:table-cell office:value-type="float" office:value="43.940642" calcext:value-type="float">
            <text:p>43.940642</text:p>
          </table:table-cell>
          <table:table-cell office:value-type="float" office:value="4.906956" calcext:value-type="float">
            <text:p>4.906956</text:p>
          </table:table-cell>
          <table:table-cell office:value-type="float" office:value="3.8835925" calcext:value-type="float">
            <text:p>3.8835925</text:p>
          </table:table-cell>
          <table:table-cell office:value-type="float" office:value="2.7999269" calcext:value-type="float">
            <text:p>2.7999269</text:p>
          </table:table-cell>
          <table:table-cell office:value-type="float" office:value="176.86657" calcext:value-type="float">
            <text:p>176.86657</text:p>
          </table:table-cell>
          <table:table-cell office:value-type="float" office:value="3.650131" calcext:value-type="float">
            <text:p>3.650131</text:p>
          </table:table-cell>
          <table:table-cell office:value-type="float" office:value="5.9548128" calcext:value-type="float">
            <text:p>5.9548128</text:p>
          </table:table-cell>
          <table:table-cell office:value-type="float" office:value="25.22849" calcext:value-type="float">
            <text:p>25.22849</text:p>
          </table:table-cell>
          <table:table-cell office:value-type="float" office:value="17.228794" calcext:value-type="float">
            <text:p>17.228794</text:p>
          </table:table-cell>
          <table:table-cell office:value-type="float" office:value="32.516809" calcext:value-type="float">
            <text:p>32.516809</text:p>
          </table:table-cell>
          <table:table-cell office:value-type="float" office:value="67.61323" calcext:value-type="float">
            <text:p>67.61323</text:p>
          </table:table-cell>
          <table:table-cell office:value-type="float" office:value="2.1546172" calcext:value-type="float">
            <text:p>2.1546172</text:p>
          </table:table-cell>
          <table:table-cell office:value-type="float" office:value="11.818587" calcext:value-type="float">
            <text:p>11.818587</text:p>
          </table:table-cell>
          <table:table-cell office:value-type="float" office:value="6.0189577" calcext:value-type="float">
            <text:p>6.0189577</text:p>
          </table:table-cell>
          <table:table-cell office:value-type="float" office:value="3.686477" calcext:value-type="float">
            <text:p>3.686477</text:p>
          </table:table-cell>
          <table:table-cell office:value-type="float" office:value="8.989471" calcext:value-type="float">
            <text:p>8.989471</text:p>
          </table:table-cell>
          <table:table-cell office:value-type="float" office:value="6.441608" calcext:value-type="float">
            <text:p>6.441608</text:p>
          </table:table-cell>
          <table:table-cell office:value-type="float" office:value="12.556334" calcext:value-type="float">
            <text:p>12.556334</text:p>
          </table:table-cell>
          <table:table-cell office:value-type="float" office:value="191.48071" calcext:value-type="float">
            <text:p>191.48071</text:p>
          </table:table-cell>
          <table:table-cell office:value-type="float" office:value="89.94002" calcext:value-type="float">
            <text:p>89.94002</text:p>
          </table:table-cell>
          <table:table-cell office:value-type="float" office:value="169.78906" calcext:value-type="float">
            <text:p>169.78906</text:p>
          </table:table-cell>
          <table:table-cell office:value-type="float" office:value="2.72670073" calcext:value-type="float">
            <text:p>2.72670073</text:p>
          </table:table-cell>
          <table:table-cell office:value-type="float" office:value="16.243138" calcext:value-type="float">
            <text:p>16.243138</text:p>
          </table:table-cell>
        </table:table-row>
        <table:table-row table:style-name="ro2">
          <table:table-cell office:value-type="string" calcext:value-type="string">
            <text:p>TCGA-05-4425-01A-01R-1755-07</text:p>
          </table:table-cell>
          <table:table-cell office:value-type="string" calcext:value-type="string">
            <text:p>LUAD</text:p>
          </table:table-cell>
          <table:table-cell office:value-type="float" office:value="5.9939746" calcext:value-type="float">
            <text:p>5.9939746</text:p>
          </table:table-cell>
          <table:table-cell office:value-type="float" office:value="8.76809" calcext:value-type="float">
            <text:p>8.76809</text:p>
          </table:table-cell>
          <table:table-cell office:value-type="float" office:value="90.1968" calcext:value-type="float">
            <text:p>90.1968</text:p>
          </table:table-cell>
          <table:table-cell office:value-type="float" office:value="2565.9454" calcext:value-type="float">
            <text:p>2565.9454</text:p>
          </table:table-cell>
          <table:table-cell office:value-type="float" office:value="45.53083" calcext:value-type="float">
            <text:p>45.53083</text:p>
          </table:table-cell>
          <table:table-cell office:value-type="float" office:value="100.42518" calcext:value-type="float">
            <text:p>100.42518</text:p>
          </table:table-cell>
          <table:table-cell office:value-type="float" office:value="10.351743" calcext:value-type="float">
            <text:p>10.351743</text:p>
          </table:table-cell>
          <table:table-cell office:value-type="float" office:value="29.23545" calcext:value-type="float">
            <text:p>29.23545</text:p>
          </table:table-cell>
          <table:table-cell office:value-type="float" office:value="81.248544" calcext:value-type="float">
            <text:p>81.248544</text:p>
          </table:table-cell>
          <table:table-cell office:value-type="float" office:value="112.8714" calcext:value-type="float">
            <text:p>112.8714</text:p>
          </table:table-cell>
          <table:table-cell office:value-type="float" office:value="7.144663" calcext:value-type="float">
            <text:p>7.144663</text:p>
          </table:table-cell>
          <table:table-cell office:value-type="float" office:value="82.26542" calcext:value-type="float">
            <text:p>82.26542</text:p>
          </table:table-cell>
          <table:table-cell office:value-type="float" office:value="15.134483" calcext:value-type="float">
            <text:p>15.134483</text:p>
          </table:table-cell>
          <table:table-cell office:value-type="float" office:value="2.7862084" calcext:value-type="float">
            <text:p>2.7862084</text:p>
          </table:table-cell>
          <table:table-cell office:value-type="float" office:value="50.41879" calcext:value-type="float">
            <text:p>50.41879</text:p>
          </table:table-cell>
          <table:table-cell office:value-type="float" office:value="10.61" calcext:value-type="float">
            <text:p>10.61</text:p>
          </table:table-cell>
          <table:table-cell office:value-type="float" office:value="6.8558987" calcext:value-type="float">
            <text:p>6.8558987</text:p>
          </table:table-cell>
          <table:table-cell office:value-type="float" office:value="1.95603591" calcext:value-type="float">
            <text:p>1.95603591</text:p>
          </table:table-cell>
          <table:table-cell office:value-type="float" office:value="28.54092" calcext:value-type="float">
            <text:p>28.54092</text:p>
          </table:table-cell>
          <table:table-cell office:value-type="float" office:value="955.6277" calcext:value-type="float">
            <text:p>955.6277</text:p>
          </table:table-cell>
          <table:table-cell office:value-type="float" office:value="66.70704" calcext:value-type="float">
            <text:p>66.70704</text:p>
          </table:table-cell>
          <table:table-cell office:value-type="float" office:value="3.815887" calcext:value-type="float">
            <text:p>3.815887</text:p>
          </table:table-cell>
          <table:table-cell office:value-type="float" office:value="0.09622301" calcext:value-type="float">
            <text:p>0.09622301</text:p>
          </table:table-cell>
          <table:table-cell office:value-type="float" office:value="9.14247" calcext:value-type="float">
            <text:p>9.14247</text:p>
          </table:table-cell>
          <table:table-cell office:value-type="float" office:value="0.13899513" calcext:value-type="float">
            <text:p>0.13899513</text:p>
          </table:table-cell>
          <table:table-cell office:value-type="float" office:value="8.71636" calcext:value-type="float">
            <text:p>8.71636</text:p>
          </table:table-cell>
          <table:table-cell office:value-type="float" office:value="2.370323" calcext:value-type="float">
            <text:p>2.370323</text:p>
          </table:table-cell>
          <table:table-cell office:value-type="float" office:value="2.0688562" calcext:value-type="float">
            <text:p>2.0688562</text:p>
          </table:table-cell>
          <table:table-cell office:value-type="float" office:value="1.8292163" calcext:value-type="float">
            <text:p>1.8292163</text:p>
          </table:table-cell>
          <table:table-cell office:value-type="float" office:value="247.86665" calcext:value-type="float">
            <text:p>247.86665</text:p>
          </table:table-cell>
          <table:table-cell office:value-type="float" office:value="6.657163" calcext:value-type="float">
            <text:p>6.657163</text:p>
          </table:table-cell>
          <table:table-cell office:value-type="float" office:value="2.3486222" calcext:value-type="float">
            <text:p>2.3486222</text:p>
          </table:table-cell>
          <table:table-cell office:value-type="float" office:value="23.02465" calcext:value-type="float">
            <text:p>23.02465</text:p>
          </table:table-cell>
          <table:table-cell office:value-type="float" office:value="29.924502" calcext:value-type="float">
            <text:p>29.924502</text:p>
          </table:table-cell>
          <table:table-cell office:value-type="float" office:value="16.0422" calcext:value-type="float">
            <text:p>16.0422</text:p>
          </table:table-cell>
          <table:table-cell office:value-type="float" office:value="152.64109" calcext:value-type="float">
            <text:p>152.64109</text:p>
          </table:table-cell>
          <table:table-cell office:value-type="float" office:value="2.054633" calcext:value-type="float">
            <text:p>2.054633</text:p>
          </table:table-cell>
          <table:table-cell office:value-type="float" office:value="13.119378" calcext:value-type="float">
            <text:p>13.119378</text:p>
          </table:table-cell>
          <table:table-cell office:value-type="float" office:value="10.0955028" calcext:value-type="float">
            <text:p>10.0955028</text:p>
          </table:table-cell>
          <table:table-cell office:value-type="float" office:value="4.02115" calcext:value-type="float">
            <text:p>4.02115</text:p>
          </table:table-cell>
          <table:table-cell office:value-type="float" office:value="9.870468" calcext:value-type="float">
            <text:p>9.870468</text:p>
          </table:table-cell>
          <table:table-cell office:value-type="float" office:value="3.898974" calcext:value-type="float">
            <text:p>3.898974</text:p>
          </table:table-cell>
          <table:table-cell office:value-type="float" office:value="6.432667" calcext:value-type="float">
            <text:p>6.432667</text:p>
          </table:table-cell>
          <table:table-cell office:value-type="float" office:value="175.76397" calcext:value-type="float">
            <text:p>175.76397</text:p>
          </table:table-cell>
          <table:table-cell office:value-type="float" office:value="85.19094" calcext:value-type="float">
            <text:p>85.19094</text:p>
          </table:table-cell>
          <table:table-cell office:value-type="float" office:value="164.04989" calcext:value-type="float">
            <text:p>164.04989</text:p>
          </table:table-cell>
          <table:table-cell office:value-type="float" office:value="1.56792211" calcext:value-type="float">
            <text:p>1.56792211</text:p>
          </table:table-cell>
          <table:table-cell office:value-type="float" office:value="8.367687" calcext:value-type="float">
            <text:p>8.367687</text:p>
          </table:table-cell>
        </table:table-row>
        <table:table-row table:style-name="ro2">
          <table:table-cell office:value-type="string" calcext:value-type="string">
            <text:p>TCGA-05-4426-01A-01R-1206-07</text:p>
          </table:table-cell>
          <table:table-cell office:value-type="string" calcext:value-type="string">
            <text:p>LUAD</text:p>
          </table:table-cell>
          <table:table-cell office:value-type="float" office:value="7.7133908" calcext:value-type="float">
            <text:p>7.7133908</text:p>
          </table:table-cell>
          <table:table-cell office:value-type="float" office:value="16.315588" calcext:value-type="float">
            <text:p>16.315588</text:p>
          </table:table-cell>
          <table:table-cell office:value-type="float" office:value="107.13022" calcext:value-type="float">
            <text:p>107.13022</text:p>
          </table:table-cell>
          <table:table-cell office:value-type="float" office:value="2147.0222" calcext:value-type="float">
            <text:p>2147.0222</text:p>
          </table:table-cell>
          <table:table-cell office:value-type="float" office:value="31.80536" calcext:value-type="float">
            <text:p>31.80536</text:p>
          </table:table-cell>
          <table:table-cell office:value-type="float" office:value="83.13877" calcext:value-type="float">
            <text:p>83.13877</text:p>
          </table:table-cell>
          <table:table-cell office:value-type="float" office:value="7.857743" calcext:value-type="float">
            <text:p>7.857743</text:p>
          </table:table-cell>
          <table:table-cell office:value-type="float" office:value="33.014174" calcext:value-type="float">
            <text:p>33.014174</text:p>
          </table:table-cell>
          <table:table-cell office:value-type="float" office:value="86.691699" calcext:value-type="float">
            <text:p>86.691699</text:p>
          </table:table-cell>
          <table:table-cell office:value-type="float" office:value="122.26464" calcext:value-type="float">
            <text:p>122.26464</text:p>
          </table:table-cell>
          <table:table-cell office:value-type="float" office:value="6.921619" calcext:value-type="float">
            <text:p>6.921619</text:p>
          </table:table-cell>
          <table:table-cell office:value-type="float" office:value="44.49059" calcext:value-type="float">
            <text:p>44.49059</text:p>
          </table:table-cell>
          <table:table-cell office:value-type="float" office:value="9.933836" calcext:value-type="float">
            <text:p>9.933836</text:p>
          </table:table-cell>
          <table:table-cell office:value-type="float" office:value="3.7258398" calcext:value-type="float">
            <text:p>3.7258398</text:p>
          </table:table-cell>
          <table:table-cell office:value-type="float" office:value="55.56939" calcext:value-type="float">
            <text:p>55.56939</text:p>
          </table:table-cell>
          <table:table-cell office:value-type="float" office:value="11.513072" calcext:value-type="float">
            <text:p>11.513072</text:p>
          </table:table-cell>
          <table:table-cell office:value-type="float" office:value="6.2621533" calcext:value-type="float">
            <text:p>6.2621533</text:p>
          </table:table-cell>
          <table:table-cell office:value-type="float" office:value="0.7486764" calcext:value-type="float">
            <text:p>0.7486764</text:p>
          </table:table-cell>
          <table:table-cell office:value-type="float" office:value="39.29274" calcext:value-type="float">
            <text:p>39.29274</text:p>
          </table:table-cell>
          <table:table-cell office:value-type="float" office:value="1284.3608" calcext:value-type="float">
            <text:p>1284.3608</text:p>
          </table:table-cell>
          <table:table-cell office:value-type="float" office:value="66.67391" calcext:value-type="float">
            <text:p>66.67391</text:p>
          </table:table-cell>
          <table:table-cell office:value-type="float" office:value="3.42349" calcext:value-type="float">
            <text:p>3.42349</text:p>
          </table:table-cell>
          <table:table-cell office:value-type="float" office:value="0.44727347" calcext:value-type="float">
            <text:p>0.44727347</text:p>
          </table:table-cell>
          <table:table-cell office:value-type="float" office:value="9.706493" calcext:value-type="float">
            <text:p>9.706493</text:p>
          </table:table-cell>
          <table:table-cell office:value-type="float" office:value="0.43343105" calcext:value-type="float">
            <text:p>0.43343105</text:p>
          </table:table-cell>
          <table:table-cell office:value-type="float" office:value="25.089551" calcext:value-type="float">
            <text:p>25.089551</text:p>
          </table:table-cell>
          <table:table-cell office:value-type="float" office:value="1.853716" calcext:value-type="float">
            <text:p>1.853716</text:p>
          </table:table-cell>
          <table:table-cell office:value-type="float" office:value="2.7528945" calcext:value-type="float">
            <text:p>2.7528945</text:p>
          </table:table-cell>
          <table:table-cell office:value-type="float" office:value="2.5751143" calcext:value-type="float">
            <text:p>2.5751143</text:p>
          </table:table-cell>
          <table:table-cell office:value-type="float" office:value="175.94238" calcext:value-type="float">
            <text:p>175.94238</text:p>
          </table:table-cell>
          <table:table-cell office:value-type="float" office:value="5.046098" calcext:value-type="float">
            <text:p>5.046098</text:p>
          </table:table-cell>
          <table:table-cell office:value-type="float" office:value="3.6581429" calcext:value-type="float">
            <text:p>3.6581429</text:p>
          </table:table-cell>
          <table:table-cell office:value-type="float" office:value="17.53403" calcext:value-type="float">
            <text:p>17.53403</text:p>
          </table:table-cell>
          <table:table-cell office:value-type="float" office:value="37.639731" calcext:value-type="float">
            <text:p>37.639731</text:p>
          </table:table-cell>
          <table:table-cell office:value-type="float" office:value="20.14523" calcext:value-type="float">
            <text:p>20.14523</text:p>
          </table:table-cell>
          <table:table-cell office:value-type="float" office:value="139.11442" calcext:value-type="float">
            <text:p>139.11442</text:p>
          </table:table-cell>
          <table:table-cell office:value-type="float" office:value="1.2790355" calcext:value-type="float">
            <text:p>1.2790355</text:p>
          </table:table-cell>
          <table:table-cell office:value-type="float" office:value="10.262393" calcext:value-type="float">
            <text:p>10.262393</text:p>
          </table:table-cell>
          <table:table-cell office:value-type="float" office:value="6.6846474" calcext:value-type="float">
            <text:p>6.6846474</text:p>
          </table:table-cell>
          <table:table-cell office:value-type="float" office:value="4.315051" calcext:value-type="float">
            <text:p>4.315051</text:p>
          </table:table-cell>
          <table:table-cell office:value-type="float" office:value="12.129934" calcext:value-type="float">
            <text:p>12.129934</text:p>
          </table:table-cell>
          <table:table-cell office:value-type="float" office:value="7.608322" calcext:value-type="float">
            <text:p>7.608322</text:p>
          </table:table-cell>
          <table:table-cell office:value-type="float" office:value="6.731454" calcext:value-type="float">
            <text:p>6.731454</text:p>
          </table:table-cell>
          <table:table-cell office:value-type="float" office:value="183.94273" calcext:value-type="float">
            <text:p>183.94273</text:p>
          </table:table-cell>
          <table:table-cell office:value-type="float" office:value="113.94475" calcext:value-type="float">
            <text:p>113.94475</text:p>
          </table:table-cell>
          <table:table-cell office:value-type="float" office:value="221.8877" calcext:value-type="float">
            <text:p>221.8877</text:p>
          </table:table-cell>
          <table:table-cell office:value-type="float" office:value="1.00938802" calcext:value-type="float">
            <text:p>1.00938802</text:p>
          </table:table-cell>
          <table:table-cell office:value-type="float" office:value="6.315865" calcext:value-type="float">
            <text:p>6.315865</text:p>
          </table:table-cell>
        </table:table-row>
        <table:table-row table:style-name="ro2">
          <table:table-cell office:value-type="string" calcext:value-type="string">
            <text:p>TCGA-05-4427-01A-21R-1858-07</text:p>
          </table:table-cell>
          <table:table-cell office:value-type="string" calcext:value-type="string">
            <text:p>LUAD</text:p>
          </table:table-cell>
          <table:table-cell office:value-type="float" office:value="6.792284" calcext:value-type="float">
            <text:p>6.792284</text:p>
          </table:table-cell>
          <table:table-cell office:value-type="float" office:value="14.676248" calcext:value-type="float">
            <text:p>14.676248</text:p>
          </table:table-cell>
          <table:table-cell office:value-type="float" office:value="50.43718" calcext:value-type="float">
            <text:p>50.43718</text:p>
          </table:table-cell>
          <table:table-cell office:value-type="float" office:value="2738.1746" calcext:value-type="float">
            <text:p>2738.1746</text:p>
          </table:table-cell>
          <table:table-cell office:value-type="float" office:value="57.59781" calcext:value-type="float">
            <text:p>57.59781</text:p>
          </table:table-cell>
          <table:table-cell office:value-type="float" office:value="105.34713" calcext:value-type="float">
            <text:p>105.34713</text:p>
          </table:table-cell>
          <table:table-cell office:value-type="float" office:value="7.611445" calcext:value-type="float">
            <text:p>7.611445</text:p>
          </table:table-cell>
          <table:table-cell office:value-type="float" office:value="35.175742" calcext:value-type="float">
            <text:p>35.175742</text:p>
          </table:table-cell>
          <table:table-cell office:value-type="float" office:value="22.884972" calcext:value-type="float">
            <text:p>22.884972</text:p>
          </table:table-cell>
          <table:table-cell office:value-type="float" office:value="126.24148" calcext:value-type="float">
            <text:p>126.24148</text:p>
          </table:table-cell>
          <table:table-cell office:value-type="float" office:value="4.556358" calcext:value-type="float">
            <text:p>4.556358</text:p>
          </table:table-cell>
          <table:table-cell office:value-type="float" office:value="14.64877" calcext:value-type="float">
            <text:p>14.64877</text:p>
          </table:table-cell>
          <table:table-cell office:value-type="float" office:value="5.414625" calcext:value-type="float">
            <text:p>5.414625</text:p>
          </table:table-cell>
          <table:table-cell office:value-type="float" office:value="1.040598" calcext:value-type="float">
            <text:p>1.040598</text:p>
          </table:table-cell>
          <table:table-cell office:value-type="float" office:value="55.08203" calcext:value-type="float">
            <text:p>55.08203</text:p>
          </table:table-cell>
          <table:table-cell office:value-type="float" office:value="16.812868" calcext:value-type="float">
            <text:p>16.812868</text:p>
          </table:table-cell>
          <table:table-cell office:value-type="float" office:value="8.475696" calcext:value-type="float">
            <text:p>8.475696</text:p>
          </table:table-cell>
          <table:table-cell office:value-type="float" office:value="0.96098664" calcext:value-type="float">
            <text:p>0.96098664</text:p>
          </table:table-cell>
          <table:table-cell office:value-type="float" office:value="75.80226" calcext:value-type="float">
            <text:p>75.80226</text:p>
          </table:table-cell>
          <table:table-cell office:value-type="float" office:value="927.8278" calcext:value-type="float">
            <text:p>927.8278</text:p>
          </table:table-cell>
          <table:table-cell office:value-type="float" office:value="105.06037" calcext:value-type="float">
            <text:p>105.06037</text:p>
          </table:table-cell>
          <table:table-cell office:value-type="float" office:value="2.552411" calcext:value-type="float">
            <text:p>2.552411</text:p>
          </table:table-cell>
          <table:table-cell office:value-type="float" office:value="0.46540571" calcext:value-type="float">
            <text:p>0.46540571</text:p>
          </table:table-cell>
          <table:table-cell office:value-type="float" office:value="19.282666" calcext:value-type="float">
            <text:p>19.282666</text:p>
          </table:table-cell>
          <table:table-cell office:value-type="float" office:value="0.15462161" calcext:value-type="float">
            <text:p>0.15462161</text:p>
          </table:table-cell>
          <table:table-cell office:value-type="float" office:value="47.780453" calcext:value-type="float">
            <text:p>47.780453</text:p>
          </table:table-cell>
          <table:table-cell office:value-type="float" office:value="5.183365" calcext:value-type="float">
            <text:p>5.183365</text:p>
          </table:table-cell>
          <table:table-cell office:value-type="float" office:value="5.5876919" calcext:value-type="float">
            <text:p>5.5876919</text:p>
          </table:table-cell>
          <table:table-cell office:value-type="float" office:value="3.8742742" calcext:value-type="float">
            <text:p>3.8742742</text:p>
          </table:table-cell>
          <table:table-cell office:value-type="float" office:value="221.49814" calcext:value-type="float">
            <text:p>221.49814</text:p>
          </table:table-cell>
          <table:table-cell office:value-type="float" office:value="2.145939" calcext:value-type="float">
            <text:p>2.145939</text:p>
          </table:table-cell>
          <table:table-cell office:value-type="float" office:value="4.9784189" calcext:value-type="float">
            <text:p>4.9784189</text:p>
          </table:table-cell>
          <table:table-cell office:value-type="float" office:value="28.91224" calcext:value-type="float">
            <text:p>28.91224</text:p>
          </table:table-cell>
          <table:table-cell office:value-type="float" office:value="19.261306" calcext:value-type="float">
            <text:p>19.261306</text:p>
          </table:table-cell>
          <table:table-cell office:value-type="float" office:value="8.198917" calcext:value-type="float">
            <text:p>8.198917</text:p>
          </table:table-cell>
          <table:table-cell office:value-type="float" office:value="78.34891" calcext:value-type="float">
            <text:p>78.34891</text:p>
          </table:table-cell>
          <table:table-cell office:value-type="float" office:value="4.0698737" calcext:value-type="float">
            <text:p>4.0698737</text:p>
          </table:table-cell>
          <table:table-cell office:value-type="float" office:value="15.646072" calcext:value-type="float">
            <text:p>15.646072</text:p>
          </table:table-cell>
          <table:table-cell office:value-type="float" office:value="3.9678119" calcext:value-type="float">
            <text:p>3.9678119</text:p>
          </table:table-cell>
          <table:table-cell office:value-type="float" office:value="6.508619" calcext:value-type="float">
            <text:p>6.508619</text:p>
          </table:table-cell>
          <table:table-cell office:value-type="float" office:value="9.578169" calcext:value-type="float">
            <text:p>9.578169</text:p>
          </table:table-cell>
          <table:table-cell office:value-type="float" office:value="6.355133" calcext:value-type="float">
            <text:p>6.355133</text:p>
          </table:table-cell>
          <table:table-cell office:value-type="float" office:value="8.418606" calcext:value-type="float">
            <text:p>8.418606</text:p>
          </table:table-cell>
          <table:table-cell office:value-type="float" office:value="221.71492" calcext:value-type="float">
            <text:p>221.71492</text:p>
          </table:table-cell>
          <table:table-cell office:value-type="float" office:value="87.844" calcext:value-type="float">
            <text:p>87.844</text:p>
          </table:table-cell>
          <table:table-cell office:value-type="float" office:value="271.90218" calcext:value-type="float">
            <text:p>271.90218</text:p>
          </table:table-cell>
          <table:table-cell office:value-type="float" office:value="1.67155228" calcext:value-type="float">
            <text:p>1.67155228</text:p>
          </table:table-cell>
          <table:table-cell office:value-type="float" office:value="18.152896" calcext:value-type="float">
            <text:p>18.152896</text:p>
          </table:table-cell>
        </table:table-row>
        <table:table-row table:style-name="ro2">
          <table:table-cell office:value-type="string" calcext:value-type="string">
            <text:p>TCGA-05-4430-01A-02R-1206-07</text:p>
          </table:table-cell>
          <table:table-cell office:value-type="string" calcext:value-type="string">
            <text:p>LUAD</text:p>
          </table:table-cell>
          <table:table-cell office:value-type="float" office:value="7.1457823" calcext:value-type="float">
            <text:p>7.1457823</text:p>
          </table:table-cell>
          <table:table-cell office:value-type="float" office:value="10.868163" calcext:value-type="float">
            <text:p>10.868163</text:p>
          </table:table-cell>
          <table:table-cell office:value-type="float" office:value="104.64695" calcext:value-type="float">
            <text:p>104.64695</text:p>
          </table:table-cell>
          <table:table-cell office:value-type="float" office:value="4717.0231" calcext:value-type="float">
            <text:p>4717.0231</text:p>
          </table:table-cell>
          <table:table-cell office:value-type="float" office:value="90.42391" calcext:value-type="float">
            <text:p>90.42391</text:p>
          </table:table-cell>
          <table:table-cell office:value-type="float" office:value="129.49046" calcext:value-type="float">
            <text:p>129.49046</text:p>
          </table:table-cell>
          <table:table-cell office:value-type="float" office:value="6.023484" calcext:value-type="float">
            <text:p>6.023484</text:p>
          </table:table-cell>
          <table:table-cell office:value-type="float" office:value="29.719458" calcext:value-type="float">
            <text:p>29.719458</text:p>
          </table:table-cell>
          <table:table-cell office:value-type="float" office:value="38.981209" calcext:value-type="float">
            <text:p>38.981209</text:p>
          </table:table-cell>
          <table:table-cell office:value-type="float" office:value="73.82156" calcext:value-type="float">
            <text:p>73.82156</text:p>
          </table:table-cell>
          <table:table-cell office:value-type="float" office:value="7.244742" calcext:value-type="float">
            <text:p>7.244742</text:p>
          </table:table-cell>
          <table:table-cell office:value-type="float" office:value="49.43434" calcext:value-type="float">
            <text:p>49.43434</text:p>
          </table:table-cell>
          <table:table-cell office:value-type="float" office:value="6.71214" calcext:value-type="float">
            <text:p>6.71214</text:p>
          </table:table-cell>
          <table:table-cell office:value-type="float" office:value="3.1982562" calcext:value-type="float">
            <text:p>3.1982562</text:p>
          </table:table-cell>
          <table:table-cell office:value-type="float" office:value="42.12046" calcext:value-type="float">
            <text:p>42.12046</text:p>
          </table:table-cell>
          <table:table-cell office:value-type="float" office:value="8.206179" calcext:value-type="float">
            <text:p>8.206179</text:p>
          </table:table-cell>
          <table:table-cell office:value-type="float" office:value="4.5440783" calcext:value-type="float">
            <text:p>4.5440783</text:p>
          </table:table-cell>
          <table:table-cell office:value-type="float" office:value="1.11219056" calcext:value-type="float">
            <text:p>1.11219056</text:p>
          </table:table-cell>
          <table:table-cell office:value-type="float" office:value="72.54016" calcext:value-type="float">
            <text:p>72.54016</text:p>
          </table:table-cell>
          <table:table-cell office:value-type="float" office:value="1242.0294" calcext:value-type="float">
            <text:p>1242.0294</text:p>
          </table:table-cell>
          <table:table-cell office:value-type="float" office:value="87.84669" calcext:value-type="float">
            <text:p>87.84669</text:p>
          </table:table-cell>
          <table:table-cell office:value-type="float" office:value="5.012907" calcext:value-type="float">
            <text:p>5.012907</text:p>
          </table:table-cell>
          <table:table-cell office:value-type="float" office:value="0.20089583" calcext:value-type="float">
            <text:p>0.20089583</text:p>
          </table:table-cell>
          <table:table-cell office:value-type="float" office:value="12.140555" calcext:value-type="float">
            <text:p>12.140555</text:p>
          </table:table-cell>
          <table:table-cell office:value-type="float" office:value="0.82158149" calcext:value-type="float">
            <text:p>0.82158149</text:p>
          </table:table-cell>
          <table:table-cell office:value-type="float" office:value="25.920062" calcext:value-type="float">
            <text:p>25.920062</text:p>
          </table:table-cell>
          <table:table-cell office:value-type="float" office:value="2.347651" calcext:value-type="float">
            <text:p>2.347651</text:p>
          </table:table-cell>
          <table:table-cell office:value-type="float" office:value="3.0240745" calcext:value-type="float">
            <text:p>3.0240745</text:p>
          </table:table-cell>
          <table:table-cell office:value-type="float" office:value="4.4431249" calcext:value-type="float">
            <text:p>4.4431249</text:p>
          </table:table-cell>
          <table:table-cell office:value-type="float" office:value="322.29428" calcext:value-type="float">
            <text:p>322.29428</text:p>
          </table:table-cell>
          <table:table-cell office:value-type="float" office:value="6.812547" calcext:value-type="float">
            <text:p>6.812547</text:p>
          </table:table-cell>
          <table:table-cell office:value-type="float" office:value="2.2779161" calcext:value-type="float">
            <text:p>2.2779161</text:p>
          </table:table-cell>
          <table:table-cell office:value-type="float" office:value="36.51916" calcext:value-type="float">
            <text:p>36.51916</text:p>
          </table:table-cell>
          <table:table-cell office:value-type="float" office:value="19.718477" calcext:value-type="float">
            <text:p>19.718477</text:p>
          </table:table-cell>
          <table:table-cell office:value-type="float" office:value="24.23348" calcext:value-type="float">
            <text:p>24.23348</text:p>
          </table:table-cell>
          <table:table-cell office:value-type="float" office:value="197.37517" calcext:value-type="float">
            <text:p>197.37517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13.906573" calcext:value-type="float">
            <text:p>13.906573</text:p>
          </table:table-cell>
          <table:table-cell office:value-type="float" office:value="3.8504293" calcext:value-type="float">
            <text:p>3.8504293</text:p>
          </table:table-cell>
          <table:table-cell office:value-type="float" office:value="2.64117" calcext:value-type="float">
            <text:p>2.64117</text:p>
          </table:table-cell>
          <table:table-cell office:value-type="float" office:value="8.819618" calcext:value-type="float">
            <text:p>8.819618</text:p>
          </table:table-cell>
          <table:table-cell office:value-type="float" office:value="3.807255" calcext:value-type="float">
            <text:p>3.807255</text:p>
          </table:table-cell>
          <table:table-cell office:value-type="float" office:value="6.222608" calcext:value-type="float">
            <text:p>6.222608</text:p>
          </table:table-cell>
          <table:table-cell office:value-type="float" office:value="224.64184" calcext:value-type="float">
            <text:p>224.64184</text:p>
          </table:table-cell>
          <table:table-cell office:value-type="float" office:value="121.10023" calcext:value-type="float">
            <text:p>121.10023</text:p>
          </table:table-cell>
          <table:table-cell office:value-type="float" office:value="195.9625" calcext:value-type="float">
            <text:p>195.9625</text:p>
          </table:table-cell>
          <table:table-cell office:value-type="float" office:value="1.5366086" calcext:value-type="float">
            <text:p>1.5366086</text:p>
          </table:table-cell>
          <table:table-cell office:value-type="float" office:value="9.544105" calcext:value-type="float">
            <text:p>9.544105</text:p>
          </table:table-cell>
        </table:table-row>
        <table:table-row table:style-name="ro2">
          <table:table-cell office:value-type="string" calcext:value-type="string">
            <text:p>TCGA-05-4432-01A-01R-1206-07</text:p>
          </table:table-cell>
          <table:table-cell office:value-type="string" calcext:value-type="string">
            <text:p>LUAD</text:p>
          </table:table-cell>
          <table:table-cell office:value-type="float" office:value="5.7803938" calcext:value-type="float">
            <text:p>5.7803938</text:p>
          </table:table-cell>
          <table:table-cell office:value-type="float" office:value="8.425575" calcext:value-type="float">
            <text:p>8.425575</text:p>
          </table:table-cell>
          <table:table-cell office:value-type="float" office:value="52.5781" calcext:value-type="float">
            <text:p>52.5781</text:p>
          </table:table-cell>
          <table:table-cell office:value-type="float" office:value="1723.9613" calcext:value-type="float">
            <text:p>1723.9613</text:p>
          </table:table-cell>
          <table:table-cell office:value-type="float" office:value="43.29287" calcext:value-type="float">
            <text:p>43.29287</text:p>
          </table:table-cell>
          <table:table-cell office:value-type="float" office:value="108.97634" calcext:value-type="float">
            <text:p>108.97634</text:p>
          </table:table-cell>
          <table:table-cell office:value-type="float" office:value="11.606974" calcext:value-type="float">
            <text:p>11.606974</text:p>
          </table:table-cell>
          <table:table-cell office:value-type="float" office:value="34.97692" calcext:value-type="float">
            <text:p>34.97692</text:p>
          </table:table-cell>
          <table:table-cell office:value-type="float" office:value="30.917693" calcext:value-type="float">
            <text:p>30.917693</text:p>
          </table:table-cell>
          <table:table-cell office:value-type="float" office:value="49.92785" calcext:value-type="float">
            <text:p>49.92785</text:p>
          </table:table-cell>
          <table:table-cell office:value-type="float" office:value="6.079341" calcext:value-type="float">
            <text:p>6.079341</text:p>
          </table:table-cell>
          <table:table-cell office:value-type="float" office:value="68.85068" calcext:value-type="float">
            <text:p>68.85068</text:p>
          </table:table-cell>
          <table:table-cell office:value-type="float" office:value="10.704223" calcext:value-type="float">
            <text:p>10.704223</text:p>
          </table:table-cell>
          <table:table-cell office:value-type="float" office:value="2.8682996" calcext:value-type="float">
            <text:p>2.8682996</text:p>
          </table:table-cell>
          <table:table-cell office:value-type="float" office:value="34.07577" calcext:value-type="float">
            <text:p>34.07577</text:p>
          </table:table-cell>
          <table:table-cell office:value-type="float" office:value="10.502225" calcext:value-type="float">
            <text:p>10.502225</text:p>
          </table:table-cell>
          <table:table-cell office:value-type="float" office:value="3.3182039" calcext:value-type="float">
            <text:p>3.3182039</text:p>
          </table:table-cell>
          <table:table-cell office:value-type="float" office:value="0.52429535" calcext:value-type="float">
            <text:p>0.52429535</text:p>
          </table:table-cell>
          <table:table-cell office:value-type="float" office:value="86.18566" calcext:value-type="float">
            <text:p>86.18566</text:p>
          </table:table-cell>
          <table:table-cell office:value-type="float" office:value="1101.0903" calcext:value-type="float">
            <text:p>1101.0903</text:p>
          </table:table-cell>
          <table:table-cell office:value-type="float" office:value="82.38942" calcext:value-type="float">
            <text:p>82.38942</text:p>
          </table:table-cell>
          <table:table-cell office:value-type="float" office:value="6.239796" calcext:value-type="float">
            <text:p>6.239796</text:p>
          </table:table-cell>
          <table:table-cell office:value-type="float" office:value="0.29938643" calcext:value-type="float">
            <text:p>0.29938643</text:p>
          </table:table-cell>
          <table:table-cell office:value-type="float" office:value="12.557519" calcext:value-type="float">
            <text:p>12.557519</text:p>
          </table:table-cell>
          <table:table-cell office:value-type="float" office:value="1.19544154" calcext:value-type="float">
            <text:p>1.19544154</text:p>
          </table:table-cell>
          <table:table-cell office:value-type="float" office:value="42.530886" calcext:value-type="float">
            <text:p>42.530886</text:p>
          </table:table-cell>
          <table:table-cell office:value-type="float" office:value="5.541868" calcext:value-type="float">
            <text:p>5.541868</text:p>
          </table:table-cell>
          <table:table-cell office:value-type="float" office:value="3.4184559" calcext:value-type="float">
            <text:p>3.4184559</text:p>
          </table:table-cell>
          <table:table-cell office:value-type="float" office:value="3.4348973" calcext:value-type="float">
            <text:p>3.4348973</text:p>
          </table:table-cell>
          <table:table-cell office:value-type="float" office:value="142.15329" calcext:value-type="float">
            <text:p>142.15329</text:p>
          </table:table-cell>
          <table:table-cell office:value-type="float" office:value="3.750614" calcext:value-type="float">
            <text:p>3.750614</text:p>
          </table:table-cell>
          <table:table-cell office:value-type="float" office:value="3.9748552" calcext:value-type="float">
            <text:p>3.9748552</text:p>
          </table:table-cell>
          <table:table-cell office:value-type="float" office:value="35.18317" calcext:value-type="float">
            <text:p>35.18317</text:p>
          </table:table-cell>
          <table:table-cell office:value-type="float" office:value="30.264138" calcext:value-type="float">
            <text:p>30.264138</text:p>
          </table:table-cell>
          <table:table-cell office:value-type="float" office:value="29.48466" calcext:value-type="float">
            <text:p>29.48466</text:p>
          </table:table-cell>
          <table:table-cell office:value-type="float" office:value="103.26762" calcext:value-type="float">
            <text:p>103.26762</text:p>
          </table:table-cell>
          <table:table-cell office:value-type="float" office:value="1.5886073" calcext:value-type="float">
            <text:p>1.5886073</text:p>
          </table:table-cell>
          <table:table-cell office:value-type="float" office:value="11.307909" calcext:value-type="float">
            <text:p>11.307909</text:p>
          </table:table-cell>
          <table:table-cell office:value-type="float" office:value="4.146174" calcext:value-type="float">
            <text:p>4.146174</text:p>
          </table:table-cell>
          <table:table-cell office:value-type="float" office:value="3.251856" calcext:value-type="float">
            <text:p>3.251856</text:p>
          </table:table-cell>
          <table:table-cell office:value-type="float" office:value="7.057552" calcext:value-type="float">
            <text:p>7.057552</text:p>
          </table:table-cell>
          <table:table-cell office:value-type="float" office:value="4.370235" calcext:value-type="float">
            <text:p>4.370235</text:p>
          </table:table-cell>
          <table:table-cell office:value-type="float" office:value="6.117305" calcext:value-type="float">
            <text:p>6.117305</text:p>
          </table:table-cell>
          <table:table-cell office:value-type="float" office:value="296.15294" calcext:value-type="float">
            <text:p>296.15294</text:p>
          </table:table-cell>
          <table:table-cell office:value-type="float" office:value="62.56144" calcext:value-type="float">
            <text:p>62.56144</text:p>
          </table:table-cell>
          <table:table-cell office:value-type="float" office:value="138.92748" calcext:value-type="float">
            <text:p>138.92748</text:p>
          </table:table-cell>
          <table:table-cell office:value-type="float" office:value="1.53169333" calcext:value-type="float">
            <text:p>1.53169333</text:p>
          </table:table-cell>
          <table:table-cell office:value-type="float" office:value="12.81406" calcext:value-type="float">
            <text:p>12.81406</text:p>
          </table:table-cell>
        </table:table-row>
        <table:table-row table:style-name="ro2">
          <table:table-cell office:value-type="string" calcext:value-type="string">
            <text:p>TCGA-05-5420-01A-01R-1628-07</text:p>
          </table:table-cell>
          <table:table-cell office:value-type="string" calcext:value-type="string">
            <text:p>LUAD</text:p>
          </table:table-cell>
          <table:table-cell office:value-type="float" office:value="3.7784649" calcext:value-type="float">
            <text:p>3.7784649</text:p>
          </table:table-cell>
          <table:table-cell office:value-type="float" office:value="3.864077" calcext:value-type="float">
            <text:p>3.864077</text:p>
          </table:table-cell>
          <table:table-cell office:value-type="float" office:value="76.55974" calcext:value-type="float">
            <text:p>76.55974</text:p>
          </table:table-cell>
          <table:table-cell office:value-type="float" office:value="1975.9601" calcext:value-type="float">
            <text:p>1975.9601</text:p>
          </table:table-cell>
          <table:table-cell office:value-type="float" office:value="55.10841" calcext:value-type="float">
            <text:p>55.10841</text:p>
          </table:table-cell>
          <table:table-cell office:value-type="float" office:value="102.93322" calcext:value-type="float">
            <text:p>102.93322</text:p>
          </table:table-cell>
          <table:table-cell office:value-type="float" office:value="11.380836" calcext:value-type="float">
            <text:p>11.380836</text:p>
          </table:table-cell>
          <table:table-cell office:value-type="float" office:value="28.248503" calcext:value-type="float">
            <text:p>28.248503</text:p>
          </table:table-cell>
          <table:table-cell office:value-type="float" office:value="69.43491" calcext:value-type="float">
            <text:p>69.43491</text:p>
          </table:table-cell>
          <table:table-cell office:value-type="float" office:value="42.3627" calcext:value-type="float">
            <text:p>42.3627</text:p>
          </table:table-cell>
          <table:table-cell office:value-type="float" office:value="10.284449" calcext:value-type="float">
            <text:p>10.284449</text:p>
          </table:table-cell>
          <table:table-cell office:value-type="float" office:value="95.14719" calcext:value-type="float">
            <text:p>95.14719</text:p>
          </table:table-cell>
          <table:table-cell office:value-type="float" office:value="9.508398" calcext:value-type="float">
            <text:p>9.508398</text:p>
          </table:table-cell>
          <table:table-cell office:value-type="float" office:value="4.326365" calcext:value-type="float">
            <text:p>4.326365</text:p>
          </table:table-cell>
          <table:table-cell office:value-type="float" office:value="22.17572" calcext:value-type="float">
            <text:p>22.17572</text:p>
          </table:table-cell>
          <table:table-cell office:value-type="float" office:value="3.190256" calcext:value-type="float">
            <text:p>3.190256</text:p>
          </table:table-cell>
          <table:table-cell office:value-type="float" office:value="2.7540333" calcext:value-type="float">
            <text:p>2.7540333</text:p>
          </table:table-cell>
          <table:table-cell office:value-type="float" office:value="1.7080994" calcext:value-type="float">
            <text:p>1.7080994</text:p>
          </table:table-cell>
          <table:table-cell office:value-type="float" office:value="20.77229" calcext:value-type="float">
            <text:p>20.77229</text:p>
          </table:table-cell>
          <table:table-cell office:value-type="float" office:value="2235.2977" calcext:value-type="float">
            <text:p>2235.2977</text:p>
          </table:table-cell>
          <table:table-cell office:value-type="float" office:value="60.43207" calcext:value-type="float">
            <text:p>60.43207</text:p>
          </table:table-cell>
          <table:table-cell office:value-type="float" office:value="6.831859" calcext:value-type="float">
            <text:p>6.831859</text:p>
          </table:table-cell>
          <table:table-cell office:value-type="float" office:value="0.41603169" calcext:value-type="float">
            <text:p>0.41603169</text:p>
          </table:table-cell>
          <table:table-cell office:value-type="float" office:value="14.288857" calcext:value-type="float">
            <text:p>14.288857</text:p>
          </table:table-cell>
          <table:table-cell office:value-type="float" office:value="0.11117542" calcext:value-type="float">
            <text:p>0.11117542</text:p>
          </table:table-cell>
          <table:table-cell office:value-type="float" office:value="8.031019" calcext:value-type="float">
            <text:p>8.031019</text:p>
          </table:table-cell>
          <table:table-cell office:value-type="float" office:value="1.624259" calcext:value-type="float">
            <text:p>1.624259</text:p>
          </table:table-cell>
          <table:table-cell office:value-type="float" office:value="2.6662823" calcext:value-type="float">
            <text:p>2.6662823</text:p>
          </table:table-cell>
          <table:table-cell office:value-type="float" office:value="3.3863797" calcext:value-type="float">
            <text:p>3.3863797</text:p>
          </table:table-cell>
          <table:table-cell office:value-type="float" office:value="374.39457" calcext:value-type="float">
            <text:p>374.39457</text:p>
          </table:table-cell>
          <table:table-cell office:value-type="float" office:value="7.727068" calcext:value-type="float">
            <text:p>7.727068</text:p>
          </table:table-cell>
          <table:table-cell office:value-type="float" office:value="2.0521932" calcext:value-type="float">
            <text:p>2.0521932</text:p>
          </table:table-cell>
          <table:table-cell office:value-type="float" office:value="49.25379" calcext:value-type="float">
            <text:p>49.25379</text:p>
          </table:table-cell>
          <table:table-cell office:value-type="float" office:value="17.015201" calcext:value-type="float">
            <text:p>17.015201</text:p>
          </table:table-cell>
          <table:table-cell office:value-type="float" office:value="24.892758" calcext:value-type="float">
            <text:p>24.892758</text:p>
          </table:table-cell>
          <table:table-cell office:value-type="float" office:value="273.94547" calcext:value-type="float">
            <text:p>273.94547</text:p>
          </table:table-cell>
          <table:table-cell office:value-type="float" office:value="1.2366295" calcext:value-type="float">
            <text:p>1.2366295</text:p>
          </table:table-cell>
          <table:table-cell office:value-type="float" office:value="14.749776" calcext:value-type="float">
            <text:p>14.749776</text:p>
          </table:table-cell>
          <table:table-cell office:value-type="float" office:value="6.2709852" calcext:value-type="float">
            <text:p>6.2709852</text:p>
          </table:table-cell>
          <table:table-cell office:value-type="float" office:value="3.140003" calcext:value-type="float">
            <text:p>3.140003</text:p>
          </table:table-cell>
          <table:table-cell office:value-type="float" office:value="7.578652" calcext:value-type="float">
            <text:p>7.578652</text:p>
          </table:table-cell>
          <table:table-cell office:value-type="float" office:value="1.863686" calcext:value-type="float">
            <text:p>1.863686</text:p>
          </table:table-cell>
          <table:table-cell office:value-type="float" office:value="6.46792" calcext:value-type="float">
            <text:p>6.46792</text:p>
          </table:table-cell>
          <table:table-cell office:value-type="float" office:value="102.56844" calcext:value-type="float">
            <text:p>102.56844</text:p>
          </table:table-cell>
          <table:table-cell office:value-type="float" office:value="111.41414" calcext:value-type="float">
            <text:p>111.41414</text:p>
          </table:table-cell>
          <table:table-cell office:value-type="float" office:value="78.69115" calcext:value-type="float">
            <text:p>78.69115</text:p>
          </table:table-cell>
          <table:table-cell office:value-type="float" office:value="1.05427451" calcext:value-type="float">
            <text:p>1.05427451</text:p>
          </table:table-cell>
          <table:table-cell office:value-type="float" office:value="6.500878" calcext:value-type="float">
            <text:p>6.500878</text:p>
          </table:table-cell>
        </table:table-row>
        <table:table-row table:style-name="ro2">
          <table:table-cell office:value-type="string" calcext:value-type="string">
            <text:p>TCGA-05-5423-01A-01R-1628-07</text:p>
          </table:table-cell>
          <table:table-cell office:value-type="string" calcext:value-type="string">
            <text:p>LUAD</text:p>
          </table:table-cell>
          <table:table-cell office:value-type="float" office:value="3.7990505" calcext:value-type="float">
            <text:p>3.7990505</text:p>
          </table:table-cell>
          <table:table-cell office:value-type="float" office:value="5.261323" calcext:value-type="float">
            <text:p>5.261323</text:p>
          </table:table-cell>
          <table:table-cell office:value-type="float" office:value="94.03162" calcext:value-type="float">
            <text:p>94.03162</text:p>
          </table:table-cell>
          <table:table-cell office:value-type="float" office:value="3197.3869" calcext:value-type="float">
            <text:p>3197.3869</text:p>
          </table:table-cell>
          <table:table-cell office:value-type="float" office:value="63.6522" calcext:value-type="float">
            <text:p>63.6522</text:p>
          </table:table-cell>
          <table:table-cell office:value-type="float" office:value="91.09172" calcext:value-type="float">
            <text:p>91.09172</text:p>
          </table:table-cell>
          <table:table-cell office:value-type="float" office:value="14.632357" calcext:value-type="float">
            <text:p>14.632357</text:p>
          </table:table-cell>
          <table:table-cell office:value-type="float" office:value="26.061908" calcext:value-type="float">
            <text:p>26.061908</text:p>
          </table:table-cell>
          <table:table-cell office:value-type="float" office:value="30.246551" calcext:value-type="float">
            <text:p>30.246551</text:p>
          </table:table-cell>
          <table:table-cell office:value-type="float" office:value="93.9648" calcext:value-type="float">
            <text:p>93.9648</text:p>
          </table:table-cell>
          <table:table-cell office:value-type="float" office:value="9.582515" calcext:value-type="float">
            <text:p>9.582515</text:p>
          </table:table-cell>
          <table:table-cell office:value-type="float" office:value="43.80768" calcext:value-type="float">
            <text:p>43.80768</text:p>
          </table:table-cell>
          <table:table-cell office:value-type="float" office:value="14.726273" calcext:value-type="float">
            <text:p>14.726273</text:p>
          </table:table-cell>
          <table:table-cell office:value-type="float" office:value="5.6425552" calcext:value-type="float">
            <text:p>5.6425552</text:p>
          </table:table-cell>
          <table:table-cell office:value-type="float" office:value="40.08518" calcext:value-type="float">
            <text:p>40.08518</text:p>
          </table:table-cell>
          <table:table-cell office:value-type="float" office:value="5.100935" calcext:value-type="float">
            <text:p>5.100935</text:p>
          </table:table-cell>
          <table:table-cell office:value-type="float" office:value="2.7235775" calcext:value-type="float">
            <text:p>2.7235775</text:p>
          </table:table-cell>
          <table:table-cell office:value-type="float" office:value="2.03960944" calcext:value-type="float">
            <text:p>2.03960944</text:p>
          </table:table-cell>
          <table:table-cell office:value-type="float" office:value="22.21862" calcext:value-type="float">
            <text:p>22.21862</text:p>
          </table:table-cell>
          <table:table-cell office:value-type="float" office:value="1434.8463" calcext:value-type="float">
            <text:p>1434.8463</text:p>
          </table:table-cell>
          <table:table-cell office:value-type="float" office:value="106.40096" calcext:value-type="float">
            <text:p>106.40096</text:p>
          </table:table-cell>
          <table:table-cell office:value-type="float" office:value="12.218743" calcext:value-type="float">
            <text:p>12.218743</text:p>
          </table:table-cell>
          <table:table-cell office:value-type="float" office:value="0.3892061" calcext:value-type="float">
            <text:p>0.3892061</text:p>
          </table:table-cell>
          <table:table-cell office:value-type="float" office:value="9.831762" calcext:value-type="float">
            <text:p>9.831762</text:p>
          </table:table-cell>
          <table:table-cell office:value-type="float" office:value="0.28230435" calcext:value-type="float">
            <text:p>0.28230435</text:p>
          </table:table-cell>
          <table:table-cell office:value-type="float" office:value="11.566767" calcext:value-type="float">
            <text:p>11.566767</text:p>
          </table:table-cell>
          <table:table-cell office:value-type="float" office:value="1.846736" calcext:value-type="float">
            <text:p>1.846736</text:p>
          </table:table-cell>
          <table:table-cell office:value-type="float" office:value="2.4401361" calcext:value-type="float">
            <text:p>2.4401361</text:p>
          </table:table-cell>
          <table:table-cell office:value-type="float" office:value="1.3085329" calcext:value-type="float">
            <text:p>1.3085329</text:p>
          </table:table-cell>
          <table:table-cell office:value-type="float" office:value="314.33028" calcext:value-type="float">
            <text:p>314.33028</text:p>
          </table:table-cell>
          <table:table-cell office:value-type="float" office:value="6.151951" calcext:value-type="float">
            <text:p>6.151951</text:p>
          </table:table-cell>
          <table:table-cell office:value-type="float" office:value="2.3086557" calcext:value-type="float">
            <text:p>2.3086557</text:p>
          </table:table-cell>
          <table:table-cell office:value-type="float" office:value="74.91707" calcext:value-type="float">
            <text:p>74.91707</text:p>
          </table:table-cell>
          <table:table-cell office:value-type="float" office:value="15.403303" calcext:value-type="float">
            <text:p>15.403303</text:p>
          </table:table-cell>
          <table:table-cell office:value-type="float" office:value="23.305472" calcext:value-type="float">
            <text:p>23.305472</text:p>
          </table:table-cell>
          <table:table-cell office:value-type="float" office:value="281.79235" calcext:value-type="float">
            <text:p>281.79235</text:p>
          </table:table-cell>
          <table:table-cell office:value-type="float" office:value="0.713597" calcext:value-type="float">
            <text:p>0.713597</text:p>
          </table:table-cell>
          <table:table-cell office:value-type="float" office:value="14.625201" calcext:value-type="float">
            <text:p>14.625201</text:p>
          </table:table-cell>
          <table:table-cell office:value-type="float" office:value="5.4613888" calcext:value-type="float">
            <text:p>5.4613888</text:p>
          </table:table-cell>
          <table:table-cell office:value-type="float" office:value="3.321389" calcext:value-type="float">
            <text:p>3.321389</text:p>
          </table:table-cell>
          <table:table-cell office:value-type="float" office:value="7.235419" calcext:value-type="float">
            <text:p>7.235419</text:p>
          </table:table-cell>
          <table:table-cell office:value-type="float" office:value="4.44965" calcext:value-type="float">
            <text:p>4.44965</text:p>
          </table:table-cell>
          <table:table-cell office:value-type="float" office:value="6.970718" calcext:value-type="float">
            <text:p>6.970718</text:p>
          </table:table-cell>
          <table:table-cell office:value-type="float" office:value="102.93944" calcext:value-type="float">
            <text:p>102.93944</text:p>
          </table:table-cell>
          <table:table-cell office:value-type="float" office:value="146.67778" calcext:value-type="float">
            <text:p>146.67778</text:p>
          </table:table-cell>
          <table:table-cell office:value-type="float" office:value="166.24903" calcext:value-type="float">
            <text:p>166.24903</text:p>
          </table:table-cell>
          <table:table-cell office:value-type="float" office:value="0.95341874" calcext:value-type="float">
            <text:p>0.95341874</text:p>
          </table:table-cell>
          <table:table-cell office:value-type="float" office:value="9.218108" calcext:value-type="float">
            <text:p>9.218108</text:p>
          </table:table-cell>
        </table:table-row>
        <table:table-row table:style-name="ro2">
          <table:table-cell office:value-type="string" calcext:value-type="string">
            <text:p>TCGA-05-5425-01A-02R-1628-07</text:p>
          </table:table-cell>
          <table:table-cell office:value-type="string" calcext:value-type="string">
            <text:p>LUAD</text:p>
          </table:table-cell>
          <table:table-cell office:value-type="float" office:value="4.3982997" calcext:value-type="float">
            <text:p>4.3982997</text:p>
          </table:table-cell>
          <table:table-cell office:value-type="float" office:value="7.455841" calcext:value-type="float">
            <text:p>7.455841</text:p>
          </table:table-cell>
          <table:table-cell office:value-type="float" office:value="87.39767" calcext:value-type="float">
            <text:p>87.39767</text:p>
          </table:table-cell>
          <table:table-cell office:value-type="float" office:value="2874.8765" calcext:value-type="float">
            <text:p>2874.8765</text:p>
          </table:table-cell>
          <table:table-cell office:value-type="float" office:value="70.47014" calcext:value-type="float">
            <text:p>70.47014</text:p>
          </table:table-cell>
          <table:table-cell office:value-type="float" office:value="106.47547" calcext:value-type="float">
            <text:p>106.47547</text:p>
          </table:table-cell>
          <table:table-cell office:value-type="float" office:value="12.584388" calcext:value-type="float">
            <text:p>12.584388</text:p>
          </table:table-cell>
          <table:table-cell office:value-type="float" office:value="20.664051" calcext:value-type="float">
            <text:p>20.664051</text:p>
          </table:table-cell>
          <table:table-cell office:value-type="float" office:value="70.168862" calcext:value-type="float">
            <text:p>70.168862</text:p>
          </table:table-cell>
          <table:table-cell office:value-type="float" office:value="70.72661" calcext:value-type="float">
            <text:p>70.72661</text:p>
          </table:table-cell>
          <table:table-cell office:value-type="float" office:value="4.458393" calcext:value-type="float">
            <text:p>4.458393</text:p>
          </table:table-cell>
          <table:table-cell office:value-type="float" office:value="49.19978" calcext:value-type="float">
            <text:p>49.19978</text:p>
          </table:table-cell>
          <table:table-cell office:value-type="float" office:value="8.438283" calcext:value-type="float">
            <text:p>8.438283</text:p>
          </table:table-cell>
          <table:table-cell office:value-type="float" office:value="5.8357939" calcext:value-type="float">
            <text:p>5.8357939</text:p>
          </table:table-cell>
          <table:table-cell office:value-type="float" office:value="34.8453" calcext:value-type="float">
            <text:p>34.8453</text:p>
          </table:table-cell>
          <table:table-cell office:value-type="float" office:value="7.039999" calcext:value-type="float">
            <text:p>7.039999</text:p>
          </table:table-cell>
          <table:table-cell office:value-type="float" office:value="3.3563198" calcext:value-type="float">
            <text:p>3.3563198</text:p>
          </table:table-cell>
          <table:table-cell office:value-type="float" office:value="1.26014205" calcext:value-type="float">
            <text:p>1.26014205</text:p>
          </table:table-cell>
          <table:table-cell office:value-type="float" office:value="91.98647" calcext:value-type="float">
            <text:p>91.98647</text:p>
          </table:table-cell>
          <table:table-cell office:value-type="float" office:value="1226.1519" calcext:value-type="float">
            <text:p>1226.1519</text:p>
          </table:table-cell>
          <table:table-cell office:value-type="float" office:value="63.02092" calcext:value-type="float">
            <text:p>63.02092</text:p>
          </table:table-cell>
          <table:table-cell office:value-type="float" office:value="4.503291" calcext:value-type="float">
            <text:p>4.503291</text:p>
          </table:table-cell>
          <table:table-cell office:value-type="float" office:value="0.25263181" calcext:value-type="float">
            <text:p>0.25263181</text:p>
          </table:table-cell>
          <table:table-cell office:value-type="float" office:value="4.864685" calcext:value-type="float">
            <text:p>4.864685</text:p>
          </table:table-cell>
          <table:table-cell office:value-type="float" office:value="0.13412356" calcext:value-type="float">
            <text:p>0.13412356</text:p>
          </table:table-cell>
          <table:table-cell office:value-type="float" office:value="17.228394" calcext:value-type="float">
            <text:p>17.228394</text:p>
          </table:table-cell>
          <table:table-cell office:value-type="float" office:value="1.73897" calcext:value-type="float">
            <text:p>1.73897</text:p>
          </table:table-cell>
          <table:table-cell office:value-type="float" office:value="3.0633385" calcext:value-type="float">
            <text:p>3.0633385</text:p>
          </table:table-cell>
          <table:table-cell office:value-type="float" office:value="5.2508687" calcext:value-type="float">
            <text:p>5.2508687</text:p>
          </table:table-cell>
          <table:table-cell office:value-type="float" office:value="209.06821" calcext:value-type="float">
            <text:p>209.06821</text:p>
          </table:table-cell>
          <table:table-cell office:value-type="float" office:value="5.484924" calcext:value-type="float">
            <text:p>5.484924</text:p>
          </table:table-cell>
          <table:table-cell office:value-type="float" office:value="2.2818592" calcext:value-type="float">
            <text:p>2.2818592</text:p>
          </table:table-cell>
          <table:table-cell office:value-type="float" office:value="26.44373" calcext:value-type="float">
            <text:p>26.44373</text:p>
          </table:table-cell>
          <table:table-cell office:value-type="float" office:value="26.67066" calcext:value-type="float">
            <text:p>26.67066</text:p>
          </table:table-cell>
          <table:table-cell office:value-type="float" office:value="35.762917" calcext:value-type="float">
            <text:p>35.762917</text:p>
          </table:table-cell>
          <table:table-cell office:value-type="float" office:value="144.50162" calcext:value-type="float">
            <text:p>144.50162</text:p>
          </table:table-cell>
          <table:table-cell office:value-type="float" office:value="1.8994477" calcext:value-type="float">
            <text:p>1.8994477</text:p>
          </table:table-cell>
          <table:table-cell office:value-type="float" office:value="12.650659" calcext:value-type="float">
            <text:p>12.650659</text:p>
          </table:table-cell>
          <table:table-cell office:value-type="float" office:value="4.4826827" calcext:value-type="float">
            <text:p>4.4826827</text:p>
          </table:table-cell>
          <table:table-cell office:value-type="float" office:value="3.390978" calcext:value-type="float">
            <text:p>3.390978</text:p>
          </table:table-cell>
          <table:table-cell office:value-type="float" office:value="7.978026" calcext:value-type="float">
            <text:p>7.978026</text:p>
          </table:table-cell>
          <table:table-cell office:value-type="float" office:value="2.949929" calcext:value-type="float">
            <text:p>2.949929</text:p>
          </table:table-cell>
          <table:table-cell office:value-type="float" office:value="4.401211" calcext:value-type="float">
            <text:p>4.401211</text:p>
          </table:table-cell>
          <table:table-cell office:value-type="float" office:value="139.20542" calcext:value-type="float">
            <text:p>139.20542</text:p>
          </table:table-cell>
          <table:table-cell office:value-type="float" office:value="107.7176" calcext:value-type="float">
            <text:p>107.7176</text:p>
          </table:table-cell>
          <table:table-cell office:value-type="float" office:value="119.9098" calcext:value-type="float">
            <text:p>119.9098</text:p>
          </table:table-cell>
          <table:table-cell office:value-type="float" office:value="1.36402196" calcext:value-type="float">
            <text:p>1.36402196</text:p>
          </table:table-cell>
          <table:table-cell office:value-type="float" office:value="8.12209" calcext:value-type="float">
            <text:p>8.12209</text:p>
          </table:table-cell>
        </table:table-row>
        <table:table-row table:style-name="ro2">
          <table:table-cell office:value-type="string" calcext:value-type="string">
            <text:p>TCGA-05-5428-01A-01R-1628-07</text:p>
          </table:table-cell>
          <table:table-cell office:value-type="string" calcext:value-type="string">
            <text:p>LUAD</text:p>
          </table:table-cell>
          <table:table-cell office:value-type="float" office:value="3.0773413" calcext:value-type="float">
            <text:p>3.0773413</text:p>
          </table:table-cell>
          <table:table-cell office:value-type="float" office:value="2.436647" calcext:value-type="float">
            <text:p>2.436647</text:p>
          </table:table-cell>
          <table:table-cell office:value-type="float" office:value="46.90078" calcext:value-type="float">
            <text:p>46.90078</text:p>
          </table:table-cell>
          <table:table-cell office:value-type="float" office:value="1793.7854" calcext:value-type="float">
            <text:p>1793.7854</text:p>
          </table:table-cell>
          <table:table-cell office:value-type="float" office:value="92.82702" calcext:value-type="float">
            <text:p>92.82702</text:p>
          </table:table-cell>
          <table:table-cell office:value-type="float" office:value="70.41009" calcext:value-type="float">
            <text:p>70.41009</text:p>
          </table:table-cell>
          <table:table-cell office:value-type="float" office:value="9.10939" calcext:value-type="float">
            <text:p>9.10939</text:p>
          </table:table-cell>
          <table:table-cell office:value-type="float" office:value="38.143263" calcext:value-type="float">
            <text:p>38.143263</text:p>
          </table:table-cell>
          <table:table-cell office:value-type="float" office:value="30.908592" calcext:value-type="float">
            <text:p>30.908592</text:p>
          </table:table-cell>
          <table:table-cell office:value-type="float" office:value="89.33062" calcext:value-type="float">
            <text:p>89.33062</text:p>
          </table:table-cell>
          <table:table-cell office:value-type="float" office:value="8.913975" calcext:value-type="float">
            <text:p>8.913975</text:p>
          </table:table-cell>
          <table:table-cell office:value-type="float" office:value="108.4545" calcext:value-type="float">
            <text:p>108.4545</text:p>
          </table:table-cell>
          <table:table-cell office:value-type="float" office:value="4.855158" calcext:value-type="float">
            <text:p>4.855158</text:p>
          </table:table-cell>
          <table:table-cell office:value-type="float" office:value="5.3203338" calcext:value-type="float">
            <text:p>5.3203338</text:p>
          </table:table-cell>
          <table:table-cell office:value-type="float" office:value="25.32356" calcext:value-type="float">
            <text:p>25.32356</text:p>
          </table:table-cell>
          <table:table-cell office:value-type="float" office:value="3.312502" calcext:value-type="float">
            <text:p>3.312502</text:p>
          </table:table-cell>
          <table:table-cell office:value-type="float" office:value="4.4355618" calcext:value-type="float">
            <text:p>4.4355618</text:p>
          </table:table-cell>
          <table:table-cell office:value-type="float" office:value="0.87191028" calcext:value-type="float">
            <text:p>0.87191028</text:p>
          </table:table-cell>
          <table:table-cell office:value-type="float" office:value="12.0393" calcext:value-type="float">
            <text:p>12.0393</text:p>
          </table:table-cell>
          <table:table-cell office:value-type="float" office:value="1667.5052" calcext:value-type="float">
            <text:p>1667.5052</text:p>
          </table:table-cell>
          <table:table-cell office:value-type="float" office:value="33.17863" calcext:value-type="float">
            <text:p>33.17863</text:p>
          </table:table-cell>
          <table:table-cell office:value-type="float" office:value="8.535102" calcext:value-type="float">
            <text:p>8.535102</text:p>
          </table:table-cell>
          <table:table-cell office:value-type="float" office:value="0.45935698" calcext:value-type="float">
            <text:p>0.45935698</text:p>
          </table:table-cell>
          <table:table-cell office:value-type="float" office:value="16.107099" calcext:value-type="float">
            <text:p>16.107099</text:p>
          </table:table-cell>
          <table:table-cell office:value-type="float" office:value="0.05401765" calcext:value-type="float">
            <text:p>0.05401765</text:p>
          </table:table-cell>
          <table:table-cell office:value-type="float" office:value="7.447327" calcext:value-type="float">
            <text:p>7.447327</text:p>
          </table:table-cell>
          <table:table-cell office:value-type="float" office:value="1.046065" calcext:value-type="float">
            <text:p>1.046065</text:p>
          </table:table-cell>
          <table:table-cell office:value-type="float" office:value="1.0589198" calcext:value-type="float">
            <text:p>1.0589198</text:p>
          </table:table-cell>
          <table:table-cell office:value-type="float" office:value="1.0015273" calcext:value-type="float">
            <text:p>1.0015273</text:p>
          </table:table-cell>
          <table:table-cell office:value-type="float" office:value="452.13805" calcext:value-type="float">
            <text:p>452.13805</text:p>
          </table:table-cell>
          <table:table-cell office:value-type="float" office:value="7.358088" calcext:value-type="float">
            <text:p>7.358088</text:p>
          </table:table-cell>
          <table:table-cell office:value-type="float" office:value="1.1989737" calcext:value-type="float">
            <text:p>1.1989737</text:p>
          </table:table-cell>
          <table:table-cell office:value-type="float" office:value="62.41506" calcext:value-type="float">
            <text:p>62.41506</text:p>
          </table:table-cell>
          <table:table-cell office:value-type="float" office:value="22.611014" calcext:value-type="float">
            <text:p>22.611014</text:p>
          </table:table-cell>
          <table:table-cell office:value-type="float" office:value="36.582026" calcext:value-type="float">
            <text:p>36.582026</text:p>
          </table:table-cell>
          <table:table-cell office:value-type="float" office:value="252.29338" calcext:value-type="float">
            <text:p>252.29338</text:p>
          </table:table-cell>
          <table:table-cell office:value-type="float" office:value="1.4465339" calcext:value-type="float">
            <text:p>1.4465339</text:p>
          </table:table-cell>
          <table:table-cell office:value-type="float" office:value="16.039219" calcext:value-type="float">
            <text:p>16.039219</text:p>
          </table:table-cell>
          <table:table-cell office:value-type="float" office:value="2.8049719" calcext:value-type="float">
            <text:p>2.8049719</text:p>
          </table:table-cell>
          <table:table-cell office:value-type="float" office:value="3.116661" calcext:value-type="float">
            <text:p>3.116661</text:p>
          </table:table-cell>
          <table:table-cell office:value-type="float" office:value="8.177849" calcext:value-type="float">
            <text:p>8.177849</text:p>
          </table:table-cell>
          <table:table-cell office:value-type="float" office:value="1.102273" calcext:value-type="float">
            <text:p>1.102273</text:p>
          </table:table-cell>
          <table:table-cell office:value-type="float" office:value="6.465383" calcext:value-type="float">
            <text:p>6.465383</text:p>
          </table:table-cell>
          <table:table-cell office:value-type="float" office:value="90.36645" calcext:value-type="float">
            <text:p>90.36645</text:p>
          </table:table-cell>
          <table:table-cell office:value-type="float" office:value="218.33816" calcext:value-type="float">
            <text:p>218.33816</text:p>
          </table:table-cell>
          <table:table-cell office:value-type="float" office:value="121.07904" calcext:value-type="float">
            <text:p>121.07904</text:p>
          </table:table-cell>
          <table:table-cell office:value-type="float" office:value="2.59766877" calcext:value-type="float">
            <text:p>2.59766877</text:p>
          </table:table-cell>
          <table:table-cell office:value-type="float" office:value="6.441039" calcext:value-type="float">
            <text:p>6.441039</text:p>
          </table:table-cell>
        </table:table-row>
        <table:table-row table:style-name="ro2">
          <table:table-cell office:value-type="string" calcext:value-type="string">
            <text:p>TCGA-05-5715-01A-01R-1628-07</text:p>
          </table:table-cell>
          <table:table-cell office:value-type="string" calcext:value-type="string">
            <text:p>LUAD</text:p>
          </table:table-cell>
          <table:table-cell office:value-type="float" office:value="3.9038217" calcext:value-type="float">
            <text:p>3.9038217</text:p>
          </table:table-cell>
          <table:table-cell office:value-type="float" office:value="6.633053" calcext:value-type="float">
            <text:p>6.633053</text:p>
          </table:table-cell>
          <table:table-cell office:value-type="float" office:value="88.65526" calcext:value-type="float">
            <text:p>88.65526</text:p>
          </table:table-cell>
          <table:table-cell office:value-type="float" office:value="3335.3161" calcext:value-type="float">
            <text:p>3335.3161</text:p>
          </table:table-cell>
          <table:table-cell office:value-type="float" office:value="28.32537" calcext:value-type="float">
            <text:p>28.32537</text:p>
          </table:table-cell>
          <table:table-cell office:value-type="float" office:value="77.72833" calcext:value-type="float">
            <text:p>77.72833</text:p>
          </table:table-cell>
          <table:table-cell office:value-type="float" office:value="6.96946" calcext:value-type="float">
            <text:p>6.96946</text:p>
          </table:table-cell>
          <table:table-cell office:value-type="float" office:value="18.070724" calcext:value-type="float">
            <text:p>18.070724</text:p>
          </table:table-cell>
          <table:table-cell office:value-type="float" office:value="57.453189" calcext:value-type="float">
            <text:p>57.453189</text:p>
          </table:table-cell>
          <table:table-cell office:value-type="float" office:value="67.42547" calcext:value-type="float">
            <text:p>67.42547</text:p>
          </table:table-cell>
          <table:table-cell office:value-type="float" office:value="9.806697" calcext:value-type="float">
            <text:p>9.806697</text:p>
          </table:table-cell>
          <table:table-cell office:value-type="float" office:value="40.60529" calcext:value-type="float">
            <text:p>40.60529</text:p>
          </table:table-cell>
          <table:table-cell office:value-type="float" office:value="6.506071" calcext:value-type="float">
            <text:p>6.506071</text:p>
          </table:table-cell>
          <table:table-cell office:value-type="float" office:value="3.2266331" calcext:value-type="float">
            <text:p>3.2266331</text:p>
          </table:table-cell>
          <table:table-cell office:value-type="float" office:value="35.28806" calcext:value-type="float">
            <text:p>35.28806</text:p>
          </table:table-cell>
          <table:table-cell office:value-type="float" office:value="15.266459" calcext:value-type="float">
            <text:p>15.266459</text:p>
          </table:table-cell>
          <table:table-cell office:value-type="float" office:value="3.1583329" calcext:value-type="float">
            <text:p>3.1583329</text:p>
          </table:table-cell>
          <table:table-cell office:value-type="float" office:value="0.60119611" calcext:value-type="float">
            <text:p>0.60119611</text:p>
          </table:table-cell>
          <table:table-cell office:value-type="float" office:value="40.88661" calcext:value-type="float">
            <text:p>40.88661</text:p>
          </table:table-cell>
          <table:table-cell office:value-type="float" office:value="995.2027" calcext:value-type="float">
            <text:p>995.2027</text:p>
          </table:table-cell>
          <table:table-cell office:value-type="float" office:value="87.7022" calcext:value-type="float">
            <text:p>87.7022</text:p>
          </table:table-cell>
          <table:table-cell office:value-type="float" office:value="7.124441" calcext:value-type="float">
            <text:p>7.124441</text:p>
          </table:table-cell>
          <table:table-cell office:value-type="float" office:value="0.29203948" calcext:value-type="float">
            <text:p>0.29203948</text:p>
          </table:table-cell>
          <table:table-cell office:value-type="float" office:value="6.324831" calcext:value-type="float">
            <text:p>6.324831</text:p>
          </table:table-cell>
          <table:table-cell office:value-type="float" office:value="0.32806815" calcext:value-type="float">
            <text:p>0.32806815</text:p>
          </table:table-cell>
          <table:table-cell office:value-type="float" office:value="27.338922" calcext:value-type="float">
            <text:p>27.338922</text:p>
          </table:table-cell>
          <table:table-cell office:value-type="float" office:value="3.726835" calcext:value-type="float">
            <text:p>3.726835</text:p>
          </table:table-cell>
          <table:table-cell office:value-type="float" office:value="2.610853" calcext:value-type="float">
            <text:p>2.610853</text:p>
          </table:table-cell>
          <table:table-cell office:value-type="float" office:value="4.1949148" calcext:value-type="float">
            <text:p>4.1949148</text:p>
          </table:table-cell>
          <table:table-cell office:value-type="float" office:value="184.73737" calcext:value-type="float">
            <text:p>184.73737</text:p>
          </table:table-cell>
          <table:table-cell office:value-type="float" office:value="2.831903" calcext:value-type="float">
            <text:p>2.831903</text:p>
          </table:table-cell>
          <table:table-cell office:value-type="float" office:value="4.8959986" calcext:value-type="float">
            <text:p>4.8959986</text:p>
          </table:table-cell>
          <table:table-cell office:value-type="float" office:value="30.4028" calcext:value-type="float">
            <text:p>30.4028</text:p>
          </table:table-cell>
          <table:table-cell office:value-type="float" office:value="28.299435" calcext:value-type="float">
            <text:p>28.299435</text:p>
          </table:table-cell>
          <table:table-cell office:value-type="float" office:value="30.540142" calcext:value-type="float">
            <text:p>30.540142</text:p>
          </table:table-cell>
          <table:table-cell office:value-type="float" office:value="145.22899" calcext:value-type="float">
            <text:p>145.22899</text:p>
          </table:table-cell>
          <table:table-cell office:value-type="float" office:value="1.5476367" calcext:value-type="float">
            <text:p>1.5476367</text:p>
          </table:table-cell>
          <table:table-cell office:value-type="float" office:value="10.797917" calcext:value-type="float">
            <text:p>10.797917</text:p>
          </table:table-cell>
          <table:table-cell office:value-type="float" office:value="3.1141641" calcext:value-type="float">
            <text:p>3.1141641</text:p>
          </table:table-cell>
          <table:table-cell office:value-type="float" office:value="2.143225" calcext:value-type="float">
            <text:p>2.143225</text:p>
          </table:table-cell>
          <table:table-cell office:value-type="float" office:value="8.452534" calcext:value-type="float">
            <text:p>8.452534</text:p>
          </table:table-cell>
          <table:table-cell office:value-type="float" office:value="4.950941" calcext:value-type="float">
            <text:p>4.950941</text:p>
          </table:table-cell>
          <table:table-cell office:value-type="float" office:value="8.535569" calcext:value-type="float">
            <text:p>8.535569</text:p>
          </table:table-cell>
          <table:table-cell office:value-type="float" office:value="211.02893" calcext:value-type="float">
            <text:p>211.02893</text:p>
          </table:table-cell>
          <table:table-cell office:value-type="float" office:value="95.266" calcext:value-type="float">
            <text:p>95.266</text:p>
          </table:table-cell>
          <table:table-cell office:value-type="float" office:value="82.69594" calcext:value-type="float">
            <text:p>82.69594</text:p>
          </table:table-cell>
          <table:table-cell office:value-type="float" office:value="1.71883329" calcext:value-type="float">
            <text:p>1.71883329</text:p>
          </table:table-cell>
          <table:table-cell office:value-type="float" office:value="10.516328" calcext:value-type="float">
            <text:p>10.516328</text:p>
          </table:table-cell>
        </table:table-row>
        <table:table-row table:style-name="ro2">
          <table:table-cell office:value-type="string" calcext:value-type="string">
            <text:p>TCGA-06-0125-01A-01R-1849-01</text:p>
          </table:table-cell>
          <table:table-cell office:value-type="string" calcext:value-type="string">
            <text:p>GBM</text:p>
          </table:table-cell>
          <table:table-cell office:value-type="float" office:value="2.2446773" calcext:value-type="float">
            <text:p>2.2446773</text:p>
          </table:table-cell>
          <table:table-cell office:value-type="float" office:value="18.315766" calcext:value-type="float">
            <text:p>18.315766</text:p>
          </table:table-cell>
          <table:table-cell office:value-type="float" office:value="161.41005" calcext:value-type="float">
            <text:p>161.41005</text:p>
          </table:table-cell>
          <table:table-cell office:value-type="float" office:value="3154.2795" calcext:value-type="float">
            <text:p>3154.2795</text:p>
          </table:table-cell>
          <table:table-cell office:value-type="float" office:value="28.91976" calcext:value-type="float">
            <text:p>28.91976</text:p>
          </table:table-cell>
          <table:table-cell office:value-type="float" office:value="57.70877" calcext:value-type="float">
            <text:p>57.70877</text:p>
          </table:table-cell>
          <table:table-cell office:value-type="float" office:value="10.180212" calcext:value-type="float">
            <text:p>10.180212</text:p>
          </table:table-cell>
          <table:table-cell office:value-type="float" office:value="30.74761" calcext:value-type="float">
            <text:p>30.74761</text:p>
          </table:table-cell>
          <table:table-cell office:value-type="float" office:value="71.624325" calcext:value-type="float">
            <text:p>71.624325</text:p>
          </table:table-cell>
          <table:table-cell office:value-type="float" office:value="85.73823" calcext:value-type="float">
            <text:p>85.73823</text:p>
          </table:table-cell>
          <table:table-cell office:value-type="float" office:value="5.810489" calcext:value-type="float">
            <text:p>5.810489</text:p>
          </table:table-cell>
          <table:table-cell office:value-type="float" office:value="78.34612" calcext:value-type="float">
            <text:p>78.34612</text:p>
          </table:table-cell>
          <table:table-cell office:value-type="float" office:value="6.463412" calcext:value-type="float">
            <text:p>6.463412</text:p>
          </table:table-cell>
          <table:table-cell office:value-type="float" office:value="2.4995352" calcext:value-type="float">
            <text:p>2.4995352</text:p>
          </table:table-cell>
          <table:table-cell office:value-type="float" office:value="67.40667" calcext:value-type="float">
            <text:p>67.40667</text:p>
          </table:table-cell>
          <table:table-cell office:value-type="float" office:value="12.777037" calcext:value-type="float">
            <text:p>12.777037</text:p>
          </table:table-cell>
          <table:table-cell office:value-type="float" office:value="4.5925133" calcext:value-type="float">
            <text:p>4.5925133</text:p>
          </table:table-cell>
          <table:table-cell office:value-type="float" office:value="0.8898692" calcext:value-type="float">
            <text:p>0.8898692</text:p>
          </table:table-cell>
          <table:table-cell office:value-type="float" office:value="93.89367" calcext:value-type="float">
            <text:p>93.89367</text:p>
          </table:table-cell>
          <table:table-cell office:value-type="float" office:value="1164.3966" calcext:value-type="float">
            <text:p>1164.3966</text:p>
          </table:table-cell>
          <table:table-cell office:value-type="float" office:value="38.24105" calcext:value-type="float">
            <text:p>38.24105</text:p>
          </table:table-cell>
          <table:table-cell office:value-type="float" office:value="2.636602" calcext:value-type="float">
            <text:p>2.636602</text:p>
          </table:table-cell>
          <table:table-cell office:value-type="float" office:value="0.42828152" calcext:value-type="float">
            <text:p>0.42828152</text:p>
          </table:table-cell>
          <table:table-cell office:value-type="float" office:value="7.951108" calcext:value-type="float">
            <text:p>7.951108</text:p>
          </table:table-cell>
          <table:table-cell office:value-type="float" office:value="3.61654546" calcext:value-type="float">
            <text:p>3.61654546</text:p>
          </table:table-cell>
          <table:table-cell office:value-type="float" office:value="19.613147" calcext:value-type="float">
            <text:p>19.613147</text:p>
          </table:table-cell>
          <table:table-cell office:value-type="float" office:value="3.039583" calcext:value-type="float">
            <text:p>3.039583</text:p>
          </table:table-cell>
          <table:table-cell office:value-type="float" office:value="3.437038" calcext:value-type="float">
            <text:p>3.437038</text:p>
          </table:table-cell>
          <table:table-cell office:value-type="float" office:value="0.8091171" calcext:value-type="float">
            <text:p>0.8091171</text:p>
          </table:table-cell>
          <table:table-cell office:value-type="float" office:value="113.79547" calcext:value-type="float">
            <text:p>113.79547</text:p>
          </table:table-cell>
          <table:table-cell office:value-type="float" office:value="2.448427" calcext:value-type="float">
            <text:p>2.448427</text:p>
          </table:table-cell>
          <table:table-cell office:value-type="float" office:value="2.5021008" calcext:value-type="float">
            <text:p>2.5021008</text:p>
          </table:table-cell>
          <table:table-cell office:value-type="float" office:value="26.18593" calcext:value-type="float">
            <text:p>26.18593</text:p>
          </table:table-cell>
          <table:table-cell office:value-type="float" office:value="22.187981" calcext:value-type="float">
            <text:p>22.187981</text:p>
          </table:table-cell>
          <table:table-cell office:value-type="float" office:value="20.671232" calcext:value-type="float">
            <text:p>20.671232</text:p>
          </table:table-cell>
          <table:table-cell office:value-type="float" office:value="194.70249" calcext:value-type="float">
            <text:p>194.70249</text:p>
          </table:table-cell>
          <table:table-cell office:value-type="float" office:value="1.864836" calcext:value-type="float">
            <text:p>1.864836</text:p>
          </table:table-cell>
          <table:table-cell office:value-type="float" office:value="9.754831" calcext:value-type="float">
            <text:p>9.754831</text:p>
          </table:table-cell>
          <table:table-cell office:value-type="float" office:value="6.6197024" calcext:value-type="float">
            <text:p>6.6197024</text:p>
          </table:table-cell>
          <table:table-cell office:value-type="float" office:value="3.780267" calcext:value-type="float">
            <text:p>3.780267</text:p>
          </table:table-cell>
          <table:table-cell office:value-type="float" office:value="11.830221" calcext:value-type="float">
            <text:p>11.830221</text:p>
          </table:table-cell>
          <table:table-cell office:value-type="float" office:value="4.122911" calcext:value-type="float">
            <text:p>4.122911</text:p>
          </table:table-cell>
          <table:table-cell office:value-type="float" office:value="4.64653" calcext:value-type="float">
            <text:p>4.64653</text:p>
          </table:table-cell>
          <table:table-cell office:value-type="float" office:value="110.95563" calcext:value-type="float">
            <text:p>110.95563</text:p>
          </table:table-cell>
          <table:table-cell office:value-type="float" office:value="120.62082" calcext:value-type="float">
            <text:p>120.62082</text:p>
          </table:table-cell>
          <table:table-cell office:value-type="float" office:value="200.17027" calcext:value-type="float">
            <text:p>200.17027</text:p>
          </table:table-cell>
          <table:table-cell office:value-type="float" office:value="2.00999528" calcext:value-type="float">
            <text:p>2.00999528</text:p>
          </table:table-cell>
          <table:table-cell office:value-type="float" office:value="3.709235" calcext:value-type="float">
            <text:p>3.709235</text:p>
          </table:table-cell>
        </table:table-row>
        <table:table-row table:style-name="ro2">
          <table:table-cell office:value-type="string" calcext:value-type="string">
            <text:p>TCGA-06-0125-02A-11R-2005-01</text:p>
          </table:table-cell>
          <table:table-cell office:value-type="string" calcext:value-type="string">
            <text:p>GBM</text:p>
          </table:table-cell>
          <table:table-cell office:value-type="float" office:value="5.5646027" calcext:value-type="float">
            <text:p>5.5646027</text:p>
          </table:table-cell>
          <table:table-cell office:value-type="float" office:value="23.242956" calcext:value-type="float">
            <text:p>23.242956</text:p>
          </table:table-cell>
          <table:table-cell office:value-type="float" office:value="113.67342" calcext:value-type="float">
            <text:p>113.67342</text:p>
          </table:table-cell>
          <table:table-cell office:value-type="float" office:value="5337.7913" calcext:value-type="float">
            <text:p>5337.7913</text:p>
          </table:table-cell>
          <table:table-cell office:value-type="float" office:value="26.83355" calcext:value-type="float">
            <text:p>26.83355</text:p>
          </table:table-cell>
          <table:table-cell office:value-type="float" office:value="80.18336" calcext:value-type="float">
            <text:p>80.18336</text:p>
          </table:table-cell>
          <table:table-cell office:value-type="float" office:value="4.256225" calcext:value-type="float">
            <text:p>4.256225</text:p>
          </table:table-cell>
          <table:table-cell office:value-type="float" office:value="32.913151" calcext:value-type="float">
            <text:p>32.913151</text:p>
          </table:table-cell>
          <table:table-cell office:value-type="float" office:value="64.978182" calcext:value-type="float">
            <text:p>64.978182</text:p>
          </table:table-cell>
          <table:table-cell office:value-type="float" office:value="159.31528" calcext:value-type="float">
            <text:p>159.31528</text:p>
          </table:table-cell>
          <table:table-cell office:value-type="float" office:value="5.853624" calcext:value-type="float">
            <text:p>5.853624</text:p>
          </table:table-cell>
          <table:table-cell office:value-type="float" office:value="45.94849" calcext:value-type="float">
            <text:p>45.94849</text:p>
          </table:table-cell>
          <table:table-cell office:value-type="float" office:value="8.703858" calcext:value-type="float">
            <text:p>8.703858</text:p>
          </table:table-cell>
          <table:table-cell office:value-type="float" office:value="4.0043773" calcext:value-type="float">
            <text:p>4.0043773</text:p>
          </table:table-cell>
          <table:table-cell office:value-type="float" office:value="45.57361" calcext:value-type="float">
            <text:p>45.57361</text:p>
          </table:table-cell>
          <table:table-cell office:value-type="float" office:value="17.613074" calcext:value-type="float">
            <text:p>17.613074</text:p>
          </table:table-cell>
          <table:table-cell office:value-type="float" office:value="9.1316068" calcext:value-type="float">
            <text:p>9.1316068</text:p>
          </table:table-cell>
          <table:table-cell office:value-type="float" office:value="0.79985899" calcext:value-type="float">
            <text:p>0.79985899</text:p>
          </table:table-cell>
          <table:table-cell office:value-type="float" office:value="93.65276" calcext:value-type="float">
            <text:p>93.65276</text:p>
          </table:table-cell>
          <table:table-cell office:value-type="float" office:value="885.3931" calcext:value-type="float">
            <text:p>885.3931</text:p>
          </table:table-cell>
          <table:table-cell office:value-type="float" office:value="40.40252" calcext:value-type="float">
            <text:p>40.40252</text:p>
          </table:table-cell>
          <table:table-cell office:value-type="float" office:value="2.394297" calcext:value-type="float">
            <text:p>2.394297</text:p>
          </table:table-cell>
          <table:table-cell office:value-type="float" office:value="0.30948537" calcext:value-type="float">
            <text:p>0.30948537</text:p>
          </table:table-cell>
          <table:table-cell office:value-type="float" office:value="8.508122" calcext:value-type="float">
            <text:p>8.508122</text:p>
          </table:table-cell>
          <table:table-cell office:value-type="float" office:value="6.91236577" calcext:value-type="float">
            <text:p>6.91236577</text:p>
          </table:table-cell>
          <table:table-cell office:value-type="float" office:value="26.136262" calcext:value-type="float">
            <text:p>26.136262</text:p>
          </table:table-cell>
          <table:table-cell office:value-type="float" office:value="4.35061" calcext:value-type="float">
            <text:p>4.35061</text:p>
          </table:table-cell>
          <table:table-cell office:value-type="float" office:value="3.6784782" calcext:value-type="float">
            <text:p>3.6784782</text:p>
          </table:table-cell>
          <table:table-cell office:value-type="float" office:value="1.628433" calcext:value-type="float">
            <text:p>1.628433</text:p>
          </table:table-cell>
          <table:table-cell office:value-type="float" office:value="164.04303" calcext:value-type="float">
            <text:p>164.04303</text:p>
          </table:table-cell>
          <table:table-cell office:value-type="float" office:value="3.887357" calcext:value-type="float">
            <text:p>3.887357</text:p>
          </table:table-cell>
          <table:table-cell office:value-type="float" office:value="2.8284807" calcext:value-type="float">
            <text:p>2.8284807</text:p>
          </table:table-cell>
          <table:table-cell office:value-type="float" office:value="30.73094" calcext:value-type="float">
            <text:p>30.73094</text:p>
          </table:table-cell>
          <table:table-cell office:value-type="float" office:value="7.733316" calcext:value-type="float">
            <text:p>7.733316</text:p>
          </table:table-cell>
          <table:table-cell office:value-type="float" office:value="29.364468" calcext:value-type="float">
            <text:p>29.364468</text:p>
          </table:table-cell>
          <table:table-cell office:value-type="float" office:value="223.15564" calcext:value-type="float">
            <text:p>223.15564</text:p>
          </table:table-cell>
          <table:table-cell office:value-type="float" office:value="0.9039602" calcext:value-type="float">
            <text:p>0.9039602</text:p>
          </table:table-cell>
          <table:table-cell office:value-type="float" office:value="15.904174" calcext:value-type="float">
            <text:p>15.904174</text:p>
          </table:table-cell>
          <table:table-cell office:value-type="float" office:value="8.0855584" calcext:value-type="float">
            <text:p>8.0855584</text:p>
          </table:table-cell>
          <table:table-cell office:value-type="float" office:value="3.868798" calcext:value-type="float">
            <text:p>3.868798</text:p>
          </table:table-cell>
          <table:table-cell office:value-type="float" office:value="10.686941" calcext:value-type="float">
            <text:p>10.686941</text:p>
          </table:table-cell>
          <table:table-cell office:value-type="float" office:value="7.445657" calcext:value-type="float">
            <text:p>7.445657</text:p>
          </table:table-cell>
          <table:table-cell office:value-type="float" office:value="5.820466" calcext:value-type="float">
            <text:p>5.820466</text:p>
          </table:table-cell>
          <table:table-cell office:value-type="float" office:value="156.41699" calcext:value-type="float">
            <text:p>156.41699</text:p>
          </table:table-cell>
          <table:table-cell office:value-type="float" office:value="109.08491" calcext:value-type="float">
            <text:p>109.08491</text:p>
          </table:table-cell>
          <table:table-cell office:value-type="float" office:value="208.43267" calcext:value-type="float">
            <text:p>208.43267</text:p>
          </table:table-cell>
          <table:table-cell office:value-type="float" office:value="3.46270661" calcext:value-type="float">
            <text:p>3.46270661</text:p>
          </table:table-cell>
          <table:table-cell office:value-type="float" office:value="3.26752" calcext:value-type="float">
            <text:p>3.26752</text:p>
          </table:table-cell>
        </table:table-row>
        <table:table-row table:style-name="ro2">
          <table:table-cell office:value-type="string" calcext:value-type="string">
            <text:p>TCGA-06-0129-01A-01R-1849-01</text:p>
          </table:table-cell>
          <table:table-cell office:value-type="string" calcext:value-type="string">
            <text:p>GBM</text:p>
          </table:table-cell>
          <table:table-cell office:value-type="float" office:value="2.5611513" calcext:value-type="float">
            <text:p>2.5611513</text:p>
          </table:table-cell>
          <table:table-cell office:value-type="float" office:value="23.842564" calcext:value-type="float">
            <text:p>23.842564</text:p>
          </table:table-cell>
          <table:table-cell office:value-type="float" office:value="131.12873" calcext:value-type="float">
            <text:p>131.12873</text:p>
          </table:table-cell>
          <table:table-cell office:value-type="float" office:value="1583.6236" calcext:value-type="float">
            <text:p>1583.6236</text:p>
          </table:table-cell>
          <table:table-cell office:value-type="float" office:value="27.58542" calcext:value-type="float">
            <text:p>27.58542</text:p>
          </table:table-cell>
          <table:table-cell office:value-type="float" office:value="77.41494" calcext:value-type="float">
            <text:p>77.41494</text:p>
          </table:table-cell>
          <table:table-cell office:value-type="float" office:value="9.047211" calcext:value-type="float">
            <text:p>9.047211</text:p>
          </table:table-cell>
          <table:table-cell office:value-type="float" office:value="35.136732" calcext:value-type="float">
            <text:p>35.136732</text:p>
          </table:table-cell>
          <table:table-cell office:value-type="float" office:value="28.592183" calcext:value-type="float">
            <text:p>28.592183</text:p>
          </table:table-cell>
          <table:table-cell office:value-type="float" office:value="247.74369" calcext:value-type="float">
            <text:p>247.74369</text:p>
          </table:table-cell>
          <table:table-cell office:value-type="float" office:value="4.817531" calcext:value-type="float">
            <text:p>4.817531</text:p>
          </table:table-cell>
          <table:table-cell office:value-type="float" office:value="110.99439" calcext:value-type="float">
            <text:p>110.99439</text:p>
          </table:table-cell>
          <table:table-cell office:value-type="float" office:value="6.477206" calcext:value-type="float">
            <text:p>6.477206</text:p>
          </table:table-cell>
          <table:table-cell office:value-type="float" office:value="2.9385784" calcext:value-type="float">
            <text:p>2.9385784</text:p>
          </table:table-cell>
          <table:table-cell office:value-type="float" office:value="68.99133" calcext:value-type="float">
            <text:p>68.99133</text:p>
          </table:table-cell>
          <table:table-cell office:value-type="float" office:value="13.654188" calcext:value-type="float">
            <text:p>13.654188</text:p>
          </table:table-cell>
          <table:table-cell office:value-type="float" office:value="4.6511456" calcext:value-type="float">
            <text:p>4.6511456</text:p>
          </table:table-cell>
          <table:table-cell office:value-type="float" office:value="1.75930063" calcext:value-type="float">
            <text:p>1.75930063</text:p>
          </table:table-cell>
          <table:table-cell office:value-type="float" office:value="59.11648" calcext:value-type="float">
            <text:p>59.11648</text:p>
          </table:table-cell>
          <table:table-cell office:value-type="float" office:value="1214.931" calcext:value-type="float">
            <text:p>1214.931</text:p>
          </table:table-cell>
          <table:table-cell office:value-type="float" office:value="38.57664" calcext:value-type="float">
            <text:p>38.57664</text:p>
          </table:table-cell>
          <table:table-cell office:value-type="float" office:value="2.750374" calcext:value-type="float">
            <text:p>2.750374</text:p>
          </table:table-cell>
          <table:table-cell office:value-type="float" office:value="0.26504658" calcext:value-type="float">
            <text:p>0.26504658</text:p>
          </table:table-cell>
          <table:table-cell office:value-type="float" office:value="7.731963" calcext:value-type="float">
            <text:p>7.731963</text:p>
          </table:table-cell>
          <table:table-cell office:value-type="float" office:value="2.50557597" calcext:value-type="float">
            <text:p>2.50557597</text:p>
          </table:table-cell>
          <table:table-cell office:value-type="float" office:value="35.982679" calcext:value-type="float">
            <text:p>35.982679</text:p>
          </table:table-cell>
          <table:table-cell office:value-type="float" office:value="4.394031" calcext:value-type="float">
            <text:p>4.394031</text:p>
          </table:table-cell>
          <table:table-cell office:value-type="float" office:value="2.8727251" calcext:value-type="float">
            <text:p>2.8727251</text:p>
          </table:table-cell>
          <table:table-cell office:value-type="float" office:value="1.1885099" calcext:value-type="float">
            <text:p>1.1885099</text:p>
          </table:table-cell>
          <table:table-cell office:value-type="float" office:value="77.88392" calcext:value-type="float">
            <text:p>77.88392</text:p>
          </table:table-cell>
          <table:table-cell office:value-type="float" office:value="4.676074" calcext:value-type="float">
            <text:p>4.676074</text:p>
          </table:table-cell>
          <table:table-cell office:value-type="float" office:value="2.4990088" calcext:value-type="float">
            <text:p>2.4990088</text:p>
          </table:table-cell>
          <table:table-cell office:value-type="float" office:value="36.4282" calcext:value-type="float">
            <text:p>36.4282</text:p>
          </table:table-cell>
          <table:table-cell office:value-type="float" office:value="31.700973" calcext:value-type="float">
            <text:p>31.700973</text:p>
          </table:table-cell>
          <table:table-cell office:value-type="float" office:value="21.971532" calcext:value-type="float">
            <text:p>21.971532</text:p>
          </table:table-cell>
          <table:table-cell office:value-type="float" office:value="113.66502" calcext:value-type="float">
            <text:p>113.66502</text:p>
          </table:table-cell>
          <table:table-cell office:value-type="float" office:value="4.8796491" calcext:value-type="float">
            <text:p>4.8796491</text:p>
          </table:table-cell>
          <table:table-cell office:value-type="float" office:value="11.2674" calcext:value-type="float">
            <text:p>11.2674</text:p>
          </table:table-cell>
          <table:table-cell office:value-type="float" office:value="10.8843557" calcext:value-type="float">
            <text:p>10.8843557</text:p>
          </table:table-cell>
          <table:table-cell office:value-type="float" office:value="3.756135" calcext:value-type="float">
            <text:p>3.756135</text:p>
          </table:table-cell>
          <table:table-cell office:value-type="float" office:value="12.180804" calcext:value-type="float">
            <text:p>12.180804</text:p>
          </table:table-cell>
          <table:table-cell office:value-type="float" office:value="2.455154" calcext:value-type="float">
            <text:p>2.455154</text:p>
          </table:table-cell>
          <table:table-cell office:value-type="float" office:value="5.440526" calcext:value-type="float">
            <text:p>5.440526</text:p>
          </table:table-cell>
          <table:table-cell office:value-type="float" office:value="104.37609" calcext:value-type="float">
            <text:p>104.37609</text:p>
          </table:table-cell>
          <table:table-cell office:value-type="float" office:value="80.18211" calcext:value-type="float">
            <text:p>80.18211</text:p>
          </table:table-cell>
          <table:table-cell office:value-type="float" office:value="219.25125" calcext:value-type="float">
            <text:p>219.25125</text:p>
          </table:table-cell>
          <table:table-cell office:value-type="float" office:value="2.95396344" calcext:value-type="float">
            <text:p>2.95396344</text:p>
          </table:table-cell>
          <table:table-cell office:value-type="float" office:value="6.484209" calcext:value-type="float">
            <text:p>6.484209</text:p>
          </table:table-cell>
        </table:table-row>
        <table:table-row table:style-name="ro2">
          <table:table-cell office:value-type="string" calcext:value-type="string">
            <text:p>TCGA-06-0130-01A-01R-1849-01</text:p>
          </table:table-cell>
          <table:table-cell office:value-type="string" calcext:value-type="string">
            <text:p>GBM</text:p>
          </table:table-cell>
          <table:table-cell office:value-type="float" office:value="4.8224896" calcext:value-type="float">
            <text:p>4.8224896</text:p>
          </table:table-cell>
          <table:table-cell office:value-type="float" office:value="15.083149" calcext:value-type="float">
            <text:p>15.083149</text:p>
          </table:table-cell>
          <table:table-cell office:value-type="float" office:value="140.57296" calcext:value-type="float">
            <text:p>140.57296</text:p>
          </table:table-cell>
          <table:table-cell office:value-type="float" office:value="4631.0109" calcext:value-type="float">
            <text:p>4631.0109</text:p>
          </table:table-cell>
          <table:table-cell office:value-type="float" office:value="28.64069" calcext:value-type="float">
            <text:p>28.64069</text:p>
          </table:table-cell>
          <table:table-cell office:value-type="float" office:value="69.51819" calcext:value-type="float">
            <text:p>69.51819</text:p>
          </table:table-cell>
          <table:table-cell office:value-type="float" office:value="9.010931" calcext:value-type="float">
            <text:p>9.010931</text:p>
          </table:table-cell>
          <table:table-cell office:value-type="float" office:value="33.593705" calcext:value-type="float">
            <text:p>33.593705</text:p>
          </table:table-cell>
          <table:table-cell office:value-type="float" office:value="124.60724" calcext:value-type="float">
            <text:p>124.60724</text:p>
          </table:table-cell>
          <table:table-cell office:value-type="float" office:value="76.84118" calcext:value-type="float">
            <text:p>76.84118</text:p>
          </table:table-cell>
          <table:table-cell office:value-type="float" office:value="4.889277" calcext:value-type="float">
            <text:p>4.889277</text:p>
          </table:table-cell>
          <table:table-cell office:value-type="float" office:value="62.07527" calcext:value-type="float">
            <text:p>62.07527</text:p>
          </table:table-cell>
          <table:table-cell office:value-type="float" office:value="10.638298" calcext:value-type="float">
            <text:p>10.638298</text:p>
          </table:table-cell>
          <table:table-cell office:value-type="float" office:value="2.4301879" calcext:value-type="float">
            <text:p>2.4301879</text:p>
          </table:table-cell>
          <table:table-cell office:value-type="float" office:value="53.32448" calcext:value-type="float">
            <text:p>53.32448</text:p>
          </table:table-cell>
          <table:table-cell office:value-type="float" office:value="9.422001" calcext:value-type="float">
            <text:p>9.422001</text:p>
          </table:table-cell>
          <table:table-cell office:value-type="float" office:value="3.5904971" calcext:value-type="float">
            <text:p>3.5904971</text:p>
          </table:table-cell>
          <table:table-cell office:value-type="float" office:value="1.77589701" calcext:value-type="float">
            <text:p>1.77589701</text:p>
          </table:table-cell>
          <table:table-cell office:value-type="float" office:value="80.52175" calcext:value-type="float">
            <text:p>80.52175</text:p>
          </table:table-cell>
          <table:table-cell office:value-type="float" office:value="871.718" calcext:value-type="float">
            <text:p>871.718</text:p>
          </table:table-cell>
          <table:table-cell office:value-type="float" office:value="81.91455" calcext:value-type="float">
            <text:p>81.91455</text:p>
          </table:table-cell>
          <table:table-cell office:value-type="float" office:value="7.180507" calcext:value-type="float">
            <text:p>7.180507</text:p>
          </table:table-cell>
          <table:table-cell office:value-type="float" office:value="0.47903391" calcext:value-type="float">
            <text:p>0.47903391</text:p>
          </table:table-cell>
          <table:table-cell office:value-type="float" office:value="14.153608" calcext:value-type="float">
            <text:p>14.153608</text:p>
          </table:table-cell>
          <table:table-cell office:value-type="float" office:value="1.63188148" calcext:value-type="float">
            <text:p>1.63188148</text:p>
          </table:table-cell>
          <table:table-cell office:value-type="float" office:value="21.40316" calcext:value-type="float">
            <text:p>21.40316</text:p>
          </table:table-cell>
          <table:table-cell office:value-type="float" office:value="1.953345" calcext:value-type="float">
            <text:p>1.953345</text:p>
          </table:table-cell>
          <table:table-cell office:value-type="float" office:value="2.6652115" calcext:value-type="float">
            <text:p>2.6652115</text:p>
          </table:table-cell>
          <table:table-cell office:value-type="float" office:value="1.9720953" calcext:value-type="float">
            <text:p>1.9720953</text:p>
          </table:table-cell>
          <table:table-cell office:value-type="float" office:value="191.90968" calcext:value-type="float">
            <text:p>191.90968</text:p>
          </table:table-cell>
          <table:table-cell office:value-type="float" office:value="3.461327" calcext:value-type="float">
            <text:p>3.461327</text:p>
          </table:table-cell>
          <table:table-cell office:value-type="float" office:value="2.036902" calcext:value-type="float">
            <text:p>2.036902</text:p>
          </table:table-cell>
          <table:table-cell office:value-type="float" office:value="26.46821" calcext:value-type="float">
            <text:p>26.46821</text:p>
          </table:table-cell>
          <table:table-cell office:value-type="float" office:value="31.795626" calcext:value-type="float">
            <text:p>31.795626</text:p>
          </table:table-cell>
          <table:table-cell office:value-type="float" office:value="23.272952" calcext:value-type="float">
            <text:p>23.272952</text:p>
          </table:table-cell>
          <table:table-cell office:value-type="float" office:value="145.09947" calcext:value-type="float">
            <text:p>145.09947</text:p>
          </table:table-cell>
          <table:table-cell office:value-type="float" office:value="1.3302357" calcext:value-type="float">
            <text:p>1.3302357</text:p>
          </table:table-cell>
          <table:table-cell office:value-type="float" office:value="8.400025" calcext:value-type="float">
            <text:p>8.400025</text:p>
          </table:table-cell>
          <table:table-cell office:value-type="float" office:value="6.7722767" calcext:value-type="float">
            <text:p>6.7722767</text:p>
          </table:table-cell>
          <table:table-cell office:value-type="float" office:value="5.43021" calcext:value-type="float">
            <text:p>5.43021</text:p>
          </table:table-cell>
          <table:table-cell office:value-type="float" office:value="9.085198" calcext:value-type="float">
            <text:p>9.085198</text:p>
          </table:table-cell>
          <table:table-cell office:value-type="float" office:value="3.72042" calcext:value-type="float">
            <text:p>3.72042</text:p>
          </table:table-cell>
          <table:table-cell office:value-type="float" office:value="4.506811" calcext:value-type="float">
            <text:p>4.506811</text:p>
          </table:table-cell>
          <table:table-cell office:value-type="float" office:value="113.84403" calcext:value-type="float">
            <text:p>113.84403</text:p>
          </table:table-cell>
          <table:table-cell office:value-type="float" office:value="107.26051" calcext:value-type="float">
            <text:p>107.26051</text:p>
          </table:table-cell>
          <table:table-cell office:value-type="float" office:value="141.77832" calcext:value-type="float">
            <text:p>141.77832</text:p>
          </table:table-cell>
          <table:table-cell office:value-type="float" office:value="1.62421465" calcext:value-type="float">
            <text:p>1.62421465</text:p>
          </table:table-cell>
          <table:table-cell office:value-type="float" office:value="5.997429" calcext:value-type="float">
            <text:p>5.997429</text:p>
          </table:table-cell>
        </table:table-row>
        <table:table-row table:style-name="ro2">
          <table:table-cell office:value-type="string" calcext:value-type="string">
            <text:p>TCGA-06-0132-01A-02R-1849-01</text:p>
          </table:table-cell>
          <table:table-cell office:value-type="string" calcext:value-type="string">
            <text:p>GBM</text:p>
          </table:table-cell>
          <table:table-cell office:value-type="float" office:value="3.1970267" calcext:value-type="float">
            <text:p>3.1970267</text:p>
          </table:table-cell>
          <table:table-cell office:value-type="float" office:value="9.452629" calcext:value-type="float">
            <text:p>9.452629</text:p>
          </table:table-cell>
          <table:table-cell office:value-type="float" office:value="115.25429" calcext:value-type="float">
            <text:p>115.25429</text:p>
          </table:table-cell>
          <table:table-cell office:value-type="float" office:value="5300.1547" calcext:value-type="float">
            <text:p>5300.1547</text:p>
          </table:table-cell>
          <table:table-cell office:value-type="float" office:value="31.58432" calcext:value-type="float">
            <text:p>31.58432</text:p>
          </table:table-cell>
          <table:table-cell office:value-type="float" office:value="169.70349" calcext:value-type="float">
            <text:p>169.70349</text:p>
          </table:table-cell>
          <table:table-cell office:value-type="float" office:value="7.496478" calcext:value-type="float">
            <text:p>7.496478</text:p>
          </table:table-cell>
          <table:table-cell office:value-type="float" office:value="32.774108" calcext:value-type="float">
            <text:p>32.774108</text:p>
          </table:table-cell>
          <table:table-cell office:value-type="float" office:value="53.667865" calcext:value-type="float">
            <text:p>53.667865</text:p>
          </table:table-cell>
          <table:table-cell office:value-type="float" office:value="308.75081" calcext:value-type="float">
            <text:p>308.75081</text:p>
          </table:table-cell>
          <table:table-cell office:value-type="float" office:value="7.642194" calcext:value-type="float">
            <text:p>7.642194</text:p>
          </table:table-cell>
          <table:table-cell office:value-type="float" office:value="58.12346" calcext:value-type="float">
            <text:p>58.12346</text:p>
          </table:table-cell>
          <table:table-cell office:value-type="float" office:value="10.248508" calcext:value-type="float">
            <text:p>10.248508</text:p>
          </table:table-cell>
          <table:table-cell office:value-type="float" office:value="10.4092758" calcext:value-type="float">
            <text:p>10.4092758</text:p>
          </table:table-cell>
          <table:table-cell office:value-type="float" office:value="50.28685" calcext:value-type="float">
            <text:p>50.28685</text:p>
          </table:table-cell>
          <table:table-cell office:value-type="float" office:value="10.376564" calcext:value-type="float">
            <text:p>10.376564</text:p>
          </table:table-cell>
          <table:table-cell office:value-type="float" office:value="3.1785196" calcext:value-type="float">
            <text:p>3.1785196</text:p>
          </table:table-cell>
          <table:table-cell office:value-type="float" office:value="1.56074617" calcext:value-type="float">
            <text:p>1.56074617</text:p>
          </table:table-cell>
          <table:table-cell office:value-type="float" office:value="52.71542" calcext:value-type="float">
            <text:p>52.71542</text:p>
          </table:table-cell>
          <table:table-cell office:value-type="float" office:value="1117.865" calcext:value-type="float">
            <text:p>1117.865</text:p>
          </table:table-cell>
          <table:table-cell office:value-type="float" office:value="66.45004" calcext:value-type="float">
            <text:p>66.45004</text:p>
          </table:table-cell>
          <table:table-cell office:value-type="float" office:value="4.050537" calcext:value-type="float">
            <text:p>4.050537</text:p>
          </table:table-cell>
          <table:table-cell office:value-type="float" office:value="0.35477419" calcext:value-type="float">
            <text:p>0.35477419</text:p>
          </table:table-cell>
          <table:table-cell office:value-type="float" office:value="11.70019" calcext:value-type="float">
            <text:p>11.70019</text:p>
          </table:table-cell>
          <table:table-cell office:value-type="float" office:value="2.46607642" calcext:value-type="float">
            <text:p>2.46607642</text:p>
          </table:table-cell>
          <table:table-cell office:value-type="float" office:value="22.613444" calcext:value-type="float">
            <text:p>22.613444</text:p>
          </table:table-cell>
          <table:table-cell office:value-type="float" office:value="2.734249" calcext:value-type="float">
            <text:p>2.734249</text:p>
          </table:table-cell>
          <table:table-cell office:value-type="float" office:value="2.3684297" calcext:value-type="float">
            <text:p>2.3684297</text:p>
          </table:table-cell>
          <table:table-cell office:value-type="float" office:value="1.889077" calcext:value-type="float">
            <text:p>1.889077</text:p>
          </table:table-cell>
          <table:table-cell office:value-type="float" office:value="372.64967" calcext:value-type="float">
            <text:p>372.64967</text:p>
          </table:table-cell>
          <table:table-cell office:value-type="float" office:value="9.637266" calcext:value-type="float">
            <text:p>9.637266</text:p>
          </table:table-cell>
          <table:table-cell office:value-type="float" office:value="2.3887031" calcext:value-type="float">
            <text:p>2.3887031</text:p>
          </table:table-cell>
          <table:table-cell office:value-type="float" office:value="48.36638" calcext:value-type="float">
            <text:p>48.36638</text:p>
          </table:table-cell>
          <table:table-cell office:value-type="float" office:value="5.707385" calcext:value-type="float">
            <text:p>5.707385</text:p>
          </table:table-cell>
          <table:table-cell office:value-type="float" office:value="34.236556" calcext:value-type="float">
            <text:p>34.236556</text:p>
          </table:table-cell>
          <table:table-cell office:value-type="float" office:value="302.76325" calcext:value-type="float">
            <text:p>302.76325</text:p>
          </table:table-cell>
          <table:table-cell office:value-type="float" office:value="0.4155762" calcext:value-type="float">
            <text:p>0.4155762</text:p>
          </table:table-cell>
          <table:table-cell office:value-type="float" office:value="18.137354" calcext:value-type="float">
            <text:p>18.137354</text:p>
          </table:table-cell>
          <table:table-cell office:value-type="float" office:value="5.8945634" calcext:value-type="float">
            <text:p>5.8945634</text:p>
          </table:table-cell>
          <table:table-cell office:value-type="float" office:value="2.985236" calcext:value-type="float">
            <text:p>2.985236</text:p>
          </table:table-cell>
          <table:table-cell office:value-type="float" office:value="9.909555" calcext:value-type="float">
            <text:p>9.909555</text:p>
          </table:table-cell>
          <table:table-cell office:value-type="float" office:value="5.545199" calcext:value-type="float">
            <text:p>5.545199</text:p>
          </table:table-cell>
          <table:table-cell office:value-type="float" office:value="5.938625" calcext:value-type="float">
            <text:p>5.938625</text:p>
          </table:table-cell>
          <table:table-cell office:value-type="float" office:value="254.7334" calcext:value-type="float">
            <text:p>254.7334</text:p>
          </table:table-cell>
          <table:table-cell office:value-type="float" office:value="192.52173" calcext:value-type="float">
            <text:p>192.52173</text:p>
          </table:table-cell>
          <table:table-cell office:value-type="float" office:value="283.21574" calcext:value-type="float">
            <text:p>283.21574</text:p>
          </table:table-cell>
          <table:table-cell office:value-type="float" office:value="0.82568139" calcext:value-type="float">
            <text:p>0.82568139</text:p>
          </table:table-cell>
          <table:table-cell office:value-type="float" office:value="2.582692" calcext:value-type="float">
            <text:p>2.582692</text:p>
          </table:table-cell>
        </table:table-row>
        <table:table-row table:style-name="ro2">
          <table:table-cell office:value-type="string" calcext:value-type="string">
            <text:p>TCGA-06-0138-01A-02R-1849-01</text:p>
          </table:table-cell>
          <table:table-cell office:value-type="string" calcext:value-type="string">
            <text:p>GBM</text:p>
          </table:table-cell>
          <table:table-cell office:value-type="float" office:value="1.7126852" calcext:value-type="float">
            <text:p>1.7126852</text:p>
          </table:table-cell>
          <table:table-cell office:value-type="float" office:value="7.886224" calcext:value-type="float">
            <text:p>7.886224</text:p>
          </table:table-cell>
          <table:table-cell office:value-type="float" office:value="205.24279" calcext:value-type="float">
            <text:p>205.24279</text:p>
          </table:table-cell>
          <table:table-cell office:value-type="float" office:value="3473.0606" calcext:value-type="float">
            <text:p>3473.0606</text:p>
          </table:table-cell>
          <table:table-cell office:value-type="float" office:value="36.64227" calcext:value-type="float">
            <text:p>36.64227</text:p>
          </table:table-cell>
          <table:table-cell office:value-type="float" office:value="83.33964" calcext:value-type="float">
            <text:p>83.33964</text:p>
          </table:table-cell>
          <table:table-cell office:value-type="float" office:value="8.871543" calcext:value-type="float">
            <text:p>8.871543</text:p>
          </table:table-cell>
          <table:table-cell office:value-type="float" office:value="28.853189" calcext:value-type="float">
            <text:p>28.853189</text:p>
          </table:table-cell>
          <table:table-cell office:value-type="float" office:value="63.361625" calcext:value-type="float">
            <text:p>63.361625</text:p>
          </table:table-cell>
          <table:table-cell office:value-type="float" office:value="194.20181" calcext:value-type="float">
            <text:p>194.20181</text:p>
          </table:table-cell>
          <table:table-cell office:value-type="float" office:value="5.826509" calcext:value-type="float">
            <text:p>5.826509</text:p>
          </table:table-cell>
          <table:table-cell office:value-type="float" office:value="113.1568" calcext:value-type="float">
            <text:p>113.1568</text:p>
          </table:table-cell>
          <table:table-cell office:value-type="float" office:value="15.201853" calcext:value-type="float">
            <text:p>15.201853</text:p>
          </table:table-cell>
          <table:table-cell office:value-type="float" office:value="10.2617107" calcext:value-type="float">
            <text:p>10.2617107</text:p>
          </table:table-cell>
          <table:table-cell office:value-type="float" office:value="50.15279" calcext:value-type="float">
            <text:p>50.15279</text:p>
          </table:table-cell>
          <table:table-cell office:value-type="float" office:value="5.484581" calcext:value-type="float">
            <text:p>5.484581</text:p>
          </table:table-cell>
          <table:table-cell office:value-type="float" office:value="4.0528938" calcext:value-type="float">
            <text:p>4.0528938</text:p>
          </table:table-cell>
          <table:table-cell office:value-type="float" office:value="1.52900695" calcext:value-type="float">
            <text:p>1.52900695</text:p>
          </table:table-cell>
          <table:table-cell office:value-type="float" office:value="30.65526" calcext:value-type="float">
            <text:p>30.65526</text:p>
          </table:table-cell>
          <table:table-cell office:value-type="float" office:value="1033.1208" calcext:value-type="float">
            <text:p>1033.1208</text:p>
          </table:table-cell>
          <table:table-cell office:value-type="float" office:value="45.75392" calcext:value-type="float">
            <text:p>45.75392</text:p>
          </table:table-cell>
          <table:table-cell office:value-type="float" office:value="6.673851" calcext:value-type="float">
            <text:p>6.673851</text:p>
          </table:table-cell>
          <table:table-cell office:value-type="float" office:value="0.12318141" calcext:value-type="float">
            <text:p>0.12318141</text:p>
          </table:table-cell>
          <table:table-cell office:value-type="float" office:value="15.218225" calcext:value-type="float">
            <text:p>15.218225</text:p>
          </table:table-cell>
          <table:table-cell office:value-type="float" office:value="1.12711681" calcext:value-type="float">
            <text:p>1.12711681</text:p>
          </table:table-cell>
          <table:table-cell office:value-type="float" office:value="14.847559" calcext:value-type="float">
            <text:p>14.847559</text:p>
          </table:table-cell>
          <table:table-cell office:value-type="float" office:value="1.736719" calcext:value-type="float">
            <text:p>1.736719</text:p>
          </table:table-cell>
          <table:table-cell office:value-type="float" office:value="2.0953084" calcext:value-type="float">
            <text:p>2.0953084</text:p>
          </table:table-cell>
          <table:table-cell office:value-type="float" office:value="1.0976507" calcext:value-type="float">
            <text:p>1.0976507</text:p>
          </table:table-cell>
          <table:table-cell office:value-type="float" office:value="281.6233" calcext:value-type="float">
            <text:p>281.6233</text:p>
          </table:table-cell>
          <table:table-cell office:value-type="float" office:value="7.202561" calcext:value-type="float">
            <text:p>7.202561</text:p>
          </table:table-cell>
          <table:table-cell office:value-type="float" office:value="1.0398399" calcext:value-type="float">
            <text:p>1.0398399</text:p>
          </table:table-cell>
          <table:table-cell office:value-type="float" office:value="44.01885" calcext:value-type="float">
            <text:p>44.01885</text:p>
          </table:table-cell>
          <table:table-cell office:value-type="float" office:value="21.17822" calcext:value-type="float">
            <text:p>21.17822</text:p>
          </table:table-cell>
          <table:table-cell office:value-type="float" office:value="23.733137" calcext:value-type="float">
            <text:p>23.733137</text:p>
          </table:table-cell>
          <table:table-cell office:value-type="float" office:value="347.97592" calcext:value-type="float">
            <text:p>347.97592</text:p>
          </table:table-cell>
          <table:table-cell office:value-type="float" office:value="1.8806357" calcext:value-type="float">
            <text:p>1.8806357</text:p>
          </table:table-cell>
          <table:table-cell office:value-type="float" office:value="11.118431" calcext:value-type="float">
            <text:p>11.118431</text:p>
          </table:table-cell>
          <table:table-cell office:value-type="float" office:value="5.6073916" calcext:value-type="float">
            <text:p>5.6073916</text:p>
          </table:table-cell>
          <table:table-cell office:value-type="float" office:value="2.659393" calcext:value-type="float">
            <text:p>2.659393</text:p>
          </table:table-cell>
          <table:table-cell office:value-type="float" office:value="12.230519" calcext:value-type="float">
            <text:p>12.230519</text:p>
          </table:table-cell>
          <table:table-cell office:value-type="float" office:value="3.27406" calcext:value-type="float">
            <text:p>3.27406</text:p>
          </table:table-cell>
          <table:table-cell office:value-type="float" office:value="3.369977" calcext:value-type="float">
            <text:p>3.369977</text:p>
          </table:table-cell>
          <table:table-cell office:value-type="float" office:value="122.58462" calcext:value-type="float">
            <text:p>122.58462</text:p>
          </table:table-cell>
          <table:table-cell office:value-type="float" office:value="180.79404" calcext:value-type="float">
            <text:p>180.79404</text:p>
          </table:table-cell>
          <table:table-cell office:value-type="float" office:value="185.49795" calcext:value-type="float">
            <text:p>185.49795</text:p>
          </table:table-cell>
          <table:table-cell office:value-type="float" office:value="0.91949277" calcext:value-type="float">
            <text:p>0.91949277</text:p>
          </table:table-cell>
          <table:table-cell office:value-type="float" office:value="1.873514" calcext:value-type="float">
            <text:p>1.873514</text:p>
          </table:table-cell>
        </table:table-row>
        <table:table-row table:style-name="ro2">
          <table:table-cell office:value-type="string" calcext:value-type="string">
            <text:p>TCGA-06-0139-01A-01R-1849-01</text:p>
          </table:table-cell>
          <table:table-cell office:value-type="string" calcext:value-type="string">
            <text:p>GBM</text:p>
          </table:table-cell>
          <table:table-cell office:value-type="float" office:value="4.5132905" calcext:value-type="float">
            <text:p>4.5132905</text:p>
          </table:table-cell>
          <table:table-cell office:value-type="float" office:value="10.738653" calcext:value-type="float">
            <text:p>10.738653</text:p>
          </table:table-cell>
          <table:table-cell office:value-type="float" office:value="114.03341" calcext:value-type="float">
            <text:p>114.03341</text:p>
          </table:table-cell>
          <table:table-cell office:value-type="float" office:value="5018.0008" calcext:value-type="float">
            <text:p>5018.0008</text:p>
          </table:table-cell>
          <table:table-cell office:value-type="float" office:value="40.29854" calcext:value-type="float">
            <text:p>40.29854</text:p>
          </table:table-cell>
          <table:table-cell office:value-type="float" office:value="98.10451" calcext:value-type="float">
            <text:p>98.10451</text:p>
          </table:table-cell>
          <table:table-cell office:value-type="float" office:value="9.859493" calcext:value-type="float">
            <text:p>9.859493</text:p>
          </table:table-cell>
          <table:table-cell office:value-type="float" office:value="30.178352" calcext:value-type="float">
            <text:p>30.178352</text:p>
          </table:table-cell>
          <table:table-cell office:value-type="float" office:value="55.902242" calcext:value-type="float">
            <text:p>55.902242</text:p>
          </table:table-cell>
          <table:table-cell office:value-type="float" office:value="101.69458" calcext:value-type="float">
            <text:p>101.69458</text:p>
          </table:table-cell>
          <table:table-cell office:value-type="float" office:value="9.053371" calcext:value-type="float">
            <text:p>9.053371</text:p>
          </table:table-cell>
          <table:table-cell office:value-type="float" office:value="76.19621" calcext:value-type="float">
            <text:p>76.19621</text:p>
          </table:table-cell>
          <table:table-cell office:value-type="float" office:value="11.966866" calcext:value-type="float">
            <text:p>11.966866</text:p>
          </table:table-cell>
          <table:table-cell office:value-type="float" office:value="5.4897684" calcext:value-type="float">
            <text:p>5.4897684</text:p>
          </table:table-cell>
          <table:table-cell office:value-type="float" office:value="44.5164" calcext:value-type="float">
            <text:p>44.5164</text:p>
          </table:table-cell>
          <table:table-cell office:value-type="float" office:value="7.059585" calcext:value-type="float">
            <text:p>7.059585</text:p>
          </table:table-cell>
          <table:table-cell office:value-type="float" office:value="3.4990773" calcext:value-type="float">
            <text:p>3.4990773</text:p>
          </table:table-cell>
          <table:table-cell office:value-type="float" office:value="1.69541237" calcext:value-type="float">
            <text:p>1.69541237</text:p>
          </table:table-cell>
          <table:table-cell office:value-type="float" office:value="44.28953" calcext:value-type="float">
            <text:p>44.28953</text:p>
          </table:table-cell>
          <table:table-cell office:value-type="float" office:value="1736.217" calcext:value-type="float">
            <text:p>1736.217</text:p>
          </table:table-cell>
          <table:table-cell office:value-type="float" office:value="82.28071" calcext:value-type="float">
            <text:p>82.28071</text:p>
          </table:table-cell>
          <table:table-cell office:value-type="float" office:value="4.700068" calcext:value-type="float">
            <text:p>4.700068</text:p>
          </table:table-cell>
          <table:table-cell office:value-type="float" office:value="0.29381927" calcext:value-type="float">
            <text:p>0.29381927</text:p>
          </table:table-cell>
          <table:table-cell office:value-type="float" office:value="12.707423" calcext:value-type="float">
            <text:p>12.707423</text:p>
          </table:table-cell>
          <table:table-cell office:value-type="float" office:value="1.09385132" calcext:value-type="float">
            <text:p>1.09385132</text:p>
          </table:table-cell>
          <table:table-cell office:value-type="float" office:value="16.925373" calcext:value-type="float">
            <text:p>16.925373</text:p>
          </table:table-cell>
          <table:table-cell office:value-type="float" office:value="1.990977" calcext:value-type="float">
            <text:p>1.990977</text:p>
          </table:table-cell>
          <table:table-cell office:value-type="float" office:value="2.3672528" calcext:value-type="float">
            <text:p>2.3672528</text:p>
          </table:table-cell>
          <table:table-cell office:value-type="float" office:value="4.0561627" calcext:value-type="float">
            <text:p>4.0561627</text:p>
          </table:table-cell>
          <table:table-cell office:value-type="float" office:value="434.10088" calcext:value-type="float">
            <text:p>434.10088</text:p>
          </table:table-cell>
          <table:table-cell office:value-type="float" office:value="6.906321" calcext:value-type="float">
            <text:p>6.906321</text:p>
          </table:table-cell>
          <table:table-cell office:value-type="float" office:value="2.3401978" calcext:value-type="float">
            <text:p>2.3401978</text:p>
          </table:table-cell>
          <table:table-cell office:value-type="float" office:value="39.80228" calcext:value-type="float">
            <text:p>39.80228</text:p>
          </table:table-cell>
          <table:table-cell office:value-type="float" office:value="10.780497" calcext:value-type="float">
            <text:p>10.780497</text:p>
          </table:table-cell>
          <table:table-cell office:value-type="float" office:value="27.430141" calcext:value-type="float">
            <text:p>27.430141</text:p>
          </table:table-cell>
          <table:table-cell office:value-type="float" office:value="330.67708" calcext:value-type="float">
            <text:p>330.67708</text:p>
          </table:table-cell>
          <table:table-cell office:value-type="float" office:value="1.2615568" calcext:value-type="float">
            <text:p>1.2615568</text:p>
          </table:table-cell>
          <table:table-cell office:value-type="float" office:value="10.841408" calcext:value-type="float">
            <text:p>10.841408</text:p>
          </table:table-cell>
          <table:table-cell office:value-type="float" office:value="10.3025054" calcext:value-type="float">
            <text:p>10.3025054</text:p>
          </table:table-cell>
          <table:table-cell office:value-type="float" office:value="4.102607" calcext:value-type="float">
            <text:p>4.102607</text:p>
          </table:table-cell>
          <table:table-cell office:value-type="float" office:value="9.494824" calcext:value-type="float">
            <text:p>9.494824</text:p>
          </table:table-cell>
          <table:table-cell office:value-type="float" office:value="3.022176" calcext:value-type="float">
            <text:p>3.022176</text:p>
          </table:table-cell>
          <table:table-cell office:value-type="float" office:value="6.62815" calcext:value-type="float">
            <text:p>6.62815</text:p>
          </table:table-cell>
          <table:table-cell office:value-type="float" office:value="134.90326" calcext:value-type="float">
            <text:p>134.90326</text:p>
          </table:table-cell>
          <table:table-cell office:value-type="float" office:value="177.71419" calcext:value-type="float">
            <text:p>177.71419</text:p>
          </table:table-cell>
          <table:table-cell office:value-type="float" office:value="154.15789" calcext:value-type="float">
            <text:p>154.15789</text:p>
          </table:table-cell>
          <table:table-cell office:value-type="float" office:value="0.63934045" calcext:value-type="float">
            <text:p>0.63934045</text:p>
          </table:table-cell>
          <table:table-cell office:value-type="float" office:value="5.933761" calcext:value-type="float">
            <text:p>5.933761</text:p>
          </table:table-cell>
        </table:table-row>
        <table:table-row table:style-name="ro2">
          <table:table-cell office:value-type="string" calcext:value-type="string">
            <text:p>TCGA-06-0141-01A-01R-1849-01</text:p>
          </table:table-cell>
          <table:table-cell office:value-type="string" calcext:value-type="string">
            <text:p>GBM</text:p>
          </table:table-cell>
          <table:table-cell office:value-type="float" office:value="3.3785128" calcext:value-type="float">
            <text:p>3.3785128</text:p>
          </table:table-cell>
          <table:table-cell office:value-type="float" office:value="6.096565" calcext:value-type="float">
            <text:p>6.096565</text:p>
          </table:table-cell>
          <table:table-cell office:value-type="float" office:value="105.43049" calcext:value-type="float">
            <text:p>105.43049</text:p>
          </table:table-cell>
          <table:table-cell office:value-type="float" office:value="3631.0026" calcext:value-type="float">
            <text:p>3631.0026</text:p>
          </table:table-cell>
          <table:table-cell office:value-type="float" office:value="29.29998" calcext:value-type="float">
            <text:p>29.29998</text:p>
          </table:table-cell>
          <table:table-cell office:value-type="float" office:value="83.16908" calcext:value-type="float">
            <text:p>83.16908</text:p>
          </table:table-cell>
          <table:table-cell office:value-type="float" office:value="9.150735" calcext:value-type="float">
            <text:p>9.150735</text:p>
          </table:table-cell>
          <table:table-cell office:value-type="float" office:value="43.735692" calcext:value-type="float">
            <text:p>43.735692</text:p>
          </table:table-cell>
          <table:table-cell office:value-type="float" office:value="79.559503" calcext:value-type="float">
            <text:p>79.559503</text:p>
          </table:table-cell>
          <table:table-cell office:value-type="float" office:value="257.88717" calcext:value-type="float">
            <text:p>257.88717</text:p>
          </table:table-cell>
          <table:table-cell office:value-type="float" office:value="6.334662" calcext:value-type="float">
            <text:p>6.334662</text:p>
          </table:table-cell>
          <table:table-cell office:value-type="float" office:value="88.14734" calcext:value-type="float">
            <text:p>88.14734</text:p>
          </table:table-cell>
          <table:table-cell office:value-type="float" office:value="11.834801" calcext:value-type="float">
            <text:p>11.834801</text:p>
          </table:table-cell>
          <table:table-cell office:value-type="float" office:value="6.8801656" calcext:value-type="float">
            <text:p>6.8801656</text:p>
          </table:table-cell>
          <table:table-cell office:value-type="float" office:value="45.34125" calcext:value-type="float">
            <text:p>45.34125</text:p>
          </table:table-cell>
          <table:table-cell office:value-type="float" office:value="7.340777" calcext:value-type="float">
            <text:p>7.340777</text:p>
          </table:table-cell>
          <table:table-cell office:value-type="float" office:value="5.6348118" calcext:value-type="float">
            <text:p>5.6348118</text:p>
          </table:table-cell>
          <table:table-cell office:value-type="float" office:value="1.5165782" calcext:value-type="float">
            <text:p>1.5165782</text:p>
          </table:table-cell>
          <table:table-cell office:value-type="float" office:value="62.66771" calcext:value-type="float">
            <text:p>62.66771</text:p>
          </table:table-cell>
          <table:table-cell office:value-type="float" office:value="1006.8813" calcext:value-type="float">
            <text:p>1006.8813</text:p>
          </table:table-cell>
          <table:table-cell office:value-type="float" office:value="53.41592" calcext:value-type="float">
            <text:p>53.41592</text:p>
          </table:table-cell>
          <table:table-cell office:value-type="float" office:value="5.501575" calcext:value-type="float">
            <text:p>5.501575</text:p>
          </table:table-cell>
          <table:table-cell office:value-type="float" office:value="0.4649662" calcext:value-type="float">
            <text:p>0.4649662</text:p>
          </table:table-cell>
          <table:table-cell office:value-type="float" office:value="9.821885" calcext:value-type="float">
            <text:p>9.821885</text:p>
          </table:table-cell>
          <table:table-cell office:value-type="float" office:value="1.73861133" calcext:value-type="float">
            <text:p>1.73861133</text:p>
          </table:table-cell>
          <table:table-cell office:value-type="float" office:value="18.785232" calcext:value-type="float">
            <text:p>18.785232</text:p>
          </table:table-cell>
          <table:table-cell office:value-type="float" office:value="1.558696" calcext:value-type="float">
            <text:p>1.558696</text:p>
          </table:table-cell>
          <table:table-cell office:value-type="float" office:value="2.4367622" calcext:value-type="float">
            <text:p>2.4367622</text:p>
          </table:table-cell>
          <table:table-cell office:value-type="float" office:value="1.7226877" calcext:value-type="float">
            <text:p>1.7226877</text:p>
          </table:table-cell>
          <table:table-cell office:value-type="float" office:value="258.22761" calcext:value-type="float">
            <text:p>258.22761</text:p>
          </table:table-cell>
          <table:table-cell office:value-type="float" office:value="6.024252" calcext:value-type="float">
            <text:p>6.024252</text:p>
          </table:table-cell>
          <table:table-cell office:value-type="float" office:value="2.2195721" calcext:value-type="float">
            <text:p>2.2195721</text:p>
          </table:table-cell>
          <table:table-cell office:value-type="float" office:value="30.33148" calcext:value-type="float">
            <text:p>30.33148</text:p>
          </table:table-cell>
          <table:table-cell office:value-type="float" office:value="9.579511" calcext:value-type="float">
            <text:p>9.579511</text:p>
          </table:table-cell>
          <table:table-cell office:value-type="float" office:value="22.272583" calcext:value-type="float">
            <text:p>22.272583</text:p>
          </table:table-cell>
          <table:table-cell office:value-type="float" office:value="241.98364" calcext:value-type="float">
            <text:p>241.98364</text:p>
          </table:table-cell>
          <table:table-cell office:value-type="float" office:value="1.1746753" calcext:value-type="float">
            <text:p>1.1746753</text:p>
          </table:table-cell>
          <table:table-cell office:value-type="float" office:value="10.441084" calcext:value-type="float">
            <text:p>10.441084</text:p>
          </table:table-cell>
          <table:table-cell office:value-type="float" office:value="7.4262666" calcext:value-type="float">
            <text:p>7.4262666</text:p>
          </table:table-cell>
          <table:table-cell office:value-type="float" office:value="4.785266" calcext:value-type="float">
            <text:p>4.785266</text:p>
          </table:table-cell>
          <table:table-cell office:value-type="float" office:value="11.207552" calcext:value-type="float">
            <text:p>11.207552</text:p>
          </table:table-cell>
          <table:table-cell office:value-type="float" office:value="3.963135" calcext:value-type="float">
            <text:p>3.963135</text:p>
          </table:table-cell>
          <table:table-cell office:value-type="float" office:value="5.120298" calcext:value-type="float">
            <text:p>5.120298</text:p>
          </table:table-cell>
          <table:table-cell office:value-type="float" office:value="150.52813" calcext:value-type="float">
            <text:p>150.52813</text:p>
          </table:table-cell>
          <table:table-cell office:value-type="float" office:value="162.28634" calcext:value-type="float">
            <text:p>162.28634</text:p>
          </table:table-cell>
          <table:table-cell office:value-type="float" office:value="221.10029" calcext:value-type="float">
            <text:p>221.10029</text:p>
          </table:table-cell>
          <table:table-cell office:value-type="float" office:value="0.93449832" calcext:value-type="float">
            <text:p>0.93449832</text:p>
          </table:table-cell>
          <table:table-cell office:value-type="float" office:value="4.043915" calcext:value-type="float">
            <text:p>4.043915</text:p>
          </table:table-cell>
        </table:table-row>
        <table:table-row table:style-name="ro2">
          <table:table-cell office:value-type="string" calcext:value-type="string">
            <text:p>TCGA-06-0152-02A-01R-2005-01</text:p>
          </table:table-cell>
          <table:table-cell office:value-type="string" calcext:value-type="string">
            <text:p>GBM</text:p>
          </table:table-cell>
          <table:table-cell office:value-type="float" office:value="2.5552121" calcext:value-type="float">
            <text:p>2.5552121</text:p>
          </table:table-cell>
          <table:table-cell office:value-type="float" office:value="20.5243" calcext:value-type="float">
            <text:p>20.5243</text:p>
          </table:table-cell>
          <table:table-cell office:value-type="float" office:value="147.86499" calcext:value-type="float">
            <text:p>147.86499</text:p>
          </table:table-cell>
          <table:table-cell office:value-type="float" office:value="3027.4537" calcext:value-type="float">
            <text:p>3027.4537</text:p>
          </table:table-cell>
          <table:table-cell office:value-type="float" office:value="27.2353" calcext:value-type="float">
            <text:p>27.2353</text:p>
          </table:table-cell>
          <table:table-cell office:value-type="float" office:value="78.35802" calcext:value-type="float">
            <text:p>78.35802</text:p>
          </table:table-cell>
          <table:table-cell office:value-type="float" office:value="10.355912" calcext:value-type="float">
            <text:p>10.355912</text:p>
          </table:table-cell>
          <table:table-cell office:value-type="float" office:value="38.288034" calcext:value-type="float">
            <text:p>38.288034</text:p>
          </table:table-cell>
          <table:table-cell office:value-type="float" office:value="65.43545" calcext:value-type="float">
            <text:p>65.43545</text:p>
          </table:table-cell>
          <table:table-cell office:value-type="float" office:value="96.5514" calcext:value-type="float">
            <text:p>96.5514</text:p>
          </table:table-cell>
          <table:table-cell office:value-type="float" office:value="5.064028" calcext:value-type="float">
            <text:p>5.064028</text:p>
          </table:table-cell>
          <table:table-cell office:value-type="float" office:value="54.88184" calcext:value-type="float">
            <text:p>54.88184</text:p>
          </table:table-cell>
          <table:table-cell office:value-type="float" office:value="6.041797" calcext:value-type="float">
            <text:p>6.041797</text:p>
          </table:table-cell>
          <table:table-cell office:value-type="float" office:value="2.9827529" calcext:value-type="float">
            <text:p>2.9827529</text:p>
          </table:table-cell>
          <table:table-cell office:value-type="float" office:value="84.50525" calcext:value-type="float">
            <text:p>84.50525</text:p>
          </table:table-cell>
          <table:table-cell office:value-type="float" office:value="12.752553" calcext:value-type="float">
            <text:p>12.752553</text:p>
          </table:table-cell>
          <table:table-cell office:value-type="float" office:value="2.9561239" calcext:value-type="float">
            <text:p>2.9561239</text:p>
          </table:table-cell>
          <table:table-cell office:value-type="float" office:value="1.16543452" calcext:value-type="float">
            <text:p>1.16543452</text:p>
          </table:table-cell>
          <table:table-cell office:value-type="float" office:value="110.16818" calcext:value-type="float">
            <text:p>110.16818</text:p>
          </table:table-cell>
          <table:table-cell office:value-type="float" office:value="1083.2085" calcext:value-type="float">
            <text:p>1083.2085</text:p>
          </table:table-cell>
          <table:table-cell office:value-type="float" office:value="44.61144" calcext:value-type="float">
            <text:p>44.61144</text:p>
          </table:table-cell>
          <table:table-cell office:value-type="float" office:value="3.145807" calcext:value-type="float">
            <text:p>3.145807</text:p>
          </table:table-cell>
          <table:table-cell office:value-type="float" office:value="0.32630669" calcext:value-type="float">
            <text:p>0.32630669</text:p>
          </table:table-cell>
          <table:table-cell office:value-type="float" office:value="13.431711" calcext:value-type="float">
            <text:p>13.431711</text:p>
          </table:table-cell>
          <table:table-cell office:value-type="float" office:value="1.42237266" calcext:value-type="float">
            <text:p>1.42237266</text:p>
          </table:table-cell>
          <table:table-cell office:value-type="float" office:value="26.84242" calcext:value-type="float">
            <text:p>26.84242</text:p>
          </table:table-cell>
          <table:table-cell office:value-type="float" office:value="3.04797" calcext:value-type="float">
            <text:p>3.04797</text:p>
          </table:table-cell>
          <table:table-cell office:value-type="float" office:value="3.0069435" calcext:value-type="float">
            <text:p>3.0069435</text:p>
          </table:table-cell>
          <table:table-cell office:value-type="float" office:value="1.9991051" calcext:value-type="float">
            <text:p>1.9991051</text:p>
          </table:table-cell>
          <table:table-cell office:value-type="float" office:value="160.1877" calcext:value-type="float">
            <text:p>160.1877</text:p>
          </table:table-cell>
          <table:table-cell office:value-type="float" office:value="2.980306" calcext:value-type="float">
            <text:p>2.980306</text:p>
          </table:table-cell>
          <table:table-cell office:value-type="float" office:value="3.5404152" calcext:value-type="float">
            <text:p>3.5404152</text:p>
          </table:table-cell>
          <table:table-cell office:value-type="float" office:value="29.61504" calcext:value-type="float">
            <text:p>29.61504</text:p>
          </table:table-cell>
          <table:table-cell office:value-type="float" office:value="30.379417" calcext:value-type="float">
            <text:p>30.379417</text:p>
          </table:table-cell>
          <table:table-cell office:value-type="float" office:value="22.93784" calcext:value-type="float">
            <text:p>22.93784</text:p>
          </table:table-cell>
          <table:table-cell office:value-type="float" office:value="200.97868" calcext:value-type="float">
            <text:p>200.97868</text:p>
          </table:table-cell>
          <table:table-cell office:value-type="float" office:value="2.3636982" calcext:value-type="float">
            <text:p>2.3636982</text:p>
          </table:table-cell>
          <table:table-cell office:value-type="float" office:value="9.512242" calcext:value-type="float">
            <text:p>9.512242</text:p>
          </table:table-cell>
          <table:table-cell office:value-type="float" office:value="7.163772" calcext:value-type="float">
            <text:p>7.163772</text:p>
          </table:table-cell>
          <table:table-cell office:value-type="float" office:value="3.924764" calcext:value-type="float">
            <text:p>3.924764</text:p>
          </table:table-cell>
          <table:table-cell office:value-type="float" office:value="12.628237" calcext:value-type="float">
            <text:p>12.628237</text:p>
          </table:table-cell>
          <table:table-cell office:value-type="float" office:value="4.740842" calcext:value-type="float">
            <text:p>4.740842</text:p>
          </table:table-cell>
          <table:table-cell office:value-type="float" office:value="4.952565" calcext:value-type="float">
            <text:p>4.952565</text:p>
          </table:table-cell>
          <table:table-cell office:value-type="float" office:value="133.31738" calcext:value-type="float">
            <text:p>133.31738</text:p>
          </table:table-cell>
          <table:table-cell office:value-type="float" office:value="116.28432" calcext:value-type="float">
            <text:p>116.28432</text:p>
          </table:table-cell>
          <table:table-cell office:value-type="float" office:value="243.87147" calcext:value-type="float">
            <text:p>243.87147</text:p>
          </table:table-cell>
          <table:table-cell office:value-type="float" office:value="2.22072541" calcext:value-type="float">
            <text:p>2.22072541</text:p>
          </table:table-cell>
          <table:table-cell office:value-type="float" office:value="6.154258" calcext:value-type="float">
            <text:p>6.154258</text:p>
          </table:table-cell>
        </table:table-row>
        <table:table-row table:style-name="ro2">
          <table:table-cell office:value-type="string" calcext:value-type="string">
            <text:p>TCGA-06-0156-01A-02R-1849-01</text:p>
          </table:table-cell>
          <table:table-cell office:value-type="string" calcext:value-type="string">
            <text:p>GBM</text:p>
          </table:table-cell>
          <table:table-cell office:value-type="float" office:value="4.9100635" calcext:value-type="float">
            <text:p>4.9100635</text:p>
          </table:table-cell>
          <table:table-cell office:value-type="float" office:value="14.763895" calcext:value-type="float">
            <text:p>14.763895</text:p>
          </table:table-cell>
          <table:table-cell office:value-type="float" office:value="107.50645" calcext:value-type="float">
            <text:p>107.50645</text:p>
          </table:table-cell>
          <table:table-cell office:value-type="float" office:value="2312.5973" calcext:value-type="float">
            <text:p>2312.5973</text:p>
          </table:table-cell>
          <table:table-cell office:value-type="float" office:value="30.68008" calcext:value-type="float">
            <text:p>30.68008</text:p>
          </table:table-cell>
          <table:table-cell office:value-type="float" office:value="87.12692" calcext:value-type="float">
            <text:p>87.12692</text:p>
          </table:table-cell>
          <table:table-cell office:value-type="float" office:value="8.757823" calcext:value-type="float">
            <text:p>8.757823</text:p>
          </table:table-cell>
          <table:table-cell office:value-type="float" office:value="40.317151" calcext:value-type="float">
            <text:p>40.317151</text:p>
          </table:table-cell>
          <table:table-cell office:value-type="float" office:value="31.448164" calcext:value-type="float">
            <text:p>31.448164</text:p>
          </table:table-cell>
          <table:table-cell office:value-type="float" office:value="147.22884" calcext:value-type="float">
            <text:p>147.22884</text:p>
          </table:table-cell>
          <table:table-cell office:value-type="float" office:value="4.107154" calcext:value-type="float">
            <text:p>4.107154</text:p>
          </table:table-cell>
          <table:table-cell office:value-type="float" office:value="70.50467" calcext:value-type="float">
            <text:p>70.50467</text:p>
          </table:table-cell>
          <table:table-cell office:value-type="float" office:value="8.660571" calcext:value-type="float">
            <text:p>8.660571</text:p>
          </table:table-cell>
          <table:table-cell office:value-type="float" office:value="6.0518147" calcext:value-type="float">
            <text:p>6.0518147</text:p>
          </table:table-cell>
          <table:table-cell office:value-type="float" office:value="51.79403" calcext:value-type="float">
            <text:p>51.79403</text:p>
          </table:table-cell>
          <table:table-cell office:value-type="float" office:value="8.842515" calcext:value-type="float">
            <text:p>8.842515</text:p>
          </table:table-cell>
          <table:table-cell office:value-type="float" office:value="5.0236329" calcext:value-type="float">
            <text:p>5.0236329</text:p>
          </table:table-cell>
          <table:table-cell office:value-type="float" office:value="1.25744461" calcext:value-type="float">
            <text:p>1.25744461</text:p>
          </table:table-cell>
          <table:table-cell office:value-type="float" office:value="57.16552" calcext:value-type="float">
            <text:p>57.16552</text:p>
          </table:table-cell>
          <table:table-cell office:value-type="float" office:value="567.1386" calcext:value-type="float">
            <text:p>567.1386</text:p>
          </table:table-cell>
          <table:table-cell office:value-type="float" office:value="44.78923" calcext:value-type="float">
            <text:p>44.78923</text:p>
          </table:table-cell>
          <table:table-cell office:value-type="float" office:value="5.286163" calcext:value-type="float">
            <text:p>5.286163</text:p>
          </table:table-cell>
          <table:table-cell office:value-type="float" office:value="0.37089089" calcext:value-type="float">
            <text:p>0.37089089</text:p>
          </table:table-cell>
          <table:table-cell office:value-type="float" office:value="7.327202" calcext:value-type="float">
            <text:p>7.327202</text:p>
          </table:table-cell>
          <table:table-cell office:value-type="float" office:value="3.10294325" calcext:value-type="float">
            <text:p>3.10294325</text:p>
          </table:table-cell>
          <table:table-cell office:value-type="float" office:value="26.400715" calcext:value-type="float">
            <text:p>26.400715</text:p>
          </table:table-cell>
          <table:table-cell office:value-type="float" office:value="3.060964" calcext:value-type="float">
            <text:p>3.060964</text:p>
          </table:table-cell>
          <table:table-cell office:value-type="float" office:value="3.3935528" calcext:value-type="float">
            <text:p>3.3935528</text:p>
          </table:table-cell>
          <table:table-cell office:value-type="float" office:value="1.7771911" calcext:value-type="float">
            <text:p>1.7771911</text:p>
          </table:table-cell>
          <table:table-cell office:value-type="float" office:value="184.42226" calcext:value-type="float">
            <text:p>184.42226</text:p>
          </table:table-cell>
          <table:table-cell office:value-type="float" office:value="4.53229" calcext:value-type="float">
            <text:p>4.53229</text:p>
          </table:table-cell>
          <table:table-cell office:value-type="float" office:value="2.1182053" calcext:value-type="float">
            <text:p>2.1182053</text:p>
          </table:table-cell>
          <table:table-cell office:value-type="float" office:value="32.54212" calcext:value-type="float">
            <text:p>32.54212</text:p>
          </table:table-cell>
          <table:table-cell office:value-type="float" office:value="25.414084" calcext:value-type="float">
            <text:p>25.414084</text:p>
          </table:table-cell>
          <table:table-cell office:value-type="float" office:value="20.982374" calcext:value-type="float">
            <text:p>20.982374</text:p>
          </table:table-cell>
          <table:table-cell office:value-type="float" office:value="162.32492" calcext:value-type="float">
            <text:p>162.32492</text:p>
          </table:table-cell>
          <table:table-cell office:value-type="float" office:value="3.1358265" calcext:value-type="float">
            <text:p>3.1358265</text:p>
          </table:table-cell>
          <table:table-cell office:value-type="float" office:value="12.193325" calcext:value-type="float">
            <text:p>12.193325</text:p>
          </table:table-cell>
          <table:table-cell office:value-type="float" office:value="9.0885938" calcext:value-type="float">
            <text:p>9.0885938</text:p>
          </table:table-cell>
          <table:table-cell office:value-type="float" office:value="3.504009" calcext:value-type="float">
            <text:p>3.504009</text:p>
          </table:table-cell>
          <table:table-cell office:value-type="float" office:value="14.033496" calcext:value-type="float">
            <text:p>14.033496</text:p>
          </table:table-cell>
          <table:table-cell office:value-type="float" office:value="4.519716" calcext:value-type="float">
            <text:p>4.519716</text:p>
          </table:table-cell>
          <table:table-cell office:value-type="float" office:value="3.692997" calcext:value-type="float">
            <text:p>3.692997</text:p>
          </table:table-cell>
          <table:table-cell office:value-type="float" office:value="162.39286" calcext:value-type="float">
            <text:p>162.39286</text:p>
          </table:table-cell>
          <table:table-cell office:value-type="float" office:value="90.4686" calcext:value-type="float">
            <text:p>90.4686</text:p>
          </table:table-cell>
          <table:table-cell office:value-type="float" office:value="228.53692" calcext:value-type="float">
            <text:p>228.53692</text:p>
          </table:table-cell>
          <table:table-cell office:value-type="float" office:value="2.60585811" calcext:value-type="float">
            <text:p>2.60585811</text:p>
          </table:table-cell>
          <table:table-cell office:value-type="float" office:value="3.248003" calcext:value-type="float">
            <text:p>3.248003</text:p>
          </table:table-cell>
        </table:table-row>
        <table:table-row table:style-name="ro2">
          <table:table-cell office:value-type="string" calcext:value-type="string">
            <text:p>TCGA-06-0156-01A-03R-1849-01</text:p>
          </table:table-cell>
          <table:table-cell office:value-type="string" calcext:value-type="string">
            <text:p>GBM</text:p>
          </table:table-cell>
          <table:table-cell office:value-type="float" office:value="3.8538865" calcext:value-type="float">
            <text:p>3.8538865</text:p>
          </table:table-cell>
          <table:table-cell office:value-type="float" office:value="11.365355" calcext:value-type="float">
            <text:p>11.365355</text:p>
          </table:table-cell>
          <table:table-cell office:value-type="float" office:value="113.69014" calcext:value-type="float">
            <text:p>113.69014</text:p>
          </table:table-cell>
          <table:table-cell office:value-type="float" office:value="2352.4241" calcext:value-type="float">
            <text:p>2352.4241</text:p>
          </table:table-cell>
          <table:table-cell office:value-type="float" office:value="39.1826" calcext:value-type="float">
            <text:p>39.1826</text:p>
          </table:table-cell>
          <table:table-cell office:value-type="float" office:value="80.56142" calcext:value-type="float">
            <text:p>80.56142</text:p>
          </table:table-cell>
          <table:table-cell office:value-type="float" office:value="9.017462" calcext:value-type="float">
            <text:p>9.017462</text:p>
          </table:table-cell>
          <table:table-cell office:value-type="float" office:value="36.232588" calcext:value-type="float">
            <text:p>36.232588</text:p>
          </table:table-cell>
          <table:table-cell office:value-type="float" office:value="28.08533" calcext:value-type="float">
            <text:p>28.08533</text:p>
          </table:table-cell>
          <table:table-cell office:value-type="float" office:value="122.11429" calcext:value-type="float">
            <text:p>122.11429</text:p>
          </table:table-cell>
          <table:table-cell office:value-type="float" office:value="3.960529" calcext:value-type="float">
            <text:p>3.960529</text:p>
          </table:table-cell>
          <table:table-cell office:value-type="float" office:value="86.21673" calcext:value-type="float">
            <text:p>86.21673</text:p>
          </table:table-cell>
          <table:table-cell office:value-type="float" office:value="9.878288" calcext:value-type="float">
            <text:p>9.878288</text:p>
          </table:table-cell>
          <table:table-cell office:value-type="float" office:value="6.126921" calcext:value-type="float">
            <text:p>6.126921</text:p>
          </table:table-cell>
          <table:table-cell office:value-type="float" office:value="39.58207" calcext:value-type="float">
            <text:p>39.58207</text:p>
          </table:table-cell>
          <table:table-cell office:value-type="float" office:value="7.294567" calcext:value-type="float">
            <text:p>7.294567</text:p>
          </table:table-cell>
          <table:table-cell office:value-type="float" office:value="3.7224141" calcext:value-type="float">
            <text:p>3.7224141</text:p>
          </table:table-cell>
          <table:table-cell office:value-type="float" office:value="1.12929765" calcext:value-type="float">
            <text:p>1.12929765</text:p>
          </table:table-cell>
          <table:table-cell office:value-type="float" office:value="43.77499" calcext:value-type="float">
            <text:p>43.77499</text:p>
          </table:table-cell>
          <table:table-cell office:value-type="float" office:value="672.999" calcext:value-type="float">
            <text:p>672.999</text:p>
          </table:table-cell>
          <table:table-cell office:value-type="float" office:value="43.69689" calcext:value-type="float">
            <text:p>43.69689</text:p>
          </table:table-cell>
          <table:table-cell office:value-type="float" office:value="6.729964" calcext:value-type="float">
            <text:p>6.729964</text:p>
          </table:table-cell>
          <table:table-cell office:value-type="float" office:value="0.30816395" calcext:value-type="float">
            <text:p>0.30816395</text:p>
          </table:table-cell>
          <table:table-cell office:value-type="float" office:value="7.40807" calcext:value-type="float">
            <text:p>7.40807</text:p>
          </table:table-cell>
          <table:table-cell office:value-type="float" office:value="2.91119239" calcext:value-type="float">
            <text:p>2.91119239</text:p>
          </table:table-cell>
          <table:table-cell office:value-type="float" office:value="21.685361" calcext:value-type="float">
            <text:p>21.685361</text:p>
          </table:table-cell>
          <table:table-cell office:value-type="float" office:value="2.571482" calcext:value-type="float">
            <text:p>2.571482</text:p>
          </table:table-cell>
          <table:table-cell office:value-type="float" office:value="3.0417494" calcext:value-type="float">
            <text:p>3.0417494</text:p>
          </table:table-cell>
          <table:table-cell office:value-type="float" office:value="1.2450288" calcext:value-type="float">
            <text:p>1.2450288</text:p>
          </table:table-cell>
          <table:table-cell office:value-type="float" office:value="235.23676" calcext:value-type="float">
            <text:p>235.23676</text:p>
          </table:table-cell>
          <table:table-cell office:value-type="float" office:value="4.994844" calcext:value-type="float">
            <text:p>4.994844</text:p>
          </table:table-cell>
          <table:table-cell office:value-type="float" office:value="1.7403814" calcext:value-type="float">
            <text:p>1.7403814</text:p>
          </table:table-cell>
          <table:table-cell office:value-type="float" office:value="34.96811" calcext:value-type="float">
            <text:p>34.96811</text:p>
          </table:table-cell>
          <table:table-cell office:value-type="float" office:value="35.349592" calcext:value-type="float">
            <text:p>35.349592</text:p>
          </table:table-cell>
          <table:table-cell office:value-type="float" office:value="24.660228" calcext:value-type="float">
            <text:p>24.660228</text:p>
          </table:table-cell>
          <table:table-cell office:value-type="float" office:value="239.13019" calcext:value-type="float">
            <text:p>239.13019</text:p>
          </table:table-cell>
          <table:table-cell office:value-type="float" office:value="2.8399157" calcext:value-type="float">
            <text:p>2.8399157</text:p>
          </table:table-cell>
          <table:table-cell office:value-type="float" office:value="11.86502" calcext:value-type="float">
            <text:p>11.86502</text:p>
          </table:table-cell>
          <table:table-cell office:value-type="float" office:value="7.6993076" calcext:value-type="float">
            <text:p>7.6993076</text:p>
          </table:table-cell>
          <table:table-cell office:value-type="float" office:value="3.188994" calcext:value-type="float">
            <text:p>3.188994</text:p>
          </table:table-cell>
          <table:table-cell office:value-type="float" office:value="12.353241" calcext:value-type="float">
            <text:p>12.353241</text:p>
          </table:table-cell>
          <table:table-cell office:value-type="float" office:value="3.953602" calcext:value-type="float">
            <text:p>3.953602</text:p>
          </table:table-cell>
          <table:table-cell office:value-type="float" office:value="3.691071" calcext:value-type="float">
            <text:p>3.691071</text:p>
          </table:table-cell>
          <table:table-cell office:value-type="float" office:value="123.83509" calcext:value-type="float">
            <text:p>123.83509</text:p>
          </table:table-cell>
          <table:table-cell office:value-type="float" office:value="106.05563" calcext:value-type="float">
            <text:p>106.05563</text:p>
          </table:table-cell>
          <table:table-cell office:value-type="float" office:value="191.30652" calcext:value-type="float">
            <text:p>191.30652</text:p>
          </table:table-cell>
          <table:table-cell office:value-type="float" office:value="2.84932993" calcext:value-type="float">
            <text:p>2.84932993</text:p>
          </table:table-cell>
          <table:table-cell office:value-type="float" office:value="3.108141" calcext:value-type="float">
            <text:p>3.108141</text:p>
          </table:table-cell>
        </table:table-row>
        <table:table-row table:style-name="ro2">
          <table:table-cell office:value-type="string" calcext:value-type="string">
            <text:p>TCGA-06-0157-01A-01R-1849-01</text:p>
          </table:table-cell>
          <table:table-cell office:value-type="string" calcext:value-type="string">
            <text:p>GBM</text:p>
          </table:table-cell>
          <table:table-cell office:value-type="float" office:value="1.7674526" calcext:value-type="float">
            <text:p>1.7674526</text:p>
          </table:table-cell>
          <table:table-cell office:value-type="float" office:value="11.256298" calcext:value-type="float">
            <text:p>11.256298</text:p>
          </table:table-cell>
          <table:table-cell office:value-type="float" office:value="159.20714" calcext:value-type="float">
            <text:p>159.20714</text:p>
          </table:table-cell>
          <table:table-cell office:value-type="float" office:value="3222.1751" calcext:value-type="float">
            <text:p>3222.1751</text:p>
          </table:table-cell>
          <table:table-cell office:value-type="float" office:value="41.49804" calcext:value-type="float">
            <text:p>41.49804</text:p>
          </table:table-cell>
          <table:table-cell office:value-type="float" office:value="79.8399" calcext:value-type="float">
            <text:p>79.8399</text:p>
          </table:table-cell>
          <table:table-cell office:value-type="float" office:value="9.730472" calcext:value-type="float">
            <text:p>9.730472</text:p>
          </table:table-cell>
          <table:table-cell office:value-type="float" office:value="35.744678" calcext:value-type="float">
            <text:p>35.744678</text:p>
          </table:table-cell>
          <table:table-cell office:value-type="float" office:value="111.846073" calcext:value-type="float">
            <text:p>111.846073</text:p>
          </table:table-cell>
          <table:table-cell office:value-type="float" office:value="167.68902" calcext:value-type="float">
            <text:p>167.68902</text:p>
          </table:table-cell>
          <table:table-cell office:value-type="float" office:value="5.376411" calcext:value-type="float">
            <text:p>5.376411</text:p>
          </table:table-cell>
          <table:table-cell office:value-type="float" office:value="78.36406" calcext:value-type="float">
            <text:p>78.36406</text:p>
          </table:table-cell>
          <table:table-cell office:value-type="float" office:value="6.625272" calcext:value-type="float">
            <text:p>6.625272</text:p>
          </table:table-cell>
          <table:table-cell office:value-type="float" office:value="4.6939565" calcext:value-type="float">
            <text:p>4.6939565</text:p>
          </table:table-cell>
          <table:table-cell office:value-type="float" office:value="69.98868" calcext:value-type="float">
            <text:p>69.98868</text:p>
          </table:table-cell>
          <table:table-cell office:value-type="float" office:value="8.978795" calcext:value-type="float">
            <text:p>8.978795</text:p>
          </table:table-cell>
          <table:table-cell office:value-type="float" office:value="2.6939408" calcext:value-type="float">
            <text:p>2.6939408</text:p>
          </table:table-cell>
          <table:table-cell office:value-type="float" office:value="1.11781925" calcext:value-type="float">
            <text:p>1.11781925</text:p>
          </table:table-cell>
          <table:table-cell office:value-type="float" office:value="66.62319" calcext:value-type="float">
            <text:p>66.62319</text:p>
          </table:table-cell>
          <table:table-cell office:value-type="float" office:value="1257.8024" calcext:value-type="float">
            <text:p>1257.8024</text:p>
          </table:table-cell>
          <table:table-cell office:value-type="float" office:value="41.08688" calcext:value-type="float">
            <text:p>41.08688</text:p>
          </table:table-cell>
          <table:table-cell office:value-type="float" office:value="3.13923" calcext:value-type="float">
            <text:p>3.13923</text:p>
          </table:table-cell>
          <table:table-cell office:value-type="float" office:value="0.15816784" calcext:value-type="float">
            <text:p>0.15816784</text:p>
          </table:table-cell>
          <table:table-cell office:value-type="float" office:value="8.65561" calcext:value-type="float">
            <text:p>8.65561</text:p>
          </table:table-cell>
          <table:table-cell office:value-type="float" office:value="3.24601853" calcext:value-type="float">
            <text:p>3.24601853</text:p>
          </table:table-cell>
          <table:table-cell office:value-type="float" office:value="26.133213" calcext:value-type="float">
            <text:p>26.133213</text:p>
          </table:table-cell>
          <table:table-cell office:value-type="float" office:value="2.656764" calcext:value-type="float">
            <text:p>2.656764</text:p>
          </table:table-cell>
          <table:table-cell office:value-type="float" office:value="2.7262978" calcext:value-type="float">
            <text:p>2.7262978</text:p>
          </table:table-cell>
          <table:table-cell office:value-type="float" office:value="1.1192156" calcext:value-type="float">
            <text:p>1.1192156</text:p>
          </table:table-cell>
          <table:table-cell office:value-type="float" office:value="148.55369" calcext:value-type="float">
            <text:p>148.55369</text:p>
          </table:table-cell>
          <table:table-cell office:value-type="float" office:value="3.617848" calcext:value-type="float">
            <text:p>3.617848</text:p>
          </table:table-cell>
          <table:table-cell office:value-type="float" office:value="2.1189939" calcext:value-type="float">
            <text:p>2.1189939</text:p>
          </table:table-cell>
          <table:table-cell office:value-type="float" office:value="40.64073" calcext:value-type="float">
            <text:p>40.64073</text:p>
          </table:table-cell>
          <table:table-cell office:value-type="float" office:value="37.682117" calcext:value-type="float">
            <text:p>37.682117</text:p>
          </table:table-cell>
          <table:table-cell office:value-type="float" office:value="25.887243" calcext:value-type="float">
            <text:p>25.887243</text:p>
          </table:table-cell>
          <table:table-cell office:value-type="float" office:value="179.91812" calcext:value-type="float">
            <text:p>179.91812</text:p>
          </table:table-cell>
          <table:table-cell office:value-type="float" office:value="1.8217587" calcext:value-type="float">
            <text:p>1.8217587</text:p>
          </table:table-cell>
          <table:table-cell office:value-type="float" office:value="8.046597" calcext:value-type="float">
            <text:p>8.046597</text:p>
          </table:table-cell>
          <table:table-cell office:value-type="float" office:value="5.1231896" calcext:value-type="float">
            <text:p>5.1231896</text:p>
          </table:table-cell>
          <table:table-cell office:value-type="float" office:value="2.609807" calcext:value-type="float">
            <text:p>2.609807</text:p>
          </table:table-cell>
          <table:table-cell office:value-type="float" office:value="12.23431" calcext:value-type="float">
            <text:p>12.23431</text:p>
          </table:table-cell>
          <table:table-cell office:value-type="float" office:value="3.996832" calcext:value-type="float">
            <text:p>3.996832</text:p>
          </table:table-cell>
          <table:table-cell office:value-type="float" office:value="3.439079" calcext:value-type="float">
            <text:p>3.439079</text:p>
          </table:table-cell>
          <table:table-cell office:value-type="float" office:value="120.66143" calcext:value-type="float">
            <text:p>120.66143</text:p>
          </table:table-cell>
          <table:table-cell office:value-type="float" office:value="161.55032" calcext:value-type="float">
            <text:p>161.55032</text:p>
          </table:table-cell>
          <table:table-cell office:value-type="float" office:value="204.73513" calcext:value-type="float">
            <text:p>204.73513</text:p>
          </table:table-cell>
          <table:table-cell office:value-type="float" office:value="1.32340668" calcext:value-type="float">
            <text:p>1.32340668</text:p>
          </table:table-cell>
          <table:table-cell office:value-type="float" office:value="3.202649" calcext:value-type="float">
            <text:p>3.202649</text:p>
          </table:table-cell>
        </table:table-row>
        <table:table-row table:style-name="ro2">
          <table:table-cell office:value-type="string" calcext:value-type="string">
            <text:p>TCGA-06-0158-01A-01R-1849-01</text:p>
          </table:table-cell>
          <table:table-cell office:value-type="string" calcext:value-type="string">
            <text:p>GBM</text:p>
          </table:table-cell>
          <table:table-cell office:value-type="float" office:value="2.8236223" calcext:value-type="float">
            <text:p>2.8236223</text:p>
          </table:table-cell>
          <table:table-cell office:value-type="float" office:value="15.361528" calcext:value-type="float">
            <text:p>15.361528</text:p>
          </table:table-cell>
          <table:table-cell office:value-type="float" office:value="210.80185" calcext:value-type="float">
            <text:p>210.80185</text:p>
          </table:table-cell>
          <table:table-cell office:value-type="float" office:value="3098.8123" calcext:value-type="float">
            <text:p>3098.8123</text:p>
          </table:table-cell>
          <table:table-cell office:value-type="float" office:value="24.55917" calcext:value-type="float">
            <text:p>24.55917</text:p>
          </table:table-cell>
          <table:table-cell office:value-type="float" office:value="86.0201" calcext:value-type="float">
            <text:p>86.0201</text:p>
          </table:table-cell>
          <table:table-cell office:value-type="float" office:value="12.681071" calcext:value-type="float">
            <text:p>12.681071</text:p>
          </table:table-cell>
          <table:table-cell office:value-type="float" office:value="31.794517" calcext:value-type="float">
            <text:p>31.794517</text:p>
          </table:table-cell>
          <table:table-cell office:value-type="float" office:value="49.298589" calcext:value-type="float">
            <text:p>49.298589</text:p>
          </table:table-cell>
          <table:table-cell office:value-type="float" office:value="461.46667" calcext:value-type="float">
            <text:p>461.46667</text:p>
          </table:table-cell>
          <table:table-cell office:value-type="float" office:value="6.647339" calcext:value-type="float">
            <text:p>6.647339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.923729" calcext:value-type="float">
            <text:p>6.923729</text:p>
          </table:table-cell>
          <table:table-cell office:value-type="float" office:value="4.1607216" calcext:value-type="float">
            <text:p>4.1607216</text:p>
          </table:table-cell>
          <table:table-cell office:value-type="float" office:value="89.25662" calcext:value-type="float">
            <text:p>89.25662</text:p>
          </table:table-cell>
          <table:table-cell office:value-type="float" office:value="10.906015" calcext:value-type="float">
            <text:p>10.906015</text:p>
          </table:table-cell>
          <table:table-cell office:value-type="float" office:value="4.6349598" calcext:value-type="float">
            <text:p>4.6349598</text:p>
          </table:table-cell>
          <table:table-cell office:value-type="float" office:value="1.37293382" calcext:value-type="float">
            <text:p>1.37293382</text:p>
          </table:table-cell>
          <table:table-cell office:value-type="float" office:value="114.14661" calcext:value-type="float">
            <text:p>114.14661</text:p>
          </table:table-cell>
          <table:table-cell office:value-type="float" office:value="1026.7014" calcext:value-type="float">
            <text:p>1026.7014</text:p>
          </table:table-cell>
          <table:table-cell office:value-type="float" office:value="49.18815" calcext:value-type="float">
            <text:p>49.18815</text:p>
          </table:table-cell>
          <table:table-cell office:value-type="float" office:value="2.217625" calcext:value-type="float">
            <text:p>2.217625</text:p>
          </table:table-cell>
          <table:table-cell office:value-type="float" office:value="0.21890508" calcext:value-type="float">
            <text:p>0.21890508</text:p>
          </table:table-cell>
          <table:table-cell office:value-type="float" office:value="6.063449" calcext:value-type="float">
            <text:p>6.063449</text:p>
          </table:table-cell>
          <table:table-cell office:value-type="float" office:value="9.08810214" calcext:value-type="float">
            <text:p>9.08810214</text:p>
          </table:table-cell>
          <table:table-cell office:value-type="float" office:value="29.944234" calcext:value-type="float">
            <text:p>29.944234</text:p>
          </table:table-cell>
          <table:table-cell office:value-type="float" office:value="3.006799" calcext:value-type="float">
            <text:p>3.006799</text:p>
          </table:table-cell>
          <table:table-cell office:value-type="float" office:value="3.104594" calcext:value-type="float">
            <text:p>3.104594</text:p>
          </table:table-cell>
          <table:table-cell office:value-type="float" office:value="1.5061465" calcext:value-type="float">
            <text:p>1.5061465</text:p>
          </table:table-cell>
          <table:table-cell office:value-type="float" office:value="145.69245" calcext:value-type="float">
            <text:p>145.69245</text:p>
          </table:table-cell>
          <table:table-cell office:value-type="float" office:value="3.928648" calcext:value-type="float">
            <text:p>3.928648</text:p>
          </table:table-cell>
          <table:table-cell office:value-type="float" office:value="2.6236018" calcext:value-type="float">
            <text:p>2.6236018</text:p>
          </table:table-cell>
          <table:table-cell office:value-type="float" office:value="35.87179" calcext:value-type="float">
            <text:p>35.87179</text:p>
          </table:table-cell>
          <table:table-cell office:value-type="float" office:value="16.275507" calcext:value-type="float">
            <text:p>16.275507</text:p>
          </table:table-cell>
          <table:table-cell office:value-type="float" office:value="25.098202" calcext:value-type="float">
            <text:p>25.098202</text:p>
          </table:table-cell>
          <table:table-cell office:value-type="float" office:value="238.45078" calcext:value-type="float">
            <text:p>238.45078</text:p>
          </table:table-cell>
          <table:table-cell office:value-type="float" office:value="1.4408868" calcext:value-type="float">
            <text:p>1.4408868</text:p>
          </table:table-cell>
          <table:table-cell office:value-type="float" office:value="11.177414" calcext:value-type="float">
            <text:p>11.177414</text:p>
          </table:table-cell>
          <table:table-cell office:value-type="float" office:value="6.7098723" calcext:value-type="float">
            <text:p>6.7098723</text:p>
          </table:table-cell>
          <table:table-cell office:value-type="float" office:value="2.930409" calcext:value-type="float">
            <text:p>2.930409</text:p>
          </table:table-cell>
          <table:table-cell office:value-type="float" office:value="10.223303" calcext:value-type="float">
            <text:p>10.223303</text:p>
          </table:table-cell>
          <table:table-cell office:value-type="float" office:value="5.329608" calcext:value-type="float">
            <text:p>5.329608</text:p>
          </table:table-cell>
          <table:table-cell office:value-type="float" office:value="5.311165" calcext:value-type="float">
            <text:p>5.311165</text:p>
          </table:table-cell>
          <table:table-cell office:value-type="float" office:value="147.05766" calcext:value-type="float">
            <text:p>147.05766</text:p>
          </table:table-cell>
          <table:table-cell office:value-type="float" office:value="134.03152" calcext:value-type="float">
            <text:p>134.03152</text:p>
          </table:table-cell>
          <table:table-cell office:value-type="float" office:value="212.29697" calcext:value-type="float">
            <text:p>212.29697</text:p>
          </table:table-cell>
          <table:table-cell office:value-type="float" office:value="2.27893634" calcext:value-type="float">
            <text:p>2.27893634</text:p>
          </table:table-cell>
          <table:table-cell office:value-type="float" office:value="4.261157" calcext:value-type="float">
            <text:p>4.261157</text:p>
          </table:table-cell>
        </table:table-row>
        <table:table-row table:style-name="ro2">
          <table:table-cell office:value-type="string" calcext:value-type="string">
            <text:p>TCGA-06-0168-01A-01R-1849-01</text:p>
          </table:table-cell>
          <table:table-cell office:value-type="string" calcext:value-type="string">
            <text:p>GBM</text:p>
          </table:table-cell>
          <table:table-cell office:value-type="float" office:value="1.8142645" calcext:value-type="float">
            <text:p>1.8142645</text:p>
          </table:table-cell>
          <table:table-cell office:value-type="float" office:value="13.363966" calcext:value-type="float">
            <text:p>13.363966</text:p>
          </table:table-cell>
          <table:table-cell office:value-type="float" office:value="141.88402" calcext:value-type="float">
            <text:p>141.88402</text:p>
          </table:table-cell>
          <table:table-cell office:value-type="float" office:value="4372.7227" calcext:value-type="float">
            <text:p>4372.7227</text:p>
          </table:table-cell>
          <table:table-cell office:value-type="float" office:value="34.67715" calcext:value-type="float">
            <text:p>34.67715</text:p>
          </table:table-cell>
          <table:table-cell office:value-type="float" office:value="101.26328" calcext:value-type="float">
            <text:p>101.26328</text:p>
          </table:table-cell>
          <table:table-cell office:value-type="float" office:value="7.997627" calcext:value-type="float">
            <text:p>7.997627</text:p>
          </table:table-cell>
          <table:table-cell office:value-type="float" office:value="34.283752" calcext:value-type="float">
            <text:p>34.283752</text:p>
          </table:table-cell>
          <table:table-cell office:value-type="float" office:value="83.04431" calcext:value-type="float">
            <text:p>83.04431</text:p>
          </table:table-cell>
          <table:table-cell office:value-type="float" office:value="231.47969" calcext:value-type="float">
            <text:p>231.47969</text:p>
          </table:table-cell>
          <table:table-cell office:value-type="float" office:value="6.237645" calcext:value-type="float">
            <text:p>6.237645</text:p>
          </table:table-cell>
          <table:table-cell office:value-type="float" office:value="75.42987" calcext:value-type="float">
            <text:p>75.42987</text:p>
          </table:table-cell>
          <table:table-cell office:value-type="float" office:value="7.178111" calcext:value-type="float">
            <text:p>7.178111</text:p>
          </table:table-cell>
          <table:table-cell office:value-type="float" office:value="4.0617117" calcext:value-type="float">
            <text:p>4.0617117</text:p>
          </table:table-cell>
          <table:table-cell office:value-type="float" office:value="60.29573" calcext:value-type="float">
            <text:p>60.29573</text:p>
          </table:table-cell>
          <table:table-cell office:value-type="float" office:value="8.140164" calcext:value-type="float">
            <text:p>8.140164</text:p>
          </table:table-cell>
          <table:table-cell office:value-type="float" office:value="2.6513147" calcext:value-type="float">
            <text:p>2.6513147</text:p>
          </table:table-cell>
          <table:table-cell office:value-type="float" office:value="0.77365934" calcext:value-type="float">
            <text:p>0.77365934</text:p>
          </table:table-cell>
          <table:table-cell office:value-type="float" office:value="75.30123" calcext:value-type="float">
            <text:p>75.30123</text:p>
          </table:table-cell>
          <table:table-cell office:value-type="float" office:value="1091.3655" calcext:value-type="float">
            <text:p>1091.3655</text:p>
          </table:table-cell>
          <table:table-cell office:value-type="float" office:value="65.10046" calcext:value-type="float">
            <text:p>65.10046</text:p>
          </table:table-cell>
          <table:table-cell office:value-type="float" office:value="3.07623" calcext:value-type="float">
            <text:p>3.07623</text:p>
          </table:table-cell>
          <table:table-cell office:value-type="float" office:value="0.33230633" calcext:value-type="float">
            <text:p>0.33230633</text:p>
          </table:table-cell>
          <table:table-cell office:value-type="float" office:value="8.679183" calcext:value-type="float">
            <text:p>8.679183</text:p>
          </table:table-cell>
          <table:table-cell office:value-type="float" office:value="3.69280022" calcext:value-type="float">
            <text:p>3.69280022</text:p>
          </table:table-cell>
          <table:table-cell office:value-type="float" office:value="17.319435" calcext:value-type="float">
            <text:p>17.319435</text:p>
          </table:table-cell>
          <table:table-cell office:value-type="float" office:value="2.21369" calcext:value-type="float">
            <text:p>2.21369</text:p>
          </table:table-cell>
          <table:table-cell office:value-type="float" office:value="2.025116" calcext:value-type="float">
            <text:p>2.025116</text:p>
          </table:table-cell>
          <table:table-cell office:value-type="float" office:value="1.7919824" calcext:value-type="float">
            <text:p>1.7919824</text:p>
          </table:table-cell>
          <table:table-cell office:value-type="float" office:value="233.59056" calcext:value-type="float">
            <text:p>233.59056</text:p>
          </table:table-cell>
          <table:table-cell office:value-type="float" office:value="4.429105" calcext:value-type="float">
            <text:p>4.429105</text:p>
          </table:table-cell>
          <table:table-cell office:value-type="float" office:value="2.3586141" calcext:value-type="float">
            <text:p>2.3586141</text:p>
          </table:table-cell>
          <table:table-cell office:value-type="float" office:value="33.35354" calcext:value-type="float">
            <text:p>33.35354</text:p>
          </table:table-cell>
          <table:table-cell office:value-type="float" office:value="52.001379" calcext:value-type="float">
            <text:p>52.001379</text:p>
          </table:table-cell>
          <table:table-cell office:value-type="float" office:value="29.040565" calcext:value-type="float">
            <text:p>29.040565</text:p>
          </table:table-cell>
          <table:table-cell office:value-type="float" office:value="247.14871" calcext:value-type="float">
            <text:p>247.14871</text:p>
          </table:table-cell>
          <table:table-cell office:value-type="float" office:value="1.2739345" calcext:value-type="float">
            <text:p>1.2739345</text:p>
          </table:table-cell>
          <table:table-cell office:value-type="float" office:value="10.002701" calcext:value-type="float">
            <text:p>10.002701</text:p>
          </table:table-cell>
          <table:table-cell office:value-type="float" office:value="3.9558752" calcext:value-type="float">
            <text:p>3.9558752</text:p>
          </table:table-cell>
          <table:table-cell office:value-type="float" office:value="2.224731" calcext:value-type="float">
            <text:p>2.224731</text:p>
          </table:table-cell>
          <table:table-cell office:value-type="float" office:value="16.689719" calcext:value-type="float">
            <text:p>16.689719</text:p>
          </table:table-cell>
          <table:table-cell office:value-type="float" office:value="2.893381" calcext:value-type="float">
            <text:p>2.893381</text:p>
          </table:table-cell>
          <table:table-cell office:value-type="float" office:value="4.445321" calcext:value-type="float">
            <text:p>4.445321</text:p>
          </table:table-cell>
          <table:table-cell office:value-type="float" office:value="158.59116" calcext:value-type="float">
            <text:p>158.59116</text:p>
          </table:table-cell>
          <table:table-cell office:value-type="float" office:value="144.21466" calcext:value-type="float">
            <text:p>144.21466</text:p>
          </table:table-cell>
          <table:table-cell office:value-type="float" office:value="273.69453" calcext:value-type="float">
            <text:p>273.69453</text:p>
          </table:table-cell>
          <table:table-cell office:value-type="float" office:value="1.47280541" calcext:value-type="float">
            <text:p>1.47280541</text:p>
          </table:table-cell>
          <table:table-cell office:value-type="float" office:value="3.821858" calcext:value-type="float">
            <text:p>3.821858</text:p>
          </table:table-cell>
        </table:table-row>
        <table:table-row table:style-name="ro2">
          <table:table-cell office:value-type="string" calcext:value-type="string">
            <text:p>TCGA-06-0171-02A-11R-2005-01</text:p>
          </table:table-cell>
          <table:table-cell office:value-type="string" calcext:value-type="string">
            <text:p>GBM</text:p>
          </table:table-cell>
          <table:table-cell office:value-type="float" office:value="7.3265817" calcext:value-type="float">
            <text:p>7.3265817</text:p>
          </table:table-cell>
          <table:table-cell office:value-type="float" office:value="16.197981" calcext:value-type="float">
            <text:p>16.197981</text:p>
          </table:table-cell>
          <table:table-cell office:value-type="float" office:value="100.58629" calcext:value-type="float">
            <text:p>100.58629</text:p>
          </table:table-cell>
          <table:table-cell office:value-type="float" office:value="4857.2716" calcext:value-type="float">
            <text:p>4857.2716</text:p>
          </table:table-cell>
          <table:table-cell office:value-type="float" office:value="26.20081" calcext:value-type="float">
            <text:p>26.20081</text:p>
          </table:table-cell>
          <table:table-cell office:value-type="float" office:value="105.45592" calcext:value-type="float">
            <text:p>105.45592</text:p>
          </table:table-cell>
          <table:table-cell office:value-type="float" office:value="9.418274" calcext:value-type="float">
            <text:p>9.418274</text:p>
          </table:table-cell>
          <table:table-cell office:value-type="float" office:value="35.092505" calcext:value-type="float">
            <text:p>35.092505</text:p>
          </table:table-cell>
          <table:table-cell office:value-type="float" office:value="109.740786" calcext:value-type="float">
            <text:p>109.740786</text:p>
          </table:table-cell>
          <table:table-cell office:value-type="float" office:value="256.30941" calcext:value-type="float">
            <text:p>256.30941</text:p>
          </table:table-cell>
          <table:table-cell office:value-type="float" office:value="6.402207" calcext:value-type="float">
            <text:p>6.402207</text:p>
          </table:table-cell>
          <table:table-cell office:value-type="float" office:value="26.90165" calcext:value-type="float">
            <text:p>26.90165</text:p>
          </table:table-cell>
          <table:table-cell office:value-type="float" office:value="8.9056" calcext:value-type="float">
            <text:p>8.9056</text:p>
          </table:table-cell>
          <table:table-cell office:value-type="float" office:value="4.415372" calcext:value-type="float">
            <text:p>4.415372</text:p>
          </table:table-cell>
          <table:table-cell office:value-type="float" office:value="53.96855" calcext:value-type="float">
            <text:p>53.96855</text:p>
          </table:table-cell>
          <table:table-cell office:value-type="float" office:value="16.640527" calcext:value-type="float">
            <text:p>16.640527</text:p>
          </table:table-cell>
          <table:table-cell office:value-type="float" office:value="6.4788842" calcext:value-type="float">
            <text:p>6.4788842</text:p>
          </table:table-cell>
          <table:table-cell office:value-type="float" office:value="2.56319145" calcext:value-type="float">
            <text:p>2.56319145</text:p>
          </table:table-cell>
          <table:table-cell office:value-type="float" office:value="91.21412" calcext:value-type="float">
            <text:p>91.21412</text:p>
          </table:table-cell>
          <table:table-cell office:value-type="float" office:value="695.3113" calcext:value-type="float">
            <text:p>695.3113</text:p>
          </table:table-cell>
          <table:table-cell office:value-type="float" office:value="86.35842" calcext:value-type="float">
            <text:p>86.35842</text:p>
          </table:table-cell>
          <table:table-cell office:value-type="float" office:value="1.831735" calcext:value-type="float">
            <text:p>1.831735</text:p>
          </table:table-cell>
          <table:table-cell office:value-type="float" office:value="0.39627429" calcext:value-type="float">
            <text:p>0.39627429</text:p>
          </table:table-cell>
          <table:table-cell office:value-type="float" office:value="7.13113" calcext:value-type="float">
            <text:p>7.13113</text:p>
          </table:table-cell>
          <table:table-cell office:value-type="float" office:value="2.56637125" calcext:value-type="float">
            <text:p>2.56637125</text:p>
          </table:table-cell>
          <table:table-cell office:value-type="float" office:value="36.741499" calcext:value-type="float">
            <text:p>36.741499</text:p>
          </table:table-cell>
          <table:table-cell office:value-type="float" office:value="4.303733" calcext:value-type="float">
            <text:p>4.303733</text:p>
          </table:table-cell>
          <table:table-cell office:value-type="float" office:value="3.5282528" calcext:value-type="float">
            <text:p>3.5282528</text:p>
          </table:table-cell>
          <table:table-cell office:value-type="float" office:value="7.3776569" calcext:value-type="float">
            <text:p>7.3776569</text:p>
          </table:table-cell>
          <table:table-cell office:value-type="float" office:value="190.19392" calcext:value-type="float">
            <text:p>190.19392</text:p>
          </table:table-cell>
          <table:table-cell office:value-type="float" office:value="5.365531" calcext:value-type="float">
            <text:p>5.365531</text:p>
          </table:table-cell>
          <table:table-cell office:value-type="float" office:value="5.1443772" calcext:value-type="float">
            <text:p>5.1443772</text:p>
          </table:table-cell>
          <table:table-cell office:value-type="float" office:value="28.41544" calcext:value-type="float">
            <text:p>28.41544</text:p>
          </table:table-cell>
          <table:table-cell office:value-type="float" office:value="4.879082" calcext:value-type="float">
            <text:p>4.879082</text:p>
          </table:table-cell>
          <table:table-cell office:value-type="float" office:value="28.20652" calcext:value-type="float">
            <text:p>28.20652</text:p>
          </table:table-cell>
          <table:table-cell office:value-type="float" office:value="148.22242" calcext:value-type="float">
            <text:p>148.22242</text:p>
          </table:table-cell>
          <table:table-cell office:value-type="float" office:value="0.8564409" calcext:value-type="float">
            <text:p>0.8564409</text:p>
          </table:table-cell>
          <table:table-cell office:value-type="float" office:value="12.415721" calcext:value-type="float">
            <text:p>12.415721</text:p>
          </table:table-cell>
          <table:table-cell office:value-type="float" office:value="14.3111493" calcext:value-type="float">
            <text:p>14.3111493</text:p>
          </table:table-cell>
          <table:table-cell office:value-type="float" office:value="4.876548" calcext:value-type="float">
            <text:p>4.876548</text:p>
          </table:table-cell>
          <table:table-cell office:value-type="float" office:value="9.302996" calcext:value-type="float">
            <text:p>9.302996</text:p>
          </table:table-cell>
          <table:table-cell office:value-type="float" office:value="7.561435" calcext:value-type="float">
            <text:p>7.561435</text:p>
          </table:table-cell>
          <table:table-cell office:value-type="float" office:value="8.384971" calcext:value-type="float">
            <text:p>8.384971</text:p>
          </table:table-cell>
          <table:table-cell office:value-type="float" office:value="192.05168" calcext:value-type="float">
            <text:p>192.05168</text:p>
          </table:table-cell>
          <table:table-cell office:value-type="float" office:value="91.67967" calcext:value-type="float">
            <text:p>91.67967</text:p>
          </table:table-cell>
          <table:table-cell office:value-type="float" office:value="211.9595" calcext:value-type="float">
            <text:p>211.9595</text:p>
          </table:table-cell>
          <table:table-cell office:value-type="float" office:value="1.54495096" calcext:value-type="float">
            <text:p>1.54495096</text:p>
          </table:table-cell>
          <table:table-cell office:value-type="float" office:value="8.406403" calcext:value-type="float">
            <text:p>8.406403</text:p>
          </table:table-cell>
        </table:table-row>
        <table:table-row table:style-name="ro2">
          <table:table-cell office:value-type="string" calcext:value-type="string">
            <text:p>TCGA-06-0174-01A-01R-1849-01</text:p>
          </table:table-cell>
          <table:table-cell office:value-type="string" calcext:value-type="string">
            <text:p>GBM</text:p>
          </table:table-cell>
          <table:table-cell office:value-type="float" office:value="2.5078823" calcext:value-type="float">
            <text:p>2.5078823</text:p>
          </table:table-cell>
          <table:table-cell office:value-type="float" office:value="14.796323" calcext:value-type="float">
            <text:p>14.796323</text:p>
          </table:table-cell>
          <table:table-cell office:value-type="float" office:value="166.57086" calcext:value-type="float">
            <text:p>166.57086</text:p>
          </table:table-cell>
          <table:table-cell office:value-type="float" office:value="4009.0734" calcext:value-type="float">
            <text:p>4009.0734</text:p>
          </table:table-cell>
          <table:table-cell office:value-type="float" office:value="42.92996" calcext:value-type="float">
            <text:p>42.92996</text:p>
          </table:table-cell>
          <table:table-cell office:value-type="float" office:value="106.85452" calcext:value-type="float">
            <text:p>106.85452</text:p>
          </table:table-cell>
          <table:table-cell office:value-type="float" office:value="9.137037" calcext:value-type="float">
            <text:p>9.137037</text:p>
          </table:table-cell>
          <table:table-cell office:value-type="float" office:value="32.510075" calcext:value-type="float">
            <text:p>32.510075</text:p>
          </table:table-cell>
          <table:table-cell office:value-type="float" office:value="75.987058" calcext:value-type="float">
            <text:p>75.987058</text:p>
          </table:table-cell>
          <table:table-cell office:value-type="float" office:value="81.49242" calcext:value-type="float">
            <text:p>81.49242</text:p>
          </table:table-cell>
          <table:table-cell office:value-type="float" office:value="6.553279" calcext:value-type="float">
            <text:p>6.553279</text:p>
          </table:table-cell>
          <table:table-cell office:value-type="float" office:value="75.87234" calcext:value-type="float">
            <text:p>75.87234</text:p>
          </table:table-cell>
          <table:table-cell office:value-type="float" office:value="7.258155" calcext:value-type="float">
            <text:p>7.258155</text:p>
          </table:table-cell>
          <table:table-cell office:value-type="float" office:value="5.7586635" calcext:value-type="float">
            <text:p>5.7586635</text:p>
          </table:table-cell>
          <table:table-cell office:value-type="float" office:value="48.99742" calcext:value-type="float">
            <text:p>48.99742</text:p>
          </table:table-cell>
          <table:table-cell office:value-type="float" office:value="7.943446" calcext:value-type="float">
            <text:p>7.943446</text:p>
          </table:table-cell>
          <table:table-cell office:value-type="float" office:value="4.3858734" calcext:value-type="float">
            <text:p>4.3858734</text:p>
          </table:table-cell>
          <table:table-cell office:value-type="float" office:value="0.78643686" calcext:value-type="float">
            <text:p>0.78643686</text:p>
          </table:table-cell>
          <table:table-cell office:value-type="float" office:value="41.8521" calcext:value-type="float">
            <text:p>41.8521</text:p>
          </table:table-cell>
          <table:table-cell office:value-type="float" office:value="1412.2938" calcext:value-type="float">
            <text:p>1412.2938</text:p>
          </table:table-cell>
          <table:table-cell office:value-type="float" office:value="35.42686" calcext:value-type="float">
            <text:p>35.42686</text:p>
          </table:table-cell>
          <table:table-cell office:value-type="float" office:value="2.587997" calcext:value-type="float">
            <text:p>2.587997</text:p>
          </table:table-cell>
          <table:table-cell office:value-type="float" office:value="0.11299805" calcext:value-type="float">
            <text:p>0.11299805</text:p>
          </table:table-cell>
          <table:table-cell office:value-type="float" office:value="9.141142" calcext:value-type="float">
            <text:p>9.141142</text:p>
          </table:table-cell>
          <table:table-cell office:value-type="float" office:value="1.16303573" calcext:value-type="float">
            <text:p>1.16303573</text:p>
          </table:table-cell>
          <table:table-cell office:value-type="float" office:value="26.827939" calcext:value-type="float">
            <text:p>26.827939</text:p>
          </table:table-cell>
          <table:table-cell office:value-type="float" office:value="2.797229" calcext:value-type="float">
            <text:p>2.797229</text:p>
          </table:table-cell>
          <table:table-cell office:value-type="float" office:value="2.6917529" calcext:value-type="float">
            <text:p>2.6917529</text:p>
          </table:table-cell>
          <table:table-cell office:value-type="float" office:value="1.3217464" calcext:value-type="float">
            <text:p>1.3217464</text:p>
          </table:table-cell>
          <table:table-cell office:value-type="float" office:value="154.20012" calcext:value-type="float">
            <text:p>154.20012</text:p>
          </table:table-cell>
          <table:table-cell office:value-type="float" office:value="4.907291" calcext:value-type="float">
            <text:p>4.907291</text:p>
          </table:table-cell>
          <table:table-cell office:value-type="float" office:value="1.9065966" calcext:value-type="float">
            <text:p>1.9065966</text:p>
          </table:table-cell>
          <table:table-cell office:value-type="float" office:value="38.54257" calcext:value-type="float">
            <text:p>38.54257</text:p>
          </table:table-cell>
          <table:table-cell office:value-type="float" office:value="31.729604" calcext:value-type="float">
            <text:p>31.729604</text:p>
          </table:table-cell>
          <table:table-cell office:value-type="float" office:value="26.997735" calcext:value-type="float">
            <text:p>26.997735</text:p>
          </table:table-cell>
          <table:table-cell office:value-type="float" office:value="278.58574" calcext:value-type="float">
            <text:p>278.58574</text:p>
          </table:table-cell>
          <table:table-cell office:value-type="float" office:value="1.7327641" calcext:value-type="float">
            <text:p>1.7327641</text:p>
          </table:table-cell>
          <table:table-cell office:value-type="float" office:value="10.924092" calcext:value-type="float">
            <text:p>10.924092</text:p>
          </table:table-cell>
          <table:table-cell office:value-type="float" office:value="3.5894322" calcext:value-type="float">
            <text:p>3.5894322</text:p>
          </table:table-cell>
          <table:table-cell office:value-type="float" office:value="2.217753" calcext:value-type="float">
            <text:p>2.217753</text:p>
          </table:table-cell>
          <table:table-cell office:value-type="float" office:value="12.355283" calcext:value-type="float">
            <text:p>12.355283</text:p>
          </table:table-cell>
          <table:table-cell office:value-type="float" office:value="3.495778" calcext:value-type="float">
            <text:p>3.495778</text:p>
          </table:table-cell>
          <table:table-cell office:value-type="float" office:value="3.647023" calcext:value-type="float">
            <text:p>3.647023</text:p>
          </table:table-cell>
          <table:table-cell office:value-type="float" office:value="129.26796" calcext:value-type="float">
            <text:p>129.26796</text:p>
          </table:table-cell>
          <table:table-cell office:value-type="float" office:value="132.09833" calcext:value-type="float">
            <text:p>132.09833</text:p>
          </table:table-cell>
          <table:table-cell office:value-type="float" office:value="184.63014" calcext:value-type="float">
            <text:p>184.63014</text:p>
          </table:table-cell>
          <table:table-cell office:value-type="float" office:value="2.27666482" calcext:value-type="float">
            <text:p>2.27666482</text:p>
          </table:table-cell>
          <table:table-cell office:value-type="float" office:value="4.573506" calcext:value-type="float">
            <text:p>4.573506</text:p>
          </table:table-cell>
        </table:table-row>
        <table:table-row table:style-name="ro2">
          <table:table-cell office:value-type="string" calcext:value-type="string">
            <text:p>TCGA-06-0184-01A-01R-1849-01</text:p>
          </table:table-cell>
          <table:table-cell office:value-type="string" calcext:value-type="string">
            <text:p>GBM</text:p>
          </table:table-cell>
          <table:table-cell office:value-type="float" office:value="2.3779394" calcext:value-type="float">
            <text:p>2.3779394</text:p>
          </table:table-cell>
          <table:table-cell office:value-type="float" office:value="13.170277" calcext:value-type="float">
            <text:p>13.170277</text:p>
          </table:table-cell>
          <table:table-cell office:value-type="float" office:value="137.95162" calcext:value-type="float">
            <text:p>137.95162</text:p>
          </table:table-cell>
          <table:table-cell office:value-type="float" office:value="5917.1419" calcext:value-type="float">
            <text:p>5917.1419</text:p>
          </table:table-cell>
          <table:table-cell office:value-type="float" office:value="40.13098" calcext:value-type="float">
            <text:p>40.13098</text:p>
          </table:table-cell>
          <table:table-cell office:value-type="float" office:value="93.63536" calcext:value-type="float">
            <text:p>93.63536</text:p>
          </table:table-cell>
          <table:table-cell office:value-type="float" office:value="9.836717" calcext:value-type="float">
            <text:p>9.836717</text:p>
          </table:table-cell>
          <table:table-cell office:value-type="float" office:value="43.756869" calcext:value-type="float">
            <text:p>43.756869</text:p>
          </table:table-cell>
          <table:table-cell office:value-type="float" office:value="169.383933" calcext:value-type="float">
            <text:p>169.383933</text:p>
          </table:table-cell>
          <table:table-cell office:value-type="float" office:value="374.74044" calcext:value-type="float">
            <text:p>374.74044</text:p>
          </table:table-cell>
          <table:table-cell office:value-type="float" office:value="8.686937" calcext:value-type="float">
            <text:p>8.686937</text:p>
          </table:table-cell>
          <table:table-cell office:value-type="float" office:value="60.17382" calcext:value-type="float">
            <text:p>60.17382</text:p>
          </table:table-cell>
          <table:table-cell office:value-type="float" office:value="6.716921" calcext:value-type="float">
            <text:p>6.716921</text:p>
          </table:table-cell>
          <table:table-cell office:value-type="float" office:value="4.7899967" calcext:value-type="float">
            <text:p>4.7899967</text:p>
          </table:table-cell>
          <table:table-cell office:value-type="float" office:value="75.00518" calcext:value-type="float">
            <text:p>75.00518</text:p>
          </table:table-cell>
          <table:table-cell office:value-type="float" office:value="7.701897" calcext:value-type="float">
            <text:p>7.701897</text:p>
          </table:table-cell>
          <table:table-cell office:value-type="float" office:value="1.6939675" calcext:value-type="float">
            <text:p>1.6939675</text:p>
          </table:table-cell>
          <table:table-cell office:value-type="float" office:value="1.15570387" calcext:value-type="float">
            <text:p>1.15570387</text:p>
          </table:table-cell>
          <table:table-cell office:value-type="float" office:value="41.16605" calcext:value-type="float">
            <text:p>41.16605</text:p>
          </table:table-cell>
          <table:table-cell office:value-type="float" office:value="1741.6202" calcext:value-type="float">
            <text:p>1741.6202</text:p>
          </table:table-cell>
          <table:table-cell office:value-type="float" office:value="84.06269" calcext:value-type="float">
            <text:p>84.06269</text:p>
          </table:table-cell>
          <table:table-cell office:value-type="float" office:value="4.480677" calcext:value-type="float">
            <text:p>4.480677</text:p>
          </table:table-cell>
          <table:table-cell office:value-type="float" office:value="0.11792864" calcext:value-type="float">
            <text:p>0.11792864</text:p>
          </table:table-cell>
          <table:table-cell office:value-type="float" office:value="13.748022" calcext:value-type="float">
            <text:p>13.748022</text:p>
          </table:table-cell>
          <table:table-cell office:value-type="float" office:value="3.21216322" calcext:value-type="float">
            <text:p>3.21216322</text:p>
          </table:table-cell>
          <table:table-cell office:value-type="float" office:value="17.365444" calcext:value-type="float">
            <text:p>17.365444</text:p>
          </table:table-cell>
          <table:table-cell office:value-type="float" office:value="1.503115" calcext:value-type="float">
            <text:p>1.503115</text:p>
          </table:table-cell>
          <table:table-cell office:value-type="float" office:value="1.6101534" calcext:value-type="float">
            <text:p>1.6101534</text:p>
          </table:table-cell>
          <table:table-cell office:value-type="float" office:value="1.3438679" calcext:value-type="float">
            <text:p>1.3438679</text:p>
          </table:table-cell>
          <table:table-cell office:value-type="float" office:value="344.49084" calcext:value-type="float">
            <text:p>344.49084</text:p>
          </table:table-cell>
          <table:table-cell office:value-type="float" office:value="6.747991" calcext:value-type="float">
            <text:p>6.747991</text:p>
          </table:table-cell>
          <table:table-cell office:value-type="float" office:value="1.8724866" calcext:value-type="float">
            <text:p>1.8724866</text:p>
          </table:table-cell>
          <table:table-cell office:value-type="float" office:value="28.14709" calcext:value-type="float">
            <text:p>28.14709</text:p>
          </table:table-cell>
          <table:table-cell office:value-type="float" office:value="21.78812" calcext:value-type="float">
            <text:p>21.78812</text:p>
          </table:table-cell>
          <table:table-cell office:value-type="float" office:value="26.499528" calcext:value-type="float">
            <text:p>26.499528</text:p>
          </table:table-cell>
          <table:table-cell office:value-type="float" office:value="356.61512" calcext:value-type="float">
            <text:p>356.61512</text:p>
          </table:table-cell>
          <table:table-cell office:value-type="float" office:value="0.4324368" calcext:value-type="float">
            <text:p>0.4324368</text:p>
          </table:table-cell>
          <table:table-cell office:value-type="float" office:value="10.827002" calcext:value-type="float">
            <text:p>10.827002</text:p>
          </table:table-cell>
          <table:table-cell office:value-type="float" office:value="4.520331" calcext:value-type="float">
            <text:p>4.520331</text:p>
          </table:table-cell>
          <table:table-cell office:value-type="float" office:value="3.6895" calcext:value-type="float">
            <text:p>3.6895</text:p>
          </table:table-cell>
          <table:table-cell office:value-type="float" office:value="11.699701" calcext:value-type="float">
            <text:p>11.699701</text:p>
          </table:table-cell>
          <table:table-cell office:value-type="float" office:value="3.08338" calcext:value-type="float">
            <text:p>3.08338</text:p>
          </table:table-cell>
          <table:table-cell office:value-type="float" office:value="3.945515" calcext:value-type="float">
            <text:p>3.945515</text:p>
          </table:table-cell>
          <table:table-cell office:value-type="float" office:value="110.30027" calcext:value-type="float">
            <text:p>110.30027</text:p>
          </table:table-cell>
          <table:table-cell office:value-type="float" office:value="206.89895" calcext:value-type="float">
            <text:p>206.89895</text:p>
          </table:table-cell>
          <table:table-cell office:value-type="float" office:value="267.22185" calcext:value-type="float">
            <text:p>267.22185</text:p>
          </table:table-cell>
          <table:table-cell office:value-type="float" office:value="2.21643685" calcext:value-type="float">
            <text:p>2.21643685</text:p>
          </table:table-cell>
          <table:table-cell office:value-type="float" office:value="4.032917" calcext:value-type="float">
            <text:p>4.032917</text:p>
          </table:table-cell>
        </table:table-row>
        <table:table-row table:style-name="ro2">
          <table:table-cell office:value-type="string" calcext:value-type="string">
            <text:p>TCGA-06-0210-02A-01R-2005-01</text:p>
          </table:table-cell>
          <table:table-cell office:value-type="string" calcext:value-type="string">
            <text:p>GBM</text:p>
          </table:table-cell>
          <table:table-cell office:value-type="float" office:value="4.1578812" calcext:value-type="float">
            <text:p>4.1578812</text:p>
          </table:table-cell>
          <table:table-cell office:value-type="float" office:value="13.637338" calcext:value-type="float">
            <text:p>13.637338</text:p>
          </table:table-cell>
          <table:table-cell office:value-type="float" office:value="142.55055" calcext:value-type="float">
            <text:p>142.55055</text:p>
          </table:table-cell>
          <table:table-cell office:value-type="float" office:value="5005.4291" calcext:value-type="float">
            <text:p>5005.4291</text:p>
          </table:table-cell>
          <table:table-cell office:value-type="float" office:value="28.59476" calcext:value-type="float">
            <text:p>28.59476</text:p>
          </table:table-cell>
          <table:table-cell office:value-type="float" office:value="111.20889" calcext:value-type="float">
            <text:p>111.20889</text:p>
          </table:table-cell>
          <table:table-cell office:value-type="float" office:value="8.781903" calcext:value-type="float">
            <text:p>8.781903</text:p>
          </table:table-cell>
          <table:table-cell office:value-type="float" office:value="42.90823" calcext:value-type="float">
            <text:p>42.90823</text:p>
          </table:table-cell>
          <table:table-cell office:value-type="float" office:value="51.175679" calcext:value-type="float">
            <text:p>51.175679</text:p>
          </table:table-cell>
          <table:table-cell office:value-type="float" office:value="268.97445" calcext:value-type="float">
            <text:p>268.97445</text:p>
          </table:table-cell>
          <table:table-cell office:value-type="float" office:value="5.766854" calcext:value-type="float">
            <text:p>5.766854</text:p>
          </table:table-cell>
          <table:table-cell office:value-type="float" office:value="47.15113" calcext:value-type="float">
            <text:p>47.15113</text:p>
          </table:table-cell>
          <table:table-cell office:value-type="float" office:value="7.456884" calcext:value-type="float">
            <text:p>7.456884</text:p>
          </table:table-cell>
          <table:table-cell office:value-type="float" office:value="3.4433773" calcext:value-type="float">
            <text:p>3.4433773</text:p>
          </table:table-cell>
          <table:table-cell office:value-type="float" office:value="44.88757" calcext:value-type="float">
            <text:p>44.88757</text:p>
          </table:table-cell>
          <table:table-cell office:value-type="float" office:value="12.927044" calcext:value-type="float">
            <text:p>12.927044</text:p>
          </table:table-cell>
          <table:table-cell office:value-type="float" office:value="3.7935358" calcext:value-type="float">
            <text:p>3.7935358</text:p>
          </table:table-cell>
          <table:table-cell office:value-type="float" office:value="1.39410432" calcext:value-type="float">
            <text:p>1.39410432</text:p>
          </table:table-cell>
          <table:table-cell office:value-type="float" office:value="83.36867" calcext:value-type="float">
            <text:p>83.36867</text:p>
          </table:table-cell>
          <table:table-cell office:value-type="float" office:value="1113.8895" calcext:value-type="float">
            <text:p>1113.8895</text:p>
          </table:table-cell>
          <table:table-cell office:value-type="float" office:value="69.77061" calcext:value-type="float">
            <text:p>69.77061</text:p>
          </table:table-cell>
          <table:table-cell office:value-type="float" office:value="3.182671" calcext:value-type="float">
            <text:p>3.182671</text:p>
          </table:table-cell>
          <table:table-cell office:value-type="float" office:value="0.35205978" calcext:value-type="float">
            <text:p>0.35205978</text:p>
          </table:table-cell>
          <table:table-cell office:value-type="float" office:value="6.683748" calcext:value-type="float">
            <text:p>6.683748</text:p>
          </table:table-cell>
          <table:table-cell office:value-type="float" office:value="2.92705652" calcext:value-type="float">
            <text:p>2.92705652</text:p>
          </table:table-cell>
          <table:table-cell office:value-type="float" office:value="38.098697" calcext:value-type="float">
            <text:p>38.098697</text:p>
          </table:table-cell>
          <table:table-cell office:value-type="float" office:value="3.208073" calcext:value-type="float">
            <text:p>3.208073</text:p>
          </table:table-cell>
          <table:table-cell office:value-type="float" office:value="2.7586835" calcext:value-type="float">
            <text:p>2.7586835</text:p>
          </table:table-cell>
          <table:table-cell office:value-type="float" office:value="2.3794914" calcext:value-type="float">
            <text:p>2.3794914</text:p>
          </table:table-cell>
          <table:table-cell office:value-type="float" office:value="204.11787" calcext:value-type="float">
            <text:p>204.11787</text:p>
          </table:table-cell>
          <table:table-cell office:value-type="float" office:value="5.023293" calcext:value-type="float">
            <text:p>5.023293</text:p>
          </table:table-cell>
          <table:table-cell office:value-type="float" office:value="3.1079583" calcext:value-type="float">
            <text:p>3.1079583</text:p>
          </table:table-cell>
          <table:table-cell office:value-type="float" office:value="26.47189" calcext:value-type="float">
            <text:p>26.47189</text:p>
          </table:table-cell>
          <table:table-cell office:value-type="float" office:value="17.930725" calcext:value-type="float">
            <text:p>17.930725</text:p>
          </table:table-cell>
          <table:table-cell office:value-type="float" office:value="26.792117" calcext:value-type="float">
            <text:p>26.792117</text:p>
          </table:table-cell>
          <table:table-cell office:value-type="float" office:value="167.15225" calcext:value-type="float">
            <text:p>167.15225</text:p>
          </table:table-cell>
          <table:table-cell office:value-type="float" office:value="1.4272284" calcext:value-type="float">
            <text:p>1.4272284</text:p>
          </table:table-cell>
          <table:table-cell office:value-type="float" office:value="10.534524" calcext:value-type="float">
            <text:p>10.534524</text:p>
          </table:table-cell>
          <table:table-cell office:value-type="float" office:value="5.4764772" calcext:value-type="float">
            <text:p>5.4764772</text:p>
          </table:table-cell>
          <table:table-cell office:value-type="float" office:value="2.729312" calcext:value-type="float">
            <text:p>2.729312</text:p>
          </table:table-cell>
          <table:table-cell office:value-type="float" office:value="14.231529" calcext:value-type="float">
            <text:p>14.231529</text:p>
          </table:table-cell>
          <table:table-cell office:value-type="float" office:value="5.234391" calcext:value-type="float">
            <text:p>5.234391</text:p>
          </table:table-cell>
          <table:table-cell office:value-type="float" office:value="4.850312" calcext:value-type="float">
            <text:p>4.850312</text:p>
          </table:table-cell>
          <table:table-cell office:value-type="float" office:value="170.70125" calcext:value-type="float">
            <text:p>170.70125</text:p>
          </table:table-cell>
          <table:table-cell office:value-type="float" office:value="85.89393" calcext:value-type="float">
            <text:p>85.89393</text:p>
          </table:table-cell>
          <table:table-cell office:value-type="float" office:value="277.19972" calcext:value-type="float">
            <text:p>277.19972</text:p>
          </table:table-cell>
          <table:table-cell office:value-type="float" office:value="1.57082037" calcext:value-type="float">
            <text:p>1.57082037</text:p>
          </table:table-cell>
          <table:table-cell office:value-type="float" office:value="5.458269" calcext:value-type="float">
            <text:p>5.458269</text:p>
          </table:table-cell>
        </table:table-row>
        <table:table-row table:style-name="ro2">
          <table:table-cell office:value-type="string" calcext:value-type="string">
            <text:p>TCGA-06-0211-01A-01R-1849-01</text:p>
          </table:table-cell>
          <table:table-cell office:value-type="string" calcext:value-type="string">
            <text:p>GBM</text:p>
          </table:table-cell>
          <table:table-cell office:value-type="float" office:value="3.8416752" calcext:value-type="float">
            <text:p>3.8416752</text:p>
          </table:table-cell>
          <table:table-cell office:value-type="float" office:value="16.046496" calcext:value-type="float">
            <text:p>16.046496</text:p>
          </table:table-cell>
          <table:table-cell office:value-type="float" office:value="158.57938" calcext:value-type="float">
            <text:p>158.57938</text:p>
          </table:table-cell>
          <table:table-cell office:value-type="float" office:value="4272.206" calcext:value-type="float">
            <text:p>4272.206</text:p>
          </table:table-cell>
          <table:table-cell office:value-type="float" office:value="44.77547" calcext:value-type="float">
            <text:p>44.77547</text:p>
          </table:table-cell>
          <table:table-cell office:value-type="float" office:value="70.81044" calcext:value-type="float">
            <text:p>70.81044</text:p>
          </table:table-cell>
          <table:table-cell office:value-type="float" office:value="8.739019" calcext:value-type="float">
            <text:p>8.739019</text:p>
          </table:table-cell>
          <table:table-cell office:value-type="float" office:value="43.52908" calcext:value-type="float">
            <text:p>43.52908</text:p>
          </table:table-cell>
          <table:table-cell office:value-type="float" office:value="57.574502" calcext:value-type="float">
            <text:p>57.574502</text:p>
          </table:table-cell>
          <table:table-cell office:value-type="float" office:value="136.28177" calcext:value-type="float">
            <text:p>136.28177</text:p>
          </table:table-cell>
          <table:table-cell office:value-type="float" office:value="6.585737" calcext:value-type="float">
            <text:p>6.585737</text:p>
          </table:table-cell>
          <table:table-cell office:value-type="float" office:value="69.06477" calcext:value-type="float">
            <text:p>69.06477</text:p>
          </table:table-cell>
          <table:table-cell office:value-type="float" office:value="6.343597" calcext:value-type="float">
            <text:p>6.343597</text:p>
          </table:table-cell>
          <table:table-cell office:value-type="float" office:value="2.668845" calcext:value-type="float">
            <text:p>2.668845</text:p>
          </table:table-cell>
          <table:table-cell office:value-type="float" office:value="63.64269" calcext:value-type="float">
            <text:p>63.64269</text:p>
          </table:table-cell>
          <table:table-cell office:value-type="float" office:value="10.642044" calcext:value-type="float">
            <text:p>10.642044</text:p>
          </table:table-cell>
          <table:table-cell office:value-type="float" office:value="4.2835412" calcext:value-type="float">
            <text:p>4.2835412</text:p>
          </table:table-cell>
          <table:table-cell office:value-type="float" office:value="0.8613905" calcext:value-type="float">
            <text:p>0.8613905</text:p>
          </table:table-cell>
          <table:table-cell office:value-type="float" office:value="83.1031" calcext:value-type="float">
            <text:p>83.1031</text:p>
          </table:table-cell>
          <table:table-cell office:value-type="float" office:value="1093.9647" calcext:value-type="float">
            <text:p>1093.9647</text:p>
          </table:table-cell>
          <table:table-cell office:value-type="float" office:value="47.86474" calcext:value-type="float">
            <text:p>47.86474</text:p>
          </table:table-cell>
          <table:table-cell office:value-type="float" office:value="2.124272" calcext:value-type="float">
            <text:p>2.124272</text:p>
          </table:table-cell>
          <table:table-cell office:value-type="float" office:value="0.15702932" calcext:value-type="float">
            <text:p>0.15702932</text:p>
          </table:table-cell>
          <table:table-cell office:value-type="float" office:value="8.482718" calcext:value-type="float">
            <text:p>8.482718</text:p>
          </table:table-cell>
          <table:table-cell office:value-type="float" office:value="1.13978605" calcext:value-type="float">
            <text:p>1.13978605</text:p>
          </table:table-cell>
          <table:table-cell office:value-type="float" office:value="26.755514" calcext:value-type="float">
            <text:p>26.755514</text:p>
          </table:table-cell>
          <table:table-cell office:value-type="float" office:value="2.49071" calcext:value-type="float">
            <text:p>2.49071</text:p>
          </table:table-cell>
          <table:table-cell office:value-type="float" office:value="2.9616222" calcext:value-type="float">
            <text:p>2.9616222</text:p>
          </table:table-cell>
          <table:table-cell office:value-type="float" office:value="1.5406258" calcext:value-type="float">
            <text:p>1.5406258</text:p>
          </table:table-cell>
          <table:table-cell office:value-type="float" office:value="240.89115" calcext:value-type="float">
            <text:p>240.89115</text:p>
          </table:table-cell>
          <table:table-cell office:value-type="float" office:value="2.820716" calcext:value-type="float">
            <text:p>2.820716</text:p>
          </table:table-cell>
          <table:table-cell office:value-type="float" office:value="2.1852885" calcext:value-type="float">
            <text:p>2.1852885</text:p>
          </table:table-cell>
          <table:table-cell office:value-type="float" office:value="26.05249" calcext:value-type="float">
            <text:p>26.05249</text:p>
          </table:table-cell>
          <table:table-cell office:value-type="float" office:value="24.476785" calcext:value-type="float">
            <text:p>24.476785</text:p>
          </table:table-cell>
          <table:table-cell office:value-type="float" office:value="24.353784" calcext:value-type="float">
            <text:p>24.353784</text:p>
          </table:table-cell>
          <table:table-cell office:value-type="float" office:value="304.14525" calcext:value-type="float">
            <text:p>304.14525</text:p>
          </table:table-cell>
          <table:table-cell office:value-type="float" office:value="1.1879269" calcext:value-type="float">
            <text:p>1.1879269</text:p>
          </table:table-cell>
          <table:table-cell office:value-type="float" office:value="9.639053" calcext:value-type="float">
            <text:p>9.639053</text:p>
          </table:table-cell>
          <table:table-cell office:value-type="float" office:value="4.2654125" calcext:value-type="float">
            <text:p>4.2654125</text:p>
          </table:table-cell>
          <table:table-cell office:value-type="float" office:value="3.722943" calcext:value-type="float">
            <text:p>3.722943</text:p>
          </table:table-cell>
          <table:table-cell office:value-type="float" office:value="14.953378" calcext:value-type="float">
            <text:p>14.953378</text:p>
          </table:table-cell>
          <table:table-cell office:value-type="float" office:value="3.066285" calcext:value-type="float">
            <text:p>3.066285</text:p>
          </table:table-cell>
          <table:table-cell office:value-type="float" office:value="3.649059" calcext:value-type="float">
            <text:p>3.649059</text:p>
          </table:table-cell>
          <table:table-cell office:value-type="float" office:value="133.53759" calcext:value-type="float">
            <text:p>133.53759</text:p>
          </table:table-cell>
          <table:table-cell office:value-type="float" office:value="148.1616" calcext:value-type="float">
            <text:p>148.1616</text:p>
          </table:table-cell>
          <table:table-cell office:value-type="float" office:value="260.38406" calcext:value-type="float">
            <text:p>260.38406</text:p>
          </table:table-cell>
          <table:table-cell office:value-type="float" office:value="2.12336118" calcext:value-type="float">
            <text:p>2.12336118</text:p>
          </table:table-cell>
          <table:table-cell office:value-type="float" office:value="4.64004" calcext:value-type="float">
            <text:p>4.64004</text:p>
          </table:table-cell>
        </table:table-row>
        <table:table-row table:style-name="ro2">
          <table:table-cell office:value-type="string" calcext:value-type="string">
            <text:p>TCGA-06-0211-01B-01R-1849-01</text:p>
          </table:table-cell>
          <table:table-cell office:value-type="string" calcext:value-type="string">
            <text:p>GBM</text:p>
          </table:table-cell>
          <table:table-cell office:value-type="float" office:value="1.3886916" calcext:value-type="float">
            <text:p>1.3886916</text:p>
          </table:table-cell>
          <table:table-cell office:value-type="float" office:value="12.360817" calcext:value-type="float">
            <text:p>12.360817</text:p>
          </table:table-cell>
          <table:table-cell office:value-type="float" office:value="153.78749" calcext:value-type="float">
            <text:p>153.78749</text:p>
          </table:table-cell>
          <table:table-cell office:value-type="float" office:value="3297.503" calcext:value-type="float">
            <text:p>3297.503</text:p>
          </table:table-cell>
          <table:table-cell office:value-type="float" office:value="55.91132" calcext:value-type="float">
            <text:p>55.91132</text:p>
          </table:table-cell>
          <table:table-cell office:value-type="float" office:value="65.02457" calcext:value-type="float">
            <text:p>65.02457</text:p>
          </table:table-cell>
          <table:table-cell office:value-type="float" office:value="8.605724" calcext:value-type="float">
            <text:p>8.605724</text:p>
          </table:table-cell>
          <table:table-cell office:value-type="float" office:value="47.644735" calcext:value-type="float">
            <text:p>47.644735</text:p>
          </table:table-cell>
          <table:table-cell office:value-type="float" office:value="54.565717" calcext:value-type="float">
            <text:p>54.565717</text:p>
          </table:table-cell>
          <table:table-cell office:value-type="float" office:value="140.68215" calcext:value-type="float">
            <text:p>140.68215</text:p>
          </table:table-cell>
          <table:table-cell office:value-type="float" office:value="7.497496" calcext:value-type="float">
            <text:p>7.497496</text:p>
          </table:table-cell>
          <table:table-cell office:value-type="float" office:value="91.55595" calcext:value-type="float">
            <text:p>91.55595</text:p>
          </table:table-cell>
          <table:table-cell office:value-type="float" office:value="6.29516" calcext:value-type="float">
            <text:p>6.29516</text:p>
          </table:table-cell>
          <table:table-cell office:value-type="float" office:value="2.9314584" calcext:value-type="float">
            <text:p>2.9314584</text:p>
          </table:table-cell>
          <table:table-cell office:value-type="float" office:value="53.95394" calcext:value-type="float">
            <text:p>53.95394</text:p>
          </table:table-cell>
          <table:table-cell office:value-type="float" office:value="10.048064" calcext:value-type="float">
            <text:p>10.048064</text:p>
          </table:table-cell>
          <table:table-cell office:value-type="float" office:value="3.1846399" calcext:value-type="float">
            <text:p>3.1846399</text:p>
          </table:table-cell>
          <table:table-cell office:value-type="float" office:value="0.98304779" calcext:value-type="float">
            <text:p>0.98304779</text:p>
          </table:table-cell>
          <table:table-cell office:value-type="float" office:value="66.05274" calcext:value-type="float">
            <text:p>66.05274</text:p>
          </table:table-cell>
          <table:table-cell office:value-type="float" office:value="1215.3511" calcext:value-type="float">
            <text:p>1215.3511</text:p>
          </table:table-cell>
          <table:table-cell office:value-type="float" office:value="39.84329" calcext:value-type="float">
            <text:p>39.84329</text:p>
          </table:table-cell>
          <table:table-cell office:value-type="float" office:value="2.841119" calcext:value-type="float">
            <text:p>2.841119</text:p>
          </table:table-cell>
          <table:table-cell office:value-type="float" office:value="0.11935343" calcext:value-type="float">
            <text:p>0.11935343</text:p>
          </table:table-cell>
          <table:table-cell office:value-type="float" office:value="9.111781" calcext:value-type="float">
            <text:p>9.111781</text:p>
          </table:table-cell>
          <table:table-cell office:value-type="float" office:value="0.85783477" calcext:value-type="float">
            <text:p>0.85783477</text:p>
          </table:table-cell>
          <table:table-cell office:value-type="float" office:value="23.150661" calcext:value-type="float">
            <text:p>23.150661</text:p>
          </table:table-cell>
          <table:table-cell office:value-type="float" office:value="2.425901" calcext:value-type="float">
            <text:p>2.425901</text:p>
          </table:table-cell>
          <table:table-cell office:value-type="float" office:value="3.0159606" calcext:value-type="float">
            <text:p>3.0159606</text:p>
          </table:table-cell>
          <table:table-cell office:value-type="float" office:value="0.8160625" calcext:value-type="float">
            <text:p>0.8160625</text:p>
          </table:table-cell>
          <table:table-cell office:value-type="float" office:value="207.30562" calcext:value-type="float">
            <text:p>207.30562</text:p>
          </table:table-cell>
          <table:table-cell office:value-type="float" office:value="3.426001" calcext:value-type="float">
            <text:p>3.426001</text:p>
          </table:table-cell>
          <table:table-cell office:value-type="float" office:value="1.8422936" calcext:value-type="float">
            <text:p>1.8422936</text:p>
          </table:table-cell>
          <table:table-cell office:value-type="float" office:value="35.35404" calcext:value-type="float">
            <text:p>35.35404</text:p>
          </table:table-cell>
          <table:table-cell office:value-type="float" office:value="27.944443" calcext:value-type="float">
            <text:p>27.944443</text:p>
          </table:table-cell>
          <table:table-cell office:value-type="float" office:value="24.407382" calcext:value-type="float">
            <text:p>24.407382</text:p>
          </table:table-cell>
          <table:table-cell office:value-type="float" office:value="314.13006" calcext:value-type="float">
            <text:p>314.13006</text:p>
          </table:table-cell>
          <table:table-cell office:value-type="float" office:value="1.442388" calcext:value-type="float">
            <text:p>1.442388</text:p>
          </table:table-cell>
          <table:table-cell office:value-type="float" office:value="9.37906" calcext:value-type="float">
            <text:p>9.37906</text:p>
          </table:table-cell>
          <table:table-cell office:value-type="float" office:value="4.5447229" calcext:value-type="float">
            <text:p>4.5447229</text:p>
          </table:table-cell>
          <table:table-cell office:value-type="float" office:value="3.528173" calcext:value-type="float">
            <text:p>3.528173</text:p>
          </table:table-cell>
          <table:table-cell office:value-type="float" office:value="13.935937" calcext:value-type="float">
            <text:p>13.935937</text:p>
          </table:table-cell>
          <table:table-cell office:value-type="float" office:value="3.142363" calcext:value-type="float">
            <text:p>3.142363</text:p>
          </table:table-cell>
          <table:table-cell office:value-type="float" office:value="3.325008" calcext:value-type="float">
            <text:p>3.325008</text:p>
          </table:table-cell>
          <table:table-cell office:value-type="float" office:value="107.97712" calcext:value-type="float">
            <text:p>107.97712</text:p>
          </table:table-cell>
          <table:table-cell office:value-type="float" office:value="150.58604" calcext:value-type="float">
            <text:p>150.58604</text:p>
          </table:table-cell>
          <table:table-cell office:value-type="float" office:value="221.64872" calcext:value-type="float">
            <text:p>221.64872</text:p>
          </table:table-cell>
          <table:table-cell office:value-type="float" office:value="2.79253301" calcext:value-type="float">
            <text:p>2.79253301</text:p>
          </table:table-cell>
          <table:table-cell office:value-type="float" office:value="3.706178" calcext:value-type="float">
            <text:p>3.706178</text:p>
          </table:table-cell>
        </table:table-row>
        <table:table-row table:style-name="ro2">
          <table:table-cell office:value-type="string" calcext:value-type="string">
            <text:p>TCGA-06-0211-02A-02R-2005-01</text:p>
          </table:table-cell>
          <table:table-cell office:value-type="string" calcext:value-type="string">
            <text:p>GBM</text:p>
          </table:table-cell>
          <table:table-cell office:value-type="float" office:value="3.2351043" calcext:value-type="float">
            <text:p>3.2351043</text:p>
          </table:table-cell>
          <table:table-cell office:value-type="float" office:value="12.468638" calcext:value-type="float">
            <text:p>12.468638</text:p>
          </table:table-cell>
          <table:table-cell office:value-type="float" office:value="168.09673" calcext:value-type="float">
            <text:p>168.09673</text:p>
          </table:table-cell>
          <table:table-cell office:value-type="float" office:value="4286.8735" calcext:value-type="float">
            <text:p>4286.8735</text:p>
          </table:table-cell>
          <table:table-cell office:value-type="float" office:value="43.68741" calcext:value-type="float">
            <text:p>43.68741</text:p>
          </table:table-cell>
          <table:table-cell office:value-type="float" office:value="82.59448" calcext:value-type="float">
            <text:p>82.59448</text:p>
          </table:table-cell>
          <table:table-cell office:value-type="float" office:value="10.970623" calcext:value-type="float">
            <text:p>10.970623</text:p>
          </table:table-cell>
          <table:table-cell office:value-type="float" office:value="39.66342" calcext:value-type="float">
            <text:p>39.66342</text:p>
          </table:table-cell>
          <table:table-cell office:value-type="float" office:value="88.319032" calcext:value-type="float">
            <text:p>88.319032</text:p>
          </table:table-cell>
          <table:table-cell office:value-type="float" office:value="195.47331" calcext:value-type="float">
            <text:p>195.47331</text:p>
          </table:table-cell>
          <table:table-cell office:value-type="float" office:value="7.802312" calcext:value-type="float">
            <text:p>7.802312</text:p>
          </table:table-cell>
          <table:table-cell office:value-type="float" office:value="62.98903" calcext:value-type="float">
            <text:p>62.98903</text:p>
          </table:table-cell>
          <table:table-cell office:value-type="float" office:value="8.98971" calcext:value-type="float">
            <text:p>8.98971</text:p>
          </table:table-cell>
          <table:table-cell office:value-type="float" office:value="4.5818302" calcext:value-type="float">
            <text:p>4.5818302</text:p>
          </table:table-cell>
          <table:table-cell office:value-type="float" office:value="45.21281" calcext:value-type="float">
            <text:p>45.21281</text:p>
          </table:table-cell>
          <table:table-cell office:value-type="float" office:value="8.560228" calcext:value-type="float">
            <text:p>8.560228</text:p>
          </table:table-cell>
          <table:table-cell office:value-type="float" office:value="3.6330136" calcext:value-type="float">
            <text:p>3.6330136</text:p>
          </table:table-cell>
          <table:table-cell office:value-type="float" office:value="0.92264641" calcext:value-type="float">
            <text:p>0.92264641</text:p>
          </table:table-cell>
          <table:table-cell office:value-type="float" office:value="56.02549" calcext:value-type="float">
            <text:p>56.02549</text:p>
          </table:table-cell>
          <table:table-cell office:value-type="float" office:value="1125.6786" calcext:value-type="float">
            <text:p>1125.6786</text:p>
          </table:table-cell>
          <table:table-cell office:value-type="float" office:value="43.99225" calcext:value-type="float">
            <text:p>43.99225</text:p>
          </table:table-cell>
          <table:table-cell office:value-type="float" office:value="3.295568" calcext:value-type="float">
            <text:p>3.295568</text:p>
          </table:table-cell>
          <table:table-cell office:value-type="float" office:value="0.19215915" calcext:value-type="float">
            <text:p>0.19215915</text:p>
          </table:table-cell>
          <table:table-cell office:value-type="float" office:value="10.102443" calcext:value-type="float">
            <text:p>10.102443</text:p>
          </table:table-cell>
          <table:table-cell office:value-type="float" office:value="0.7903321" calcext:value-type="float">
            <text:p>0.7903321</text:p>
          </table:table-cell>
          <table:table-cell office:value-type="float" office:value="21.717717" calcext:value-type="float">
            <text:p>21.717717</text:p>
          </table:table-cell>
          <table:table-cell office:value-type="float" office:value="2.603339" calcext:value-type="float">
            <text:p>2.603339</text:p>
          </table:table-cell>
          <table:table-cell office:value-type="float" office:value="2.4607212" calcext:value-type="float">
            <text:p>2.4607212</text:p>
          </table:table-cell>
          <table:table-cell office:value-type="float" office:value="1.8522483" calcext:value-type="float">
            <text:p>1.8522483</text:p>
          </table:table-cell>
          <table:table-cell office:value-type="float" office:value="252.89703" calcext:value-type="float">
            <text:p>252.89703</text:p>
          </table:table-cell>
          <table:table-cell office:value-type="float" office:value="3.474804" calcext:value-type="float">
            <text:p>3.474804</text:p>
          </table:table-cell>
          <table:table-cell office:value-type="float" office:value="2.207452" calcext:value-type="float">
            <text:p>2.207452</text:p>
          </table:table-cell>
          <table:table-cell office:value-type="float" office:value="46.12856" calcext:value-type="float">
            <text:p>46.12856</text:p>
          </table:table-cell>
          <table:table-cell office:value-type="float" office:value="18.95625" calcext:value-type="float">
            <text:p>18.95625</text:p>
          </table:table-cell>
          <table:table-cell office:value-type="float" office:value="21.765071" calcext:value-type="float">
            <text:p>21.765071</text:p>
          </table:table-cell>
          <table:table-cell office:value-type="float" office:value="262.33412" calcext:value-type="float">
            <text:p>262.33412</text:p>
          </table:table-cell>
          <table:table-cell office:value-type="float" office:value="1.2148497" calcext:value-type="float">
            <text:p>1.2148497</text:p>
          </table:table-cell>
          <table:table-cell office:value-type="float" office:value="11.734748" calcext:value-type="float">
            <text:p>11.734748</text:p>
          </table:table-cell>
          <table:table-cell office:value-type="float" office:value="4.6609378" calcext:value-type="float">
            <text:p>4.6609378</text:p>
          </table:table-cell>
          <table:table-cell office:value-type="float" office:value="2.810321" calcext:value-type="float">
            <text:p>2.810321</text:p>
          </table:table-cell>
          <table:table-cell office:value-type="float" office:value="12.799162" calcext:value-type="float">
            <text:p>12.799162</text:p>
          </table:table-cell>
          <table:table-cell office:value-type="float" office:value="3.252318" calcext:value-type="float">
            <text:p>3.252318</text:p>
          </table:table-cell>
          <table:table-cell office:value-type="float" office:value="4.741661" calcext:value-type="float">
            <text:p>4.741661</text:p>
          </table:table-cell>
          <table:table-cell office:value-type="float" office:value="133.43234" calcext:value-type="float">
            <text:p>133.43234</text:p>
          </table:table-cell>
          <table:table-cell office:value-type="float" office:value="155.60239" calcext:value-type="float">
            <text:p>155.60239</text:p>
          </table:table-cell>
          <table:table-cell office:value-type="float" office:value="213.2696" calcext:value-type="float">
            <text:p>213.2696</text:p>
          </table:table-cell>
          <table:table-cell office:value-type="float" office:value="1.3017489" calcext:value-type="float">
            <text:p>1.3017489</text:p>
          </table:table-cell>
          <table:table-cell office:value-type="float" office:value="4.377216" calcext:value-type="float">
            <text:p>4.377216</text:p>
          </table:table-cell>
        </table:table-row>
        <table:table-row table:style-name="ro2">
          <table:table-cell office:value-type="string" calcext:value-type="string">
            <text:p>TCGA-06-0219-01A-01R-1849-01</text:p>
          </table:table-cell>
          <table:table-cell office:value-type="string" calcext:value-type="string">
            <text:p>GBM</text:p>
          </table:table-cell>
          <table:table-cell office:value-type="float" office:value="0.6922696" calcext:value-type="float">
            <text:p>0.6922696</text:p>
          </table:table-cell>
          <table:table-cell office:value-type="float" office:value="5.784134" calcext:value-type="float">
            <text:p>5.784134</text:p>
          </table:table-cell>
          <table:table-cell office:value-type="float" office:value="174.3586" calcext:value-type="float">
            <text:p>174.3586</text:p>
          </table:table-cell>
          <table:table-cell office:value-type="float" office:value="3415.3753" calcext:value-type="float">
            <text:p>3415.3753</text:p>
          </table:table-cell>
          <table:table-cell office:value-type="float" office:value="60.5321" calcext:value-type="float">
            <text:p>60.5321</text:p>
          </table:table-cell>
          <table:table-cell office:value-type="float" office:value="80.52199" calcext:value-type="float">
            <text:p>80.52199</text:p>
          </table:table-cell>
          <table:table-cell office:value-type="float" office:value="9.972664" calcext:value-type="float">
            <text:p>9.972664</text:p>
          </table:table-cell>
          <table:table-cell office:value-type="float" office:value="28.324082" calcext:value-type="float">
            <text:p>28.324082</text:p>
          </table:table-cell>
          <table:table-cell office:value-type="float" office:value="56.698826" calcext:value-type="float">
            <text:p>56.698826</text:p>
          </table:table-cell>
          <table:table-cell office:value-type="float" office:value="242.79088" calcext:value-type="float">
            <text:p>242.79088</text:p>
          </table:table-cell>
          <table:table-cell office:value-type="float" office:value="7.378696" calcext:value-type="float">
            <text:p>7.378696</text:p>
          </table:table-cell>
          <table:table-cell office:value-type="float" office:value="175.91191" calcext:value-type="float">
            <text:p>175.91191</text:p>
          </table:table-cell>
          <table:table-cell office:value-type="float" office:value="12.910366" calcext:value-type="float">
            <text:p>12.910366</text:p>
          </table:table-cell>
          <table:table-cell office:value-type="float" office:value="10.310215" calcext:value-type="float">
            <text:p>10.310215</text:p>
          </table:table-cell>
          <table:table-cell office:value-type="float" office:value="28.57727" calcext:value-type="float">
            <text:p>28.57727</text:p>
          </table:table-cell>
          <table:table-cell office:value-type="float" office:value="3.514598" calcext:value-type="float">
            <text:p>3.514598</text:p>
          </table:table-cell>
          <table:table-cell office:value-type="float" office:value="2.0462604" calcext:value-type="float">
            <text:p>2.0462604</text:p>
          </table:table-cell>
          <table:table-cell office:value-type="float" office:value="1.06665137" calcext:value-type="float">
            <text:p>1.06665137</text:p>
          </table:table-cell>
          <table:table-cell office:value-type="float" office:value="26.77225" calcext:value-type="float">
            <text:p>26.77225</text:p>
          </table:table-cell>
          <table:table-cell office:value-type="float" office:value="1372.8937" calcext:value-type="float">
            <text:p>1372.8937</text:p>
          </table:table-cell>
          <table:table-cell office:value-type="float" office:value="39.84615" calcext:value-type="float">
            <text:p>39.84615</text:p>
          </table:table-cell>
          <table:table-cell office:value-type="float" office:value="9.332305" calcext:value-type="float">
            <text:p>9.332305</text:p>
          </table:table-cell>
          <table:table-cell office:value-type="float" office:value="0.31787315" calcext:value-type="float">
            <text:p>0.31787315</text:p>
          </table:table-cell>
          <table:table-cell office:value-type="float" office:value="24.628883" calcext:value-type="float">
            <text:p>24.628883</text:p>
          </table:table-cell>
          <table:table-cell office:value-type="float" office:value="1.16127184" calcext:value-type="float">
            <text:p>1.16127184</text:p>
          </table:table-cell>
          <table:table-cell office:value-type="float" office:value="7.447563" calcext:value-type="float">
            <text:p>7.447563</text:p>
          </table:table-cell>
          <table:table-cell office:value-type="float" office:value="1.295689" calcext:value-type="float">
            <text:p>1.295689</text:p>
          </table:table-cell>
          <table:table-cell office:value-type="float" office:value="1.7409741" calcext:value-type="float">
            <text:p>1.7409741</text:p>
          </table:table-cell>
          <table:table-cell office:value-type="float" office:value="0.6376086" calcext:value-type="float">
            <text:p>0.6376086</text:p>
          </table:table-cell>
          <table:table-cell office:value-type="float" office:value="477.16738" calcext:value-type="float">
            <text:p>477.16738</text:p>
          </table:table-cell>
          <table:table-cell office:value-type="float" office:value="11.159615" calcext:value-type="float">
            <text:p>11.159615</text:p>
          </table:table-cell>
          <table:table-cell office:value-type="float" office:value="1.3165659" calcext:value-type="float">
            <text:p>1.3165659</text:p>
          </table:table-cell>
          <table:table-cell office:value-type="float" office:value="45.70243" calcext:value-type="float">
            <text:p>45.70243</text:p>
          </table:table-cell>
          <table:table-cell office:value-type="float" office:value="27.786891" calcext:value-type="float">
            <text:p>27.786891</text:p>
          </table:table-cell>
          <table:table-cell office:value-type="float" office:value="30.924168" calcext:value-type="float">
            <text:p>30.924168</text:p>
          </table:table-cell>
          <table:table-cell office:value-type="float" office:value="594.16424" calcext:value-type="float">
            <text:p>594.16424</text:p>
          </table:table-cell>
          <table:table-cell office:value-type="float" office:value="1.2476176" calcext:value-type="float">
            <text:p>1.2476176</text:p>
          </table:table-cell>
          <table:table-cell office:value-type="float" office:value="9.271729" calcext:value-type="float">
            <text:p>9.271729</text:p>
          </table:table-cell>
          <table:table-cell office:value-type="float" office:value="4.6597343" calcext:value-type="float">
            <text:p>4.6597343</text:p>
          </table:table-cell>
          <table:table-cell office:value-type="float" office:value="2.396352" calcext:value-type="float">
            <text:p>2.396352</text:p>
          </table:table-cell>
          <table:table-cell office:value-type="float" office:value="9.927708" calcext:value-type="float">
            <text:p>9.927708</text:p>
          </table:table-cell>
          <table:table-cell office:value-type="float" office:value="2.711699" calcext:value-type="float">
            <text:p>2.711699</text:p>
          </table:table-cell>
          <table:table-cell office:value-type="float" office:value="2.728766" calcext:value-type="float">
            <text:p>2.728766</text:p>
          </table:table-cell>
          <table:table-cell office:value-type="float" office:value="94.60869" calcext:value-type="float">
            <text:p>94.60869</text:p>
          </table:table-cell>
          <table:table-cell office:value-type="float" office:value="198.60666" calcext:value-type="float">
            <text:p>198.60666</text:p>
          </table:table-cell>
          <table:table-cell office:value-type="float" office:value="104.5342" calcext:value-type="float">
            <text:p>104.5342</text:p>
          </table:table-cell>
          <table:table-cell office:value-type="float" office:value="1.40056548" calcext:value-type="float">
            <text:p>1.40056548</text:p>
          </table:table-cell>
          <table:table-cell office:value-type="float" office:value="1.991021" calcext:value-type="float">
            <text:p>1.991021</text:p>
          </table:table-cell>
        </table:table-row>
        <table:table-row table:style-name="ro2">
          <table:table-cell office:value-type="string" calcext:value-type="string">
            <text:p>TCGA-06-0221-02A-11R-2005-01</text:p>
          </table:table-cell>
          <table:table-cell office:value-type="string" calcext:value-type="string">
            <text:p>GBM</text:p>
          </table:table-cell>
          <table:table-cell office:value-type="float" office:value="3.9313808" calcext:value-type="float">
            <text:p>3.9313808</text:p>
          </table:table-cell>
          <table:table-cell office:value-type="float" office:value="22.630833" calcext:value-type="float">
            <text:p>22.630833</text:p>
          </table:table-cell>
          <table:table-cell office:value-type="float" office:value="98.8853" calcext:value-type="float">
            <text:p>98.8853</text:p>
          </table:table-cell>
          <table:table-cell office:value-type="float" office:value="1340.74" calcext:value-type="float">
            <text:p>1340.74</text:p>
          </table:table-cell>
          <table:table-cell office:value-type="float" office:value="22.43862" calcext:value-type="float">
            <text:p>22.43862</text:p>
          </table:table-cell>
          <table:table-cell office:value-type="float" office:value="158.93844" calcext:value-type="float">
            <text:p>158.93844</text:p>
          </table:table-cell>
          <table:table-cell office:value-type="float" office:value="8.893933" calcext:value-type="float">
            <text:p>8.893933</text:p>
          </table:table-cell>
          <table:table-cell office:value-type="float" office:value="33.589233" calcext:value-type="float">
            <text:p>33.589233</text:p>
          </table:table-cell>
          <table:table-cell office:value-type="float" office:value="27.79168" calcext:value-type="float">
            <text:p>27.79168</text:p>
          </table:table-cell>
          <table:table-cell office:value-type="float" office:value="115.58744" calcext:value-type="float">
            <text:p>115.58744</text:p>
          </table:table-cell>
          <table:table-cell office:value-type="float" office:value="4.708734" calcext:value-type="float">
            <text:p>4.708734</text:p>
          </table:table-cell>
          <table:table-cell office:value-type="float" office:value="53.97374" calcext:value-type="float">
            <text:p>53.97374</text:p>
          </table:table-cell>
          <table:table-cell office:value-type="float" office:value="5.801955" calcext:value-type="float">
            <text:p>5.801955</text:p>
          </table:table-cell>
          <table:table-cell office:value-type="float" office:value="5.096558" calcext:value-type="float">
            <text:p>5.096558</text:p>
          </table:table-cell>
          <table:table-cell office:value-type="float" office:value="61.01952" calcext:value-type="float">
            <text:p>61.01952</text:p>
          </table:table-cell>
          <table:table-cell office:value-type="float" office:value="16.702307" calcext:value-type="float">
            <text:p>16.702307</text:p>
          </table:table-cell>
          <table:table-cell office:value-type="float" office:value="6.0937652" calcext:value-type="float">
            <text:p>6.0937652</text:p>
          </table:table-cell>
          <table:table-cell office:value-type="float" office:value="1.34883977" calcext:value-type="float">
            <text:p>1.34883977</text:p>
          </table:table-cell>
          <table:table-cell office:value-type="float" office:value="90.63377" calcext:value-type="float">
            <text:p>90.63377</text:p>
          </table:table-cell>
          <table:table-cell office:value-type="float" office:value="1059.1287" calcext:value-type="float">
            <text:p>1059.1287</text:p>
          </table:table-cell>
          <table:table-cell office:value-type="float" office:value="24.0733" calcext:value-type="float">
            <text:p>24.0733</text:p>
          </table:table-cell>
          <table:table-cell office:value-type="float" office:value="1.89329" calcext:value-type="float">
            <text:p>1.89329</text:p>
          </table:table-cell>
          <table:table-cell office:value-type="float" office:value="0.19065479" calcext:value-type="float">
            <text:p>0.19065479</text:p>
          </table:table-cell>
          <table:table-cell office:value-type="float" office:value="5.270657" calcext:value-type="float">
            <text:p>5.270657</text:p>
          </table:table-cell>
          <table:table-cell office:value-type="float" office:value="0.38806758" calcext:value-type="float">
            <text:p>0.38806758</text:p>
          </table:table-cell>
          <table:table-cell office:value-type="float" office:value="53.337003" calcext:value-type="float">
            <text:p>53.337003</text:p>
          </table:table-cell>
          <table:table-cell office:value-type="float" office:value="5.929557" calcext:value-type="float">
            <text:p>5.929557</text:p>
          </table:table-cell>
          <table:table-cell office:value-type="float" office:value="5.1136338" calcext:value-type="float">
            <text:p>5.1136338</text:p>
          </table:table-cell>
          <table:table-cell office:value-type="float" office:value="1.1497989" calcext:value-type="float">
            <text:p>1.1497989</text:p>
          </table:table-cell>
          <table:table-cell office:value-type="float" office:value="79.79082" calcext:value-type="float">
            <text:p>79.79082</text:p>
          </table:table-cell>
          <table:table-cell office:value-type="float" office:value="4.303402" calcext:value-type="float">
            <text:p>4.303402</text:p>
          </table:table-cell>
          <table:table-cell office:value-type="float" office:value="2.0043378" calcext:value-type="float">
            <text:p>2.0043378</text:p>
          </table:table-cell>
          <table:table-cell office:value-type="float" office:value="37.01756" calcext:value-type="float">
            <text:p>37.01756</text:p>
          </table:table-cell>
          <table:table-cell office:value-type="float" office:value="14.722247" calcext:value-type="float">
            <text:p>14.722247</text:p>
          </table:table-cell>
          <table:table-cell office:value-type="float" office:value="23.870478" calcext:value-type="float">
            <text:p>23.870478</text:p>
          </table:table-cell>
          <table:table-cell office:value-type="float" office:value="126.85031" calcext:value-type="float">
            <text:p>126.85031</text:p>
          </table:table-cell>
          <table:table-cell office:value-type="float" office:value="4.590255" calcext:value-type="float">
            <text:p>4.590255</text:p>
          </table:table-cell>
          <table:table-cell office:value-type="float" office:value="12.922349" calcext:value-type="float">
            <text:p>12.922349</text:p>
          </table:table-cell>
          <table:table-cell office:value-type="float" office:value="4.9180967" calcext:value-type="float">
            <text:p>4.9180967</text:p>
          </table:table-cell>
          <table:table-cell office:value-type="float" office:value="3.08247" calcext:value-type="float">
            <text:p>3.08247</text:p>
          </table:table-cell>
          <table:table-cell office:value-type="float" office:value="10.594881" calcext:value-type="float">
            <text:p>10.594881</text:p>
          </table:table-cell>
          <table:table-cell office:value-type="float" office:value="5.191353" calcext:value-type="float">
            <text:p>5.191353</text:p>
          </table:table-cell>
          <table:table-cell office:value-type="float" office:value="6.742244" calcext:value-type="float">
            <text:p>6.742244</text:p>
          </table:table-cell>
          <table:table-cell office:value-type="float" office:value="267.50525" calcext:value-type="float">
            <text:p>267.50525</text:p>
          </table:table-cell>
          <table:table-cell office:value-type="float" office:value="77.38235" calcext:value-type="float">
            <text:p>77.38235</text:p>
          </table:table-cell>
          <table:table-cell office:value-type="float" office:value="302.32755" calcext:value-type="float">
            <text:p>302.32755</text:p>
          </table:table-cell>
          <table:table-cell office:value-type="float" office:value="2.1551072" calcext:value-type="float">
            <text:p>2.1551072</text:p>
          </table:table-cell>
          <table:table-cell office:value-type="float" office:value="8.100191" calcext:value-type="float">
            <text:p>8.100191</text:p>
          </table:table-cell>
        </table:table-row>
        <table:table-row table:style-name="ro2">
          <table:table-cell office:value-type="string" calcext:value-type="string">
            <text:p>TCGA-06-0238-01A-02R-1849-01</text:p>
          </table:table-cell>
          <table:table-cell office:value-type="string" calcext:value-type="string">
            <text:p>GBM</text:p>
          </table:table-cell>
          <table:table-cell office:value-type="float" office:value="2.4622605" calcext:value-type="float">
            <text:p>2.4622605</text:p>
          </table:table-cell>
          <table:table-cell office:value-type="float" office:value="7.990587" calcext:value-type="float">
            <text:p>7.990587</text:p>
          </table:table-cell>
          <table:table-cell office:value-type="float" office:value="141.14658" calcext:value-type="float">
            <text:p>141.14658</text:p>
          </table:table-cell>
          <table:table-cell office:value-type="float" office:value="4038.0007" calcext:value-type="float">
            <text:p>4038.0007</text:p>
          </table:table-cell>
          <table:table-cell office:value-type="float" office:value="71.46207" calcext:value-type="float">
            <text:p>71.46207</text:p>
          </table:table-cell>
          <table:table-cell office:value-type="float" office:value="110.96519" calcext:value-type="float">
            <text:p>110.96519</text:p>
          </table:table-cell>
          <table:table-cell office:value-type="float" office:value="16.073074" calcext:value-type="float">
            <text:p>16.073074</text:p>
          </table:table-cell>
          <table:table-cell office:value-type="float" office:value="39.899885" calcext:value-type="float">
            <text:p>39.899885</text:p>
          </table:table-cell>
          <table:table-cell office:value-type="float" office:value="46.086278" calcext:value-type="float">
            <text:p>46.086278</text:p>
          </table:table-cell>
          <table:table-cell office:value-type="float" office:value="82.77844" calcext:value-type="float">
            <text:p>82.77844</text:p>
          </table:table-cell>
          <table:table-cell office:value-type="float" office:value="9.294971" calcext:value-type="float">
            <text:p>9.294971</text:p>
          </table:table-cell>
          <table:table-cell office:value-type="float" office:value="100.23815" calcext:value-type="float">
            <text:p>100.23815</text:p>
          </table:table-cell>
          <table:table-cell office:value-type="float" office:value="9.359136" calcext:value-type="float">
            <text:p>9.359136</text:p>
          </table:table-cell>
          <table:table-cell office:value-type="float" office:value="8.93201" calcext:value-type="float">
            <text:p>8.93201</text:p>
          </table:table-cell>
          <table:table-cell office:value-type="float" office:value="42.28108" calcext:value-type="float">
            <text:p>42.28108</text:p>
          </table:table-cell>
          <table:table-cell office:value-type="float" office:value="7.121541" calcext:value-type="float">
            <text:p>7.121541</text:p>
          </table:table-cell>
          <table:table-cell office:value-type="float" office:value="5.0246359" calcext:value-type="float">
            <text:p>5.0246359</text:p>
          </table:table-cell>
          <table:table-cell office:value-type="float" office:value="1.17677941" calcext:value-type="float">
            <text:p>1.17677941</text:p>
          </table:table-cell>
          <table:table-cell office:value-type="float" office:value="25.90963" calcext:value-type="float">
            <text:p>25.90963</text:p>
          </table:table-cell>
          <table:table-cell office:value-type="float" office:value="1895.3186" calcext:value-type="float">
            <text:p>1895.3186</text:p>
          </table:table-cell>
          <table:table-cell office:value-type="float" office:value="40.38762" calcext:value-type="float">
            <text:p>40.38762</text:p>
          </table:table-cell>
          <table:table-cell office:value-type="float" office:value="5.745117" calcext:value-type="float">
            <text:p>5.745117</text:p>
          </table:table-cell>
          <table:table-cell office:value-type="float" office:value="0.24417443" calcext:value-type="float">
            <text:p>0.24417443</text:p>
          </table:table-cell>
          <table:table-cell office:value-type="float" office:value="16.026359" calcext:value-type="float">
            <text:p>16.026359</text:p>
          </table:table-cell>
          <table:table-cell office:value-type="float" office:value="1.92507821" calcext:value-type="float">
            <text:p>1.92507821</text:p>
          </table:table-cell>
          <table:table-cell office:value-type="float" office:value="18.734439" calcext:value-type="float">
            <text:p>18.734439</text:p>
          </table:table-cell>
          <table:table-cell office:value-type="float" office:value="2.08338" calcext:value-type="float">
            <text:p>2.08338</text:p>
          </table:table-cell>
          <table:table-cell office:value-type="float" office:value="2.1749912" calcext:value-type="float">
            <text:p>2.1749912</text:p>
          </table:table-cell>
          <table:table-cell office:value-type="float" office:value="0.7867229" calcext:value-type="float">
            <text:p>0.7867229</text:p>
          </table:table-cell>
          <table:table-cell office:value-type="float" office:value="279.19346" calcext:value-type="float">
            <text:p>279.19346</text:p>
          </table:table-cell>
          <table:table-cell office:value-type="float" office:value="5.678928" calcext:value-type="float">
            <text:p>5.678928</text:p>
          </table:table-cell>
          <table:table-cell office:value-type="float" office:value="1.390248" calcext:value-type="float">
            <text:p>1.390248</text:p>
          </table:table-cell>
          <table:table-cell office:value-type="float" office:value="52.46104" calcext:value-type="float">
            <text:p>52.46104</text:p>
          </table:table-cell>
          <table:table-cell office:value-type="float" office:value="21.854661" calcext:value-type="float">
            <text:p>21.854661</text:p>
          </table:table-cell>
          <table:table-cell office:value-type="float" office:value="32.430447" calcext:value-type="float">
            <text:p>32.430447</text:p>
          </table:table-cell>
          <table:table-cell office:value-type="float" office:value="295.7991" calcext:value-type="float">
            <text:p>295.7991</text:p>
          </table:table-cell>
          <table:table-cell office:value-type="float" office:value="1.5861199" calcext:value-type="float">
            <text:p>1.5861199</text:p>
          </table:table-cell>
          <table:table-cell office:value-type="float" office:value="10.059063" calcext:value-type="float">
            <text:p>10.059063</text:p>
          </table:table-cell>
          <table:table-cell office:value-type="float" office:value="3.4081792" calcext:value-type="float">
            <text:p>3.4081792</text:p>
          </table:table-cell>
          <table:table-cell office:value-type="float" office:value="2.262943" calcext:value-type="float">
            <text:p>2.262943</text:p>
          </table:table-cell>
          <table:table-cell office:value-type="float" office:value="10.580181" calcext:value-type="float">
            <text:p>10.580181</text:p>
          </table:table-cell>
          <table:table-cell office:value-type="float" office:value="3.884415" calcext:value-type="float">
            <text:p>3.884415</text:p>
          </table:table-cell>
          <table:table-cell office:value-type="float" office:value="4.311948" calcext:value-type="float">
            <text:p>4.311948</text:p>
          </table:table-cell>
          <table:table-cell office:value-type="float" office:value="132.82807" calcext:value-type="float">
            <text:p>132.82807</text:p>
          </table:table-cell>
          <table:table-cell office:value-type="float" office:value="160.98271" calcext:value-type="float">
            <text:p>160.98271</text:p>
          </table:table-cell>
          <table:table-cell office:value-type="float" office:value="186.96167" calcext:value-type="float">
            <text:p>186.96167</text:p>
          </table:table-cell>
          <table:table-cell office:value-type="float" office:value="0.74617343" calcext:value-type="float">
            <text:p>0.74617343</text:p>
          </table:table-cell>
          <table:table-cell office:value-type="float" office:value="6.684384" calcext:value-type="float">
            <text:p>6.684384</text:p>
          </table:table-cell>
        </table:table-row>
        <table:table-row table:style-name="ro2">
          <table:table-cell office:value-type="string" calcext:value-type="string">
            <text:p>TCGA-06-0644-01A-02R-1849-01</text:p>
          </table:table-cell>
          <table:table-cell office:value-type="string" calcext:value-type="string">
            <text:p>GBM</text:p>
          </table:table-cell>
          <table:table-cell office:value-type="float" office:value="4.6799183" calcext:value-type="float">
            <text:p>4.6799183</text:p>
          </table:table-cell>
          <table:table-cell office:value-type="float" office:value="14.46226" calcext:value-type="float">
            <text:p>14.46226</text:p>
          </table:table-cell>
          <table:table-cell office:value-type="float" office:value="195.78026" calcext:value-type="float">
            <text:p>195.78026</text:p>
          </table:table-cell>
          <table:table-cell office:value-type="float" office:value="5241.2856" calcext:value-type="float">
            <text:p>5241.2856</text:p>
          </table:table-cell>
          <table:table-cell office:value-type="float" office:value="94.85991" calcext:value-type="float">
            <text:p>94.85991</text:p>
          </table:table-cell>
          <table:table-cell office:value-type="float" office:value="80.25602" calcext:value-type="float">
            <text:p>80.25602</text:p>
          </table:table-cell>
          <table:table-cell office:value-type="float" office:value="6.814214" calcext:value-type="float">
            <text:p>6.814214</text:p>
          </table:table-cell>
          <table:table-cell office:value-type="float" office:value="38.732471" calcext:value-type="float">
            <text:p>38.732471</text:p>
          </table:table-cell>
          <table:table-cell office:value-type="float" office:value="82.621435" calcext:value-type="float">
            <text:p>82.621435</text:p>
          </table:table-cell>
          <table:table-cell office:value-type="float" office:value="50.65548" calcext:value-type="float">
            <text:p>50.65548</text:p>
          </table:table-cell>
          <table:table-cell office:value-type="float" office:value="3.862255" calcext:value-type="float">
            <text:p>3.862255</text:p>
          </table:table-cell>
          <table:table-cell office:value-type="float" office:value="47.92854" calcext:value-type="float">
            <text:p>47.92854</text:p>
          </table:table-cell>
          <table:table-cell office:value-type="float" office:value="9.834813" calcext:value-type="float">
            <text:p>9.834813</text:p>
          </table:table-cell>
          <table:table-cell office:value-type="float" office:value="2.5476532" calcext:value-type="float">
            <text:p>2.5476532</text:p>
          </table:table-cell>
          <table:table-cell office:value-type="float" office:value="58.24459" calcext:value-type="float">
            <text:p>58.24459</text:p>
          </table:table-cell>
          <table:table-cell office:value-type="float" office:value="9.454033" calcext:value-type="float">
            <text:p>9.454033</text:p>
          </table:table-cell>
          <table:table-cell office:value-type="float" office:value="4.5160863" calcext:value-type="float">
            <text:p>4.5160863</text:p>
          </table:table-cell>
          <table:table-cell office:value-type="float" office:value="0.53650505" calcext:value-type="float">
            <text:p>0.53650505</text:p>
          </table:table-cell>
          <table:table-cell office:value-type="float" office:value="86.60617" calcext:value-type="float">
            <text:p>86.60617</text:p>
          </table:table-cell>
          <table:table-cell office:value-type="float" office:value="777.2861" calcext:value-type="float">
            <text:p>777.2861</text:p>
          </table:table-cell>
          <table:table-cell office:value-type="float" office:value="72.75091" calcext:value-type="float">
            <text:p>72.75091</text:p>
          </table:table-cell>
          <table:table-cell office:value-type="float" office:value="5.937843" calcext:value-type="float">
            <text:p>5.937843</text:p>
          </table:table-cell>
          <table:table-cell office:value-type="float" office:value="0.33107466" calcext:value-type="float">
            <text:p>0.33107466</text:p>
          </table:table-cell>
          <table:table-cell office:value-type="float" office:value="13.001464" calcext:value-type="float">
            <text:p>13.001464</text:p>
          </table:table-cell>
          <table:table-cell office:value-type="float" office:value="1.58003804" calcext:value-type="float">
            <text:p>1.58003804</text:p>
          </table:table-cell>
          <table:table-cell office:value-type="float" office:value="17.776986" calcext:value-type="float">
            <text:p>17.776986</text:p>
          </table:table-cell>
          <table:table-cell office:value-type="float" office:value="1.713934" calcext:value-type="float">
            <text:p>1.713934</text:p>
          </table:table-cell>
          <table:table-cell office:value-type="float" office:value="1.9506593" calcext:value-type="float">
            <text:p>1.9506593</text:p>
          </table:table-cell>
          <table:table-cell office:value-type="float" office:value="2.251211" calcext:value-type="float">
            <text:p>2.251211</text:p>
          </table:table-cell>
          <table:table-cell office:value-type="float" office:value="265.83836" calcext:value-type="float">
            <text:p>265.83836</text:p>
          </table:table-cell>
          <table:table-cell office:value-type="float" office:value="4.132042" calcext:value-type="float">
            <text:p>4.132042</text:p>
          </table:table-cell>
          <table:table-cell office:value-type="float" office:value="3.0248678" calcext:value-type="float">
            <text:p>3.0248678</text:p>
          </table:table-cell>
          <table:table-cell office:value-type="float" office:value="31.96125" calcext:value-type="float">
            <text:p>31.96125</text:p>
          </table:table-cell>
          <table:table-cell office:value-type="float" office:value="36.975209" calcext:value-type="float">
            <text:p>36.975209</text:p>
          </table:table-cell>
          <table:table-cell office:value-type="float" office:value="26.377194" calcext:value-type="float">
            <text:p>26.377194</text:p>
          </table:table-cell>
          <table:table-cell office:value-type="float" office:value="201.61462" calcext:value-type="float">
            <text:p>201.61462</text:p>
          </table:table-cell>
          <table:table-cell office:value-type="float" office:value="0.9727753" calcext:value-type="float">
            <text:p>0.9727753</text:p>
          </table:table-cell>
          <table:table-cell office:value-type="float" office:value="9.251465" calcext:value-type="float">
            <text:p>9.251465</text:p>
          </table:table-cell>
          <table:table-cell office:value-type="float" office:value="4.5958084" calcext:value-type="float">
            <text:p>4.5958084</text:p>
          </table:table-cell>
          <table:table-cell office:value-type="float" office:value="3.706736" calcext:value-type="float">
            <text:p>3.706736</text:p>
          </table:table-cell>
          <table:table-cell office:value-type="float" office:value="13.723776" calcext:value-type="float">
            <text:p>13.723776</text:p>
          </table:table-cell>
          <table:table-cell office:value-type="float" office:value="2.898345" calcext:value-type="float">
            <text:p>2.898345</text:p>
          </table:table-cell>
          <table:table-cell office:value-type="float" office:value="2.632152" calcext:value-type="float">
            <text:p>2.632152</text:p>
          </table:table-cell>
          <table:table-cell office:value-type="float" office:value="116.90857" calcext:value-type="float">
            <text:p>116.90857</text:p>
          </table:table-cell>
          <table:table-cell office:value-type="float" office:value="104.2577" calcext:value-type="float">
            <text:p>104.2577</text:p>
          </table:table-cell>
          <table:table-cell office:value-type="float" office:value="252.24592" calcext:value-type="float">
            <text:p>252.24592</text:p>
          </table:table-cell>
          <table:table-cell office:value-type="float" office:value="1.3739538" calcext:value-type="float">
            <text:p>1.3739538</text:p>
          </table:table-cell>
          <table:table-cell office:value-type="float" office:value="3.264672" calcext:value-type="float">
            <text:p>3.264672</text:p>
          </table:table-cell>
        </table:table-row>
        <table:table-row table:style-name="ro2">
          <table:table-cell office:value-type="string" calcext:value-type="string">
            <text:p>TCGA-06-0645-01A-01R-1849-01</text:p>
          </table:table-cell>
          <table:table-cell office:value-type="string" calcext:value-type="string">
            <text:p>GBM</text:p>
          </table:table-cell>
          <table:table-cell office:value-type="float" office:value="3.3735612" calcext:value-type="float">
            <text:p>3.3735612</text:p>
          </table:table-cell>
          <table:table-cell office:value-type="float" office:value="14.47608" calcext:value-type="float">
            <text:p>14.47608</text:p>
          </table:table-cell>
          <table:table-cell office:value-type="float" office:value="152.52015" calcext:value-type="float">
            <text:p>152.52015</text:p>
          </table:table-cell>
          <table:table-cell office:value-type="float" office:value="5278.7196" calcext:value-type="float">
            <text:p>5278.7196</text:p>
          </table:table-cell>
          <table:table-cell office:value-type="float" office:value="30.95962" calcext:value-type="float">
            <text:p>30.95962</text:p>
          </table:table-cell>
          <table:table-cell office:value-type="float" office:value="157.78114" calcext:value-type="float">
            <text:p>157.78114</text:p>
          </table:table-cell>
          <table:table-cell office:value-type="float" office:value="10.630423" calcext:value-type="float">
            <text:p>10.630423</text:p>
          </table:table-cell>
          <table:table-cell office:value-type="float" office:value="35.682239" calcext:value-type="float">
            <text:p>35.682239</text:p>
          </table:table-cell>
          <table:table-cell office:value-type="float" office:value="95.523795" calcext:value-type="float">
            <text:p>95.523795</text:p>
          </table:table-cell>
          <table:table-cell office:value-type="float" office:value="158.5212" calcext:value-type="float">
            <text:p>158.5212</text:p>
          </table:table-cell>
          <table:table-cell office:value-type="float" office:value="6.838504" calcext:value-type="float">
            <text:p>6.838504</text:p>
          </table:table-cell>
          <table:table-cell office:value-type="float" office:value="67.02492" calcext:value-type="float">
            <text:p>67.02492</text:p>
          </table:table-cell>
          <table:table-cell office:value-type="float" office:value="9.197624" calcext:value-type="float">
            <text:p>9.197624</text:p>
          </table:table-cell>
          <table:table-cell office:value-type="float" office:value="4.6723564" calcext:value-type="float">
            <text:p>4.6723564</text:p>
          </table:table-cell>
          <table:table-cell office:value-type="float" office:value="65.10497" calcext:value-type="float">
            <text:p>65.10497</text:p>
          </table:table-cell>
          <table:table-cell office:value-type="float" office:value="7.864639" calcext:value-type="float">
            <text:p>7.864639</text:p>
          </table:table-cell>
          <table:table-cell office:value-type="float" office:value="3.6887553" calcext:value-type="float">
            <text:p>3.6887553</text:p>
          </table:table-cell>
          <table:table-cell office:value-type="float" office:value="0.9328456" calcext:value-type="float">
            <text:p>0.9328456</text:p>
          </table:table-cell>
          <table:table-cell office:value-type="float" office:value="77.02864" calcext:value-type="float">
            <text:p>77.02864</text:p>
          </table:table-cell>
          <table:table-cell office:value-type="float" office:value="1304.0527" calcext:value-type="float">
            <text:p>1304.0527</text:p>
          </table:table-cell>
          <table:table-cell office:value-type="float" office:value="60.7453" calcext:value-type="float">
            <text:p>60.7453</text:p>
          </table:table-cell>
          <table:table-cell office:value-type="float" office:value="2.099986" calcext:value-type="float">
            <text:p>2.099986</text:p>
          </table:table-cell>
          <table:table-cell office:value-type="float" office:value="0.20721758" calcext:value-type="float">
            <text:p>0.20721758</text:p>
          </table:table-cell>
          <table:table-cell office:value-type="float" office:value="10.99577" calcext:value-type="float">
            <text:p>10.99577</text:p>
          </table:table-cell>
          <table:table-cell office:value-type="float" office:value="1.04618046" calcext:value-type="float">
            <text:p>1.04618046</text:p>
          </table:table-cell>
          <table:table-cell office:value-type="float" office:value="24.097317" calcext:value-type="float">
            <text:p>24.097317</text:p>
          </table:table-cell>
          <table:table-cell office:value-type="float" office:value="2.284763" calcext:value-type="float">
            <text:p>2.284763</text:p>
          </table:table-cell>
          <table:table-cell office:value-type="float" office:value="2.201726" calcext:value-type="float">
            <text:p>2.201726</text:p>
          </table:table-cell>
          <table:table-cell office:value-type="float" office:value="2.521161" calcext:value-type="float">
            <text:p>2.521161</text:p>
          </table:table-cell>
          <table:table-cell office:value-type="float" office:value="280.19881" calcext:value-type="float">
            <text:p>280.19881</text:p>
          </table:table-cell>
          <table:table-cell office:value-type="float" office:value="3.817248" calcext:value-type="float">
            <text:p>3.817248</text:p>
          </table:table-cell>
          <table:table-cell office:value-type="float" office:value="2.7014089" calcext:value-type="float">
            <text:p>2.7014089</text:p>
          </table:table-cell>
          <table:table-cell office:value-type="float" office:value="33.15234" calcext:value-type="float">
            <text:p>33.15234</text:p>
          </table:table-cell>
          <table:table-cell office:value-type="float" office:value="14.674162" calcext:value-type="float">
            <text:p>14.674162</text:p>
          </table:table-cell>
          <table:table-cell office:value-type="float" office:value="26.876048" calcext:value-type="float">
            <text:p>26.876048</text:p>
          </table:table-cell>
          <table:table-cell office:value-type="float" office:value="265.57431" calcext:value-type="float">
            <text:p>265.57431</text:p>
          </table:table-cell>
          <table:table-cell office:value-type="float" office:value="1.1915887" calcext:value-type="float">
            <text:p>1.1915887</text:p>
          </table:table-cell>
          <table:table-cell office:value-type="float" office:value="10.871055" calcext:value-type="float">
            <text:p>10.871055</text:p>
          </table:table-cell>
          <table:table-cell office:value-type="float" office:value="5.4179589" calcext:value-type="float">
            <text:p>5.4179589</text:p>
          </table:table-cell>
          <table:table-cell office:value-type="float" office:value="2.848442" calcext:value-type="float">
            <text:p>2.848442</text:p>
          </table:table-cell>
          <table:table-cell office:value-type="float" office:value="12.6305" calcext:value-type="float">
            <text:p>12.6305</text:p>
          </table:table-cell>
          <table:table-cell office:value-type="float" office:value="3.135258" calcext:value-type="float">
            <text:p>3.135258</text:p>
          </table:table-cell>
          <table:table-cell office:value-type="float" office:value="5.279975" calcext:value-type="float">
            <text:p>5.279975</text:p>
          </table:table-cell>
          <table:table-cell office:value-type="float" office:value="169.82616" calcext:value-type="float">
            <text:p>169.82616</text:p>
          </table:table-cell>
          <table:table-cell office:value-type="float" office:value="137.71579" calcext:value-type="float">
            <text:p>137.71579</text:p>
          </table:table-cell>
          <table:table-cell office:value-type="float" office:value="221.8283" calcext:value-type="float">
            <text:p>221.8283</text:p>
          </table:table-cell>
          <table:table-cell office:value-type="float" office:value="1.35078761" calcext:value-type="float">
            <text:p>1.35078761</text:p>
          </table:table-cell>
          <table:table-cell office:value-type="float" office:value="4.948458" calcext:value-type="float">
            <text:p>4.948458</text:p>
          </table:table-cell>
        </table:table-row>
        <table:table-row table:style-name="ro2">
          <table:table-cell office:value-type="string" calcext:value-type="string">
            <text:p>TCGA-06-0646-01A-01R-1849-01</text:p>
          </table:table-cell>
          <table:table-cell office:value-type="string" calcext:value-type="string">
            <text:p>GBM</text:p>
          </table:table-cell>
          <table:table-cell office:value-type="float" office:value="4.0187184" calcext:value-type="float">
            <text:p>4.0187184</text:p>
          </table:table-cell>
          <table:table-cell office:value-type="float" office:value="14.170417" calcext:value-type="float">
            <text:p>14.170417</text:p>
          </table:table-cell>
          <table:table-cell office:value-type="float" office:value="179.64897" calcext:value-type="float">
            <text:p>179.64897</text:p>
          </table:table-cell>
          <table:table-cell office:value-type="float" office:value="4011.4363" calcext:value-type="float">
            <text:p>4011.4363</text:p>
          </table:table-cell>
          <table:table-cell office:value-type="float" office:value="26.6126" calcext:value-type="float">
            <text:p>26.6126</text:p>
          </table:table-cell>
          <table:table-cell office:value-type="float" office:value="81.66281" calcext:value-type="float">
            <text:p>81.66281</text:p>
          </table:table-cell>
          <table:table-cell office:value-type="float" office:value="7.288058" calcext:value-type="float">
            <text:p>7.288058</text:p>
          </table:table-cell>
          <table:table-cell office:value-type="float" office:value="39.300113" calcext:value-type="float">
            <text:p>39.300113</text:p>
          </table:table-cell>
          <table:table-cell office:value-type="float" office:value="53.436084" calcext:value-type="float">
            <text:p>53.436084</text:p>
          </table:table-cell>
          <table:table-cell office:value-type="float" office:value="91.24235" calcext:value-type="float">
            <text:p>91.24235</text:p>
          </table:table-cell>
          <table:table-cell office:value-type="float" office:value="3.860781" calcext:value-type="float">
            <text:p>3.860781</text:p>
          </table:table-cell>
          <table:table-cell office:value-type="float" office:value="70.98189" calcext:value-type="float">
            <text:p>70.98189</text:p>
          </table:table-cell>
          <table:table-cell office:value-type="float" office:value="7.712385" calcext:value-type="float">
            <text:p>7.712385</text:p>
          </table:table-cell>
          <table:table-cell office:value-type="float" office:value="3.5635293" calcext:value-type="float">
            <text:p>3.5635293</text:p>
          </table:table-cell>
          <table:table-cell office:value-type="float" office:value="72.814" calcext:value-type="float">
            <text:p>72.814</text:p>
          </table:table-cell>
          <table:table-cell office:value-type="float" office:value="10.600262" calcext:value-type="float">
            <text:p>10.600262</text:p>
          </table:table-cell>
          <table:table-cell office:value-type="float" office:value="6.011995" calcext:value-type="float">
            <text:p>6.011995</text:p>
          </table:table-cell>
          <table:table-cell office:value-type="float" office:value="1.36559281" calcext:value-type="float">
            <text:p>1.36559281</text:p>
          </table:table-cell>
          <table:table-cell office:value-type="float" office:value="97.69841" calcext:value-type="float">
            <text:p>97.69841</text:p>
          </table:table-cell>
          <table:table-cell office:value-type="float" office:value="663.7974" calcext:value-type="float">
            <text:p>663.7974</text:p>
          </table:table-cell>
          <table:table-cell office:value-type="float" office:value="49.07292" calcext:value-type="float">
            <text:p>49.07292</text:p>
          </table:table-cell>
          <table:table-cell office:value-type="float" office:value="4.420449" calcext:value-type="float">
            <text:p>4.420449</text:p>
          </table:table-cell>
          <table:table-cell office:value-type="float" office:value="0.15659921" calcext:value-type="float">
            <text:p>0.15659921</text:p>
          </table:table-cell>
          <table:table-cell office:value-type="float" office:value="10.337426" calcext:value-type="float">
            <text:p>10.337426</text:p>
          </table:table-cell>
          <table:table-cell office:value-type="float" office:value="1.44673589" calcext:value-type="float">
            <text:p>1.44673589</text:p>
          </table:table-cell>
          <table:table-cell office:value-type="float" office:value="29.923955" calcext:value-type="float">
            <text:p>29.923955</text:p>
          </table:table-cell>
          <table:table-cell office:value-type="float" office:value="2.751255" calcext:value-type="float">
            <text:p>2.751255</text:p>
          </table:table-cell>
          <table:table-cell office:value-type="float" office:value="2.97138" calcext:value-type="float">
            <text:p>2.97138</text:p>
          </table:table-cell>
          <table:table-cell office:value-type="float" office:value="1.7512899" calcext:value-type="float">
            <text:p>1.7512899</text:p>
          </table:table-cell>
          <table:table-cell office:value-type="float" office:value="173.88602" calcext:value-type="float">
            <text:p>173.88602</text:p>
          </table:table-cell>
          <table:table-cell office:value-type="float" office:value="3.576928" calcext:value-type="float">
            <text:p>3.576928</text:p>
          </table:table-cell>
          <table:table-cell office:value-type="float" office:value="2.7551664" calcext:value-type="float">
            <text:p>2.7551664</text:p>
          </table:table-cell>
          <table:table-cell office:value-type="float" office:value="26.4056" calcext:value-type="float">
            <text:p>26.4056</text:p>
          </table:table-cell>
          <table:table-cell office:value-type="float" office:value="21.582743" calcext:value-type="float">
            <text:p>21.582743</text:p>
          </table:table-cell>
          <table:table-cell office:value-type="float" office:value="23.192178" calcext:value-type="float">
            <text:p>23.192178</text:p>
          </table:table-cell>
          <table:table-cell office:value-type="float" office:value="198.46179" calcext:value-type="float">
            <text:p>198.46179</text:p>
          </table:table-cell>
          <table:table-cell office:value-type="float" office:value="2.5115719" calcext:value-type="float">
            <text:p>2.5115719</text:p>
          </table:table-cell>
          <table:table-cell office:value-type="float" office:value="10.541067" calcext:value-type="float">
            <text:p>10.541067</text:p>
          </table:table-cell>
          <table:table-cell office:value-type="float" office:value="6.0645498" calcext:value-type="float">
            <text:p>6.0645498</text:p>
          </table:table-cell>
          <table:table-cell office:value-type="float" office:value="3.62946" calcext:value-type="float">
            <text:p>3.62946</text:p>
          </table:table-cell>
          <table:table-cell office:value-type="float" office:value="12.639627" calcext:value-type="float">
            <text:p>12.639627</text:p>
          </table:table-cell>
          <table:table-cell office:value-type="float" office:value="4.136623" calcext:value-type="float">
            <text:p>4.136623</text:p>
          </table:table-cell>
          <table:table-cell office:value-type="float" office:value="3.199872" calcext:value-type="float">
            <text:p>3.199872</text:p>
          </table:table-cell>
          <table:table-cell office:value-type="float" office:value="145.55492" calcext:value-type="float">
            <text:p>145.55492</text:p>
          </table:table-cell>
          <table:table-cell office:value-type="float" office:value="78.66215" calcext:value-type="float">
            <text:p>78.66215</text:p>
          </table:table-cell>
          <table:table-cell office:value-type="float" office:value="252.40243" calcext:value-type="float">
            <text:p>252.40243</text:p>
          </table:table-cell>
          <table:table-cell office:value-type="float" office:value="2.0944402" calcext:value-type="float">
            <text:p>2.0944402</text:p>
          </table:table-cell>
          <table:table-cell office:value-type="float" office:value="2.876703" calcext:value-type="float">
            <text:p>2.876703</text:p>
          </table:table-cell>
        </table:table-row>
        <table:table-row table:style-name="ro2">
          <table:table-cell office:value-type="string" calcext:value-type="string">
            <text:p>TCGA-06-0649-01B-01R-1849-01</text:p>
          </table:table-cell>
          <table:table-cell office:value-type="string" calcext:value-type="string">
            <text:p>GBM</text:p>
          </table:table-cell>
          <table:table-cell office:value-type="float" office:value="4.4602558" calcext:value-type="float">
            <text:p>4.4602558</text:p>
          </table:table-cell>
          <table:table-cell office:value-type="float" office:value="12.814728" calcext:value-type="float">
            <text:p>12.814728</text:p>
          </table:table-cell>
          <table:table-cell office:value-type="float" office:value="292.09811" calcext:value-type="float">
            <text:p>292.09811</text:p>
          </table:table-cell>
          <table:table-cell office:value-type="float" office:value="2767.2801" calcext:value-type="float">
            <text:p>2767.2801</text:p>
          </table:table-cell>
          <table:table-cell office:value-type="float" office:value="52.17158" calcext:value-type="float">
            <text:p>52.17158</text:p>
          </table:table-cell>
          <table:table-cell office:value-type="float" office:value="87.1768" calcext:value-type="float">
            <text:p>87.1768</text:p>
          </table:table-cell>
          <table:table-cell office:value-type="float" office:value="9.562887" calcext:value-type="float">
            <text:p>9.562887</text:p>
          </table:table-cell>
          <table:table-cell office:value-type="float" office:value="34.080968" calcext:value-type="float">
            <text:p>34.080968</text:p>
          </table:table-cell>
          <table:table-cell office:value-type="float" office:value="24.313707" calcext:value-type="float">
            <text:p>24.313707</text:p>
          </table:table-cell>
          <table:table-cell office:value-type="float" office:value="290.11244" calcext:value-type="float">
            <text:p>290.11244</text:p>
          </table:table-cell>
          <table:table-cell office:value-type="float" office:value="4.600326" calcext:value-type="float">
            <text:p>4.600326</text:p>
          </table:table-cell>
          <table:table-cell office:value-type="float" office:value="52.7739" calcext:value-type="float">
            <text:p>52.7739</text:p>
          </table:table-cell>
          <table:table-cell office:value-type="float" office:value="8.935892" calcext:value-type="float">
            <text:p>8.935892</text:p>
          </table:table-cell>
          <table:table-cell office:value-type="float" office:value="7.8358645" calcext:value-type="float">
            <text:p>7.8358645</text:p>
          </table:table-cell>
          <table:table-cell office:value-type="float" office:value="73.44314" calcext:value-type="float">
            <text:p>73.44314</text:p>
          </table:table-cell>
          <table:table-cell office:value-type="float" office:value="9.486889" calcext:value-type="float">
            <text:p>9.486889</text:p>
          </table:table-cell>
          <table:table-cell office:value-type="float" office:value="6.2603914" calcext:value-type="float">
            <text:p>6.2603914</text:p>
          </table:table-cell>
          <table:table-cell office:value-type="float" office:value="1.65296057" calcext:value-type="float">
            <text:p>1.65296057</text:p>
          </table:table-cell>
          <table:table-cell office:value-type="float" office:value="82.69652" calcext:value-type="float">
            <text:p>82.69652</text:p>
          </table:table-cell>
          <table:table-cell office:value-type="float" office:value="677.9408" calcext:value-type="float">
            <text:p>677.9408</text:p>
          </table:table-cell>
          <table:table-cell office:value-type="float" office:value="56.49345" calcext:value-type="float">
            <text:p>56.49345</text:p>
          </table:table-cell>
          <table:table-cell office:value-type="float" office:value="10.004964" calcext:value-type="float">
            <text:p>10.004964</text:p>
          </table:table-cell>
          <table:table-cell office:value-type="float" office:value="0.45363424" calcext:value-type="float">
            <text:p>0.45363424</text:p>
          </table:table-cell>
          <table:table-cell office:value-type="float" office:value="7.684999" calcext:value-type="float">
            <text:p>7.684999</text:p>
          </table:table-cell>
          <table:table-cell office:value-type="float" office:value="5.189621" calcext:value-type="float">
            <text:p>5.189621</text:p>
          </table:table-cell>
          <table:table-cell office:value-type="float" office:value="26.028935" calcext:value-type="float">
            <text:p>26.028935</text:p>
          </table:table-cell>
          <table:table-cell office:value-type="float" office:value="2.636012" calcext:value-type="float">
            <text:p>2.636012</text:p>
          </table:table-cell>
          <table:table-cell office:value-type="float" office:value="2.9860919" calcext:value-type="float">
            <text:p>2.9860919</text:p>
          </table:table-cell>
          <table:table-cell office:value-type="float" office:value="1.142774" calcext:value-type="float">
            <text:p>1.142774</text:p>
          </table:table-cell>
          <table:table-cell office:value-type="float" office:value="387.96015" calcext:value-type="float">
            <text:p>387.96015</text:p>
          </table:table-cell>
          <table:table-cell office:value-type="float" office:value="4.380227" calcext:value-type="float">
            <text:p>4.380227</text:p>
          </table:table-cell>
          <table:table-cell office:value-type="float" office:value="1.6272936" calcext:value-type="float">
            <text:p>1.6272936</text:p>
          </table:table-cell>
          <table:table-cell office:value-type="float" office:value="37.54815" calcext:value-type="float">
            <text:p>37.54815</text:p>
          </table:table-cell>
          <table:table-cell office:value-type="float" office:value="11.157328" calcext:value-type="float">
            <text:p>11.157328</text:p>
          </table:table-cell>
          <table:table-cell office:value-type="float" office:value="25.857823" calcext:value-type="float">
            <text:p>25.857823</text:p>
          </table:table-cell>
          <table:table-cell office:value-type="float" office:value="291.82104" calcext:value-type="float">
            <text:p>291.82104</text:p>
          </table:table-cell>
          <table:table-cell office:value-type="float" office:value="1.2863113" calcext:value-type="float">
            <text:p>1.2863113</text:p>
          </table:table-cell>
          <table:table-cell office:value-type="float" office:value="9.652685" calcext:value-type="float">
            <text:p>9.652685</text:p>
          </table:table-cell>
          <table:table-cell office:value-type="float" office:value="7.1956557" calcext:value-type="float">
            <text:p>7.1956557</text:p>
          </table:table-cell>
          <table:table-cell office:value-type="float" office:value="4.243714" calcext:value-type="float">
            <text:p>4.243714</text:p>
          </table:table-cell>
          <table:table-cell office:value-type="float" office:value="15.964926" calcext:value-type="float">
            <text:p>15.964926</text:p>
          </table:table-cell>
          <table:table-cell office:value-type="float" office:value="4.328421" calcext:value-type="float">
            <text:p>4.328421</text:p>
          </table:table-cell>
          <table:table-cell office:value-type="float" office:value="3.453565" calcext:value-type="float">
            <text:p>3.453565</text:p>
          </table:table-cell>
          <table:table-cell office:value-type="float" office:value="148.38481" calcext:value-type="float">
            <text:p>148.38481</text:p>
          </table:table-cell>
          <table:table-cell office:value-type="float" office:value="156.27532" calcext:value-type="float">
            <text:p>156.27532</text:p>
          </table:table-cell>
          <table:table-cell office:value-type="float" office:value="347.8042" calcext:value-type="float">
            <text:p>347.8042</text:p>
          </table:table-cell>
          <table:table-cell office:value-type="float" office:value="0.95852934" calcext:value-type="float">
            <text:p>0.95852934</text:p>
          </table:table-cell>
          <table:table-cell office:value-type="float" office:value="2.586835" calcext:value-type="float">
            <text:p>2.586835</text:p>
          </table:table-cell>
        </table:table-row>
        <table:table-row table:style-name="ro2">
          <table:table-cell office:value-type="string" calcext:value-type="string">
            <text:p>TCGA-06-0743-01A-01R-1849-01</text:p>
          </table:table-cell>
          <table:table-cell office:value-type="string" calcext:value-type="string">
            <text:p>GBM</text:p>
          </table:table-cell>
          <table:table-cell office:value-type="float" office:value="3.0771393" calcext:value-type="float">
            <text:p>3.0771393</text:p>
          </table:table-cell>
          <table:table-cell office:value-type="float" office:value="11.138035" calcext:value-type="float">
            <text:p>11.138035</text:p>
          </table:table-cell>
          <table:table-cell office:value-type="float" office:value="231.17885" calcext:value-type="float">
            <text:p>231.17885</text:p>
          </table:table-cell>
          <table:table-cell office:value-type="float" office:value="3118.3119" calcext:value-type="float">
            <text:p>3118.3119</text:p>
          </table:table-cell>
          <table:table-cell office:value-type="float" office:value="50.81087" calcext:value-type="float">
            <text:p>50.81087</text:p>
          </table:table-cell>
          <table:table-cell office:value-type="float" office:value="65.64864" calcext:value-type="float">
            <text:p>65.64864</text:p>
          </table:table-cell>
          <table:table-cell office:value-type="float" office:value="10.969374" calcext:value-type="float">
            <text:p>10.969374</text:p>
          </table:table-cell>
          <table:table-cell office:value-type="float" office:value="22.457556" calcext:value-type="float">
            <text:p>22.457556</text:p>
          </table:table-cell>
          <table:table-cell office:value-type="float" office:value="46.658899" calcext:value-type="float">
            <text:p>46.658899</text:p>
          </table:table-cell>
          <table:table-cell office:value-type="float" office:value="224.49646" calcext:value-type="float">
            <text:p>224.49646</text:p>
          </table:table-cell>
          <table:table-cell office:value-type="float" office:value="6.830854" calcext:value-type="float">
            <text:p>6.830854</text:p>
          </table:table-cell>
          <table:table-cell office:value-type="float" office:value="153.52936" calcext:value-type="float">
            <text:p>153.52936</text:p>
          </table:table-cell>
          <table:table-cell office:value-type="float" office:value="8.530476" calcext:value-type="float">
            <text:p>8.530476</text:p>
          </table:table-cell>
          <table:table-cell office:value-type="float" office:value="5.8354773" calcext:value-type="float">
            <text:p>5.8354773</text:p>
          </table:table-cell>
          <table:table-cell office:value-type="float" office:value="86.09259" calcext:value-type="float">
            <text:p>86.09259</text:p>
          </table:table-cell>
          <table:table-cell office:value-type="float" office:value="8.92413" calcext:value-type="float">
            <text:p>8.92413</text:p>
          </table:table-cell>
          <table:table-cell office:value-type="float" office:value="2.6669388" calcext:value-type="float">
            <text:p>2.6669388</text:p>
          </table:table-cell>
          <table:table-cell office:value-type="float" office:value="1.6934549" calcext:value-type="float">
            <text:p>1.6934549</text:p>
          </table:table-cell>
          <table:table-cell office:value-type="float" office:value="90.59208" calcext:value-type="float">
            <text:p>90.59208</text:p>
          </table:table-cell>
          <table:table-cell office:value-type="float" office:value="836.3208" calcext:value-type="float">
            <text:p>836.3208</text:p>
          </table:table-cell>
          <table:table-cell office:value-type="float" office:value="43.41545" calcext:value-type="float">
            <text:p>43.41545</text:p>
          </table:table-cell>
          <table:table-cell office:value-type="float" office:value="5.087648" calcext:value-type="float">
            <text:p>5.087648</text:p>
          </table:table-cell>
          <table:table-cell office:value-type="float" office:value="0.31390304" calcext:value-type="float">
            <text:p>0.31390304</text:p>
          </table:table-cell>
          <table:table-cell office:value-type="float" office:value="10.51234" calcext:value-type="float">
            <text:p>10.51234</text:p>
          </table:table-cell>
          <table:table-cell office:value-type="float" office:value="3.54236984" calcext:value-type="float">
            <text:p>3.54236984</text:p>
          </table:table-cell>
          <table:table-cell office:value-type="float" office:value="23.30147" calcext:value-type="float">
            <text:p>23.30147</text:p>
          </table:table-cell>
          <table:table-cell office:value-type="float" office:value="1.793979" calcext:value-type="float">
            <text:p>1.793979</text:p>
          </table:table-cell>
          <table:table-cell office:value-type="float" office:value="2.5959657" calcext:value-type="float">
            <text:p>2.5959657</text:p>
          </table:table-cell>
          <table:table-cell office:value-type="float" office:value="0.9215048" calcext:value-type="float">
            <text:p>0.9215048</text:p>
          </table:table-cell>
          <table:table-cell office:value-type="float" office:value="210.23684" calcext:value-type="float">
            <text:p>210.23684</text:p>
          </table:table-cell>
          <table:table-cell office:value-type="float" office:value="3.333991" calcext:value-type="float">
            <text:p>3.333991</text:p>
          </table:table-cell>
          <table:table-cell office:value-type="float" office:value="1.5155897" calcext:value-type="float">
            <text:p>1.5155897</text:p>
          </table:table-cell>
          <table:table-cell office:value-type="float" office:value="35.16405" calcext:value-type="float">
            <text:p>35.16405</text:p>
          </table:table-cell>
          <table:table-cell office:value-type="float" office:value="14.353387" calcext:value-type="float">
            <text:p>14.353387</text:p>
          </table:table-cell>
          <table:table-cell office:value-type="float" office:value="20.060428" calcext:value-type="float">
            <text:p>20.060428</text:p>
          </table:table-cell>
          <table:table-cell office:value-type="float" office:value="351.48598" calcext:value-type="float">
            <text:p>351.48598</text:p>
          </table:table-cell>
          <table:table-cell office:value-type="float" office:value="1.5913595" calcext:value-type="float">
            <text:p>1.5913595</text:p>
          </table:table-cell>
          <table:table-cell office:value-type="float" office:value="7.312691" calcext:value-type="float">
            <text:p>7.312691</text:p>
          </table:table-cell>
          <table:table-cell office:value-type="float" office:value="6.1502568" calcext:value-type="float">
            <text:p>6.1502568</text:p>
          </table:table-cell>
          <table:table-cell office:value-type="float" office:value="3.560229" calcext:value-type="float">
            <text:p>3.560229</text:p>
          </table:table-cell>
          <table:table-cell office:value-type="float" office:value="14.727489" calcext:value-type="float">
            <text:p>14.727489</text:p>
          </table:table-cell>
          <table:table-cell office:value-type="float" office:value="3.569517" calcext:value-type="float">
            <text:p>3.569517</text:p>
          </table:table-cell>
          <table:table-cell office:value-type="float" office:value="4.982583" calcext:value-type="float">
            <text:p>4.982583</text:p>
          </table:table-cell>
          <table:table-cell office:value-type="float" office:value="156.01279" calcext:value-type="float">
            <text:p>156.01279</text:p>
          </table:table-cell>
          <table:table-cell office:value-type="float" office:value="179.83862" calcext:value-type="float">
            <text:p>179.83862</text:p>
          </table:table-cell>
          <table:table-cell office:value-type="float" office:value="218.51366" calcext:value-type="float">
            <text:p>218.51366</text:p>
          </table:table-cell>
          <table:table-cell office:value-type="float" office:value="0.42990056" calcext:value-type="float">
            <text:p>0.42990056</text:p>
          </table:table-cell>
          <table:table-cell office:value-type="float" office:value="3.917657" calcext:value-type="float">
            <text:p>3.917657</text:p>
          </table:table-cell>
        </table:table-row>
        <table:table-row table:style-name="ro2">
          <table:table-cell office:value-type="string" calcext:value-type="string">
            <text:p>TCGA-06-0744-01A-01R-1849-01</text:p>
          </table:table-cell>
          <table:table-cell office:value-type="string" calcext:value-type="string">
            <text:p>GBM</text:p>
          </table:table-cell>
          <table:table-cell office:value-type="float" office:value="3.2090274" calcext:value-type="float">
            <text:p>3.2090274</text:p>
          </table:table-cell>
          <table:table-cell office:value-type="float" office:value="16.78962" calcext:value-type="float">
            <text:p>16.78962</text:p>
          </table:table-cell>
          <table:table-cell office:value-type="float" office:value="194.09908" calcext:value-type="float">
            <text:p>194.09908</text:p>
          </table:table-cell>
          <table:table-cell office:value-type="float" office:value="2268.2786" calcext:value-type="float">
            <text:p>2268.2786</text:p>
          </table:table-cell>
          <table:table-cell office:value-type="float" office:value="41.83903" calcext:value-type="float">
            <text:p>41.83903</text:p>
          </table:table-cell>
          <table:table-cell office:value-type="float" office:value="70.02259" calcext:value-type="float">
            <text:p>70.02259</text:p>
          </table:table-cell>
          <table:table-cell office:value-type="float" office:value="7.636924" calcext:value-type="float">
            <text:p>7.636924</text:p>
          </table:table-cell>
          <table:table-cell office:value-type="float" office:value="27.054506" calcext:value-type="float">
            <text:p>27.054506</text:p>
          </table:table-cell>
          <table:table-cell office:value-type="float" office:value="53.504964" calcext:value-type="float">
            <text:p>53.504964</text:p>
          </table:table-cell>
          <table:table-cell office:value-type="float" office:value="181.56342" calcext:value-type="float">
            <text:p>181.56342</text:p>
          </table:table-cell>
          <table:table-cell office:value-type="float" office:value="7.323699" calcext:value-type="float">
            <text:p>7.323699</text:p>
          </table:table-cell>
          <table:table-cell office:value-type="float" office:value="137.88343" calcext:value-type="float">
            <text:p>137.88343</text:p>
          </table:table-cell>
          <table:table-cell office:value-type="float" office:value="10.745473" calcext:value-type="float">
            <text:p>10.745473</text:p>
          </table:table-cell>
          <table:table-cell office:value-type="float" office:value="3.7541005" calcext:value-type="float">
            <text:p>3.7541005</text:p>
          </table:table-cell>
          <table:table-cell office:value-type="float" office:value="96.56801" calcext:value-type="float">
            <text:p>96.56801</text:p>
          </table:table-cell>
          <table:table-cell office:value-type="float" office:value="8.180204" calcext:value-type="float">
            <text:p>8.180204</text:p>
          </table:table-cell>
          <table:table-cell office:value-type="float" office:value="2.5160612" calcext:value-type="float">
            <text:p>2.5160612</text:p>
          </table:table-cell>
          <table:table-cell office:value-type="float" office:value="0.89162173" calcext:value-type="float">
            <text:p>0.89162173</text:p>
          </table:table-cell>
          <table:table-cell office:value-type="float" office:value="74.70058" calcext:value-type="float">
            <text:p>74.70058</text:p>
          </table:table-cell>
          <table:table-cell office:value-type="float" office:value="1448.8551" calcext:value-type="float">
            <text:p>1448.8551</text:p>
          </table:table-cell>
          <table:table-cell office:value-type="float" office:value="40.24891" calcext:value-type="float">
            <text:p>40.24891</text:p>
          </table:table-cell>
          <table:table-cell office:value-type="float" office:value="3.672784" calcext:value-type="float">
            <text:p>3.672784</text:p>
          </table:table-cell>
          <table:table-cell office:value-type="float" office:value="0.31898201" calcext:value-type="float">
            <text:p>0.31898201</text:p>
          </table:table-cell>
          <table:table-cell office:value-type="float" office:value="6.250249" calcext:value-type="float">
            <text:p>6.250249</text:p>
          </table:table-cell>
          <table:table-cell office:value-type="float" office:value="2.20177775" calcext:value-type="float">
            <text:p>2.20177775</text:p>
          </table:table-cell>
          <table:table-cell office:value-type="float" office:value="21.426121" calcext:value-type="float">
            <text:p>21.426121</text:p>
          </table:table-cell>
          <table:table-cell office:value-type="float" office:value="2.146973" calcext:value-type="float">
            <text:p>2.146973</text:p>
          </table:table-cell>
          <table:table-cell office:value-type="float" office:value="2.6262617" calcext:value-type="float">
            <text:p>2.6262617</text:p>
          </table:table-cell>
          <table:table-cell office:value-type="float" office:value="0.6898525" calcext:value-type="float">
            <text:p>0.6898525</text:p>
          </table:table-cell>
          <table:table-cell office:value-type="float" office:value="225.22138" calcext:value-type="float">
            <text:p>225.22138</text:p>
          </table:table-cell>
          <table:table-cell office:value-type="float" office:value="2.392788" calcext:value-type="float">
            <text:p>2.392788</text:p>
          </table:table-cell>
          <table:table-cell office:value-type="float" office:value="1.2685742" calcext:value-type="float">
            <text:p>1.2685742</text:p>
          </table:table-cell>
          <table:table-cell office:value-type="float" office:value="41.9951" calcext:value-type="float">
            <text:p>41.9951</text:p>
          </table:table-cell>
          <table:table-cell office:value-type="float" office:value="21.378984" calcext:value-type="float">
            <text:p>21.378984</text:p>
          </table:table-cell>
          <table:table-cell office:value-type="float" office:value="23.097679" calcext:value-type="float">
            <text:p>23.097679</text:p>
          </table:table-cell>
          <table:table-cell office:value-type="float" office:value="447.62524" calcext:value-type="float">
            <text:p>447.62524</text:p>
          </table:table-cell>
          <table:table-cell office:value-type="float" office:value="1.6364229" calcext:value-type="float">
            <text:p>1.6364229</text:p>
          </table:table-cell>
          <table:table-cell office:value-type="float" office:value="7.788197" calcext:value-type="float">
            <text:p>7.788197</text:p>
          </table:table-cell>
          <table:table-cell office:value-type="float" office:value="4.940472" calcext:value-type="float">
            <text:p>4.940472</text:p>
          </table:table-cell>
          <table:table-cell office:value-type="float" office:value="3.18651" calcext:value-type="float">
            <text:p>3.18651</text:p>
          </table:table-cell>
          <table:table-cell office:value-type="float" office:value="13.28717" calcext:value-type="float">
            <text:p>13.28717</text:p>
          </table:table-cell>
          <table:table-cell office:value-type="float" office:value="2.676003" calcext:value-type="float">
            <text:p>2.676003</text:p>
          </table:table-cell>
          <table:table-cell office:value-type="float" office:value="4.580028" calcext:value-type="float">
            <text:p>4.580028</text:p>
          </table:table-cell>
          <table:table-cell office:value-type="float" office:value="109.73979" calcext:value-type="float">
            <text:p>109.73979</text:p>
          </table:table-cell>
          <table:table-cell office:value-type="float" office:value="158.80023" calcext:value-type="float">
            <text:p>158.80023</text:p>
          </table:table-cell>
          <table:table-cell office:value-type="float" office:value="209.74972" calcext:value-type="float">
            <text:p>209.74972</text:p>
          </table:table-cell>
          <table:table-cell office:value-type="float" office:value="0.88661601" calcext:value-type="float">
            <text:p>0.88661601</text:p>
          </table:table-cell>
          <table:table-cell office:value-type="float" office:value="5.20638" calcext:value-type="float">
            <text:p>5.20638</text:p>
          </table:table-cell>
        </table:table-row>
        <table:table-row table:style-name="ro2">
          <table:table-cell office:value-type="string" calcext:value-type="string">
            <text:p>TCGA-06-0747-01A-01R-1849-01</text:p>
          </table:table-cell>
          <table:table-cell office:value-type="string" calcext:value-type="string">
            <text:p>GBM</text:p>
          </table:table-cell>
          <table:table-cell office:value-type="float" office:value="3.051729" calcext:value-type="float">
            <text:p>3.051729</text:p>
          </table:table-cell>
          <table:table-cell office:value-type="float" office:value="11.936324" calcext:value-type="float">
            <text:p>11.936324</text:p>
          </table:table-cell>
          <table:table-cell office:value-type="float" office:value="212.93159" calcext:value-type="float">
            <text:p>212.93159</text:p>
          </table:table-cell>
          <table:table-cell office:value-type="float" office:value="2934.7579" calcext:value-type="float">
            <text:p>2934.7579</text:p>
          </table:table-cell>
          <table:table-cell office:value-type="float" office:value="34.83834" calcext:value-type="float">
            <text:p>34.83834</text:p>
          </table:table-cell>
          <table:table-cell office:value-type="float" office:value="66.29922" calcext:value-type="float">
            <text:p>66.29922</text:p>
          </table:table-cell>
          <table:table-cell office:value-type="float" office:value="13.502387" calcext:value-type="float">
            <text:p>13.502387</text:p>
          </table:table-cell>
          <table:table-cell office:value-type="float" office:value="25.221619" calcext:value-type="float">
            <text:p>25.221619</text:p>
          </table:table-cell>
          <table:table-cell office:value-type="float" office:value="61.771427" calcext:value-type="float">
            <text:p>61.771427</text:p>
          </table:table-cell>
          <table:table-cell office:value-type="float" office:value="145.96527" calcext:value-type="float">
            <text:p>145.96527</text:p>
          </table:table-cell>
          <table:table-cell office:value-type="float" office:value="8.36381" calcext:value-type="float">
            <text:p>8.36381</text:p>
          </table:table-cell>
          <table:table-cell office:value-type="float" office:value="76.4798" calcext:value-type="float">
            <text:p>76.4798</text:p>
          </table:table-cell>
          <table:table-cell office:value-type="float" office:value="9.173867" calcext:value-type="float">
            <text:p>9.173867</text:p>
          </table:table-cell>
          <table:table-cell office:value-type="float" office:value="4.4214377" calcext:value-type="float">
            <text:p>4.4214377</text:p>
          </table:table-cell>
          <table:table-cell office:value-type="float" office:value="96.5277" calcext:value-type="float">
            <text:p>96.5277</text:p>
          </table:table-cell>
          <table:table-cell office:value-type="float" office:value="10.179057" calcext:value-type="float">
            <text:p>10.179057</text:p>
          </table:table-cell>
          <table:table-cell office:value-type="float" office:value="3.0498238" calcext:value-type="float">
            <text:p>3.0498238</text:p>
          </table:table-cell>
          <table:table-cell office:value-type="float" office:value="0.80895786" calcext:value-type="float">
            <text:p>0.80895786</text:p>
          </table:table-cell>
          <table:table-cell office:value-type="float" office:value="87.55038" calcext:value-type="float">
            <text:p>87.55038</text:p>
          </table:table-cell>
          <table:table-cell office:value-type="float" office:value="1189.4712" calcext:value-type="float">
            <text:p>1189.4712</text:p>
          </table:table-cell>
          <table:table-cell office:value-type="float" office:value="40.38568" calcext:value-type="float">
            <text:p>40.38568</text:p>
          </table:table-cell>
          <table:table-cell office:value-type="float" office:value="2.006835" calcext:value-type="float">
            <text:p>2.006835</text:p>
          </table:table-cell>
          <table:table-cell office:value-type="float" office:value="0.37411796" calcext:value-type="float">
            <text:p>0.37411796</text:p>
          </table:table-cell>
          <table:table-cell office:value-type="float" office:value="4.900827" calcext:value-type="float">
            <text:p>4.900827</text:p>
          </table:table-cell>
          <table:table-cell office:value-type="float" office:value="1.41694138" calcext:value-type="float">
            <text:p>1.41694138</text:p>
          </table:table-cell>
          <table:table-cell office:value-type="float" office:value="27.553576" calcext:value-type="float">
            <text:p>27.553576</text:p>
          </table:table-cell>
          <table:table-cell office:value-type="float" office:value="2.42248" calcext:value-type="float">
            <text:p>2.42248</text:p>
          </table:table-cell>
          <table:table-cell office:value-type="float" office:value="2.4717229" calcext:value-type="float">
            <text:p>2.4717229</text:p>
          </table:table-cell>
          <table:table-cell office:value-type="float" office:value="0.8361993" calcext:value-type="float">
            <text:p>0.8361993</text:p>
          </table:table-cell>
          <table:table-cell office:value-type="float" office:value="127.98845" calcext:value-type="float">
            <text:p>127.98845</text:p>
          </table:table-cell>
          <table:table-cell office:value-type="float" office:value="2.546458" calcext:value-type="float">
            <text:p>2.546458</text:p>
          </table:table-cell>
          <table:table-cell office:value-type="float" office:value="2.0036145" calcext:value-type="float">
            <text:p>2.0036145</text:p>
          </table:table-cell>
          <table:table-cell office:value-type="float" office:value="31.12818" calcext:value-type="float">
            <text:p>31.12818</text:p>
          </table:table-cell>
          <table:table-cell office:value-type="float" office:value="27.143037" calcext:value-type="float">
            <text:p>27.143037</text:p>
          </table:table-cell>
          <table:table-cell office:value-type="float" office:value="25.299888" calcext:value-type="float">
            <text:p>25.299888</text:p>
          </table:table-cell>
          <table:table-cell office:value-type="float" office:value="242.32788" calcext:value-type="float">
            <text:p>242.32788</text:p>
          </table:table-cell>
          <table:table-cell office:value-type="float" office:value="1.8192682" calcext:value-type="float">
            <text:p>1.8192682</text:p>
          </table:table-cell>
          <table:table-cell office:value-type="float" office:value="9.571137" calcext:value-type="float">
            <text:p>9.571137</text:p>
          </table:table-cell>
          <table:table-cell office:value-type="float" office:value="6.6088332" calcext:value-type="float">
            <text:p>6.6088332</text:p>
          </table:table-cell>
          <table:table-cell office:value-type="float" office:value="2.364965" calcext:value-type="float">
            <text:p>2.364965</text:p>
          </table:table-cell>
          <table:table-cell office:value-type="float" office:value="14.84272" calcext:value-type="float">
            <text:p>14.84272</text:p>
          </table:table-cell>
          <table:table-cell office:value-type="float" office:value="3.214002" calcext:value-type="float">
            <text:p>3.214002</text:p>
          </table:table-cell>
          <table:table-cell office:value-type="float" office:value="7.921549" calcext:value-type="float">
            <text:p>7.921549</text:p>
          </table:table-cell>
          <table:table-cell office:value-type="float" office:value="135.06087" calcext:value-type="float">
            <text:p>135.06087</text:p>
          </table:table-cell>
          <table:table-cell office:value-type="float" office:value="146.1694" calcext:value-type="float">
            <text:p>146.1694</text:p>
          </table:table-cell>
          <table:table-cell office:value-type="float" office:value="201.13344" calcext:value-type="float">
            <text:p>201.13344</text:p>
          </table:table-cell>
          <table:table-cell office:value-type="float" office:value="1.81122181" calcext:value-type="float">
            <text:p>1.81122181</text:p>
          </table:table-cell>
          <table:table-cell office:value-type="float" office:value="4.298956" calcext:value-type="float">
            <text:p>4.298956</text:p>
          </table:table-cell>
        </table:table-row>
        <table:table-row table:style-name="ro2">
          <table:table-cell office:value-type="string" calcext:value-type="string">
            <text:p>TCGA-06-0750-01A-01R-1849-01</text:p>
          </table:table-cell>
          <table:table-cell office:value-type="string" calcext:value-type="string">
            <text:p>GBM</text:p>
          </table:table-cell>
          <table:table-cell office:value-type="float" office:value="3.5881727" calcext:value-type="float">
            <text:p>3.5881727</text:p>
          </table:table-cell>
          <table:table-cell office:value-type="float" office:value="12.01325" calcext:value-type="float">
            <text:p>12.01325</text:p>
          </table:table-cell>
          <table:table-cell office:value-type="float" office:value="227.92738" calcext:value-type="float">
            <text:p>227.92738</text:p>
          </table:table-cell>
          <table:table-cell office:value-type="float" office:value="4450.5928" calcext:value-type="float">
            <text:p>4450.5928</text:p>
          </table:table-cell>
          <table:table-cell office:value-type="float" office:value="30.86264" calcext:value-type="float">
            <text:p>30.86264</text:p>
          </table:table-cell>
          <table:table-cell office:value-type="float" office:value="88.31235" calcext:value-type="float">
            <text:p>88.31235</text:p>
          </table:table-cell>
          <table:table-cell office:value-type="float" office:value="9.49227" calcext:value-type="float">
            <text:p>9.49227</text:p>
          </table:table-cell>
          <table:table-cell office:value-type="float" office:value="29.269037" calcext:value-type="float">
            <text:p>29.269037</text:p>
          </table:table-cell>
          <table:table-cell office:value-type="float" office:value="93.23732" calcext:value-type="float">
            <text:p>93.23732</text:p>
          </table:table-cell>
          <table:table-cell office:value-type="float" office:value="128.05999" calcext:value-type="float">
            <text:p>128.05999</text:p>
          </table:table-cell>
          <table:table-cell office:value-type="float" office:value="4.724549" calcext:value-type="float">
            <text:p>4.724549</text:p>
          </table:table-cell>
          <table:table-cell office:value-type="float" office:value="97.10257" calcext:value-type="float">
            <text:p>97.10257</text:p>
          </table:table-cell>
          <table:table-cell office:value-type="float" office:value="10.819888" calcext:value-type="float">
            <text:p>10.819888</text:p>
          </table:table-cell>
          <table:table-cell office:value-type="float" office:value="4.8693713" calcext:value-type="float">
            <text:p>4.8693713</text:p>
          </table:table-cell>
          <table:table-cell office:value-type="float" office:value="78.70348" calcext:value-type="float">
            <text:p>78.70348</text:p>
          </table:table-cell>
          <table:table-cell office:value-type="float" office:value="7.638049" calcext:value-type="float">
            <text:p>7.638049</text:p>
          </table:table-cell>
          <table:table-cell office:value-type="float" office:value="5.7779028" calcext:value-type="float">
            <text:p>5.7779028</text:p>
          </table:table-cell>
          <table:table-cell office:value-type="float" office:value="0.8064264" calcext:value-type="float">
            <text:p>0.8064264</text:p>
          </table:table-cell>
          <table:table-cell office:value-type="float" office:value="53.72844" calcext:value-type="float">
            <text:p>53.72844</text:p>
          </table:table-cell>
          <table:table-cell office:value-type="float" office:value="967.8314" calcext:value-type="float">
            <text:p>967.8314</text:p>
          </table:table-cell>
          <table:table-cell office:value-type="float" office:value="57.91297" calcext:value-type="float">
            <text:p>57.91297</text:p>
          </table:table-cell>
          <table:table-cell office:value-type="float" office:value="9.84686" calcext:value-type="float">
            <text:p>9.84686</text:p>
          </table:table-cell>
          <table:table-cell office:value-type="float" office:value="0.38110138" calcext:value-type="float">
            <text:p>0.38110138</text:p>
          </table:table-cell>
          <table:table-cell office:value-type="float" office:value="9.130518" calcext:value-type="float">
            <text:p>9.130518</text:p>
          </table:table-cell>
          <table:table-cell office:value-type="float" office:value="0.22555907" calcext:value-type="float">
            <text:p>0.22555907</text:p>
          </table:table-cell>
          <table:table-cell office:value-type="float" office:value="16.802638" calcext:value-type="float">
            <text:p>16.802638</text:p>
          </table:table-cell>
          <table:table-cell office:value-type="float" office:value="1.205682" calcext:value-type="float">
            <text:p>1.205682</text:p>
          </table:table-cell>
          <table:table-cell office:value-type="float" office:value="1.6101876" calcext:value-type="float">
            <text:p>1.6101876</text:p>
          </table:table-cell>
          <table:table-cell office:value-type="float" office:value="1.1213361" calcext:value-type="float">
            <text:p>1.1213361</text:p>
          </table:table-cell>
          <table:table-cell office:value-type="float" office:value="270.13207" calcext:value-type="float">
            <text:p>270.13207</text:p>
          </table:table-cell>
          <table:table-cell office:value-type="float" office:value="4.315364" calcext:value-type="float">
            <text:p>4.315364</text:p>
          </table:table-cell>
          <table:table-cell office:value-type="float" office:value="1.3898252" calcext:value-type="float">
            <text:p>1.3898252</text:p>
          </table:table-cell>
          <table:table-cell office:value-type="float" office:value="21.37204" calcext:value-type="float">
            <text:p>21.37204</text:p>
          </table:table-cell>
          <table:table-cell office:value-type="float" office:value="11.916693" calcext:value-type="float">
            <text:p>11.916693</text:p>
          </table:table-cell>
          <table:table-cell office:value-type="float" office:value="25.274187" calcext:value-type="float">
            <text:p>25.274187</text:p>
          </table:table-cell>
          <table:table-cell office:value-type="float" office:value="264.78562" calcext:value-type="float">
            <text:p>264.78562</text:p>
          </table:table-cell>
          <table:table-cell office:value-type="float" office:value="1.0461453" calcext:value-type="float">
            <text:p>1.0461453</text:p>
          </table:table-cell>
          <table:table-cell office:value-type="float" office:value="8.430847" calcext:value-type="float">
            <text:p>8.430847</text:p>
          </table:table-cell>
          <table:table-cell office:value-type="float" office:value="5.4932265" calcext:value-type="float">
            <text:p>5.4932265</text:p>
          </table:table-cell>
          <table:table-cell office:value-type="float" office:value="3.340506" calcext:value-type="float">
            <text:p>3.340506</text:p>
          </table:table-cell>
          <table:table-cell office:value-type="float" office:value="12.980138" calcext:value-type="float">
            <text:p>12.980138</text:p>
          </table:table-cell>
          <table:table-cell office:value-type="float" office:value="2.947907" calcext:value-type="float">
            <text:p>2.947907</text:p>
          </table:table-cell>
          <table:table-cell office:value-type="float" office:value="3.24166" calcext:value-type="float">
            <text:p>3.24166</text:p>
          </table:table-cell>
          <table:table-cell office:value-type="float" office:value="135.99389" calcext:value-type="float">
            <text:p>135.99389</text:p>
          </table:table-cell>
          <table:table-cell office:value-type="float" office:value="137.77694" calcext:value-type="float">
            <text:p>137.77694</text:p>
          </table:table-cell>
          <table:table-cell office:value-type="float" office:value="228.58723" calcext:value-type="float">
            <text:p>228.58723</text:p>
          </table:table-cell>
          <table:table-cell office:value-type="float" office:value="0.34552636" calcext:value-type="float">
            <text:p>0.34552636</text:p>
          </table:table-cell>
          <table:table-cell office:value-type="float" office:value="2.835533" calcext:value-type="float">
            <text:p>2.835533</text:p>
          </table:table-cell>
        </table:table-row>
        <table:table-row table:style-name="ro2">
          <table:table-cell office:value-type="string" calcext:value-type="string">
            <text:p>TCGA-06-0878-01A-01R-1849-01</text:p>
          </table:table-cell>
          <table:table-cell office:value-type="string" calcext:value-type="string">
            <text:p>GBM</text:p>
          </table:table-cell>
          <table:table-cell office:value-type="float" office:value="4.0279559" calcext:value-type="float">
            <text:p>4.0279559</text:p>
          </table:table-cell>
          <table:table-cell office:value-type="float" office:value="15.70198" calcext:value-type="float">
            <text:p>15.70198</text:p>
          </table:table-cell>
          <table:table-cell office:value-type="float" office:value="135.51254" calcext:value-type="float">
            <text:p>135.51254</text:p>
          </table:table-cell>
          <table:table-cell office:value-type="float" office:value="3499.4101" calcext:value-type="float">
            <text:p>3499.4101</text:p>
          </table:table-cell>
          <table:table-cell office:value-type="float" office:value="40.22456" calcext:value-type="float">
            <text:p>40.22456</text:p>
          </table:table-cell>
          <table:table-cell office:value-type="float" office:value="62.86298" calcext:value-type="float">
            <text:p>62.86298</text:p>
          </table:table-cell>
          <table:table-cell office:value-type="float" office:value="6.020843" calcext:value-type="float">
            <text:p>6.020843</text:p>
          </table:table-cell>
          <table:table-cell office:value-type="float" office:value="25.53729" calcext:value-type="float">
            <text:p>25.53729</text:p>
          </table:table-cell>
          <table:table-cell office:value-type="float" office:value="64.216515" calcext:value-type="float">
            <text:p>64.216515</text:p>
          </table:table-cell>
          <table:table-cell office:value-type="float" office:value="177.37813" calcext:value-type="float">
            <text:p>177.37813</text:p>
          </table:table-cell>
          <table:table-cell office:value-type="float" office:value="4.23539" calcext:value-type="float">
            <text:p>4.23539</text:p>
          </table:table-cell>
          <table:table-cell office:value-type="float" office:value="51.40683" calcext:value-type="float">
            <text:p>51.40683</text:p>
          </table:table-cell>
          <table:table-cell office:value-type="float" office:value="7.985109" calcext:value-type="float">
            <text:p>7.985109</text:p>
          </table:table-cell>
          <table:table-cell office:value-type="float" office:value="4.7787222" calcext:value-type="float">
            <text:p>4.7787222</text:p>
          </table:table-cell>
          <table:table-cell office:value-type="float" office:value="45.29953" calcext:value-type="float">
            <text:p>45.29953</text:p>
          </table:table-cell>
          <table:table-cell office:value-type="float" office:value="11.025371" calcext:value-type="float">
            <text:p>11.025371</text:p>
          </table:table-cell>
          <table:table-cell office:value-type="float" office:value="2.9136393" calcext:value-type="float">
            <text:p>2.9136393</text:p>
          </table:table-cell>
          <table:table-cell office:value-type="float" office:value="0.77391383" calcext:value-type="float">
            <text:p>0.77391383</text:p>
          </table:table-cell>
          <table:table-cell office:value-type="float" office:value="71.64121" calcext:value-type="float">
            <text:p>71.64121</text:p>
          </table:table-cell>
          <table:table-cell office:value-type="float" office:value="646.7136" calcext:value-type="float">
            <text:p>646.7136</text:p>
          </table:table-cell>
          <table:table-cell office:value-type="float" office:value="40.72461" calcext:value-type="float">
            <text:p>40.72461</text:p>
          </table:table-cell>
          <table:table-cell office:value-type="float" office:value="2.885935" calcext:value-type="float">
            <text:p>2.885935</text:p>
          </table:table-cell>
          <table:table-cell office:value-type="float" office:value="0.31752312" calcext:value-type="float">
            <text:p>0.31752312</text:p>
          </table:table-cell>
          <table:table-cell office:value-type="float" office:value="7.234604" calcext:value-type="float">
            <text:p>7.234604</text:p>
          </table:table-cell>
          <table:table-cell office:value-type="float" office:value="2.12899243" calcext:value-type="float">
            <text:p>2.12899243</text:p>
          </table:table-cell>
          <table:table-cell office:value-type="float" office:value="23.660429" calcext:value-type="float">
            <text:p>23.660429</text:p>
          </table:table-cell>
          <table:table-cell office:value-type="float" office:value="2.615623" calcext:value-type="float">
            <text:p>2.615623</text:p>
          </table:table-cell>
          <table:table-cell office:value-type="float" office:value="3.5193291" calcext:value-type="float">
            <text:p>3.5193291</text:p>
          </table:table-cell>
          <table:table-cell office:value-type="float" office:value="1.3784256" calcext:value-type="float">
            <text:p>1.3784256</text:p>
          </table:table-cell>
          <table:table-cell office:value-type="float" office:value="133.69882" calcext:value-type="float">
            <text:p>133.69882</text:p>
          </table:table-cell>
          <table:table-cell office:value-type="float" office:value="4.566319" calcext:value-type="float">
            <text:p>4.566319</text:p>
          </table:table-cell>
          <table:table-cell office:value-type="float" office:value="3.0149169" calcext:value-type="float">
            <text:p>3.0149169</text:p>
          </table:table-cell>
          <table:table-cell office:value-type="float" office:value="28.74913" calcext:value-type="float">
            <text:p>28.74913</text:p>
          </table:table-cell>
          <table:table-cell office:value-type="float" office:value="16.120811" calcext:value-type="float">
            <text:p>16.120811</text:p>
          </table:table-cell>
          <table:table-cell office:value-type="float" office:value="25.835514" calcext:value-type="float">
            <text:p>25.835514</text:p>
          </table:table-cell>
          <table:table-cell office:value-type="float" office:value="170.41363" calcext:value-type="float">
            <text:p>170.41363</text:p>
          </table:table-cell>
          <table:table-cell office:value-type="float" office:value="1.5246507" calcext:value-type="float">
            <text:p>1.5246507</text:p>
          </table:table-cell>
          <table:table-cell office:value-type="float" office:value="12.847824" calcext:value-type="float">
            <text:p>12.847824</text:p>
          </table:table-cell>
          <table:table-cell office:value-type="float" office:value="5.8892089" calcext:value-type="float">
            <text:p>5.8892089</text:p>
          </table:table-cell>
          <table:table-cell office:value-type="float" office:value="3.079889" calcext:value-type="float">
            <text:p>3.079889</text:p>
          </table:table-cell>
          <table:table-cell office:value-type="float" office:value="5.044406" calcext:value-type="float">
            <text:p>5.044406</text:p>
          </table:table-cell>
          <table:table-cell office:value-type="float" office:value="4.401122" calcext:value-type="float">
            <text:p>4.401122</text:p>
          </table:table-cell>
          <table:table-cell office:value-type="float" office:value="3.759268" calcext:value-type="float">
            <text:p>3.759268</text:p>
          </table:table-cell>
          <table:table-cell office:value-type="float" office:value="133.89489" calcext:value-type="float">
            <text:p>133.89489</text:p>
          </table:table-cell>
          <table:table-cell office:value-type="float" office:value="81.28185" calcext:value-type="float">
            <text:p>81.28185</text:p>
          </table:table-cell>
          <table:table-cell office:value-type="float" office:value="128.56389" calcext:value-type="float">
            <text:p>128.56389</text:p>
          </table:table-cell>
          <table:table-cell office:value-type="float" office:value="1.50484294" calcext:value-type="float">
            <text:p>1.50484294</text:p>
          </table:table-cell>
          <table:table-cell office:value-type="float" office:value="3.560351" calcext:value-type="float">
            <text:p>3.560351</text:p>
          </table:table-cell>
        </table:table-row>
        <table:table-row table:style-name="ro2">
          <table:table-cell office:value-type="string" calcext:value-type="string">
            <text:p>TCGA-06-0882-01A-01R-1849-01</text:p>
          </table:table-cell>
          <table:table-cell office:value-type="string" calcext:value-type="string">
            <text:p>GBM</text:p>
          </table:table-cell>
          <table:table-cell office:value-type="float" office:value="1.445394" calcext:value-type="float">
            <text:p>1.445394</text:p>
          </table:table-cell>
          <table:table-cell office:value-type="float" office:value="16.5173" calcext:value-type="float">
            <text:p>16.5173</text:p>
          </table:table-cell>
          <table:table-cell office:value-type="float" office:value="111.2625" calcext:value-type="float">
            <text:p>111.2625</text:p>
          </table:table-cell>
          <table:table-cell office:value-type="float" office:value="3782.3563" calcext:value-type="float">
            <text:p>3782.3563</text:p>
          </table:table-cell>
          <table:table-cell office:value-type="float" office:value="25.41526" calcext:value-type="float">
            <text:p>25.41526</text:p>
          </table:table-cell>
          <table:table-cell office:value-type="float" office:value="97.94483" calcext:value-type="float">
            <text:p>97.94483</text:p>
          </table:table-cell>
          <table:table-cell office:value-type="float" office:value="9.030054" calcext:value-type="float">
            <text:p>9.030054</text:p>
          </table:table-cell>
          <table:table-cell office:value-type="float" office:value="41.178872" calcext:value-type="float">
            <text:p>41.178872</text:p>
          </table:table-cell>
          <table:table-cell office:value-type="float" office:value="108.291005" calcext:value-type="float">
            <text:p>108.291005</text:p>
          </table:table-cell>
          <table:table-cell office:value-type="float" office:value="237.84881" calcext:value-type="float">
            <text:p>237.84881</text:p>
          </table:table-cell>
          <table:table-cell office:value-type="float" office:value="6.889971" calcext:value-type="float">
            <text:p>6.889971</text:p>
          </table:table-cell>
          <table:table-cell office:value-type="float" office:value="65.07906" calcext:value-type="float">
            <text:p>65.07906</text:p>
          </table:table-cell>
          <table:table-cell office:value-type="float" office:value="8.370485" calcext:value-type="float">
            <text:p>8.370485</text:p>
          </table:table-cell>
          <table:table-cell office:value-type="float" office:value="5.5392442" calcext:value-type="float">
            <text:p>5.5392442</text:p>
          </table:table-cell>
          <table:table-cell office:value-type="float" office:value="67.35616" calcext:value-type="float">
            <text:p>67.35616</text:p>
          </table:table-cell>
          <table:table-cell office:value-type="float" office:value="11.324947" calcext:value-type="float">
            <text:p>11.324947</text:p>
          </table:table-cell>
          <table:table-cell office:value-type="float" office:value="3.4980032" calcext:value-type="float">
            <text:p>3.4980032</text:p>
          </table:table-cell>
          <table:table-cell office:value-type="float" office:value="1.34470687" calcext:value-type="float">
            <text:p>1.34470687</text:p>
          </table:table-cell>
          <table:table-cell office:value-type="float" office:value="53.53418" calcext:value-type="float">
            <text:p>53.53418</text:p>
          </table:table-cell>
          <table:table-cell office:value-type="float" office:value="1310.9315" calcext:value-type="float">
            <text:p>1310.9315</text:p>
          </table:table-cell>
          <table:table-cell office:value-type="float" office:value="50.40144" calcext:value-type="float">
            <text:p>50.40144</text:p>
          </table:table-cell>
          <table:table-cell office:value-type="float" office:value="5.023825" calcext:value-type="float">
            <text:p>5.023825</text:p>
          </table:table-cell>
          <table:table-cell office:value-type="float" office:value="0.37374154" calcext:value-type="float">
            <text:p>0.37374154</text:p>
          </table:table-cell>
          <table:table-cell office:value-type="float" office:value="7.611468" calcext:value-type="float">
            <text:p>7.611468</text:p>
          </table:table-cell>
          <table:table-cell office:value-type="float" office:value="2.40949183" calcext:value-type="float">
            <text:p>2.40949183</text:p>
          </table:table-cell>
          <table:table-cell office:value-type="float" office:value="25.188786" calcext:value-type="float">
            <text:p>25.188786</text:p>
          </table:table-cell>
          <table:table-cell office:value-type="float" office:value="2.2552" calcext:value-type="float">
            <text:p>2.2552</text:p>
          </table:table-cell>
          <table:table-cell office:value-type="float" office:value="2.9882049" calcext:value-type="float">
            <text:p>2.9882049</text:p>
          </table:table-cell>
          <table:table-cell office:value-type="float" office:value="1.5252423" calcext:value-type="float">
            <text:p>1.5252423</text:p>
          </table:table-cell>
          <table:table-cell office:value-type="float" office:value="221.26997" calcext:value-type="float">
            <text:p>221.26997</text:p>
          </table:table-cell>
          <table:table-cell office:value-type="float" office:value="4.738095" calcext:value-type="float">
            <text:p>4.738095</text:p>
          </table:table-cell>
          <table:table-cell office:value-type="float" office:value="3.5635519" calcext:value-type="float">
            <text:p>3.5635519</text:p>
          </table:table-cell>
          <table:table-cell office:value-type="float" office:value="56.09904" calcext:value-type="float">
            <text:p>56.09904</text:p>
          </table:table-cell>
          <table:table-cell office:value-type="float" office:value="6.469262" calcext:value-type="float">
            <text:p>6.469262</text:p>
          </table:table-cell>
          <table:table-cell office:value-type="float" office:value="24.963993" calcext:value-type="float">
            <text:p>24.963993</text:p>
          </table:table-cell>
          <table:table-cell office:value-type="float" office:value="182.09914" calcext:value-type="float">
            <text:p>182.09914</text:p>
          </table:table-cell>
          <table:table-cell office:value-type="float" office:value="0.7589161" calcext:value-type="float">
            <text:p>0.7589161</text:p>
          </table:table-cell>
          <table:table-cell office:value-type="float" office:value="13.511556" calcext:value-type="float">
            <text:p>13.511556</text:p>
          </table:table-cell>
          <table:table-cell office:value-type="float" office:value="6.5979605" calcext:value-type="float">
            <text:p>6.5979605</text:p>
          </table:table-cell>
          <table:table-cell office:value-type="float" office:value="3.664686" calcext:value-type="float">
            <text:p>3.664686</text:p>
          </table:table-cell>
          <table:table-cell office:value-type="float" office:value="8.932301" calcext:value-type="float">
            <text:p>8.932301</text:p>
          </table:table-cell>
          <table:table-cell office:value-type="float" office:value="4.952559" calcext:value-type="float">
            <text:p>4.952559</text:p>
          </table:table-cell>
          <table:table-cell office:value-type="float" office:value="5.618172" calcext:value-type="float">
            <text:p>5.618172</text:p>
          </table:table-cell>
          <table:table-cell office:value-type="float" office:value="135.34435" calcext:value-type="float">
            <text:p>135.34435</text:p>
          </table:table-cell>
          <table:table-cell office:value-type="float" office:value="111.28164" calcext:value-type="float">
            <text:p>111.28164</text:p>
          </table:table-cell>
          <table:table-cell office:value-type="float" office:value="225.01176" calcext:value-type="float">
            <text:p>225.01176</text:p>
          </table:table-cell>
          <table:table-cell office:value-type="float" office:value="1.18366648" calcext:value-type="float">
            <text:p>1.18366648</text:p>
          </table:table-cell>
          <table:table-cell office:value-type="float" office:value="3.707244" calcext:value-type="float">
            <text:p>3.707244</text:p>
          </table:table-cell>
        </table:table-row>
        <table:table-row table:style-name="ro2">
          <table:table-cell office:value-type="string" calcext:value-type="string">
            <text:p>TCGA-06-1804-01A-01R-1849-01</text:p>
          </table:table-cell>
          <table:table-cell office:value-type="string" calcext:value-type="string">
            <text:p>GBM</text:p>
          </table:table-cell>
          <table:table-cell office:value-type="float" office:value="3.1156573" calcext:value-type="float">
            <text:p>3.1156573</text:p>
          </table:table-cell>
          <table:table-cell office:value-type="float" office:value="11.09444" calcext:value-type="float">
            <text:p>11.09444</text:p>
          </table:table-cell>
          <table:table-cell office:value-type="float" office:value="232.26627" calcext:value-type="float">
            <text:p>232.26627</text:p>
          </table:table-cell>
          <table:table-cell office:value-type="float" office:value="1370.8096" calcext:value-type="float">
            <text:p>1370.8096</text:p>
          </table:table-cell>
          <table:table-cell office:value-type="float" office:value="20.64701" calcext:value-type="float">
            <text:p>20.64701</text:p>
          </table:table-cell>
          <table:table-cell office:value-type="float" office:value="66.53655" calcext:value-type="float">
            <text:p>66.53655</text:p>
          </table:table-cell>
          <table:table-cell office:value-type="float" office:value="7.848793" calcext:value-type="float">
            <text:p>7.848793</text:p>
          </table:table-cell>
          <table:table-cell office:value-type="float" office:value="30.176219" calcext:value-type="float">
            <text:p>30.176219</text:p>
          </table:table-cell>
          <table:table-cell office:value-type="float" office:value="27.504732" calcext:value-type="float">
            <text:p>27.504732</text:p>
          </table:table-cell>
          <table:table-cell office:value-type="float" office:value="448.14343" calcext:value-type="float">
            <text:p>448.14343</text:p>
          </table:table-cell>
          <table:table-cell office:value-type="float" office:value="3.242343" calcext:value-type="float">
            <text:p>3.242343</text:p>
          </table:table-cell>
          <table:table-cell office:value-type="float" office:value="56.20874" calcext:value-type="float">
            <text:p>56.20874</text:p>
          </table:table-cell>
          <table:table-cell office:value-type="float" office:value="5.646322" calcext:value-type="float">
            <text:p>5.646322</text:p>
          </table:table-cell>
          <table:table-cell office:value-type="float" office:value="3.0081634" calcext:value-type="float">
            <text:p>3.0081634</text:p>
          </table:table-cell>
          <table:table-cell office:value-type="float" office:value="147.89368" calcext:value-type="float">
            <text:p>147.89368</text:p>
          </table:table-cell>
          <table:table-cell office:value-type="float" office:value="13.32249" calcext:value-type="float">
            <text:p>13.32249</text:p>
          </table:table-cell>
          <table:table-cell office:value-type="float" office:value="4.6677129" calcext:value-type="float">
            <text:p>4.6677129</text:p>
          </table:table-cell>
          <table:table-cell office:value-type="float" office:value="1.48752552" calcext:value-type="float">
            <text:p>1.48752552</text:p>
          </table:table-cell>
          <table:table-cell office:value-type="float" office:value="237.09387" calcext:value-type="float">
            <text:p>237.09387</text:p>
          </table:table-cell>
          <table:table-cell office:value-type="float" office:value="1155.2746" calcext:value-type="float">
            <text:p>1155.2746</text:p>
          </table:table-cell>
          <table:table-cell office:value-type="float" office:value="62.04205" calcext:value-type="float">
            <text:p>62.04205</text:p>
          </table:table-cell>
          <table:table-cell office:value-type="float" office:value="2.487837" calcext:value-type="float">
            <text:p>2.487837</text:p>
          </table:table-cell>
          <table:table-cell office:value-type="float" office:value="0.48812273" calcext:value-type="float">
            <text:p>0.48812273</text:p>
          </table:table-cell>
          <table:table-cell office:value-type="float" office:value="10.137482" calcext:value-type="float">
            <text:p>10.137482</text:p>
          </table:table-cell>
          <table:table-cell office:value-type="float" office:value="11.49531559" calcext:value-type="float">
            <text:p>11.49531559</text:p>
          </table:table-cell>
          <table:table-cell office:value-type="float" office:value="32.630354" calcext:value-type="float">
            <text:p>32.630354</text:p>
          </table:table-cell>
          <table:table-cell office:value-type="float" office:value="3.56007" calcext:value-type="float">
            <text:p>3.56007</text:p>
          </table:table-cell>
          <table:table-cell office:value-type="float" office:value="2.6983946" calcext:value-type="float">
            <text:p>2.6983946</text:p>
          </table:table-cell>
          <table:table-cell office:value-type="float" office:value="0.9849861" calcext:value-type="float">
            <text:p>0.9849861</text:p>
          </table:table-cell>
          <table:table-cell office:value-type="float" office:value="103.99294" calcext:value-type="float">
            <text:p>103.99294</text:p>
          </table:table-cell>
          <table:table-cell office:value-type="float" office:value="4.146427" calcext:value-type="float">
            <text:p>4.146427</text:p>
          </table:table-cell>
          <table:table-cell office:value-type="float" office:value="2.5276316" calcext:value-type="float">
            <text:p>2.5276316</text:p>
          </table:table-cell>
          <table:table-cell office:value-type="float" office:value="25.50703" calcext:value-type="float">
            <text:p>25.50703</text:p>
          </table:table-cell>
          <table:table-cell office:value-type="float" office:value="11.934452" calcext:value-type="float">
            <text:p>11.934452</text:p>
          </table:table-cell>
          <table:table-cell office:value-type="float" office:value="20.058627" calcext:value-type="float">
            <text:p>20.058627</text:p>
          </table:table-cell>
          <table:table-cell office:value-type="float" office:value="122.86747" calcext:value-type="float">
            <text:p>122.86747</text:p>
          </table:table-cell>
          <table:table-cell office:value-type="float" office:value="1.2380296" calcext:value-type="float">
            <text:p>1.2380296</text:p>
          </table:table-cell>
          <table:table-cell office:value-type="float" office:value="9.05531" calcext:value-type="float">
            <text:p>9.05531</text:p>
          </table:table-cell>
          <table:table-cell office:value-type="float" office:value="8.7591022" calcext:value-type="float">
            <text:p>8.7591022</text:p>
          </table:table-cell>
          <table:table-cell office:value-type="float" office:value="4.710561" calcext:value-type="float">
            <text:p>4.710561</text:p>
          </table:table-cell>
          <table:table-cell office:value-type="float" office:value="13.127799" calcext:value-type="float">
            <text:p>13.127799</text:p>
          </table:table-cell>
          <table:table-cell office:value-type="float" office:value="5.619358" calcext:value-type="float">
            <text:p>5.619358</text:p>
          </table:table-cell>
          <table:table-cell office:value-type="float" office:value="6.860348" calcext:value-type="float">
            <text:p>6.860348</text:p>
          </table:table-cell>
          <table:table-cell office:value-type="float" office:value="200.08718" calcext:value-type="float">
            <text:p>200.08718</text:p>
          </table:table-cell>
          <table:table-cell office:value-type="float" office:value="63.78263" calcext:value-type="float">
            <text:p>63.78263</text:p>
          </table:table-cell>
          <table:table-cell office:value-type="float" office:value="282.65452" calcext:value-type="float">
            <text:p>282.65452</text:p>
          </table:table-cell>
          <table:table-cell office:value-type="float" office:value="1.78849957" calcext:value-type="float">
            <text:p>1.78849957</text:p>
          </table:table-cell>
          <table:table-cell office:value-type="float" office:value="2.971437" calcext:value-type="float">
            <text:p>2.971437</text:p>
          </table:table-cell>
        </table:table-row>
        <table:table-row table:style-name="ro2">
          <table:table-cell office:value-type="string" calcext:value-type="string">
            <text:p>TCGA-06-2558-01A-01R-1849-01</text:p>
          </table:table-cell>
          <table:table-cell office:value-type="string" calcext:value-type="string">
            <text:p>GBM</text:p>
          </table:table-cell>
          <table:table-cell office:value-type="float" office:value="2.5668705" calcext:value-type="float">
            <text:p>2.5668705</text:p>
          </table:table-cell>
          <table:table-cell office:value-type="float" office:value="12.251383" calcext:value-type="float">
            <text:p>12.251383</text:p>
          </table:table-cell>
          <table:table-cell office:value-type="float" office:value="146.46544" calcext:value-type="float">
            <text:p>146.46544</text:p>
          </table:table-cell>
          <table:table-cell office:value-type="float" office:value="2530.3348" calcext:value-type="float">
            <text:p>2530.3348</text:p>
          </table:table-cell>
          <table:table-cell office:value-type="float" office:value="49.98277" calcext:value-type="float">
            <text:p>49.98277</text:p>
          </table:table-cell>
          <table:table-cell office:value-type="float" office:value="104.82952" calcext:value-type="float">
            <text:p>104.82952</text:p>
          </table:table-cell>
          <table:table-cell office:value-type="float" office:value="9.249081" calcext:value-type="float">
            <text:p>9.249081</text:p>
          </table:table-cell>
          <table:table-cell office:value-type="float" office:value="43.634565" calcext:value-type="float">
            <text:p>43.634565</text:p>
          </table:table-cell>
          <table:table-cell office:value-type="float" office:value="37.734671" calcext:value-type="float">
            <text:p>37.734671</text:p>
          </table:table-cell>
          <table:table-cell office:value-type="float" office:value="114.02152" calcext:value-type="float">
            <text:p>114.02152</text:p>
          </table:table-cell>
          <table:table-cell office:value-type="float" office:value="7.59879" calcext:value-type="float">
            <text:p>7.59879</text:p>
          </table:table-cell>
          <table:table-cell office:value-type="float" office:value="87.35848" calcext:value-type="float">
            <text:p>87.35848</text:p>
          </table:table-cell>
          <table:table-cell office:value-type="float" office:value="6.080391" calcext:value-type="float">
            <text:p>6.080391</text:p>
          </table:table-cell>
          <table:table-cell office:value-type="float" office:value="6.8980029" calcext:value-type="float">
            <text:p>6.8980029</text:p>
          </table:table-cell>
          <table:table-cell office:value-type="float" office:value="56.17118" calcext:value-type="float">
            <text:p>56.17118</text:p>
          </table:table-cell>
          <table:table-cell office:value-type="float" office:value="9.178185" calcext:value-type="float">
            <text:p>9.178185</text:p>
          </table:table-cell>
          <table:table-cell office:value-type="float" office:value="3.9951213" calcext:value-type="float">
            <text:p>3.9951213</text:p>
          </table:table-cell>
          <table:table-cell office:value-type="float" office:value="1.28634615" calcext:value-type="float">
            <text:p>1.28634615</text:p>
          </table:table-cell>
          <table:table-cell office:value-type="float" office:value="50.7335" calcext:value-type="float">
            <text:p>50.7335</text:p>
          </table:table-cell>
          <table:table-cell office:value-type="float" office:value="1322.6109" calcext:value-type="float">
            <text:p>1322.6109</text:p>
          </table:table-cell>
          <table:table-cell office:value-type="float" office:value="40.36779" calcext:value-type="float">
            <text:p>40.36779</text:p>
          </table:table-cell>
          <table:table-cell office:value-type="float" office:value="3.450743" calcext:value-type="float">
            <text:p>3.450743</text:p>
          </table:table-cell>
          <table:table-cell office:value-type="float" office:value="0.204285" calcext:value-type="float">
            <text:p>0.204285</text:p>
          </table:table-cell>
          <table:table-cell office:value-type="float" office:value="11.645834" calcext:value-type="float">
            <text:p>11.645834</text:p>
          </table:table-cell>
          <table:table-cell office:value-type="float" office:value="1.25760197" calcext:value-type="float">
            <text:p>1.25760197</text:p>
          </table:table-cell>
          <table:table-cell office:value-type="float" office:value="23.761674" calcext:value-type="float">
            <text:p>23.761674</text:p>
          </table:table-cell>
          <table:table-cell office:value-type="float" office:value="2.987757" calcext:value-type="float">
            <text:p>2.987757</text:p>
          </table:table-cell>
          <table:table-cell office:value-type="float" office:value="2.8937571" calcext:value-type="float">
            <text:p>2.8937571</text:p>
          </table:table-cell>
          <table:table-cell office:value-type="float" office:value="1.4423578" calcext:value-type="float">
            <text:p>1.4423578</text:p>
          </table:table-cell>
          <table:table-cell office:value-type="float" office:value="184.77018" calcext:value-type="float">
            <text:p>184.77018</text:p>
          </table:table-cell>
          <table:table-cell office:value-type="float" office:value="5.441885" calcext:value-type="float">
            <text:p>5.441885</text:p>
          </table:table-cell>
          <table:table-cell office:value-type="float" office:value="2.1184779" calcext:value-type="float">
            <text:p>2.1184779</text:p>
          </table:table-cell>
          <table:table-cell office:value-type="float" office:value="53.8876" calcext:value-type="float">
            <text:p>53.8876</text:p>
          </table:table-cell>
          <table:table-cell office:value-type="float" office:value="19.980293" calcext:value-type="float">
            <text:p>19.980293</text:p>
          </table:table-cell>
          <table:table-cell office:value-type="float" office:value="26.245235" calcext:value-type="float">
            <text:p>26.245235</text:p>
          </table:table-cell>
          <table:table-cell office:value-type="float" office:value="207.15113" calcext:value-type="float">
            <text:p>207.15113</text:p>
          </table:table-cell>
          <table:table-cell office:value-type="float" office:value="1.865481" calcext:value-type="float">
            <text:p>1.865481</text:p>
          </table:table-cell>
          <table:table-cell office:value-type="float" office:value="13.807593" calcext:value-type="float">
            <text:p>13.807593</text:p>
          </table:table-cell>
          <table:table-cell office:value-type="float" office:value="6.0362927" calcext:value-type="float">
            <text:p>6.0362927</text:p>
          </table:table-cell>
          <table:table-cell office:value-type="float" office:value="3.184738" calcext:value-type="float">
            <text:p>3.184738</text:p>
          </table:table-cell>
          <table:table-cell office:value-type="float" office:value="10.258139" calcext:value-type="float">
            <text:p>10.258139</text:p>
          </table:table-cell>
          <table:table-cell office:value-type="float" office:value="4.310191" calcext:value-type="float">
            <text:p>4.310191</text:p>
          </table:table-cell>
          <table:table-cell office:value-type="float" office:value="5.567864" calcext:value-type="float">
            <text:p>5.567864</text:p>
          </table:table-cell>
          <table:table-cell office:value-type="float" office:value="128.80179" calcext:value-type="float">
            <text:p>128.80179</text:p>
          </table:table-cell>
          <table:table-cell office:value-type="float" office:value="124.83517" calcext:value-type="float">
            <text:p>124.83517</text:p>
          </table:table-cell>
          <table:table-cell office:value-type="float" office:value="229.89942" calcext:value-type="float">
            <text:p>229.89942</text:p>
          </table:table-cell>
          <table:table-cell office:value-type="float" office:value="1.87296487" calcext:value-type="float">
            <text:p>1.87296487</text:p>
          </table:table-cell>
          <table:table-cell office:value-type="float" office:value="6.102386" calcext:value-type="float">
            <text:p>6.102386</text:p>
          </table:table-cell>
        </table:table-row>
        <table:table-row table:style-name="ro2">
          <table:table-cell office:value-type="string" calcext:value-type="string">
            <text:p>TCGA-06-2561-01A-02R-1849-01</text:p>
          </table:table-cell>
          <table:table-cell office:value-type="string" calcext:value-type="string">
            <text:p>GBM</text:p>
          </table:table-cell>
          <table:table-cell office:value-type="float" office:value="2.3254391" calcext:value-type="float">
            <text:p>2.3254391</text:p>
          </table:table-cell>
          <table:table-cell office:value-type="float" office:value="8.374645" calcext:value-type="float">
            <text:p>8.374645</text:p>
          </table:table-cell>
          <table:table-cell office:value-type="float" office:value="139.36648" calcext:value-type="float">
            <text:p>139.36648</text:p>
          </table:table-cell>
          <table:table-cell office:value-type="float" office:value="3042.2209" calcext:value-type="float">
            <text:p>3042.2209</text:p>
          </table:table-cell>
          <table:table-cell office:value-type="float" office:value="27.46253" calcext:value-type="float">
            <text:p>27.46253</text:p>
          </table:table-cell>
          <table:table-cell office:value-type="float" office:value="83.01649" calcext:value-type="float">
            <text:p>83.01649</text:p>
          </table:table-cell>
          <table:table-cell office:value-type="float" office:value="7.094928" calcext:value-type="float">
            <text:p>7.094928</text:p>
          </table:table-cell>
          <table:table-cell office:value-type="float" office:value="41.043337" calcext:value-type="float">
            <text:p>41.043337</text:p>
          </table:table-cell>
          <table:table-cell office:value-type="float" office:value="107.229589" calcext:value-type="float">
            <text:p>107.229589</text:p>
          </table:table-cell>
          <table:table-cell office:value-type="float" office:value="656.40876" calcext:value-type="float">
            <text:p>656.40876</text:p>
          </table:table-cell>
          <table:table-cell office:value-type="float" office:value="3.630169" calcext:value-type="float">
            <text:p>3.630169</text:p>
          </table:table-cell>
          <table:table-cell office:value-type="float" office:value="73.69175" calcext:value-type="float">
            <text:p>73.69175</text:p>
          </table:table-cell>
          <table:table-cell office:value-type="float" office:value="7.382032" calcext:value-type="float">
            <text:p>7.382032</text:p>
          </table:table-cell>
          <table:table-cell office:value-type="float" office:value="11.1388858" calcext:value-type="float">
            <text:p>11.1388858</text:p>
          </table:table-cell>
          <table:table-cell office:value-type="float" office:value="43.81286" calcext:value-type="float">
            <text:p>43.81286</text:p>
          </table:table-cell>
          <table:table-cell office:value-type="float" office:value="14.092035" calcext:value-type="float">
            <text:p>14.092035</text:p>
          </table:table-cell>
          <table:table-cell office:value-type="float" office:value="4.9456416" calcext:value-type="float">
            <text:p>4.9456416</text:p>
          </table:table-cell>
          <table:table-cell office:value-type="float" office:value="1.70483788" calcext:value-type="float">
            <text:p>1.70483788</text:p>
          </table:table-cell>
          <table:table-cell office:value-type="float" office:value="133.01346" calcext:value-type="float">
            <text:p>133.01346</text:p>
          </table:table-cell>
          <table:table-cell office:value-type="float" office:value="680.0598" calcext:value-type="float">
            <text:p>680.0598</text:p>
          </table:table-cell>
          <table:table-cell office:value-type="float" office:value="47.53013" calcext:value-type="float">
            <text:p>47.53013</text:p>
          </table:table-cell>
          <table:table-cell office:value-type="float" office:value="5.86322" calcext:value-type="float">
            <text:p>5.86322</text:p>
          </table:table-cell>
          <table:table-cell office:value-type="float" office:value="0.22865268" calcext:value-type="float">
            <text:p>0.22865268</text:p>
          </table:table-cell>
          <table:table-cell office:value-type="float" office:value="9.013435" calcext:value-type="float">
            <text:p>9.013435</text:p>
          </table:table-cell>
          <table:table-cell office:value-type="float" office:value="2.50203646" calcext:value-type="float">
            <text:p>2.50203646</text:p>
          </table:table-cell>
          <table:table-cell office:value-type="float" office:value="20.135734" calcext:value-type="float">
            <text:p>20.135734</text:p>
          </table:table-cell>
          <table:table-cell office:value-type="float" office:value="2.070462" calcext:value-type="float">
            <text:p>2.070462</text:p>
          </table:table-cell>
          <table:table-cell office:value-type="float" office:value="3.5928454" calcext:value-type="float">
            <text:p>3.5928454</text:p>
          </table:table-cell>
          <table:table-cell office:value-type="float" office:value="1.3958759" calcext:value-type="float">
            <text:p>1.3958759</text:p>
          </table:table-cell>
          <table:table-cell office:value-type="float" office:value="130.66663" calcext:value-type="float">
            <text:p>130.66663</text:p>
          </table:table-cell>
          <table:table-cell office:value-type="float" office:value="4.907071" calcext:value-type="float">
            <text:p>4.907071</text:p>
          </table:table-cell>
          <table:table-cell office:value-type="float" office:value="2.5916537" calcext:value-type="float">
            <text:p>2.5916537</text:p>
          </table:table-cell>
          <table:table-cell office:value-type="float" office:value="24.54228" calcext:value-type="float">
            <text:p>24.54228</text:p>
          </table:table-cell>
          <table:table-cell office:value-type="float" office:value="12.03847" calcext:value-type="float">
            <text:p>12.03847</text:p>
          </table:table-cell>
          <table:table-cell office:value-type="float" office:value="24.062746" calcext:value-type="float">
            <text:p>24.062746</text:p>
          </table:table-cell>
          <table:table-cell office:value-type="float" office:value="187.41808" calcext:value-type="float">
            <text:p>187.41808</text:p>
          </table:table-cell>
          <table:table-cell office:value-type="float" office:value="1.4463345" calcext:value-type="float">
            <text:p>1.4463345</text:p>
          </table:table-cell>
          <table:table-cell office:value-type="float" office:value="12.371756" calcext:value-type="float">
            <text:p>12.371756</text:p>
          </table:table-cell>
          <table:table-cell office:value-type="float" office:value="9.7576366" calcext:value-type="float">
            <text:p>9.7576366</text:p>
          </table:table-cell>
          <table:table-cell office:value-type="float" office:value="5.064208" calcext:value-type="float">
            <text:p>5.064208</text:p>
          </table:table-cell>
          <table:table-cell office:value-type="float" office:value="10.587231" calcext:value-type="float">
            <text:p>10.587231</text:p>
          </table:table-cell>
          <table:table-cell office:value-type="float" office:value="6.720853" calcext:value-type="float">
            <text:p>6.720853</text:p>
          </table:table-cell>
          <table:table-cell office:value-type="float" office:value="4.185117" calcext:value-type="float">
            <text:p>4.185117</text:p>
          </table:table-cell>
          <table:table-cell office:value-type="float" office:value="175.49578" calcext:value-type="float">
            <text:p>175.49578</text:p>
          </table:table-cell>
          <table:table-cell office:value-type="float" office:value="85.83224" calcext:value-type="float">
            <text:p>85.83224</text:p>
          </table:table-cell>
          <table:table-cell office:value-type="float" office:value="262.42781" calcext:value-type="float">
            <text:p>262.42781</text:p>
          </table:table-cell>
          <table:table-cell office:value-type="float" office:value="1.54370742" calcext:value-type="float">
            <text:p>1.54370742</text:p>
          </table:table-cell>
          <table:table-cell office:value-type="float" office:value="3.801251" calcext:value-type="float">
            <text:p>3.801251</text:p>
          </table:table-cell>
        </table:table-row>
        <table:table-row table:style-name="ro2">
          <table:table-cell office:value-type="string" calcext:value-type="string">
            <text:p>TCGA-06-2565-01A-01R-1849-01</text:p>
          </table:table-cell>
          <table:table-cell office:value-type="string" calcext:value-type="string">
            <text:p>GBM</text:p>
          </table:table-cell>
          <table:table-cell office:value-type="float" office:value="2.0714424" calcext:value-type="float">
            <text:p>2.0714424</text:p>
          </table:table-cell>
          <table:table-cell office:value-type="float" office:value="20.913709" calcext:value-type="float">
            <text:p>20.913709</text:p>
          </table:table-cell>
          <table:table-cell office:value-type="float" office:value="120.93536" calcext:value-type="float">
            <text:p>120.93536</text:p>
          </table:table-cell>
          <table:table-cell office:value-type="float" office:value="1779.5016" calcext:value-type="float">
            <text:p>1779.5016</text:p>
          </table:table-cell>
          <table:table-cell office:value-type="float" office:value="33.54379" calcext:value-type="float">
            <text:p>33.54379</text:p>
          </table:table-cell>
          <table:table-cell office:value-type="float" office:value="54.54199" calcext:value-type="float">
            <text:p>54.54199</text:p>
          </table:table-cell>
          <table:table-cell office:value-type="float" office:value="10.513737" calcext:value-type="float">
            <text:p>10.513737</text:p>
          </table:table-cell>
          <table:table-cell office:value-type="float" office:value="44.057617" calcext:value-type="float">
            <text:p>44.057617</text:p>
          </table:table-cell>
          <table:table-cell office:value-type="float" office:value="81.93524" calcext:value-type="float">
            <text:p>81.93524</text:p>
          </table:table-cell>
          <table:table-cell office:value-type="float" office:value="119.64173" calcext:value-type="float">
            <text:p>119.64173</text:p>
          </table:table-cell>
          <table:table-cell office:value-type="float" office:value="6.091008" calcext:value-type="float">
            <text:p>6.091008</text:p>
          </table:table-cell>
          <table:table-cell office:value-type="float" office:value="90.98989" calcext:value-type="float">
            <text:p>90.98989</text:p>
          </table:table-cell>
          <table:table-cell office:value-type="float" office:value="5.662844" calcext:value-type="float">
            <text:p>5.662844</text:p>
          </table:table-cell>
          <table:table-cell office:value-type="float" office:value="4.2331539" calcext:value-type="float">
            <text:p>4.2331539</text:p>
          </table:table-cell>
          <table:table-cell office:value-type="float" office:value="63.60924" calcext:value-type="float">
            <text:p>63.60924</text:p>
          </table:table-cell>
          <table:table-cell office:value-type="float" office:value="14.613233" calcext:value-type="float">
            <text:p>14.613233</text:p>
          </table:table-cell>
          <table:table-cell office:value-type="float" office:value="4.5857214" calcext:value-type="float">
            <text:p>4.5857214</text:p>
          </table:table-cell>
          <table:table-cell office:value-type="float" office:value="1.20684649" calcext:value-type="float">
            <text:p>1.20684649</text:p>
          </table:table-cell>
          <table:table-cell office:value-type="float" office:value="81.9843" calcext:value-type="float">
            <text:p>81.9843</text:p>
          </table:table-cell>
          <table:table-cell office:value-type="float" office:value="1291.0473" calcext:value-type="float">
            <text:p>1291.0473</text:p>
          </table:table-cell>
          <table:table-cell office:value-type="float" office:value="36.97353" calcext:value-type="float">
            <text:p>36.97353</text:p>
          </table:table-cell>
          <table:table-cell office:value-type="float" office:value="2.774767" calcext:value-type="float">
            <text:p>2.774767</text:p>
          </table:table-cell>
          <table:table-cell office:value-type="float" office:value="0.26870739" calcext:value-type="float">
            <text:p>0.26870739</text:p>
          </table:table-cell>
          <table:table-cell office:value-type="float" office:value="4.909256" calcext:value-type="float">
            <text:p>4.909256</text:p>
          </table:table-cell>
          <table:table-cell office:value-type="float" office:value="3.4758827" calcext:value-type="float">
            <text:p>3.4758827</text:p>
          </table:table-cell>
          <table:table-cell office:value-type="float" office:value="26.899564" calcext:value-type="float">
            <text:p>26.899564</text:p>
          </table:table-cell>
          <table:table-cell office:value-type="float" office:value="3.550499" calcext:value-type="float">
            <text:p>3.550499</text:p>
          </table:table-cell>
          <table:table-cell office:value-type="float" office:value="4.8388692" calcext:value-type="float">
            <text:p>4.8388692</text:p>
          </table:table-cell>
          <table:table-cell office:value-type="float" office:value="1.1090037" calcext:value-type="float">
            <text:p>1.1090037</text:p>
          </table:table-cell>
          <table:table-cell office:value-type="float" office:value="135.66998" calcext:value-type="float">
            <text:p>135.66998</text:p>
          </table:table-cell>
          <table:table-cell office:value-type="float" office:value="3.343633" calcext:value-type="float">
            <text:p>3.343633</text:p>
          </table:table-cell>
          <table:table-cell office:value-type="float" office:value="2.9133188" calcext:value-type="float">
            <text:p>2.9133188</text:p>
          </table:table-cell>
          <table:table-cell office:value-type="float" office:value="50.62745" calcext:value-type="float">
            <text:p>50.62745</text:p>
          </table:table-cell>
          <table:table-cell office:value-type="float" office:value="10.396851" calcext:value-type="float">
            <text:p>10.396851</text:p>
          </table:table-cell>
          <table:table-cell office:value-type="float" office:value="23.117039" calcext:value-type="float">
            <text:p>23.117039</text:p>
          </table:table-cell>
          <table:table-cell office:value-type="float" office:value="232.80636" calcext:value-type="float">
            <text:p>232.80636</text:p>
          </table:table-cell>
          <table:table-cell office:value-type="float" office:value="2.2391826" calcext:value-type="float">
            <text:p>2.2391826</text:p>
          </table:table-cell>
          <table:table-cell office:value-type="float" office:value="10.235521" calcext:value-type="float">
            <text:p>10.235521</text:p>
          </table:table-cell>
          <table:table-cell office:value-type="float" office:value="7.5225601" calcext:value-type="float">
            <text:p>7.5225601</text:p>
          </table:table-cell>
          <table:table-cell office:value-type="float" office:value="3.83696" calcext:value-type="float">
            <text:p>3.83696</text:p>
          </table:table-cell>
          <table:table-cell office:value-type="float" office:value="9.270111" calcext:value-type="float">
            <text:p>9.270111</text:p>
          </table:table-cell>
          <table:table-cell office:value-type="float" office:value="6.186282" calcext:value-type="float">
            <text:p>6.186282</text:p>
          </table:table-cell>
          <table:table-cell office:value-type="float" office:value="6.71175" calcext:value-type="float">
            <text:p>6.71175</text:p>
          </table:table-cell>
          <table:table-cell office:value-type="float" office:value="122.14164" calcext:value-type="float">
            <text:p>122.14164</text:p>
          </table:table-cell>
          <table:table-cell office:value-type="float" office:value="130.21763" calcext:value-type="float">
            <text:p>130.21763</text:p>
          </table:table-cell>
          <table:table-cell office:value-type="float" office:value="189.92919" calcext:value-type="float">
            <text:p>189.92919</text:p>
          </table:table-cell>
          <table:table-cell office:value-type="float" office:value="2.03673683" calcext:value-type="float">
            <text:p>2.03673683</text:p>
          </table:table-cell>
          <table:table-cell office:value-type="float" office:value="4.616046" calcext:value-type="float">
            <text:p>4.616046</text:p>
          </table:table-cell>
        </table:table-row>
        <table:table-row table:style-name="ro2">
          <table:table-cell office:value-type="string" calcext:value-type="string">
            <text:p>TCGA-06-2567-01A-01R-1849-01</text:p>
          </table:table-cell>
          <table:table-cell office:value-type="string" calcext:value-type="string">
            <text:p>GBM</text:p>
          </table:table-cell>
          <table:table-cell office:value-type="float" office:value="3.4801599" calcext:value-type="float">
            <text:p>3.4801599</text:p>
          </table:table-cell>
          <table:table-cell office:value-type="float" office:value="10.967435" calcext:value-type="float">
            <text:p>10.967435</text:p>
          </table:table-cell>
          <table:table-cell office:value-type="float" office:value="158.10472" calcext:value-type="float">
            <text:p>158.10472</text:p>
          </table:table-cell>
          <table:table-cell office:value-type="float" office:value="2009.5481" calcext:value-type="float">
            <text:p>2009.5481</text:p>
          </table:table-cell>
          <table:table-cell office:value-type="float" office:value="34.10299" calcext:value-type="float">
            <text:p>34.10299</text:p>
          </table:table-cell>
          <table:table-cell office:value-type="float" office:value="75.07673" calcext:value-type="float">
            <text:p>75.07673</text:p>
          </table:table-cell>
          <table:table-cell office:value-type="float" office:value="7.151753" calcext:value-type="float">
            <text:p>7.151753</text:p>
          </table:table-cell>
          <table:table-cell office:value-type="float" office:value="34.020854" calcext:value-type="float">
            <text:p>34.020854</text:p>
          </table:table-cell>
          <table:table-cell office:value-type="float" office:value="38.772016" calcext:value-type="float">
            <text:p>38.772016</text:p>
          </table:table-cell>
          <table:table-cell office:value-type="float" office:value="869.63897" calcext:value-type="float">
            <text:p>869.63897</text:p>
          </table:table-cell>
          <table:table-cell office:value-type="float" office:value="5.089647" calcext:value-type="float">
            <text:p>5.089647</text:p>
          </table:table-cell>
          <table:table-cell office:value-type="float" office:value="64.81073" calcext:value-type="float">
            <text:p>64.81073</text:p>
          </table:table-cell>
          <table:table-cell office:value-type="float" office:value="6.224961" calcext:value-type="float">
            <text:p>6.224961</text:p>
          </table:table-cell>
          <table:table-cell office:value-type="float" office:value="3.9573875" calcext:value-type="float">
            <text:p>3.9573875</text:p>
          </table:table-cell>
          <table:table-cell office:value-type="float" office:value="72.98188" calcext:value-type="float">
            <text:p>72.98188</text:p>
          </table:table-cell>
          <table:table-cell office:value-type="float" office:value="8.879874" calcext:value-type="float">
            <text:p>8.879874</text:p>
          </table:table-cell>
          <table:table-cell office:value-type="float" office:value="3.4585133" calcext:value-type="float">
            <text:p>3.4585133</text:p>
          </table:table-cell>
          <table:table-cell office:value-type="float" office:value="1.28843666" calcext:value-type="float">
            <text:p>1.28843666</text:p>
          </table:table-cell>
          <table:table-cell office:value-type="float" office:value="64.8425" calcext:value-type="float">
            <text:p>64.8425</text:p>
          </table:table-cell>
          <table:table-cell office:value-type="float" office:value="1294.7475" calcext:value-type="float">
            <text:p>1294.7475</text:p>
          </table:table-cell>
          <table:table-cell office:value-type="float" office:value="53.72654" calcext:value-type="float">
            <text:p>53.72654</text:p>
          </table:table-cell>
          <table:table-cell office:value-type="float" office:value="6.884479" calcext:value-type="float">
            <text:p>6.884479</text:p>
          </table:table-cell>
          <table:table-cell office:value-type="float" office:value="0.35159519" calcext:value-type="float">
            <text:p>0.35159519</text:p>
          </table:table-cell>
          <table:table-cell office:value-type="float" office:value="8.973678" calcext:value-type="float">
            <text:p>8.973678</text:p>
          </table:table-cell>
          <table:table-cell office:value-type="float" office:value="3.6011143" calcext:value-type="float">
            <text:p>3.6011143</text:p>
          </table:table-cell>
          <table:table-cell office:value-type="float" office:value="30.987554" calcext:value-type="float">
            <text:p>30.987554</text:p>
          </table:table-cell>
          <table:table-cell office:value-type="float" office:value="3.1726" calcext:value-type="float">
            <text:p>3.1726</text:p>
          </table:table-cell>
          <table:table-cell office:value-type="float" office:value="2.7875762" calcext:value-type="float">
            <text:p>2.7875762</text:p>
          </table:table-cell>
          <table:table-cell office:value-type="float" office:value="1.7021473" calcext:value-type="float">
            <text:p>1.7021473</text:p>
          </table:table-cell>
          <table:table-cell office:value-type="float" office:value="168.66836" calcext:value-type="float">
            <text:p>168.66836</text:p>
          </table:table-cell>
          <table:table-cell office:value-type="float" office:value="4.745624" calcext:value-type="float">
            <text:p>4.745624</text:p>
          </table:table-cell>
          <table:table-cell office:value-type="float" office:value="2.1025725" calcext:value-type="float">
            <text:p>2.1025725</text:p>
          </table:table-cell>
          <table:table-cell office:value-type="float" office:value="39.57679" calcext:value-type="float">
            <text:p>39.57679</text:p>
          </table:table-cell>
          <table:table-cell office:value-type="float" office:value="41.799665" calcext:value-type="float">
            <text:p>41.799665</text:p>
          </table:table-cell>
          <table:table-cell office:value-type="float" office:value="26.304359" calcext:value-type="float">
            <text:p>26.304359</text:p>
          </table:table-cell>
          <table:table-cell office:value-type="float" office:value="175.94125" calcext:value-type="float">
            <text:p>175.94125</text:p>
          </table:table-cell>
          <table:table-cell office:value-type="float" office:value="1.7783556" calcext:value-type="float">
            <text:p>1.7783556</text:p>
          </table:table-cell>
          <table:table-cell office:value-type="float" office:value="10.957696" calcext:value-type="float">
            <text:p>10.957696</text:p>
          </table:table-cell>
          <table:table-cell office:value-type="float" office:value="6.1675863" calcext:value-type="float">
            <text:p>6.1675863</text:p>
          </table:table-cell>
          <table:table-cell office:value-type="float" office:value="2.684002" calcext:value-type="float">
            <text:p>2.684002</text:p>
          </table:table-cell>
          <table:table-cell office:value-type="float" office:value="13.400215" calcext:value-type="float">
            <text:p>13.400215</text:p>
          </table:table-cell>
          <table:table-cell office:value-type="float" office:value="2.911735" calcext:value-type="float">
            <text:p>2.911735</text:p>
          </table:table-cell>
          <table:table-cell office:value-type="float" office:value="4.546613" calcext:value-type="float">
            <text:p>4.546613</text:p>
          </table:table-cell>
          <table:table-cell office:value-type="float" office:value="129.92547" calcext:value-type="float">
            <text:p>129.92547</text:p>
          </table:table-cell>
          <table:table-cell office:value-type="float" office:value="94.83802" calcext:value-type="float">
            <text:p>94.83802</text:p>
          </table:table-cell>
          <table:table-cell office:value-type="float" office:value="252.27152" calcext:value-type="float">
            <text:p>252.27152</text:p>
          </table:table-cell>
          <table:table-cell office:value-type="float" office:value="3.88394674" calcext:value-type="float">
            <text:p>3.88394674</text:p>
          </table:table-cell>
          <table:table-cell office:value-type="float" office:value="4.311893" calcext:value-type="float">
            <text:p>4.311893</text:p>
          </table:table-cell>
        </table:table-row>
        <table:table-row table:style-name="ro2">
          <table:table-cell office:value-type="string" calcext:value-type="string">
            <text:p>TCGA-06-2569-01A-01R-1849-01</text:p>
          </table:table-cell>
          <table:table-cell office:value-type="string" calcext:value-type="string">
            <text:p>GBM</text:p>
          </table:table-cell>
          <table:table-cell office:value-type="float" office:value="2.1385725" calcext:value-type="float">
            <text:p>2.1385725</text:p>
          </table:table-cell>
          <table:table-cell office:value-type="float" office:value="19.931048" calcext:value-type="float">
            <text:p>19.931048</text:p>
          </table:table-cell>
          <table:table-cell office:value-type="float" office:value="140.90198" calcext:value-type="float">
            <text:p>140.90198</text:p>
          </table:table-cell>
          <table:table-cell office:value-type="float" office:value="771.4336" calcext:value-type="float">
            <text:p>771.4336</text:p>
          </table:table-cell>
          <table:table-cell office:value-type="float" office:value="44.24066" calcext:value-type="float">
            <text:p>44.24066</text:p>
          </table:table-cell>
          <table:table-cell office:value-type="float" office:value="70.47113" calcext:value-type="float">
            <text:p>70.47113</text:p>
          </table:table-cell>
          <table:table-cell office:value-type="float" office:value="7.716147" calcext:value-type="float">
            <text:p>7.716147</text:p>
          </table:table-cell>
          <table:table-cell office:value-type="float" office:value="30.626352" calcext:value-type="float">
            <text:p>30.626352</text:p>
          </table:table-cell>
          <table:table-cell office:value-type="float" office:value="44.856446" calcext:value-type="float">
            <text:p>44.856446</text:p>
          </table:table-cell>
          <table:table-cell office:value-type="float" office:value="76.50494" calcext:value-type="float">
            <text:p>76.50494</text:p>
          </table:table-cell>
          <table:table-cell office:value-type="float" office:value="8.124084" calcext:value-type="float">
            <text:p>8.124084</text:p>
          </table:table-cell>
          <table:table-cell office:value-type="float" office:value="79.71368" calcext:value-type="float">
            <text:p>79.71368</text:p>
          </table:table-cell>
          <table:table-cell office:value-type="float" office:value="9.100004" calcext:value-type="float">
            <text:p>9.100004</text:p>
          </table:table-cell>
          <table:table-cell office:value-type="float" office:value="2.208684" calcext:value-type="float">
            <text:p>2.208684</text:p>
          </table:table-cell>
          <table:table-cell office:value-type="float" office:value="53.90684" calcext:value-type="float">
            <text:p>53.90684</text:p>
          </table:table-cell>
          <table:table-cell office:value-type="float" office:value="5.802434" calcext:value-type="float">
            <text:p>5.802434</text:p>
          </table:table-cell>
          <table:table-cell office:value-type="float" office:value="2.2817684" calcext:value-type="float">
            <text:p>2.2817684</text:p>
          </table:table-cell>
          <table:table-cell office:value-type="float" office:value="2.93725679" calcext:value-type="float">
            <text:p>2.93725679</text:p>
          </table:table-cell>
          <table:table-cell office:value-type="float" office:value="87.30219" calcext:value-type="float">
            <text:p>87.30219</text:p>
          </table:table-cell>
          <table:table-cell office:value-type="float" office:value="1337.47" calcext:value-type="float">
            <text:p>1337.47</text:p>
          </table:table-cell>
          <table:table-cell office:value-type="float" office:value="37.65373" calcext:value-type="float">
            <text:p>37.65373</text:p>
          </table:table-cell>
          <table:table-cell office:value-type="float" office:value="3.823579" calcext:value-type="float">
            <text:p>3.823579</text:p>
          </table:table-cell>
          <table:table-cell office:value-type="float" office:value="0.21528271" calcext:value-type="float">
            <text:p>0.21528271</text:p>
          </table:table-cell>
          <table:table-cell office:value-type="float" office:value="8.825642" calcext:value-type="float">
            <text:p>8.825642</text:p>
          </table:table-cell>
          <table:table-cell office:value-type="float" office:value="0.24924654" calcext:value-type="float">
            <text:p>0.24924654</text:p>
          </table:table-cell>
          <table:table-cell office:value-type="float" office:value="31.000714" calcext:value-type="float">
            <text:p>31.000714</text:p>
          </table:table-cell>
          <table:table-cell office:value-type="float" office:value="4.689476" calcext:value-type="float">
            <text:p>4.689476</text:p>
          </table:table-cell>
          <table:table-cell office:value-type="float" office:value="5.6985128" calcext:value-type="float">
            <text:p>5.6985128</text:p>
          </table:table-cell>
          <table:table-cell office:value-type="float" office:value="4.5157649" calcext:value-type="float">
            <text:p>4.5157649</text:p>
          </table:table-cell>
          <table:table-cell office:value-type="float" office:value="132.85332" calcext:value-type="float">
            <text:p>132.85332</text:p>
          </table:table-cell>
          <table:table-cell office:value-type="float" office:value="3.763594" calcext:value-type="float">
            <text:p>3.763594</text:p>
          </table:table-cell>
          <table:table-cell office:value-type="float" office:value="2.0410001" calcext:value-type="float">
            <text:p>2.0410001</text:p>
          </table:table-cell>
          <table:table-cell office:value-type="float" office:value="40.48147" calcext:value-type="float">
            <text:p>40.48147</text:p>
          </table:table-cell>
          <table:table-cell office:value-type="float" office:value="21.737363" calcext:value-type="float">
            <text:p>21.737363</text:p>
          </table:table-cell>
          <table:table-cell office:value-type="float" office:value="33.192536" calcext:value-type="float">
            <text:p>33.192536</text:p>
          </table:table-cell>
          <table:table-cell office:value-type="float" office:value="145.26122" calcext:value-type="float">
            <text:p>145.26122</text:p>
          </table:table-cell>
          <table:table-cell office:value-type="float" office:value="3.1941242" calcext:value-type="float">
            <text:p>3.1941242</text:p>
          </table:table-cell>
          <table:table-cell office:value-type="float" office:value="11.49283" calcext:value-type="float">
            <text:p>11.49283</text:p>
          </table:table-cell>
          <table:table-cell office:value-type="float" office:value="5.1842033" calcext:value-type="float">
            <text:p>5.1842033</text:p>
          </table:table-cell>
          <table:table-cell office:value-type="float" office:value="1.327687" calcext:value-type="float">
            <text:p>1.327687</text:p>
          </table:table-cell>
          <table:table-cell office:value-type="float" office:value="9.513178" calcext:value-type="float">
            <text:p>9.513178</text:p>
          </table:table-cell>
          <table:table-cell office:value-type="float" office:value="3.814167" calcext:value-type="float">
            <text:p>3.814167</text:p>
          </table:table-cell>
          <table:table-cell office:value-type="float" office:value="10.155414" calcext:value-type="float">
            <text:p>10.155414</text:p>
          </table:table-cell>
          <table:table-cell office:value-type="float" office:value="228.49266" calcext:value-type="float">
            <text:p>228.49266</text:p>
          </table:table-cell>
          <table:table-cell office:value-type="float" office:value="55.93714" calcext:value-type="float">
            <text:p>55.93714</text:p>
          </table:table-cell>
          <table:table-cell office:value-type="float" office:value="210.51089" calcext:value-type="float">
            <text:p>210.51089</text:p>
          </table:table-cell>
          <table:table-cell office:value-type="float" office:value="2.78714504" calcext:value-type="float">
            <text:p>2.78714504</text:p>
          </table:table-cell>
          <table:table-cell office:value-type="float" office:value="7.176124" calcext:value-type="float">
            <text:p>7.176124</text:p>
          </table:table-cell>
        </table:table-row>
        <table:table-row table:style-name="ro2">
          <table:table-cell office:value-type="string" calcext:value-type="string">
            <text:p>TCGA-06-2570-01A-01R-1849-01</text:p>
          </table:table-cell>
          <table:table-cell office:value-type="string" calcext:value-type="string">
            <text:p>GBM</text:p>
          </table:table-cell>
          <table:table-cell office:value-type="float" office:value="2.6388325" calcext:value-type="float">
            <text:p>2.6388325</text:p>
          </table:table-cell>
          <table:table-cell office:value-type="float" office:value="16.915" calcext:value-type="float">
            <text:p>16.915</text:p>
          </table:table-cell>
          <table:table-cell office:value-type="float" office:value="144.72353" calcext:value-type="float">
            <text:p>144.72353</text:p>
          </table:table-cell>
          <table:table-cell office:value-type="float" office:value="2732.3276" calcext:value-type="float">
            <text:p>2732.3276</text:p>
          </table:table-cell>
          <table:table-cell office:value-type="float" office:value="31.35081" calcext:value-type="float">
            <text:p>31.35081</text:p>
          </table:table-cell>
          <table:table-cell office:value-type="float" office:value="146.93501" calcext:value-type="float">
            <text:p>146.93501</text:p>
          </table:table-cell>
          <table:table-cell office:value-type="float" office:value="12.491395" calcext:value-type="float">
            <text:p>12.491395</text:p>
          </table:table-cell>
          <table:table-cell office:value-type="float" office:value="33.780652" calcext:value-type="float">
            <text:p>33.780652</text:p>
          </table:table-cell>
          <table:table-cell office:value-type="float" office:value="75.101301" calcext:value-type="float">
            <text:p>75.101301</text:p>
          </table:table-cell>
          <table:table-cell office:value-type="float" office:value="244.17437" calcext:value-type="float">
            <text:p>244.17437</text:p>
          </table:table-cell>
          <table:table-cell office:value-type="float" office:value="6.344312" calcext:value-type="float">
            <text:p>6.344312</text:p>
          </table:table-cell>
          <table:table-cell office:value-type="float" office:value="101.54783" calcext:value-type="float">
            <text:p>101.54783</text:p>
          </table:table-cell>
          <table:table-cell office:value-type="float" office:value="4.036626" calcext:value-type="float">
            <text:p>4.036626</text:p>
          </table:table-cell>
          <table:table-cell office:value-type="float" office:value="4.1320315" calcext:value-type="float">
            <text:p>4.1320315</text:p>
          </table:table-cell>
          <table:table-cell office:value-type="float" office:value="66.90869" calcext:value-type="float">
            <text:p>66.90869</text:p>
          </table:table-cell>
          <table:table-cell office:value-type="float" office:value="11.626294" calcext:value-type="float">
            <text:p>11.626294</text:p>
          </table:table-cell>
          <table:table-cell office:value-type="float" office:value="6.7881043" calcext:value-type="float">
            <text:p>6.7881043</text:p>
          </table:table-cell>
          <table:table-cell office:value-type="float" office:value="1.76534323" calcext:value-type="float">
            <text:p>1.76534323</text:p>
          </table:table-cell>
          <table:table-cell office:value-type="float" office:value="62.81783" calcext:value-type="float">
            <text:p>62.81783</text:p>
          </table:table-cell>
          <table:table-cell office:value-type="float" office:value="1644.3123" calcext:value-type="float">
            <text:p>1644.3123</text:p>
          </table:table-cell>
          <table:table-cell office:value-type="float" office:value="39.4996" calcext:value-type="float">
            <text:p>39.4996</text:p>
          </table:table-cell>
          <table:table-cell office:value-type="float" office:value="1.933695" calcext:value-type="float">
            <text:p>1.933695</text:p>
          </table:table-cell>
          <table:table-cell office:value-type="float" office:value="0.09596227" calcext:value-type="float">
            <text:p>0.09596227</text:p>
          </table:table-cell>
          <table:table-cell office:value-type="float" office:value="9.700357" calcext:value-type="float">
            <text:p>9.700357</text:p>
          </table:table-cell>
          <table:table-cell office:value-type="float" office:value="4.91833319" calcext:value-type="float">
            <text:p>4.91833319</text:p>
          </table:table-cell>
          <table:table-cell office:value-type="float" office:value="32.82903" calcext:value-type="float">
            <text:p>32.82903</text:p>
          </table:table-cell>
          <table:table-cell office:value-type="float" office:value="3.411781" calcext:value-type="float">
            <text:p>3.411781</text:p>
          </table:table-cell>
          <table:table-cell office:value-type="float" office:value="3.5041111" calcext:value-type="float">
            <text:p>3.5041111</text:p>
          </table:table-cell>
          <table:table-cell office:value-type="float" office:value="1.9691128" calcext:value-type="float">
            <text:p>1.9691128</text:p>
          </table:table-cell>
          <table:table-cell office:value-type="float" office:value="177.15754" calcext:value-type="float">
            <text:p>177.15754</text:p>
          </table:table-cell>
          <table:table-cell office:value-type="float" office:value="6.073582" calcext:value-type="float">
            <text:p>6.073582</text:p>
          </table:table-cell>
          <table:table-cell office:value-type="float" office:value="2.1290677" calcext:value-type="float">
            <text:p>2.1290677</text:p>
          </table:table-cell>
          <table:table-cell office:value-type="float" office:value="45.24973" calcext:value-type="float">
            <text:p>45.24973</text:p>
          </table:table-cell>
          <table:table-cell office:value-type="float" office:value="15.937825" calcext:value-type="float">
            <text:p>15.937825</text:p>
          </table:table-cell>
          <table:table-cell office:value-type="float" office:value="14.030335" calcext:value-type="float">
            <text:p>14.030335</text:p>
          </table:table-cell>
          <table:table-cell office:value-type="float" office:value="187.68807" calcext:value-type="float">
            <text:p>187.68807</text:p>
          </table:table-cell>
          <table:table-cell office:value-type="float" office:value="2.2757377" calcext:value-type="float">
            <text:p>2.2757377</text:p>
          </table:table-cell>
          <table:table-cell office:value-type="float" office:value="9.902637" calcext:value-type="float">
            <text:p>9.902637</text:p>
          </table:table-cell>
          <table:table-cell office:value-type="float" office:value="8.3447101" calcext:value-type="float">
            <text:p>8.3447101</text:p>
          </table:table-cell>
          <table:table-cell office:value-type="float" office:value="3.102041" calcext:value-type="float">
            <text:p>3.102041</text:p>
          </table:table-cell>
          <table:table-cell office:value-type="float" office:value="12.025922" calcext:value-type="float">
            <text:p>12.025922</text:p>
          </table:table-cell>
          <table:table-cell office:value-type="float" office:value="2.978152" calcext:value-type="float">
            <text:p>2.978152</text:p>
          </table:table-cell>
          <table:table-cell office:value-type="float" office:value="5.625744" calcext:value-type="float">
            <text:p>5.625744</text:p>
          </table:table-cell>
          <table:table-cell office:value-type="float" office:value="136.63421" calcext:value-type="float">
            <text:p>136.63421</text:p>
          </table:table-cell>
          <table:table-cell office:value-type="float" office:value="105.53615" calcext:value-type="float">
            <text:p>105.53615</text:p>
          </table:table-cell>
          <table:table-cell office:value-type="float" office:value="218.68395" calcext:value-type="float">
            <text:p>218.68395</text:p>
          </table:table-cell>
          <table:table-cell office:value-type="float" office:value="1.89906599" calcext:value-type="float">
            <text:p>1.89906599</text:p>
          </table:table-cell>
          <table:table-cell office:value-type="float" office:value="6.016172" calcext:value-type="float">
            <text:p>6.016172</text:p>
          </table:table-cell>
        </table:table-row>
        <table:table-row table:style-name="ro2">
          <table:table-cell office:value-type="string" calcext:value-type="string">
            <text:p>TCGA-06-5408-01A-01R-1849-01</text:p>
          </table:table-cell>
          <table:table-cell office:value-type="string" calcext:value-type="string">
            <text:p>GBM</text:p>
          </table:table-cell>
          <table:table-cell office:value-type="float" office:value="2.4249764" calcext:value-type="float">
            <text:p>2.4249764</text:p>
          </table:table-cell>
          <table:table-cell office:value-type="float" office:value="24.285262" calcext:value-type="float">
            <text:p>24.285262</text:p>
          </table:table-cell>
          <table:table-cell office:value-type="float" office:value="157.72164" calcext:value-type="float">
            <text:p>157.72164</text:p>
          </table:table-cell>
          <table:table-cell office:value-type="float" office:value="2252.3583" calcext:value-type="float">
            <text:p>2252.3583</text:p>
          </table:table-cell>
          <table:table-cell office:value-type="float" office:value="28.49876" calcext:value-type="float">
            <text:p>28.49876</text:p>
          </table:table-cell>
          <table:table-cell office:value-type="float" office:value="63.3884" calcext:value-type="float">
            <text:p>63.3884</text:p>
          </table:table-cell>
          <table:table-cell office:value-type="float" office:value="6.848605" calcext:value-type="float">
            <text:p>6.848605</text:p>
          </table:table-cell>
          <table:table-cell office:value-type="float" office:value="32.23645" calcext:value-type="float">
            <text:p>32.23645</text:p>
          </table:table-cell>
          <table:table-cell office:value-type="float" office:value="67.200479" calcext:value-type="float">
            <text:p>67.200479</text:p>
          </table:table-cell>
          <table:table-cell office:value-type="float" office:value="223.58058" calcext:value-type="float">
            <text:p>223.58058</text:p>
          </table:table-cell>
          <table:table-cell office:value-type="float" office:value="4.184206" calcext:value-type="float">
            <text:p>4.184206</text:p>
          </table:table-cell>
          <table:table-cell office:value-type="float" office:value="62.97087" calcext:value-type="float">
            <text:p>62.97087</text:p>
          </table:table-cell>
          <table:table-cell office:value-type="float" office:value="6.734013" calcext:value-type="float">
            <text:p>6.734013</text:p>
          </table:table-cell>
          <table:table-cell office:value-type="float" office:value="2.6949475" calcext:value-type="float">
            <text:p>2.6949475</text:p>
          </table:table-cell>
          <table:table-cell office:value-type="float" office:value="57.64386" calcext:value-type="float">
            <text:p>57.64386</text:p>
          </table:table-cell>
          <table:table-cell office:value-type="float" office:value="9.653871" calcext:value-type="float">
            <text:p>9.653871</text:p>
          </table:table-cell>
          <table:table-cell office:value-type="float" office:value="6.8041033" calcext:value-type="float">
            <text:p>6.8041033</text:p>
          </table:table-cell>
          <table:table-cell office:value-type="float" office:value="0.80419089" calcext:value-type="float">
            <text:p>0.80419089</text:p>
          </table:table-cell>
          <table:table-cell office:value-type="float" office:value="53.47713" calcext:value-type="float">
            <text:p>53.47713</text:p>
          </table:table-cell>
          <table:table-cell office:value-type="float" office:value="666.2779" calcext:value-type="float">
            <text:p>666.2779</text:p>
          </table:table-cell>
          <table:table-cell office:value-type="float" office:value="48.3493" calcext:value-type="float">
            <text:p>48.3493</text:p>
          </table:table-cell>
          <table:table-cell office:value-type="float" office:value="3.333979" calcext:value-type="float">
            <text:p>3.333979</text:p>
          </table:table-cell>
          <table:table-cell office:value-type="float" office:value="0.31982386" calcext:value-type="float">
            <text:p>0.31982386</text:p>
          </table:table-cell>
          <table:table-cell office:value-type="float" office:value="10.649713" calcext:value-type="float">
            <text:p>10.649713</text:p>
          </table:table-cell>
          <table:table-cell office:value-type="float" office:value="1.92756287" calcext:value-type="float">
            <text:p>1.92756287</text:p>
          </table:table-cell>
          <table:table-cell office:value-type="float" office:value="26.308061" calcext:value-type="float">
            <text:p>26.308061</text:p>
          </table:table-cell>
          <table:table-cell office:value-type="float" office:value="1.777879" calcext:value-type="float">
            <text:p>1.777879</text:p>
          </table:table-cell>
          <table:table-cell office:value-type="float" office:value="3.4294304" calcext:value-type="float">
            <text:p>3.4294304</text:p>
          </table:table-cell>
          <table:table-cell office:value-type="float" office:value="1.1205403" calcext:value-type="float">
            <text:p>1.1205403</text:p>
          </table:table-cell>
          <table:table-cell office:value-type="float" office:value="132.72605" calcext:value-type="float">
            <text:p>132.72605</text:p>
          </table:table-cell>
          <table:table-cell office:value-type="float" office:value="3.819692" calcext:value-type="float">
            <text:p>3.819692</text:p>
          </table:table-cell>
          <table:table-cell office:value-type="float" office:value="1.4079926" calcext:value-type="float">
            <text:p>1.4079926</text:p>
          </table:table-cell>
          <table:table-cell office:value-type="float" office:value="22.55877" calcext:value-type="float">
            <text:p>22.55877</text:p>
          </table:table-cell>
          <table:table-cell office:value-type="float" office:value="22.923265" calcext:value-type="float">
            <text:p>22.923265</text:p>
          </table:table-cell>
          <table:table-cell office:value-type="float" office:value="18.054472" calcext:value-type="float">
            <text:p>18.054472</text:p>
          </table:table-cell>
          <table:table-cell office:value-type="float" office:value="160.47166" calcext:value-type="float">
            <text:p>160.47166</text:p>
          </table:table-cell>
          <table:table-cell office:value-type="float" office:value="1.2660625" calcext:value-type="float">
            <text:p>1.2660625</text:p>
          </table:table-cell>
          <table:table-cell office:value-type="float" office:value="11.882193" calcext:value-type="float">
            <text:p>11.882193</text:p>
          </table:table-cell>
          <table:table-cell office:value-type="float" office:value="4.3948772" calcext:value-type="float">
            <text:p>4.3948772</text:p>
          </table:table-cell>
          <table:table-cell office:value-type="float" office:value="3.042532" calcext:value-type="float">
            <text:p>3.042532</text:p>
          </table:table-cell>
          <table:table-cell office:value-type="float" office:value="12.802437" calcext:value-type="float">
            <text:p>12.802437</text:p>
          </table:table-cell>
          <table:table-cell office:value-type="float" office:value="3.685688" calcext:value-type="float">
            <text:p>3.685688</text:p>
          </table:table-cell>
          <table:table-cell office:value-type="float" office:value="4.210431" calcext:value-type="float">
            <text:p>4.210431</text:p>
          </table:table-cell>
          <table:table-cell office:value-type="float" office:value="108.09332" calcext:value-type="float">
            <text:p>108.09332</text:p>
          </table:table-cell>
          <table:table-cell office:value-type="float" office:value="89.69303" calcext:value-type="float">
            <text:p>89.69303</text:p>
          </table:table-cell>
          <table:table-cell office:value-type="float" office:value="229.78497" calcext:value-type="float">
            <text:p>229.78497</text:p>
          </table:table-cell>
          <table:table-cell office:value-type="float" office:value="1.78641597" calcext:value-type="float">
            <text:p>1.78641597</text:p>
          </table:table-cell>
          <table:table-cell office:value-type="float" office:value="2.764352" calcext:value-type="float">
            <text:p>2.764352</text:p>
          </table:table-cell>
        </table:table-row>
        <table:table-row table:style-name="ro2">
          <table:table-cell office:value-type="string" calcext:value-type="string">
            <text:p>TCGA-06-5410-01A-01R-1849-01</text:p>
          </table:table-cell>
          <table:table-cell office:value-type="string" calcext:value-type="string">
            <text:p>GBM</text:p>
          </table:table-cell>
          <table:table-cell office:value-type="float" office:value="4.5180043" calcext:value-type="float">
            <text:p>4.5180043</text:p>
          </table:table-cell>
          <table:table-cell office:value-type="float" office:value="13.753713" calcext:value-type="float">
            <text:p>13.753713</text:p>
          </table:table-cell>
          <table:table-cell office:value-type="float" office:value="110.10988" calcext:value-type="float">
            <text:p>110.10988</text:p>
          </table:table-cell>
          <table:table-cell office:value-type="float" office:value="5214.0654" calcext:value-type="float">
            <text:p>5214.0654</text:p>
          </table:table-cell>
          <table:table-cell office:value-type="float" office:value="40.23376" calcext:value-type="float">
            <text:p>40.23376</text:p>
          </table:table-cell>
          <table:table-cell office:value-type="float" office:value="136.92986" calcext:value-type="float">
            <text:p>136.92986</text:p>
          </table:table-cell>
          <table:table-cell office:value-type="float" office:value="7.147292" calcext:value-type="float">
            <text:p>7.147292</text:p>
          </table:table-cell>
          <table:table-cell office:value-type="float" office:value="31.530807" calcext:value-type="float">
            <text:p>31.530807</text:p>
          </table:table-cell>
          <table:table-cell office:value-type="float" office:value="65.927491" calcext:value-type="float">
            <text:p>65.927491</text:p>
          </table:table-cell>
          <table:table-cell office:value-type="float" office:value="168.90037" calcext:value-type="float">
            <text:p>168.90037</text:p>
          </table:table-cell>
          <table:table-cell office:value-type="float" office:value="6.985183" calcext:value-type="float">
            <text:p>6.985183</text:p>
          </table:table-cell>
          <table:table-cell office:value-type="float" office:value="61.04642" calcext:value-type="float">
            <text:p>61.04642</text:p>
          </table:table-cell>
          <table:table-cell office:value-type="float" office:value="10.312179" calcext:value-type="float">
            <text:p>10.312179</text:p>
          </table:table-cell>
          <table:table-cell office:value-type="float" office:value="5.5072133" calcext:value-type="float">
            <text:p>5.5072133</text:p>
          </table:table-cell>
          <table:table-cell office:value-type="float" office:value="44.40512" calcext:value-type="float">
            <text:p>44.40512</text:p>
          </table:table-cell>
          <table:table-cell office:value-type="float" office:value="9.515707" calcext:value-type="float">
            <text:p>9.515707</text:p>
          </table:table-cell>
          <table:table-cell office:value-type="float" office:value="2.5035995" calcext:value-type="float">
            <text:p>2.5035995</text:p>
          </table:table-cell>
          <table:table-cell office:value-type="float" office:value="1.60519038" calcext:value-type="float">
            <text:p>1.60519038</text:p>
          </table:table-cell>
          <table:table-cell office:value-type="float" office:value="55.70912" calcext:value-type="float">
            <text:p>55.70912</text:p>
          </table:table-cell>
          <table:table-cell office:value-type="float" office:value="1350.9098" calcext:value-type="float">
            <text:p>1350.9098</text:p>
          </table:table-cell>
          <table:table-cell office:value-type="float" office:value="90.74436" calcext:value-type="float">
            <text:p>90.74436</text:p>
          </table:table-cell>
          <table:table-cell office:value-type="float" office:value="4.896713" calcext:value-type="float">
            <text:p>4.896713</text:p>
          </table:table-cell>
          <table:table-cell office:value-type="float" office:value="0.45226255" calcext:value-type="float">
            <text:p>0.45226255</text:p>
          </table:table-cell>
          <table:table-cell office:value-type="float" office:value="13.082042" calcext:value-type="float">
            <text:p>13.082042</text:p>
          </table:table-cell>
          <table:table-cell office:value-type="float" office:value="1.48855437" calcext:value-type="float">
            <text:p>1.48855437</text:p>
          </table:table-cell>
          <table:table-cell office:value-type="float" office:value="19.385429" calcext:value-type="float">
            <text:p>19.385429</text:p>
          </table:table-cell>
          <table:table-cell office:value-type="float" office:value="1.815126" calcext:value-type="float">
            <text:p>1.815126</text:p>
          </table:table-cell>
          <table:table-cell office:value-type="float" office:value="1.8112475" calcext:value-type="float">
            <text:p>1.8112475</text:p>
          </table:table-cell>
          <table:table-cell office:value-type="float" office:value="3.8664294" calcext:value-type="float">
            <text:p>3.8664294</text:p>
          </table:table-cell>
          <table:table-cell office:value-type="float" office:value="337.89843" calcext:value-type="float">
            <text:p>337.89843</text:p>
          </table:table-cell>
          <table:table-cell office:value-type="float" office:value="6.478133" calcext:value-type="float">
            <text:p>6.478133</text:p>
          </table:table-cell>
          <table:table-cell office:value-type="float" office:value="2.3160211" calcext:value-type="float">
            <text:p>2.3160211</text:p>
          </table:table-cell>
          <table:table-cell office:value-type="float" office:value="25.39741" calcext:value-type="float">
            <text:p>25.39741</text:p>
          </table:table-cell>
          <table:table-cell office:value-type="float" office:value="15.150201" calcext:value-type="float">
            <text:p>15.150201</text:p>
          </table:table-cell>
          <table:table-cell office:value-type="float" office:value="30.930739" calcext:value-type="float">
            <text:p>30.930739</text:p>
          </table:table-cell>
          <table:table-cell office:value-type="float" office:value="209.68939" calcext:value-type="float">
            <text:p>209.68939</text:p>
          </table:table-cell>
          <table:table-cell office:value-type="float" office:value="0.7435402" calcext:value-type="float">
            <text:p>0.7435402</text:p>
          </table:table-cell>
          <table:table-cell office:value-type="float" office:value="10.545161" calcext:value-type="float">
            <text:p>10.545161</text:p>
          </table:table-cell>
          <table:table-cell office:value-type="float" office:value="8.572655" calcext:value-type="float">
            <text:p>8.572655</text:p>
          </table:table-cell>
          <table:table-cell office:value-type="float" office:value="3.49631" calcext:value-type="float">
            <text:p>3.49631</text:p>
          </table:table-cell>
          <table:table-cell office:value-type="float" office:value="11.615401" calcext:value-type="float">
            <text:p>11.615401</text:p>
          </table:table-cell>
          <table:table-cell office:value-type="float" office:value="3.469595" calcext:value-type="float">
            <text:p>3.469595</text:p>
          </table:table-cell>
          <table:table-cell office:value-type="float" office:value="6.056175" calcext:value-type="float">
            <text:p>6.056175</text:p>
          </table:table-cell>
          <table:table-cell office:value-type="float" office:value="173.00043" calcext:value-type="float">
            <text:p>173.00043</text:p>
          </table:table-cell>
          <table:table-cell office:value-type="float" office:value="121.65489" calcext:value-type="float">
            <text:p>121.65489</text:p>
          </table:table-cell>
          <table:table-cell office:value-type="float" office:value="195.4274" calcext:value-type="float">
            <text:p>195.4274</text:p>
          </table:table-cell>
          <table:table-cell office:value-type="float" office:value="0.83756013" calcext:value-type="float">
            <text:p>0.83756013</text:p>
          </table:table-cell>
          <table:table-cell office:value-type="float" office:value="6.39195" calcext:value-type="float">
            <text:p>6.39195</text:p>
          </table:table-cell>
        </table:table-row>
        <table:table-row table:style-name="ro2">
          <table:table-cell office:value-type="string" calcext:value-type="string">
            <text:p>TCGA-06-5412-01A-01R-1849-01</text:p>
          </table:table-cell>
          <table:table-cell office:value-type="string" calcext:value-type="string">
            <text:p>GBM</text:p>
          </table:table-cell>
          <table:table-cell office:value-type="float" office:value="2.4397353" calcext:value-type="float">
            <text:p>2.4397353</text:p>
          </table:table-cell>
          <table:table-cell office:value-type="float" office:value="8.197277" calcext:value-type="float">
            <text:p>8.197277</text:p>
          </table:table-cell>
          <table:table-cell office:value-type="float" office:value="121.90387" calcext:value-type="float">
            <text:p>121.90387</text:p>
          </table:table-cell>
          <table:table-cell office:value-type="float" office:value="4940.9379" calcext:value-type="float">
            <text:p>4940.9379</text:p>
          </table:table-cell>
          <table:table-cell office:value-type="float" office:value="38.5724" calcext:value-type="float">
            <text:p>38.5724</text:p>
          </table:table-cell>
          <table:table-cell office:value-type="float" office:value="91.42307" calcext:value-type="float">
            <text:p>91.42307</text:p>
          </table:table-cell>
          <table:table-cell office:value-type="float" office:value="7.996181" calcext:value-type="float">
            <text:p>7.996181</text:p>
          </table:table-cell>
          <table:table-cell office:value-type="float" office:value="41.000107" calcext:value-type="float">
            <text:p>41.000107</text:p>
          </table:table-cell>
          <table:table-cell office:value-type="float" office:value="101.449991" calcext:value-type="float">
            <text:p>101.449991</text:p>
          </table:table-cell>
          <table:table-cell office:value-type="float" office:value="141.7013" calcext:value-type="float">
            <text:p>141.7013</text:p>
          </table:table-cell>
          <table:table-cell office:value-type="float" office:value="7.539124" calcext:value-type="float">
            <text:p>7.539124</text:p>
          </table:table-cell>
          <table:table-cell office:value-type="float" office:value="78.24745" calcext:value-type="float">
            <text:p>78.24745</text:p>
          </table:table-cell>
          <table:table-cell office:value-type="float" office:value="10.297504" calcext:value-type="float">
            <text:p>10.297504</text:p>
          </table:table-cell>
          <table:table-cell office:value-type="float" office:value="4.4199036" calcext:value-type="float">
            <text:p>4.4199036</text:p>
          </table:table-cell>
          <table:table-cell office:value-type="float" office:value="39.82837" calcext:value-type="float">
            <text:p>39.82837</text:p>
          </table:table-cell>
          <table:table-cell office:value-type="float" office:value="8.202485" calcext:value-type="float">
            <text:p>8.202485</text:p>
          </table:table-cell>
          <table:table-cell office:value-type="float" office:value="3.3265385" calcext:value-type="float">
            <text:p>3.3265385</text:p>
          </table:table-cell>
          <table:table-cell office:value-type="float" office:value="1.56646737" calcext:value-type="float">
            <text:p>1.56646737</text:p>
          </table:table-cell>
          <table:table-cell office:value-type="float" office:value="44.50003" calcext:value-type="float">
            <text:p>44.50003</text:p>
          </table:table-cell>
          <table:table-cell office:value-type="float" office:value="1469.6159" calcext:value-type="float">
            <text:p>1469.6159</text:p>
          </table:table-cell>
          <table:table-cell office:value-type="float" office:value="68.71194" calcext:value-type="float">
            <text:p>68.71194</text:p>
          </table:table-cell>
          <table:table-cell office:value-type="float" office:value="5.703732" calcext:value-type="float">
            <text:p>5.703732</text:p>
          </table:table-cell>
          <table:table-cell office:value-type="float" office:value="0.30401618" calcext:value-type="float">
            <text:p>0.30401618</text:p>
          </table:table-cell>
          <table:table-cell office:value-type="float" office:value="8.760897" calcext:value-type="float">
            <text:p>8.760897</text:p>
          </table:table-cell>
          <table:table-cell office:value-type="float" office:value="1.90859988" calcext:value-type="float">
            <text:p>1.90859988</text:p>
          </table:table-cell>
          <table:table-cell office:value-type="float" office:value="16.800369" calcext:value-type="float">
            <text:p>16.800369</text:p>
          </table:table-cell>
          <table:table-cell office:value-type="float" office:value="2.10194" calcext:value-type="float">
            <text:p>2.10194</text:p>
          </table:table-cell>
          <table:table-cell office:value-type="float" office:value="2.0690071" calcext:value-type="float">
            <text:p>2.0690071</text:p>
          </table:table-cell>
          <table:table-cell office:value-type="float" office:value="1.5260066" calcext:value-type="float">
            <text:p>1.5260066</text:p>
          </table:table-cell>
          <table:table-cell office:value-type="float" office:value="293.08801" calcext:value-type="float">
            <text:p>293.08801</text:p>
          </table:table-cell>
          <table:table-cell office:value-type="float" office:value="4.922482" calcext:value-type="float">
            <text:p>4.922482</text:p>
          </table:table-cell>
          <table:table-cell office:value-type="float" office:value="2.7152207" calcext:value-type="float">
            <text:p>2.7152207</text:p>
          </table:table-cell>
          <table:table-cell office:value-type="float" office:value="38.47124" calcext:value-type="float">
            <text:p>38.47124</text:p>
          </table:table-cell>
          <table:table-cell office:value-type="float" office:value="19.634427" calcext:value-type="float">
            <text:p>19.634427</text:p>
          </table:table-cell>
          <table:table-cell office:value-type="float" office:value="28.158363" calcext:value-type="float">
            <text:p>28.158363</text:p>
          </table:table-cell>
          <table:table-cell office:value-type="float" office:value="231.56445" calcext:value-type="float">
            <text:p>231.56445</text:p>
          </table:table-cell>
          <table:table-cell office:value-type="float" office:value="0.8352614" calcext:value-type="float">
            <text:p>0.8352614</text:p>
          </table:table-cell>
          <table:table-cell office:value-type="float" office:value="10.888839" calcext:value-type="float">
            <text:p>10.888839</text:p>
          </table:table-cell>
          <table:table-cell office:value-type="float" office:value="5.4575756" calcext:value-type="float">
            <text:p>5.4575756</text:p>
          </table:table-cell>
          <table:table-cell office:value-type="float" office:value="3.668389" calcext:value-type="float">
            <text:p>3.668389</text:p>
          </table:table-cell>
          <table:table-cell office:value-type="float" office:value="11.8014" calcext:value-type="float">
            <text:p>11.8014</text:p>
          </table:table-cell>
          <table:table-cell office:value-type="float" office:value="3.686766" calcext:value-type="float">
            <text:p>3.686766</text:p>
          </table:table-cell>
          <table:table-cell office:value-type="float" office:value="4.329397" calcext:value-type="float">
            <text:p>4.329397</text:p>
          </table:table-cell>
          <table:table-cell office:value-type="float" office:value="133.35072" calcext:value-type="float">
            <text:p>133.35072</text:p>
          </table:table-cell>
          <table:table-cell office:value-type="float" office:value="139.92941" calcext:value-type="float">
            <text:p>139.92941</text:p>
          </table:table-cell>
          <table:table-cell office:value-type="float" office:value="224.90613" calcext:value-type="float">
            <text:p>224.90613</text:p>
          </table:table-cell>
          <table:table-cell office:value-type="float" office:value="1.3732624" calcext:value-type="float">
            <text:p>1.3732624</text:p>
          </table:table-cell>
          <table:table-cell office:value-type="float" office:value="4.355679" calcext:value-type="float">
            <text:p>4.355679</text:p>
          </table:table-cell>
        </table:table-row>
        <table:table-row table:style-name="ro2">
          <table:table-cell office:value-type="string" calcext:value-type="string">
            <text:p>TCGA-06-5413-01A-01R-1849-01</text:p>
          </table:table-cell>
          <table:table-cell office:value-type="string" calcext:value-type="string">
            <text:p>GBM</text:p>
          </table:table-cell>
          <table:table-cell office:value-type="float" office:value="1.6583588" calcext:value-type="float">
            <text:p>1.6583588</text:p>
          </table:table-cell>
          <table:table-cell office:value-type="float" office:value="11.524544" calcext:value-type="float">
            <text:p>11.524544</text:p>
          </table:table-cell>
          <table:table-cell office:value-type="float" office:value="119.39139" calcext:value-type="float">
            <text:p>119.39139</text:p>
          </table:table-cell>
          <table:table-cell office:value-type="float" office:value="2340.6191" calcext:value-type="float">
            <text:p>2340.6191</text:p>
          </table:table-cell>
          <table:table-cell office:value-type="float" office:value="45.34776" calcext:value-type="float">
            <text:p>45.34776</text:p>
          </table:table-cell>
          <table:table-cell office:value-type="float" office:value="94.20036" calcext:value-type="float">
            <text:p>94.20036</text:p>
          </table:table-cell>
          <table:table-cell office:value-type="float" office:value="8.994973" calcext:value-type="float">
            <text:p>8.994973</text:p>
          </table:table-cell>
          <table:table-cell office:value-type="float" office:value="44.252405" calcext:value-type="float">
            <text:p>44.252405</text:p>
          </table:table-cell>
          <table:table-cell office:value-type="float" office:value="83.665431" calcext:value-type="float">
            <text:p>83.665431</text:p>
          </table:table-cell>
          <table:table-cell office:value-type="float" office:value="155.7521" calcext:value-type="float">
            <text:p>155.7521</text:p>
          </table:table-cell>
          <table:table-cell office:value-type="float" office:value="7.582528" calcext:value-type="float">
            <text:p>7.582528</text:p>
          </table:table-cell>
          <table:table-cell office:value-type="float" office:value="84.33695" calcext:value-type="float">
            <text:p>84.33695</text:p>
          </table:table-cell>
          <table:table-cell office:value-type="float" office:value="7.870727" calcext:value-type="float">
            <text:p>7.870727</text:p>
          </table:table-cell>
          <table:table-cell office:value-type="float" office:value="5.1471151" calcext:value-type="float">
            <text:p>5.1471151</text:p>
          </table:table-cell>
          <table:table-cell office:value-type="float" office:value="44.81366" calcext:value-type="float">
            <text:p>44.81366</text:p>
          </table:table-cell>
          <table:table-cell office:value-type="float" office:value="6.957373" calcext:value-type="float">
            <text:p>6.957373</text:p>
          </table:table-cell>
          <table:table-cell office:value-type="float" office:value="4.0499775" calcext:value-type="float">
            <text:p>4.0499775</text:p>
          </table:table-cell>
          <table:table-cell office:value-type="float" office:value="0.98905635" calcext:value-type="float">
            <text:p>0.98905635</text:p>
          </table:table-cell>
          <table:table-cell office:value-type="float" office:value="41.61238" calcext:value-type="float">
            <text:p>41.61238</text:p>
          </table:table-cell>
          <table:table-cell office:value-type="float" office:value="1507.8777" calcext:value-type="float">
            <text:p>1507.8777</text:p>
          </table:table-cell>
          <table:table-cell office:value-type="float" office:value="47.40688" calcext:value-type="float">
            <text:p>47.40688</text:p>
          </table:table-cell>
          <table:table-cell office:value-type="float" office:value="6.083213" calcext:value-type="float">
            <text:p>6.083213</text:p>
          </table:table-cell>
          <table:table-cell office:value-type="float" office:value="0.60068274" calcext:value-type="float">
            <text:p>0.60068274</text:p>
          </table:table-cell>
          <table:table-cell office:value-type="float" office:value="12.294017" calcext:value-type="float">
            <text:p>12.294017</text:p>
          </table:table-cell>
          <table:table-cell office:value-type="float" office:value="1.46788218" calcext:value-type="float">
            <text:p>1.46788218</text:p>
          </table:table-cell>
          <table:table-cell office:value-type="float" office:value="14.040629" calcext:value-type="float">
            <text:p>14.040629</text:p>
          </table:table-cell>
          <table:table-cell office:value-type="float" office:value="1.195289" calcext:value-type="float">
            <text:p>1.195289</text:p>
          </table:table-cell>
          <table:table-cell office:value-type="float" office:value="2.168345" calcext:value-type="float">
            <text:p>2.168345</text:p>
          </table:table-cell>
          <table:table-cell office:value-type="float" office:value="0.7245718" calcext:value-type="float">
            <text:p>0.7245718</text:p>
          </table:table-cell>
          <table:table-cell office:value-type="float" office:value="209.60083" calcext:value-type="float">
            <text:p>209.60083</text:p>
          </table:table-cell>
          <table:table-cell office:value-type="float" office:value="4.487963" calcext:value-type="float">
            <text:p>4.487963</text:p>
          </table:table-cell>
          <table:table-cell office:value-type="float" office:value="1.292987" calcext:value-type="float">
            <text:p>1.292987</text:p>
          </table:table-cell>
          <table:table-cell office:value-type="float" office:value="31.66471" calcext:value-type="float">
            <text:p>31.66471</text:p>
          </table:table-cell>
          <table:table-cell office:value-type="float" office:value="28.010123" calcext:value-type="float">
            <text:p>28.010123</text:p>
          </table:table-cell>
          <table:table-cell office:value-type="float" office:value="23.175641" calcext:value-type="float">
            <text:p>23.175641</text:p>
          </table:table-cell>
          <table:table-cell office:value-type="float" office:value="238.0467" calcext:value-type="float">
            <text:p>238.0467</text:p>
          </table:table-cell>
          <table:table-cell office:value-type="float" office:value="1.7895147" calcext:value-type="float">
            <text:p>1.7895147</text:p>
          </table:table-cell>
          <table:table-cell office:value-type="float" office:value="10.50262" calcext:value-type="float">
            <text:p>10.50262</text:p>
          </table:table-cell>
          <table:table-cell office:value-type="float" office:value="3.8290277" calcext:value-type="float">
            <text:p>3.8290277</text:p>
          </table:table-cell>
          <table:table-cell office:value-type="float" office:value="2.581032" calcext:value-type="float">
            <text:p>2.581032</text:p>
          </table:table-cell>
          <table:table-cell office:value-type="float" office:value="10.325092" calcext:value-type="float">
            <text:p>10.325092</text:p>
          </table:table-cell>
          <table:table-cell office:value-type="float" office:value="3.470998" calcext:value-type="float">
            <text:p>3.470998</text:p>
          </table:table-cell>
          <table:table-cell office:value-type="float" office:value="4.364248" calcext:value-type="float">
            <text:p>4.364248</text:p>
          </table:table-cell>
          <table:table-cell office:value-type="float" office:value="92.13907" calcext:value-type="float">
            <text:p>92.13907</text:p>
          </table:table-cell>
          <table:table-cell office:value-type="float" office:value="114.02475" calcext:value-type="float">
            <text:p>114.02475</text:p>
          </table:table-cell>
          <table:table-cell office:value-type="float" office:value="210.89751" calcext:value-type="float">
            <text:p>210.89751</text:p>
          </table:table-cell>
          <table:table-cell office:value-type="float" office:value="2.01768255" calcext:value-type="float">
            <text:p>2.01768255</text:p>
          </table:table-cell>
          <table:table-cell office:value-type="float" office:value="5.173155" calcext:value-type="float">
            <text:p>5.173155</text:p>
          </table:table-cell>
        </table:table-row>
        <table:table-row table:style-name="ro2">
          <table:table-cell office:value-type="string" calcext:value-type="string">
            <text:p>TCGA-06-5414-01A-01R-1849-01</text:p>
          </table:table-cell>
          <table:table-cell office:value-type="string" calcext:value-type="string">
            <text:p>GBM</text:p>
          </table:table-cell>
          <table:table-cell office:value-type="float" office:value="1.9693806" calcext:value-type="float">
            <text:p>1.9693806</text:p>
          </table:table-cell>
          <table:table-cell office:value-type="float" office:value="12.821407" calcext:value-type="float">
            <text:p>12.821407</text:p>
          </table:table-cell>
          <table:table-cell office:value-type="float" office:value="132.2436" calcext:value-type="float">
            <text:p>132.2436</text:p>
          </table:table-cell>
          <table:table-cell office:value-type="float" office:value="3762.245" calcext:value-type="float">
            <text:p>3762.245</text:p>
          </table:table-cell>
          <table:table-cell office:value-type="float" office:value="37.77819" calcext:value-type="float">
            <text:p>37.77819</text:p>
          </table:table-cell>
          <table:table-cell office:value-type="float" office:value="73.14725" calcext:value-type="float">
            <text:p>73.14725</text:p>
          </table:table-cell>
          <table:table-cell office:value-type="float" office:value="8.74227" calcext:value-type="float">
            <text:p>8.74227</text:p>
          </table:table-cell>
          <table:table-cell office:value-type="float" office:value="30.6449" calcext:value-type="float">
            <text:p>30.6449</text:p>
          </table:table-cell>
          <table:table-cell office:value-type="float" office:value="70.88061" calcext:value-type="float">
            <text:p>70.88061</text:p>
          </table:table-cell>
          <table:table-cell office:value-type="float" office:value="415.69797" calcext:value-type="float">
            <text:p>415.69797</text:p>
          </table:table-cell>
          <table:table-cell office:value-type="float" office:value="6.533959" calcext:value-type="float">
            <text:p>6.533959</text:p>
          </table:table-cell>
          <table:table-cell office:value-type="float" office:value="74.07203" calcext:value-type="float">
            <text:p>74.07203</text:p>
          </table:table-cell>
          <table:table-cell office:value-type="float" office:value="8.251144" calcext:value-type="float">
            <text:p>8.251144</text:p>
          </table:table-cell>
          <table:table-cell office:value-type="float" office:value="4.0530193" calcext:value-type="float">
            <text:p>4.0530193</text:p>
          </table:table-cell>
          <table:table-cell office:value-type="float" office:value="54.08982" calcext:value-type="float">
            <text:p>54.08982</text:p>
          </table:table-cell>
          <table:table-cell office:value-type="float" office:value="11.794673" calcext:value-type="float">
            <text:p>11.794673</text:p>
          </table:table-cell>
          <table:table-cell office:value-type="float" office:value="2.728555" calcext:value-type="float">
            <text:p>2.728555</text:p>
          </table:table-cell>
          <table:table-cell office:value-type="float" office:value="1.07809737" calcext:value-type="float">
            <text:p>1.07809737</text:p>
          </table:table-cell>
          <table:table-cell office:value-type="float" office:value="71.73241" calcext:value-type="float">
            <text:p>71.73241</text:p>
          </table:table-cell>
          <table:table-cell office:value-type="float" office:value="1157.1059" calcext:value-type="float">
            <text:p>1157.1059</text:p>
          </table:table-cell>
          <table:table-cell office:value-type="float" office:value="37.77652" calcext:value-type="float">
            <text:p>37.77652</text:p>
          </table:table-cell>
          <table:table-cell office:value-type="float" office:value="1.863173" calcext:value-type="float">
            <text:p>1.863173</text:p>
          </table:table-cell>
          <table:table-cell office:value-type="float" office:value="0.24198157" calcext:value-type="float">
            <text:p>0.24198157</text:p>
          </table:table-cell>
          <table:table-cell office:value-type="float" office:value="9.785737" calcext:value-type="float">
            <text:p>9.785737</text:p>
          </table:table-cell>
          <table:table-cell office:value-type="float" office:value="2.97793085" calcext:value-type="float">
            <text:p>2.97793085</text:p>
          </table:table-cell>
          <table:table-cell office:value-type="float" office:value="24.69844" calcext:value-type="float">
            <text:p>24.69844</text:p>
          </table:table-cell>
          <table:table-cell office:value-type="float" office:value="2.603446" calcext:value-type="float">
            <text:p>2.603446</text:p>
          </table:table-cell>
          <table:table-cell office:value-type="float" office:value="2.9557054" calcext:value-type="float">
            <text:p>2.9557054</text:p>
          </table:table-cell>
          <table:table-cell office:value-type="float" office:value="1.3318662" calcext:value-type="float">
            <text:p>1.3318662</text:p>
          </table:table-cell>
          <table:table-cell office:value-type="float" office:value="172.44783" calcext:value-type="float">
            <text:p>172.44783</text:p>
          </table:table-cell>
          <table:table-cell office:value-type="float" office:value="4.225537" calcext:value-type="float">
            <text:p>4.225537</text:p>
          </table:table-cell>
          <table:table-cell office:value-type="float" office:value="3.2517068" calcext:value-type="float">
            <text:p>3.2517068</text:p>
          </table:table-cell>
          <table:table-cell office:value-type="float" office:value="38.85605" calcext:value-type="float">
            <text:p>38.85605</text:p>
          </table:table-cell>
          <table:table-cell office:value-type="float" office:value="15.818557" calcext:value-type="float">
            <text:p>15.818557</text:p>
          </table:table-cell>
          <table:table-cell office:value-type="float" office:value="24.398171" calcext:value-type="float">
            <text:p>24.398171</text:p>
          </table:table-cell>
          <table:table-cell office:value-type="float" office:value="280.01766" calcext:value-type="float">
            <text:p>280.01766</text:p>
          </table:table-cell>
          <table:table-cell office:value-type="float" office:value="1.173078" calcext:value-type="float">
            <text:p>1.173078</text:p>
          </table:table-cell>
          <table:table-cell office:value-type="float" office:value="11.11225" calcext:value-type="float">
            <text:p>11.11225</text:p>
          </table:table-cell>
          <table:table-cell office:value-type="float" office:value="5.803492" calcext:value-type="float">
            <text:p>5.803492</text:p>
          </table:table-cell>
          <table:table-cell office:value-type="float" office:value="3.516554" calcext:value-type="float">
            <text:p>3.516554</text:p>
          </table:table-cell>
          <table:table-cell office:value-type="float" office:value="9.936353" calcext:value-type="float">
            <text:p>9.936353</text:p>
          </table:table-cell>
          <table:table-cell office:value-type="float" office:value="4.066702" calcext:value-type="float">
            <text:p>4.066702</text:p>
          </table:table-cell>
          <table:table-cell office:value-type="float" office:value="4.378025" calcext:value-type="float">
            <text:p>4.378025</text:p>
          </table:table-cell>
          <table:table-cell office:value-type="float" office:value="119.46888" calcext:value-type="float">
            <text:p>119.46888</text:p>
          </table:table-cell>
          <table:table-cell office:value-type="float" office:value="134.32317" calcext:value-type="float">
            <text:p>134.32317</text:p>
          </table:table-cell>
          <table:table-cell office:value-type="float" office:value="197.5609" calcext:value-type="float">
            <text:p>197.5609</text:p>
          </table:table-cell>
          <table:table-cell office:value-type="float" office:value="2.25736093" calcext:value-type="float">
            <text:p>2.25736093</text:p>
          </table:table-cell>
          <table:table-cell office:value-type="float" office:value="5.437526" calcext:value-type="float">
            <text:p>5.437526</text:p>
          </table:table-cell>
        </table:table-row>
        <table:table-row table:style-name="ro2">
          <table:table-cell office:value-type="string" calcext:value-type="string">
            <text:p>TCGA-06-5416-01A-01R-1849-01</text:p>
          </table:table-cell>
          <table:table-cell office:value-type="string" calcext:value-type="string">
            <text:p>GBM</text:p>
          </table:table-cell>
          <table:table-cell office:value-type="float" office:value="1.5778783" calcext:value-type="float">
            <text:p>1.5778783</text:p>
          </table:table-cell>
          <table:table-cell office:value-type="float" office:value="9.575284" calcext:value-type="float">
            <text:p>9.575284</text:p>
          </table:table-cell>
          <table:table-cell office:value-type="float" office:value="181.13621" calcext:value-type="float">
            <text:p>181.13621</text:p>
          </table:table-cell>
          <table:table-cell office:value-type="float" office:value="2099.3286" calcext:value-type="float">
            <text:p>2099.3286</text:p>
          </table:table-cell>
          <table:table-cell office:value-type="float" office:value="62.71676" calcext:value-type="float">
            <text:p>62.71676</text:p>
          </table:table-cell>
          <table:table-cell office:value-type="float" office:value="142.14975" calcext:value-type="float">
            <text:p>142.14975</text:p>
          </table:table-cell>
          <table:table-cell office:value-type="float" office:value="14.953852" calcext:value-type="float">
            <text:p>14.953852</text:p>
          </table:table-cell>
          <table:table-cell office:value-type="float" office:value="28.513181" calcext:value-type="float">
            <text:p>28.513181</text:p>
          </table:table-cell>
          <table:table-cell office:value-type="float" office:value="35.363647" calcext:value-type="float">
            <text:p>35.363647</text:p>
          </table:table-cell>
          <table:table-cell office:value-type="float" office:value="59.7113" calcext:value-type="float">
            <text:p>59.7113</text:p>
          </table:table-cell>
          <table:table-cell office:value-type="float" office:value="5.597067" calcext:value-type="float">
            <text:p>5.597067</text:p>
          </table:table-cell>
          <table:table-cell office:value-type="float" office:value="138.90662" calcext:value-type="float">
            <text:p>138.90662</text:p>
          </table:table-cell>
          <table:table-cell office:value-type="float" office:value="12.471782" calcext:value-type="float">
            <text:p>12.471782</text:p>
          </table:table-cell>
          <table:table-cell office:value-type="float" office:value="10.5962877" calcext:value-type="float">
            <text:p>10.5962877</text:p>
          </table:table-cell>
          <table:table-cell office:value-type="float" office:value="33.84283" calcext:value-type="float">
            <text:p>33.84283</text:p>
          </table:table-cell>
          <table:table-cell office:value-type="float" office:value="6.531574" calcext:value-type="float">
            <text:p>6.531574</text:p>
          </table:table-cell>
          <table:table-cell office:value-type="float" office:value="2.3422033" calcext:value-type="float">
            <text:p>2.3422033</text:p>
          </table:table-cell>
          <table:table-cell office:value-type="float" office:value="1.22034815" calcext:value-type="float">
            <text:p>1.22034815</text:p>
          </table:table-cell>
          <table:table-cell office:value-type="float" office:value="51.21852" calcext:value-type="float">
            <text:p>51.21852</text:p>
          </table:table-cell>
          <table:table-cell office:value-type="float" office:value="1263.8945" calcext:value-type="float">
            <text:p>1263.8945</text:p>
          </table:table-cell>
          <table:table-cell office:value-type="float" office:value="44.26541" calcext:value-type="float">
            <text:p>44.26541</text:p>
          </table:table-cell>
          <table:table-cell office:value-type="float" office:value="6.823906" calcext:value-type="float">
            <text:p>6.823906</text:p>
          </table:table-cell>
          <table:table-cell office:value-type="float" office:value="0.08295844" calcext:value-type="float">
            <text:p>0.08295844</text:p>
          </table:table-cell>
          <table:table-cell office:value-type="float" office:value="17.609842" calcext:value-type="float">
            <text:p>17.609842</text:p>
          </table:table-cell>
          <table:table-cell office:value-type="float" office:value="0.7414119" calcext:value-type="float">
            <text:p>0.7414119</text:p>
          </table:table-cell>
          <table:table-cell office:value-type="float" office:value="16.386919" calcext:value-type="float">
            <text:p>16.386919</text:p>
          </table:table-cell>
          <table:table-cell office:value-type="float" office:value="1.680123" calcext:value-type="float">
            <text:p>1.680123</text:p>
          </table:table-cell>
          <table:table-cell office:value-type="float" office:value="2.7397162" calcext:value-type="float">
            <text:p>2.7397162</text:p>
          </table:table-cell>
          <table:table-cell office:value-type="float" office:value="0.6077323" calcext:value-type="float">
            <text:p>0.6077323</text:p>
          </table:table-cell>
          <table:table-cell office:value-type="float" office:value="169.345" calcext:value-type="float">
            <text:p>169.345</text:p>
          </table:table-cell>
          <table:table-cell office:value-type="float" office:value="7.469628" calcext:value-type="float">
            <text:p>7.469628</text:p>
          </table:table-cell>
          <table:table-cell office:value-type="float" office:value="1.1863819" calcext:value-type="float">
            <text:p>1.1863819</text:p>
          </table:table-cell>
          <table:table-cell office:value-type="float" office:value="36.15444" calcext:value-type="float">
            <text:p>36.15444</text:p>
          </table:table-cell>
          <table:table-cell office:value-type="float" office:value="35.468721" calcext:value-type="float">
            <text:p>35.468721</text:p>
          </table:table-cell>
          <table:table-cell office:value-type="float" office:value="25.865726" calcext:value-type="float">
            <text:p>25.865726</text:p>
          </table:table-cell>
          <table:table-cell office:value-type="float" office:value="360.09469" calcext:value-type="float">
            <text:p>360.09469</text:p>
          </table:table-cell>
          <table:table-cell office:value-type="float" office:value="1.6507308" calcext:value-type="float">
            <text:p>1.6507308</text:p>
          </table:table-cell>
          <table:table-cell office:value-type="float" office:value="9.452436" calcext:value-type="float">
            <text:p>9.452436</text:p>
          </table:table-cell>
          <table:table-cell office:value-type="float" office:value="3.514633" calcext:value-type="float">
            <text:p>3.514633</text:p>
          </table:table-cell>
          <table:table-cell office:value-type="float" office:value="1.739916" calcext:value-type="float">
            <text:p>1.739916</text:p>
          </table:table-cell>
          <table:table-cell office:value-type="float" office:value="14.870794" calcext:value-type="float">
            <text:p>14.870794</text:p>
          </table:table-cell>
          <table:table-cell office:value-type="float" office:value="1.164306" calcext:value-type="float">
            <text:p>1.164306</text:p>
          </table:table-cell>
          <table:table-cell office:value-type="float" office:value="3.382095" calcext:value-type="float">
            <text:p>3.382095</text:p>
          </table:table-cell>
          <table:table-cell office:value-type="float" office:value="126.017" calcext:value-type="float">
            <text:p>126.017</text:p>
          </table:table-cell>
          <table:table-cell office:value-type="float" office:value="118.07601" calcext:value-type="float">
            <text:p>118.07601</text:p>
          </table:table-cell>
          <table:table-cell office:value-type="float" office:value="169.64671" calcext:value-type="float">
            <text:p>169.64671</text:p>
          </table:table-cell>
          <table:table-cell office:value-type="float" office:value="1.34695246" calcext:value-type="float">
            <text:p>1.34695246</text:p>
          </table:table-cell>
          <table:table-cell office:value-type="float" office:value="3.621567" calcext:value-type="float">
            <text:p>3.621567</text:p>
          </table:table-cell>
        </table:table-row>
        <table:table-row table:style-name="ro2">
          <table:table-cell office:value-type="string" calcext:value-type="string">
            <text:p>TCGA-06-5418-01A-01R-1849-01</text:p>
          </table:table-cell>
          <table:table-cell office:value-type="string" calcext:value-type="string">
            <text:p>GBM</text:p>
          </table:table-cell>
          <table:table-cell office:value-type="float" office:value="3.1131147" calcext:value-type="float">
            <text:p>3.1131147</text:p>
          </table:table-cell>
          <table:table-cell office:value-type="float" office:value="14.737912" calcext:value-type="float">
            <text:p>14.737912</text:p>
          </table:table-cell>
          <table:table-cell office:value-type="float" office:value="87.40621" calcext:value-type="float">
            <text:p>87.40621</text:p>
          </table:table-cell>
          <table:table-cell office:value-type="float" office:value="4581.1607" calcext:value-type="float">
            <text:p>4581.1607</text:p>
          </table:table-cell>
          <table:table-cell office:value-type="float" office:value="39.20799" calcext:value-type="float">
            <text:p>39.20799</text:p>
          </table:table-cell>
          <table:table-cell office:value-type="float" office:value="59.81296" calcext:value-type="float">
            <text:p>59.81296</text:p>
          </table:table-cell>
          <table:table-cell office:value-type="float" office:value="6.320068" calcext:value-type="float">
            <text:p>6.320068</text:p>
          </table:table-cell>
          <table:table-cell office:value-type="float" office:value="38.020821" calcext:value-type="float">
            <text:p>38.020821</text:p>
          </table:table-cell>
          <table:table-cell office:value-type="float" office:value="104.943785" calcext:value-type="float">
            <text:p>104.943785</text:p>
          </table:table-cell>
          <table:table-cell office:value-type="float" office:value="413.79855" calcext:value-type="float">
            <text:p>413.79855</text:p>
          </table:table-cell>
          <table:table-cell office:value-type="float" office:value="9.615315" calcext:value-type="float">
            <text:p>9.615315</text:p>
          </table:table-cell>
          <table:table-cell office:value-type="float" office:value="100.33006" calcext:value-type="float">
            <text:p>100.33006</text:p>
          </table:table-cell>
          <table:table-cell office:value-type="float" office:value="10.992362" calcext:value-type="float">
            <text:p>10.992362</text:p>
          </table:table-cell>
          <table:table-cell office:value-type="float" office:value="4.3353957" calcext:value-type="float">
            <text:p>4.3353957</text:p>
          </table:table-cell>
          <table:table-cell office:value-type="float" office:value="61.74634" calcext:value-type="float">
            <text:p>61.74634</text:p>
          </table:table-cell>
          <table:table-cell office:value-type="float" office:value="9.100587" calcext:value-type="float">
            <text:p>9.100587</text:p>
          </table:table-cell>
          <table:table-cell office:value-type="float" office:value="3.893911" calcext:value-type="float">
            <text:p>3.893911</text:p>
          </table:table-cell>
          <table:table-cell office:value-type="float" office:value="0.90212702" calcext:value-type="float">
            <text:p>0.90212702</text:p>
          </table:table-cell>
          <table:table-cell office:value-type="float" office:value="77.61924" calcext:value-type="float">
            <text:p>77.61924</text:p>
          </table:table-cell>
          <table:table-cell office:value-type="float" office:value="1258.7121" calcext:value-type="float">
            <text:p>1258.7121</text:p>
          </table:table-cell>
          <table:table-cell office:value-type="float" office:value="39.58668" calcext:value-type="float">
            <text:p>39.58668</text:p>
          </table:table-cell>
          <table:table-cell office:value-type="float" office:value="3.994465" calcext:value-type="float">
            <text:p>3.994465</text:p>
          </table:table-cell>
          <table:table-cell office:value-type="float" office:value="0.40876185" calcext:value-type="float">
            <text:p>0.40876185</text:p>
          </table:table-cell>
          <table:table-cell office:value-type="float" office:value="7.995824" calcext:value-type="float">
            <text:p>7.995824</text:p>
          </table:table-cell>
          <table:table-cell office:value-type="float" office:value="3.04965178" calcext:value-type="float">
            <text:p>3.04965178</text:p>
          </table:table-cell>
          <table:table-cell office:value-type="float" office:value="18.526723" calcext:value-type="float">
            <text:p>18.526723</text:p>
          </table:table-cell>
          <table:table-cell office:value-type="float" office:value="2.32065" calcext:value-type="float">
            <text:p>2.32065</text:p>
          </table:table-cell>
          <table:table-cell office:value-type="float" office:value="2.5820454" calcext:value-type="float">
            <text:p>2.5820454</text:p>
          </table:table-cell>
          <table:table-cell office:value-type="float" office:value="1.5592583" calcext:value-type="float">
            <text:p>1.5592583</text:p>
          </table:table-cell>
          <table:table-cell office:value-type="float" office:value="201.93658" calcext:value-type="float">
            <text:p>201.93658</text:p>
          </table:table-cell>
          <table:table-cell office:value-type="float" office:value="5.226769" calcext:value-type="float">
            <text:p>5.226769</text:p>
          </table:table-cell>
          <table:table-cell office:value-type="float" office:value="2.5001407" calcext:value-type="float">
            <text:p>2.5001407</text:p>
          </table:table-cell>
          <table:table-cell office:value-type="float" office:value="33.42567" calcext:value-type="float">
            <text:p>33.42567</text:p>
          </table:table-cell>
          <table:table-cell office:value-type="float" office:value="10.05169" calcext:value-type="float">
            <text:p>10.05169</text:p>
          </table:table-cell>
          <table:table-cell office:value-type="float" office:value="25.326652" calcext:value-type="float">
            <text:p>25.326652</text:p>
          </table:table-cell>
          <table:table-cell office:value-type="float" office:value="208.36164" calcext:value-type="float">
            <text:p>208.36164</text:p>
          </table:table-cell>
          <table:table-cell office:value-type="float" office:value="1.1930488" calcext:value-type="float">
            <text:p>1.1930488</text:p>
          </table:table-cell>
          <table:table-cell office:value-type="float" office:value="14.027904" calcext:value-type="float">
            <text:p>14.027904</text:p>
          </table:table-cell>
          <table:table-cell office:value-type="float" office:value="6.3095501" calcext:value-type="float">
            <text:p>6.3095501</text:p>
          </table:table-cell>
          <table:table-cell office:value-type="float" office:value="2.962715" calcext:value-type="float">
            <text:p>2.962715</text:p>
          </table:table-cell>
          <table:table-cell office:value-type="float" office:value="11.952817" calcext:value-type="float">
            <text:p>11.952817</text:p>
          </table:table-cell>
          <table:table-cell office:value-type="float" office:value="3.310574" calcext:value-type="float">
            <text:p>3.310574</text:p>
          </table:table-cell>
          <table:table-cell office:value-type="float" office:value="5.144012" calcext:value-type="float">
            <text:p>5.144012</text:p>
          </table:table-cell>
          <table:table-cell office:value-type="float" office:value="140.19346" calcext:value-type="float">
            <text:p>140.19346</text:p>
          </table:table-cell>
          <table:table-cell office:value-type="float" office:value="106.22488" calcext:value-type="float">
            <text:p>106.22488</text:p>
          </table:table-cell>
          <table:table-cell office:value-type="float" office:value="196.6561" calcext:value-type="float">
            <text:p>196.6561</text:p>
          </table:table-cell>
          <table:table-cell office:value-type="float" office:value="2.37776018" calcext:value-type="float">
            <text:p>2.37776018</text:p>
          </table:table-cell>
          <table:table-cell office:value-type="float" office:value="4.736824" calcext:value-type="float">
            <text:p>4.736824</text:p>
          </table:table-cell>
        </table:table-row>
        <table:table-row table:style-name="ro2">
          <table:table-cell office:value-type="string" calcext:value-type="string">
            <text:p>TCGA-06-5856-01A-01R-1849-01</text:p>
          </table:table-cell>
          <table:table-cell office:value-type="string" calcext:value-type="string">
            <text:p>GBM</text:p>
          </table:table-cell>
          <table:table-cell office:value-type="float" office:value="2.1022923" calcext:value-type="float">
            <text:p>2.1022923</text:p>
          </table:table-cell>
          <table:table-cell office:value-type="float" office:value="13.090443" calcext:value-type="float">
            <text:p>13.090443</text:p>
          </table:table-cell>
          <table:table-cell office:value-type="float" office:value="170.79398" calcext:value-type="float">
            <text:p>170.79398</text:p>
          </table:table-cell>
          <table:table-cell office:value-type="float" office:value="2483.7805" calcext:value-type="float">
            <text:p>2483.7805</text:p>
          </table:table-cell>
          <table:table-cell office:value-type="float" office:value="43.48442" calcext:value-type="float">
            <text:p>43.48442</text:p>
          </table:table-cell>
          <table:table-cell office:value-type="float" office:value="83.48048" calcext:value-type="float">
            <text:p>83.48048</text:p>
          </table:table-cell>
          <table:table-cell office:value-type="float" office:value="9.603305" calcext:value-type="float">
            <text:p>9.603305</text:p>
          </table:table-cell>
          <table:table-cell office:value-type="float" office:value="34.179353" calcext:value-type="float">
            <text:p>34.179353</text:p>
          </table:table-cell>
          <table:table-cell office:value-type="float" office:value="70.664278" calcext:value-type="float">
            <text:p>70.664278</text:p>
          </table:table-cell>
          <table:table-cell office:value-type="float" office:value="222.11435" calcext:value-type="float">
            <text:p>222.11435</text:p>
          </table:table-cell>
          <table:table-cell office:value-type="float" office:value="5.17466" calcext:value-type="float">
            <text:p>5.17466</text:p>
          </table:table-cell>
          <table:table-cell office:value-type="float" office:value="56.0123" calcext:value-type="float">
            <text:p>56.0123</text:p>
          </table:table-cell>
          <table:table-cell office:value-type="float" office:value="5.12995" calcext:value-type="float">
            <text:p>5.12995</text:p>
          </table:table-cell>
          <table:table-cell office:value-type="float" office:value="7.7462119" calcext:value-type="float">
            <text:p>7.7462119</text:p>
          </table:table-cell>
          <table:table-cell office:value-type="float" office:value="51.99742" calcext:value-type="float">
            <text:p>51.99742</text:p>
          </table:table-cell>
          <table:table-cell office:value-type="float" office:value="9.961051" calcext:value-type="float">
            <text:p>9.961051</text:p>
          </table:table-cell>
          <table:table-cell office:value-type="float" office:value="4.7435355" calcext:value-type="float">
            <text:p>4.7435355</text:p>
          </table:table-cell>
          <table:table-cell office:value-type="float" office:value="1.35507818" calcext:value-type="float">
            <text:p>1.35507818</text:p>
          </table:table-cell>
          <table:table-cell office:value-type="float" office:value="47.14927" calcext:value-type="float">
            <text:p>47.14927</text:p>
          </table:table-cell>
          <table:table-cell office:value-type="float" office:value="1016.9708" calcext:value-type="float">
            <text:p>1016.9708</text:p>
          </table:table-cell>
          <table:table-cell office:value-type="float" office:value="52.57711" calcext:value-type="float">
            <text:p>52.57711</text:p>
          </table:table-cell>
          <table:table-cell office:value-type="float" office:value="6.313112" calcext:value-type="float">
            <text:p>6.313112</text:p>
          </table:table-cell>
          <table:table-cell office:value-type="float" office:value="0.18540474" calcext:value-type="float">
            <text:p>0.18540474</text:p>
          </table:table-cell>
          <table:table-cell office:value-type="float" office:value="17.369104" calcext:value-type="float">
            <text:p>17.369104</text:p>
          </table:table-cell>
          <table:table-cell office:value-type="float" office:value="1.47220571" calcext:value-type="float">
            <text:p>1.47220571</text:p>
          </table:table-cell>
          <table:table-cell office:value-type="float" office:value="24.862007" calcext:value-type="float">
            <text:p>24.862007</text:p>
          </table:table-cell>
          <table:table-cell office:value-type="float" office:value="1.523738" calcext:value-type="float">
            <text:p>1.523738</text:p>
          </table:table-cell>
          <table:table-cell office:value-type="float" office:value="1.9336416" calcext:value-type="float">
            <text:p>1.9336416</text:p>
          </table:table-cell>
          <table:table-cell office:value-type="float" office:value="1.0892068" calcext:value-type="float">
            <text:p>1.0892068</text:p>
          </table:table-cell>
          <table:table-cell office:value-type="float" office:value="174.62766" calcext:value-type="float">
            <text:p>174.62766</text:p>
          </table:table-cell>
          <table:table-cell office:value-type="float" office:value="5.26359" calcext:value-type="float">
            <text:p>5.26359</text:p>
          </table:table-cell>
          <table:table-cell office:value-type="float" office:value="1.5133912" calcext:value-type="float">
            <text:p>1.5133912</text:p>
          </table:table-cell>
          <table:table-cell office:value-type="float" office:value="26.88157" calcext:value-type="float">
            <text:p>26.88157</text:p>
          </table:table-cell>
          <table:table-cell office:value-type="float" office:value="26.030622" calcext:value-type="float">
            <text:p>26.030622</text:p>
          </table:table-cell>
          <table:table-cell office:value-type="float" office:value="24.229361" calcext:value-type="float">
            <text:p>24.229361</text:p>
          </table:table-cell>
          <table:table-cell office:value-type="float" office:value="199.41261" calcext:value-type="float">
            <text:p>199.41261</text:p>
          </table:table-cell>
          <table:table-cell office:value-type="float" office:value="1.756324" calcext:value-type="float">
            <text:p>1.756324</text:p>
          </table:table-cell>
          <table:table-cell office:value-type="float" office:value="9.322368" calcext:value-type="float">
            <text:p>9.322368</text:p>
          </table:table-cell>
          <table:table-cell office:value-type="float" office:value="3.7935653" calcext:value-type="float">
            <text:p>3.7935653</text:p>
          </table:table-cell>
          <table:table-cell office:value-type="float" office:value="3.476773" calcext:value-type="float">
            <text:p>3.476773</text:p>
          </table:table-cell>
          <table:table-cell office:value-type="float" office:value="15.57082" calcext:value-type="float">
            <text:p>15.57082</text:p>
          </table:table-cell>
          <table:table-cell office:value-type="float" office:value="3.852127" calcext:value-type="float">
            <text:p>3.852127</text:p>
          </table:table-cell>
          <table:table-cell office:value-type="float" office:value="2.670186" calcext:value-type="float">
            <text:p>2.670186</text:p>
          </table:table-cell>
          <table:table-cell office:value-type="float" office:value="113.32356" calcext:value-type="float">
            <text:p>113.32356</text:p>
          </table:table-cell>
          <table:table-cell office:value-type="float" office:value="99.18515" calcext:value-type="float">
            <text:p>99.18515</text:p>
          </table:table-cell>
          <table:table-cell office:value-type="float" office:value="237.5864" calcext:value-type="float">
            <text:p>237.5864</text:p>
          </table:table-cell>
          <table:table-cell office:value-type="float" office:value="1.51131223" calcext:value-type="float">
            <text:p>1.51131223</text:p>
          </table:table-cell>
          <table:table-cell office:value-type="float" office:value="3.518313" calcext:value-type="float">
            <text:p>3.518313</text:p>
          </table:table-cell>
        </table:table-row>
        <table:table-row table:style-name="ro2">
          <table:table-cell office:value-type="string" calcext:value-type="string">
            <text:p>TCGA-06-5858-01A-01R-1849-01</text:p>
          </table:table-cell>
          <table:table-cell office:value-type="string" calcext:value-type="string">
            <text:p>GBM</text:p>
          </table:table-cell>
          <table:table-cell office:value-type="float" office:value="3.4110239" calcext:value-type="float">
            <text:p>3.4110239</text:p>
          </table:table-cell>
          <table:table-cell office:value-type="float" office:value="15.745631" calcext:value-type="float">
            <text:p>15.745631</text:p>
          </table:table-cell>
          <table:table-cell office:value-type="float" office:value="99.40576" calcext:value-type="float">
            <text:p>99.40576</text:p>
          </table:table-cell>
          <table:table-cell office:value-type="float" office:value="3117.2319" calcext:value-type="float">
            <text:p>3117.2319</text:p>
          </table:table-cell>
          <table:table-cell office:value-type="float" office:value="32.1644" calcext:value-type="float">
            <text:p>32.1644</text:p>
          </table:table-cell>
          <table:table-cell office:value-type="float" office:value="113.89339" calcext:value-type="float">
            <text:p>113.89339</text:p>
          </table:table-cell>
          <table:table-cell office:value-type="float" office:value="6.568194" calcext:value-type="float">
            <text:p>6.568194</text:p>
          </table:table-cell>
          <table:table-cell office:value-type="float" office:value="34.267426" calcext:value-type="float">
            <text:p>34.267426</text:p>
          </table:table-cell>
          <table:table-cell office:value-type="float" office:value="24.418423" calcext:value-type="float">
            <text:p>24.418423</text:p>
          </table:table-cell>
          <table:table-cell office:value-type="float" office:value="88.39895" calcext:value-type="float">
            <text:p>88.39895</text:p>
          </table:table-cell>
          <table:table-cell office:value-type="float" office:value="6.045708" calcext:value-type="float">
            <text:p>6.045708</text:p>
          </table:table-cell>
          <table:table-cell office:value-type="float" office:value="52.47411" calcext:value-type="float">
            <text:p>52.47411</text:p>
          </table:table-cell>
          <table:table-cell office:value-type="float" office:value="6.993649" calcext:value-type="float">
            <text:p>6.993649</text:p>
          </table:table-cell>
          <table:table-cell office:value-type="float" office:value="3.5177768" calcext:value-type="float">
            <text:p>3.5177768</text:p>
          </table:table-cell>
          <table:table-cell office:value-type="float" office:value="44.39291" calcext:value-type="float">
            <text:p>44.39291</text:p>
          </table:table-cell>
          <table:table-cell office:value-type="float" office:value="12.280433" calcext:value-type="float">
            <text:p>12.280433</text:p>
          </table:table-cell>
          <table:table-cell office:value-type="float" office:value="4.2415908" calcext:value-type="float">
            <text:p>4.2415908</text:p>
          </table:table-cell>
          <table:table-cell office:value-type="float" office:value="0.92692403" calcext:value-type="float">
            <text:p>0.92692403</text:p>
          </table:table-cell>
          <table:table-cell office:value-type="float" office:value="81.48365" calcext:value-type="float">
            <text:p>81.48365</text:p>
          </table:table-cell>
          <table:table-cell office:value-type="float" office:value="982.6368" calcext:value-type="float">
            <text:p>982.6368</text:p>
          </table:table-cell>
          <table:table-cell office:value-type="float" office:value="94.15136" calcext:value-type="float">
            <text:p>94.15136</text:p>
          </table:table-cell>
          <table:table-cell office:value-type="float" office:value="5.077616" calcext:value-type="float">
            <text:p>5.077616</text:p>
          </table:table-cell>
          <table:table-cell office:value-type="float" office:value="0.2597971" calcext:value-type="float">
            <text:p>0.2597971</text:p>
          </table:table-cell>
          <table:table-cell office:value-type="float" office:value="9.328127" calcext:value-type="float">
            <text:p>9.328127</text:p>
          </table:table-cell>
          <table:table-cell office:value-type="float" office:value="6.92222908" calcext:value-type="float">
            <text:p>6.92222908</text:p>
          </table:table-cell>
          <table:table-cell office:value-type="float" office:value="24.038967" calcext:value-type="float">
            <text:p>24.038967</text:p>
          </table:table-cell>
          <table:table-cell office:value-type="float" office:value="2.889743" calcext:value-type="float">
            <text:p>2.889743</text:p>
          </table:table-cell>
          <table:table-cell office:value-type="float" office:value="3.0688921" calcext:value-type="float">
            <text:p>3.0688921</text:p>
          </table:table-cell>
          <table:table-cell office:value-type="float" office:value="1.2847045" calcext:value-type="float">
            <text:p>1.2847045</text:p>
          </table:table-cell>
          <table:table-cell office:value-type="float" office:value="138.76989" calcext:value-type="float">
            <text:p>138.76989</text:p>
          </table:table-cell>
          <table:table-cell office:value-type="float" office:value="6.842201" calcext:value-type="float">
            <text:p>6.842201</text:p>
          </table:table-cell>
          <table:table-cell office:value-type="float" office:value="2.4166255" calcext:value-type="float">
            <text:p>2.4166255</text:p>
          </table:table-cell>
          <table:table-cell office:value-type="float" office:value="29.17139" calcext:value-type="float">
            <text:p>29.17139</text:p>
          </table:table-cell>
          <table:table-cell office:value-type="float" office:value="29.180181" calcext:value-type="float">
            <text:p>29.180181</text:p>
          </table:table-cell>
          <table:table-cell office:value-type="float" office:value="26.072601" calcext:value-type="float">
            <text:p>26.072601</text:p>
          </table:table-cell>
          <table:table-cell office:value-type="float" office:value="175.31859" calcext:value-type="float">
            <text:p>175.31859</text:p>
          </table:table-cell>
          <table:table-cell office:value-type="float" office:value="1.7722633" calcext:value-type="float">
            <text:p>1.7722633</text:p>
          </table:table-cell>
          <table:table-cell office:value-type="float" office:value="9.842364" calcext:value-type="float">
            <text:p>9.842364</text:p>
          </table:table-cell>
          <table:table-cell office:value-type="float" office:value="5.1413151" calcext:value-type="float">
            <text:p>5.1413151</text:p>
          </table:table-cell>
          <table:table-cell office:value-type="float" office:value="3.298583" calcext:value-type="float">
            <text:p>3.298583</text:p>
          </table:table-cell>
          <table:table-cell office:value-type="float" office:value="9.384545" calcext:value-type="float">
            <text:p>9.384545</text:p>
          </table:table-cell>
          <table:table-cell office:value-type="float" office:value="9.736434" calcext:value-type="float">
            <text:p>9.736434</text:p>
          </table:table-cell>
          <table:table-cell office:value-type="float" office:value="4.950687" calcext:value-type="float">
            <text:p>4.950687</text:p>
          </table:table-cell>
          <table:table-cell office:value-type="float" office:value="114.91023" calcext:value-type="float">
            <text:p>114.91023</text:p>
          </table:table-cell>
          <table:table-cell office:value-type="float" office:value="84.31893" calcext:value-type="float">
            <text:p>84.31893</text:p>
          </table:table-cell>
          <table:table-cell office:value-type="float" office:value="234.96818" calcext:value-type="float">
            <text:p>234.96818</text:p>
          </table:table-cell>
          <table:table-cell office:value-type="float" office:value="2.2770249" calcext:value-type="float">
            <text:p>2.2770249</text:p>
          </table:table-cell>
          <table:table-cell office:value-type="float" office:value="6.275453" calcext:value-type="float">
            <text:p>6.275453</text:p>
          </table:table-cell>
        </table:table-row>
        <table:table-row table:style-name="ro2">
          <table:table-cell office:value-type="string" calcext:value-type="string">
            <text:p>TCGA-06-5859-01A-01R-1849-01</text:p>
          </table:table-cell>
          <table:table-cell office:value-type="string" calcext:value-type="string">
            <text:p>GBM</text:p>
          </table:table-cell>
          <table:table-cell office:value-type="float" office:value="2.076252" calcext:value-type="float">
            <text:p>2.076252</text:p>
          </table:table-cell>
          <table:table-cell office:value-type="float" office:value="10.995181" calcext:value-type="float">
            <text:p>10.995181</text:p>
          </table:table-cell>
          <table:table-cell office:value-type="float" office:value="79.574" calcext:value-type="float">
            <text:p>79.574</text:p>
          </table:table-cell>
          <table:table-cell office:value-type="float" office:value="1915.5858" calcext:value-type="float">
            <text:p>1915.5858</text:p>
          </table:table-cell>
          <table:table-cell office:value-type="float" office:value="31.14314" calcext:value-type="float">
            <text:p>31.14314</text:p>
          </table:table-cell>
          <table:table-cell office:value-type="float" office:value="103.61307" calcext:value-type="float">
            <text:p>103.61307</text:p>
          </table:table-cell>
          <table:table-cell office:value-type="float" office:value="8.154899" calcext:value-type="float">
            <text:p>8.154899</text:p>
          </table:table-cell>
          <table:table-cell office:value-type="float" office:value="23.729774" calcext:value-type="float">
            <text:p>23.729774</text:p>
          </table:table-cell>
          <table:table-cell office:value-type="float" office:value="102.606924" calcext:value-type="float">
            <text:p>102.606924</text:p>
          </table:table-cell>
          <table:table-cell office:value-type="float" office:value="1127.91797" calcext:value-type="float">
            <text:p>1127.91797</text:p>
          </table:table-cell>
          <table:table-cell office:value-type="float" office:value="3.865333" calcext:value-type="float">
            <text:p>3.865333</text:p>
          </table:table-cell>
          <table:table-cell office:value-type="float" office:value="80.50833" calcext:value-type="float">
            <text:p>80.50833</text:p>
          </table:table-cell>
          <table:table-cell office:value-type="float" office:value="7.930097" calcext:value-type="float">
            <text:p>7.930097</text:p>
          </table:table-cell>
          <table:table-cell office:value-type="float" office:value="5.8331931" calcext:value-type="float">
            <text:p>5.8331931</text:p>
          </table:table-cell>
          <table:table-cell office:value-type="float" office:value="47.0222" calcext:value-type="float">
            <text:p>47.0222</text:p>
          </table:table-cell>
          <table:table-cell office:value-type="float" office:value="10.413182" calcext:value-type="float">
            <text:p>10.413182</text:p>
          </table:table-cell>
          <table:table-cell office:value-type="float" office:value="2.4620236" calcext:value-type="float">
            <text:p>2.4620236</text:p>
          </table:table-cell>
          <table:table-cell office:value-type="float" office:value="2.11467987" calcext:value-type="float">
            <text:p>2.11467987</text:p>
          </table:table-cell>
          <table:table-cell office:value-type="float" office:value="45.56929" calcext:value-type="float">
            <text:p>45.56929</text:p>
          </table:table-cell>
          <table:table-cell office:value-type="float" office:value="729.3077" calcext:value-type="float">
            <text:p>729.3077</text:p>
          </table:table-cell>
          <table:table-cell office:value-type="float" office:value="44.37491" calcext:value-type="float">
            <text:p>44.37491</text:p>
          </table:table-cell>
          <table:table-cell office:value-type="float" office:value="4.100543" calcext:value-type="float">
            <text:p>4.100543</text:p>
          </table:table-cell>
          <table:table-cell office:value-type="float" office:value="0.41383497" calcext:value-type="float">
            <text:p>0.41383497</text:p>
          </table:table-cell>
          <table:table-cell office:value-type="float" office:value="6.7027" calcext:value-type="float">
            <text:p>6.7027</text:p>
          </table:table-cell>
          <table:table-cell office:value-type="float" office:value="1.73101553" calcext:value-type="float">
            <text:p>1.73101553</text:p>
          </table:table-cell>
          <table:table-cell office:value-type="float" office:value="22.850937" calcext:value-type="float">
            <text:p>22.850937</text:p>
          </table:table-cell>
          <table:table-cell office:value-type="float" office:value="1.497039" calcext:value-type="float">
            <text:p>1.497039</text:p>
          </table:table-cell>
          <table:table-cell office:value-type="float" office:value="3.7678134" calcext:value-type="float">
            <text:p>3.7678134</text:p>
          </table:table-cell>
          <table:table-cell office:value-type="float" office:value="0.6799378" calcext:value-type="float">
            <text:p>0.6799378</text:p>
          </table:table-cell>
          <table:table-cell office:value-type="float" office:value="88.28786" calcext:value-type="float">
            <text:p>88.28786</text:p>
          </table:table-cell>
          <table:table-cell office:value-type="float" office:value="6.378943" calcext:value-type="float">
            <text:p>6.378943</text:p>
          </table:table-cell>
          <table:table-cell office:value-type="float" office:value="2.0927575" calcext:value-type="float">
            <text:p>2.0927575</text:p>
          </table:table-cell>
          <table:table-cell office:value-type="float" office:value="57.57978" calcext:value-type="float">
            <text:p>57.57978</text:p>
          </table:table-cell>
          <table:table-cell office:value-type="float" office:value="29.033054" calcext:value-type="float">
            <text:p>29.033054</text:p>
          </table:table-cell>
          <table:table-cell office:value-type="float" office:value="26.942289" calcext:value-type="float">
            <text:p>26.942289</text:p>
          </table:table-cell>
          <table:table-cell office:value-type="float" office:value="216.37937" calcext:value-type="float">
            <text:p>216.37937</text:p>
          </table:table-cell>
          <table:table-cell office:value-type="float" office:value="1.7970358" calcext:value-type="float">
            <text:p>1.7970358</text:p>
          </table:table-cell>
          <table:table-cell office:value-type="float" office:value="10.151598" calcext:value-type="float">
            <text:p>10.151598</text:p>
          </table:table-cell>
          <table:table-cell office:value-type="float" office:value="6.3359461" calcext:value-type="float">
            <text:p>6.3359461</text:p>
          </table:table-cell>
          <table:table-cell office:value-type="float" office:value="2.163323" calcext:value-type="float">
            <text:p>2.163323</text:p>
          </table:table-cell>
          <table:table-cell office:value-type="float" office:value="7.673229" calcext:value-type="float">
            <text:p>7.673229</text:p>
          </table:table-cell>
          <table:table-cell office:value-type="float" office:value="4.495164" calcext:value-type="float">
            <text:p>4.495164</text:p>
          </table:table-cell>
          <table:table-cell office:value-type="float" office:value="2.486456" calcext:value-type="float">
            <text:p>2.486456</text:p>
          </table:table-cell>
          <table:table-cell office:value-type="float" office:value="100.05397" calcext:value-type="float">
            <text:p>100.05397</text:p>
          </table:table-cell>
          <table:table-cell office:value-type="float" office:value="91.50341" calcext:value-type="float">
            <text:p>91.50341</text:p>
          </table:table-cell>
          <table:table-cell office:value-type="float" office:value="121.56399" calcext:value-type="float">
            <text:p>121.56399</text:p>
          </table:table-cell>
          <table:table-cell office:value-type="float" office:value="4.75333264" calcext:value-type="float">
            <text:p>4.75333264</text:p>
          </table:table-cell>
          <table:table-cell office:value-type="float" office:value="5.060529" calcext:value-type="float">
            <text:p>5.060529</text:p>
          </table:table-cell>
        </table:table-row>
        <table:table-row table:style-name="ro2">
          <table:table-cell office:value-type="string" calcext:value-type="string">
            <text:p>TCGA-08-0386-01A-01R-1849-01</text:p>
          </table:table-cell>
          <table:table-cell office:value-type="string" calcext:value-type="string">
            <text:p>GBM</text:p>
          </table:table-cell>
          <table:table-cell office:value-type="float" office:value="3.1534775" calcext:value-type="float">
            <text:p>3.1534775</text:p>
          </table:table-cell>
          <table:table-cell office:value-type="float" office:value="16.562969" calcext:value-type="float">
            <text:p>16.562969</text:p>
          </table:table-cell>
          <table:table-cell office:value-type="float" office:value="201.90942" calcext:value-type="float">
            <text:p>201.90942</text:p>
          </table:table-cell>
          <table:table-cell office:value-type="float" office:value="2799.9892" calcext:value-type="float">
            <text:p>2799.9892</text:p>
          </table:table-cell>
          <table:table-cell office:value-type="float" office:value="26.85522" calcext:value-type="float">
            <text:p>26.85522</text:p>
          </table:table-cell>
          <table:table-cell office:value-type="float" office:value="84.6641" calcext:value-type="float">
            <text:p>84.6641</text:p>
          </table:table-cell>
          <table:table-cell office:value-type="float" office:value="11.272319" calcext:value-type="float">
            <text:p>11.272319</text:p>
          </table:table-cell>
          <table:table-cell office:value-type="float" office:value="37.124351" calcext:value-type="float">
            <text:p>37.124351</text:p>
          </table:table-cell>
          <table:table-cell office:value-type="float" office:value="24.33768" calcext:value-type="float">
            <text:p>24.33768</text:p>
          </table:table-cell>
          <table:table-cell office:value-type="float" office:value="660.09222" calcext:value-type="float">
            <text:p>660.09222</text:p>
          </table:table-cell>
          <table:table-cell office:value-type="float" office:value="7.103963" calcext:value-type="float">
            <text:p>7.103963</text:p>
          </table:table-cell>
          <table:table-cell office:value-type="float" office:value="63.00193" calcext:value-type="float">
            <text:p>63.00193</text:p>
          </table:table-cell>
          <table:table-cell office:value-type="float" office:value="10.040179" calcext:value-type="float">
            <text:p>10.040179</text:p>
          </table:table-cell>
          <table:table-cell office:value-type="float" office:value="2.7082298" calcext:value-type="float">
            <text:p>2.7082298</text:p>
          </table:table-cell>
          <table:table-cell office:value-type="float" office:value="92.95675" calcext:value-type="float">
            <text:p>92.95675</text:p>
          </table:table-cell>
          <table:table-cell office:value-type="float" office:value="9.858642" calcext:value-type="float">
            <text:p>9.858642</text:p>
          </table:table-cell>
          <table:table-cell office:value-type="float" office:value="3.0298538" calcext:value-type="float">
            <text:p>3.0298538</text:p>
          </table:table-cell>
          <table:table-cell office:value-type="float" office:value="0.78996127" calcext:value-type="float">
            <text:p>0.78996127</text:p>
          </table:table-cell>
          <table:table-cell office:value-type="float" office:value="86.50654" calcext:value-type="float">
            <text:p>86.50654</text:p>
          </table:table-cell>
          <table:table-cell office:value-type="float" office:value="1237.2416" calcext:value-type="float">
            <text:p>1237.2416</text:p>
          </table:table-cell>
          <table:table-cell office:value-type="float" office:value="55.11177" calcext:value-type="float">
            <text:p>55.11177</text:p>
          </table:table-cell>
          <table:table-cell office:value-type="float" office:value="2.477314" calcext:value-type="float">
            <text:p>2.477314</text:p>
          </table:table-cell>
          <table:table-cell office:value-type="float" office:value="0.20148929" calcext:value-type="float">
            <text:p>0.20148929</text:p>
          </table:table-cell>
          <table:table-cell office:value-type="float" office:value="10.399267" calcext:value-type="float">
            <text:p>10.399267</text:p>
          </table:table-cell>
          <table:table-cell office:value-type="float" office:value="5.10991737" calcext:value-type="float">
            <text:p>5.10991737</text:p>
          </table:table-cell>
          <table:table-cell office:value-type="float" office:value="35.840017" calcext:value-type="float">
            <text:p>35.840017</text:p>
          </table:table-cell>
          <table:table-cell office:value-type="float" office:value="3.422406" calcext:value-type="float">
            <text:p>3.422406</text:p>
          </table:table-cell>
          <table:table-cell office:value-type="float" office:value="1.7945855" calcext:value-type="float">
            <text:p>1.7945855</text:p>
          </table:table-cell>
          <table:table-cell office:value-type="float" office:value="1.0254391" calcext:value-type="float">
            <text:p>1.0254391</text:p>
          </table:table-cell>
          <table:table-cell office:value-type="float" office:value="128.50612" calcext:value-type="float">
            <text:p>128.50612</text:p>
          </table:table-cell>
          <table:table-cell office:value-type="float" office:value="4.508074" calcext:value-type="float">
            <text:p>4.508074</text:p>
          </table:table-cell>
          <table:table-cell office:value-type="float" office:value="2.2874526" calcext:value-type="float">
            <text:p>2.2874526</text:p>
          </table:table-cell>
          <table:table-cell office:value-type="float" office:value="46.86616" calcext:value-type="float">
            <text:p>46.86616</text:p>
          </table:table-cell>
          <table:table-cell office:value-type="float" office:value="22.264901" calcext:value-type="float">
            <text:p>22.264901</text:p>
          </table:table-cell>
          <table:table-cell office:value-type="float" office:value="23.749601" calcext:value-type="float">
            <text:p>23.749601</text:p>
          </table:table-cell>
          <table:table-cell office:value-type="float" office:value="185.39946" calcext:value-type="float">
            <text:p>185.39946</text:p>
          </table:table-cell>
          <table:table-cell office:value-type="float" office:value="1.2948866" calcext:value-type="float">
            <text:p>1.2948866</text:p>
          </table:table-cell>
          <table:table-cell office:value-type="float" office:value="12.751232" calcext:value-type="float">
            <text:p>12.751232</text:p>
          </table:table-cell>
          <table:table-cell office:value-type="float" office:value="5.2119923" calcext:value-type="float">
            <text:p>5.2119923</text:p>
          </table:table-cell>
          <table:table-cell office:value-type="float" office:value="2.605731" calcext:value-type="float">
            <text:p>2.605731</text:p>
          </table:table-cell>
          <table:table-cell office:value-type="float" office:value="12.693474" calcext:value-type="float">
            <text:p>12.693474</text:p>
          </table:table-cell>
          <table:table-cell office:value-type="float" office:value="4.224093" calcext:value-type="float">
            <text:p>4.224093</text:p>
          </table:table-cell>
          <table:table-cell office:value-type="float" office:value="2.638452" calcext:value-type="float">
            <text:p>2.638452</text:p>
          </table:table-cell>
          <table:table-cell office:value-type="float" office:value="118.30731" calcext:value-type="float">
            <text:p>118.30731</text:p>
          </table:table-cell>
          <table:table-cell office:value-type="float" office:value="90.60135" calcext:value-type="float">
            <text:p>90.60135</text:p>
          </table:table-cell>
          <table:table-cell office:value-type="float" office:value="249.43999" calcext:value-type="float">
            <text:p>249.43999</text:p>
          </table:table-cell>
          <table:table-cell office:value-type="float" office:value="3.55353206" calcext:value-type="float">
            <text:p>3.55353206</text:p>
          </table:table-cell>
          <table:table-cell office:value-type="float" office:value="4.426246" calcext:value-type="float">
            <text:p>4.426246</text:p>
          </table:table-cell>
        </table:table-row>
        <table:table-row table:style-name="ro2">
          <table:table-cell office:value-type="string" calcext:value-type="string">
            <text:p>TCGA-09-0364-01A-02R-1564-13</text:p>
          </table:table-cell>
          <table:table-cell office:value-type="string" calcext:value-type="string">
            <text:p>OV</text:p>
          </table:table-cell>
          <table:table-cell office:value-type="float" office:value="12.1652864" calcext:value-type="float">
            <text:p>12.1652864</text:p>
          </table:table-cell>
          <table:table-cell office:value-type="float" office:value="16.105635" calcext:value-type="float">
            <text:p>16.105635</text:p>
          </table:table-cell>
          <table:table-cell office:value-type="float" office:value="223.60054" calcext:value-type="float">
            <text:p>223.60054</text:p>
          </table:table-cell>
          <table:table-cell office:value-type="float" office:value="1513.2186" calcext:value-type="float">
            <text:p>1513.2186</text:p>
          </table:table-cell>
          <table:table-cell office:value-type="float" office:value="57.66572" calcext:value-type="float">
            <text:p>57.66572</text:p>
          </table:table-cell>
          <table:table-cell office:value-type="float" office:value="58.30422" calcext:value-type="float">
            <text:p>58.30422</text:p>
          </table:table-cell>
          <table:table-cell office:value-type="float" office:value="4.546618" calcext:value-type="float">
            <text:p>4.546618</text:p>
          </table:table-cell>
          <table:table-cell office:value-type="float" office:value="25.866049" calcext:value-type="float">
            <text:p>25.866049</text:p>
          </table:table-cell>
          <table:table-cell office:value-type="float" office:value="38.543753" calcext:value-type="float">
            <text:p>38.543753</text:p>
          </table:table-cell>
          <table:table-cell office:value-type="float" office:value="64.13437" calcext:value-type="float">
            <text:p>64.13437</text:p>
          </table:table-cell>
          <table:table-cell office:value-type="float" office:value="5.692888" calcext:value-type="float">
            <text:p>5.692888</text:p>
          </table:table-cell>
          <table:table-cell office:value-type="float" office:value="116.06765" calcext:value-type="float">
            <text:p>116.06765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2.5883833" calcext:value-type="float">
            <text:p>2.5883833</text:p>
          </table:table-cell>
          <table:table-cell office:value-type="float" office:value="44.4952" calcext:value-type="float">
            <text:p>44.4952</text:p>
          </table:table-cell>
          <table:table-cell office:value-type="float" office:value="9.519881" calcext:value-type="float">
            <text:p>9.519881</text:p>
          </table:table-cell>
          <table:table-cell office:value-type="float" office:value="3.3307676" calcext:value-type="float">
            <text:p>3.3307676</text:p>
          </table:table-cell>
          <table:table-cell office:value-type="float" office:value="0.06597366" calcext:value-type="float">
            <text:p>0.06597366</text:p>
          </table:table-cell>
          <table:table-cell office:value-type="float" office:value="59.34408" calcext:value-type="float">
            <text:p>59.34408</text:p>
          </table:table-cell>
          <table:table-cell office:value-type="float" office:value="4332.3874" calcext:value-type="float">
            <text:p>4332.3874</text:p>
          </table:table-cell>
          <table:table-cell office:value-type="float" office:value="51.46186" calcext:value-type="float">
            <text:p>51.46186</text:p>
          </table:table-cell>
          <table:table-cell office:value-type="float" office:value="3.914971" calcext:value-type="float">
            <text:p>3.914971</text:p>
          </table:table-cell>
          <table:table-cell office:value-type="float" office:value="0.35404199" calcext:value-type="float">
            <text:p>0.35404199</text:p>
          </table:table-cell>
          <table:table-cell office:value-type="float" office:value="3.60137" calcext:value-type="float">
            <text:p>3.60137</text:p>
          </table:table-cell>
          <table:table-cell office:value-type="float" office:value="0.70405161" calcext:value-type="float">
            <text:p>0.70405161</text:p>
          </table:table-cell>
          <table:table-cell office:value-type="float" office:value="44.15793" calcext:value-type="float">
            <text:p>44.15793</text:p>
          </table:table-cell>
          <table:table-cell office:value-type="float" office:value="5.190018" calcext:value-type="float">
            <text:p>5.190018</text:p>
          </table:table-cell>
          <table:table-cell office:value-type="float" office:value="5.1862857" calcext:value-type="float">
            <text:p>5.1862857</text:p>
          </table:table-cell>
          <table:table-cell office:value-type="float" office:value="9.1796552" calcext:value-type="float">
            <text:p>9.1796552</text:p>
          </table:table-cell>
          <table:table-cell office:value-type="float" office:value="79.1768" calcext:value-type="float">
            <text:p>79.1768</text:p>
          </table:table-cell>
          <table:table-cell office:value-type="float" office:value="5.211789" calcext:value-type="float">
            <text:p>5.211789</text:p>
          </table:table-cell>
          <table:table-cell office:value-type="float" office:value="2.1394067" calcext:value-type="float">
            <text:p>2.1394067</text:p>
          </table:table-cell>
          <table:table-cell office:value-type="float" office:value="18.96797" calcext:value-type="float">
            <text:p>18.96797</text:p>
          </table:table-cell>
          <table:table-cell office:value-type="float" office:value="40.50713" calcext:value-type="float">
            <text:p>40.50713</text:p>
          </table:table-cell>
          <table:table-cell office:value-type="float" office:value="29.640938" calcext:value-type="float">
            <text:p>29.640938</text:p>
          </table:table-cell>
          <table:table-cell office:value-type="float" office:value="154.53794" calcext:value-type="float">
            <text:p>154.53794</text:p>
          </table:table-cell>
          <table:table-cell office:value-type="float" office:value="1.8386028" calcext:value-type="float">
            <text:p>1.8386028</text:p>
          </table:table-cell>
          <table:table-cell office:value-type="float" office:value="7.472825" calcext:value-type="float">
            <text:p>7.472825</text:p>
          </table:table-cell>
          <table:table-cell office:value-type="float" office:value="2.3967159" calcext:value-type="float">
            <text:p>2.3967159</text:p>
          </table:table-cell>
          <table:table-cell office:value-type="float" office:value="2.615867" calcext:value-type="float">
            <text:p>2.615867</text:p>
          </table:table-cell>
          <table:table-cell office:value-type="float" office:value="21.160667" calcext:value-type="float">
            <text:p>21.160667</text:p>
          </table:table-cell>
          <table:table-cell office:value-type="float" office:value="2.725104" calcext:value-type="float">
            <text:p>2.725104</text:p>
          </table:table-cell>
          <table:table-cell office:value-type="float" office:value="6.206305" calcext:value-type="float">
            <text:p>6.206305</text:p>
          </table:table-cell>
          <table:table-cell office:value-type="float" office:value="250.92396" calcext:value-type="float">
            <text:p>250.92396</text:p>
          </table:table-cell>
          <table:table-cell office:value-type="float" office:value="179.60624" calcext:value-type="float">
            <text:p>179.60624</text:p>
          </table:table-cell>
          <table:table-cell office:value-type="float" office:value="387.17313" calcext:value-type="float">
            <text:p>387.17313</text:p>
          </table:table-cell>
          <table:table-cell office:value-type="float" office:value="0.9077001" calcext:value-type="float">
            <text:p>0.9077001</text:p>
          </table:table-cell>
          <table:table-cell office:value-type="float" office:value="4.731854" calcext:value-type="float">
            <text:p>4.731854</text:p>
          </table:table-cell>
        </table:table-row>
        <table:table-row table:style-name="ro2">
          <table:table-cell office:value-type="string" calcext:value-type="string">
            <text:p>TCGA-09-0366-01A-01R-1564-13</text:p>
          </table:table-cell>
          <table:table-cell office:value-type="string" calcext:value-type="string">
            <text:p>OV</text:p>
          </table:table-cell>
          <table:table-cell office:value-type="float" office:value="6.6711805" calcext:value-type="float">
            <text:p>6.6711805</text:p>
          </table:table-cell>
          <table:table-cell office:value-type="float" office:value="7.69883" calcext:value-type="float">
            <text:p>7.69883</text:p>
          </table:table-cell>
          <table:table-cell office:value-type="float" office:value="214.65187" calcext:value-type="float">
            <text:p>214.65187</text:p>
          </table:table-cell>
          <table:table-cell office:value-type="float" office:value="4064.4832" calcext:value-type="float">
            <text:p>4064.4832</text:p>
          </table:table-cell>
          <table:table-cell office:value-type="float" office:value="46.08612" calcext:value-type="float">
            <text:p>46.08612</text:p>
          </table:table-cell>
          <table:table-cell office:value-type="float" office:value="65.95002" calcext:value-type="float">
            <text:p>65.95002</text:p>
          </table:table-cell>
          <table:table-cell office:value-type="float" office:value="27.231733" calcext:value-type="float">
            <text:p>27.231733</text:p>
          </table:table-cell>
          <table:table-cell office:value-type="float" office:value="18.155284" calcext:value-type="float">
            <text:p>18.155284</text:p>
          </table:table-cell>
          <table:table-cell office:value-type="float" office:value="19.772374" calcext:value-type="float">
            <text:p>19.772374</text:p>
          </table:table-cell>
          <table:table-cell office:value-type="float" office:value="149.69528" calcext:value-type="float">
            <text:p>149.69528</text:p>
          </table:table-cell>
          <table:table-cell office:value-type="float" office:value="9.875956" calcext:value-type="float">
            <text:p>9.875956</text:p>
          </table:table-cell>
          <table:table-cell office:value-type="float" office:value="38.19303" calcext:value-type="float">
            <text:p>38.19303</text:p>
          </table:table-cell>
          <table:table-cell office:value-type="float" office:value="6.696765" calcext:value-type="float">
            <text:p>6.696765</text:p>
          </table:table-cell>
          <table:table-cell office:value-type="float" office:value="7.3492615" calcext:value-type="float">
            <text:p>7.3492615</text:p>
          </table:table-cell>
          <table:table-cell office:value-type="float" office:value="108.56539" calcext:value-type="float">
            <text:p>108.56539</text:p>
          </table:table-cell>
          <table:table-cell office:value-type="float" office:value="10.150775" calcext:value-type="float">
            <text:p>10.150775</text:p>
          </table:table-cell>
          <table:table-cell office:value-type="float" office:value="3.1657812" calcext:value-type="float">
            <text:p>3.1657812</text:p>
          </table:table-cell>
          <table:table-cell office:value-type="float" office:value="0.6009338" calcext:value-type="float">
            <text:p>0.6009338</text:p>
          </table:table-cell>
          <table:table-cell office:value-type="float" office:value="85.10936" calcext:value-type="float">
            <text:p>85.10936</text:p>
          </table:table-cell>
          <table:table-cell office:value-type="float" office:value="1567.7551" calcext:value-type="float">
            <text:p>1567.7551</text:p>
          </table:table-cell>
          <table:table-cell office:value-type="float" office:value="131.07273" calcext:value-type="float">
            <text:p>131.07273</text:p>
          </table:table-cell>
          <table:table-cell office:value-type="float" office:value="5.379531" calcext:value-type="float">
            <text:p>5.379531</text:p>
          </table:table-cell>
          <table:table-cell office:value-type="float" office:value="0.4629897" calcext:value-type="float">
            <text:p>0.4629897</text:p>
          </table:table-cell>
          <table:table-cell office:value-type="float" office:value="8.158834" calcext:value-type="float">
            <text:p>8.158834</text:p>
          </table:table-cell>
          <table:table-cell office:value-type="float" office:value="1.67590032" calcext:value-type="float">
            <text:p>1.67590032</text:p>
          </table:table-cell>
          <table:table-cell office:value-type="float" office:value="47.487424" calcext:value-type="float">
            <text:p>47.487424</text:p>
          </table:table-cell>
          <table:table-cell office:value-type="float" office:value="4.216859" calcext:value-type="float">
            <text:p>4.216859</text:p>
          </table:table-cell>
          <table:table-cell office:value-type="float" office:value="4.1582016" calcext:value-type="float">
            <text:p>4.1582016</text:p>
          </table:table-cell>
          <table:table-cell office:value-type="float" office:value="1.9956287" calcext:value-type="float">
            <text:p>1.9956287</text:p>
          </table:table-cell>
          <table:table-cell office:value-type="float" office:value="237.84877" calcext:value-type="float">
            <text:p>237.84877</text:p>
          </table:table-cell>
          <table:table-cell office:value-type="float" office:value="4.883396" calcext:value-type="float">
            <text:p>4.883396</text:p>
          </table:table-cell>
          <table:table-cell office:value-type="float" office:value="1.9330475" calcext:value-type="float">
            <text:p>1.9330475</text:p>
          </table:table-cell>
          <table:table-cell office:value-type="float" office:value="24.24954" calcext:value-type="float">
            <text:p>24.24954</text:p>
          </table:table-cell>
          <table:table-cell office:value-type="float" office:value="22.122913" calcext:value-type="float">
            <text:p>22.122913</text:p>
          </table:table-cell>
          <table:table-cell office:value-type="float" office:value="11.988753" calcext:value-type="float">
            <text:p>11.988753</text:p>
          </table:table-cell>
          <table:table-cell office:value-type="float" office:value="132.92408" calcext:value-type="float">
            <text:p>132.92408</text:p>
          </table:table-cell>
          <table:table-cell office:value-type="float" office:value="1.3930113" calcext:value-type="float">
            <text:p>1.3930113</text:p>
          </table:table-cell>
          <table:table-cell office:value-type="float" office:value="6.830961" calcext:value-type="float">
            <text:p>6.830961</text:p>
          </table:table-cell>
          <table:table-cell office:value-type="float" office:value="2.078608" calcext:value-type="float">
            <text:p>2.078608</text:p>
          </table:table-cell>
          <table:table-cell office:value-type="float" office:value="3.13945" calcext:value-type="float">
            <text:p>3.13945</text:p>
          </table:table-cell>
          <table:table-cell office:value-type="float" office:value="9.281777" calcext:value-type="float">
            <text:p>9.281777</text:p>
          </table:table-cell>
          <table:table-cell office:value-type="float" office:value="2.752768" calcext:value-type="float">
            <text:p>2.752768</text:p>
          </table:table-cell>
          <table:table-cell office:value-type="float" office:value="10.112322" calcext:value-type="float">
            <text:p>10.112322</text:p>
          </table:table-cell>
          <table:table-cell office:value-type="float" office:value="215.53224" calcext:value-type="float">
            <text:p>215.53224</text:p>
          </table:table-cell>
          <table:table-cell office:value-type="float" office:value="338.38004" calcext:value-type="float">
            <text:p>338.38004</text:p>
          </table:table-cell>
          <table:table-cell office:value-type="float" office:value="132.63837" calcext:value-type="float">
            <text:p>132.63837</text:p>
          </table:table-cell>
          <table:table-cell office:value-type="float" office:value="0.5511211" calcext:value-type="float">
            <text:p>0.5511211</text:p>
          </table:table-cell>
          <table:table-cell office:value-type="float" office:value="4.92116" calcext:value-type="float">
            <text:p>4.92116</text:p>
          </table:table-cell>
        </table:table-row>
        <table:table-row table:style-name="ro2">
          <table:table-cell office:value-type="string" calcext:value-type="string">
            <text:p>TCGA-09-0367-01A-01R-1564-13</text:p>
          </table:table-cell>
          <table:table-cell office:value-type="string" calcext:value-type="string">
            <text:p>OV</text:p>
          </table:table-cell>
          <table:table-cell office:value-type="float" office:value="6.0134183" calcext:value-type="float">
            <text:p>6.0134183</text:p>
          </table:table-cell>
          <table:table-cell office:value-type="float" office:value="5.175099" calcext:value-type="float">
            <text:p>5.175099</text:p>
          </table:table-cell>
          <table:table-cell office:value-type="float" office:value="144.15492" calcext:value-type="float">
            <text:p>144.15492</text:p>
          </table:table-cell>
          <table:table-cell office:value-type="float" office:value="4154.8199" calcext:value-type="float">
            <text:p>4154.8199</text:p>
          </table:table-cell>
          <table:table-cell office:value-type="float" office:value="70.94161" calcext:value-type="float">
            <text:p>70.94161</text:p>
          </table:table-cell>
          <table:table-cell office:value-type="float" office:value="60.04925" calcext:value-type="float">
            <text:p>60.04925</text:p>
          </table:table-cell>
          <table:table-cell office:value-type="float" office:value="8.930561" calcext:value-type="float">
            <text:p>8.930561</text:p>
          </table:table-cell>
          <table:table-cell office:value-type="float" office:value="24.446113" calcext:value-type="float">
            <text:p>24.446113</text:p>
          </table:table-cell>
          <table:table-cell office:value-type="float" office:value="17.809944" calcext:value-type="float">
            <text:p>17.809944</text:p>
          </table:table-cell>
          <table:table-cell office:value-type="float" office:value="83.53981" calcext:value-type="float">
            <text:p>83.53981</text:p>
          </table:table-cell>
          <table:table-cell office:value-type="float" office:value="7.240235" calcext:value-type="float">
            <text:p>7.240235</text:p>
          </table:table-cell>
          <table:table-cell office:value-type="float" office:value="131.6524" calcext:value-type="float">
            <text:p>131.6524</text:p>
          </table:table-cell>
          <table:table-cell office:value-type="float" office:value="13.35494" calcext:value-type="float">
            <text:p>13.35494</text:p>
          </table:table-cell>
          <table:table-cell office:value-type="float" office:value="8.5673424" calcext:value-type="float">
            <text:p>8.5673424</text:p>
          </table:table-cell>
          <table:table-cell office:value-type="float" office:value="51.34415" calcext:value-type="float">
            <text:p>51.34415</text:p>
          </table:table-cell>
          <table:table-cell office:value-type="float" office:value="10.325031" calcext:value-type="float">
            <text:p>10.325031</text:p>
          </table:table-cell>
          <table:table-cell office:value-type="float" office:value="3.4736307" calcext:value-type="float">
            <text:p>3.4736307</text:p>
          </table:table-cell>
          <table:table-cell office:value-type="float" office:value="0.14925002" calcext:value-type="float">
            <text:p>0.14925002</text:p>
          </table:table-cell>
          <table:table-cell office:value-type="float" office:value="41.02791" calcext:value-type="float">
            <text:p>41.02791</text:p>
          </table:table-cell>
          <table:table-cell office:value-type="float" office:value="3478.6603" calcext:value-type="float">
            <text:p>3478.6603</text:p>
          </table:table-cell>
          <table:table-cell office:value-type="float" office:value="83.33023" calcext:value-type="float">
            <text:p>83.33023</text:p>
          </table:table-cell>
          <table:table-cell office:value-type="float" office:value="3.644463" calcext:value-type="float">
            <text:p>3.644463</text:p>
          </table:table-cell>
          <table:table-cell office:value-type="float" office:value="0.21610108" calcext:value-type="float">
            <text:p>0.21610108</text:p>
          </table:table-cell>
          <table:table-cell office:value-type="float" office:value="6.774039" calcext:value-type="float">
            <text:p>6.774039</text:p>
          </table:table-cell>
          <table:table-cell office:value-type="float" office:value="8.29051768" calcext:value-type="float">
            <text:p>8.29051768</text:p>
          </table:table-cell>
          <table:table-cell office:value-type="float" office:value="34.503218" calcext:value-type="float">
            <text:p>34.503218</text:p>
          </table:table-cell>
          <table:table-cell office:value-type="float" office:value="3.4454" calcext:value-type="float">
            <text:p>3.4454</text:p>
          </table:table-cell>
          <table:table-cell office:value-type="float" office:value="5.0109236" calcext:value-type="float">
            <text:p>5.0109236</text:p>
          </table:table-cell>
          <table:table-cell office:value-type="float" office:value="1.7694509" calcext:value-type="float">
            <text:p>1.7694509</text:p>
          </table:table-cell>
          <table:table-cell office:value-type="float" office:value="207.42506" calcext:value-type="float">
            <text:p>207.42506</text:p>
          </table:table-cell>
          <table:table-cell office:value-type="float" office:value="6.605218" calcext:value-type="float">
            <text:p>6.605218</text:p>
          </table:table-cell>
          <table:table-cell office:value-type="float" office:value="0.7200502" calcext:value-type="float">
            <text:p>0.7200502</text:p>
          </table:table-cell>
          <table:table-cell office:value-type="float" office:value="23.30433" calcext:value-type="float">
            <text:p>23.30433</text:p>
          </table:table-cell>
          <table:table-cell office:value-type="float" office:value="46.702116" calcext:value-type="float">
            <text:p>46.702116</text:p>
          </table:table-cell>
          <table:table-cell office:value-type="float" office:value="19.030085" calcext:value-type="float">
            <text:p>19.030085</text:p>
          </table:table-cell>
          <table:table-cell office:value-type="float" office:value="497.69206" calcext:value-type="float">
            <text:p>497.69206</text:p>
          </table:table-cell>
          <table:table-cell office:value-type="float" office:value="0.4484011" calcext:value-type="float">
            <text:p>0.4484011</text:p>
          </table:table-cell>
          <table:table-cell office:value-type="float" office:value="8.243739" calcext:value-type="float">
            <text:p>8.243739</text:p>
          </table:table-cell>
          <table:table-cell office:value-type="float" office:value="1.9756861" calcext:value-type="float">
            <text:p>1.9756861</text:p>
          </table:table-cell>
          <table:table-cell office:value-type="float" office:value="2.000688" calcext:value-type="float">
            <text:p>2.000688</text:p>
          </table:table-cell>
          <table:table-cell office:value-type="float" office:value="13.350298" calcext:value-type="float">
            <text:p>13.350298</text:p>
          </table:table-cell>
          <table:table-cell office:value-type="float" office:value="1.778502" calcext:value-type="float">
            <text:p>1.778502</text:p>
          </table:table-cell>
          <table:table-cell office:value-type="float" office:value="5.895225" calcext:value-type="float">
            <text:p>5.895225</text:p>
          </table:table-cell>
          <table:table-cell office:value-type="float" office:value="146.30505" calcext:value-type="float">
            <text:p>146.30505</text:p>
          </table:table-cell>
          <table:table-cell office:value-type="float" office:value="255.35659" calcext:value-type="float">
            <text:p>255.35659</text:p>
          </table:table-cell>
          <table:table-cell office:value-type="float" office:value="127.26425" calcext:value-type="float">
            <text:p>127.26425</text:p>
          </table:table-cell>
          <table:table-cell office:value-type="float" office:value="0.50714164" calcext:value-type="float">
            <text:p>0.50714164</text:p>
          </table:table-cell>
          <table:table-cell office:value-type="float" office:value="6.043729" calcext:value-type="float">
            <text:p>6.043729</text:p>
          </table:table-cell>
        </table:table-row>
        <table:table-row table:style-name="ro2">
          <table:table-cell office:value-type="string" calcext:value-type="string">
            <text:p>TCGA-09-0369-01A-01R-1564-13</text:p>
          </table:table-cell>
          <table:table-cell office:value-type="string" calcext:value-type="string">
            <text:p>OV</text:p>
          </table:table-cell>
          <table:table-cell office:value-type="float" office:value="6.0775897" calcext:value-type="float">
            <text:p>6.0775897</text:p>
          </table:table-cell>
          <table:table-cell office:value-type="float" office:value="13.978265" calcext:value-type="float">
            <text:p>13.978265</text:p>
          </table:table-cell>
          <table:table-cell office:value-type="float" office:value="328.11967" calcext:value-type="float">
            <text:p>328.11967</text:p>
          </table:table-cell>
          <table:table-cell office:value-type="float" office:value="3029.2774" calcext:value-type="float">
            <text:p>3029.2774</text:p>
          </table:table-cell>
          <table:table-cell office:value-type="float" office:value="79.10023" calcext:value-type="float">
            <text:p>79.10023</text:p>
          </table:table-cell>
          <table:table-cell office:value-type="float" office:value="99.24792" calcext:value-type="float">
            <text:p>99.24792</text:p>
          </table:table-cell>
          <table:table-cell office:value-type="float" office:value="8.103035" calcext:value-type="float">
            <text:p>8.103035</text:p>
          </table:table-cell>
          <table:table-cell office:value-type="float" office:value="19.387738" calcext:value-type="float">
            <text:p>19.387738</text:p>
          </table:table-cell>
          <table:table-cell office:value-type="float" office:value="26.973071" calcext:value-type="float">
            <text:p>26.973071</text:p>
          </table:table-cell>
          <table:table-cell office:value-type="float" office:value="28.6496" calcext:value-type="float">
            <text:p>28.6496</text:p>
          </table:table-cell>
          <table:table-cell office:value-type="float" office:value="7.430798" calcext:value-type="float">
            <text:p>7.430798</text:p>
          </table:table-cell>
          <table:table-cell office:value-type="float" office:value="130.99533" calcext:value-type="float">
            <text:p>130.99533</text:p>
          </table:table-cell>
          <table:table-cell office:value-type="float" office:value="11.780017" calcext:value-type="float">
            <text:p>11.780017</text:p>
          </table:table-cell>
          <table:table-cell office:value-type="float" office:value="7.6576324" calcext:value-type="float">
            <text:p>7.6576324</text:p>
          </table:table-cell>
          <table:table-cell office:value-type="float" office:value="77.05419" calcext:value-type="float">
            <text:p>77.05419</text:p>
          </table:table-cell>
          <table:table-cell office:value-type="float" office:value="8.678014" calcext:value-type="float">
            <text:p>8.678014</text:p>
          </table:table-cell>
          <table:table-cell office:value-type="float" office:value="2.0778822" calcext:value-type="float">
            <text:p>2.0778822</text:p>
          </table:table-cell>
          <table:table-cell office:value-type="float" office:value="0.11886845" calcext:value-type="float">
            <text:p>0.11886845</text:p>
          </table:table-cell>
          <table:table-cell office:value-type="float" office:value="61.43029" calcext:value-type="float">
            <text:p>61.43029</text:p>
          </table:table-cell>
          <table:table-cell office:value-type="float" office:value="2815.6816" calcext:value-type="float">
            <text:p>2815.6816</text:p>
          </table:table-cell>
          <table:table-cell office:value-type="float" office:value="88.64783" calcext:value-type="float">
            <text:p>88.64783</text:p>
          </table:table-cell>
          <table:table-cell office:value-type="float" office:value="8.666" calcext:value-type="float">
            <text:p>8.666</text:p>
          </table:table-cell>
          <table:table-cell office:value-type="float" office:value="0.36457526" calcext:value-type="float">
            <text:p>0.36457526</text:p>
          </table:table-cell>
          <table:table-cell office:value-type="float" office:value="6.061915" calcext:value-type="float">
            <text:p>6.061915</text:p>
          </table:table-cell>
          <table:table-cell office:value-type="float" office:value="0.34695802" calcext:value-type="float">
            <text:p>0.34695802</text:p>
          </table:table-cell>
          <table:table-cell office:value-type="float" office:value="31.41619" calcext:value-type="float">
            <text:p>31.41619</text:p>
          </table:table-cell>
          <table:table-cell office:value-type="float" office:value="4.356848" calcext:value-type="float">
            <text:p>4.356848</text:p>
          </table:table-cell>
          <table:table-cell office:value-type="float" office:value="3.0126931" calcext:value-type="float">
            <text:p>3.0126931</text:p>
          </table:table-cell>
          <table:table-cell office:value-type="float" office:value="2.5769725" calcext:value-type="float">
            <text:p>2.5769725</text:p>
          </table:table-cell>
          <table:table-cell office:value-type="float" office:value="136.11604" calcext:value-type="float">
            <text:p>136.11604</text:p>
          </table:table-cell>
          <table:table-cell office:value-type="float" office:value="6.436334" calcext:value-type="float">
            <text:p>6.436334</text:p>
          </table:table-cell>
          <table:table-cell office:value-type="float" office:value="0.840966" calcext:value-type="float">
            <text:p>0.840966</text:p>
          </table:table-cell>
          <table:table-cell office:value-type="float" office:value="24.10262" calcext:value-type="float">
            <text:p>24.10262</text:p>
          </table:table-cell>
          <table:table-cell office:value-type="float" office:value="47.564421" calcext:value-type="float">
            <text:p>47.564421</text:p>
          </table:table-cell>
          <table:table-cell office:value-type="float" office:value="34.401697" calcext:value-type="float">
            <text:p>34.401697</text:p>
          </table:table-cell>
          <table:table-cell office:value-type="float" office:value="212.44549" calcext:value-type="float">
            <text:p>212.44549</text:p>
          </table:table-cell>
          <table:table-cell office:value-type="float" office:value="1.5960161" calcext:value-type="float">
            <text:p>1.5960161</text:p>
          </table:table-cell>
          <table:table-cell office:value-type="float" office:value="6.117533" calcext:value-type="float">
            <text:p>6.117533</text:p>
          </table:table-cell>
          <table:table-cell office:value-type="float" office:value="2.0212464" calcext:value-type="float">
            <text:p>2.0212464</text:p>
          </table:table-cell>
          <table:table-cell office:value-type="float" office:value="1.882215" calcext:value-type="float">
            <text:p>1.882215</text:p>
          </table:table-cell>
          <table:table-cell office:value-type="float" office:value="14.898473" calcext:value-type="float">
            <text:p>14.898473</text:p>
          </table:table-cell>
          <table:table-cell office:value-type="float" office:value="2.073906" calcext:value-type="float">
            <text:p>2.073906</text:p>
          </table:table-cell>
          <table:table-cell office:value-type="float" office:value="6.001218" calcext:value-type="float">
            <text:p>6.001218</text:p>
          </table:table-cell>
          <table:table-cell office:value-type="float" office:value="260.41415" calcext:value-type="float">
            <text:p>260.41415</text:p>
          </table:table-cell>
          <table:table-cell office:value-type="float" office:value="128.93089" calcext:value-type="float">
            <text:p>128.93089</text:p>
          </table:table-cell>
          <table:table-cell office:value-type="float" office:value="168.01909" calcext:value-type="float">
            <text:p>168.01909</text:p>
          </table:table-cell>
          <table:table-cell office:value-type="float" office:value="0.43412318" calcext:value-type="float">
            <text:p>0.43412318</text:p>
          </table:table-cell>
          <table:table-cell office:value-type="float" office:value="2.359438" calcext:value-type="float">
            <text:p>2.359438</text:p>
          </table:table-cell>
        </table:table-row>
        <table:table-row table:style-name="ro2">
          <table:table-cell office:value-type="string" calcext:value-type="string">
            <text:p>TCGA-09-1659-01B-01R-1564-13</text:p>
          </table:table-cell>
          <table:table-cell office:value-type="string" calcext:value-type="string">
            <text:p>OV</text:p>
          </table:table-cell>
          <table:table-cell office:value-type="float" office:value="7.356894" calcext:value-type="float">
            <text:p>7.356894</text:p>
          </table:table-cell>
          <table:table-cell office:value-type="float" office:value="4.215157" calcext:value-type="float">
            <text:p>4.215157</text:p>
          </table:table-cell>
          <table:table-cell office:value-type="float" office:value="272.05733" calcext:value-type="float">
            <text:p>272.05733</text:p>
          </table:table-cell>
          <table:table-cell office:value-type="float" office:value="2779.1383" calcext:value-type="float">
            <text:p>2779.1383</text:p>
          </table:table-cell>
          <table:table-cell office:value-type="float" office:value="56.97776" calcext:value-type="float">
            <text:p>56.97776</text:p>
          </table:table-cell>
          <table:table-cell office:value-type="float" office:value="75.34302" calcext:value-type="float">
            <text:p>75.34302</text:p>
          </table:table-cell>
          <table:table-cell office:value-type="float" office:value="9.19107" calcext:value-type="float">
            <text:p>9.19107</text:p>
          </table:table-cell>
          <table:table-cell office:value-type="float" office:value="38.543714" calcext:value-type="float">
            <text:p>38.543714</text:p>
          </table:table-cell>
          <table:table-cell office:value-type="float" office:value="16.951456" calcext:value-type="float">
            <text:p>16.951456</text:p>
          </table:table-cell>
          <table:table-cell office:value-type="float" office:value="88.36239" calcext:value-type="float">
            <text:p>88.36239</text:p>
          </table:table-cell>
          <table:table-cell office:value-type="float" office:value="8.471553" calcext:value-type="float">
            <text:p>8.471553</text:p>
          </table:table-cell>
          <table:table-cell office:value-type="float" office:value="148.02346" calcext:value-type="float">
            <text:p>148.02346</text:p>
          </table:table-cell>
          <table:table-cell office:value-type="float" office:value="7.630367" calcext:value-type="float">
            <text:p>7.630367</text:p>
          </table:table-cell>
          <table:table-cell office:value-type="float" office:value="8.7816989" calcext:value-type="float">
            <text:p>8.7816989</text:p>
          </table:table-cell>
          <table:table-cell office:value-type="float" office:value="28.10163" calcext:value-type="float">
            <text:p>28.10163</text:p>
          </table:table-cell>
          <table:table-cell office:value-type="float" office:value="6.662043" calcext:value-type="float">
            <text:p>6.662043</text:p>
          </table:table-cell>
          <table:table-cell office:value-type="float" office:value="2.3576477" calcext:value-type="float">
            <text:p>2.3576477</text:p>
          </table:table-cell>
          <table:table-cell office:value-type="float" office:value="0.14644424" calcext:value-type="float">
            <text:p>0.14644424</text:p>
          </table:table-cell>
          <table:table-cell office:value-type="float" office:value="39.85501" calcext:value-type="float">
            <text:p>39.85501</text:p>
          </table:table-cell>
          <table:table-cell office:value-type="float" office:value="2600.9221" calcext:value-type="float">
            <text:p>2600.9221</text:p>
          </table:table-cell>
          <table:table-cell office:value-type="float" office:value="97.35862" calcext:value-type="float">
            <text:p>97.35862</text:p>
          </table:table-cell>
          <table:table-cell office:value-type="float" office:value="4.964526" calcext:value-type="float">
            <text:p>4.964526</text:p>
          </table:table-cell>
          <table:table-cell office:value-type="float" office:value="0.36379259" calcext:value-type="float">
            <text:p>0.36379259</text:p>
          </table:table-cell>
          <table:table-cell office:value-type="float" office:value="6.71192" calcext:value-type="float">
            <text:p>6.71192</text:p>
          </table:table-cell>
          <table:table-cell office:value-type="float" office:value="0.58680493" calcext:value-type="float">
            <text:p>0.58680493</text:p>
          </table:table-cell>
          <table:table-cell office:value-type="float" office:value="20.001906" calcext:value-type="float">
            <text:p>20.001906</text:p>
          </table:table-cell>
          <table:table-cell office:value-type="float" office:value="2.81916" calcext:value-type="float">
            <text:p>2.81916</text:p>
          </table:table-cell>
          <table:table-cell office:value-type="float" office:value="3.0855755" calcext:value-type="float">
            <text:p>3.0855755</text:p>
          </table:table-cell>
          <table:table-cell office:value-type="float" office:value="1.1312328" calcext:value-type="float">
            <text:p>1.1312328</text:p>
          </table:table-cell>
          <table:table-cell office:value-type="float" office:value="179.07022" calcext:value-type="float">
            <text:p>179.07022</text:p>
          </table:table-cell>
          <table:table-cell office:value-type="float" office:value="9.583036" calcext:value-type="float">
            <text:p>9.583036</text:p>
          </table:table-cell>
          <table:table-cell office:value-type="float" office:value="0.9283935" calcext:value-type="float">
            <text:p>0.9283935</text:p>
          </table:table-cell>
          <table:table-cell office:value-type="float" office:value="23.13127" calcext:value-type="float">
            <text:p>23.13127</text:p>
          </table:table-cell>
          <table:table-cell office:value-type="float" office:value="99.397494" calcext:value-type="float">
            <text:p>99.397494</text:p>
          </table:table-cell>
          <table:table-cell office:value-type="float" office:value="23.059469" calcext:value-type="float">
            <text:p>23.059469</text:p>
          </table:table-cell>
          <table:table-cell office:value-type="float" office:value="498.28798" calcext:value-type="float">
            <text:p>498.28798</text:p>
          </table:table-cell>
          <table:table-cell office:value-type="float" office:value="1.2640564" calcext:value-type="float">
            <text:p>1.2640564</text:p>
          </table:table-cell>
          <table:table-cell office:value-type="float" office:value="8.270299" calcext:value-type="float">
            <text:p>8.270299</text:p>
          </table:table-cell>
          <table:table-cell office:value-type="float" office:value="2.8296506" calcext:value-type="float">
            <text:p>2.8296506</text:p>
          </table:table-cell>
          <table:table-cell office:value-type="float" office:value="3.116443" calcext:value-type="float">
            <text:p>3.116443</text:p>
          </table:table-cell>
          <table:table-cell office:value-type="float" office:value="7.992157" calcext:value-type="float">
            <text:p>7.992157</text:p>
          </table:table-cell>
          <table:table-cell office:value-type="float" office:value="2.108129" calcext:value-type="float">
            <text:p>2.108129</text:p>
          </table:table-cell>
          <table:table-cell office:value-type="float" office:value="5.256222" calcext:value-type="float">
            <text:p>5.256222</text:p>
          </table:table-cell>
          <table:table-cell office:value-type="float" office:value="139.79204" calcext:value-type="float">
            <text:p>139.79204</text:p>
          </table:table-cell>
          <table:table-cell office:value-type="float" office:value="283.8276" calcext:value-type="float">
            <text:p>283.8276</text:p>
          </table:table-cell>
          <table:table-cell office:value-type="float" office:value="85.74885" calcext:value-type="float">
            <text:p>85.74885</text:p>
          </table:table-cell>
          <table:table-cell office:value-type="float" office:value="0.65119577" calcext:value-type="float">
            <text:p>0.65119577</text:p>
          </table:table-cell>
          <table:table-cell office:value-type="float" office:value="4.898651" calcext:value-type="float">
            <text:p>4.898651</text:p>
          </table:table-cell>
        </table:table-row>
        <table:table-row table:style-name="ro2">
          <table:table-cell office:value-type="string" calcext:value-type="string">
            <text:p>TCGA-09-1662-01A-01R-1566-13</text:p>
          </table:table-cell>
          <table:table-cell office:value-type="string" calcext:value-type="string">
            <text:p>OV</text:p>
          </table:table-cell>
          <table:table-cell office:value-type="float" office:value="8.1771394" calcext:value-type="float">
            <text:p>8.1771394</text:p>
          </table:table-cell>
          <table:table-cell office:value-type="float" office:value="9.596713" calcext:value-type="float">
            <text:p>9.596713</text:p>
          </table:table-cell>
          <table:table-cell office:value-type="float" office:value="93.34779" calcext:value-type="float">
            <text:p>93.34779</text:p>
          </table:table-cell>
          <table:table-cell office:value-type="float" office:value="1733.7796" calcext:value-type="float">
            <text:p>1733.7796</text:p>
          </table:table-cell>
          <table:table-cell office:value-type="float" office:value="48.38024" calcext:value-type="float">
            <text:p>48.38024</text:p>
          </table:table-cell>
          <table:table-cell office:value-type="float" office:value="50.03551" calcext:value-type="float">
            <text:p>50.03551</text:p>
          </table:table-cell>
          <table:table-cell office:value-type="float" office:value="4.952432" calcext:value-type="float">
            <text:p>4.952432</text:p>
          </table:table-cell>
          <table:table-cell office:value-type="float" office:value="31.195626" calcext:value-type="float">
            <text:p>31.195626</text:p>
          </table:table-cell>
          <table:table-cell office:value-type="float" office:value="23.344379" calcext:value-type="float">
            <text:p>23.344379</text:p>
          </table:table-cell>
          <table:table-cell office:value-type="float" office:value="82.55915" calcext:value-type="float">
            <text:p>82.55915</text:p>
          </table:table-cell>
          <table:table-cell office:value-type="float" office:value="6.614424" calcext:value-type="float">
            <text:p>6.614424</text:p>
          </table:table-cell>
          <table:table-cell office:value-type="float" office:value="88.97733" calcext:value-type="float">
            <text:p>88.97733</text:p>
          </table:table-cell>
          <table:table-cell office:value-type="float" office:value="8.614837" calcext:value-type="float">
            <text:p>8.614837</text:p>
          </table:table-cell>
          <table:table-cell office:value-type="float" office:value="2.1992115" calcext:value-type="float">
            <text:p>2.1992115</text:p>
          </table:table-cell>
          <table:table-cell office:value-type="float" office:value="28.43036" calcext:value-type="float">
            <text:p>28.43036</text:p>
          </table:table-cell>
          <table:table-cell office:value-type="float" office:value="7.282275" calcext:value-type="float">
            <text:p>7.282275</text:p>
          </table:table-cell>
          <table:table-cell office:value-type="float" office:value="4.3184624" calcext:value-type="float">
            <text:p>4.3184624</text:p>
          </table:table-cell>
          <table:table-cell office:value-type="float" office:value="0.31215391" calcext:value-type="float">
            <text:p>0.31215391</text:p>
          </table:table-cell>
          <table:table-cell office:value-type="float" office:value="56.64378" calcext:value-type="float">
            <text:p>56.64378</text:p>
          </table:table-cell>
          <table:table-cell office:value-type="float" office:value="2262.4717" calcext:value-type="float">
            <text:p>2262.4717</text:p>
          </table:table-cell>
          <table:table-cell office:value-type="float" office:value="118.5655" calcext:value-type="float">
            <text:p>118.5655</text:p>
          </table:table-cell>
          <table:table-cell office:value-type="float" office:value="1.730929" calcext:value-type="float">
            <text:p>1.730929</text:p>
          </table:table-cell>
          <table:table-cell office:value-type="float" office:value="0.42303558" calcext:value-type="float">
            <text:p>0.42303558</text:p>
          </table:table-cell>
          <table:table-cell office:value-type="float" office:value="5.408598" calcext:value-type="float">
            <text:p>5.408598</text:p>
          </table:table-cell>
          <table:table-cell office:value-type="float" office:value="8.3044771" calcext:value-type="float">
            <text:p>8.3044771</text:p>
          </table:table-cell>
          <table:table-cell office:value-type="float" office:value="29.489829" calcext:value-type="float">
            <text:p>29.489829</text:p>
          </table:table-cell>
          <table:table-cell office:value-type="float" office:value="2.955554" calcext:value-type="float">
            <text:p>2.955554</text:p>
          </table:table-cell>
          <table:table-cell office:value-type="float" office:value="5.030187" calcext:value-type="float">
            <text:p>5.030187</text:p>
          </table:table-cell>
          <table:table-cell office:value-type="float" office:value="1.9730621" calcext:value-type="float">
            <text:p>1.9730621</text:p>
          </table:table-cell>
          <table:table-cell office:value-type="float" office:value="132.65597" calcext:value-type="float">
            <text:p>132.65597</text:p>
          </table:table-cell>
          <table:table-cell office:value-type="float" office:value="5.435755" calcext:value-type="float">
            <text:p>5.435755</text:p>
          </table:table-cell>
          <table:table-cell office:value-type="float" office:value="0.7844902" calcext:value-type="float">
            <text:p>0.7844902</text:p>
          </table:table-cell>
          <table:table-cell office:value-type="float" office:value="19.44496" calcext:value-type="float">
            <text:p>19.44496</text:p>
          </table:table-cell>
          <table:table-cell office:value-type="float" office:value="67.738549" calcext:value-type="float">
            <text:p>67.738549</text:p>
          </table:table-cell>
          <table:table-cell office:value-type="float" office:value="22.481892" calcext:value-type="float">
            <text:p>22.481892</text:p>
          </table:table-cell>
          <table:table-cell office:value-type="float" office:value="140.2891" calcext:value-type="float">
            <text:p>140.2891</text:p>
          </table:table-cell>
          <table:table-cell office:value-type="float" office:value="1.713655" calcext:value-type="float">
            <text:p>1.713655</text:p>
          </table:table-cell>
          <table:table-cell office:value-type="float" office:value="14.224046" calcext:value-type="float">
            <text:p>14.224046</text:p>
          </table:table-cell>
          <table:table-cell office:value-type="float" office:value="6.1067444" calcext:value-type="float">
            <text:p>6.1067444</text:p>
          </table:table-cell>
          <table:table-cell office:value-type="float" office:value="3.15068" calcext:value-type="float">
            <text:p>3.15068</text:p>
          </table:table-cell>
          <table:table-cell office:value-type="float" office:value="12.752442" calcext:value-type="float">
            <text:p>12.752442</text:p>
          </table:table-cell>
          <table:table-cell office:value-type="float" office:value="4.350046" calcext:value-type="float">
            <text:p>4.350046</text:p>
          </table:table-cell>
          <table:table-cell office:value-type="float" office:value="10.509614" calcext:value-type="float">
            <text:p>10.509614</text:p>
          </table:table-cell>
          <table:table-cell office:value-type="float" office:value="119.19113" calcext:value-type="float">
            <text:p>119.19113</text:p>
          </table:table-cell>
          <table:table-cell office:value-type="float" office:value="84.37037" calcext:value-type="float">
            <text:p>84.37037</text:p>
          </table:table-cell>
          <table:table-cell office:value-type="float" office:value="191.32408" calcext:value-type="float">
            <text:p>191.32408</text:p>
          </table:table-cell>
          <table:table-cell office:value-type="float" office:value="2.0423829" calcext:value-type="float">
            <text:p>2.0423829</text:p>
          </table:table-cell>
          <table:table-cell office:value-type="float" office:value="7.776107" calcext:value-type="float">
            <text:p>7.776107</text:p>
          </table:table-cell>
        </table:table-row>
        <table:table-row table:style-name="ro2">
          <table:table-cell office:value-type="string" calcext:value-type="string">
            <text:p>TCGA-09-1665-01B-01R-1566-13</text:p>
          </table:table-cell>
          <table:table-cell office:value-type="string" calcext:value-type="string">
            <text:p>OV</text:p>
          </table:table-cell>
          <table:table-cell office:value-type="float" office:value="1.7445625" calcext:value-type="float">
            <text:p>1.7445625</text:p>
          </table:table-cell>
          <table:table-cell office:value-type="float" office:value="4.942982" calcext:value-type="float">
            <text:p>4.942982</text:p>
          </table:table-cell>
          <table:table-cell office:value-type="float" office:value="124.65649" calcext:value-type="float">
            <text:p>124.65649</text:p>
          </table:table-cell>
          <table:table-cell office:value-type="float" office:value="1404.3891" calcext:value-type="float">
            <text:p>1404.3891</text:p>
          </table:table-cell>
          <table:table-cell office:value-type="float" office:value="69.40653" calcext:value-type="float">
            <text:p>69.40653</text:p>
          </table:table-cell>
          <table:table-cell office:value-type="float" office:value="27.5327" calcext:value-type="float">
            <text:p>27.5327</text:p>
          </table:table-cell>
          <table:table-cell office:value-type="float" office:value="5.707189" calcext:value-type="float">
            <text:p>5.707189</text:p>
          </table:table-cell>
          <table:table-cell office:value-type="float" office:value="28.270673" calcext:value-type="float">
            <text:p>28.270673</text:p>
          </table:table-cell>
          <table:table-cell office:value-type="float" office:value="8.53893" calcext:value-type="float">
            <text:p>8.53893</text:p>
          </table:table-cell>
          <table:table-cell office:value-type="float" office:value="78.64838" calcext:value-type="float">
            <text:p>78.64838</text:p>
          </table:table-cell>
          <table:table-cell office:value-type="float" office:value="6.019549" calcext:value-type="float">
            <text:p>6.019549</text:p>
          </table:table-cell>
          <table:table-cell office:value-type="float" office:value="80.44804" calcext:value-type="float">
            <text:p>80.44804</text:p>
          </table:table-cell>
          <table:table-cell office:value-type="float" office:value="7.111424" calcext:value-type="float">
            <text:p>7.111424</text:p>
          </table:table-cell>
          <table:table-cell office:value-type="float" office:value="9.1732722" calcext:value-type="float">
            <text:p>9.1732722</text:p>
          </table:table-cell>
          <table:table-cell office:value-type="float" office:value="74.34148" calcext:value-type="float">
            <text:p>74.34148</text:p>
          </table:table-cell>
          <table:table-cell office:value-type="float" office:value="11.239834" calcext:value-type="float">
            <text:p>11.239834</text:p>
          </table:table-cell>
          <table:table-cell office:value-type="float" office:value="4.5752663" calcext:value-type="float">
            <text:p>4.5752663</text:p>
          </table:table-cell>
          <table:table-cell office:value-type="float" office:value="0.20821295" calcext:value-type="float">
            <text:p>0.20821295</text:p>
          </table:table-cell>
          <table:table-cell office:value-type="float" office:value="23.64056" calcext:value-type="float">
            <text:p>23.64056</text:p>
          </table:table-cell>
          <table:table-cell office:value-type="float" office:value="1860.7654" calcext:value-type="float">
            <text:p>1860.7654</text:p>
          </table:table-cell>
          <table:table-cell office:value-type="float" office:value="60.69206" calcext:value-type="float">
            <text:p>60.69206</text:p>
          </table:table-cell>
          <table:table-cell office:value-type="float" office:value="8.247723" calcext:value-type="float">
            <text:p>8.247723</text:p>
          </table:table-cell>
          <table:table-cell office:value-type="float" office:value="0.42644425" calcext:value-type="float">
            <text:p>0.42644425</text:p>
          </table:table-cell>
          <table:table-cell office:value-type="float" office:value="12.346146" calcext:value-type="float">
            <text:p>12.346146</text:p>
          </table:table-cell>
          <table:table-cell office:value-type="float" office:value="0.47809866" calcext:value-type="float">
            <text:p>0.47809866</text:p>
          </table:table-cell>
          <table:table-cell office:value-type="float" office:value="15.567399" calcext:value-type="float">
            <text:p>15.567399</text:p>
          </table:table-cell>
          <table:table-cell office:value-type="float" office:value="3.398071" calcext:value-type="float">
            <text:p>3.398071</text:p>
          </table:table-cell>
          <table:table-cell office:value-type="float" office:value="9.6784861" calcext:value-type="float">
            <text:p>9.6784861</text:p>
          </table:table-cell>
          <table:table-cell office:value-type="float" office:value="1.1991193" calcext:value-type="float">
            <text:p>1.1991193</text:p>
          </table:table-cell>
          <table:table-cell office:value-type="float" office:value="178.67404" calcext:value-type="float">
            <text:p>178.67404</text:p>
          </table:table-cell>
          <table:table-cell office:value-type="float" office:value="3.951154" calcext:value-type="float">
            <text:p>3.951154</text:p>
          </table:table-cell>
          <table:table-cell office:value-type="float" office:value="2.2533466" calcext:value-type="float">
            <text:p>2.2533466</text:p>
          </table:table-cell>
          <table:table-cell office:value-type="float" office:value="66.99341" calcext:value-type="float">
            <text:p>66.99341</text:p>
          </table:table-cell>
          <table:table-cell office:value-type="float" office:value="63.46794" calcext:value-type="float">
            <text:p>63.46794</text:p>
          </table:table-cell>
          <table:table-cell office:value-type="float" office:value="18.014684" calcext:value-type="float">
            <text:p>18.014684</text:p>
          </table:table-cell>
          <table:table-cell office:value-type="float" office:value="231.46133" calcext:value-type="float">
            <text:p>231.46133</text:p>
          </table:table-cell>
          <table:table-cell office:value-type="float" office:value="2.2157933" calcext:value-type="float">
            <text:p>2.2157933</text:p>
          </table:table-cell>
          <table:table-cell office:value-type="float" office:value="17.868746" calcext:value-type="float">
            <text:p>17.868746</text:p>
          </table:table-cell>
          <table:table-cell office:value-type="float" office:value="3.6625737" calcext:value-type="float">
            <text:p>3.6625737</text:p>
          </table:table-cell>
          <table:table-cell office:value-type="float" office:value="2.40056" calcext:value-type="float">
            <text:p>2.40056</text:p>
          </table:table-cell>
          <table:table-cell office:value-type="float" office:value="16.25045" calcext:value-type="float">
            <text:p>16.25045</text:p>
          </table:table-cell>
          <table:table-cell office:value-type="float" office:value="3.896132" calcext:value-type="float">
            <text:p>3.896132</text:p>
          </table:table-cell>
          <table:table-cell office:value-type="float" office:value="4.52598" calcext:value-type="float">
            <text:p>4.52598</text:p>
          </table:table-cell>
          <table:table-cell office:value-type="float" office:value="218.54737" calcext:value-type="float">
            <text:p>218.54737</text:p>
          </table:table-cell>
          <table:table-cell office:value-type="float" office:value="116.91439" calcext:value-type="float">
            <text:p>116.91439</text:p>
          </table:table-cell>
          <table:table-cell office:value-type="float" office:value="212.64747" calcext:value-type="float">
            <text:p>212.64747</text:p>
          </table:table-cell>
          <table:table-cell office:value-type="float" office:value="0.13694329" calcext:value-type="float">
            <text:p>0.13694329</text:p>
          </table:table-cell>
          <table:table-cell office:value-type="float" office:value="18.119153" calcext:value-type="float">
            <text:p>18.119153</text:p>
          </table:table-cell>
        </table:table-row>
        <table:table-row table:style-name="ro2">
          <table:table-cell office:value-type="string" calcext:value-type="string">
            <text:p>TCGA-09-1666-01A-01R-1566-13</text:p>
          </table:table-cell>
          <table:table-cell office:value-type="string" calcext:value-type="string">
            <text:p>OV</text:p>
          </table:table-cell>
          <table:table-cell office:value-type="float" office:value="3.5241681" calcext:value-type="float">
            <text:p>3.5241681</text:p>
          </table:table-cell>
          <table:table-cell office:value-type="float" office:value="16.991922" calcext:value-type="float">
            <text:p>16.991922</text:p>
          </table:table-cell>
          <table:table-cell office:value-type="float" office:value="96.35698" calcext:value-type="float">
            <text:p>96.35698</text:p>
          </table:table-cell>
          <table:table-cell office:value-type="float" office:value="1538.4981" calcext:value-type="float">
            <text:p>1538.4981</text:p>
          </table:table-cell>
          <table:table-cell office:value-type="float" office:value="56.80581" calcext:value-type="float">
            <text:p>56.80581</text:p>
          </table:table-cell>
          <table:table-cell office:value-type="float" office:value="33.54165" calcext:value-type="float">
            <text:p>33.54165</text:p>
          </table:table-cell>
          <table:table-cell office:value-type="float" office:value="3.845037" calcext:value-type="float">
            <text:p>3.845037</text:p>
          </table:table-cell>
          <table:table-cell office:value-type="float" office:value="16.049416" calcext:value-type="float">
            <text:p>16.049416</text:p>
          </table:table-cell>
          <table:table-cell office:value-type="float" office:value="6.662838" calcext:value-type="float">
            <text:p>6.662838</text:p>
          </table:table-cell>
          <table:table-cell office:value-type="float" office:value="85.06407" calcext:value-type="float">
            <text:p>85.06407</text:p>
          </table:table-cell>
          <table:table-cell office:value-type="float" office:value="3.783196" calcext:value-type="float">
            <text:p>3.783196</text:p>
          </table:table-cell>
          <table:table-cell office:value-type="float" office:value="35.93882" calcext:value-type="float">
            <text:p>35.93882</text:p>
          </table:table-cell>
          <table:table-cell office:value-type="float" office:value="9.849066" calcext:value-type="float">
            <text:p>9.849066</text:p>
          </table:table-cell>
          <table:table-cell office:value-type="float" office:value="5.2077631" calcext:value-type="float">
            <text:p>5.2077631</text:p>
          </table:table-cell>
          <table:table-cell office:value-type="float" office:value="40.72104" calcext:value-type="float">
            <text:p>40.72104</text:p>
          </table:table-cell>
          <table:table-cell office:value-type="float" office:value="7.936106" calcext:value-type="float">
            <text:p>7.936106</text:p>
          </table:table-cell>
          <table:table-cell office:value-type="float" office:value="6.0498904" calcext:value-type="float">
            <text:p>6.0498904</text:p>
          </table:table-cell>
          <table:table-cell office:value-type="float" office:value="0.34537848" calcext:value-type="float">
            <text:p>0.34537848</text:p>
          </table:table-cell>
          <table:table-cell office:value-type="float" office:value="47.29158" calcext:value-type="float">
            <text:p>47.29158</text:p>
          </table:table-cell>
          <table:table-cell office:value-type="float" office:value="1719.8283" calcext:value-type="float">
            <text:p>1719.8283</text:p>
          </table:table-cell>
          <table:table-cell office:value-type="float" office:value="96.62524" calcext:value-type="float">
            <text:p>96.62524</text:p>
          </table:table-cell>
          <table:table-cell office:value-type="float" office:value="3.117081" calcext:value-type="float">
            <text:p>3.117081</text:p>
          </table:table-cell>
          <table:table-cell office:value-type="float" office:value="0.3023788" calcext:value-type="float">
            <text:p>0.3023788</text:p>
          </table:table-cell>
          <table:table-cell office:value-type="float" office:value="7.60557" calcext:value-type="float">
            <text:p>7.60557</text:p>
          </table:table-cell>
          <table:table-cell office:value-type="float" office:value="10.17169465" calcext:value-type="float">
            <text:p>10.17169465</text:p>
          </table:table-cell>
          <table:table-cell office:value-type="float" office:value="24.367667" calcext:value-type="float">
            <text:p>24.367667</text:p>
          </table:table-cell>
          <table:table-cell office:value-type="float" office:value="2.846408" calcext:value-type="float">
            <text:p>2.846408</text:p>
          </table:table-cell>
          <table:table-cell office:value-type="float" office:value="5.2683577" calcext:value-type="float">
            <text:p>5.2683577</text:p>
          </table:table-cell>
          <table:table-cell office:value-type="float" office:value="0.6777789" calcext:value-type="float">
            <text:p>0.6777789</text:p>
          </table:table-cell>
          <table:table-cell office:value-type="float" office:value="150.56548" calcext:value-type="float">
            <text:p>150.56548</text:p>
          </table:table-cell>
          <table:table-cell office:value-type="float" office:value="3.785584" calcext:value-type="float">
            <text:p>3.785584</text:p>
          </table:table-cell>
          <table:table-cell office:value-type="float" office:value="0.9708498" calcext:value-type="float">
            <text:p>0.9708498</text:p>
          </table:table-cell>
          <table:table-cell office:value-type="float" office:value="22.858" calcext:value-type="float">
            <text:p>22.858</text:p>
          </table:table-cell>
          <table:table-cell office:value-type="float" office:value="40.277635" calcext:value-type="float">
            <text:p>40.277635</text:p>
          </table:table-cell>
          <table:table-cell office:value-type="float" office:value="29.297624" calcext:value-type="float">
            <text:p>29.297624</text:p>
          </table:table-cell>
          <table:table-cell office:value-type="float" office:value="177.75479" calcext:value-type="float">
            <text:p>177.75479</text:p>
          </table:table-cell>
          <table:table-cell office:value-type="float" office:value="1.1766794" calcext:value-type="float">
            <text:p>1.1766794</text:p>
          </table:table-cell>
          <table:table-cell office:value-type="float" office:value="11.51016" calcext:value-type="float">
            <text:p>11.51016</text:p>
          </table:table-cell>
          <table:table-cell office:value-type="float" office:value="3.381595" calcext:value-type="float">
            <text:p>3.381595</text:p>
          </table:table-cell>
          <table:table-cell office:value-type="float" office:value="2.703789" calcext:value-type="float">
            <text:p>2.703789</text:p>
          </table:table-cell>
          <table:table-cell office:value-type="float" office:value="10.64326" calcext:value-type="float">
            <text:p>10.64326</text:p>
          </table:table-cell>
          <table:table-cell office:value-type="float" office:value="4.592632" calcext:value-type="float">
            <text:p>4.592632</text:p>
          </table:table-cell>
          <table:table-cell office:value-type="float" office:value="3.928501" calcext:value-type="float">
            <text:p>3.928501</text:p>
          </table:table-cell>
          <table:table-cell office:value-type="float" office:value="64.83767" calcext:value-type="float">
            <text:p>64.83767</text:p>
          </table:table-cell>
          <table:table-cell office:value-type="float" office:value="120.27299" calcext:value-type="float">
            <text:p>120.27299</text:p>
          </table:table-cell>
          <table:table-cell office:value-type="float" office:value="91.70805" calcext:value-type="float">
            <text:p>91.70805</text:p>
          </table:table-cell>
          <table:table-cell office:value-type="float" office:value="1.5262395" calcext:value-type="float">
            <text:p>1.5262395</text:p>
          </table:table-cell>
          <table:table-cell office:value-type="float" office:value="10.520236" calcext:value-type="float">
            <text:p>10.520236</text:p>
          </table:table-cell>
        </table:table-row>
        <table:table-row table:style-name="ro2">
          <table:table-cell office:value-type="string" calcext:value-type="string">
            <text:p>TCGA-09-1668-01B-01R-1566-13</text:p>
          </table:table-cell>
          <table:table-cell office:value-type="string" calcext:value-type="string">
            <text:p>OV</text:p>
          </table:table-cell>
          <table:table-cell office:value-type="float" office:value="6.5009726" calcext:value-type="float">
            <text:p>6.5009726</text:p>
          </table:table-cell>
          <table:table-cell office:value-type="float" office:value="23.668447" calcext:value-type="float">
            <text:p>23.668447</text:p>
          </table:table-cell>
          <table:table-cell office:value-type="float" office:value="118.00094" calcext:value-type="float">
            <text:p>118.00094</text:p>
          </table:table-cell>
          <table:table-cell office:value-type="float" office:value="2507.4397" calcext:value-type="float">
            <text:p>2507.4397</text:p>
          </table:table-cell>
          <table:table-cell office:value-type="float" office:value="75.45635" calcext:value-type="float">
            <text:p>75.45635</text:p>
          </table:table-cell>
          <table:table-cell office:value-type="float" office:value="38.72233" calcext:value-type="float">
            <text:p>38.72233</text:p>
          </table:table-cell>
          <table:table-cell office:value-type="float" office:value="5.624346" calcext:value-type="float">
            <text:p>5.624346</text:p>
          </table:table-cell>
          <table:table-cell office:value-type="float" office:value="23.112091" calcext:value-type="float">
            <text:p>23.112091</text:p>
          </table:table-cell>
          <table:table-cell office:value-type="float" office:value="16.882034" calcext:value-type="float">
            <text:p>16.882034</text:p>
          </table:table-cell>
          <table:table-cell office:value-type="float" office:value="82.04461" calcext:value-type="float">
            <text:p>82.04461</text:p>
          </table:table-cell>
          <table:table-cell office:value-type="float" office:value="5.929214" calcext:value-type="float">
            <text:p>5.929214</text:p>
          </table:table-cell>
          <table:table-cell office:value-type="float" office:value="29.50713" calcext:value-type="float">
            <text:p>29.50713</text:p>
          </table:table-cell>
          <table:table-cell office:value-type="float" office:value="5.610254" calcext:value-type="float">
            <text:p>5.610254</text:p>
          </table:table-cell>
          <table:table-cell office:value-type="float" office:value="6.3391673" calcext:value-type="float">
            <text:p>6.3391673</text:p>
          </table:table-cell>
          <table:table-cell office:value-type="float" office:value="45.39645" calcext:value-type="float">
            <text:p>45.39645</text:p>
          </table:table-cell>
          <table:table-cell office:value-type="float" office:value="8.430706" calcext:value-type="float">
            <text:p>8.430706</text:p>
          </table:table-cell>
          <table:table-cell office:value-type="float" office:value="5.9876785" calcext:value-type="float">
            <text:p>5.9876785</text:p>
          </table:table-cell>
          <table:table-cell office:value-type="float" office:value="0.73116609" calcext:value-type="float">
            <text:p>0.73116609</text:p>
          </table:table-cell>
          <table:table-cell office:value-type="float" office:value="69.94637" calcext:value-type="float">
            <text:p>69.94637</text:p>
          </table:table-cell>
          <table:table-cell office:value-type="float" office:value="1696.7578" calcext:value-type="float">
            <text:p>1696.7578</text:p>
          </table:table-cell>
          <table:table-cell office:value-type="float" office:value="132.32008" calcext:value-type="float">
            <text:p>132.32008</text:p>
          </table:table-cell>
          <table:table-cell office:value-type="float" office:value="2.884486" calcext:value-type="float">
            <text:p>2.884486</text:p>
          </table:table-cell>
          <table:table-cell office:value-type="float" office:value="0.41286126" calcext:value-type="float">
            <text:p>0.41286126</text:p>
          </table:table-cell>
          <table:table-cell office:value-type="float" office:value="6.912329" calcext:value-type="float">
            <text:p>6.912329</text:p>
          </table:table-cell>
          <table:table-cell office:value-type="float" office:value="3.13397484" calcext:value-type="float">
            <text:p>3.13397484</text:p>
          </table:table-cell>
          <table:table-cell office:value-type="float" office:value="29.498605" calcext:value-type="float">
            <text:p>29.498605</text:p>
          </table:table-cell>
          <table:table-cell office:value-type="float" office:value="2.59166" calcext:value-type="float">
            <text:p>2.59166</text:p>
          </table:table-cell>
          <table:table-cell office:value-type="float" office:value="5.2462823" calcext:value-type="float">
            <text:p>5.2462823</text:p>
          </table:table-cell>
          <table:table-cell office:value-type="float" office:value="3.0384655" calcext:value-type="float">
            <text:p>3.0384655</text:p>
          </table:table-cell>
          <table:table-cell office:value-type="float" office:value="97.35068" calcext:value-type="float">
            <text:p>97.35068</text:p>
          </table:table-cell>
          <table:table-cell office:value-type="float" office:value="3.149451" calcext:value-type="float">
            <text:p>3.149451</text:p>
          </table:table-cell>
          <table:table-cell office:value-type="float" office:value="2.0665461" calcext:value-type="float">
            <text:p>2.0665461</text:p>
          </table:table-cell>
          <table:table-cell office:value-type="float" office:value="24.44098" calcext:value-type="float">
            <text:p>24.44098</text:p>
          </table:table-cell>
          <table:table-cell office:value-type="float" office:value="58.563147" calcext:value-type="float">
            <text:p>58.563147</text:p>
          </table:table-cell>
          <table:table-cell office:value-type="float" office:value="17.355415" calcext:value-type="float">
            <text:p>17.355415</text:p>
          </table:table-cell>
          <table:table-cell office:value-type="float" office:value="91.69659" calcext:value-type="float">
            <text:p>91.69659</text:p>
          </table:table-cell>
          <table:table-cell office:value-type="float" office:value="1.9829184" calcext:value-type="float">
            <text:p>1.9829184</text:p>
          </table:table-cell>
          <table:table-cell office:value-type="float" office:value="13.490203" calcext:value-type="float">
            <text:p>13.490203</text:p>
          </table:table-cell>
          <table:table-cell office:value-type="float" office:value="5.4836937" calcext:value-type="float">
            <text:p>5.4836937</text:p>
          </table:table-cell>
          <table:table-cell office:value-type="float" office:value="4.034688" calcext:value-type="float">
            <text:p>4.034688</text:p>
          </table:table-cell>
          <table:table-cell office:value-type="float" office:value="10.243267" calcext:value-type="float">
            <text:p>10.243267</text:p>
          </table:table-cell>
          <table:table-cell office:value-type="float" office:value="6.365683" calcext:value-type="float">
            <text:p>6.365683</text:p>
          </table:table-cell>
          <table:table-cell office:value-type="float" office:value="11.348201" calcext:value-type="float">
            <text:p>11.348201</text:p>
          </table:table-cell>
          <table:table-cell office:value-type="float" office:value="137.76649" calcext:value-type="float">
            <text:p>137.76649</text:p>
          </table:table-cell>
          <table:table-cell office:value-type="float" office:value="100.98678" calcext:value-type="float">
            <text:p>100.98678</text:p>
          </table:table-cell>
          <table:table-cell office:value-type="float" office:value="161.16741" calcext:value-type="float">
            <text:p>161.16741</text:p>
          </table:table-cell>
          <table:table-cell office:value-type="float" office:value="2.09155931" calcext:value-type="float">
            <text:p>2.09155931</text:p>
          </table:table-cell>
          <table:table-cell office:value-type="float" office:value="13.386507" calcext:value-type="float">
            <text:p>13.386507</text:p>
          </table:table-cell>
        </table:table-row>
        <table:table-row table:style-name="ro2">
          <table:table-cell office:value-type="string" calcext:value-type="string">
            <text:p>TCGA-09-1669-01A-01R-1566-13</text:p>
          </table:table-cell>
          <table:table-cell office:value-type="string" calcext:value-type="string">
            <text:p>OV</text:p>
          </table:table-cell>
          <table:table-cell office:value-type="float" office:value="5.5161269" calcext:value-type="float">
            <text:p>5.5161269</text:p>
          </table:table-cell>
          <table:table-cell office:value-type="float" office:value="10.988981" calcext:value-type="float">
            <text:p>10.988981</text:p>
          </table:table-cell>
          <table:table-cell office:value-type="float" office:value="127.57747" calcext:value-type="float">
            <text:p>127.57747</text:p>
          </table:table-cell>
          <table:table-cell office:value-type="float" office:value="1848.6685" calcext:value-type="float">
            <text:p>1848.6685</text:p>
          </table:table-cell>
          <table:table-cell office:value-type="float" office:value="89.52817" calcext:value-type="float">
            <text:p>89.52817</text:p>
          </table:table-cell>
          <table:table-cell office:value-type="float" office:value="43.14956" calcext:value-type="float">
            <text:p>43.14956</text:p>
          </table:table-cell>
          <table:table-cell office:value-type="float" office:value="6.75466" calcext:value-type="float">
            <text:p>6.75466</text:p>
          </table:table-cell>
          <table:table-cell office:value-type="float" office:value="26.416117" calcext:value-type="float">
            <text:p>26.416117</text:p>
          </table:table-cell>
          <table:table-cell office:value-type="float" office:value="25.110158" calcext:value-type="float">
            <text:p>25.110158</text:p>
          </table:table-cell>
          <table:table-cell office:value-type="float" office:value="52.7042" calcext:value-type="float">
            <text:p>52.7042</text:p>
          </table:table-cell>
          <table:table-cell office:value-type="float" office:value="12.690708" calcext:value-type="float">
            <text:p>12.690708</text:p>
          </table:table-cell>
          <table:table-cell office:value-type="float" office:value="113.38924" calcext:value-type="float">
            <text:p>113.38924</text:p>
          </table:table-cell>
          <table:table-cell office:value-type="float" office:value="12.764017" calcext:value-type="float">
            <text:p>12.764017</text:p>
          </table:table-cell>
          <table:table-cell office:value-type="float" office:value="5.3631906" calcext:value-type="float">
            <text:p>5.3631906</text:p>
          </table:table-cell>
          <table:table-cell office:value-type="float" office:value="37.0029" calcext:value-type="float">
            <text:p>37.0029</text:p>
          </table:table-cell>
          <table:table-cell office:value-type="float" office:value="9.960263" calcext:value-type="float">
            <text:p>9.960263</text:p>
          </table:table-cell>
          <table:table-cell office:value-type="float" office:value="5.9057136" calcext:value-type="float">
            <text:p>5.9057136</text:p>
          </table:table-cell>
          <table:table-cell office:value-type="float" office:value="0.46149556" calcext:value-type="float">
            <text:p>0.46149556</text:p>
          </table:table-cell>
          <table:table-cell office:value-type="float" office:value="35.85134" calcext:value-type="float">
            <text:p>35.85134</text:p>
          </table:table-cell>
          <table:table-cell office:value-type="float" office:value="3467.2114" calcext:value-type="float">
            <text:p>3467.2114</text:p>
          </table:table-cell>
          <table:table-cell office:value-type="float" office:value="91.63627" calcext:value-type="float">
            <text:p>91.63627</text:p>
          </table:table-cell>
          <table:table-cell office:value-type="float" office:value="5.70641" calcext:value-type="float">
            <text:p>5.70641</text:p>
          </table:table-cell>
          <table:table-cell office:value-type="float" office:value="0.45450212" calcext:value-type="float">
            <text:p>0.45450212</text:p>
          </table:table-cell>
          <table:table-cell office:value-type="float" office:value="8.356352" calcext:value-type="float">
            <text:p>8.356352</text:p>
          </table:table-cell>
          <table:table-cell office:value-type="float" office:value="2.19845578" calcext:value-type="float">
            <text:p>2.19845578</text:p>
          </table:table-cell>
          <table:table-cell office:value-type="float" office:value="23.494091" calcext:value-type="float">
            <text:p>23.494091</text:p>
          </table:table-cell>
          <table:table-cell office:value-type="float" office:value="3.024578" calcext:value-type="float">
            <text:p>3.024578</text:p>
          </table:table-cell>
          <table:table-cell office:value-type="float" office:value="4.067228" calcext:value-type="float">
            <text:p>4.067228</text:p>
          </table:table-cell>
          <table:table-cell office:value-type="float" office:value="1.8988207" calcext:value-type="float">
            <text:p>1.8988207</text:p>
          </table:table-cell>
          <table:table-cell office:value-type="float" office:value="111.25827" calcext:value-type="float">
            <text:p>111.25827</text:p>
          </table:table-cell>
          <table:table-cell office:value-type="float" office:value="6.586251" calcext:value-type="float">
            <text:p>6.586251</text:p>
          </table:table-cell>
          <table:table-cell office:value-type="float" office:value="1.6817466" calcext:value-type="float">
            <text:p>1.6817466</text:p>
          </table:table-cell>
          <table:table-cell office:value-type="float" office:value="75.35091" calcext:value-type="float">
            <text:p>75.35091</text:p>
          </table:table-cell>
          <table:table-cell office:value-type="float" office:value="89.153264" calcext:value-type="float">
            <text:p>89.153264</text:p>
          </table:table-cell>
          <table:table-cell office:value-type="float" office:value="27.484473" calcext:value-type="float">
            <text:p>27.484473</text:p>
          </table:table-cell>
          <table:table-cell office:value-type="float" office:value="226.93826" calcext:value-type="float">
            <text:p>226.93826</text:p>
          </table:table-cell>
          <table:table-cell office:value-type="float" office:value="1.6362193" calcext:value-type="float">
            <text:p>1.6362193</text:p>
          </table:table-cell>
          <table:table-cell office:value-type="float" office:value="9.229393" calcext:value-type="float">
            <text:p>9.229393</text:p>
          </table:table-cell>
          <table:table-cell office:value-type="float" office:value="5.2457507" calcext:value-type="float">
            <text:p>5.2457507</text:p>
          </table:table-cell>
          <table:table-cell office:value-type="float" office:value="2.833027" calcext:value-type="float">
            <text:p>2.833027</text:p>
          </table:table-cell>
          <table:table-cell office:value-type="float" office:value="13.048675" calcext:value-type="float">
            <text:p>13.048675</text:p>
          </table:table-cell>
          <table:table-cell office:value-type="float" office:value="3.446712" calcext:value-type="float">
            <text:p>3.446712</text:p>
          </table:table-cell>
          <table:table-cell office:value-type="float" office:value="13.382338" calcext:value-type="float">
            <text:p>13.382338</text:p>
          </table:table-cell>
          <table:table-cell office:value-type="float" office:value="127.97796" calcext:value-type="float">
            <text:p>127.97796</text:p>
          </table:table-cell>
          <table:table-cell office:value-type="float" office:value="154.55303" calcext:value-type="float">
            <text:p>154.55303</text:p>
          </table:table-cell>
          <table:table-cell office:value-type="float" office:value="78.74699" calcext:value-type="float">
            <text:p>78.74699</text:p>
          </table:table-cell>
          <table:table-cell office:value-type="float" office:value="1.1330488" calcext:value-type="float">
            <text:p>1.1330488</text:p>
          </table:table-cell>
          <table:table-cell office:value-type="float" office:value="7.23343" calcext:value-type="float">
            <text:p>7.23343</text:p>
          </table:table-cell>
        </table:table-row>
        <table:table-row table:style-name="ro2">
          <table:table-cell office:value-type="string" calcext:value-type="string">
            <text:p>TCGA-09-1673-01A-01R-1566-13</text:p>
          </table:table-cell>
          <table:table-cell office:value-type="string" calcext:value-type="string">
            <text:p>OV</text:p>
          </table:table-cell>
          <table:table-cell office:value-type="float" office:value="6.8752245" calcext:value-type="float">
            <text:p>6.8752245</text:p>
          </table:table-cell>
          <table:table-cell office:value-type="float" office:value="9.484108" calcext:value-type="float">
            <text:p>9.484108</text:p>
          </table:table-cell>
          <table:table-cell office:value-type="float" office:value="212.11408" calcext:value-type="float">
            <text:p>212.11408</text:p>
          </table:table-cell>
          <table:table-cell office:value-type="float" office:value="1182.6052" calcext:value-type="float">
            <text:p>1182.6052</text:p>
          </table:table-cell>
          <table:table-cell office:value-type="float" office:value="59.05702" calcext:value-type="float">
            <text:p>59.05702</text:p>
          </table:table-cell>
          <table:table-cell office:value-type="float" office:value="44.51501" calcext:value-type="float">
            <text:p>44.51501</text:p>
          </table:table-cell>
          <table:table-cell office:value-type="float" office:value="7.351604" calcext:value-type="float">
            <text:p>7.351604</text:p>
          </table:table-cell>
          <table:table-cell office:value-type="float" office:value="31.688907" calcext:value-type="float">
            <text:p>31.688907</text:p>
          </table:table-cell>
          <table:table-cell office:value-type="float" office:value="9.792773" calcext:value-type="float">
            <text:p>9.792773</text:p>
          </table:table-cell>
          <table:table-cell office:value-type="float" office:value="141.96952" calcext:value-type="float">
            <text:p>141.96952</text:p>
          </table:table-cell>
          <table:table-cell office:value-type="float" office:value="3.563824" calcext:value-type="float">
            <text:p>3.563824</text:p>
          </table:table-cell>
          <table:table-cell office:value-type="float" office:value="125.60579" calcext:value-type="float">
            <text:p>125.60579</text:p>
          </table:table-cell>
          <table:table-cell office:value-type="float" office:value="12.143405" calcext:value-type="float">
            <text:p>12.143405</text:p>
          </table:table-cell>
          <table:table-cell office:value-type="float" office:value="20.1575822" calcext:value-type="float">
            <text:p>20.1575822</text:p>
          </table:table-cell>
          <table:table-cell office:value-type="float" office:value="50.36224" calcext:value-type="float">
            <text:p>50.36224</text:p>
          </table:table-cell>
          <table:table-cell office:value-type="float" office:value="11.940096" calcext:value-type="float">
            <text:p>11.940096</text:p>
          </table:table-cell>
          <table:table-cell office:value-type="float" office:value="9.2311601" calcext:value-type="float">
            <text:p>9.2311601</text:p>
          </table:table-cell>
          <table:table-cell office:value-type="float" office:value="1.92800603" calcext:value-type="float">
            <text:p>1.92800603</text:p>
          </table:table-cell>
          <table:table-cell office:value-type="float" office:value="73.47922" calcext:value-type="float">
            <text:p>73.47922</text:p>
          </table:table-cell>
          <table:table-cell office:value-type="float" office:value="740.3497" calcext:value-type="float">
            <text:p>740.3497</text:p>
          </table:table-cell>
          <table:table-cell office:value-type="float" office:value="83.74181" calcext:value-type="float">
            <text:p>83.74181</text:p>
          </table:table-cell>
          <table:table-cell office:value-type="float" office:value="7.127144" calcext:value-type="float">
            <text:p>7.127144</text:p>
          </table:table-cell>
          <table:table-cell office:value-type="float" office:value="1.30429661" calcext:value-type="float">
            <text:p>1.30429661</text:p>
          </table:table-cell>
          <table:table-cell office:value-type="float" office:value="6.653844" calcext:value-type="float">
            <text:p>6.653844</text:p>
          </table:table-cell>
          <table:table-cell office:value-type="float" office:value="8.33285908" calcext:value-type="float">
            <text:p>8.33285908</text:p>
          </table:table-cell>
          <table:table-cell office:value-type="float" office:value="32.773125" calcext:value-type="float">
            <text:p>32.773125</text:p>
          </table:table-cell>
          <table:table-cell office:value-type="float" office:value="5.30993" calcext:value-type="float">
            <text:p>5.30993</text:p>
          </table:table-cell>
          <table:table-cell office:value-type="float" office:value="4.8132398" calcext:value-type="float">
            <text:p>4.8132398</text:p>
          </table:table-cell>
          <table:table-cell office:value-type="float" office:value="0.7385463" calcext:value-type="float">
            <text:p>0.7385463</text:p>
          </table:table-cell>
          <table:table-cell office:value-type="float" office:value="136.60522" calcext:value-type="float">
            <text:p>136.60522</text:p>
          </table:table-cell>
          <table:table-cell office:value-type="float" office:value="8.642609" calcext:value-type="float">
            <text:p>8.642609</text:p>
          </table:table-cell>
          <table:table-cell office:value-type="float" office:value="1.5028888" calcext:value-type="float">
            <text:p>1.5028888</text:p>
          </table:table-cell>
          <table:table-cell office:value-type="float" office:value="25.07229" calcext:value-type="float">
            <text:p>25.07229</text:p>
          </table:table-cell>
          <table:table-cell office:value-type="float" office:value="30.707638" calcext:value-type="float">
            <text:p>30.707638</text:p>
          </table:table-cell>
          <table:table-cell office:value-type="float" office:value="18.187245" calcext:value-type="float">
            <text:p>18.187245</text:p>
          </table:table-cell>
          <table:table-cell office:value-type="float" office:value="132.21221" calcext:value-type="float">
            <text:p>132.21221</text:p>
          </table:table-cell>
          <table:table-cell office:value-type="float" office:value="2.3743353" calcext:value-type="float">
            <text:p>2.3743353</text:p>
          </table:table-cell>
          <table:table-cell office:value-type="float" office:value="10.648097" calcext:value-type="float">
            <text:p>10.648097</text:p>
          </table:table-cell>
          <table:table-cell office:value-type="float" office:value="4.4512734" calcext:value-type="float">
            <text:p>4.4512734</text:p>
          </table:table-cell>
          <table:table-cell office:value-type="float" office:value="2.591628" calcext:value-type="float">
            <text:p>2.591628</text:p>
          </table:table-cell>
          <table:table-cell office:value-type="float" office:value="10.837028" calcext:value-type="float">
            <text:p>10.837028</text:p>
          </table:table-cell>
          <table:table-cell office:value-type="float" office:value="8.835393" calcext:value-type="float">
            <text:p>8.835393</text:p>
          </table:table-cell>
          <table:table-cell office:value-type="float" office:value="6.210465" calcext:value-type="float">
            <text:p>6.210465</text:p>
          </table:table-cell>
          <table:table-cell office:value-type="float" office:value="64.84332" calcext:value-type="float">
            <text:p>64.84332</text:p>
          </table:table-cell>
          <table:table-cell office:value-type="float" office:value="104.82033" calcext:value-type="float">
            <text:p>104.82033</text:p>
          </table:table-cell>
          <table:table-cell office:value-type="float" office:value="230.58748" calcext:value-type="float">
            <text:p>230.58748</text:p>
          </table:table-cell>
          <table:table-cell office:value-type="float" office:value="0.53467199" calcext:value-type="float">
            <text:p>0.53467199</text:p>
          </table:table-cell>
          <table:table-cell office:value-type="float" office:value="2.586108" calcext:value-type="float">
            <text:p>2.586108</text:p>
          </table:table-cell>
        </table:table-row>
        <table:table-row table:style-name="ro2">
          <table:table-cell office:value-type="string" calcext:value-type="string">
            <text:p>TCGA-09-1674-01A-01R-1566-13</text:p>
          </table:table-cell>
          <table:table-cell office:value-type="string" calcext:value-type="string">
            <text:p>OV</text:p>
          </table:table-cell>
          <table:table-cell office:value-type="float" office:value="6.5227483" calcext:value-type="float">
            <text:p>6.5227483</text:p>
          </table:table-cell>
          <table:table-cell office:value-type="float" office:value="8.142253" calcext:value-type="float">
            <text:p>8.142253</text:p>
          </table:table-cell>
          <table:table-cell office:value-type="float" office:value="39.31541" calcext:value-type="float">
            <text:p>39.31541</text:p>
          </table:table-cell>
          <table:table-cell office:value-type="float" office:value="2994.9658" calcext:value-type="float">
            <text:p>2994.9658</text:p>
          </table:table-cell>
          <table:table-cell office:value-type="float" office:value="77.24392" calcext:value-type="float">
            <text:p>77.24392</text:p>
          </table:table-cell>
          <table:table-cell office:value-type="float" office:value="87.46827" calcext:value-type="float">
            <text:p>87.46827</text:p>
          </table:table-cell>
          <table:table-cell office:value-type="float" office:value="6.130039" calcext:value-type="float">
            <text:p>6.130039</text:p>
          </table:table-cell>
          <table:table-cell office:value-type="float" office:value="28.198189" calcext:value-type="float">
            <text:p>28.198189</text:p>
          </table:table-cell>
          <table:table-cell office:value-type="float" office:value="40.893878" calcext:value-type="float">
            <text:p>40.893878</text:p>
          </table:table-cell>
          <table:table-cell office:value-type="float" office:value="73.43363" calcext:value-type="float">
            <text:p>73.43363</text:p>
          </table:table-cell>
          <table:table-cell office:value-type="float" office:value="5.460602" calcext:value-type="float">
            <text:p>5.460602</text:p>
          </table:table-cell>
          <table:table-cell office:value-type="float" office:value="30.84088" calcext:value-type="float">
            <text:p>30.84088</text:p>
          </table:table-cell>
          <table:table-cell office:value-type="float" office:value="3.419364" calcext:value-type="float">
            <text:p>3.419364</text:p>
          </table:table-cell>
          <table:table-cell office:value-type="float" office:value="7.6666489" calcext:value-type="float">
            <text:p>7.6666489</text:p>
          </table:table-cell>
          <table:table-cell office:value-type="float" office:value="34.3454" calcext:value-type="float">
            <text:p>34.3454</text:p>
          </table:table-cell>
          <table:table-cell office:value-type="float" office:value="12.680516" calcext:value-type="float">
            <text:p>12.680516</text:p>
          </table:table-cell>
          <table:table-cell office:value-type="float" office:value="6.5727442" calcext:value-type="float">
            <text:p>6.5727442</text:p>
          </table:table-cell>
          <table:table-cell office:value-type="float" office:value="0.19871188" calcext:value-type="float">
            <text:p>0.19871188</text:p>
          </table:table-cell>
          <table:table-cell office:value-type="float" office:value="98.00877" calcext:value-type="float">
            <text:p>98.00877</text:p>
          </table:table-cell>
          <table:table-cell office:value-type="float" office:value="2029.5761" calcext:value-type="float">
            <text:p>2029.5761</text:p>
          </table:table-cell>
          <table:table-cell office:value-type="float" office:value="91.05096" calcext:value-type="float">
            <text:p>91.05096</text:p>
          </table:table-cell>
          <table:table-cell office:value-type="float" office:value="3.483947" calcext:value-type="float">
            <text:p>3.483947</text:p>
          </table:table-cell>
          <table:table-cell office:value-type="float" office:value="0.75315508" calcext:value-type="float">
            <text:p>0.75315508</text:p>
          </table:table-cell>
          <table:table-cell office:value-type="float" office:value="5.350675" calcext:value-type="float">
            <text:p>5.350675</text:p>
          </table:table-cell>
          <table:table-cell office:value-type="float" office:value="0.92821812" calcext:value-type="float">
            <text:p>0.92821812</text:p>
          </table:table-cell>
          <table:table-cell office:value-type="float" office:value="69.207618" calcext:value-type="float">
            <text:p>69.207618</text:p>
          </table:table-cell>
          <table:table-cell office:value-type="float" office:value="4.966075" calcext:value-type="float">
            <text:p>4.966075</text:p>
          </table:table-cell>
          <table:table-cell office:value-type="float" office:value="7.6323709" calcext:value-type="float">
            <text:p>7.6323709</text:p>
          </table:table-cell>
          <table:table-cell office:value-type="float" office:value="17.5810198" calcext:value-type="float">
            <text:p>17.5810198</text:p>
          </table:table-cell>
          <table:table-cell office:value-type="float" office:value="82.07061" calcext:value-type="float">
            <text:p>82.07061</text:p>
          </table:table-cell>
          <table:table-cell office:value-type="float" office:value="6.364543" calcext:value-type="float">
            <text:p>6.364543</text:p>
          </table:table-cell>
          <table:table-cell office:value-type="float" office:value="2.4974325" calcext:value-type="float">
            <text:p>2.4974325</text:p>
          </table:table-cell>
          <table:table-cell office:value-type="float" office:value="24.18562" calcext:value-type="float">
            <text:p>24.18562</text:p>
          </table:table-cell>
          <table:table-cell office:value-type="float" office:value="50.135932" calcext:value-type="float">
            <text:p>50.135932</text:p>
          </table:table-cell>
          <table:table-cell office:value-type="float" office:value="15.932015" calcext:value-type="float">
            <text:p>15.932015</text:p>
          </table:table-cell>
          <table:table-cell office:value-type="float" office:value="144.98915" calcext:value-type="float">
            <text:p>144.98915</text:p>
          </table:table-cell>
          <table:table-cell office:value-type="float" office:value="6.2679707" calcext:value-type="float">
            <text:p>6.2679707</text:p>
          </table:table-cell>
          <table:table-cell office:value-type="float" office:value="7.324351" calcext:value-type="float">
            <text:p>7.324351</text:p>
          </table:table-cell>
          <table:table-cell office:value-type="float" office:value="2.4913162" calcext:value-type="float">
            <text:p>2.4913162</text:p>
          </table:table-cell>
          <table:table-cell office:value-type="float" office:value="2.43555" calcext:value-type="float">
            <text:p>2.43555</text:p>
          </table:table-cell>
          <table:table-cell office:value-type="float" office:value="10.045831" calcext:value-type="float">
            <text:p>10.045831</text:p>
          </table:table-cell>
          <table:table-cell office:value-type="float" office:value="4.940001" calcext:value-type="float">
            <text:p>4.940001</text:p>
          </table:table-cell>
          <table:table-cell office:value-type="float" office:value="4.239629" calcext:value-type="float">
            <text:p>4.239629</text:p>
          </table:table-cell>
          <table:table-cell office:value-type="float" office:value="227.88764" calcext:value-type="float">
            <text:p>227.88764</text:p>
          </table:table-cell>
          <table:table-cell office:value-type="float" office:value="144.93035" calcext:value-type="float">
            <text:p>144.93035</text:p>
          </table:table-cell>
          <table:table-cell office:value-type="float" office:value="138.47116" calcext:value-type="float">
            <text:p>138.47116</text:p>
          </table:table-cell>
          <table:table-cell office:value-type="float" office:value="2.45400617" calcext:value-type="float">
            <text:p>2.45400617</text:p>
          </table:table-cell>
          <table:table-cell office:value-type="float" office:value="8.691989" calcext:value-type="float">
            <text:p>8.691989</text:p>
          </table:table-cell>
        </table:table-row>
        <table:table-row table:style-name="ro2">
          <table:table-cell office:value-type="string" calcext:value-type="string">
            <text:p>TCGA-09-2048-01A-01R-1568-13</text:p>
          </table:table-cell>
          <table:table-cell office:value-type="string" calcext:value-type="string">
            <text:p>OV</text:p>
          </table:table-cell>
          <table:table-cell office:value-type="float" office:value="4.600791" calcext:value-type="float">
            <text:p>4.600791</text:p>
          </table:table-cell>
          <table:table-cell office:value-type="float" office:value="4.274838" calcext:value-type="float">
            <text:p>4.274838</text:p>
          </table:table-cell>
          <table:table-cell office:value-type="float" office:value="113.72822" calcext:value-type="float">
            <text:p>113.72822</text:p>
          </table:table-cell>
          <table:table-cell office:value-type="float" office:value="3058.2132" calcext:value-type="float">
            <text:p>3058.2132</text:p>
          </table:table-cell>
          <table:table-cell office:value-type="float" office:value="120.52042" calcext:value-type="float">
            <text:p>120.52042</text:p>
          </table:table-cell>
          <table:table-cell office:value-type="float" office:value="86.98973" calcext:value-type="float">
            <text:p>86.98973</text:p>
          </table:table-cell>
          <table:table-cell office:value-type="float" office:value="6.068191" calcext:value-type="float">
            <text:p>6.068191</text:p>
          </table:table-cell>
          <table:table-cell office:value-type="float" office:value="20.868929" calcext:value-type="float">
            <text:p>20.868929</text:p>
          </table:table-cell>
          <table:table-cell office:value-type="float" office:value="47.338366" calcext:value-type="float">
            <text:p>47.338366</text:p>
          </table:table-cell>
          <table:table-cell office:value-type="float" office:value="43.69528" calcext:value-type="float">
            <text:p>43.69528</text:p>
          </table:table-cell>
          <table:table-cell office:value-type="float" office:value="4.330063" calcext:value-type="float">
            <text:p>4.330063</text:p>
          </table:table-cell>
          <table:table-cell office:value-type="float" office:value="156.43376" calcext:value-type="float">
            <text:p>156.43376</text:p>
          </table:table-cell>
          <table:table-cell office:value-type="float" office:value="9.232749" calcext:value-type="float">
            <text:p>9.232749</text:p>
          </table:table-cell>
          <table:table-cell office:value-type="float" office:value="17.5014673" calcext:value-type="float">
            <text:p>17.5014673</text:p>
          </table:table-cell>
          <table:table-cell office:value-type="float" office:value="28.82519" calcext:value-type="float">
            <text:p>28.82519</text:p>
          </table:table-cell>
          <table:table-cell office:value-type="float" office:value="6.017213" calcext:value-type="float">
            <text:p>6.017213</text:p>
          </table:table-cell>
          <table:table-cell office:value-type="float" office:value="2.0439643" calcext:value-type="float">
            <text:p>2.0439643</text:p>
          </table:table-cell>
          <table:table-cell office:value-type="float" office:value="0.28123432" calcext:value-type="float">
            <text:p>0.28123432</text:p>
          </table:table-cell>
          <table:table-cell office:value-type="float" office:value="39.47535" calcext:value-type="float">
            <text:p>39.47535</text:p>
          </table:table-cell>
          <table:table-cell office:value-type="float" office:value="3107.1891" calcext:value-type="float">
            <text:p>3107.1891</text:p>
          </table:table-cell>
          <table:table-cell office:value-type="float" office:value="77.13362" calcext:value-type="float">
            <text:p>77.13362</text:p>
          </table:table-cell>
          <table:table-cell office:value-type="float" office:value="3.581228" calcext:value-type="float">
            <text:p>3.581228</text:p>
          </table:table-cell>
          <table:table-cell office:value-type="float" office:value="0.28004891" calcext:value-type="float">
            <text:p>0.28004891</text:p>
          </table:table-cell>
          <table:table-cell office:value-type="float" office:value="9.985977" calcext:value-type="float">
            <text:p>9.985977</text:p>
          </table:table-cell>
          <table:table-cell office:value-type="float" office:value="2.23876936" calcext:value-type="float">
            <text:p>2.23876936</text:p>
          </table:table-cell>
          <table:table-cell office:value-type="float" office:value="10.834214" calcext:value-type="float">
            <text:p>10.834214</text:p>
          </table:table-cell>
          <table:table-cell office:value-type="float" office:value="2.340508" calcext:value-type="float">
            <text:p>2.340508</text:p>
          </table:table-cell>
          <table:table-cell office:value-type="float" office:value="3.8862268" calcext:value-type="float">
            <text:p>3.8862268</text:p>
          </table:table-cell>
          <table:table-cell office:value-type="float" office:value="6.8385555" calcext:value-type="float">
            <text:p>6.8385555</text:p>
          </table:table-cell>
          <table:table-cell office:value-type="float" office:value="214.10862" calcext:value-type="float">
            <text:p>214.10862</text:p>
          </table:table-cell>
          <table:table-cell office:value-type="float" office:value="13.108323" calcext:value-type="float">
            <text:p>13.108323</text:p>
          </table:table-cell>
          <table:table-cell office:value-type="float" office:value="1.2070347" calcext:value-type="float">
            <text:p>1.2070347</text:p>
          </table:table-cell>
          <table:table-cell office:value-type="float" office:value="41.12437" calcext:value-type="float">
            <text:p>41.12437</text:p>
          </table:table-cell>
          <table:table-cell office:value-type="float" office:value="33.436015" calcext:value-type="float">
            <text:p>33.436015</text:p>
          </table:table-cell>
          <table:table-cell office:value-type="float" office:value="18.151393" calcext:value-type="float">
            <text:p>18.151393</text:p>
          </table:table-cell>
          <table:table-cell office:value-type="float" office:value="253.25584" calcext:value-type="float">
            <text:p>253.25584</text:p>
          </table:table-cell>
          <table:table-cell office:value-type="float" office:value="2.0931033" calcext:value-type="float">
            <text:p>2.0931033</text:p>
          </table:table-cell>
          <table:table-cell office:value-type="float" office:value="13.854858" calcext:value-type="float">
            <text:p>13.854858</text:p>
          </table:table-cell>
          <table:table-cell office:value-type="float" office:value="4.9673563" calcext:value-type="float">
            <text:p>4.9673563</text:p>
          </table:table-cell>
          <table:table-cell office:value-type="float" office:value="1.926686" calcext:value-type="float">
            <text:p>1.926686</text:p>
          </table:table-cell>
          <table:table-cell office:value-type="float" office:value="7.052689" calcext:value-type="float">
            <text:p>7.052689</text:p>
          </table:table-cell>
          <table:table-cell office:value-type="float" office:value="3.684029" calcext:value-type="float">
            <text:p>3.684029</text:p>
          </table:table-cell>
          <table:table-cell office:value-type="float" office:value="3.291292" calcext:value-type="float">
            <text:p>3.291292</text:p>
          </table:table-cell>
          <table:table-cell office:value-type="float" office:value="229.00508" calcext:value-type="float">
            <text:p>229.00508</text:p>
          </table:table-cell>
          <table:table-cell office:value-type="float" office:value="154.79774" calcext:value-type="float">
            <text:p>154.79774</text:p>
          </table:table-cell>
          <table:table-cell office:value-type="float" office:value="140.55452" calcext:value-type="float">
            <text:p>140.55452</text:p>
          </table:table-cell>
          <table:table-cell office:value-type="float" office:value="1.0217434" calcext:value-type="float">
            <text:p>1.0217434</text:p>
          </table:table-cell>
          <table:table-cell office:value-type="float" office:value="2.634868" calcext:value-type="float">
            <text:p>2.634868</text:p>
          </table:table-cell>
        </table:table-row>
        <table:table-row table:style-name="ro2">
          <table:table-cell office:value-type="string" calcext:value-type="string">
            <text:p>TCGA-09-2051-01A-01R-1568-13</text:p>
          </table:table-cell>
          <table:table-cell office:value-type="string" calcext:value-type="string">
            <text:p>OV</text:p>
          </table:table-cell>
          <table:table-cell office:value-type="float" office:value="8.0618842" calcext:value-type="float">
            <text:p>8.0618842</text:p>
          </table:table-cell>
          <table:table-cell office:value-type="float" office:value="8.895163" calcext:value-type="float">
            <text:p>8.895163</text:p>
          </table:table-cell>
          <table:table-cell office:value-type="float" office:value="110.19214" calcext:value-type="float">
            <text:p>110.19214</text:p>
          </table:table-cell>
          <table:table-cell office:value-type="float" office:value="2070.4627" calcext:value-type="float">
            <text:p>2070.4627</text:p>
          </table:table-cell>
          <table:table-cell office:value-type="float" office:value="78.22867" calcext:value-type="float">
            <text:p>78.22867</text:p>
          </table:table-cell>
          <table:table-cell office:value-type="float" office:value="42.49691" calcext:value-type="float">
            <text:p>42.49691</text:p>
          </table:table-cell>
          <table:table-cell office:value-type="float" office:value="7.941327" calcext:value-type="float">
            <text:p>7.941327</text:p>
          </table:table-cell>
          <table:table-cell office:value-type="float" office:value="19.152175" calcext:value-type="float">
            <text:p>19.152175</text:p>
          </table:table-cell>
          <table:table-cell office:value-type="float" office:value="16.017298" calcext:value-type="float">
            <text:p>16.017298</text:p>
          </table:table-cell>
          <table:table-cell office:value-type="float" office:value="88.22307" calcext:value-type="float">
            <text:p>88.22307</text:p>
          </table:table-cell>
          <table:table-cell office:value-type="float" office:value="6.858407" calcext:value-type="float">
            <text:p>6.858407</text:p>
          </table:table-cell>
          <table:table-cell office:value-type="float" office:value="31.70074" calcext:value-type="float">
            <text:p>31.70074</text:p>
          </table:table-cell>
          <table:table-cell office:value-type="float" office:value="8.642862" calcext:value-type="float">
            <text:p>8.642862</text:p>
          </table:table-cell>
          <table:table-cell office:value-type="float" office:value="4.5810392" calcext:value-type="float">
            <text:p>4.5810392</text:p>
          </table:table-cell>
          <table:table-cell office:value-type="float" office:value="56.53232" calcext:value-type="float">
            <text:p>56.53232</text:p>
          </table:table-cell>
          <table:table-cell office:value-type="float" office:value="8.089775" calcext:value-type="float">
            <text:p>8.089775</text:p>
          </table:table-cell>
          <table:table-cell office:value-type="float" office:value="3.6387064" calcext:value-type="float">
            <text:p>3.6387064</text:p>
          </table:table-cell>
          <table:table-cell office:value-type="float" office:value="0.22362942" calcext:value-type="float">
            <text:p>0.22362942</text:p>
          </table:table-cell>
          <table:table-cell office:value-type="float" office:value="52.47649" calcext:value-type="float">
            <text:p>52.47649</text:p>
          </table:table-cell>
          <table:table-cell office:value-type="float" office:value="1102.4742" calcext:value-type="float">
            <text:p>1102.4742</text:p>
          </table:table-cell>
          <table:table-cell office:value-type="float" office:value="61.65543" calcext:value-type="float">
            <text:p>61.65543</text:p>
          </table:table-cell>
          <table:table-cell office:value-type="float" office:value="7.704425" calcext:value-type="float">
            <text:p>7.704425</text:p>
          </table:table-cell>
          <table:table-cell office:value-type="float" office:value="0.33808317" calcext:value-type="float">
            <text:p>0.33808317</text:p>
          </table:table-cell>
          <table:table-cell office:value-type="float" office:value="14.491695" calcext:value-type="float">
            <text:p>14.491695</text:p>
          </table:table-cell>
          <table:table-cell office:value-type="float" office:value="8.80243388" calcext:value-type="float">
            <text:p>8.80243388</text:p>
          </table:table-cell>
          <table:table-cell office:value-type="float" office:value="46.689839" calcext:value-type="float">
            <text:p>46.689839</text:p>
          </table:table-cell>
          <table:table-cell office:value-type="float" office:value="5.038665" calcext:value-type="float">
            <text:p>5.038665</text:p>
          </table:table-cell>
          <table:table-cell office:value-type="float" office:value="3.1874098" calcext:value-type="float">
            <text:p>3.1874098</text:p>
          </table:table-cell>
          <table:table-cell office:value-type="float" office:value="1.3706437" calcext:value-type="float">
            <text:p>1.3706437</text:p>
          </table:table-cell>
          <table:table-cell office:value-type="float" office:value="120.62714" calcext:value-type="float">
            <text:p>120.62714</text:p>
          </table:table-cell>
          <table:table-cell office:value-type="float" office:value="5.923171" calcext:value-type="float">
            <text:p>5.923171</text:p>
          </table:table-cell>
          <table:table-cell office:value-type="float" office:value="0.7120504" calcext:value-type="float">
            <text:p>0.7120504</text:p>
          </table:table-cell>
          <table:table-cell office:value-type="float" office:value="21.44833" calcext:value-type="float">
            <text:p>21.44833</text:p>
          </table:table-cell>
          <table:table-cell office:value-type="float" office:value="75.144402" calcext:value-type="float">
            <text:p>75.144402</text:p>
          </table:table-cell>
          <table:table-cell office:value-type="float" office:value="17.456386" calcext:value-type="float">
            <text:p>17.456386</text:p>
          </table:table-cell>
          <table:table-cell office:value-type="float" office:value="235.66636" calcext:value-type="float">
            <text:p>235.66636</text:p>
          </table:table-cell>
          <table:table-cell office:value-type="float" office:value="2.0066043" calcext:value-type="float">
            <text:p>2.0066043</text:p>
          </table:table-cell>
          <table:table-cell office:value-type="float" office:value="6.756012" calcext:value-type="float">
            <text:p>6.756012</text:p>
          </table:table-cell>
          <table:table-cell office:value-type="float" office:value="3.3155191" calcext:value-type="float">
            <text:p>3.3155191</text:p>
          </table:table-cell>
          <table:table-cell office:value-type="float" office:value="4.649023" calcext:value-type="float">
            <text:p>4.649023</text:p>
          </table:table-cell>
          <table:table-cell office:value-type="float" office:value="11.750647" calcext:value-type="float">
            <text:p>11.750647</text:p>
          </table:table-cell>
          <table:table-cell office:value-type="float" office:value="3.521604" calcext:value-type="float">
            <text:p>3.521604</text:p>
          </table:table-cell>
          <table:table-cell office:value-type="float" office:value="9.049549" calcext:value-type="float">
            <text:p>9.049549</text:p>
          </table:table-cell>
          <table:table-cell office:value-type="float" office:value="126.74864" calcext:value-type="float">
            <text:p>126.74864</text:p>
          </table:table-cell>
          <table:table-cell office:value-type="float" office:value="122.96191" calcext:value-type="float">
            <text:p>122.96191</text:p>
          </table:table-cell>
          <table:table-cell office:value-type="float" office:value="98.65946" calcext:value-type="float">
            <text:p>98.65946</text:p>
          </table:table-cell>
          <table:table-cell office:value-type="float" office:value="2.58030075" calcext:value-type="float">
            <text:p>2.58030075</text:p>
          </table:table-cell>
          <table:table-cell office:value-type="float" office:value="6.46932" calcext:value-type="float">
            <text:p>6.46932</text:p>
          </table:table-cell>
        </table:table-row>
        <table:table-row table:style-name="ro2">
          <table:table-cell office:value-type="string" calcext:value-type="string">
            <text:p>TCGA-09-2053-01C-01R-1568-13</text:p>
          </table:table-cell>
          <table:table-cell office:value-type="string" calcext:value-type="string">
            <text:p>OV</text:p>
          </table:table-cell>
          <table:table-cell office:value-type="float" office:value="4.3465402" calcext:value-type="float">
            <text:p>4.3465402</text:p>
          </table:table-cell>
          <table:table-cell office:value-type="float" office:value="6.997161" calcext:value-type="float">
            <text:p>6.997161</text:p>
          </table:table-cell>
          <table:table-cell office:value-type="float" office:value="151.72133" calcext:value-type="float">
            <text:p>151.72133</text:p>
          </table:table-cell>
          <table:table-cell office:value-type="float" office:value="1919.3021" calcext:value-type="float">
            <text:p>1919.3021</text:p>
          </table:table-cell>
          <table:table-cell office:value-type="float" office:value="72.97317" calcext:value-type="float">
            <text:p>72.97317</text:p>
          </table:table-cell>
          <table:table-cell office:value-type="float" office:value="76.31508" calcext:value-type="float">
            <text:p>76.31508</text:p>
          </table:table-cell>
          <table:table-cell office:value-type="float" office:value="11.957286" calcext:value-type="float">
            <text:p>11.957286</text:p>
          </table:table-cell>
          <table:table-cell office:value-type="float" office:value="11.116832" calcext:value-type="float">
            <text:p>11.116832</text:p>
          </table:table-cell>
          <table:table-cell office:value-type="float" office:value="24.372999" calcext:value-type="float">
            <text:p>24.372999</text:p>
          </table:table-cell>
          <table:table-cell office:value-type="float" office:value="77.21906" calcext:value-type="float">
            <text:p>77.21906</text:p>
          </table:table-cell>
          <table:table-cell office:value-type="float" office:value="4.882379" calcext:value-type="float">
            <text:p>4.882379</text:p>
          </table:table-cell>
          <table:table-cell office:value-type="float" office:value="96.73139" calcext:value-type="float">
            <text:p>96.73139</text:p>
          </table:table-cell>
          <table:table-cell office:value-type="float" office:value="5.773102" calcext:value-type="float">
            <text:p>5.773102</text:p>
          </table:table-cell>
          <table:table-cell office:value-type="float" office:value="7.5988254" calcext:value-type="float">
            <text:p>7.5988254</text:p>
          </table:table-cell>
          <table:table-cell office:value-type="float" office:value="40.18929" calcext:value-type="float">
            <text:p>40.18929</text:p>
          </table:table-cell>
          <table:table-cell office:value-type="float" office:value="6.169011" calcext:value-type="float">
            <text:p>6.169011</text:p>
          </table:table-cell>
          <table:table-cell office:value-type="float" office:value="3.1285241" calcext:value-type="float">
            <text:p>3.1285241</text:p>
          </table:table-cell>
          <table:table-cell office:value-type="float" office:value="0.29010379" calcext:value-type="float">
            <text:p>0.29010379</text:p>
          </table:table-cell>
          <table:table-cell office:value-type="float" office:value="63.37373" calcext:value-type="float">
            <text:p>63.37373</text:p>
          </table:table-cell>
          <table:table-cell office:value-type="float" office:value="2266.368" calcext:value-type="float">
            <text:p>2266.368</text:p>
          </table:table-cell>
          <table:table-cell office:value-type="float" office:value="106.95776" calcext:value-type="float">
            <text:p>106.95776</text:p>
          </table:table-cell>
          <table:table-cell office:value-type="float" office:value="8.515368" calcext:value-type="float">
            <text:p>8.515368</text:p>
          </table:table-cell>
          <table:table-cell office:value-type="float" office:value="0.52633024" calcext:value-type="float">
            <text:p>0.52633024</text:p>
          </table:table-cell>
          <table:table-cell office:value-type="float" office:value="4.70462" calcext:value-type="float">
            <text:p>4.70462</text:p>
          </table:table-cell>
          <table:table-cell office:value-type="float" office:value="4.09346491" calcext:value-type="float">
            <text:p>4.09346491</text:p>
          </table:table-cell>
          <table:table-cell office:value-type="float" office:value="40.011409" calcext:value-type="float">
            <text:p>40.011409</text:p>
          </table:table-cell>
          <table:table-cell office:value-type="float" office:value="2.32951" calcext:value-type="float">
            <text:p>2.32951</text:p>
          </table:table-cell>
          <table:table-cell office:value-type="float" office:value="5.0634596" calcext:value-type="float">
            <text:p>5.0634596</text:p>
          </table:table-cell>
          <table:table-cell office:value-type="float" office:value="2.4848235" calcext:value-type="float">
            <text:p>2.4848235</text:p>
          </table:table-cell>
          <table:table-cell office:value-type="float" office:value="144.57246" calcext:value-type="float">
            <text:p>144.57246</text:p>
          </table:table-cell>
          <table:table-cell office:value-type="float" office:value="6.849644" calcext:value-type="float">
            <text:p>6.849644</text:p>
          </table:table-cell>
          <table:table-cell office:value-type="float" office:value="0.7981981" calcext:value-type="float">
            <text:p>0.7981981</text:p>
          </table:table-cell>
          <table:table-cell office:value-type="float" office:value="23.33154" calcext:value-type="float">
            <text:p>23.33154</text:p>
          </table:table-cell>
          <table:table-cell office:value-type="float" office:value="55.649513" calcext:value-type="float">
            <text:p>55.649513</text:p>
          </table:table-cell>
          <table:table-cell office:value-type="float" office:value="22.176218" calcext:value-type="float">
            <text:p>22.176218</text:p>
          </table:table-cell>
          <table:table-cell office:value-type="float" office:value="230.07525" calcext:value-type="float">
            <text:p>230.07525</text:p>
          </table:table-cell>
          <table:table-cell office:value-type="float" office:value="2.1470903" calcext:value-type="float">
            <text:p>2.1470903</text:p>
          </table:table-cell>
          <table:table-cell office:value-type="float" office:value="12.449134" calcext:value-type="float">
            <text:p>12.449134</text:p>
          </table:table-cell>
          <table:table-cell office:value-type="float" office:value="3.5062527" calcext:value-type="float">
            <text:p>3.5062527</text:p>
          </table:table-cell>
          <table:table-cell office:value-type="float" office:value="3.788361" calcext:value-type="float">
            <text:p>3.788361</text:p>
          </table:table-cell>
          <table:table-cell office:value-type="float" office:value="9.429812" calcext:value-type="float">
            <text:p>9.429812</text:p>
          </table:table-cell>
          <table:table-cell office:value-type="float" office:value="6.024543" calcext:value-type="float">
            <text:p>6.024543</text:p>
          </table:table-cell>
          <table:table-cell office:value-type="float" office:value="5.460714" calcext:value-type="float">
            <text:p>5.460714</text:p>
          </table:table-cell>
          <table:table-cell office:value-type="float" office:value="189.94888" calcext:value-type="float">
            <text:p>189.94888</text:p>
          </table:table-cell>
          <table:table-cell office:value-type="float" office:value="178.40517" calcext:value-type="float">
            <text:p>178.40517</text:p>
          </table:table-cell>
          <table:table-cell office:value-type="float" office:value="105.928" calcext:value-type="float">
            <text:p>105.928</text:p>
          </table:table-cell>
          <table:table-cell office:value-type="float" office:value="0.4090272" calcext:value-type="float">
            <text:p>0.4090272</text:p>
          </table:table-cell>
          <table:table-cell office:value-type="float" office:value="11.463166" calcext:value-type="float">
            <text:p>11.463166</text:p>
          </table:table-cell>
        </table:table-row>
        <table:table-row table:style-name="ro2">
          <table:table-cell office:value-type="string" calcext:value-type="string">
            <text:p>TCGA-09-2054-01A-01R-1568-13</text:p>
          </table:table-cell>
          <table:table-cell office:value-type="string" calcext:value-type="string">
            <text:p>OV</text:p>
          </table:table-cell>
          <table:table-cell office:value-type="float" office:value="10.8626594" calcext:value-type="float">
            <text:p>10.8626594</text:p>
          </table:table-cell>
          <table:table-cell office:value-type="float" office:value="11.256505" calcext:value-type="float">
            <text:p>11.256505</text:p>
          </table:table-cell>
          <table:table-cell office:value-type="float" office:value="112.85457" calcext:value-type="float">
            <text:p>112.85457</text:p>
          </table:table-cell>
          <table:table-cell office:value-type="float" office:value="2254.0571" calcext:value-type="float">
            <text:p>2254.0571</text:p>
          </table:table-cell>
          <table:table-cell office:value-type="float" office:value="45.91733" calcext:value-type="float">
            <text:p>45.91733</text:p>
          </table:table-cell>
          <table:table-cell office:value-type="float" office:value="83.93155" calcext:value-type="float">
            <text:p>83.93155</text:p>
          </table:table-cell>
          <table:table-cell office:value-type="float" office:value="5.482049" calcext:value-type="float">
            <text:p>5.482049</text:p>
          </table:table-cell>
          <table:table-cell office:value-type="float" office:value="22.495844" calcext:value-type="float">
            <text:p>22.495844</text:p>
          </table:table-cell>
          <table:table-cell office:value-type="float" office:value="23.581595" calcext:value-type="float">
            <text:p>23.581595</text:p>
          </table:table-cell>
          <table:table-cell office:value-type="float" office:value="65.47875" calcext:value-type="float">
            <text:p>65.47875</text:p>
          </table:table-cell>
          <table:table-cell office:value-type="float" office:value="10.416399" calcext:value-type="float">
            <text:p>10.416399</text:p>
          </table:table-cell>
          <table:table-cell office:value-type="float" office:value="64.02456" calcext:value-type="float">
            <text:p>64.02456</text:p>
          </table:table-cell>
          <table:table-cell office:value-type="float" office:value="6.136166" calcext:value-type="float">
            <text:p>6.136166</text:p>
          </table:table-cell>
          <table:table-cell office:value-type="float" office:value="4.2390775" calcext:value-type="float">
            <text:p>4.2390775</text:p>
          </table:table-cell>
          <table:table-cell office:value-type="float" office:value="140.94883" calcext:value-type="float">
            <text:p>140.94883</text:p>
          </table:table-cell>
          <table:table-cell office:value-type="float" office:value="10.14508" calcext:value-type="float">
            <text:p>10.14508</text:p>
          </table:table-cell>
          <table:table-cell office:value-type="float" office:value="1.9359635" calcext:value-type="float">
            <text:p>1.9359635</text:p>
          </table:table-cell>
          <table:table-cell office:value-type="float" office:value="0.33908887" calcext:value-type="float">
            <text:p>0.33908887</text:p>
          </table:table-cell>
          <table:table-cell office:value-type="float" office:value="85.29135" calcext:value-type="float">
            <text:p>85.29135</text:p>
          </table:table-cell>
          <table:table-cell office:value-type="float" office:value="1608.1813" calcext:value-type="float">
            <text:p>1608.1813</text:p>
          </table:table-cell>
          <table:table-cell office:value-type="float" office:value="119.7592" calcext:value-type="float">
            <text:p>119.7592</text:p>
          </table:table-cell>
          <table:table-cell office:value-type="float" office:value="2.606521" calcext:value-type="float">
            <text:p>2.606521</text:p>
          </table:table-cell>
          <table:table-cell office:value-type="float" office:value="0.68258574" calcext:value-type="float">
            <text:p>0.68258574</text:p>
          </table:table-cell>
          <table:table-cell office:value-type="float" office:value="3.78592" calcext:value-type="float">
            <text:p>3.78592</text:p>
          </table:table-cell>
          <table:table-cell office:value-type="float" office:value="0.16856286" calcext:value-type="float">
            <text:p>0.16856286</text:p>
          </table:table-cell>
          <table:table-cell office:value-type="float" office:value="56.844072" calcext:value-type="float">
            <text:p>56.844072</text:p>
          </table:table-cell>
          <table:table-cell office:value-type="float" office:value="5.871002" calcext:value-type="float">
            <text:p>5.871002</text:p>
          </table:table-cell>
          <table:table-cell office:value-type="float" office:value="6.5203786" calcext:value-type="float">
            <text:p>6.5203786</text:p>
          </table:table-cell>
          <table:table-cell office:value-type="float" office:value="3.377039" calcext:value-type="float">
            <text:p>3.377039</text:p>
          </table:table-cell>
          <table:table-cell office:value-type="float" office:value="74.27071" calcext:value-type="float">
            <text:p>74.27071</text:p>
          </table:table-cell>
          <table:table-cell office:value-type="float" office:value="7.354024" calcext:value-type="float">
            <text:p>7.354024</text:p>
          </table:table-cell>
          <table:table-cell office:value-type="float" office:value="1.0863451" calcext:value-type="float">
            <text:p>1.0863451</text:p>
          </table:table-cell>
          <table:table-cell office:value-type="float" office:value="26.18683" calcext:value-type="float">
            <text:p>26.18683</text:p>
          </table:table-cell>
          <table:table-cell office:value-type="float" office:value="155.356364" calcext:value-type="float">
            <text:p>155.356364</text:p>
          </table:table-cell>
          <table:table-cell office:value-type="float" office:value="17.256418" calcext:value-type="float">
            <text:p>17.256418</text:p>
          </table:table-cell>
          <table:table-cell office:value-type="float" office:value="382.1111" calcext:value-type="float">
            <text:p>382.1111</text:p>
          </table:table-cell>
          <table:table-cell office:value-type="float" office:value="2.241973" calcext:value-type="float">
            <text:p>2.241973</text:p>
          </table:table-cell>
          <table:table-cell office:value-type="float" office:value="11.432789" calcext:value-type="float">
            <text:p>11.432789</text:p>
          </table:table-cell>
          <table:table-cell office:value-type="float" office:value="5.2924016" calcext:value-type="float">
            <text:p>5.2924016</text:p>
          </table:table-cell>
          <table:table-cell office:value-type="float" office:value="2.288254" calcext:value-type="float">
            <text:p>2.288254</text:p>
          </table:table-cell>
          <table:table-cell office:value-type="float" office:value="8.776772" calcext:value-type="float">
            <text:p>8.776772</text:p>
          </table:table-cell>
          <table:table-cell office:value-type="float" office:value="5.601207" calcext:value-type="float">
            <text:p>5.601207</text:p>
          </table:table-cell>
          <table:table-cell office:value-type="float" office:value="5.154345" calcext:value-type="float">
            <text:p>5.154345</text:p>
          </table:table-cell>
          <table:table-cell office:value-type="float" office:value="146.94831" calcext:value-type="float">
            <text:p>146.94831</text:p>
          </table:table-cell>
          <table:table-cell office:value-type="float" office:value="206.66505" calcext:value-type="float">
            <text:p>206.66505</text:p>
          </table:table-cell>
          <table:table-cell office:value-type="float" office:value="144.51171" calcext:value-type="float">
            <text:p>144.51171</text:p>
          </table:table-cell>
          <table:table-cell office:value-type="float" office:value="1.28988345" calcext:value-type="float">
            <text:p>1.28988345</text:p>
          </table:table-cell>
          <table:table-cell office:value-type="float" office:value="4.222792" calcext:value-type="float">
            <text:p>4.222792</text:p>
          </table:table-cell>
        </table:table-row>
        <table:table-row table:style-name="ro2">
          <table:table-cell office:value-type="string" calcext:value-type="string">
            <text:p>TCGA-09-2056-01B-01R-1568-13</text:p>
          </table:table-cell>
          <table:table-cell office:value-type="string" calcext:value-type="string">
            <text:p>OV</text:p>
          </table:table-cell>
          <table:table-cell office:value-type="float" office:value="5.9347214" calcext:value-type="float">
            <text:p>5.9347214</text:p>
          </table:table-cell>
          <table:table-cell office:value-type="float" office:value="5.011353" calcext:value-type="float">
            <text:p>5.011353</text:p>
          </table:table-cell>
          <table:table-cell office:value-type="float" office:value="213.24123" calcext:value-type="float">
            <text:p>213.24123</text:p>
          </table:table-cell>
          <table:table-cell office:value-type="float" office:value="3025.6912" calcext:value-type="float">
            <text:p>3025.6912</text:p>
          </table:table-cell>
          <table:table-cell office:value-type="float" office:value="66.84936" calcext:value-type="float">
            <text:p>66.84936</text:p>
          </table:table-cell>
          <table:table-cell office:value-type="float" office:value="74.52965" calcext:value-type="float">
            <text:p>74.52965</text:p>
          </table:table-cell>
          <table:table-cell office:value-type="float" office:value="6.430576" calcext:value-type="float">
            <text:p>6.430576</text:p>
          </table:table-cell>
          <table:table-cell office:value-type="float" office:value="21.937084" calcext:value-type="float">
            <text:p>21.937084</text:p>
          </table:table-cell>
          <table:table-cell office:value-type="float" office:value="85.270628" calcext:value-type="float">
            <text:p>85.270628</text:p>
          </table:table-cell>
          <table:table-cell office:value-type="float" office:value="123.82599" calcext:value-type="float">
            <text:p>123.82599</text:p>
          </table:table-cell>
          <table:table-cell office:value-type="float" office:value="6.809459" calcext:value-type="float">
            <text:p>6.809459</text:p>
          </table:table-cell>
          <table:table-cell office:value-type="float" office:value="125.16656" calcext:value-type="float">
            <text:p>125.16656</text:p>
          </table:table-cell>
          <table:table-cell office:value-type="float" office:value="10.902863" calcext:value-type="float">
            <text:p>10.902863</text:p>
          </table:table-cell>
          <table:table-cell office:value-type="float" office:value="7.2927023" calcext:value-type="float">
            <text:p>7.2927023</text:p>
          </table:table-cell>
          <table:table-cell office:value-type="float" office:value="49.25316" calcext:value-type="float">
            <text:p>49.25316</text:p>
          </table:table-cell>
          <table:table-cell office:value-type="float" office:value="6.285854" calcext:value-type="float">
            <text:p>6.285854</text:p>
          </table:table-cell>
          <table:table-cell office:value-type="float" office:value="6.0046836" calcext:value-type="float">
            <text:p>6.0046836</text:p>
          </table:table-cell>
          <table:table-cell office:value-type="float" office:value="0.3624247" calcext:value-type="float">
            <text:p>0.3624247</text:p>
          </table:table-cell>
          <table:table-cell office:value-type="float" office:value="32.96267" calcext:value-type="float">
            <text:p>32.96267</text:p>
          </table:table-cell>
          <table:table-cell office:value-type="float" office:value="1863.6" calcext:value-type="float">
            <text:p>1863.6</text:p>
          </table:table-cell>
          <table:table-cell office:value-type="float" office:value="107.60993" calcext:value-type="float">
            <text:p>107.60993</text:p>
          </table:table-cell>
          <table:table-cell office:value-type="float" office:value="3.406302" calcext:value-type="float">
            <text:p>3.406302</text:p>
          </table:table-cell>
          <table:table-cell office:value-type="float" office:value="0.44298018" calcext:value-type="float">
            <text:p>0.44298018</text:p>
          </table:table-cell>
          <table:table-cell office:value-type="float" office:value="9.555203" calcext:value-type="float">
            <text:p>9.555203</text:p>
          </table:table-cell>
          <table:table-cell office:value-type="float" office:value="0.43813029" calcext:value-type="float">
            <text:p>0.43813029</text:p>
          </table:table-cell>
          <table:table-cell office:value-type="float" office:value="14.446387" calcext:value-type="float">
            <text:p>14.446387</text:p>
          </table:table-cell>
          <table:table-cell office:value-type="float" office:value="1.900585" calcext:value-type="float">
            <text:p>1.900585</text:p>
          </table:table-cell>
          <table:table-cell office:value-type="float" office:value="3.2989479" calcext:value-type="float">
            <text:p>3.2989479</text:p>
          </table:table-cell>
          <table:table-cell office:value-type="float" office:value="1.2765123" calcext:value-type="float">
            <text:p>1.2765123</text:p>
          </table:table-cell>
          <table:table-cell office:value-type="float" office:value="271.66624" calcext:value-type="float">
            <text:p>271.66624</text:p>
          </table:table-cell>
          <table:table-cell office:value-type="float" office:value="9.879342" calcext:value-type="float">
            <text:p>9.879342</text:p>
          </table:table-cell>
          <table:table-cell office:value-type="float" office:value="1.3250722" calcext:value-type="float">
            <text:p>1.3250722</text:p>
          </table:table-cell>
          <table:table-cell office:value-type="float" office:value="21.23026" calcext:value-type="float">
            <text:p>21.23026</text:p>
          </table:table-cell>
          <table:table-cell office:value-type="float" office:value="62.114499" calcext:value-type="float">
            <text:p>62.114499</text:p>
          </table:table-cell>
          <table:table-cell office:value-type="float" office:value="26.551039" calcext:value-type="float">
            <text:p>26.551039</text:p>
          </table:table-cell>
          <table:table-cell office:value-type="float" office:value="391.71964" calcext:value-type="float">
            <text:p>391.71964</text:p>
          </table:table-cell>
          <table:table-cell office:value-type="float" office:value="1.8001518" calcext:value-type="float">
            <text:p>1.8001518</text:p>
          </table:table-cell>
          <table:table-cell office:value-type="float" office:value="19.000928" calcext:value-type="float">
            <text:p>19.000928</text:p>
          </table:table-cell>
          <table:table-cell office:value-type="float" office:value="1.1267249" calcext:value-type="float">
            <text:p>1.1267249</text:p>
          </table:table-cell>
          <table:table-cell office:value-type="float" office:value="3.700239" calcext:value-type="float">
            <text:p>3.700239</text:p>
          </table:table-cell>
          <table:table-cell office:value-type="float" office:value="13.740846" calcext:value-type="float">
            <text:p>13.740846</text:p>
          </table:table-cell>
          <table:table-cell office:value-type="float" office:value="2.699418" calcext:value-type="float">
            <text:p>2.699418</text:p>
          </table:table-cell>
          <table:table-cell office:value-type="float" office:value="4.163178" calcext:value-type="float">
            <text:p>4.163178</text:p>
          </table:table-cell>
          <table:table-cell office:value-type="float" office:value="164.89358" calcext:value-type="float">
            <text:p>164.89358</text:p>
          </table:table-cell>
          <table:table-cell office:value-type="float" office:value="176.93655" calcext:value-type="float">
            <text:p>176.93655</text:p>
          </table:table-cell>
          <table:table-cell office:value-type="float" office:value="128.52746" calcext:value-type="float">
            <text:p>128.52746</text:p>
          </table:table-cell>
          <table:table-cell office:value-type="float" office:value="1.16070092" calcext:value-type="float">
            <text:p>1.16070092</text:p>
          </table:table-cell>
          <table:table-cell office:value-type="float" office:value="6.580141" calcext:value-type="float">
            <text:p>6.580141</text:p>
          </table:table-cell>
        </table:table-row>
        <table:table-row table:style-name="ro2">
          <table:table-cell office:value-type="string" calcext:value-type="string">
            <text:p>TCGA-10-0926-01A-01R-1564-13</text:p>
          </table:table-cell>
          <table:table-cell office:value-type="string" calcext:value-type="string">
            <text:p>OV</text:p>
          </table:table-cell>
          <table:table-cell office:value-type="float" office:value="10.0522786" calcext:value-type="float">
            <text:p>10.0522786</text:p>
          </table:table-cell>
          <table:table-cell office:value-type="float" office:value="11.512527" calcext:value-type="float">
            <text:p>11.512527</text:p>
          </table:table-cell>
          <table:table-cell office:value-type="float" office:value="129.1192" calcext:value-type="float">
            <text:p>129.1192</text:p>
          </table:table-cell>
          <table:table-cell office:value-type="float" office:value="5695.036" calcext:value-type="float">
            <text:p>5695.036</text:p>
          </table:table-cell>
          <table:table-cell office:value-type="float" office:value="54.32578" calcext:value-type="float">
            <text:p>54.32578</text:p>
          </table:table-cell>
          <table:table-cell office:value-type="float" office:value="122.83336" calcext:value-type="float">
            <text:p>122.83336</text:p>
          </table:table-cell>
          <table:table-cell office:value-type="float" office:value="4.831857" calcext:value-type="float">
            <text:p>4.831857</text:p>
          </table:table-cell>
          <table:table-cell office:value-type="float" office:value="23.530925" calcext:value-type="float">
            <text:p>23.530925</text:p>
          </table:table-cell>
          <table:table-cell office:value-type="float" office:value="22.009233" calcext:value-type="float">
            <text:p>22.009233</text:p>
          </table:table-cell>
          <table:table-cell office:value-type="float" office:value="74.69836" calcext:value-type="float">
            <text:p>74.69836</text:p>
          </table:table-cell>
          <table:table-cell office:value-type="float" office:value="7.577277" calcext:value-type="float">
            <text:p>7.577277</text:p>
          </table:table-cell>
          <table:table-cell office:value-type="float" office:value="105.66742" calcext:value-type="float">
            <text:p>105.66742</text:p>
          </table:table-cell>
          <table:table-cell office:value-type="float" office:value="6.343097" calcext:value-type="float">
            <text:p>6.343097</text:p>
          </table:table-cell>
          <table:table-cell office:value-type="float" office:value="3.6299573" calcext:value-type="float">
            <text:p>3.6299573</text:p>
          </table:table-cell>
          <table:table-cell office:value-type="float" office:value="62.45752" calcext:value-type="float">
            <text:p>62.45752</text:p>
          </table:table-cell>
          <table:table-cell office:value-type="float" office:value="6.479177" calcext:value-type="float">
            <text:p>6.479177</text:p>
          </table:table-cell>
          <table:table-cell office:value-type="float" office:value="2.8283818" calcext:value-type="float">
            <text:p>2.8283818</text:p>
          </table:table-cell>
          <table:table-cell office:value-type="float" office:value="0.09104045" calcext:value-type="float">
            <text:p>0.09104045</text:p>
          </table:table-cell>
          <table:table-cell office:value-type="float" office:value="90.09275" calcext:value-type="float">
            <text:p>90.09275</text:p>
          </table:table-cell>
          <table:table-cell office:value-type="float" office:value="2507.3133" calcext:value-type="float">
            <text:p>2507.3133</text:p>
          </table:table-cell>
          <table:table-cell office:value-type="float" office:value="72.88137" calcext:value-type="float">
            <text:p>72.88137</text:p>
          </table:table-cell>
          <table:table-cell office:value-type="float" office:value="5.52643" calcext:value-type="float">
            <text:p>5.52643</text:p>
          </table:table-cell>
          <table:table-cell office:value-type="float" office:value="0.52024459" calcext:value-type="float">
            <text:p>0.52024459</text:p>
          </table:table-cell>
          <table:table-cell office:value-type="float" office:value="6.765423" calcext:value-type="float">
            <text:p>6.765423</text:p>
          </table:table-cell>
          <table:table-cell office:value-type="float" office:value="0.15812076" calcext:value-type="float">
            <text:p>0.15812076</text:p>
          </table:table-cell>
          <table:table-cell office:value-type="float" office:value="41.029662" calcext:value-type="float">
            <text:p>41.029662</text:p>
          </table:table-cell>
          <table:table-cell office:value-type="float" office:value="2.974918" calcext:value-type="float">
            <text:p>2.974918</text:p>
          </table:table-cell>
          <table:table-cell office:value-type="float" office:value="5.4021257" calcext:value-type="float">
            <text:p>5.4021257</text:p>
          </table:table-cell>
          <table:table-cell office:value-type="float" office:value="5.8250294" calcext:value-type="float">
            <text:p>5.8250294</text:p>
          </table:table-cell>
          <table:table-cell office:value-type="float" office:value="255.5348" calcext:value-type="float">
            <text:p>255.5348</text:p>
          </table:table-cell>
          <table:table-cell office:value-type="float" office:value="9.882431" calcext:value-type="float">
            <text:p>9.882431</text:p>
          </table:table-cell>
          <table:table-cell office:value-type="float" office:value="0.6933161" calcext:value-type="float">
            <text:p>0.6933161</text:p>
          </table:table-cell>
          <table:table-cell office:value-type="float" office:value="18.37484" calcext:value-type="float">
            <text:p>18.37484</text:p>
          </table:table-cell>
          <table:table-cell office:value-type="float" office:value="171.201972" calcext:value-type="float">
            <text:p>171.201972</text:p>
          </table:table-cell>
          <table:table-cell office:value-type="float" office:value="24.154603" calcext:value-type="float">
            <text:p>24.154603</text:p>
          </table:table-cell>
          <table:table-cell office:value-type="float" office:value="576.97575" calcext:value-type="float">
            <text:p>576.97575</text:p>
          </table:table-cell>
          <table:table-cell office:value-type="float" office:value="0.7640755" calcext:value-type="float">
            <text:p>0.7640755</text:p>
          </table:table-cell>
          <table:table-cell office:value-type="float" office:value="8.120147" calcext:value-type="float">
            <text:p>8.120147</text:p>
          </table:table-cell>
          <table:table-cell office:value-type="float" office:value="1.8485545" calcext:value-type="float">
            <text:p>1.8485545</text:p>
          </table:table-cell>
          <table:table-cell office:value-type="float" office:value="1.768078" calcext:value-type="float">
            <text:p>1.768078</text:p>
          </table:table-cell>
          <table:table-cell office:value-type="float" office:value="13.342859" calcext:value-type="float">
            <text:p>13.342859</text:p>
          </table:table-cell>
          <table:table-cell office:value-type="float" office:value="3.09499" calcext:value-type="float">
            <text:p>3.09499</text:p>
          </table:table-cell>
          <table:table-cell office:value-type="float" office:value="3.946812" calcext:value-type="float">
            <text:p>3.946812</text:p>
          </table:table-cell>
          <table:table-cell office:value-type="float" office:value="215.79589" calcext:value-type="float">
            <text:p>215.79589</text:p>
          </table:table-cell>
          <table:table-cell office:value-type="float" office:value="158.3136" calcext:value-type="float">
            <text:p>158.3136</text:p>
          </table:table-cell>
          <table:table-cell office:value-type="float" office:value="161.40649" calcext:value-type="float">
            <text:p>161.40649</text:p>
          </table:table-cell>
          <table:table-cell office:value-type="float" office:value="0.35902016" calcext:value-type="float">
            <text:p>0.35902016</text:p>
          </table:table-cell>
          <table:table-cell office:value-type="float" office:value="3.463899" calcext:value-type="float">
            <text:p>3.463899</text:p>
          </table:table-cell>
        </table:table-row>
        <table:table-row table:style-name="ro2">
          <table:table-cell office:value-type="string" calcext:value-type="string">
            <text:p>TCGA-10-0928-01A-02R-1564-13</text:p>
          </table:table-cell>
          <table:table-cell office:value-type="string" calcext:value-type="string">
            <text:p>OV</text:p>
          </table:table-cell>
          <table:table-cell office:value-type="float" office:value="5.8867454" calcext:value-type="float">
            <text:p>5.8867454</text:p>
          </table:table-cell>
          <table:table-cell office:value-type="float" office:value="15.740174" calcext:value-type="float">
            <text:p>15.740174</text:p>
          </table:table-cell>
          <table:table-cell office:value-type="float" office:value="79.65983" calcext:value-type="float">
            <text:p>79.65983</text:p>
          </table:table-cell>
          <table:table-cell office:value-type="float" office:value="1942.0069" calcext:value-type="float">
            <text:p>1942.0069</text:p>
          </table:table-cell>
          <table:table-cell office:value-type="float" office:value="72.17503" calcext:value-type="float">
            <text:p>72.17503</text:p>
          </table:table-cell>
          <table:table-cell office:value-type="float" office:value="86.45708" calcext:value-type="float">
            <text:p>86.45708</text:p>
          </table:table-cell>
          <table:table-cell office:value-type="float" office:value="2.931644" calcext:value-type="float">
            <text:p>2.931644</text:p>
          </table:table-cell>
          <table:table-cell office:value-type="float" office:value="10.12508" calcext:value-type="float">
            <text:p>10.12508</text:p>
          </table:table-cell>
          <table:table-cell office:value-type="float" office:value="30.719848" calcext:value-type="float">
            <text:p>30.719848</text:p>
          </table:table-cell>
          <table:table-cell office:value-type="float" office:value="68.63503" calcext:value-type="float">
            <text:p>68.63503</text:p>
          </table:table-cell>
          <table:table-cell office:value-type="float" office:value="7.187718" calcext:value-type="float">
            <text:p>7.187718</text:p>
          </table:table-cell>
          <table:table-cell office:value-type="float" office:value="79.97904" calcext:value-type="float">
            <text:p>79.97904</text:p>
          </table:table-cell>
          <table:table-cell office:value-type="float" office:value="4.777503" calcext:value-type="float">
            <text:p>4.777503</text:p>
          </table:table-cell>
          <table:table-cell office:value-type="float" office:value="7.7832369" calcext:value-type="float">
            <text:p>7.7832369</text:p>
          </table:table-cell>
          <table:table-cell office:value-type="float" office:value="37.751" calcext:value-type="float">
            <text:p>37.751</text:p>
          </table:table-cell>
          <table:table-cell office:value-type="float" office:value="7.716091" calcext:value-type="float">
            <text:p>7.716091</text:p>
          </table:table-cell>
          <table:table-cell office:value-type="float" office:value="3.7860767" calcext:value-type="float">
            <text:p>3.7860767</text:p>
          </table:table-cell>
          <table:table-cell office:value-type="float" office:value="0.28126086" calcext:value-type="float">
            <text:p>0.28126086</text:p>
          </table:table-cell>
          <table:table-cell office:value-type="float" office:value="73.23705" calcext:value-type="float">
            <text:p>73.23705</text:p>
          </table:table-cell>
          <table:table-cell office:value-type="float" office:value="4004.4261" calcext:value-type="float">
            <text:p>4004.4261</text:p>
          </table:table-cell>
          <table:table-cell office:value-type="float" office:value="100.75856" calcext:value-type="float">
            <text:p>100.75856</text:p>
          </table:table-cell>
          <table:table-cell office:value-type="float" office:value="5.371397" calcext:value-type="float">
            <text:p>5.371397</text:p>
          </table:table-cell>
          <table:table-cell office:value-type="float" office:value="0.27296204" calcext:value-type="float">
            <text:p>0.27296204</text:p>
          </table:table-cell>
          <table:table-cell office:value-type="float" office:value="7.697396" calcext:value-type="float">
            <text:p>7.697396</text:p>
          </table:table-cell>
          <table:table-cell office:value-type="float" office:value="5.48274593" calcext:value-type="float">
            <text:p>5.48274593</text:p>
          </table:table-cell>
          <table:table-cell office:value-type="float" office:value="27.064756" calcext:value-type="float">
            <text:p>27.064756</text:p>
          </table:table-cell>
          <table:table-cell office:value-type="float" office:value="3.166111" calcext:value-type="float">
            <text:p>3.166111</text:p>
          </table:table-cell>
          <table:table-cell office:value-type="float" office:value="8.4945658" calcext:value-type="float">
            <text:p>8.4945658</text:p>
          </table:table-cell>
          <table:table-cell office:value-type="float" office:value="2.2853144" calcext:value-type="float">
            <text:p>2.2853144</text:p>
          </table:table-cell>
          <table:table-cell office:value-type="float" office:value="90.66887" calcext:value-type="float">
            <text:p>90.66887</text:p>
          </table:table-cell>
          <table:table-cell office:value-type="float" office:value="5.015851" calcext:value-type="float">
            <text:p>5.015851</text:p>
          </table:table-cell>
          <table:table-cell office:value-type="float" office:value="0.8373204" calcext:value-type="float">
            <text:p>0.8373204</text:p>
          </table:table-cell>
          <table:table-cell office:value-type="float" office:value="44.21886" calcext:value-type="float">
            <text:p>44.21886</text:p>
          </table:table-cell>
          <table:table-cell office:value-type="float" office:value="72.899947" calcext:value-type="float">
            <text:p>72.899947</text:p>
          </table:table-cell>
          <table:table-cell office:value-type="float" office:value="16.671612" calcext:value-type="float">
            <text:p>16.671612</text:p>
          </table:table-cell>
          <table:table-cell office:value-type="float" office:value="157.67454" calcext:value-type="float">
            <text:p>157.67454</text:p>
          </table:table-cell>
          <table:table-cell office:value-type="float" office:value="1.6211381" calcext:value-type="float">
            <text:p>1.6211381</text:p>
          </table:table-cell>
          <table:table-cell office:value-type="float" office:value="10.39597" calcext:value-type="float">
            <text:p>10.39597</text:p>
          </table:table-cell>
          <table:table-cell office:value-type="float" office:value="2.646592" calcext:value-type="float">
            <text:p>2.646592</text:p>
          </table:table-cell>
          <table:table-cell office:value-type="float" office:value="2.502916" calcext:value-type="float">
            <text:p>2.502916</text:p>
          </table:table-cell>
          <table:table-cell office:value-type="float" office:value="15.550379" calcext:value-type="float">
            <text:p>15.550379</text:p>
          </table:table-cell>
          <table:table-cell office:value-type="float" office:value="6.25178" calcext:value-type="float">
            <text:p>6.25178</text:p>
          </table:table-cell>
          <table:table-cell office:value-type="float" office:value="6.58864" calcext:value-type="float">
            <text:p>6.58864</text:p>
          </table:table-cell>
          <table:table-cell office:value-type="float" office:value="113.53411" calcext:value-type="float">
            <text:p>113.53411</text:p>
          </table:table-cell>
          <table:table-cell office:value-type="float" office:value="94.74538" calcext:value-type="float">
            <text:p>94.74538</text:p>
          </table:table-cell>
          <table:table-cell office:value-type="float" office:value="104.16031" calcext:value-type="float">
            <text:p>104.16031</text:p>
          </table:table-cell>
          <table:table-cell office:value-type="float" office:value="1.75257379" calcext:value-type="float">
            <text:p>1.75257379</text:p>
          </table:table-cell>
          <table:table-cell office:value-type="float" office:value="5.453825" calcext:value-type="float">
            <text:p>5.453825</text:p>
          </table:table-cell>
        </table:table-row>
        <table:table-row table:style-name="ro2">
          <table:table-cell office:value-type="string" calcext:value-type="string">
            <text:p>TCGA-10-0933-01A-01R-1569-13</text:p>
          </table:table-cell>
          <table:table-cell office:value-type="string" calcext:value-type="string">
            <text:p>OV</text:p>
          </table:table-cell>
          <table:table-cell office:value-type="float" office:value="5.037312" calcext:value-type="float">
            <text:p>5.037312</text:p>
          </table:table-cell>
          <table:table-cell office:value-type="float" office:value="8.909913" calcext:value-type="float">
            <text:p>8.909913</text:p>
          </table:table-cell>
          <table:table-cell office:value-type="float" office:value="128.05344" calcext:value-type="float">
            <text:p>128.05344</text:p>
          </table:table-cell>
          <table:table-cell office:value-type="float" office:value="2222.8246" calcext:value-type="float">
            <text:p>2222.8246</text:p>
          </table:table-cell>
          <table:table-cell office:value-type="float" office:value="109.03384" calcext:value-type="float">
            <text:p>109.03384</text:p>
          </table:table-cell>
          <table:table-cell office:value-type="float" office:value="43.29235" calcext:value-type="float">
            <text:p>43.29235</text:p>
          </table:table-cell>
          <table:table-cell office:value-type="float" office:value="10.196625" calcext:value-type="float">
            <text:p>10.196625</text:p>
          </table:table-cell>
          <table:table-cell office:value-type="float" office:value="12.350115" calcext:value-type="float">
            <text:p>12.350115</text:p>
          </table:table-cell>
          <table:table-cell office:value-type="float" office:value="29.754566" calcext:value-type="float">
            <text:p>29.754566</text:p>
          </table:table-cell>
          <table:table-cell office:value-type="float" office:value="31.27588" calcext:value-type="float">
            <text:p>31.27588</text:p>
          </table:table-cell>
          <table:table-cell office:value-type="float" office:value="5.061585" calcext:value-type="float">
            <text:p>5.061585</text:p>
          </table:table-cell>
          <table:table-cell office:value-type="float" office:value="53.60833" calcext:value-type="float">
            <text:p>53.60833</text:p>
          </table:table-cell>
          <table:table-cell office:value-type="float" office:value="7.899397" calcext:value-type="float">
            <text:p>7.899397</text:p>
          </table:table-cell>
          <table:table-cell office:value-type="float" office:value="9.4991096" calcext:value-type="float">
            <text:p>9.4991096</text:p>
          </table:table-cell>
          <table:table-cell office:value-type="float" office:value="23.26093" calcext:value-type="float">
            <text:p>23.26093</text:p>
          </table:table-cell>
          <table:table-cell office:value-type="float" office:value="7.322725" calcext:value-type="float">
            <text:p>7.322725</text:p>
          </table:table-cell>
          <table:table-cell office:value-type="float" office:value="2.4677739" calcext:value-type="float">
            <text:p>2.4677739</text:p>
          </table:table-cell>
          <table:table-cell office:value-type="float" office:value="0.13925662" calcext:value-type="float">
            <text:p>0.13925662</text:p>
          </table:table-cell>
          <table:table-cell office:value-type="float" office:value="24.33053" calcext:value-type="float">
            <text:p>24.33053</text:p>
          </table:table-cell>
          <table:table-cell office:value-type="float" office:value="1583.8804" calcext:value-type="float">
            <text:p>1583.8804</text:p>
          </table:table-cell>
          <table:table-cell office:value-type="float" office:value="61.82955" calcext:value-type="float">
            <text:p>61.82955</text:p>
          </table:table-cell>
          <table:table-cell office:value-type="float" office:value="5.037506" calcext:value-type="float">
            <text:p>5.037506</text:p>
          </table:table-cell>
          <table:table-cell office:value-type="float" office:value="0.11272115" calcext:value-type="float">
            <text:p>0.11272115</text:p>
          </table:table-cell>
          <table:table-cell office:value-type="float" office:value="8.012837" calcext:value-type="float">
            <text:p>8.012837</text:p>
          </table:table-cell>
          <table:table-cell office:value-type="float" office:value="2.85315819" calcext:value-type="float">
            <text:p>2.85315819</text:p>
          </table:table-cell>
          <table:table-cell office:value-type="float" office:value="43.634348" calcext:value-type="float">
            <text:p>43.634348</text:p>
          </table:table-cell>
          <table:table-cell office:value-type="float" office:value="2.559072" calcext:value-type="float">
            <text:p>2.559072</text:p>
          </table:table-cell>
          <table:table-cell office:value-type="float" office:value="3.5586813" calcext:value-type="float">
            <text:p>3.5586813</text:p>
          </table:table-cell>
          <table:table-cell office:value-type="float" office:value="3.701711" calcext:value-type="float">
            <text:p>3.701711</text:p>
          </table:table-cell>
          <table:table-cell office:value-type="float" office:value="147.04786" calcext:value-type="float">
            <text:p>147.04786</text:p>
          </table:table-cell>
          <table:table-cell office:value-type="float" office:value="4.599765" calcext:value-type="float">
            <text:p>4.599765</text:p>
          </table:table-cell>
          <table:table-cell office:value-type="float" office:value="1.7494946" calcext:value-type="float">
            <text:p>1.7494946</text:p>
          </table:table-cell>
          <table:table-cell office:value-type="float" office:value="72.54849" calcext:value-type="float">
            <text:p>72.54849</text:p>
          </table:table-cell>
          <table:table-cell office:value-type="float" office:value="77.492463" calcext:value-type="float">
            <text:p>77.492463</text:p>
          </table:table-cell>
          <table:table-cell office:value-type="float" office:value="28.049136" calcext:value-type="float">
            <text:p>28.049136</text:p>
          </table:table-cell>
          <table:table-cell office:value-type="float" office:value="102.38258" calcext:value-type="float">
            <text:p>102.38258</text:p>
          </table:table-cell>
          <table:table-cell office:value-type="float" office:value="2.4537008" calcext:value-type="float">
            <text:p>2.4537008</text:p>
          </table:table-cell>
          <table:table-cell office:value-type="float" office:value="14.731691" calcext:value-type="float">
            <text:p>14.731691</text:p>
          </table:table-cell>
          <table:table-cell office:value-type="float" office:value="1.9872291" calcext:value-type="float">
            <text:p>1.9872291</text:p>
          </table:table-cell>
          <table:table-cell office:value-type="float" office:value="2.867967" calcext:value-type="float">
            <text:p>2.867967</text:p>
          </table:table-cell>
          <table:table-cell office:value-type="float" office:value="7.599895" calcext:value-type="float">
            <text:p>7.599895</text:p>
          </table:table-cell>
          <table:table-cell office:value-type="float" office:value="5.554836" calcext:value-type="float">
            <text:p>5.554836</text:p>
          </table:table-cell>
          <table:table-cell office:value-type="float" office:value="8.926847" calcext:value-type="float">
            <text:p>8.926847</text:p>
          </table:table-cell>
          <table:table-cell office:value-type="float" office:value="142.63335" calcext:value-type="float">
            <text:p>142.63335</text:p>
          </table:table-cell>
          <table:table-cell office:value-type="float" office:value="159.65486" calcext:value-type="float">
            <text:p>159.65486</text:p>
          </table:table-cell>
          <table:table-cell office:value-type="float" office:value="112.87832" calcext:value-type="float">
            <text:p>112.87832</text:p>
          </table:table-cell>
          <table:table-cell office:value-type="float" office:value="0.78159477" calcext:value-type="float">
            <text:p>0.78159477</text:p>
          </table:table-cell>
          <table:table-cell office:value-type="float" office:value="20.918098" calcext:value-type="float">
            <text:p>20.918098</text:p>
          </table:table-cell>
        </table:table-row>
        <table:table-row table:style-name="ro2">
          <table:table-cell office:value-type="string" calcext:value-type="string">
            <text:p>TCGA-10-0936-01A-01R-1564-13</text:p>
          </table:table-cell>
          <table:table-cell office:value-type="string" calcext:value-type="string">
            <text:p>OV</text:p>
          </table:table-cell>
          <table:table-cell office:value-type="float" office:value="8.5291849" calcext:value-type="float">
            <text:p>8.5291849</text:p>
          </table:table-cell>
          <table:table-cell office:value-type="float" office:value="9.25559" calcext:value-type="float">
            <text:p>9.25559</text:p>
          </table:table-cell>
          <table:table-cell office:value-type="float" office:value="298.07389" calcext:value-type="float">
            <text:p>298.07389</text:p>
          </table:table-cell>
          <table:table-cell office:value-type="float" office:value="2347.769" calcext:value-type="float">
            <text:p>2347.769</text:p>
          </table:table-cell>
          <table:table-cell office:value-type="float" office:value="50.30996" calcext:value-type="float">
            <text:p>50.30996</text:p>
          </table:table-cell>
          <table:table-cell office:value-type="float" office:value="65.34138" calcext:value-type="float">
            <text:p>65.34138</text:p>
          </table:table-cell>
          <table:table-cell office:value-type="float" office:value="22.890034" calcext:value-type="float">
            <text:p>22.890034</text:p>
          </table:table-cell>
          <table:table-cell office:value-type="float" office:value="19.10543" calcext:value-type="float">
            <text:p>19.10543</text:p>
          </table:table-cell>
          <table:table-cell office:value-type="float" office:value="17.55849" calcext:value-type="float">
            <text:p>17.55849</text:p>
          </table:table-cell>
          <table:table-cell office:value-type="float" office:value="37.7058" calcext:value-type="float">
            <text:p>37.7058</text:p>
          </table:table-cell>
          <table:table-cell office:value-type="float" office:value="6.226395" calcext:value-type="float">
            <text:p>6.226395</text:p>
          </table:table-cell>
          <table:table-cell office:value-type="float" office:value="136.13758" calcext:value-type="float">
            <text:p>136.13758</text:p>
          </table:table-cell>
          <table:table-cell office:value-type="float" office:value="6.616071" calcext:value-type="float">
            <text:p>6.616071</text:p>
          </table:table-cell>
          <table:table-cell office:value-type="float" office:value="5.767494" calcext:value-type="float">
            <text:p>5.767494</text:p>
          </table:table-cell>
          <table:table-cell office:value-type="float" office:value="145.9221" calcext:value-type="float">
            <text:p>145.9221</text:p>
          </table:table-cell>
          <table:table-cell office:value-type="float" office:value="7.862092" calcext:value-type="float">
            <text:p>7.862092</text:p>
          </table:table-cell>
          <table:table-cell office:value-type="float" office:value="4.5819777" calcext:value-type="float">
            <text:p>4.5819777</text:p>
          </table:table-cell>
          <table:table-cell office:value-type="float" office:value="0.13230857" calcext:value-type="float">
            <text:p>0.13230857</text:p>
          </table:table-cell>
          <table:table-cell office:value-type="float" office:value="71.05558" calcext:value-type="float">
            <text:p>71.05558</text:p>
          </table:table-cell>
          <table:table-cell office:value-type="float" office:value="1744.446" calcext:value-type="float">
            <text:p>1744.446</text:p>
          </table:table-cell>
          <table:table-cell office:value-type="float" office:value="161.59304" calcext:value-type="float">
            <text:p>161.59304</text:p>
          </table:table-cell>
          <table:table-cell office:value-type="float" office:value="4.571127" calcext:value-type="float">
            <text:p>4.571127</text:p>
          </table:table-cell>
          <table:table-cell office:value-type="float" office:value="0.35970122" calcext:value-type="float">
            <text:p>0.35970122</text:p>
          </table:table-cell>
          <table:table-cell office:value-type="float" office:value="11.122929" calcext:value-type="float">
            <text:p>11.122929</text:p>
          </table:table-cell>
          <table:table-cell office:value-type="float" office:value="1.8856389" calcext:value-type="float">
            <text:p>1.8856389</text:p>
          </table:table-cell>
          <table:table-cell office:value-type="float" office:value="38.433636" calcext:value-type="float">
            <text:p>38.433636</text:p>
          </table:table-cell>
          <table:table-cell office:value-type="float" office:value="3.299674" calcext:value-type="float">
            <text:p>3.299674</text:p>
          </table:table-cell>
          <table:table-cell office:value-type="float" office:value="3.2542683" calcext:value-type="float">
            <text:p>3.2542683</text:p>
          </table:table-cell>
          <table:table-cell office:value-type="float" office:value="1.0810581" calcext:value-type="float">
            <text:p>1.0810581</text:p>
          </table:table-cell>
          <table:table-cell office:value-type="float" office:value="174.52765" calcext:value-type="float">
            <text:p>174.52765</text:p>
          </table:table-cell>
          <table:table-cell office:value-type="float" office:value="4.651312" calcext:value-type="float">
            <text:p>4.651312</text:p>
          </table:table-cell>
          <table:table-cell office:value-type="float" office:value="0.7488799" calcext:value-type="float">
            <text:p>0.7488799</text:p>
          </table:table-cell>
          <table:table-cell office:value-type="float" office:value="17.11351" calcext:value-type="float">
            <text:p>17.11351</text:p>
          </table:table-cell>
          <table:table-cell office:value-type="float" office:value="162.143184" calcext:value-type="float">
            <text:p>162.143184</text:p>
          </table:table-cell>
          <table:table-cell office:value-type="float" office:value="38.013009" calcext:value-type="float">
            <text:p>38.013009</text:p>
          </table:table-cell>
          <table:table-cell office:value-type="float" office:value="241.37407" calcext:value-type="float">
            <text:p>241.37407</text:p>
          </table:table-cell>
          <table:table-cell office:value-type="float" office:value="3.1767665" calcext:value-type="float">
            <text:p>3.1767665</text:p>
          </table:table-cell>
          <table:table-cell office:value-type="float" office:value="4.396776" calcext:value-type="float">
            <text:p>4.396776</text:p>
          </table:table-cell>
          <table:table-cell office:value-type="float" office:value="3.4731271" calcext:value-type="float">
            <text:p>3.4731271</text:p>
          </table:table-cell>
          <table:table-cell office:value-type="float" office:value="3.744385" calcext:value-type="float">
            <text:p>3.744385</text:p>
          </table:table-cell>
          <table:table-cell office:value-type="float" office:value="36.402152" calcext:value-type="float">
            <text:p>36.402152</text:p>
          </table:table-cell>
          <table:table-cell office:value-type="float" office:value="5.287797" calcext:value-type="float">
            <text:p>5.287797</text:p>
          </table:table-cell>
          <table:table-cell office:value-type="float" office:value="6.688688" calcext:value-type="float">
            <text:p>6.688688</text:p>
          </table:table-cell>
          <table:table-cell office:value-type="float" office:value="314.2535" calcext:value-type="float">
            <text:p>314.2535</text:p>
          </table:table-cell>
          <table:table-cell office:value-type="float" office:value="83.09767" calcext:value-type="float">
            <text:p>83.09767</text:p>
          </table:table-cell>
          <table:table-cell office:value-type="float" office:value="416.01197" calcext:value-type="float">
            <text:p>416.01197</text:p>
          </table:table-cell>
          <table:table-cell office:value-type="float" office:value="0.24810775" calcext:value-type="float">
            <text:p>0.24810775</text:p>
          </table:table-cell>
          <table:table-cell office:value-type="float" office:value="7.11778" calcext:value-type="float">
            <text:p>7.11778</text:p>
          </table:table-cell>
        </table:table-row>
        <table:table-row table:style-name="ro2">
          <table:table-cell office:value-type="string" calcext:value-type="string">
            <text:p>TCGA-10-0937-01A-02R-1564-13</text:p>
          </table:table-cell>
          <table:table-cell office:value-type="string" calcext:value-type="string">
            <text:p>OV</text:p>
          </table:table-cell>
          <table:table-cell office:value-type="float" office:value="5.1271579" calcext:value-type="float">
            <text:p>5.1271579</text:p>
          </table:table-cell>
          <table:table-cell office:value-type="float" office:value="6.68377" calcext:value-type="float">
            <text:p>6.68377</text:p>
          </table:table-cell>
          <table:table-cell office:value-type="float" office:value="145.88868" calcext:value-type="float">
            <text:p>145.88868</text:p>
          </table:table-cell>
          <table:table-cell office:value-type="float" office:value="3049.1201" calcext:value-type="float">
            <text:p>3049.1201</text:p>
          </table:table-cell>
          <table:table-cell office:value-type="float" office:value="62.79511" calcext:value-type="float">
            <text:p>62.79511</text:p>
          </table:table-cell>
          <table:table-cell office:value-type="float" office:value="40.88966" calcext:value-type="float">
            <text:p>40.88966</text:p>
          </table:table-cell>
          <table:table-cell office:value-type="float" office:value="2.222338" calcext:value-type="float">
            <text:p>2.222338</text:p>
          </table:table-cell>
          <table:table-cell office:value-type="float" office:value="9.337678" calcext:value-type="float">
            <text:p>9.337678</text:p>
          </table:table-cell>
          <table:table-cell office:value-type="float" office:value="37.291339" calcext:value-type="float">
            <text:p>37.291339</text:p>
          </table:table-cell>
          <table:table-cell office:value-type="float" office:value="82.65462" calcext:value-type="float">
            <text:p>82.65462</text:p>
          </table:table-cell>
          <table:table-cell office:value-type="float" office:value="11.603961" calcext:value-type="float">
            <text:p>11.603961</text:p>
          </table:table-cell>
          <table:table-cell office:value-type="float" office:value="80.56362" calcext:value-type="float">
            <text:p>80.56362</text:p>
          </table:table-cell>
          <table:table-cell office:value-type="float" office:value="14.102593" calcext:value-type="float">
            <text:p>14.102593</text:p>
          </table:table-cell>
          <table:table-cell office:value-type="float" office:value="6.1346849" calcext:value-type="float">
            <text:p>6.1346849</text:p>
          </table:table-cell>
          <table:table-cell office:value-type="float" office:value="51.6432" calcext:value-type="float">
            <text:p>51.6432</text:p>
          </table:table-cell>
          <table:table-cell office:value-type="float" office:value="8.698688" calcext:value-type="float">
            <text:p>8.698688</text:p>
          </table:table-cell>
          <table:table-cell office:value-type="float" office:value="4.2978516" calcext:value-type="float">
            <text:p>4.2978516</text:p>
          </table:table-cell>
          <table:table-cell office:value-type="float" office:value="0.38990273" calcext:value-type="float">
            <text:p>0.38990273</text:p>
          </table:table-cell>
          <table:table-cell office:value-type="float" office:value="40.72024" calcext:value-type="float">
            <text:p>40.72024</text:p>
          </table:table-cell>
          <table:table-cell office:value-type="float" office:value="2921.4552" calcext:value-type="float">
            <text:p>2921.4552</text:p>
          </table:table-cell>
          <table:table-cell office:value-type="float" office:value="158.23082" calcext:value-type="float">
            <text:p>158.23082</text:p>
          </table:table-cell>
          <table:table-cell office:value-type="float" office:value="9.41156" calcext:value-type="float">
            <text:p>9.41156</text:p>
          </table:table-cell>
          <table:table-cell office:value-type="float" office:value="0.4601324" calcext:value-type="float">
            <text:p>0.4601324</text:p>
          </table:table-cell>
          <table:table-cell office:value-type="float" office:value="7.896951" calcext:value-type="float">
            <text:p>7.896951</text:p>
          </table:table-cell>
          <table:table-cell office:value-type="float" office:value="7.24817952" calcext:value-type="float">
            <text:p>7.24817952</text:p>
          </table:table-cell>
          <table:table-cell office:value-type="float" office:value="18.094997" calcext:value-type="float">
            <text:p>18.094997</text:p>
          </table:table-cell>
          <table:table-cell office:value-type="float" office:value="2.035727" calcext:value-type="float">
            <text:p>2.035727</text:p>
          </table:table-cell>
          <table:table-cell office:value-type="float" office:value="3.6911613" calcext:value-type="float">
            <text:p>3.6911613</text:p>
          </table:table-cell>
          <table:table-cell office:value-type="float" office:value="1.8726735" calcext:value-type="float">
            <text:p>1.8726735</text:p>
          </table:table-cell>
          <table:table-cell office:value-type="float" office:value="317.0867" calcext:value-type="float">
            <text:p>317.0867</text:p>
          </table:table-cell>
          <table:table-cell office:value-type="float" office:value="8.477475" calcext:value-type="float">
            <text:p>8.477475</text:p>
          </table:table-cell>
          <table:table-cell office:value-type="float" office:value="1.3016801" calcext:value-type="float">
            <text:p>1.3016801</text:p>
          </table:table-cell>
          <table:table-cell office:value-type="float" office:value="16.51652" calcext:value-type="float">
            <text:p>16.51652</text:p>
          </table:table-cell>
          <table:table-cell office:value-type="float" office:value="115.463405" calcext:value-type="float">
            <text:p>115.463405</text:p>
          </table:table-cell>
          <table:table-cell office:value-type="float" office:value="19.511099" calcext:value-type="float">
            <text:p>19.511099</text:p>
          </table:table-cell>
          <table:table-cell office:value-type="float" office:value="290.81012" calcext:value-type="float">
            <text:p>290.81012</text:p>
          </table:table-cell>
          <table:table-cell office:value-type="float" office:value="1.0499824" calcext:value-type="float">
            <text:p>1.0499824</text:p>
          </table:table-cell>
          <table:table-cell office:value-type="float" office:value="7.928458" calcext:value-type="float">
            <text:p>7.928458</text:p>
          </table:table-cell>
          <table:table-cell office:value-type="float" office:value="2.2331221" calcext:value-type="float">
            <text:p>2.2331221</text:p>
          </table:table-cell>
          <table:table-cell office:value-type="float" office:value="2.478209" calcext:value-type="float">
            <text:p>2.478209</text:p>
          </table:table-cell>
          <table:table-cell office:value-type="float" office:value="18.407681" calcext:value-type="float">
            <text:p>18.407681</text:p>
          </table:table-cell>
          <table:table-cell office:value-type="float" office:value="2.91256" calcext:value-type="float">
            <text:p>2.91256</text:p>
          </table:table-cell>
          <table:table-cell office:value-type="float" office:value="10.589118" calcext:value-type="float">
            <text:p>10.589118</text:p>
          </table:table-cell>
          <table:table-cell office:value-type="float" office:value="95.60615" calcext:value-type="float">
            <text:p>95.60615</text:p>
          </table:table-cell>
          <table:table-cell office:value-type="float" office:value="216.24502" calcext:value-type="float">
            <text:p>216.24502</text:p>
          </table:table-cell>
          <table:table-cell office:value-type="float" office:value="81.52622" calcext:value-type="float">
            <text:p>81.52622</text:p>
          </table:table-cell>
          <table:table-cell office:value-type="float" office:value="0.31927041" calcext:value-type="float">
            <text:p>0.31927041</text:p>
          </table:table-cell>
          <table:table-cell office:value-type="float" office:value="6.542886" calcext:value-type="float">
            <text:p>6.542886</text:p>
          </table:table-cell>
        </table:table-row>
        <table:table-row table:style-name="ro2">
          <table:table-cell office:value-type="string" calcext:value-type="string">
            <text:p>TCGA-10-0938-01A-02R-1564-13</text:p>
          </table:table-cell>
          <table:table-cell office:value-type="string" calcext:value-type="string">
            <text:p>OV</text:p>
          </table:table-cell>
          <table:table-cell office:value-type="float" office:value="4.0751584" calcext:value-type="float">
            <text:p>4.0751584</text:p>
          </table:table-cell>
          <table:table-cell office:value-type="float" office:value="5.417341" calcext:value-type="float">
            <text:p>5.417341</text:p>
          </table:table-cell>
          <table:table-cell office:value-type="float" office:value="107.94561" calcext:value-type="float">
            <text:p>107.94561</text:p>
          </table:table-cell>
          <table:table-cell office:value-type="float" office:value="1894.946" calcext:value-type="float">
            <text:p>1894.946</text:p>
          </table:table-cell>
          <table:table-cell office:value-type="float" office:value="52.25252" calcext:value-type="float">
            <text:p>52.25252</text:p>
          </table:table-cell>
          <table:table-cell office:value-type="float" office:value="33.55896" calcext:value-type="float">
            <text:p>33.55896</text:p>
          </table:table-cell>
          <table:table-cell office:value-type="float" office:value="15.982843" calcext:value-type="float">
            <text:p>15.982843</text:p>
          </table:table-cell>
          <table:table-cell office:value-type="float" office:value="9.662451" calcext:value-type="float">
            <text:p>9.662451</text:p>
          </table:table-cell>
          <table:table-cell office:value-type="float" office:value="24.798876" calcext:value-type="float">
            <text:p>24.798876</text:p>
          </table:table-cell>
          <table:table-cell office:value-type="float" office:value="50.50745" calcext:value-type="float">
            <text:p>50.50745</text:p>
          </table:table-cell>
          <table:table-cell office:value-type="float" office:value="3.048959" calcext:value-type="float">
            <text:p>3.048959</text:p>
          </table:table-cell>
          <table:table-cell office:value-type="float" office:value="97.00601" calcext:value-type="float">
            <text:p>97.00601</text:p>
          </table:table-cell>
          <table:table-cell office:value-type="float" office:value="12.918456" calcext:value-type="float">
            <text:p>12.918456</text:p>
          </table:table-cell>
          <table:table-cell office:value-type="float" office:value="0.3877049" calcext:value-type="float">
            <text:p>0.3877049</text:p>
          </table:table-cell>
          <table:table-cell office:value-type="float" office:value="50.75173" calcext:value-type="float">
            <text:p>50.75173</text:p>
          </table:table-cell>
          <table:table-cell office:value-type="float" office:value="8.687285" calcext:value-type="float">
            <text:p>8.687285</text:p>
          </table:table-cell>
          <table:table-cell office:value-type="float" office:value="3.4527366" calcext:value-type="float">
            <text:p>3.4527366</text:p>
          </table:table-cell>
          <table:table-cell office:value-type="float" office:value="0.12507831" calcext:value-type="float">
            <text:p>0.12507831</text:p>
          </table:table-cell>
          <table:table-cell office:value-type="float" office:value="40.61132" calcext:value-type="float">
            <text:p>40.61132</text:p>
          </table:table-cell>
          <table:table-cell office:value-type="float" office:value="1491.9741" calcext:value-type="float">
            <text:p>1491.9741</text:p>
          </table:table-cell>
          <table:table-cell office:value-type="float" office:value="81.4058" calcext:value-type="float">
            <text:p>81.4058</text:p>
          </table:table-cell>
          <table:table-cell office:value-type="float" office:value="11.845386" calcext:value-type="float">
            <text:p>11.845386</text:p>
          </table:table-cell>
          <table:table-cell office:value-type="float" office:value="0.32049526" calcext:value-type="float">
            <text:p>0.32049526</text:p>
          </table:table-cell>
          <table:table-cell office:value-type="float" office:value="9.53893" calcext:value-type="float">
            <text:p>9.53893</text:p>
          </table:table-cell>
          <table:table-cell office:value-type="float" office:value="0.49180348" calcext:value-type="float">
            <text:p>0.49180348</text:p>
          </table:table-cell>
          <table:table-cell office:value-type="float" office:value="31.359977" calcext:value-type="float">
            <text:p>31.359977</text:p>
          </table:table-cell>
          <table:table-cell office:value-type="float" office:value="2.860287" calcext:value-type="float">
            <text:p>2.860287</text:p>
          </table:table-cell>
          <table:table-cell office:value-type="float" office:value="4.7881059" calcext:value-type="float">
            <text:p>4.7881059</text:p>
          </table:table-cell>
          <table:table-cell office:value-type="float" office:value="1.1605237" calcext:value-type="float">
            <text:p>1.1605237</text:p>
          </table:table-cell>
          <table:table-cell office:value-type="float" office:value="117.28157" calcext:value-type="float">
            <text:p>117.28157</text:p>
          </table:table-cell>
          <table:table-cell office:value-type="float" office:value="3.345866" calcext:value-type="float">
            <text:p>3.345866</text:p>
          </table:table-cell>
          <table:table-cell office:value-type="float" office:value="1.2282261" calcext:value-type="float">
            <text:p>1.2282261</text:p>
          </table:table-cell>
          <table:table-cell office:value-type="float" office:value="21.26949" calcext:value-type="float">
            <text:p>21.26949</text:p>
          </table:table-cell>
          <table:table-cell office:value-type="float" office:value="122.599799" calcext:value-type="float">
            <text:p>122.599799</text:p>
          </table:table-cell>
          <table:table-cell office:value-type="float" office:value="16.954215" calcext:value-type="float">
            <text:p>16.954215</text:p>
          </table:table-cell>
          <table:table-cell office:value-type="float" office:value="404.9338" calcext:value-type="float">
            <text:p>404.9338</text:p>
          </table:table-cell>
          <table:table-cell office:value-type="float" office:value="2.6333799" calcext:value-type="float">
            <text:p>2.6333799</text:p>
          </table:table-cell>
          <table:table-cell office:value-type="float" office:value="6.319825" calcext:value-type="float">
            <text:p>6.319825</text:p>
          </table:table-cell>
          <table:table-cell office:value-type="float" office:value="1.9584107" calcext:value-type="float">
            <text:p>1.9584107</text:p>
          </table:table-cell>
          <table:table-cell office:value-type="float" office:value="2.310091" calcext:value-type="float">
            <text:p>2.310091</text:p>
          </table:table-cell>
          <table:table-cell office:value-type="float" office:value="12.588253" calcext:value-type="float">
            <text:p>12.588253</text:p>
          </table:table-cell>
          <table:table-cell office:value-type="float" office:value="3.539903" calcext:value-type="float">
            <text:p>3.539903</text:p>
          </table:table-cell>
          <table:table-cell office:value-type="float" office:value="4.345199" calcext:value-type="float">
            <text:p>4.345199</text:p>
          </table:table-cell>
          <table:table-cell office:value-type="float" office:value="186.32919" calcext:value-type="float">
            <text:p>186.32919</text:p>
          </table:table-cell>
          <table:table-cell office:value-type="float" office:value="218.32975" calcext:value-type="float">
            <text:p>218.32975</text:p>
          </table:table-cell>
          <table:table-cell office:value-type="float" office:value="109.06434" calcext:value-type="float">
            <text:p>109.06434</text:p>
          </table:table-cell>
          <table:table-cell office:value-type="float" office:value="0.35497809" calcext:value-type="float">
            <text:p>0.35497809</text:p>
          </table:table-cell>
          <table:table-cell office:value-type="float" office:value="3.382696" calcext:value-type="float">
            <text:p>3.382696</text:p>
          </table:table-cell>
        </table:table-row>
        <table:table-row table:style-name="ro2">
          <table:table-cell office:value-type="string" calcext:value-type="string">
            <text:p>TCGA-12-0616-01A-01R-1849-01</text:p>
          </table:table-cell>
          <table:table-cell office:value-type="string" calcext:value-type="string">
            <text:p>GBM</text:p>
          </table:table-cell>
          <table:table-cell office:value-type="float" office:value="1.3983134" calcext:value-type="float">
            <text:p>1.3983134</text:p>
          </table:table-cell>
          <table:table-cell office:value-type="float" office:value="8.280291" calcext:value-type="float">
            <text:p>8.280291</text:p>
          </table:table-cell>
          <table:table-cell office:value-type="float" office:value="164.03204" calcext:value-type="float">
            <text:p>164.03204</text:p>
          </table:table-cell>
          <table:table-cell office:value-type="float" office:value="3172.2408" calcext:value-type="float">
            <text:p>3172.2408</text:p>
          </table:table-cell>
          <table:table-cell office:value-type="float" office:value="48.90798" calcext:value-type="float">
            <text:p>48.90798</text:p>
          </table:table-cell>
          <table:table-cell office:value-type="float" office:value="91.01745" calcext:value-type="float">
            <text:p>91.01745</text:p>
          </table:table-cell>
          <table:table-cell office:value-type="float" office:value="6.47946" calcext:value-type="float">
            <text:p>6.47946</text:p>
          </table:table-cell>
          <table:table-cell office:value-type="float" office:value="31.131943" calcext:value-type="float">
            <text:p>31.131943</text:p>
          </table:table-cell>
          <table:table-cell office:value-type="float" office:value="112.871247" calcext:value-type="float">
            <text:p>112.871247</text:p>
          </table:table-cell>
          <table:table-cell office:value-type="float" office:value="137.0465" calcext:value-type="float">
            <text:p>137.0465</text:p>
          </table:table-cell>
          <table:table-cell office:value-type="float" office:value="6.077342" calcext:value-type="float">
            <text:p>6.077342</text:p>
          </table:table-cell>
          <table:table-cell office:value-type="float" office:value="110.12713" calcext:value-type="float">
            <text:p>110.12713</text:p>
          </table:table-cell>
          <table:table-cell office:value-type="float" office:value="6.386078" calcext:value-type="float">
            <text:p>6.386078</text:p>
          </table:table-cell>
          <table:table-cell office:value-type="float" office:value="6.2062346" calcext:value-type="float">
            <text:p>6.2062346</text:p>
          </table:table-cell>
          <table:table-cell office:value-type="float" office:value="54.01646" calcext:value-type="float">
            <text:p>54.01646</text:p>
          </table:table-cell>
          <table:table-cell office:value-type="float" office:value="8.110768" calcext:value-type="float">
            <text:p>8.110768</text:p>
          </table:table-cell>
          <table:table-cell office:value-type="float" office:value="2.6700701" calcext:value-type="float">
            <text:p>2.6700701</text:p>
          </table:table-cell>
          <table:table-cell office:value-type="float" office:value="0.84187241" calcext:value-type="float">
            <text:p>0.84187241</text:p>
          </table:table-cell>
          <table:table-cell office:value-type="float" office:value="49.04384" calcext:value-type="float">
            <text:p>49.04384</text:p>
          </table:table-cell>
          <table:table-cell office:value-type="float" office:value="1596.1721" calcext:value-type="float">
            <text:p>1596.1721</text:p>
          </table:table-cell>
          <table:table-cell office:value-type="float" office:value="40.29591" calcext:value-type="float">
            <text:p>40.29591</text:p>
          </table:table-cell>
          <table:table-cell office:value-type="float" office:value="6.416017" calcext:value-type="float">
            <text:p>6.416017</text:p>
          </table:table-cell>
          <table:table-cell office:value-type="float" office:value="0.22090301" calcext:value-type="float">
            <text:p>0.22090301</text:p>
          </table:table-cell>
          <table:table-cell office:value-type="float" office:value="14.649079" calcext:value-type="float">
            <text:p>14.649079</text:p>
          </table:table-cell>
          <table:table-cell office:value-type="float" office:value="0.88494581" calcext:value-type="float">
            <text:p>0.88494581</text:p>
          </table:table-cell>
          <table:table-cell office:value-type="float" office:value="16.542884" calcext:value-type="float">
            <text:p>16.542884</text:p>
          </table:table-cell>
          <table:table-cell office:value-type="float" office:value="2.035449" calcext:value-type="float">
            <text:p>2.035449</text:p>
          </table:table-cell>
          <table:table-cell office:value-type="float" office:value="2.0098353" calcext:value-type="float">
            <text:p>2.0098353</text:p>
          </table:table-cell>
          <table:table-cell office:value-type="float" office:value="0.9889483" calcext:value-type="float">
            <text:p>0.9889483</text:p>
          </table:table-cell>
          <table:table-cell office:value-type="float" office:value="270.37249" calcext:value-type="float">
            <text:p>270.37249</text:p>
          </table:table-cell>
          <table:table-cell office:value-type="float" office:value="4.313603" calcext:value-type="float">
            <text:p>4.313603</text:p>
          </table:table-cell>
          <table:table-cell office:value-type="float" office:value="1.7068722" calcext:value-type="float">
            <text:p>1.7068722</text:p>
          </table:table-cell>
          <table:table-cell office:value-type="float" office:value="50.41491" calcext:value-type="float">
            <text:p>50.41491</text:p>
          </table:table-cell>
          <table:table-cell office:value-type="float" office:value="29.883802" calcext:value-type="float">
            <text:p>29.883802</text:p>
          </table:table-cell>
          <table:table-cell office:value-type="float" office:value="30.031495" calcext:value-type="float">
            <text:p>30.031495</text:p>
          </table:table-cell>
          <table:table-cell office:value-type="float" office:value="306.96749" calcext:value-type="float">
            <text:p>306.96749</text:p>
          </table:table-cell>
          <table:table-cell office:value-type="float" office:value="1.9318928" calcext:value-type="float">
            <text:p>1.9318928</text:p>
          </table:table-cell>
          <table:table-cell office:value-type="float" office:value="8.402596" calcext:value-type="float">
            <text:p>8.402596</text:p>
          </table:table-cell>
          <table:table-cell office:value-type="float" office:value="3.2602084" calcext:value-type="float">
            <text:p>3.2602084</text:p>
          </table:table-cell>
          <table:table-cell office:value-type="float" office:value="2.092217" calcext:value-type="float">
            <text:p>2.092217</text:p>
          </table:table-cell>
          <table:table-cell office:value-type="float" office:value="11.124275" calcext:value-type="float">
            <text:p>11.124275</text:p>
          </table:table-cell>
          <table:table-cell office:value-type="float" office:value="3.129526" calcext:value-type="float">
            <text:p>3.129526</text:p>
          </table:table-cell>
          <table:table-cell office:value-type="float" office:value="2.392191" calcext:value-type="float">
            <text:p>2.392191</text:p>
          </table:table-cell>
          <table:table-cell office:value-type="float" office:value="121.84209" calcext:value-type="float">
            <text:p>121.84209</text:p>
          </table:table-cell>
          <table:table-cell office:value-type="float" office:value="165.13257" calcext:value-type="float">
            <text:p>165.13257</text:p>
          </table:table-cell>
          <table:table-cell office:value-type="float" office:value="231.37941" calcext:value-type="float">
            <text:p>231.37941</text:p>
          </table:table-cell>
          <table:table-cell office:value-type="float" office:value="1.22717539" calcext:value-type="float">
            <text:p>1.22717539</text:p>
          </table:table-cell>
          <table:table-cell office:value-type="float" office:value="3.026717" calcext:value-type="float">
            <text:p>3.026717</text:p>
          </table:table-cell>
        </table:table-row>
        <table:table-row table:style-name="ro2">
          <table:table-cell office:value-type="string" calcext:value-type="string">
            <text:p>TCGA-12-0619-01A-01R-1849-01</text:p>
          </table:table-cell>
          <table:table-cell office:value-type="string" calcext:value-type="string">
            <text:p>GBM</text:p>
          </table:table-cell>
          <table:table-cell office:value-type="float" office:value="6.2398551" calcext:value-type="float">
            <text:p>6.2398551</text:p>
          </table:table-cell>
          <table:table-cell office:value-type="float" office:value="15.29448" calcext:value-type="float">
            <text:p>15.29448</text:p>
          </table:table-cell>
          <table:table-cell office:value-type="float" office:value="146.41519" calcext:value-type="float">
            <text:p>146.41519</text:p>
          </table:table-cell>
          <table:table-cell office:value-type="float" office:value="4427.609" calcext:value-type="float">
            <text:p>4427.609</text:p>
          </table:table-cell>
          <table:table-cell office:value-type="float" office:value="39.65685" calcext:value-type="float">
            <text:p>39.65685</text:p>
          </table:table-cell>
          <table:table-cell office:value-type="float" office:value="79.22064" calcext:value-type="float">
            <text:p>79.22064</text:p>
          </table:table-cell>
          <table:table-cell office:value-type="float" office:value="9.031563" calcext:value-type="float">
            <text:p>9.031563</text:p>
          </table:table-cell>
          <table:table-cell office:value-type="float" office:value="38.900377" calcext:value-type="float">
            <text:p>38.900377</text:p>
          </table:table-cell>
          <table:table-cell office:value-type="float" office:value="27.407901" calcext:value-type="float">
            <text:p>27.407901</text:p>
          </table:table-cell>
          <table:table-cell office:value-type="float" office:value="216.74632" calcext:value-type="float">
            <text:p>216.74632</text:p>
          </table:table-cell>
          <table:table-cell office:value-type="float" office:value="6.623736" calcext:value-type="float">
            <text:p>6.623736</text:p>
          </table:table-cell>
          <table:table-cell office:value-type="float" office:value="40.01035" calcext:value-type="float">
            <text:p>40.01035</text:p>
          </table:table-cell>
          <table:table-cell office:value-type="float" office:value="6.943393" calcext:value-type="float">
            <text:p>6.943393</text:p>
          </table:table-cell>
          <table:table-cell office:value-type="float" office:value="2.1811561" calcext:value-type="float">
            <text:p>2.1811561</text:p>
          </table:table-cell>
          <table:table-cell office:value-type="float" office:value="68.2155" calcext:value-type="float">
            <text:p>68.2155</text:p>
          </table:table-cell>
          <table:table-cell office:value-type="float" office:value="9.964792" calcext:value-type="float">
            <text:p>9.964792</text:p>
          </table:table-cell>
          <table:table-cell office:value-type="float" office:value="2.9105427" calcext:value-type="float">
            <text:p>2.9105427</text:p>
          </table:table-cell>
          <table:table-cell office:value-type="float" office:value="1.11276692" calcext:value-type="float">
            <text:p>1.11276692</text:p>
          </table:table-cell>
          <table:table-cell office:value-type="float" office:value="93.09842" calcext:value-type="float">
            <text:p>93.09842</text:p>
          </table:table-cell>
          <table:table-cell office:value-type="float" office:value="1044.8226" calcext:value-type="float">
            <text:p>1044.8226</text:p>
          </table:table-cell>
          <table:table-cell office:value-type="float" office:value="91.04081" calcext:value-type="float">
            <text:p>91.04081</text:p>
          </table:table-cell>
          <table:table-cell office:value-type="float" office:value="5.523076" calcext:value-type="float">
            <text:p>5.523076</text:p>
          </table:table-cell>
          <table:table-cell office:value-type="float" office:value="0.33863512" calcext:value-type="float">
            <text:p>0.33863512</text:p>
          </table:table-cell>
          <table:table-cell office:value-type="float" office:value="9.31714" calcext:value-type="float">
            <text:p>9.31714</text:p>
          </table:table-cell>
          <table:table-cell office:value-type="float" office:value="2.1294594" calcext:value-type="float">
            <text:p>2.1294594</text:p>
          </table:table-cell>
          <table:table-cell office:value-type="float" office:value="36.460355" calcext:value-type="float">
            <text:p>36.460355</text:p>
          </table:table-cell>
          <table:table-cell office:value-type="float" office:value="3.454084" calcext:value-type="float">
            <text:p>3.454084</text:p>
          </table:table-cell>
          <table:table-cell office:value-type="float" office:value="2.173844" calcext:value-type="float">
            <text:p>2.173844</text:p>
          </table:table-cell>
          <table:table-cell office:value-type="float" office:value="1.6506496" calcext:value-type="float">
            <text:p>1.6506496</text:p>
          </table:table-cell>
          <table:table-cell office:value-type="float" office:value="154.81992" calcext:value-type="float">
            <text:p>154.81992</text:p>
          </table:table-cell>
          <table:table-cell office:value-type="float" office:value="3.548814" calcext:value-type="float">
            <text:p>3.548814</text:p>
          </table:table-cell>
          <table:table-cell office:value-type="float" office:value="2.9253478" calcext:value-type="float">
            <text:p>2.9253478</text:p>
          </table:table-cell>
          <table:table-cell office:value-type="float" office:value="30.64348" calcext:value-type="float">
            <text:p>30.64348</text:p>
          </table:table-cell>
          <table:table-cell office:value-type="float" office:value="43.879722" calcext:value-type="float">
            <text:p>43.879722</text:p>
          </table:table-cell>
          <table:table-cell office:value-type="float" office:value="22.653177" calcext:value-type="float">
            <text:p>22.653177</text:p>
          </table:table-cell>
          <table:table-cell office:value-type="float" office:value="134.29921" calcext:value-type="float">
            <text:p>134.29921</text:p>
          </table:table-cell>
          <table:table-cell office:value-type="float" office:value="1.5808484" calcext:value-type="float">
            <text:p>1.5808484</text:p>
          </table:table-cell>
          <table:table-cell office:value-type="float" office:value="11.066615" calcext:value-type="float">
            <text:p>11.066615</text:p>
          </table:table-cell>
          <table:table-cell office:value-type="float" office:value="5.3199012" calcext:value-type="float">
            <text:p>5.3199012</text:p>
          </table:table-cell>
          <table:table-cell office:value-type="float" office:value="4.91624" calcext:value-type="float">
            <text:p>4.91624</text:p>
          </table:table-cell>
          <table:table-cell office:value-type="float" office:value="14.636052" calcext:value-type="float">
            <text:p>14.636052</text:p>
          </table:table-cell>
          <table:table-cell office:value-type="float" office:value="4.798249" calcext:value-type="float">
            <text:p>4.798249</text:p>
          </table:table-cell>
          <table:table-cell office:value-type="float" office:value="4.648438" calcext:value-type="float">
            <text:p>4.648438</text:p>
          </table:table-cell>
          <table:table-cell office:value-type="float" office:value="104.68484" calcext:value-type="float">
            <text:p>104.68484</text:p>
          </table:table-cell>
          <table:table-cell office:value-type="float" office:value="86.90927" calcext:value-type="float">
            <text:p>86.90927</text:p>
          </table:table-cell>
          <table:table-cell office:value-type="float" office:value="272.08712" calcext:value-type="float">
            <text:p>272.08712</text:p>
          </table:table-cell>
          <table:table-cell office:value-type="float" office:value="3.12982182" calcext:value-type="float">
            <text:p>3.12982182</text:p>
          </table:table-cell>
          <table:table-cell office:value-type="float" office:value="9.372961" calcext:value-type="float">
            <text:p>9.372961</text:p>
          </table:table-cell>
        </table:table-row>
        <table:table-row table:style-name="ro2">
          <table:table-cell office:value-type="string" calcext:value-type="string">
            <text:p>TCGA-12-0821-01A-01R-1849-01</text:p>
          </table:table-cell>
          <table:table-cell office:value-type="string" calcext:value-type="string">
            <text:p>GBM</text:p>
          </table:table-cell>
          <table:table-cell office:value-type="float" office:value="1.9248402" calcext:value-type="float">
            <text:p>1.9248402</text:p>
          </table:table-cell>
          <table:table-cell office:value-type="float" office:value="7.689686" calcext:value-type="float">
            <text:p>7.689686</text:p>
          </table:table-cell>
          <table:table-cell office:value-type="float" office:value="165.38666" calcext:value-type="float">
            <text:p>165.38666</text:p>
          </table:table-cell>
          <table:table-cell office:value-type="float" office:value="2649.5282" calcext:value-type="float">
            <text:p>2649.5282</text:p>
          </table:table-cell>
          <table:table-cell office:value-type="float" office:value="39.91608" calcext:value-type="float">
            <text:p>39.91608</text:p>
          </table:table-cell>
          <table:table-cell office:value-type="float" office:value="89.48906" calcext:value-type="float">
            <text:p>89.48906</text:p>
          </table:table-cell>
          <table:table-cell office:value-type="float" office:value="8.735272" calcext:value-type="float">
            <text:p>8.735272</text:p>
          </table:table-cell>
          <table:table-cell office:value-type="float" office:value="30.972653" calcext:value-type="float">
            <text:p>30.972653</text:p>
          </table:table-cell>
          <table:table-cell office:value-type="float" office:value="54.476934" calcext:value-type="float">
            <text:p>54.476934</text:p>
          </table:table-cell>
          <table:table-cell office:value-type="float" office:value="253.07911" calcext:value-type="float">
            <text:p>253.07911</text:p>
          </table:table-cell>
          <table:table-cell office:value-type="float" office:value="3.559104" calcext:value-type="float">
            <text:p>3.559104</text:p>
          </table:table-cell>
          <table:table-cell office:value-type="float" office:value="73.31676" calcext:value-type="float">
            <text:p>73.31676</text:p>
          </table:table-cell>
          <table:table-cell office:value-type="float" office:value="5.829428" calcext:value-type="float">
            <text:p>5.829428</text:p>
          </table:table-cell>
          <table:table-cell office:value-type="float" office:value="8.2243975" calcext:value-type="float">
            <text:p>8.2243975</text:p>
          </table:table-cell>
          <table:table-cell office:value-type="float" office:value="28.69487" calcext:value-type="float">
            <text:p>28.69487</text:p>
          </table:table-cell>
          <table:table-cell office:value-type="float" office:value="8.138618" calcext:value-type="float">
            <text:p>8.138618</text:p>
          </table:table-cell>
          <table:table-cell office:value-type="float" office:value="3.4158449" calcext:value-type="float">
            <text:p>3.4158449</text:p>
          </table:table-cell>
          <table:table-cell office:value-type="float" office:value="0.82400421" calcext:value-type="float">
            <text:p>0.82400421</text:p>
          </table:table-cell>
          <table:table-cell office:value-type="float" office:value="39.86898" calcext:value-type="float">
            <text:p>39.86898</text:p>
          </table:table-cell>
          <table:table-cell office:value-type="float" office:value="680.5463" calcext:value-type="float">
            <text:p>680.5463</text:p>
          </table:table-cell>
          <table:table-cell office:value-type="float" office:value="44.0824" calcext:value-type="float">
            <text:p>44.0824</text:p>
          </table:table-cell>
          <table:table-cell office:value-type="float" office:value="4.444671" calcext:value-type="float">
            <text:p>4.444671</text:p>
          </table:table-cell>
          <table:table-cell office:value-type="float" office:value="0.30608331" calcext:value-type="float">
            <text:p>0.30608331</text:p>
          </table:table-cell>
          <table:table-cell office:value-type="float" office:value="5.096829" calcext:value-type="float">
            <text:p>5.096829</text:p>
          </table:table-cell>
          <table:table-cell office:value-type="float" office:value="1.79695007" calcext:value-type="float">
            <text:p>1.79695007</text:p>
          </table:table-cell>
          <table:table-cell office:value-type="float" office:value="22.270015" calcext:value-type="float">
            <text:p>22.270015</text:p>
          </table:table-cell>
          <table:table-cell office:value-type="float" office:value="2.886329" calcext:value-type="float">
            <text:p>2.886329</text:p>
          </table:table-cell>
          <table:table-cell office:value-type="float" office:value="3.4836973" calcext:value-type="float">
            <text:p>3.4836973</text:p>
          </table:table-cell>
          <table:table-cell office:value-type="float" office:value="0.4754888" calcext:value-type="float">
            <text:p>0.4754888</text:p>
          </table:table-cell>
          <table:table-cell office:value-type="float" office:value="227.8754" calcext:value-type="float">
            <text:p>227.8754</text:p>
          </table:table-cell>
          <table:table-cell office:value-type="float" office:value="5.474334" calcext:value-type="float">
            <text:p>5.474334</text:p>
          </table:table-cell>
          <table:table-cell office:value-type="float" office:value="1.9689676" calcext:value-type="float">
            <text:p>1.9689676</text:p>
          </table:table-cell>
          <table:table-cell office:value-type="float" office:value="48.91187" calcext:value-type="float">
            <text:p>48.91187</text:p>
          </table:table-cell>
          <table:table-cell office:value-type="float" office:value="19.717372" calcext:value-type="float">
            <text:p>19.717372</text:p>
          </table:table-cell>
          <table:table-cell office:value-type="float" office:value="27.501598" calcext:value-type="float">
            <text:p>27.501598</text:p>
          </table:table-cell>
          <table:table-cell office:value-type="float" office:value="228.21708" calcext:value-type="float">
            <text:p>228.21708</text:p>
          </table:table-cell>
          <table:table-cell office:value-type="float" office:value="1.8866521" calcext:value-type="float">
            <text:p>1.8866521</text:p>
          </table:table-cell>
          <table:table-cell office:value-type="float" office:value="13.152393" calcext:value-type="float">
            <text:p>13.152393</text:p>
          </table:table-cell>
          <table:table-cell office:value-type="float" office:value="4.1067796" calcext:value-type="float">
            <text:p>4.1067796</text:p>
          </table:table-cell>
          <table:table-cell office:value-type="float" office:value="2.614369" calcext:value-type="float">
            <text:p>2.614369</text:p>
          </table:table-cell>
          <table:table-cell office:value-type="float" office:value="13.58295" calcext:value-type="float">
            <text:p>13.58295</text:p>
          </table:table-cell>
          <table:table-cell office:value-type="float" office:value="4.098035" calcext:value-type="float">
            <text:p>4.098035</text:p>
          </table:table-cell>
          <table:table-cell office:value-type="float" office:value="3.031287" calcext:value-type="float">
            <text:p>3.031287</text:p>
          </table:table-cell>
          <table:table-cell office:value-type="float" office:value="147.96254" calcext:value-type="float">
            <text:p>147.96254</text:p>
          </table:table-cell>
          <table:table-cell office:value-type="float" office:value="100.38783" calcext:value-type="float">
            <text:p>100.38783</text:p>
          </table:table-cell>
          <table:table-cell office:value-type="float" office:value="242.4981" calcext:value-type="float">
            <text:p>242.4981</text:p>
          </table:table-cell>
          <table:table-cell office:value-type="float" office:value="1.71403894" calcext:value-type="float">
            <text:p>1.71403894</text:p>
          </table:table-cell>
          <table:table-cell office:value-type="float" office:value="3.112514" calcext:value-type="float">
            <text:p>3.112514</text:p>
          </table:table-cell>
        </table:table-row>
        <table:table-row table:style-name="ro2">
          <table:table-cell office:value-type="string" calcext:value-type="string">
            <text:p>TCGA-12-1597-01B-01R-1849-01</text:p>
          </table:table-cell>
          <table:table-cell office:value-type="string" calcext:value-type="string">
            <text:p>GBM</text:p>
          </table:table-cell>
          <table:table-cell office:value-type="float" office:value="1.7826003" calcext:value-type="float">
            <text:p>1.7826003</text:p>
          </table:table-cell>
          <table:table-cell office:value-type="float" office:value="12.249813" calcext:value-type="float">
            <text:p>12.249813</text:p>
          </table:table-cell>
          <table:table-cell office:value-type="float" office:value="286.87785" calcext:value-type="float">
            <text:p>286.87785</text:p>
          </table:table-cell>
          <table:table-cell office:value-type="float" office:value="2888.6329" calcext:value-type="float">
            <text:p>2888.6329</text:p>
          </table:table-cell>
          <table:table-cell office:value-type="float" office:value="46.46853" calcext:value-type="float">
            <text:p>46.46853</text:p>
          </table:table-cell>
          <table:table-cell office:value-type="float" office:value="181.8309" calcext:value-type="float">
            <text:p>181.8309</text:p>
          </table:table-cell>
          <table:table-cell office:value-type="float" office:value="13.757845" calcext:value-type="float">
            <text:p>13.757845</text:p>
          </table:table-cell>
          <table:table-cell office:value-type="float" office:value="30.560849" calcext:value-type="float">
            <text:p>30.560849</text:p>
          </table:table-cell>
          <table:table-cell office:value-type="float" office:value="76.946006" calcext:value-type="float">
            <text:p>76.946006</text:p>
          </table:table-cell>
          <table:table-cell office:value-type="float" office:value="165.91342" calcext:value-type="float">
            <text:p>165.91342</text:p>
          </table:table-cell>
          <table:table-cell office:value-type="float" office:value="6.820206" calcext:value-type="float">
            <text:p>6.820206</text:p>
          </table:table-cell>
          <table:table-cell office:value-type="float" office:value="89.75476" calcext:value-type="float">
            <text:p>89.75476</text:p>
          </table:table-cell>
          <table:table-cell office:value-type="float" office:value="7.167781" calcext:value-type="float">
            <text:p>7.167781</text:p>
          </table:table-cell>
          <table:table-cell office:value-type="float" office:value="9.119239" calcext:value-type="float">
            <text:p>9.119239</text:p>
          </table:table-cell>
          <table:table-cell office:value-type="float" office:value="66.53328" calcext:value-type="float">
            <text:p>66.53328</text:p>
          </table:table-cell>
          <table:table-cell office:value-type="float" office:value="5.858502" calcext:value-type="float">
            <text:p>5.858502</text:p>
          </table:table-cell>
          <table:table-cell office:value-type="float" office:value="3.2079254" calcext:value-type="float">
            <text:p>3.2079254</text:p>
          </table:table-cell>
          <table:table-cell office:value-type="float" office:value="1.09469207" calcext:value-type="float">
            <text:p>1.09469207</text:p>
          </table:table-cell>
          <table:table-cell office:value-type="float" office:value="24.28813" calcext:value-type="float">
            <text:p>24.28813</text:p>
          </table:table-cell>
          <table:table-cell office:value-type="float" office:value="1688.6285" calcext:value-type="float">
            <text:p>1688.6285</text:p>
          </table:table-cell>
          <table:table-cell office:value-type="float" office:value="38.88798" calcext:value-type="float">
            <text:p>38.88798</text:p>
          </table:table-cell>
          <table:table-cell office:value-type="float" office:value="2.175632" calcext:value-type="float">
            <text:p>2.175632</text:p>
          </table:table-cell>
          <table:table-cell office:value-type="float" office:value="0.10204826" calcext:value-type="float">
            <text:p>0.10204826</text:p>
          </table:table-cell>
          <table:table-cell office:value-type="float" office:value="10.693621" calcext:value-type="float">
            <text:p>10.693621</text:p>
          </table:table-cell>
          <table:table-cell office:value-type="float" office:value="0.46430133" calcext:value-type="float">
            <text:p>0.46430133</text:p>
          </table:table-cell>
          <table:table-cell office:value-type="float" office:value="20.706158" calcext:value-type="float">
            <text:p>20.706158</text:p>
          </table:table-cell>
          <table:table-cell office:value-type="float" office:value="1.386078" calcext:value-type="float">
            <text:p>1.386078</text:p>
          </table:table-cell>
          <table:table-cell office:value-type="float" office:value="2.0328146" calcext:value-type="float">
            <text:p>2.0328146</text:p>
          </table:table-cell>
          <table:table-cell office:value-type="float" office:value="1.1578671" calcext:value-type="float">
            <text:p>1.1578671</text:p>
          </table:table-cell>
          <table:table-cell office:value-type="float" office:value="223.63243" calcext:value-type="float">
            <text:p>223.63243</text:p>
          </table:table-cell>
          <table:table-cell office:value-type="float" office:value="7.004939" calcext:value-type="float">
            <text:p>7.004939</text:p>
          </table:table-cell>
          <table:table-cell office:value-type="float" office:value="1.0785763" calcext:value-type="float">
            <text:p>1.0785763</text:p>
          </table:table-cell>
          <table:table-cell office:value-type="float" office:value="38.68148" calcext:value-type="float">
            <text:p>38.68148</text:p>
          </table:table-cell>
          <table:table-cell office:value-type="float" office:value="38.14868" calcext:value-type="float">
            <text:p>38.14868</text:p>
          </table:table-cell>
          <table:table-cell office:value-type="float" office:value="31.548393" calcext:value-type="float">
            <text:p>31.548393</text:p>
          </table:table-cell>
          <table:table-cell office:value-type="float" office:value="335.0705" calcext:value-type="float">
            <text:p>335.0705</text:p>
          </table:table-cell>
          <table:table-cell office:value-type="float" office:value="1.2566259" calcext:value-type="float">
            <text:p>1.2566259</text:p>
          </table:table-cell>
          <table:table-cell office:value-type="float" office:value="12.182544" calcext:value-type="float">
            <text:p>12.182544</text:p>
          </table:table-cell>
          <table:table-cell office:value-type="float" office:value="3.1792245" calcext:value-type="float">
            <text:p>3.1792245</text:p>
          </table:table-cell>
          <table:table-cell office:value-type="float" office:value="1.223661" calcext:value-type="float">
            <text:p>1.223661</text:p>
          </table:table-cell>
          <table:table-cell office:value-type="float" office:value="20.27846" calcext:value-type="float">
            <text:p>20.27846</text:p>
          </table:table-cell>
          <table:table-cell office:value-type="float" office:value="3.117937" calcext:value-type="float">
            <text:p>3.117937</text:p>
          </table:table-cell>
          <table:table-cell office:value-type="float" office:value="3.298871" calcext:value-type="float">
            <text:p>3.298871</text:p>
          </table:table-cell>
          <table:table-cell office:value-type="float" office:value="145.62898" calcext:value-type="float">
            <text:p>145.62898</text:p>
          </table:table-cell>
          <table:table-cell office:value-type="float" office:value="189.00152" calcext:value-type="float">
            <text:p>189.00152</text:p>
          </table:table-cell>
          <table:table-cell office:value-type="float" office:value="217.57346" calcext:value-type="float">
            <text:p>217.57346</text:p>
          </table:table-cell>
          <table:table-cell office:value-type="float" office:value="1.483961" calcext:value-type="float">
            <text:p>1.483961</text:p>
          </table:table-cell>
          <table:table-cell office:value-type="float" office:value="3.451255" calcext:value-type="float">
            <text:p>3.451255</text:p>
          </table:table-cell>
        </table:table-row>
        <table:table-row table:style-name="ro2">
          <table:table-cell office:value-type="string" calcext:value-type="string">
            <text:p>TCGA-12-3652-01A-01R-1849-01</text:p>
          </table:table-cell>
          <table:table-cell office:value-type="string" calcext:value-type="string">
            <text:p>GBM</text:p>
          </table:table-cell>
          <table:table-cell office:value-type="float" office:value="0.5538693" calcext:value-type="float">
            <text:p>0.5538693</text:p>
          </table:table-cell>
          <table:table-cell office:value-type="float" office:value="7.060909" calcext:value-type="float">
            <text:p>7.060909</text:p>
          </table:table-cell>
          <table:table-cell office:value-type="float" office:value="154.09084" calcext:value-type="float">
            <text:p>154.09084</text:p>
          </table:table-cell>
          <table:table-cell office:value-type="float" office:value="2492.3243" calcext:value-type="float">
            <text:p>2492.3243</text:p>
          </table:table-cell>
          <table:table-cell office:value-type="float" office:value="64.97557" calcext:value-type="float">
            <text:p>64.97557</text:p>
          </table:table-cell>
          <table:table-cell office:value-type="float" office:value="73.49153" calcext:value-type="float">
            <text:p>73.49153</text:p>
          </table:table-cell>
          <table:table-cell office:value-type="float" office:value="9.838129" calcext:value-type="float">
            <text:p>9.838129</text:p>
          </table:table-cell>
          <table:table-cell office:value-type="float" office:value="29.532618" calcext:value-type="float">
            <text:p>29.532618</text:p>
          </table:table-cell>
          <table:table-cell office:value-type="float" office:value="80.716217" calcext:value-type="float">
            <text:p>80.716217</text:p>
          </table:table-cell>
          <table:table-cell office:value-type="float" office:value="218.85506" calcext:value-type="float">
            <text:p>218.85506</text:p>
          </table:table-cell>
          <table:table-cell office:value-type="float" office:value="8.783112" calcext:value-type="float">
            <text:p>8.783112</text:p>
          </table:table-cell>
          <table:table-cell office:value-type="float" office:value="209.83754" calcext:value-type="float">
            <text:p>209.83754</text:p>
          </table:table-cell>
          <table:table-cell office:value-type="float" office:value="5.775103" calcext:value-type="float">
            <text:p>5.775103</text:p>
          </table:table-cell>
          <table:table-cell office:value-type="float" office:value="7.5360978" calcext:value-type="float">
            <text:p>7.5360978</text:p>
          </table:table-cell>
          <table:table-cell office:value-type="float" office:value="37.45124" calcext:value-type="float">
            <text:p>37.45124</text:p>
          </table:table-cell>
          <table:table-cell office:value-type="float" office:value="5.030073" calcext:value-type="float">
            <text:p>5.030073</text:p>
          </table:table-cell>
          <table:table-cell office:value-type="float" office:value="2.3820037" calcext:value-type="float">
            <text:p>2.3820037</text:p>
          </table:table-cell>
          <table:table-cell office:value-type="float" office:value="0.85145725" calcext:value-type="float">
            <text:p>0.85145725</text:p>
          </table:table-cell>
          <table:table-cell office:value-type="float" office:value="18.43327" calcext:value-type="float">
            <text:p>18.43327</text:p>
          </table:table-cell>
          <table:table-cell office:value-type="float" office:value="1781.2287" calcext:value-type="float">
            <text:p>1781.2287</text:p>
          </table:table-cell>
          <table:table-cell office:value-type="float" office:value="42.27821" calcext:value-type="float">
            <text:p>42.27821</text:p>
          </table:table-cell>
          <table:table-cell office:value-type="float" office:value="1.795133" calcext:value-type="float">
            <text:p>1.795133</text:p>
          </table:table-cell>
          <table:table-cell office:value-type="float" office:value="0.12711041" calcext:value-type="float">
            <text:p>0.12711041</text:p>
          </table:table-cell>
          <table:table-cell office:value-type="float" office:value="9.055815" calcext:value-type="float">
            <text:p>9.055815</text:p>
          </table:table-cell>
          <table:table-cell office:value-type="float" office:value="0.60475678" calcext:value-type="float">
            <text:p>0.60475678</text:p>
          </table:table-cell>
          <table:table-cell office:value-type="float" office:value="8.183219" calcext:value-type="float">
            <text:p>8.183219</text:p>
          </table:table-cell>
          <table:table-cell office:value-type="float" office:value="1.690797" calcext:value-type="float">
            <text:p>1.690797</text:p>
          </table:table-cell>
          <table:table-cell office:value-type="float" office:value="2.460131" calcext:value-type="float">
            <text:p>2.460131</text:p>
          </table:table-cell>
          <table:table-cell office:value-type="float" office:value="0.8277141" calcext:value-type="float">
            <text:p>0.8277141</text:p>
          </table:table-cell>
          <table:table-cell office:value-type="float" office:value="274.68986" calcext:value-type="float">
            <text:p>274.68986</text:p>
          </table:table-cell>
          <table:table-cell office:value-type="float" office:value="7.084394" calcext:value-type="float">
            <text:p>7.084394</text:p>
          </table:table-cell>
          <table:table-cell office:value-type="float" office:value="1.46052" calcext:value-type="float">
            <text:p>1.46052</text:p>
          </table:table-cell>
          <table:table-cell office:value-type="float" office:value="64.52293" calcext:value-type="float">
            <text:p>64.52293</text:p>
          </table:table-cell>
          <table:table-cell office:value-type="float" office:value="28.083495" calcext:value-type="float">
            <text:p>28.083495</text:p>
          </table:table-cell>
          <table:table-cell office:value-type="float" office:value="27.783374" calcext:value-type="float">
            <text:p>27.783374</text:p>
          </table:table-cell>
          <table:table-cell office:value-type="float" office:value="631.96813" calcext:value-type="float">
            <text:p>631.96813</text:p>
          </table:table-cell>
          <table:table-cell office:value-type="float" office:value="0.4910698" calcext:value-type="float">
            <text:p>0.4910698</text:p>
          </table:table-cell>
          <table:table-cell office:value-type="float" office:value="15.266232" calcext:value-type="float">
            <text:p>15.266232</text:p>
          </table:table-cell>
          <table:table-cell office:value-type="float" office:value="3.213589" calcext:value-type="float">
            <text:p>3.213589</text:p>
          </table:table-cell>
          <table:table-cell office:value-type="float" office:value="1.713604" calcext:value-type="float">
            <text:p>1.713604</text:p>
          </table:table-cell>
          <table:table-cell office:value-type="float" office:value="13.439624" calcext:value-type="float">
            <text:p>13.439624</text:p>
          </table:table-cell>
          <table:table-cell office:value-type="float" office:value="2.16888" calcext:value-type="float">
            <text:p>2.16888</text:p>
          </table:table-cell>
          <table:table-cell office:value-type="float" office:value="2.008568" calcext:value-type="float">
            <text:p>2.008568</text:p>
          </table:table-cell>
          <table:table-cell office:value-type="float" office:value="92.08975" calcext:value-type="float">
            <text:p>92.08975</text:p>
          </table:table-cell>
          <table:table-cell office:value-type="float" office:value="240.51144" calcext:value-type="float">
            <text:p>240.51144</text:p>
          </table:table-cell>
          <table:table-cell office:value-type="float" office:value="230.10947" calcext:value-type="float">
            <text:p>230.10947</text:p>
          </table:table-cell>
          <table:table-cell office:value-type="float" office:value="1.45300486" calcext:value-type="float">
            <text:p>1.45300486</text:p>
          </table:table-cell>
          <table:table-cell office:value-type="float" office:value="3.079179" calcext:value-type="float">
            <text:p>3.079179</text:p>
          </table:table-cell>
        </table:table-row>
        <table:table-row table:style-name="ro2">
          <table:table-cell office:value-type="string" calcext:value-type="string">
            <text:p>TCGA-12-3653-01A-01R-1849-01</text:p>
          </table:table-cell>
          <table:table-cell office:value-type="string" calcext:value-type="string">
            <text:p>GBM</text:p>
          </table:table-cell>
          <table:table-cell office:value-type="float" office:value="0.7076304" calcext:value-type="float">
            <text:p>0.7076304</text:p>
          </table:table-cell>
          <table:table-cell office:value-type="float" office:value="8.704926" calcext:value-type="float">
            <text:p>8.704926</text:p>
          </table:table-cell>
          <table:table-cell office:value-type="float" office:value="129.16115" calcext:value-type="float">
            <text:p>129.16115</text:p>
          </table:table-cell>
          <table:table-cell office:value-type="float" office:value="2284.9733" calcext:value-type="float">
            <text:p>2284.9733</text:p>
          </table:table-cell>
          <table:table-cell office:value-type="float" office:value="27.05771" calcext:value-type="float">
            <text:p>27.05771</text:p>
          </table:table-cell>
          <table:table-cell office:value-type="float" office:value="59.4041" calcext:value-type="float">
            <text:p>59.4041</text:p>
          </table:table-cell>
          <table:table-cell office:value-type="float" office:value="7.335656" calcext:value-type="float">
            <text:p>7.335656</text:p>
          </table:table-cell>
          <table:table-cell office:value-type="float" office:value="24.403193" calcext:value-type="float">
            <text:p>24.403193</text:p>
          </table:table-cell>
          <table:table-cell office:value-type="float" office:value="99.653194" calcext:value-type="float">
            <text:p>99.653194</text:p>
          </table:table-cell>
          <table:table-cell office:value-type="float" office:value="106.52664" calcext:value-type="float">
            <text:p>106.52664</text:p>
          </table:table-cell>
          <table:table-cell office:value-type="float" office:value="8.979769" calcext:value-type="float">
            <text:p>8.979769</text:p>
          </table:table-cell>
          <table:table-cell office:value-type="float" office:value="99.72269" calcext:value-type="float">
            <text:p>99.72269</text:p>
          </table:table-cell>
          <table:table-cell office:value-type="float" office:value="4.89471" calcext:value-type="float">
            <text:p>4.89471</text:p>
          </table:table-cell>
          <table:table-cell office:value-type="float" office:value="3.4332098" calcext:value-type="float">
            <text:p>3.4332098</text:p>
          </table:table-cell>
          <table:table-cell office:value-type="float" office:value="40.93556" calcext:value-type="float">
            <text:p>40.93556</text:p>
          </table:table-cell>
          <table:table-cell office:value-type="float" office:value="9.743093" calcext:value-type="float">
            <text:p>9.743093</text:p>
          </table:table-cell>
          <table:table-cell office:value-type="float" office:value="2.7279057" calcext:value-type="float">
            <text:p>2.7279057</text:p>
          </table:table-cell>
          <table:table-cell office:value-type="float" office:value="1.07777521" calcext:value-type="float">
            <text:p>1.07777521</text:p>
          </table:table-cell>
          <table:table-cell office:value-type="float" office:value="46.11509" calcext:value-type="float">
            <text:p>46.11509</text:p>
          </table:table-cell>
          <table:table-cell office:value-type="float" office:value="1271.737" calcext:value-type="float">
            <text:p>1271.737</text:p>
          </table:table-cell>
          <table:table-cell office:value-type="float" office:value="56.37029" calcext:value-type="float">
            <text:p>56.37029</text:p>
          </table:table-cell>
          <table:table-cell office:value-type="float" office:value="2.872909" calcext:value-type="float">
            <text:p>2.872909</text:p>
          </table:table-cell>
          <table:table-cell office:value-type="float" office:value="0.02815611" calcext:value-type="float">
            <text:p>0.02815611</text:p>
          </table:table-cell>
          <table:table-cell office:value-type="float" office:value="5.141901" calcext:value-type="float">
            <text:p>5.141901</text:p>
          </table:table-cell>
          <table:table-cell office:value-type="float" office:value="2.60131064" calcext:value-type="float">
            <text:p>2.60131064</text:p>
          </table:table-cell>
          <table:table-cell office:value-type="float" office:value="32.801761" calcext:value-type="float">
            <text:p>32.801761</text:p>
          </table:table-cell>
          <table:table-cell office:value-type="float" office:value="1.757537" calcext:value-type="float">
            <text:p>1.757537</text:p>
          </table:table-cell>
          <table:table-cell office:value-type="float" office:value="4.6544152" calcext:value-type="float">
            <text:p>4.6544152</text:p>
          </table:table-cell>
          <table:table-cell office:value-type="float" office:value="0.3870641" calcext:value-type="float">
            <text:p>0.3870641</text:p>
          </table:table-cell>
          <table:table-cell office:value-type="float" office:value="126.21921" calcext:value-type="float">
            <text:p>126.21921</text:p>
          </table:table-cell>
          <table:table-cell office:value-type="float" office:value="4.41382" calcext:value-type="float">
            <text:p>4.41382</text:p>
          </table:table-cell>
          <table:table-cell office:value-type="float" office:value="1.5676044" calcext:value-type="float">
            <text:p>1.5676044</text:p>
          </table:table-cell>
          <table:table-cell office:value-type="float" office:value="19.17339" calcext:value-type="float">
            <text:p>19.17339</text:p>
          </table:table-cell>
          <table:table-cell office:value-type="float" office:value="49.691759" calcext:value-type="float">
            <text:p>49.691759</text:p>
          </table:table-cell>
          <table:table-cell office:value-type="float" office:value="27.154047" calcext:value-type="float">
            <text:p>27.154047</text:p>
          </table:table-cell>
          <table:table-cell office:value-type="float" office:value="250.40974" calcext:value-type="float">
            <text:p>250.40974</text:p>
          </table:table-cell>
          <table:table-cell office:value-type="float" office:value="1.5831152" calcext:value-type="float">
            <text:p>1.5831152</text:p>
          </table:table-cell>
          <table:table-cell office:value-type="float" office:value="13.355747" calcext:value-type="float">
            <text:p>13.355747</text:p>
          </table:table-cell>
          <table:table-cell office:value-type="float" office:value="4.4220082" calcext:value-type="float">
            <text:p>4.4220082</text:p>
          </table:table-cell>
          <table:table-cell office:value-type="float" office:value="2.373376" calcext:value-type="float">
            <text:p>2.373376</text:p>
          </table:table-cell>
          <table:table-cell office:value-type="float" office:value="7.985559" calcext:value-type="float">
            <text:p>7.985559</text:p>
          </table:table-cell>
          <table:table-cell office:value-type="float" office:value="3.700923" calcext:value-type="float">
            <text:p>3.700923</text:p>
          </table:table-cell>
          <table:table-cell office:value-type="float" office:value="3.00788" calcext:value-type="float">
            <text:p>3.00788</text:p>
          </table:table-cell>
          <table:table-cell office:value-type="float" office:value="105.63859" calcext:value-type="float">
            <text:p>105.63859</text:p>
          </table:table-cell>
          <table:table-cell office:value-type="float" office:value="125.00863" calcext:value-type="float">
            <text:p>125.00863</text:p>
          </table:table-cell>
          <table:table-cell office:value-type="float" office:value="169.22878" calcext:value-type="float">
            <text:p>169.22878</text:p>
          </table:table-cell>
          <table:table-cell office:value-type="float" office:value="4.18777345" calcext:value-type="float">
            <text:p>4.18777345</text:p>
          </table:table-cell>
          <table:table-cell office:value-type="float" office:value="3.819898" calcext:value-type="float">
            <text:p>3.819898</text:p>
          </table:table-cell>
        </table:table-row>
        <table:table-row table:style-name="ro2">
          <table:table-cell office:value-type="string" calcext:value-type="string">
            <text:p>TCGA-12-5295-01A-01R-1849-01</text:p>
          </table:table-cell>
          <table:table-cell office:value-type="string" calcext:value-type="string">
            <text:p>GBM</text:p>
          </table:table-cell>
          <table:table-cell office:value-type="float" office:value="0.7232219" calcext:value-type="float">
            <text:p>0.7232219</text:p>
          </table:table-cell>
          <table:table-cell office:value-type="float" office:value="5.050059" calcext:value-type="float">
            <text:p>5.050059</text:p>
          </table:table-cell>
          <table:table-cell office:value-type="float" office:value="122.54528" calcext:value-type="float">
            <text:p>122.54528</text:p>
          </table:table-cell>
          <table:table-cell office:value-type="float" office:value="3703.0107" calcext:value-type="float">
            <text:p>3703.0107</text:p>
          </table:table-cell>
          <table:table-cell office:value-type="float" office:value="58.76664" calcext:value-type="float">
            <text:p>58.76664</text:p>
          </table:table-cell>
          <table:table-cell office:value-type="float" office:value="131.14657" calcext:value-type="float">
            <text:p>131.14657</text:p>
          </table:table-cell>
          <table:table-cell office:value-type="float" office:value="5.039201" calcext:value-type="float">
            <text:p>5.039201</text:p>
          </table:table-cell>
          <table:table-cell office:value-type="float" office:value="37.229138" calcext:value-type="float">
            <text:p>37.229138</text:p>
          </table:table-cell>
          <table:table-cell office:value-type="float" office:value="165.195709" calcext:value-type="float">
            <text:p>165.195709</text:p>
          </table:table-cell>
          <table:table-cell office:value-type="float" office:value="198.00637" calcext:value-type="float">
            <text:p>198.00637</text:p>
          </table:table-cell>
          <table:table-cell office:value-type="float" office:value="5.304918" calcext:value-type="float">
            <text:p>5.304918</text:p>
          </table:table-cell>
          <table:table-cell office:value-type="float" office:value="134.31505" calcext:value-type="float">
            <text:p>134.31505</text:p>
          </table:table-cell>
          <table:table-cell office:value-type="float" office:value="12.766042" calcext:value-type="float">
            <text:p>12.766042</text:p>
          </table:table-cell>
          <table:table-cell office:value-type="float" office:value="7.3797739" calcext:value-type="float">
            <text:p>7.3797739</text:p>
          </table:table-cell>
          <table:table-cell office:value-type="float" office:value="35.28579" calcext:value-type="float">
            <text:p>35.28579</text:p>
          </table:table-cell>
          <table:table-cell office:value-type="float" office:value="4.69602" calcext:value-type="float">
            <text:p>4.69602</text:p>
          </table:table-cell>
          <table:table-cell office:value-type="float" office:value="0.7659916" calcext:value-type="float">
            <text:p>0.7659916</text:p>
          </table:table-cell>
          <table:table-cell office:value-type="float" office:value="0.73246822" calcext:value-type="float">
            <text:p>0.73246822</text:p>
          </table:table-cell>
          <table:table-cell office:value-type="float" office:value="23.80532" calcext:value-type="float">
            <text:p>23.80532</text:p>
          </table:table-cell>
          <table:table-cell office:value-type="float" office:value="1346.2956" calcext:value-type="float">
            <text:p>1346.2956</text:p>
          </table:table-cell>
          <table:table-cell office:value-type="float" office:value="40.61474" calcext:value-type="float">
            <text:p>40.61474</text:p>
          </table:table-cell>
          <table:table-cell office:value-type="float" office:value="13.781717" calcext:value-type="float">
            <text:p>13.781717</text:p>
          </table:table-cell>
          <table:table-cell office:value-type="float" office:value="0.25101101" calcext:value-type="float">
            <text:p>0.25101101</text:p>
          </table:table-cell>
          <table:table-cell office:value-type="float" office:value="16.556875" calcext:value-type="float">
            <text:p>16.556875</text:p>
          </table:table-cell>
          <table:table-cell office:value-type="float" office:value="0.77772139" calcext:value-type="float">
            <text:p>0.77772139</text:p>
          </table:table-cell>
          <table:table-cell office:value-type="float" office:value="10.778925" calcext:value-type="float">
            <text:p>10.778925</text:p>
          </table:table-cell>
          <table:table-cell office:value-type="float" office:value="1.048285" calcext:value-type="float">
            <text:p>1.048285</text:p>
          </table:table-cell>
          <table:table-cell office:value-type="float" office:value="1.8675602" calcext:value-type="float">
            <text:p>1.8675602</text:p>
          </table:table-cell>
          <table:table-cell office:value-type="float" office:value="0.5354484" calcext:value-type="float">
            <text:p>0.5354484</text:p>
          </table:table-cell>
          <table:table-cell office:value-type="float" office:value="213.22737" calcext:value-type="float">
            <text:p>213.22737</text:p>
          </table:table-cell>
          <table:table-cell office:value-type="float" office:value="6.934077" calcext:value-type="float">
            <text:p>6.934077</text:p>
          </table:table-cell>
          <table:table-cell office:value-type="float" office:value="2.5353512" calcext:value-type="float">
            <text:p>2.5353512</text:p>
          </table:table-cell>
          <table:table-cell office:value-type="float" office:value="54.15052" calcext:value-type="float">
            <text:p>54.15052</text:p>
          </table:table-cell>
          <table:table-cell office:value-type="float" office:value="32.91923" calcext:value-type="float">
            <text:p>32.91923</text:p>
          </table:table-cell>
          <table:table-cell office:value-type="float" office:value="25.503572" calcext:value-type="float">
            <text:p>25.503572</text:p>
          </table:table-cell>
          <table:table-cell office:value-type="float" office:value="507.62461" calcext:value-type="float">
            <text:p>507.62461</text:p>
          </table:table-cell>
          <table:table-cell office:value-type="float" office:value="0.737379" calcext:value-type="float">
            <text:p>0.737379</text:p>
          </table:table-cell>
          <table:table-cell office:value-type="float" office:value="10.155677" calcext:value-type="float">
            <text:p>10.155677</text:p>
          </table:table-cell>
          <table:table-cell office:value-type="float" office:value="2.156373" calcext:value-type="float">
            <text:p>2.156373</text:p>
          </table:table-cell>
          <table:table-cell office:value-type="float" office:value="1.537991" calcext:value-type="float">
            <text:p>1.537991</text:p>
          </table:table-cell>
          <table:table-cell office:value-type="float" office:value="7.959712" calcext:value-type="float">
            <text:p>7.959712</text:p>
          </table:table-cell>
          <table:table-cell office:value-type="float" office:value="2.095109" calcext:value-type="float">
            <text:p>2.095109</text:p>
          </table:table-cell>
          <table:table-cell office:value-type="float" office:value="2.51913" calcext:value-type="float">
            <text:p>2.51913</text:p>
          </table:table-cell>
          <table:table-cell office:value-type="float" office:value="104.79603" calcext:value-type="float">
            <text:p>104.79603</text:p>
          </table:table-cell>
          <table:table-cell office:value-type="float" office:value="207.76215" calcext:value-type="float">
            <text:p>207.76215</text:p>
          </table:table-cell>
          <table:table-cell office:value-type="float" office:value="132.15185" calcext:value-type="float">
            <text:p>132.15185</text:p>
          </table:table-cell>
          <table:table-cell office:value-type="float" office:value="1.64799056" calcext:value-type="float">
            <text:p>1.64799056</text:p>
          </table:table-cell>
          <table:table-cell office:value-type="float" office:value="1.763346" calcext:value-type="float">
            <text:p>1.763346</text:p>
          </table:table-cell>
        </table:table-row>
        <table:table-row table:style-name="ro2">
          <table:table-cell office:value-type="string" calcext:value-type="string">
            <text:p>TCGA-13-0714-01A-01R-1564-13</text:p>
          </table:table-cell>
          <table:table-cell office:value-type="string" calcext:value-type="string">
            <text:p>OV</text:p>
          </table:table-cell>
          <table:table-cell office:value-type="float" office:value="7.3652118" calcext:value-type="float">
            <text:p>7.3652118</text:p>
          </table:table-cell>
          <table:table-cell office:value-type="float" office:value="22.54418" calcext:value-type="float">
            <text:p>22.54418</text:p>
          </table:table-cell>
          <table:table-cell office:value-type="float" office:value="91.62363" calcext:value-type="float">
            <text:p>91.62363</text:p>
          </table:table-cell>
          <table:table-cell office:value-type="float" office:value="3264.2629" calcext:value-type="float">
            <text:p>3264.2629</text:p>
          </table:table-cell>
          <table:table-cell office:value-type="float" office:value="43.68248" calcext:value-type="float">
            <text:p>43.68248</text:p>
          </table:table-cell>
          <table:table-cell office:value-type="float" office:value="55.56171" calcext:value-type="float">
            <text:p>55.56171</text:p>
          </table:table-cell>
          <table:table-cell office:value-type="float" office:value="6.173951" calcext:value-type="float">
            <text:p>6.173951</text:p>
          </table:table-cell>
          <table:table-cell office:value-type="float" office:value="23.197693" calcext:value-type="float">
            <text:p>23.197693</text:p>
          </table:table-cell>
          <table:table-cell office:value-type="float" office:value="18.379872" calcext:value-type="float">
            <text:p>18.379872</text:p>
          </table:table-cell>
          <table:table-cell office:value-type="float" office:value="88.30753" calcext:value-type="float">
            <text:p>88.30753</text:p>
          </table:table-cell>
          <table:table-cell office:value-type="float" office:value="6.247564" calcext:value-type="float">
            <text:p>6.247564</text:p>
          </table:table-cell>
          <table:table-cell office:value-type="float" office:value="110.39772" calcext:value-type="float">
            <text:p>110.39772</text:p>
          </table:table-cell>
          <table:table-cell office:value-type="float" office:value="7.954241" calcext:value-type="float">
            <text:p>7.954241</text:p>
          </table:table-cell>
          <table:table-cell office:value-type="float" office:value="2.0389067" calcext:value-type="float">
            <text:p>2.0389067</text:p>
          </table:table-cell>
          <table:table-cell office:value-type="float" office:value="106.797" calcext:value-type="float">
            <text:p>106.797</text:p>
          </table:table-cell>
          <table:table-cell office:value-type="float" office:value="14.442391" calcext:value-type="float">
            <text:p>14.442391</text:p>
          </table:table-cell>
          <table:table-cell office:value-type="float" office:value="5.4178986" calcext:value-type="float">
            <text:p>5.4178986</text:p>
          </table:table-cell>
          <table:table-cell office:value-type="float" office:value="0.51575618" calcext:value-type="float">
            <text:p>0.51575618</text:p>
          </table:table-cell>
          <table:table-cell office:value-type="float" office:value="57.54806" calcext:value-type="float">
            <text:p>57.54806</text:p>
          </table:table-cell>
          <table:table-cell office:value-type="float" office:value="4582.1671" calcext:value-type="float">
            <text:p>4582.1671</text:p>
          </table:table-cell>
          <table:table-cell office:value-type="float" office:value="120.33091" calcext:value-type="float">
            <text:p>120.33091</text:p>
          </table:table-cell>
          <table:table-cell office:value-type="float" office:value="2.041465" calcext:value-type="float">
            <text:p>2.041465</text:p>
          </table:table-cell>
          <table:table-cell office:value-type="float" office:value="0.13389143" calcext:value-type="float">
            <text:p>0.13389143</text:p>
          </table:table-cell>
          <table:table-cell office:value-type="float" office:value="14.168386" calcext:value-type="float">
            <text:p>14.168386</text:p>
          </table:table-cell>
          <table:table-cell office:value-type="float" office:value="3.53375896" calcext:value-type="float">
            <text:p>3.53375896</text:p>
          </table:table-cell>
          <table:table-cell office:value-type="float" office:value="60.38776" calcext:value-type="float">
            <text:p>60.38776</text:p>
          </table:table-cell>
          <table:table-cell office:value-type="float" office:value="3.530205" calcext:value-type="float">
            <text:p>3.530205</text:p>
          </table:table-cell>
          <table:table-cell office:value-type="float" office:value="5.6893486" calcext:value-type="float">
            <text:p>5.6893486</text:p>
          </table:table-cell>
          <table:table-cell office:value-type="float" office:value="3.2566929" calcext:value-type="float">
            <text:p>3.2566929</text:p>
          </table:table-cell>
          <table:table-cell office:value-type="float" office:value="321.39108" calcext:value-type="float">
            <text:p>321.39108</text:p>
          </table:table-cell>
          <table:table-cell office:value-type="float" office:value="6.227783" calcext:value-type="float">
            <text:p>6.227783</text:p>
          </table:table-cell>
          <table:table-cell office:value-type="float" office:value="2.1541939" calcext:value-type="float">
            <text:p>2.1541939</text:p>
          </table:table-cell>
          <table:table-cell office:value-type="float" office:value="35.19112" calcext:value-type="float">
            <text:p>35.19112</text:p>
          </table:table-cell>
          <table:table-cell office:value-type="float" office:value="37.522701" calcext:value-type="float">
            <text:p>37.522701</text:p>
          </table:table-cell>
          <table:table-cell office:value-type="float" office:value="16.295352" calcext:value-type="float">
            <text:p>16.295352</text:p>
          </table:table-cell>
          <table:table-cell office:value-type="float" office:value="176.75017" calcext:value-type="float">
            <text:p>176.75017</text:p>
          </table:table-cell>
          <table:table-cell office:value-type="float" office:value="1.992766" calcext:value-type="float">
            <text:p>1.992766</text:p>
          </table:table-cell>
          <table:table-cell office:value-type="float" office:value="8.49617" calcext:value-type="float">
            <text:p>8.49617</text:p>
          </table:table-cell>
          <table:table-cell office:value-type="float" office:value="8.1322635" calcext:value-type="float">
            <text:p>8.1322635</text:p>
          </table:table-cell>
          <table:table-cell office:value-type="float" office:value="3.384528" calcext:value-type="float">
            <text:p>3.384528</text:p>
          </table:table-cell>
          <table:table-cell office:value-type="float" office:value="20.577672" calcext:value-type="float">
            <text:p>20.577672</text:p>
          </table:table-cell>
          <table:table-cell office:value-type="float" office:value="3.396788" calcext:value-type="float">
            <text:p>3.396788</text:p>
          </table:table-cell>
          <table:table-cell office:value-type="float" office:value="9.204629" calcext:value-type="float">
            <text:p>9.204629</text:p>
          </table:table-cell>
          <table:table-cell office:value-type="float" office:value="203.56305" calcext:value-type="float">
            <text:p>203.56305</text:p>
          </table:table-cell>
          <table:table-cell office:value-type="float" office:value="108.4513" calcext:value-type="float">
            <text:p>108.4513</text:p>
          </table:table-cell>
          <table:table-cell office:value-type="float" office:value="234.16232" calcext:value-type="float">
            <text:p>234.16232</text:p>
          </table:table-cell>
          <table:table-cell office:value-type="float" office:value="1.71378274" calcext:value-type="float">
            <text:p>1.71378274</text:p>
          </table:table-cell>
          <table:table-cell office:value-type="float" office:value="8.005186" calcext:value-type="float">
            <text:p>8.005186</text:p>
          </table:table-cell>
        </table:table-row>
        <table:table-row table:style-name="ro2">
          <table:table-cell office:value-type="string" calcext:value-type="string">
            <text:p>TCGA-13-0720-01A-01R-1564-13</text:p>
          </table:table-cell>
          <table:table-cell office:value-type="string" calcext:value-type="string">
            <text:p>OV</text:p>
          </table:table-cell>
          <table:table-cell office:value-type="float" office:value="3.6266555" calcext:value-type="float">
            <text:p>3.6266555</text:p>
          </table:table-cell>
          <table:table-cell office:value-type="float" office:value="5.035273" calcext:value-type="float">
            <text:p>5.035273</text:p>
          </table:table-cell>
          <table:table-cell office:value-type="float" office:value="183.64648" calcext:value-type="float">
            <text:p>183.64648</text:p>
          </table:table-cell>
          <table:table-cell office:value-type="float" office:value="4596.3197" calcext:value-type="float">
            <text:p>4596.3197</text:p>
          </table:table-cell>
          <table:table-cell office:value-type="float" office:value="32.09958" calcext:value-type="float">
            <text:p>32.09958</text:p>
          </table:table-cell>
          <table:table-cell office:value-type="float" office:value="37.59646" calcext:value-type="float">
            <text:p>37.59646</text:p>
          </table:table-cell>
          <table:table-cell office:value-type="float" office:value="5.341177" calcext:value-type="float">
            <text:p>5.341177</text:p>
          </table:table-cell>
          <table:table-cell office:value-type="float" office:value="26.448302" calcext:value-type="float">
            <text:p>26.448302</text:p>
          </table:table-cell>
          <table:table-cell office:value-type="float" office:value="17.087684" calcext:value-type="float">
            <text:p>17.087684</text:p>
          </table:table-cell>
          <table:table-cell office:value-type="float" office:value="135.20154" calcext:value-type="float">
            <text:p>135.20154</text:p>
          </table:table-cell>
          <table:table-cell office:value-type="float" office:value="8.163152" calcext:value-type="float">
            <text:p>8.163152</text:p>
          </table:table-cell>
          <table:table-cell office:value-type="float" office:value="56.5138" calcext:value-type="float">
            <text:p>56.5138</text:p>
          </table:table-cell>
          <table:table-cell office:value-type="float" office:value="9.786608" calcext:value-type="float">
            <text:p>9.786608</text:p>
          </table:table-cell>
          <table:table-cell office:value-type="float" office:value="4.9046839" calcext:value-type="float">
            <text:p>4.9046839</text:p>
          </table:table-cell>
          <table:table-cell office:value-type="float" office:value="36.30168" calcext:value-type="float">
            <text:p>36.30168</text:p>
          </table:table-cell>
          <table:table-cell office:value-type="float" office:value="17.204437" calcext:value-type="float">
            <text:p>17.204437</text:p>
          </table:table-cell>
          <table:table-cell office:value-type="float" office:value="5.1996695" calcext:value-type="float">
            <text:p>5.1996695</text:p>
          </table:table-cell>
          <table:table-cell office:value-type="float" office:value="0.34205188" calcext:value-type="float">
            <text:p>0.34205188</text:p>
          </table:table-cell>
          <table:table-cell office:value-type="float" office:value="63.4727" calcext:value-type="float">
            <text:p>63.4727</text:p>
          </table:table-cell>
          <table:table-cell office:value-type="float" office:value="1299.0373" calcext:value-type="float">
            <text:p>1299.0373</text:p>
          </table:table-cell>
          <table:table-cell office:value-type="float" office:value="82.45953" calcext:value-type="float">
            <text:p>82.45953</text:p>
          </table:table-cell>
          <table:table-cell office:value-type="float" office:value="4.486909" calcext:value-type="float">
            <text:p>4.486909</text:p>
          </table:table-cell>
          <table:table-cell office:value-type="float" office:value="0.23923969" calcext:value-type="float">
            <text:p>0.23923969</text:p>
          </table:table-cell>
          <table:table-cell office:value-type="float" office:value="8.543262" calcext:value-type="float">
            <text:p>8.543262</text:p>
          </table:table-cell>
          <table:table-cell office:value-type="float" office:value="1.82234719" calcext:value-type="float">
            <text:p>1.82234719</text:p>
          </table:table-cell>
          <table:table-cell office:value-type="float" office:value="50.43935" calcext:value-type="float">
            <text:p>50.43935</text:p>
          </table:table-cell>
          <table:table-cell office:value-type="float" office:value="2.556689" calcext:value-type="float">
            <text:p>2.556689</text:p>
          </table:table-cell>
          <table:table-cell office:value-type="float" office:value="4.8557654" calcext:value-type="float">
            <text:p>4.8557654</text:p>
          </table:table-cell>
          <table:table-cell office:value-type="float" office:value="0.8092854" calcext:value-type="float">
            <text:p>0.8092854</text:p>
          </table:table-cell>
          <table:table-cell office:value-type="float" office:value="186.21535" calcext:value-type="float">
            <text:p>186.21535</text:p>
          </table:table-cell>
          <table:table-cell office:value-type="float" office:value="12.385031" calcext:value-type="float">
            <text:p>12.385031</text:p>
          </table:table-cell>
          <table:table-cell office:value-type="float" office:value="0.991222" calcext:value-type="float">
            <text:p>0.991222</text:p>
          </table:table-cell>
          <table:table-cell office:value-type="float" office:value="14.69726" calcext:value-type="float">
            <text:p>14.69726</text:p>
          </table:table-cell>
          <table:table-cell office:value-type="float" office:value="20.531451" calcext:value-type="float">
            <text:p>20.531451</text:p>
          </table:table-cell>
          <table:table-cell office:value-type="float" office:value="13.483945" calcext:value-type="float">
            <text:p>13.483945</text:p>
          </table:table-cell>
          <table:table-cell office:value-type="float" office:value="139.95222" calcext:value-type="float">
            <text:p>139.95222</text:p>
          </table:table-cell>
          <table:table-cell office:value-type="float" office:value="1.2943369" calcext:value-type="float">
            <text:p>1.2943369</text:p>
          </table:table-cell>
          <table:table-cell office:value-type="float" office:value="7.679821" calcext:value-type="float">
            <text:p>7.679821</text:p>
          </table:table-cell>
          <table:table-cell office:value-type="float" office:value="5.3745462" calcext:value-type="float">
            <text:p>5.3745462</text:p>
          </table:table-cell>
          <table:table-cell office:value-type="float" office:value="4.608492" calcext:value-type="float">
            <text:p>4.608492</text:p>
          </table:table-cell>
          <table:table-cell office:value-type="float" office:value="16.262173" calcext:value-type="float">
            <text:p>16.262173</text:p>
          </table:table-cell>
          <table:table-cell office:value-type="float" office:value="6.797425" calcext:value-type="float">
            <text:p>6.797425</text:p>
          </table:table-cell>
          <table:table-cell office:value-type="float" office:value="8.961778" calcext:value-type="float">
            <text:p>8.961778</text:p>
          </table:table-cell>
          <table:table-cell office:value-type="float" office:value="107.47922" calcext:value-type="float">
            <text:p>107.47922</text:p>
          </table:table-cell>
          <table:table-cell office:value-type="float" office:value="78.95912" calcext:value-type="float">
            <text:p>78.95912</text:p>
          </table:table-cell>
          <table:table-cell office:value-type="float" office:value="149.37622" calcext:value-type="float">
            <text:p>149.37622</text:p>
          </table:table-cell>
          <table:table-cell office:value-type="float" office:value="0.51912845" calcext:value-type="float">
            <text:p>0.51912845</text:p>
          </table:table-cell>
          <table:table-cell office:value-type="float" office:value="7.810337" calcext:value-type="float">
            <text:p>7.810337</text:p>
          </table:table-cell>
        </table:table-row>
        <table:table-row table:style-name="ro2">
          <table:table-cell office:value-type="string" calcext:value-type="string">
            <text:p>TCGA-13-0724-01A-01R-1564-13</text:p>
          </table:table-cell>
          <table:table-cell office:value-type="string" calcext:value-type="string">
            <text:p>OV</text:p>
          </table:table-cell>
          <table:table-cell office:value-type="float" office:value="5.9777284" calcext:value-type="float">
            <text:p>5.9777284</text:p>
          </table:table-cell>
          <table:table-cell office:value-type="float" office:value="5.318357" calcext:value-type="float">
            <text:p>5.318357</text:p>
          </table:table-cell>
          <table:table-cell office:value-type="float" office:value="97.82349" calcext:value-type="float">
            <text:p>97.82349</text:p>
          </table:table-cell>
          <table:table-cell office:value-type="float" office:value="2980.7832" calcext:value-type="float">
            <text:p>2980.7832</text:p>
          </table:table-cell>
          <table:table-cell office:value-type="float" office:value="73.78262" calcext:value-type="float">
            <text:p>73.78262</text:p>
          </table:table-cell>
          <table:table-cell office:value-type="float" office:value="62.98382" calcext:value-type="float">
            <text:p>62.98382</text:p>
          </table:table-cell>
          <table:table-cell office:value-type="float" office:value="8.767302" calcext:value-type="float">
            <text:p>8.767302</text:p>
          </table:table-cell>
          <table:table-cell office:value-type="float" office:value="19.631217" calcext:value-type="float">
            <text:p>19.631217</text:p>
          </table:table-cell>
          <table:table-cell office:value-type="float" office:value="10.760357" calcext:value-type="float">
            <text:p>10.760357</text:p>
          </table:table-cell>
          <table:table-cell office:value-type="float" office:value="66.15506" calcext:value-type="float">
            <text:p>66.15506</text:p>
          </table:table-cell>
          <table:table-cell office:value-type="float" office:value="8.791699" calcext:value-type="float">
            <text:p>8.791699</text:p>
          </table:table-cell>
          <table:table-cell office:value-type="float" office:value="121.46353" calcext:value-type="float">
            <text:p>121.46353</text:p>
          </table:table-cell>
          <table:table-cell office:value-type="float" office:value="13.834506" calcext:value-type="float">
            <text:p>13.834506</text:p>
          </table:table-cell>
          <table:table-cell office:value-type="float" office:value="11.6715225" calcext:value-type="float">
            <text:p>11.6715225</text:p>
          </table:table-cell>
          <table:table-cell office:value-type="float" office:value="60.44032" calcext:value-type="float">
            <text:p>60.44032</text:p>
          </table:table-cell>
          <table:table-cell office:value-type="float" office:value="6.103067" calcext:value-type="float">
            <text:p>6.103067</text:p>
          </table:table-cell>
          <table:table-cell office:value-type="float" office:value="3.5542177" calcext:value-type="float">
            <text:p>3.5542177</text:p>
          </table:table-cell>
          <table:table-cell office:value-type="float" office:value="0.1841379" calcext:value-type="float">
            <text:p>0.1841379</text:p>
          </table:table-cell>
          <table:table-cell office:value-type="float" office:value="72.12648" calcext:value-type="float">
            <text:p>72.12648</text:p>
          </table:table-cell>
          <table:table-cell office:value-type="float" office:value="3710.2266" calcext:value-type="float">
            <text:p>3710.2266</text:p>
          </table:table-cell>
          <table:table-cell office:value-type="float" office:value="79.81073" calcext:value-type="float">
            <text:p>79.81073</text:p>
          </table:table-cell>
          <table:table-cell office:value-type="float" office:value="7.486288" calcext:value-type="float">
            <text:p>7.486288</text:p>
          </table:table-cell>
          <table:table-cell office:value-type="float" office:value="0.31304443" calcext:value-type="float">
            <text:p>0.31304443</text:p>
          </table:table-cell>
          <table:table-cell office:value-type="float" office:value="7.527686" calcext:value-type="float">
            <text:p>7.527686</text:p>
          </table:table-cell>
          <table:table-cell office:value-type="float" office:value="16.46608178" calcext:value-type="float">
            <text:p>16.46608178</text:p>
          </table:table-cell>
          <table:table-cell office:value-type="float" office:value="28.170113" calcext:value-type="float">
            <text:p>28.170113</text:p>
          </table:table-cell>
          <table:table-cell office:value-type="float" office:value="4.160907" calcext:value-type="float">
            <text:p>4.160907</text:p>
          </table:table-cell>
          <table:table-cell office:value-type="float" office:value="5.5739201" calcext:value-type="float">
            <text:p>5.5739201</text:p>
          </table:table-cell>
          <table:table-cell office:value-type="float" office:value="1.0404712" calcext:value-type="float">
            <text:p>1.0404712</text:p>
          </table:table-cell>
          <table:table-cell office:value-type="float" office:value="193.96902" calcext:value-type="float">
            <text:p>193.96902</text:p>
          </table:table-cell>
          <table:table-cell office:value-type="float" office:value="5.187874" calcext:value-type="float">
            <text:p>5.187874</text:p>
          </table:table-cell>
          <table:table-cell office:value-type="float" office:value="2.0035618" calcext:value-type="float">
            <text:p>2.0035618</text:p>
          </table:table-cell>
          <table:table-cell office:value-type="float" office:value="41.3949" calcext:value-type="float">
            <text:p>41.3949</text:p>
          </table:table-cell>
          <table:table-cell office:value-type="float" office:value="150.074669" calcext:value-type="float">
            <text:p>150.074669</text:p>
          </table:table-cell>
          <table:table-cell office:value-type="float" office:value="11.244584" calcext:value-type="float">
            <text:p>11.244584</text:p>
          </table:table-cell>
          <table:table-cell office:value-type="float" office:value="412.84406" calcext:value-type="float">
            <text:p>412.84406</text:p>
          </table:table-cell>
          <table:table-cell office:value-type="float" office:value="1.6417923" calcext:value-type="float">
            <text:p>1.6417923</text:p>
          </table:table-cell>
          <table:table-cell office:value-type="float" office:value="8.314977" calcext:value-type="float">
            <text:p>8.314977</text:p>
          </table:table-cell>
          <table:table-cell office:value-type="float" office:value="2.6914158" calcext:value-type="float">
            <text:p>2.6914158</text:p>
          </table:table-cell>
          <table:table-cell office:value-type="float" office:value="3.455975" calcext:value-type="float">
            <text:p>3.455975</text:p>
          </table:table-cell>
          <table:table-cell office:value-type="float" office:value="17.431867" calcext:value-type="float">
            <text:p>17.431867</text:p>
          </table:table-cell>
          <table:table-cell office:value-type="float" office:value="3.166697" calcext:value-type="float">
            <text:p>3.166697</text:p>
          </table:table-cell>
          <table:table-cell office:value-type="float" office:value="10.657462" calcext:value-type="float">
            <text:p>10.657462</text:p>
          </table:table-cell>
          <table:table-cell office:value-type="float" office:value="250.79214" calcext:value-type="float">
            <text:p>250.79214</text:p>
          </table:table-cell>
          <table:table-cell office:value-type="float" office:value="237.42122" calcext:value-type="float">
            <text:p>237.42122</text:p>
          </table:table-cell>
          <table:table-cell office:value-type="float" office:value="223.4983" calcext:value-type="float">
            <text:p>223.4983</text:p>
          </table:table-cell>
          <table:table-cell office:value-type="float" office:value="0.29142476" calcext:value-type="float">
            <text:p>0.29142476</text:p>
          </table:table-cell>
          <table:table-cell office:value-type="float" office:value="6.420799" calcext:value-type="float">
            <text:p>6.420799</text:p>
          </table:table-cell>
        </table:table-row>
        <table:table-row table:style-name="ro2">
          <table:table-cell office:value-type="string" calcext:value-type="string">
            <text:p>TCGA-13-0725-01A-01R-1564-13</text:p>
          </table:table-cell>
          <table:table-cell office:value-type="string" calcext:value-type="string">
            <text:p>OV</text:p>
          </table:table-cell>
          <table:table-cell office:value-type="float" office:value="5.9453073" calcext:value-type="float">
            <text:p>5.9453073</text:p>
          </table:table-cell>
          <table:table-cell office:value-type="float" office:value="7.980444" calcext:value-type="float">
            <text:p>7.980444</text:p>
          </table:table-cell>
          <table:table-cell office:value-type="float" office:value="324.99861" calcext:value-type="float">
            <text:p>324.99861</text:p>
          </table:table-cell>
          <table:table-cell office:value-type="float" office:value="3513.8339" calcext:value-type="float">
            <text:p>3513.8339</text:p>
          </table:table-cell>
          <table:table-cell office:value-type="float" office:value="106.28384" calcext:value-type="float">
            <text:p>106.28384</text:p>
          </table:table-cell>
          <table:table-cell office:value-type="float" office:value="69.61806" calcext:value-type="float">
            <text:p>69.61806</text:p>
          </table:table-cell>
          <table:table-cell office:value-type="float" office:value="5.483913" calcext:value-type="float">
            <text:p>5.483913</text:p>
          </table:table-cell>
          <table:table-cell office:value-type="float" office:value="18.794323" calcext:value-type="float">
            <text:p>18.794323</text:p>
          </table:table-cell>
          <table:table-cell office:value-type="float" office:value="17.316143" calcext:value-type="float">
            <text:p>17.316143</text:p>
          </table:table-cell>
          <table:table-cell office:value-type="float" office:value="64.75919" calcext:value-type="float">
            <text:p>64.75919</text:p>
          </table:table-cell>
          <table:table-cell office:value-type="float" office:value="8.486685" calcext:value-type="float">
            <text:p>8.486685</text:p>
          </table:table-cell>
          <table:table-cell office:value-type="float" office:value="54.8189" calcext:value-type="float">
            <text:p>54.8189</text:p>
          </table:table-cell>
          <table:table-cell office:value-type="float" office:value="10.781654" calcext:value-type="float">
            <text:p>10.781654</text:p>
          </table:table-cell>
          <table:table-cell office:value-type="float" office:value="5.6447091" calcext:value-type="float">
            <text:p>5.6447091</text:p>
          </table:table-cell>
          <table:table-cell office:value-type="float" office:value="48.28454" calcext:value-type="float">
            <text:p>48.28454</text:p>
          </table:table-cell>
          <table:table-cell office:value-type="float" office:value="9.20804" calcext:value-type="float">
            <text:p>9.20804</text:p>
          </table:table-cell>
          <table:table-cell office:value-type="float" office:value="3.4538714" calcext:value-type="float">
            <text:p>3.4538714</text:p>
          </table:table-cell>
          <table:table-cell office:value-type="float" office:value="0.46756121" calcext:value-type="float">
            <text:p>0.46756121</text:p>
          </table:table-cell>
          <table:table-cell office:value-type="float" office:value="39.17175" calcext:value-type="float">
            <text:p>39.17175</text:p>
          </table:table-cell>
          <table:table-cell office:value-type="float" office:value="1441.1393" calcext:value-type="float">
            <text:p>1441.1393</text:p>
          </table:table-cell>
          <table:table-cell office:value-type="float" office:value="171.24636" calcext:value-type="float">
            <text:p>171.24636</text:p>
          </table:table-cell>
          <table:table-cell office:value-type="float" office:value="6.873737" calcext:value-type="float">
            <text:p>6.873737</text:p>
          </table:table-cell>
          <table:table-cell office:value-type="float" office:value="0.28851891" calcext:value-type="float">
            <text:p>0.28851891</text:p>
          </table:table-cell>
          <table:table-cell office:value-type="float" office:value="8.262299" calcext:value-type="float">
            <text:p>8.262299</text:p>
          </table:table-cell>
          <table:table-cell office:value-type="float" office:value="6.60808635" calcext:value-type="float">
            <text:p>6.60808635</text:p>
          </table:table-cell>
          <table:table-cell office:value-type="float" office:value="14.481136" calcext:value-type="float">
            <text:p>14.481136</text:p>
          </table:table-cell>
          <table:table-cell office:value-type="float" office:value="2.002547" calcext:value-type="float">
            <text:p>2.002547</text:p>
          </table:table-cell>
          <table:table-cell office:value-type="float" office:value="3.2545674" calcext:value-type="float">
            <text:p>3.2545674</text:p>
          </table:table-cell>
          <table:table-cell office:value-type="float" office:value="1.2052484" calcext:value-type="float">
            <text:p>1.2052484</text:p>
          </table:table-cell>
          <table:table-cell office:value-type="float" office:value="316.43101" calcext:value-type="float">
            <text:p>316.43101</text:p>
          </table:table-cell>
          <table:table-cell office:value-type="float" office:value="6.287301" calcext:value-type="float">
            <text:p>6.287301</text:p>
          </table:table-cell>
          <table:table-cell office:value-type="float" office:value="1.169717" calcext:value-type="float">
            <text:p>1.169717</text:p>
          </table:table-cell>
          <table:table-cell office:value-type="float" office:value="45.91152" calcext:value-type="float">
            <text:p>45.91152</text:p>
          </table:table-cell>
          <table:table-cell office:value-type="float" office:value="128.223548" calcext:value-type="float">
            <text:p>128.223548</text:p>
          </table:table-cell>
          <table:table-cell office:value-type="float" office:value="16.333798" calcext:value-type="float">
            <text:p>16.333798</text:p>
          </table:table-cell>
          <table:table-cell office:value-type="float" office:value="315.35336" calcext:value-type="float">
            <text:p>315.35336</text:p>
          </table:table-cell>
          <table:table-cell office:value-type="float" office:value="1.1130268" calcext:value-type="float">
            <text:p>1.1130268</text:p>
          </table:table-cell>
          <table:table-cell office:value-type="float" office:value="6.394936" calcext:value-type="float">
            <text:p>6.394936</text:p>
          </table:table-cell>
          <table:table-cell office:value-type="float" office:value="2.6831165" calcext:value-type="float">
            <text:p>2.6831165</text:p>
          </table:table-cell>
          <table:table-cell office:value-type="float" office:value="2.781821" calcext:value-type="float">
            <text:p>2.781821</text:p>
          </table:table-cell>
          <table:table-cell office:value-type="float" office:value="16.398541" calcext:value-type="float">
            <text:p>16.398541</text:p>
          </table:table-cell>
          <table:table-cell office:value-type="float" office:value="3.313162" calcext:value-type="float">
            <text:p>3.313162</text:p>
          </table:table-cell>
          <table:table-cell office:value-type="float" office:value="7.545752" calcext:value-type="float">
            <text:p>7.545752</text:p>
          </table:table-cell>
          <table:table-cell office:value-type="float" office:value="74.04127" calcext:value-type="float">
            <text:p>74.04127</text:p>
          </table:table-cell>
          <table:table-cell office:value-type="float" office:value="197.12166" calcext:value-type="float">
            <text:p>197.12166</text:p>
          </table:table-cell>
          <table:table-cell office:value-type="float" office:value="190.26846" calcext:value-type="float">
            <text:p>190.26846</text:p>
          </table:table-cell>
          <table:table-cell office:value-type="float" office:value="0.6927453" calcext:value-type="float">
            <text:p>0.6927453</text:p>
          </table:table-cell>
          <table:table-cell office:value-type="float" office:value="11.156545" calcext:value-type="float">
            <text:p>11.156545</text:p>
          </table:table-cell>
        </table:table-row>
        <table:table-row table:style-name="ro2">
          <table:table-cell office:value-type="string" calcext:value-type="string">
            <text:p>TCGA-13-0726-01A-01R-1564-13</text:p>
          </table:table-cell>
          <table:table-cell office:value-type="string" calcext:value-type="string">
            <text:p>OV</text:p>
          </table:table-cell>
          <table:table-cell office:value-type="float" office:value="8.4454107" calcext:value-type="float">
            <text:p>8.4454107</text:p>
          </table:table-cell>
          <table:table-cell office:value-type="float" office:value="8.381066" calcext:value-type="float">
            <text:p>8.381066</text:p>
          </table:table-cell>
          <table:table-cell office:value-type="float" office:value="148.23183" calcext:value-type="float">
            <text:p>148.23183</text:p>
          </table:table-cell>
          <table:table-cell office:value-type="float" office:value="6858.9538" calcext:value-type="float">
            <text:p>6858.9538</text:p>
          </table:table-cell>
          <table:table-cell office:value-type="float" office:value="54.43463" calcext:value-type="float">
            <text:p>54.43463</text:p>
          </table:table-cell>
          <table:table-cell office:value-type="float" office:value="113.31545" calcext:value-type="float">
            <text:p>113.31545</text:p>
          </table:table-cell>
          <table:table-cell office:value-type="float" office:value="9.22766" calcext:value-type="float">
            <text:p>9.22766</text:p>
          </table:table-cell>
          <table:table-cell office:value-type="float" office:value="32.79087" calcext:value-type="float">
            <text:p>32.79087</text:p>
          </table:table-cell>
          <table:table-cell office:value-type="float" office:value="15.908967" calcext:value-type="float">
            <text:p>15.908967</text:p>
          </table:table-cell>
          <table:table-cell office:value-type="float" office:value="158.70518" calcext:value-type="float">
            <text:p>158.70518</text:p>
          </table:table-cell>
          <table:table-cell office:value-type="float" office:value="3.783675" calcext:value-type="float">
            <text:p>3.783675</text:p>
          </table:table-cell>
          <table:table-cell office:value-type="float" office:value="39.54311" calcext:value-type="float">
            <text:p>39.54311</text:p>
          </table:table-cell>
          <table:table-cell office:value-type="float" office:value="7.77794" calcext:value-type="float">
            <text:p>7.77794</text:p>
          </table:table-cell>
          <table:table-cell office:value-type="float" office:value="5.7302364" calcext:value-type="float">
            <text:p>5.7302364</text:p>
          </table:table-cell>
          <table:table-cell office:value-type="float" office:value="59.12818" calcext:value-type="float">
            <text:p>59.12818</text:p>
          </table:table-cell>
          <table:table-cell office:value-type="float" office:value="7.947891" calcext:value-type="float">
            <text:p>7.947891</text:p>
          </table:table-cell>
          <table:table-cell office:value-type="float" office:value="4.8458542" calcext:value-type="float">
            <text:p>4.8458542</text:p>
          </table:table-cell>
          <table:table-cell office:value-type="float" office:value="0.29561948" calcext:value-type="float">
            <text:p>0.29561948</text:p>
          </table:table-cell>
          <table:table-cell office:value-type="float" office:value="58.32044" calcext:value-type="float">
            <text:p>58.32044</text:p>
          </table:table-cell>
          <table:table-cell office:value-type="float" office:value="946.6307" calcext:value-type="float">
            <text:p>946.6307</text:p>
          </table:table-cell>
          <table:table-cell office:value-type="float" office:value="81.00655" calcext:value-type="float">
            <text:p>81.00655</text:p>
          </table:table-cell>
          <table:table-cell office:value-type="float" office:value="3.100957" calcext:value-type="float">
            <text:p>3.100957</text:p>
          </table:table-cell>
          <table:table-cell office:value-type="float" office:value="0.46978544" calcext:value-type="float">
            <text:p>0.46978544</text:p>
          </table:table-cell>
          <table:table-cell office:value-type="float" office:value="8.129406" calcext:value-type="float">
            <text:p>8.129406</text:p>
          </table:table-cell>
          <table:table-cell office:value-type="float" office:value="1.43115532" calcext:value-type="float">
            <text:p>1.43115532</text:p>
          </table:table-cell>
          <table:table-cell office:value-type="float" office:value="27.686584" calcext:value-type="float">
            <text:p>27.686584</text:p>
          </table:table-cell>
          <table:table-cell office:value-type="float" office:value="1.797132" calcext:value-type="float">
            <text:p>1.797132</text:p>
          </table:table-cell>
          <table:table-cell office:value-type="float" office:value="4.1589929" calcext:value-type="float">
            <text:p>4.1589929</text:p>
          </table:table-cell>
          <table:table-cell office:value-type="float" office:value="6.7234488" calcext:value-type="float">
            <text:p>6.7234488</text:p>
          </table:table-cell>
          <table:table-cell office:value-type="float" office:value="365.50155" calcext:value-type="float">
            <text:p>365.50155</text:p>
          </table:table-cell>
          <table:table-cell office:value-type="float" office:value="6.65402" calcext:value-type="float">
            <text:p>6.65402</text:p>
          </table:table-cell>
          <table:table-cell office:value-type="float" office:value="0.6712937" calcext:value-type="float">
            <text:p>0.6712937</text:p>
          </table:table-cell>
          <table:table-cell office:value-type="float" office:value="16.33386" calcext:value-type="float">
            <text:p>16.33386</text:p>
          </table:table-cell>
          <table:table-cell office:value-type="float" office:value="36.343461" calcext:value-type="float">
            <text:p>36.343461</text:p>
          </table:table-cell>
          <table:table-cell office:value-type="float" office:value="25.562271" calcext:value-type="float">
            <text:p>25.562271</text:p>
          </table:table-cell>
          <table:table-cell office:value-type="float" office:value="264.79994" calcext:value-type="float">
            <text:p>264.79994</text:p>
          </table:table-cell>
          <table:table-cell office:value-type="float" office:value="0.6525277" calcext:value-type="float">
            <text:p>0.6525277</text:p>
          </table:table-cell>
          <table:table-cell office:value-type="float" office:value="9.101555" calcext:value-type="float">
            <text:p>9.101555</text:p>
          </table:table-cell>
          <table:table-cell office:value-type="float" office:value="3.9654908" calcext:value-type="float">
            <text:p>3.9654908</text:p>
          </table:table-cell>
          <table:table-cell office:value-type="float" office:value="2.710441" calcext:value-type="float">
            <text:p>2.710441</text:p>
          </table:table-cell>
          <table:table-cell office:value-type="float" office:value="19.942006" calcext:value-type="float">
            <text:p>19.942006</text:p>
          </table:table-cell>
          <table:table-cell office:value-type="float" office:value="4.921531" calcext:value-type="float">
            <text:p>4.921531</text:p>
          </table:table-cell>
          <table:table-cell office:value-type="float" office:value="8.264707" calcext:value-type="float">
            <text:p>8.264707</text:p>
          </table:table-cell>
          <table:table-cell office:value-type="float" office:value="190.8134" calcext:value-type="float">
            <text:p>190.8134</text:p>
          </table:table-cell>
          <table:table-cell office:value-type="float" office:value="144.10798" calcext:value-type="float">
            <text:p>144.10798</text:p>
          </table:table-cell>
          <table:table-cell office:value-type="float" office:value="288.91966" calcext:value-type="float">
            <text:p>288.91966</text:p>
          </table:table-cell>
          <table:table-cell office:value-type="float" office:value="0.23016198" calcext:value-type="float">
            <text:p>0.23016198</text:p>
          </table:table-cell>
          <table:table-cell office:value-type="float" office:value="3.9133" calcext:value-type="float">
            <text:p>3.9133</text:p>
          </table:table-cell>
        </table:table-row>
        <table:table-row table:style-name="ro2">
          <table:table-cell office:value-type="string" calcext:value-type="string">
            <text:p>TCGA-13-0727-01A-01R-1564-13</text:p>
          </table:table-cell>
          <table:table-cell office:value-type="string" calcext:value-type="string">
            <text:p>OV</text:p>
          </table:table-cell>
          <table:table-cell office:value-type="float" office:value="3.3168873" calcext:value-type="float">
            <text:p>3.3168873</text:p>
          </table:table-cell>
          <table:table-cell office:value-type="float" office:value="11.891256" calcext:value-type="float">
            <text:p>11.891256</text:p>
          </table:table-cell>
          <table:table-cell office:value-type="float" office:value="285.16157" calcext:value-type="float">
            <text:p>285.16157</text:p>
          </table:table-cell>
          <table:table-cell office:value-type="float" office:value="2546.8578" calcext:value-type="float">
            <text:p>2546.8578</text:p>
          </table:table-cell>
          <table:table-cell office:value-type="float" office:value="84.84708" calcext:value-type="float">
            <text:p>84.84708</text:p>
          </table:table-cell>
          <table:table-cell office:value-type="float" office:value="96.7807" calcext:value-type="float">
            <text:p>96.7807</text:p>
          </table:table-cell>
          <table:table-cell office:value-type="float" office:value="22.908702" calcext:value-type="float">
            <text:p>22.908702</text:p>
          </table:table-cell>
          <table:table-cell office:value-type="float" office:value="13.834982" calcext:value-type="float">
            <text:p>13.834982</text:p>
          </table:table-cell>
          <table:table-cell office:value-type="float" office:value="12.55765" calcext:value-type="float">
            <text:p>12.55765</text:p>
          </table:table-cell>
          <table:table-cell office:value-type="float" office:value="49.40151" calcext:value-type="float">
            <text:p>49.40151</text:p>
          </table:table-cell>
          <table:table-cell office:value-type="float" office:value="6.133417" calcext:value-type="float">
            <text:p>6.133417</text:p>
          </table:table-cell>
          <table:table-cell office:value-type="float" office:value="127.31647" calcext:value-type="float">
            <text:p>127.31647</text:p>
          </table:table-cell>
          <table:table-cell office:value-type="float" office:value="14.58053" calcext:value-type="float">
            <text:p>14.58053</text:p>
          </table:table-cell>
          <table:table-cell office:value-type="float" office:value="8.3133038" calcext:value-type="float">
            <text:p>8.3133038</text:p>
          </table:table-cell>
          <table:table-cell office:value-type="float" office:value="95.26777" calcext:value-type="float">
            <text:p>95.26777</text:p>
          </table:table-cell>
          <table:table-cell office:value-type="float" office:value="5.031448" calcext:value-type="float">
            <text:p>5.031448</text:p>
          </table:table-cell>
          <table:table-cell office:value-type="float" office:value="2.8280026" calcext:value-type="float">
            <text:p>2.8280026</text:p>
          </table:table-cell>
          <table:table-cell office:value-type="float" office:value="0.13601803" calcext:value-type="float">
            <text:p>0.13601803</text:p>
          </table:table-cell>
          <table:table-cell office:value-type="float" office:value="75.96163" calcext:value-type="float">
            <text:p>75.96163</text:p>
          </table:table-cell>
          <table:table-cell office:value-type="float" office:value="2056.4833" calcext:value-type="float">
            <text:p>2056.4833</text:p>
          </table:table-cell>
          <table:table-cell office:value-type="float" office:value="129.54522" calcext:value-type="float">
            <text:p>129.54522</text:p>
          </table:table-cell>
          <table:table-cell office:value-type="float" office:value="4.00349" calcext:value-type="float">
            <text:p>4.00349</text:p>
          </table:table-cell>
          <table:table-cell office:value-type="float" office:value="0.31429693" calcext:value-type="float">
            <text:p>0.31429693</text:p>
          </table:table-cell>
          <table:table-cell office:value-type="float" office:value="7.562118" calcext:value-type="float">
            <text:p>7.562118</text:p>
          </table:table-cell>
          <table:table-cell office:value-type="float" office:value="5.91666632" calcext:value-type="float">
            <text:p>5.91666632</text:p>
          </table:table-cell>
          <table:table-cell office:value-type="float" office:value="34.878927" calcext:value-type="float">
            <text:p>34.878927</text:p>
          </table:table-cell>
          <table:table-cell office:value-type="float" office:value="3.457859" calcext:value-type="float">
            <text:p>3.457859</text:p>
          </table:table-cell>
          <table:table-cell office:value-type="float" office:value="4.8135538" calcext:value-type="float">
            <text:p>4.8135538</text:p>
          </table:table-cell>
          <table:table-cell office:value-type="float" office:value="2.7342978" calcext:value-type="float">
            <text:p>2.7342978</text:p>
          </table:table-cell>
          <table:table-cell office:value-type="float" office:value="170.67252" calcext:value-type="float">
            <text:p>170.67252</text:p>
          </table:table-cell>
          <table:table-cell office:value-type="float" office:value="4.555153" calcext:value-type="float">
            <text:p>4.555153</text:p>
          </table:table-cell>
          <table:table-cell office:value-type="float" office:value="0.6855183" calcext:value-type="float">
            <text:p>0.6855183</text:p>
          </table:table-cell>
          <table:table-cell office:value-type="float" office:value="26.67198" calcext:value-type="float">
            <text:p>26.67198</text:p>
          </table:table-cell>
          <table:table-cell office:value-type="float" office:value="84.676662" calcext:value-type="float">
            <text:p>84.676662</text:p>
          </table:table-cell>
          <table:table-cell office:value-type="float" office:value="22.458432" calcext:value-type="float">
            <text:p>22.458432</text:p>
          </table:table-cell>
          <table:table-cell office:value-type="float" office:value="265.46703" calcext:value-type="float">
            <text:p>265.46703</text:p>
          </table:table-cell>
          <table:table-cell office:value-type="float" office:value="1.0603062" calcext:value-type="float">
            <text:p>1.0603062</text:p>
          </table:table-cell>
          <table:table-cell office:value-type="float" office:value="6.296123" calcext:value-type="float">
            <text:p>6.296123</text:p>
          </table:table-cell>
          <table:table-cell office:value-type="float" office:value="2.5037761" calcext:value-type="float">
            <text:p>2.5037761</text:p>
          </table:table-cell>
          <table:table-cell office:value-type="float" office:value="4.63569" calcext:value-type="float">
            <text:p>4.63569</text:p>
          </table:table-cell>
          <table:table-cell office:value-type="float" office:value="11.366707" calcext:value-type="float">
            <text:p>11.366707</text:p>
          </table:table-cell>
          <table:table-cell office:value-type="float" office:value="3.838501" calcext:value-type="float">
            <text:p>3.838501</text:p>
          </table:table-cell>
          <table:table-cell office:value-type="float" office:value="6.611729" calcext:value-type="float">
            <text:p>6.611729</text:p>
          </table:table-cell>
          <table:table-cell office:value-type="float" office:value="194.96043" calcext:value-type="float">
            <text:p>194.96043</text:p>
          </table:table-cell>
          <table:table-cell office:value-type="float" office:value="187.20486" calcext:value-type="float">
            <text:p>187.20486</text:p>
          </table:table-cell>
          <table:table-cell office:value-type="float" office:value="157.42633" calcext:value-type="float">
            <text:p>157.42633</text:p>
          </table:table-cell>
          <table:table-cell office:value-type="float" office:value="0.23447969" calcext:value-type="float">
            <text:p>0.23447969</text:p>
          </table:table-cell>
          <table:table-cell office:value-type="float" office:value="4.506592" calcext:value-type="float">
            <text:p>4.506592</text:p>
          </table:table-cell>
        </table:table-row>
        <table:table-row table:style-name="ro2">
          <table:table-cell office:value-type="string" calcext:value-type="string">
            <text:p>TCGA-13-0730-01A-01R-1564-13</text:p>
          </table:table-cell>
          <table:table-cell office:value-type="string" calcext:value-type="string">
            <text:p>OV</text:p>
          </table:table-cell>
          <table:table-cell office:value-type="float" office:value="7.105181" calcext:value-type="float">
            <text:p>7.105181</text:p>
          </table:table-cell>
          <table:table-cell office:value-type="float" office:value="15.317137" calcext:value-type="float">
            <text:p>15.317137</text:p>
          </table:table-cell>
          <table:table-cell office:value-type="float" office:value="216.54501" calcext:value-type="float">
            <text:p>216.54501</text:p>
          </table:table-cell>
          <table:table-cell office:value-type="float" office:value="2239.5573" calcext:value-type="float">
            <text:p>2239.5573</text:p>
          </table:table-cell>
          <table:table-cell office:value-type="float" office:value="68.61938" calcext:value-type="float">
            <text:p>68.61938</text:p>
          </table:table-cell>
          <table:table-cell office:value-type="float" office:value="157.55994" calcext:value-type="float">
            <text:p>157.55994</text:p>
          </table:table-cell>
          <table:table-cell office:value-type="float" office:value="17.759792" calcext:value-type="float">
            <text:p>17.759792</text:p>
          </table:table-cell>
          <table:table-cell office:value-type="float" office:value="13.967857" calcext:value-type="float">
            <text:p>13.967857</text:p>
          </table:table-cell>
          <table:table-cell office:value-type="float" office:value="26.727476" calcext:value-type="float">
            <text:p>26.727476</text:p>
          </table:table-cell>
          <table:table-cell office:value-type="float" office:value="39.97889" calcext:value-type="float">
            <text:p>39.97889</text:p>
          </table:table-cell>
          <table:table-cell office:value-type="float" office:value="7.585209" calcext:value-type="float">
            <text:p>7.585209</text:p>
          </table:table-cell>
          <table:table-cell office:value-type="float" office:value="74.28336" calcext:value-type="float">
            <text:p>74.28336</text:p>
          </table:table-cell>
          <table:table-cell office:value-type="float" office:value="12.787721" calcext:value-type="float">
            <text:p>12.787721</text:p>
          </table:table-cell>
          <table:table-cell office:value-type="float" office:value="5.3080837" calcext:value-type="float">
            <text:p>5.3080837</text:p>
          </table:table-cell>
          <table:table-cell office:value-type="float" office:value="60.82952" calcext:value-type="float">
            <text:p>60.82952</text:p>
          </table:table-cell>
          <table:table-cell office:value-type="float" office:value="7.742863" calcext:value-type="float">
            <text:p>7.742863</text:p>
          </table:table-cell>
          <table:table-cell office:value-type="float" office:value="3.2167732" calcext:value-type="float">
            <text:p>3.2167732</text:p>
          </table:table-cell>
          <table:table-cell office:value-type="float" office:value="0.42973186" calcext:value-type="float">
            <text:p>0.42973186</text:p>
          </table:table-cell>
          <table:table-cell office:value-type="float" office:value="58.25501" calcext:value-type="float">
            <text:p>58.25501</text:p>
          </table:table-cell>
          <table:table-cell office:value-type="float" office:value="4845.4386" calcext:value-type="float">
            <text:p>4845.4386</text:p>
          </table:table-cell>
          <table:table-cell office:value-type="float" office:value="112.8462" calcext:value-type="float">
            <text:p>112.8462</text:p>
          </table:table-cell>
          <table:table-cell office:value-type="float" office:value="4.067576" calcext:value-type="float">
            <text:p>4.067576</text:p>
          </table:table-cell>
          <table:table-cell office:value-type="float" office:value="0.59174537" calcext:value-type="float">
            <text:p>0.59174537</text:p>
          </table:table-cell>
          <table:table-cell office:value-type="float" office:value="14.708311" calcext:value-type="float">
            <text:p>14.708311</text:p>
          </table:table-cell>
          <table:table-cell office:value-type="float" office:value="1.38935687" calcext:value-type="float">
            <text:p>1.38935687</text:p>
          </table:table-cell>
          <table:table-cell office:value-type="float" office:value="33.875419" calcext:value-type="float">
            <text:p>33.875419</text:p>
          </table:table-cell>
          <table:table-cell office:value-type="float" office:value="4.161798" calcext:value-type="float">
            <text:p>4.161798</text:p>
          </table:table-cell>
          <table:table-cell office:value-type="float" office:value="4.5077824" calcext:value-type="float">
            <text:p>4.5077824</text:p>
          </table:table-cell>
          <table:table-cell office:value-type="float" office:value="6.4079928" calcext:value-type="float">
            <text:p>6.4079928</text:p>
          </table:table-cell>
          <table:table-cell office:value-type="float" office:value="130.25463" calcext:value-type="float">
            <text:p>130.25463</text:p>
          </table:table-cell>
          <table:table-cell office:value-type="float" office:value="4.864865" calcext:value-type="float">
            <text:p>4.864865</text:p>
          </table:table-cell>
          <table:table-cell office:value-type="float" office:value="1.2819326" calcext:value-type="float">
            <text:p>1.2819326</text:p>
          </table:table-cell>
          <table:table-cell office:value-type="float" office:value="32.21579" calcext:value-type="float">
            <text:p>32.21579</text:p>
          </table:table-cell>
          <table:table-cell office:value-type="float" office:value="35.588399" calcext:value-type="float">
            <text:p>35.588399</text:p>
          </table:table-cell>
          <table:table-cell office:value-type="float" office:value="63.833663" calcext:value-type="float">
            <text:p>63.833663</text:p>
          </table:table-cell>
          <table:table-cell office:value-type="float" office:value="145.2581" calcext:value-type="float">
            <text:p>145.2581</text:p>
          </table:table-cell>
          <table:table-cell office:value-type="float" office:value="2.1055913" calcext:value-type="float">
            <text:p>2.1055913</text:p>
          </table:table-cell>
          <table:table-cell office:value-type="float" office:value="9.624994" calcext:value-type="float">
            <text:p>9.624994</text:p>
          </table:table-cell>
          <table:table-cell office:value-type="float" office:value="2.1703531" calcext:value-type="float">
            <text:p>2.1703531</text:p>
          </table:table-cell>
          <table:table-cell office:value-type="float" office:value="3.559672" calcext:value-type="float">
            <text:p>3.559672</text:p>
          </table:table-cell>
          <table:table-cell office:value-type="float" office:value="6.968299" calcext:value-type="float">
            <text:p>6.968299</text:p>
          </table:table-cell>
          <table:table-cell office:value-type="float" office:value="4.309722" calcext:value-type="float">
            <text:p>4.309722</text:p>
          </table:table-cell>
          <table:table-cell office:value-type="float" office:value="4.820477" calcext:value-type="float">
            <text:p>4.820477</text:p>
          </table:table-cell>
          <table:table-cell office:value-type="float" office:value="258.70177" calcext:value-type="float">
            <text:p>258.70177</text:p>
          </table:table-cell>
          <table:table-cell office:value-type="float" office:value="106.20739" calcext:value-type="float">
            <text:p>106.20739</text:p>
          </table:table-cell>
          <table:table-cell office:value-type="float" office:value="127.21858" calcext:value-type="float">
            <text:p>127.21858</text:p>
          </table:table-cell>
          <table:table-cell office:value-type="float" office:value="0.63517028" calcext:value-type="float">
            <text:p>0.63517028</text:p>
          </table:table-cell>
          <table:table-cell office:value-type="float" office:value="3.179608" calcext:value-type="float">
            <text:p>3.179608</text:p>
          </table:table-cell>
        </table:table-row>
        <table:table-row table:style-name="ro2">
          <table:table-cell office:value-type="string" calcext:value-type="string">
            <text:p>TCGA-13-0760-01A-01R-1564-13</text:p>
          </table:table-cell>
          <table:table-cell office:value-type="string" calcext:value-type="string">
            <text:p>OV</text:p>
          </table:table-cell>
          <table:table-cell office:value-type="float" office:value="3.2314562" calcext:value-type="float">
            <text:p>3.2314562</text:p>
          </table:table-cell>
          <table:table-cell office:value-type="float" office:value="6.934697" calcext:value-type="float">
            <text:p>6.934697</text:p>
          </table:table-cell>
          <table:table-cell office:value-type="float" office:value="262.83377" calcext:value-type="float">
            <text:p>262.83377</text:p>
          </table:table-cell>
          <table:table-cell office:value-type="float" office:value="3007.1445" calcext:value-type="float">
            <text:p>3007.1445</text:p>
          </table:table-cell>
          <table:table-cell office:value-type="float" office:value="73.60446" calcext:value-type="float">
            <text:p>73.60446</text:p>
          </table:table-cell>
          <table:table-cell office:value-type="float" office:value="71.51393" calcext:value-type="float">
            <text:p>71.51393</text:p>
          </table:table-cell>
          <table:table-cell office:value-type="float" office:value="6.797606" calcext:value-type="float">
            <text:p>6.797606</text:p>
          </table:table-cell>
          <table:table-cell office:value-type="float" office:value="15.20947" calcext:value-type="float">
            <text:p>15.20947</text:p>
          </table:table-cell>
          <table:table-cell office:value-type="float" office:value="12.60182" calcext:value-type="float">
            <text:p>12.60182</text:p>
          </table:table-cell>
          <table:table-cell office:value-type="float" office:value="170.80547" calcext:value-type="float">
            <text:p>170.80547</text:p>
          </table:table-cell>
          <table:table-cell office:value-type="float" office:value="6.709078" calcext:value-type="float">
            <text:p>6.709078</text:p>
          </table:table-cell>
          <table:table-cell office:value-type="float" office:value="100.60831" calcext:value-type="float">
            <text:p>100.60831</text:p>
          </table:table-cell>
          <table:table-cell office:value-type="float" office:value="12.415181" calcext:value-type="float">
            <text:p>12.415181</text:p>
          </table:table-cell>
          <table:table-cell office:value-type="float" office:value="9.0174322" calcext:value-type="float">
            <text:p>9.0174322</text:p>
          </table:table-cell>
          <table:table-cell office:value-type="float" office:value="51.16223" calcext:value-type="float">
            <text:p>51.16223</text:p>
          </table:table-cell>
          <table:table-cell office:value-type="float" office:value="3.926686" calcext:value-type="float">
            <text:p>3.926686</text:p>
          </table:table-cell>
          <table:table-cell office:value-type="float" office:value="4.1943951" calcext:value-type="float">
            <text:p>4.1943951</text:p>
          </table:table-cell>
          <table:table-cell office:value-type="float" office:value="0.13410178" calcext:value-type="float">
            <text:p>0.13410178</text:p>
          </table:table-cell>
          <table:table-cell office:value-type="float" office:value="30.30628" calcext:value-type="float">
            <text:p>30.30628</text:p>
          </table:table-cell>
          <table:table-cell office:value-type="float" office:value="2349.6909" calcext:value-type="float">
            <text:p>2349.6909</text:p>
          </table:table-cell>
          <table:table-cell office:value-type="float" office:value="178.21378" calcext:value-type="float">
            <text:p>178.21378</text:p>
          </table:table-cell>
          <table:table-cell office:value-type="float" office:value="3.717074" calcext:value-type="float">
            <text:p>3.717074</text:p>
          </table:table-cell>
          <table:table-cell office:value-type="float" office:value="0.47463804" calcext:value-type="float">
            <text:p>0.47463804</text:p>
          </table:table-cell>
          <table:table-cell office:value-type="float" office:value="10.248242" calcext:value-type="float">
            <text:p>10.248242</text:p>
          </table:table-cell>
          <table:table-cell office:value-type="float" office:value="0.0958044" calcext:value-type="float">
            <text:p>0.0958044</text:p>
          </table:table-cell>
          <table:table-cell office:value-type="float" office:value="19.97822" calcext:value-type="float">
            <text:p>19.97822</text:p>
          </table:table-cell>
          <table:table-cell office:value-type="float" office:value="4.987425" calcext:value-type="float">
            <text:p>4.987425</text:p>
          </table:table-cell>
          <table:table-cell office:value-type="float" office:value="3.4464664" calcext:value-type="float">
            <text:p>3.4464664</text:p>
          </table:table-cell>
          <table:table-cell office:value-type="float" office:value="6.0429197" calcext:value-type="float">
            <text:p>6.0429197</text:p>
          </table:table-cell>
          <table:table-cell office:value-type="float" office:value="217.02101" calcext:value-type="float">
            <text:p>217.02101</text:p>
          </table:table-cell>
          <table:table-cell office:value-type="float" office:value="6.314291" calcext:value-type="float">
            <text:p>6.314291</text:p>
          </table:table-cell>
          <table:table-cell office:value-type="float" office:value="2.0551638" calcext:value-type="float">
            <text:p>2.0551638</text:p>
          </table:table-cell>
          <table:table-cell office:value-type="float" office:value="27.27315" calcext:value-type="float">
            <text:p>27.27315</text:p>
          </table:table-cell>
          <table:table-cell office:value-type="float" office:value="79.4966" calcext:value-type="float">
            <text:p>79.4966</text:p>
          </table:table-cell>
          <table:table-cell office:value-type="float" office:value="15.779755" calcext:value-type="float">
            <text:p>15.779755</text:p>
          </table:table-cell>
          <table:table-cell office:value-type="float" office:value="399.17849" calcext:value-type="float">
            <text:p>399.1784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3.468346" calcext:value-type="float">
            <text:p>13.468346</text:p>
          </table:table-cell>
          <table:table-cell office:value-type="float" office:value="2.282426" calcext:value-type="float">
            <text:p>2.282426</text:p>
          </table:table-cell>
          <table:table-cell office:value-type="float" office:value="4.719114" calcext:value-type="float">
            <text:p>4.719114</text:p>
          </table:table-cell>
          <table:table-cell office:value-type="float" office:value="11.543835" calcext:value-type="float">
            <text:p>11.543835</text:p>
          </table:table-cell>
          <table:table-cell office:value-type="float" office:value="3.147155" calcext:value-type="float">
            <text:p>3.147155</text:p>
          </table:table-cell>
          <table:table-cell office:value-type="float" office:value="5.208271" calcext:value-type="float">
            <text:p>5.208271</text:p>
          </table:table-cell>
          <table:table-cell office:value-type="float" office:value="161.98027" calcext:value-type="float">
            <text:p>161.98027</text:p>
          </table:table-cell>
          <table:table-cell office:value-type="float" office:value="168.21961" calcext:value-type="float">
            <text:p>168.21961</text:p>
          </table:table-cell>
          <table:table-cell office:value-type="float" office:value="128.4068" calcext:value-type="float">
            <text:p>128.4068</text:p>
          </table:table-cell>
          <table:table-cell office:value-type="float" office:value="0.23530445" calcext:value-type="float">
            <text:p>0.23530445</text:p>
          </table:table-cell>
          <table:table-cell office:value-type="float" office:value="8.793906" calcext:value-type="float">
            <text:p>8.793906</text:p>
          </table:table-cell>
        </table:table-row>
        <table:table-row table:style-name="ro2">
          <table:table-cell office:value-type="string" calcext:value-type="string">
            <text:p>TCGA-13-0762-01A-01R-1564-13</text:p>
          </table:table-cell>
          <table:table-cell office:value-type="string" calcext:value-type="string">
            <text:p>OV</text:p>
          </table:table-cell>
          <table:table-cell office:value-type="float" office:value="12.8838375" calcext:value-type="float">
            <text:p>12.8838375</text:p>
          </table:table-cell>
          <table:table-cell office:value-type="float" office:value="5.627703" calcext:value-type="float">
            <text:p>5.627703</text:p>
          </table:table-cell>
          <table:table-cell office:value-type="float" office:value="62.02942" calcext:value-type="float">
            <text:p>62.02942</text:p>
          </table:table-cell>
          <table:table-cell office:value-type="float" office:value="3040.7027" calcext:value-type="float">
            <text:p>3040.7027</text:p>
          </table:table-cell>
          <table:table-cell office:value-type="float" office:value="29.0008" calcext:value-type="float">
            <text:p>29.0008</text:p>
          </table:table-cell>
          <table:table-cell office:value-type="float" office:value="94.67211" calcext:value-type="float">
            <text:p>94.67211</text:p>
          </table:table-cell>
          <table:table-cell office:value-type="float" office:value="9.652256" calcext:value-type="float">
            <text:p>9.652256</text:p>
          </table:table-cell>
          <table:table-cell office:value-type="float" office:value="28.004831" calcext:value-type="float">
            <text:p>28.004831</text:p>
          </table:table-cell>
          <table:table-cell office:value-type="float" office:value="18.05822" calcext:value-type="float">
            <text:p>18.05822</text:p>
          </table:table-cell>
          <table:table-cell office:value-type="float" office:value="111.21951" calcext:value-type="float">
            <text:p>111.21951</text:p>
          </table:table-cell>
          <table:table-cell office:value-type="float" office:value="8.58754" calcext:value-type="float">
            <text:p>8.58754</text:p>
          </table:table-cell>
          <table:table-cell office:value-type="float" office:value="61.42365" calcext:value-type="float">
            <text:p>61.42365</text:p>
          </table:table-cell>
          <table:table-cell office:value-type="float" office:value="5.912667" calcext:value-type="float">
            <text:p>5.912667</text:p>
          </table:table-cell>
          <table:table-cell office:value-type="float" office:value="12.6223297" calcext:value-type="float">
            <text:p>12.6223297</text:p>
          </table:table-cell>
          <table:table-cell office:value-type="float" office:value="47.60125" calcext:value-type="float">
            <text:p>47.60125</text:p>
          </table:table-cell>
          <table:table-cell office:value-type="float" office:value="7.372531" calcext:value-type="float">
            <text:p>7.372531</text:p>
          </table:table-cell>
          <table:table-cell office:value-type="float" office:value="7.2878175" calcext:value-type="float">
            <text:p>7.2878175</text:p>
          </table:table-cell>
          <table:table-cell office:value-type="float" office:value="0.17738386" calcext:value-type="float">
            <text:p>0.17738386</text:p>
          </table:table-cell>
          <table:table-cell office:value-type="float" office:value="81.85798" calcext:value-type="float">
            <text:p>81.85798</text:p>
          </table:table-cell>
          <table:table-cell office:value-type="float" office:value="2482.8104" calcext:value-type="float">
            <text:p>2482.8104</text:p>
          </table:table-cell>
          <table:table-cell office:value-type="float" office:value="258.81162" calcext:value-type="float">
            <text:p>258.81162</text:p>
          </table:table-cell>
          <table:table-cell office:value-type="float" office:value="8.403953" calcext:value-type="float">
            <text:p>8.403953</text:p>
          </table:table-cell>
          <table:table-cell office:value-type="float" office:value="0.48061474" calcext:value-type="float">
            <text:p>0.48061474</text:p>
          </table:table-cell>
          <table:table-cell office:value-type="float" office:value="6.180432" calcext:value-type="float">
            <text:p>6.180432</text:p>
          </table:table-cell>
          <table:table-cell office:value-type="float" office:value="2.84512977" calcext:value-type="float">
            <text:p>2.84512977</text:p>
          </table:table-cell>
          <table:table-cell office:value-type="float" office:value="42.668108" calcext:value-type="float">
            <text:p>42.668108</text:p>
          </table:table-cell>
          <table:table-cell office:value-type="float" office:value="2.242916" calcext:value-type="float">
            <text:p>2.242916</text:p>
          </table:table-cell>
          <table:table-cell office:value-type="float" office:value="8.6416301" calcext:value-type="float">
            <text:p>8.6416301</text:p>
          </table:table-cell>
          <table:table-cell office:value-type="float" office:value="0.6209631" calcext:value-type="float">
            <text:p>0.6209631</text:p>
          </table:table-cell>
          <table:table-cell office:value-type="float" office:value="153.7305" calcext:value-type="float">
            <text:p>153.7305</text:p>
          </table:table-cell>
          <table:table-cell office:value-type="float" office:value="7.909706" calcext:value-type="float">
            <text:p>7.909706</text:p>
          </table:table-cell>
          <table:table-cell office:value-type="float" office:value="0.42483" calcext:value-type="float">
            <text:p>0.42483</text:p>
          </table:table-cell>
          <table:table-cell office:value-type="float" office:value="12.81379" calcext:value-type="float">
            <text:p>12.81379</text:p>
          </table:table-cell>
          <table:table-cell office:value-type="float" office:value="52.161395" calcext:value-type="float">
            <text:p>52.161395</text:p>
          </table:table-cell>
          <table:table-cell office:value-type="float" office:value="9.143157" calcext:value-type="float">
            <text:p>9.143157</text:p>
          </table:table-cell>
          <table:table-cell office:value-type="float" office:value="281.50548" calcext:value-type="float">
            <text:p>281.50548</text:p>
          </table:table-cell>
          <table:table-cell office:value-type="float" office:value="1.8229946" calcext:value-type="float">
            <text:p>1.8229946</text:p>
          </table:table-cell>
          <table:table-cell office:value-type="float" office:value="11.061287" calcext:value-type="float">
            <text:p>11.061287</text:p>
          </table:table-cell>
          <table:table-cell office:value-type="float" office:value="3.5922619" calcext:value-type="float">
            <text:p>3.5922619</text:p>
          </table:table-cell>
          <table:table-cell office:value-type="float" office:value="3.696518" calcext:value-type="float">
            <text:p>3.696518</text:p>
          </table:table-cell>
          <table:table-cell office:value-type="float" office:value="14.752235" calcext:value-type="float">
            <text:p>14.752235</text:p>
          </table:table-cell>
          <table:table-cell office:value-type="float" office:value="6.510638" calcext:value-type="float">
            <text:p>6.510638</text:p>
          </table:table-cell>
          <table:table-cell office:value-type="float" office:value="11.565881" calcext:value-type="float">
            <text:p>11.565881</text:p>
          </table:table-cell>
          <table:table-cell office:value-type="float" office:value="109.15842" calcext:value-type="float">
            <text:p>109.15842</text:p>
          </table:table-cell>
          <table:table-cell office:value-type="float" office:value="194.2759" calcext:value-type="float">
            <text:p>194.2759</text:p>
          </table:table-cell>
          <table:table-cell office:value-type="float" office:value="194.45957" calcext:value-type="float">
            <text:p>194.45957</text:p>
          </table:table-cell>
          <table:table-cell office:value-type="float" office:value="0.51504505" calcext:value-type="float">
            <text:p>0.51504505</text:p>
          </table:table-cell>
          <table:table-cell office:value-type="float" office:value="3.897257" calcext:value-type="float">
            <text:p>3.897257</text:p>
          </table:table-cell>
        </table:table-row>
        <table:table-row table:style-name="ro2">
          <table:table-cell office:value-type="string" calcext:value-type="string">
            <text:p>TCGA-13-0765-01A-01R-1564-13</text:p>
          </table:table-cell>
          <table:table-cell office:value-type="string" calcext:value-type="string">
            <text:p>OV</text:p>
          </table:table-cell>
          <table:table-cell office:value-type="float" office:value="6.7721083" calcext:value-type="float">
            <text:p>6.7721083</text:p>
          </table:table-cell>
          <table:table-cell office:value-type="float" office:value="7.322441" calcext:value-type="float">
            <text:p>7.322441</text:p>
          </table:table-cell>
          <table:table-cell office:value-type="float" office:value="440.81652" calcext:value-type="float">
            <text:p>440.81652</text:p>
          </table:table-cell>
          <table:table-cell office:value-type="float" office:value="5466.3062" calcext:value-type="float">
            <text:p>5466.3062</text:p>
          </table:table-cell>
          <table:table-cell office:value-type="float" office:value="43.3081" calcext:value-type="float">
            <text:p>43.3081</text:p>
          </table:table-cell>
          <table:table-cell office:value-type="float" office:value="152.87125" calcext:value-type="float">
            <text:p>152.87125</text:p>
          </table:table-cell>
          <table:table-cell office:value-type="float" office:value="5.258377" calcext:value-type="float">
            <text:p>5.258377</text:p>
          </table:table-cell>
          <table:table-cell office:value-type="float" office:value="27.926018" calcext:value-type="float">
            <text:p>27.926018</text:p>
          </table:table-cell>
          <table:table-cell office:value-type="float" office:value="6.240567" calcext:value-type="float">
            <text:p>6.240567</text:p>
          </table:table-cell>
          <table:table-cell office:value-type="float" office:value="116.82531" calcext:value-type="float">
            <text:p>116.82531</text:p>
          </table:table-cell>
          <table:table-cell office:value-type="float" office:value="10.20973" calcext:value-type="float">
            <text:p>10.20973</text:p>
          </table:table-cell>
          <table:table-cell office:value-type="float" office:value="79.32234" calcext:value-type="float">
            <text:p>79.32234</text:p>
          </table:table-cell>
          <table:table-cell office:value-type="float" office:value="12.88581" calcext:value-type="float">
            <text:p>12.88581</text:p>
          </table:table-cell>
          <table:table-cell office:value-type="float" office:value="4.0768262" calcext:value-type="float">
            <text:p>4.0768262</text:p>
          </table:table-cell>
          <table:table-cell office:value-type="float" office:value="116.50453" calcext:value-type="float">
            <text:p>116.50453</text:p>
          </table:table-cell>
          <table:table-cell office:value-type="float" office:value="6.875536" calcext:value-type="float">
            <text:p>6.875536</text:p>
          </table:table-cell>
          <table:table-cell office:value-type="float" office:value="4.3655979" calcext:value-type="float">
            <text:p>4.3655979</text:p>
          </table:table-cell>
          <table:table-cell office:value-type="float" office:value="0.19922625" calcext:value-type="float">
            <text:p>0.19922625</text:p>
          </table:table-cell>
          <table:table-cell office:value-type="float" office:value="49.99217" calcext:value-type="float">
            <text:p>49.99217</text:p>
          </table:table-cell>
          <table:table-cell office:value-type="float" office:value="3338.778" calcext:value-type="float">
            <text:p>3338.778</text:p>
          </table:table-cell>
          <table:table-cell office:value-type="float" office:value="176.00154" calcext:value-type="float">
            <text:p>176.00154</text:p>
          </table:table-cell>
          <table:table-cell office:value-type="float" office:value="8.425503" calcext:value-type="float">
            <text:p>8.425503</text:p>
          </table:table-cell>
          <table:table-cell office:value-type="float" office:value="0.48356711" calcext:value-type="float">
            <text:p>0.48356711</text:p>
          </table:table-cell>
          <table:table-cell office:value-type="float" office:value="12.858019" calcext:value-type="float">
            <text:p>12.858019</text:p>
          </table:table-cell>
          <table:table-cell office:value-type="float" office:value="7.41385353" calcext:value-type="float">
            <text:p>7.41385353</text:p>
          </table:table-cell>
          <table:table-cell office:value-type="float" office:value="26.807072" calcext:value-type="float">
            <text:p>26.807072</text:p>
          </table:table-cell>
          <table:table-cell office:value-type="float" office:value="2.237449" calcext:value-type="float">
            <text:p>2.237449</text:p>
          </table:table-cell>
          <table:table-cell office:value-type="float" office:value="6.5602898" calcext:value-type="float">
            <text:p>6.5602898</text:p>
          </table:table-cell>
          <table:table-cell office:value-type="float" office:value="0.9275768" calcext:value-type="float">
            <text:p>0.9275768</text:p>
          </table:table-cell>
          <table:table-cell office:value-type="float" office:value="356.29272" calcext:value-type="float">
            <text:p>356.29272</text:p>
          </table:table-cell>
          <table:table-cell office:value-type="float" office:value="9.425312" calcext:value-type="float">
            <text:p>9.425312</text:p>
          </table:table-cell>
          <table:table-cell office:value-type="float" office:value="0.6750529" calcext:value-type="float">
            <text:p>0.6750529</text:p>
          </table:table-cell>
          <table:table-cell office:value-type="float" office:value="21.00827" calcext:value-type="float">
            <text:p>21.00827</text:p>
          </table:table-cell>
          <table:table-cell office:value-type="float" office:value="78.137535" calcext:value-type="float">
            <text:p>78.137535</text:p>
          </table:table-cell>
          <table:table-cell office:value-type="float" office:value="27.610354" calcext:value-type="float">
            <text:p>27.610354</text:p>
          </table:table-cell>
          <table:table-cell office:value-type="float" office:value="519.22448" calcext:value-type="float">
            <text:p>519.22448</text:p>
          </table:table-cell>
          <table:table-cell office:value-type="float" office:value="0.5412934" calcext:value-type="float">
            <text:p>0.5412934</text:p>
          </table:table-cell>
          <table:table-cell office:value-type="float" office:value="4.52138" calcext:value-type="float">
            <text:p>4.52138</text:p>
          </table:table-cell>
          <table:table-cell office:value-type="float" office:value="2.5636767" calcext:value-type="float">
            <text:p>2.5636767</text:p>
          </table:table-cell>
          <table:table-cell office:value-type="float" office:value="3.859482" calcext:value-type="float">
            <text:p>3.859482</text:p>
          </table:table-cell>
          <table:table-cell office:value-type="float" office:value="21.037736" calcext:value-type="float">
            <text:p>21.037736</text:p>
          </table:table-cell>
          <table:table-cell office:value-type="float" office:value="4.459547" calcext:value-type="float">
            <text:p>4.459547</text:p>
          </table:table-cell>
          <table:table-cell office:value-type="float" office:value="8.952954" calcext:value-type="float">
            <text:p>8.952954</text:p>
          </table:table-cell>
          <table:table-cell office:value-type="float" office:value="163.67513" calcext:value-type="float">
            <text:p>163.67513</text:p>
          </table:table-cell>
          <table:table-cell office:value-type="float" office:value="290.63537" calcext:value-type="float">
            <text:p>290.63537</text:p>
          </table:table-cell>
          <table:table-cell office:value-type="float" office:value="97.38766" calcext:value-type="float">
            <text:p>97.38766</text:p>
          </table:table-cell>
          <table:table-cell office:value-type="float" office:value="0.11652548" calcext:value-type="float">
            <text:p>0.11652548</text:p>
          </table:table-cell>
          <table:table-cell office:value-type="float" office:value="10.394309" calcext:value-type="float">
            <text:p>10.394309</text:p>
          </table:table-cell>
        </table:table-row>
        <table:table-row table:style-name="ro2">
          <table:table-cell office:value-type="string" calcext:value-type="string">
            <text:p>TCGA-13-0766-01A-02R-1564-13</text:p>
          </table:table-cell>
          <table:table-cell office:value-type="string" calcext:value-type="string">
            <text:p>OV</text:p>
          </table:table-cell>
          <table:table-cell office:value-type="float" office:value="3.5459987" calcext:value-type="float">
            <text:p>3.5459987</text:p>
          </table:table-cell>
          <table:table-cell office:value-type="float" office:value="3.99087" calcext:value-type="float">
            <text:p>3.99087</text:p>
          </table:table-cell>
          <table:table-cell office:value-type="float" office:value="401.02563" calcext:value-type="float">
            <text:p>401.02563</text:p>
          </table:table-cell>
          <table:table-cell office:value-type="float" office:value="3669.394" calcext:value-type="float">
            <text:p>3669.394</text:p>
          </table:table-cell>
          <table:table-cell office:value-type="float" office:value="78.0158" calcext:value-type="float">
            <text:p>78.0158</text:p>
          </table:table-cell>
          <table:table-cell office:value-type="float" office:value="61.72497" calcext:value-type="float">
            <text:p>61.72497</text:p>
          </table:table-cell>
          <table:table-cell office:value-type="float" office:value="5.44936" calcext:value-type="float">
            <text:p>5.44936</text:p>
          </table:table-cell>
          <table:table-cell office:value-type="float" office:value="17.167984" calcext:value-type="float">
            <text:p>17.167984</text:p>
          </table:table-cell>
          <table:table-cell office:value-type="float" office:value="34.964801" calcext:value-type="float">
            <text:p>34.964801</text:p>
          </table:table-cell>
          <table:table-cell office:value-type="float" office:value="72.86137" calcext:value-type="float">
            <text:p>72.86137</text:p>
          </table:table-cell>
          <table:table-cell office:value-type="float" office:value="7.036733" calcext:value-type="float">
            <text:p>7.036733</text:p>
          </table:table-cell>
          <table:table-cell office:value-type="float" office:value="119.12124" calcext:value-type="float">
            <text:p>119.12124</text:p>
          </table:table-cell>
          <table:table-cell office:value-type="float" office:value="11.116125" calcext:value-type="float">
            <text:p>11.116125</text:p>
          </table:table-cell>
          <table:table-cell office:value-type="float" office:value="5.6456874" calcext:value-type="float">
            <text:p>5.6456874</text:p>
          </table:table-cell>
          <table:table-cell office:value-type="float" office:value="29.42428" calcext:value-type="float">
            <text:p>29.42428</text:p>
          </table:table-cell>
          <table:table-cell office:value-type="float" office:value="7.184805" calcext:value-type="float">
            <text:p>7.184805</text:p>
          </table:table-cell>
          <table:table-cell office:value-type="float" office:value="3.6650793" calcext:value-type="float">
            <text:p>3.6650793</text:p>
          </table:table-cell>
          <table:table-cell office:value-type="float" office:value="0.19698172" calcext:value-type="float">
            <text:p>0.19698172</text:p>
          </table:table-cell>
          <table:table-cell office:value-type="float" office:value="47.65309" calcext:value-type="float">
            <text:p>47.65309</text:p>
          </table:table-cell>
          <table:table-cell office:value-type="float" office:value="3138.4594" calcext:value-type="float">
            <text:p>3138.4594</text:p>
          </table:table-cell>
          <table:table-cell office:value-type="float" office:value="124.66178" calcext:value-type="float">
            <text:p>124.66178</text:p>
          </table:table-cell>
          <table:table-cell office:value-type="float" office:value="6.381329" calcext:value-type="float">
            <text:p>6.381329</text:p>
          </table:table-cell>
          <table:table-cell office:value-type="float" office:value="1.03777794" calcext:value-type="float">
            <text:p>1.03777794</text:p>
          </table:table-cell>
          <table:table-cell office:value-type="float" office:value="12.701991" calcext:value-type="float">
            <text:p>12.701991</text:p>
          </table:table-cell>
          <table:table-cell office:value-type="float" office:value="6.42262198" calcext:value-type="float">
            <text:p>6.42262198</text:p>
          </table:table-cell>
          <table:table-cell office:value-type="float" office:value="15.71674" calcext:value-type="float">
            <text:p>15.71674</text:p>
          </table:table-cell>
          <table:table-cell office:value-type="float" office:value="1.990958" calcext:value-type="float">
            <text:p>1.990958</text:p>
          </table:table-cell>
          <table:table-cell office:value-type="float" office:value="3.1152968" calcext:value-type="float">
            <text:p>3.1152968</text:p>
          </table:table-cell>
          <table:table-cell office:value-type="float" office:value="0.8600803" calcext:value-type="float">
            <text:p>0.8600803</text:p>
          </table:table-cell>
          <table:table-cell office:value-type="float" office:value="321.86451" calcext:value-type="float">
            <text:p>321.86451</text:p>
          </table:table-cell>
          <table:table-cell office:value-type="float" office:value="9.716792" calcext:value-type="float">
            <text:p>9.716792</text:p>
          </table:table-cell>
          <table:table-cell office:value-type="float" office:value="0.7569272" calcext:value-type="float">
            <text:p>0.7569272</text:p>
          </table:table-cell>
          <table:table-cell office:value-type="float" office:value="34.83649" calcext:value-type="float">
            <text:p>34.83649</text:p>
          </table:table-cell>
          <table:table-cell office:value-type="float" office:value="88.775735" calcext:value-type="float">
            <text:p>88.775735</text:p>
          </table:table-cell>
          <table:table-cell office:value-type="float" office:value="23.010949" calcext:value-type="float">
            <text:p>23.010949</text:p>
          </table:table-cell>
          <table:table-cell office:value-type="float" office:value="388.08968" calcext:value-type="float">
            <text:p>388.08968</text:p>
          </table:table-cell>
          <table:table-cell office:value-type="float" office:value="1.1895137" calcext:value-type="float">
            <text:p>1.1895137</text:p>
          </table:table-cell>
          <table:table-cell office:value-type="float" office:value="5.876636" calcext:value-type="float">
            <text:p>5.876636</text:p>
          </table:table-cell>
          <table:table-cell office:value-type="float" office:value="1.6112991" calcext:value-type="float">
            <text:p>1.6112991</text:p>
          </table:table-cell>
          <table:table-cell office:value-type="float" office:value="2.520505" calcext:value-type="float">
            <text:p>2.520505</text:p>
          </table:table-cell>
          <table:table-cell office:value-type="float" office:value="8.432646" calcext:value-type="float">
            <text:p>8.432646</text:p>
          </table:table-cell>
          <table:table-cell office:value-type="float" office:value="2.749105" calcext:value-type="float">
            <text:p>2.749105</text:p>
          </table:table-cell>
          <table:table-cell office:value-type="float" office:value="6.196728" calcext:value-type="float">
            <text:p>6.196728</text:p>
          </table:table-cell>
          <table:table-cell office:value-type="float" office:value="77.13907" calcext:value-type="float">
            <text:p>77.13907</text:p>
          </table:table-cell>
          <table:table-cell office:value-type="float" office:value="210.45719" calcext:value-type="float">
            <text:p>210.45719</text:p>
          </table:table-cell>
          <table:table-cell office:value-type="float" office:value="105.59806" calcext:value-type="float">
            <text:p>105.59806</text:p>
          </table:table-cell>
          <table:table-cell office:value-type="float" office:value="0.39102484" calcext:value-type="float">
            <text:p>0.39102484</text:p>
          </table:table-cell>
          <table:table-cell office:value-type="float" office:value="5.540388" calcext:value-type="float">
            <text:p>5.540388</text:p>
          </table:table-cell>
        </table:table-row>
        <table:table-row table:style-name="ro2">
          <table:table-cell office:value-type="string" calcext:value-type="string">
            <text:p>TCGA-13-0768-01A-01R-1569-13</text:p>
          </table:table-cell>
          <table:table-cell office:value-type="string" calcext:value-type="string">
            <text:p>OV</text:p>
          </table:table-cell>
          <table:table-cell office:value-type="float" office:value="5.3720085" calcext:value-type="float">
            <text:p>5.3720085</text:p>
          </table:table-cell>
          <table:table-cell office:value-type="float" office:value="8.090921" calcext:value-type="float">
            <text:p>8.090921</text:p>
          </table:table-cell>
          <table:table-cell office:value-type="float" office:value="152.19054" calcext:value-type="float">
            <text:p>152.19054</text:p>
          </table:table-cell>
          <table:table-cell office:value-type="float" office:value="6814.5272" calcext:value-type="float">
            <text:p>6814.5272</text:p>
          </table:table-cell>
          <table:table-cell office:value-type="float" office:value="42.4336" calcext:value-type="float">
            <text:p>42.4336</text:p>
          </table:table-cell>
          <table:table-cell office:value-type="float" office:value="81.20864" calcext:value-type="float">
            <text:p>81.20864</text:p>
          </table:table-cell>
          <table:table-cell office:value-type="float" office:value="7.925172" calcext:value-type="float">
            <text:p>7.925172</text:p>
          </table:table-cell>
          <table:table-cell office:value-type="float" office:value="15.978929" calcext:value-type="float">
            <text:p>15.978929</text:p>
          </table:table-cell>
          <table:table-cell office:value-type="float" office:value="25.554697" calcext:value-type="float">
            <text:p>25.554697</text:p>
          </table:table-cell>
          <table:table-cell office:value-type="float" office:value="40.00296" calcext:value-type="float">
            <text:p>40.00296</text:p>
          </table:table-cell>
          <table:table-cell office:value-type="float" office:value="13.1551" calcext:value-type="float">
            <text:p>13.1551</text:p>
          </table:table-cell>
          <table:table-cell office:value-type="float" office:value="58.34046" calcext:value-type="float">
            <text:p>58.34046</text:p>
          </table:table-cell>
          <table:table-cell office:value-type="float" office:value="4.04525" calcext:value-type="float">
            <text:p>4.04525</text:p>
          </table:table-cell>
          <table:table-cell office:value-type="float" office:value="4.8145732" calcext:value-type="float">
            <text:p>4.8145732</text:p>
          </table:table-cell>
          <table:table-cell office:value-type="float" office:value="52.07433" calcext:value-type="float">
            <text:p>52.07433</text:p>
          </table:table-cell>
          <table:table-cell office:value-type="float" office:value="9.446938" calcext:value-type="float">
            <text:p>9.446938</text:p>
          </table:table-cell>
          <table:table-cell office:value-type="float" office:value="3.949868" calcext:value-type="float">
            <text:p>3.949868</text:p>
          </table:table-cell>
          <table:table-cell office:value-type="float" office:value="1.10681034" calcext:value-type="float">
            <text:p>1.10681034</text:p>
          </table:table-cell>
          <table:table-cell office:value-type="float" office:value="71.47715" calcext:value-type="float">
            <text:p>71.47715</text:p>
          </table:table-cell>
          <table:table-cell office:value-type="float" office:value="2202.9955" calcext:value-type="float">
            <text:p>2202.9955</text:p>
          </table:table-cell>
          <table:table-cell office:value-type="float" office:value="195.15335" calcext:value-type="float">
            <text:p>195.15335</text:p>
          </table:table-cell>
          <table:table-cell office:value-type="float" office:value="4.115648" calcext:value-type="float">
            <text:p>4.115648</text:p>
          </table:table-cell>
          <table:table-cell office:value-type="float" office:value="0.35862736" calcext:value-type="float">
            <text:p>0.35862736</text:p>
          </table:table-cell>
          <table:table-cell office:value-type="float" office:value="9.364776" calcext:value-type="float">
            <text:p>9.364776</text:p>
          </table:table-cell>
          <table:table-cell office:value-type="float" office:value="2.69216889" calcext:value-type="float">
            <text:p>2.69216889</text:p>
          </table:table-cell>
          <table:table-cell office:value-type="float" office:value="30.973703" calcext:value-type="float">
            <text:p>30.973703</text:p>
          </table:table-cell>
          <table:table-cell office:value-type="float" office:value="3.05424" calcext:value-type="float">
            <text:p>3.05424</text:p>
          </table:table-cell>
          <table:table-cell office:value-type="float" office:value="2.9625881" calcext:value-type="float">
            <text:p>2.9625881</text:p>
          </table:table-cell>
          <table:table-cell office:value-type="float" office:value="2.9859749" calcext:value-type="float">
            <text:p>2.9859749</text:p>
          </table:table-cell>
          <table:table-cell office:value-type="float" office:value="189.11302" calcext:value-type="float">
            <text:p>189.11302</text:p>
          </table:table-cell>
          <table:table-cell office:value-type="float" office:value="7.239209" calcext:value-type="float">
            <text:p>7.239209</text:p>
          </table:table-cell>
          <table:table-cell office:value-type="float" office:value="1.4508321" calcext:value-type="float">
            <text:p>1.4508321</text:p>
          </table:table-cell>
          <table:table-cell office:value-type="float" office:value="28.8606" calcext:value-type="float">
            <text:p>28.8606</text:p>
          </table:table-cell>
          <table:table-cell office:value-type="float" office:value="45.533601" calcext:value-type="float">
            <text:p>45.533601</text:p>
          </table:table-cell>
          <table:table-cell office:value-type="float" office:value="14.586246" calcext:value-type="float">
            <text:p>14.586246</text:p>
          </table:table-cell>
          <table:table-cell office:value-type="float" office:value="299.06937" calcext:value-type="float">
            <text:p>299.06937</text:p>
          </table:table-cell>
          <table:table-cell office:value-type="float" office:value="1.6442098" calcext:value-type="float">
            <text:p>1.6442098</text:p>
          </table:table-cell>
          <table:table-cell office:value-type="float" office:value="8.552625" calcext:value-type="float">
            <text:p>8.552625</text:p>
          </table:table-cell>
          <table:table-cell office:value-type="float" office:value="4.3300041" calcext:value-type="float">
            <text:p>4.3300041</text:p>
          </table:table-cell>
          <table:table-cell office:value-type="float" office:value="3.422344" calcext:value-type="float">
            <text:p>3.422344</text:p>
          </table:table-cell>
          <table:table-cell office:value-type="float" office:value="8.305497" calcext:value-type="float">
            <text:p>8.305497</text:p>
          </table:table-cell>
          <table:table-cell office:value-type="float" office:value="5.328212" calcext:value-type="float">
            <text:p>5.328212</text:p>
          </table:table-cell>
          <table:table-cell office:value-type="float" office:value="14.02547" calcext:value-type="float">
            <text:p>14.02547</text:p>
          </table:table-cell>
          <table:table-cell office:value-type="float" office:value="230.13396" calcext:value-type="float">
            <text:p>230.13396</text:p>
          </table:table-cell>
          <table:table-cell office:value-type="float" office:value="172.04736" calcext:value-type="float">
            <text:p>172.04736</text:p>
          </table:table-cell>
          <table:table-cell office:value-type="float" office:value="272.85694" calcext:value-type="float">
            <text:p>272.85694</text:p>
          </table:table-cell>
          <table:table-cell office:value-type="float" office:value="0.47336485" calcext:value-type="float">
            <text:p>0.47336485</text:p>
          </table:table-cell>
          <table:table-cell office:value-type="float" office:value="20.456135" calcext:value-type="float">
            <text:p>20.456135</text:p>
          </table:table-cell>
        </table:table-row>
        <table:table-row table:style-name="ro2">
          <table:table-cell office:value-type="string" calcext:value-type="string">
            <text:p>TCGA-13-0795-01A-01R-1564-13</text:p>
          </table:table-cell>
          <table:table-cell office:value-type="string" calcext:value-type="string">
            <text:p>OV</text:p>
          </table:table-cell>
          <table:table-cell office:value-type="float" office:value="3.4359071" calcext:value-type="float">
            <text:p>3.4359071</text:p>
          </table:table-cell>
          <table:table-cell office:value-type="float" office:value="2.46732" calcext:value-type="float">
            <text:p>2.46732</text:p>
          </table:table-cell>
          <table:table-cell office:value-type="float" office:value="105.73595" calcext:value-type="float">
            <text:p>105.73595</text:p>
          </table:table-cell>
          <table:table-cell office:value-type="float" office:value="3357.7453" calcext:value-type="float">
            <text:p>3357.7453</text:p>
          </table:table-cell>
          <table:table-cell office:value-type="float" office:value="93.26929" calcext:value-type="float">
            <text:p>93.26929</text:p>
          </table:table-cell>
          <table:table-cell office:value-type="float" office:value="71.38833" calcext:value-type="float">
            <text:p>71.38833</text:p>
          </table:table-cell>
          <table:table-cell office:value-type="float" office:value="9.968013" calcext:value-type="float">
            <text:p>9.968013</text:p>
          </table:table-cell>
          <table:table-cell office:value-type="float" office:value="10.005165" calcext:value-type="float">
            <text:p>10.005165</text:p>
          </table:table-cell>
          <table:table-cell office:value-type="float" office:value="10.748774" calcext:value-type="float">
            <text:p>10.748774</text:p>
          </table:table-cell>
          <table:table-cell office:value-type="float" office:value="110.48296" calcext:value-type="float">
            <text:p>110.48296</text:p>
          </table:table-cell>
          <table:table-cell office:value-type="float" office:value="5.83325" calcext:value-type="float">
            <text:p>5.83325</text:p>
          </table:table-cell>
          <table:table-cell office:value-type="float" office:value="99.68212" calcext:value-type="float">
            <text:p>99.68212</text:p>
          </table:table-cell>
          <table:table-cell office:value-type="float" office:value="11.723077" calcext:value-type="float">
            <text:p>11.723077</text:p>
          </table:table-cell>
          <table:table-cell office:value-type="float" office:value="15.3365006" calcext:value-type="float">
            <text:p>15.3365006</text:p>
          </table:table-cell>
          <table:table-cell office:value-type="float" office:value="40.50694" calcext:value-type="float">
            <text:p>40.50694</text:p>
          </table:table-cell>
          <table:table-cell office:value-type="float" office:value="4.007192" calcext:value-type="float">
            <text:p>4.007192</text:p>
          </table:table-cell>
          <table:table-cell office:value-type="float" office:value="3.2883719" calcext:value-type="float">
            <text:p>3.2883719</text:p>
          </table:table-cell>
          <table:table-cell office:value-type="float" office:value="1.59023674" calcext:value-type="float">
            <text:p>1.59023674</text:p>
          </table:table-cell>
          <table:table-cell office:value-type="float" office:value="23.63869" calcext:value-type="float">
            <text:p>23.63869</text:p>
          </table:table-cell>
          <table:table-cell office:value-type="float" office:value="2479.4369" calcext:value-type="float">
            <text:p>2479.4369</text:p>
          </table:table-cell>
          <table:table-cell office:value-type="float" office:value="68.74363" calcext:value-type="float">
            <text:p>68.74363</text:p>
          </table:table-cell>
          <table:table-cell office:value-type="float" office:value="9.495877" calcext:value-type="float">
            <text:p>9.495877</text:p>
          </table:table-cell>
          <table:table-cell office:value-type="float" office:value="0.21091466" calcext:value-type="float">
            <text:p>0.21091466</text:p>
          </table:table-cell>
          <table:table-cell office:value-type="float" office:value="7.11476" calcext:value-type="float">
            <text:p>7.11476</text:p>
          </table:table-cell>
          <table:table-cell office:value-type="float" office:value="0.17637199" calcext:value-type="float">
            <text:p>0.17637199</text:p>
          </table:table-cell>
          <table:table-cell office:value-type="float" office:value="19.081932" calcext:value-type="float">
            <text:p>19.081932</text:p>
          </table:table-cell>
          <table:table-cell office:value-type="float" office:value="5.6449" calcext:value-type="float">
            <text:p>5.6449</text:p>
          </table:table-cell>
          <table:table-cell office:value-type="float" office:value="5.7195193" calcext:value-type="float">
            <text:p>5.7195193</text:p>
          </table:table-cell>
          <table:table-cell office:value-type="float" office:value="1.5914328" calcext:value-type="float">
            <text:p>1.5914328</text:p>
          </table:table-cell>
          <table:table-cell office:value-type="float" office:value="226.96065" calcext:value-type="float">
            <text:p>226.96065</text:p>
          </table:table-cell>
          <table:table-cell office:value-type="float" office:value="5.235582" calcext:value-type="float">
            <text:p>5.235582</text:p>
          </table:table-cell>
          <table:table-cell office:value-type="float" office:value="2.533157" calcext:value-type="float">
            <text:p>2.533157</text:p>
          </table:table-cell>
          <table:table-cell office:value-type="float" office:value="42.49896" calcext:value-type="float">
            <text:p>42.49896</text:p>
          </table:table-cell>
          <table:table-cell office:value-type="float" office:value="85.044945" calcext:value-type="float">
            <text:p>85.044945</text:p>
          </table:table-cell>
          <table:table-cell office:value-type="float" office:value="11.586729" calcext:value-type="float">
            <text:p>11.586729</text:p>
          </table:table-cell>
          <table:table-cell office:value-type="float" office:value="462.08086" calcext:value-type="float">
            <text:p>462.08086</text:p>
          </table:table-cell>
          <table:table-cell office:value-type="float" office:value="1.8053687" calcext:value-type="float">
            <text:p>1.8053687</text:p>
          </table:table-cell>
          <table:table-cell office:value-type="float" office:value="13.814632" calcext:value-type="float">
            <text:p>13.814632</text:p>
          </table:table-cell>
          <table:table-cell office:value-type="float" office:value="5.1982461" calcext:value-type="float">
            <text:p>5.1982461</text:p>
          </table:table-cell>
          <table:table-cell office:value-type="float" office:value="6.408611" calcext:value-type="float">
            <text:p>6.408611</text:p>
          </table:table-cell>
          <table:table-cell office:value-type="float" office:value="9.23613" calcext:value-type="float">
            <text:p>9.23613</text:p>
          </table:table-cell>
          <table:table-cell office:value-type="float" office:value="2.654561" calcext:value-type="float">
            <text:p>2.654561</text:p>
          </table:table-cell>
          <table:table-cell office:value-type="float" office:value="5.573221" calcext:value-type="float">
            <text:p>5.573221</text:p>
          </table:table-cell>
          <table:table-cell office:value-type="float" office:value="73.63184" calcext:value-type="float">
            <text:p>73.63184</text:p>
          </table:table-cell>
          <table:table-cell office:value-type="float" office:value="272.78217" calcext:value-type="float">
            <text:p>272.78217</text:p>
          </table:table-cell>
          <table:table-cell office:value-type="float" office:value="114.93459" calcext:value-type="float">
            <text:p>114.93459</text:p>
          </table:table-cell>
          <table:table-cell office:value-type="float" office:value="0.09756439" calcext:value-type="float">
            <text:p>0.09756439</text:p>
          </table:table-cell>
          <table:table-cell office:value-type="float" office:value="9.99483" calcext:value-type="float">
            <text:p>9.99483</text:p>
          </table:table-cell>
        </table:table-row>
        <table:table-row table:style-name="ro2">
          <table:table-cell office:value-type="string" calcext:value-type="string">
            <text:p>TCGA-13-0797-01A-01R-1564-13</text:p>
          </table:table-cell>
          <table:table-cell office:value-type="string" calcext:value-type="string">
            <text:p>OV</text:p>
          </table:table-cell>
          <table:table-cell office:value-type="float" office:value="7.0840231" calcext:value-type="float">
            <text:p>7.0840231</text:p>
          </table:table-cell>
          <table:table-cell office:value-type="float" office:value="4.109792" calcext:value-type="float">
            <text:p>4.109792</text:p>
          </table:table-cell>
          <table:table-cell office:value-type="float" office:value="120.42608" calcext:value-type="float">
            <text:p>120.42608</text:p>
          </table:table-cell>
          <table:table-cell office:value-type="float" office:value="3059.9617" calcext:value-type="float">
            <text:p>3059.9617</text:p>
          </table:table-cell>
          <table:table-cell office:value-type="float" office:value="62.15103" calcext:value-type="float">
            <text:p>62.15103</text:p>
          </table:table-cell>
          <table:table-cell office:value-type="float" office:value="58.81364" calcext:value-type="float">
            <text:p>58.81364</text:p>
          </table:table-cell>
          <table:table-cell office:value-type="float" office:value="10.178162" calcext:value-type="float">
            <text:p>10.178162</text:p>
          </table:table-cell>
          <table:table-cell office:value-type="float" office:value="16.236755" calcext:value-type="float">
            <text:p>16.236755</text:p>
          </table:table-cell>
          <table:table-cell office:value-type="float" office:value="13.138652" calcext:value-type="float">
            <text:p>13.138652</text:p>
          </table:table-cell>
          <table:table-cell office:value-type="float" office:value="88.40104" calcext:value-type="float">
            <text:p>88.40104</text:p>
          </table:table-cell>
          <table:table-cell office:value-type="float" office:value="8.123395" calcext:value-type="float">
            <text:p>8.123395</text:p>
          </table:table-cell>
          <table:table-cell office:value-type="float" office:value="77.76284" calcext:value-type="float">
            <text:p>77.76284</text:p>
          </table:table-cell>
          <table:table-cell office:value-type="float" office:value="5.716588" calcext:value-type="float">
            <text:p>5.716588</text:p>
          </table:table-cell>
          <table:table-cell office:value-type="float" office:value="7.9977595" calcext:value-type="float">
            <text:p>7.9977595</text:p>
          </table:table-cell>
          <table:table-cell office:value-type="float" office:value="34.06496" calcext:value-type="float">
            <text:p>34.06496</text:p>
          </table:table-cell>
          <table:table-cell office:value-type="float" office:value="16.461205" calcext:value-type="float">
            <text:p>16.461205</text:p>
          </table:table-cell>
          <table:table-cell office:value-type="float" office:value="6.0578073" calcext:value-type="float">
            <text:p>6.0578073</text:p>
          </table:table-cell>
          <table:table-cell office:value-type="float" office:value="0.21966538" calcext:value-type="float">
            <text:p>0.21966538</text:p>
          </table:table-cell>
          <table:table-cell office:value-type="float" office:value="55.26956" calcext:value-type="float">
            <text:p>55.26956</text:p>
          </table:table-cell>
          <table:table-cell office:value-type="float" office:value="1554.2153" calcext:value-type="float">
            <text:p>1554.2153</text:p>
          </table:table-cell>
          <table:table-cell office:value-type="float" office:value="102.29647" calcext:value-type="float">
            <text:p>102.29647</text:p>
          </table:table-cell>
          <table:table-cell office:value-type="float" office:value="7.420783" calcext:value-type="float">
            <text:p>7.420783</text:p>
          </table:table-cell>
          <table:table-cell office:value-type="float" office:value="0.05714985" calcext:value-type="float">
            <text:p>0.05714985</text:p>
          </table:table-cell>
          <table:table-cell office:value-type="float" office:value="7.570113" calcext:value-type="float">
            <text:p>7.570113</text:p>
          </table:table-cell>
          <table:table-cell office:value-type="float" office:value="4.94269148" calcext:value-type="float">
            <text:p>4.94269148</text:p>
          </table:table-cell>
          <table:table-cell office:value-type="float" office:value="27.994421" calcext:value-type="float">
            <text:p>27.994421</text:p>
          </table:table-cell>
          <table:table-cell office:value-type="float" office:value="4.135646" calcext:value-type="float">
            <text:p>4.135646</text:p>
          </table:table-cell>
          <table:table-cell office:value-type="float" office:value="3.706248" calcext:value-type="float">
            <text:p>3.706248</text:p>
          </table:table-cell>
          <table:table-cell office:value-type="float" office:value="1.4327653" calcext:value-type="float">
            <text:p>1.4327653</text:p>
          </table:table-cell>
          <table:table-cell office:value-type="float" office:value="167.07379" calcext:value-type="float">
            <text:p>167.07379</text:p>
          </table:table-cell>
          <table:table-cell office:value-type="float" office:value="4.681524" calcext:value-type="float">
            <text:p>4.681524</text:p>
          </table:table-cell>
          <table:table-cell office:value-type="float" office:value="1.0387542" calcext:value-type="float">
            <text:p>1.0387542</text:p>
          </table:table-cell>
          <table:table-cell office:value-type="float" office:value="10.50972" calcext:value-type="float">
            <text:p>10.50972</text:p>
          </table:table-cell>
          <table:table-cell office:value-type="float" office:value="86.745938" calcext:value-type="float">
            <text:p>86.745938</text:p>
          </table:table-cell>
          <table:table-cell office:value-type="float" office:value="26.885035" calcext:value-type="float">
            <text:p>26.885035</text:p>
          </table:table-cell>
          <table:table-cell office:value-type="float" office:value="194.3142" calcext:value-type="float">
            <text:p>194.3142</text:p>
          </table:table-cell>
          <table:table-cell office:value-type="float" office:value="2.2882789" calcext:value-type="float">
            <text:p>2.2882789</text:p>
          </table:table-cell>
          <table:table-cell office:value-type="float" office:value="5.446576" calcext:value-type="float">
            <text:p>5.446576</text:p>
          </table:table-cell>
          <table:table-cell office:value-type="float" office:value="4.3244002" calcext:value-type="float">
            <text:p>4.3244002</text:p>
          </table:table-cell>
          <table:table-cell office:value-type="float" office:value="4.107559" calcext:value-type="float">
            <text:p>4.107559</text:p>
          </table:table-cell>
          <table:table-cell office:value-type="float" office:value="17.436618" calcext:value-type="float">
            <text:p>17.436618</text:p>
          </table:table-cell>
          <table:table-cell office:value-type="float" office:value="3.10946" calcext:value-type="float">
            <text:p>3.10946</text:p>
          </table:table-cell>
          <table:table-cell office:value-type="float" office:value="6.66615" calcext:value-type="float">
            <text:p>6.66615</text:p>
          </table:table-cell>
          <table:table-cell office:value-type="float" office:value="92.93193" calcext:value-type="float">
            <text:p>92.93193</text:p>
          </table:table-cell>
          <table:table-cell office:value-type="float" office:value="190.87293" calcext:value-type="float">
            <text:p>190.87293</text:p>
          </table:table-cell>
          <table:table-cell office:value-type="float" office:value="189.63696" calcext:value-type="float">
            <text:p>189.63696</text:p>
          </table:table-cell>
          <table:table-cell office:value-type="float" office:value="1.07331138" calcext:value-type="float">
            <text:p>1.07331138</text:p>
          </table:table-cell>
          <table:table-cell office:value-type="float" office:value="9.795147" calcext:value-type="float">
            <text:p>9.795147</text:p>
          </table:table-cell>
        </table:table-row>
        <table:table-row table:style-name="ro2">
          <table:table-cell office:value-type="string" calcext:value-type="string">
            <text:p>TCGA-13-0799-01A-01R-1564-13</text:p>
          </table:table-cell>
          <table:table-cell office:value-type="string" calcext:value-type="string">
            <text:p>OV</text:p>
          </table:table-cell>
          <table:table-cell office:value-type="float" office:value="7.6248831" calcext:value-type="float">
            <text:p>7.6248831</text:p>
          </table:table-cell>
          <table:table-cell office:value-type="float" office:value="4.590986" calcext:value-type="float">
            <text:p>4.590986</text:p>
          </table:table-cell>
          <table:table-cell office:value-type="float" office:value="330.43473" calcext:value-type="float">
            <text:p>330.43473</text:p>
          </table:table-cell>
          <table:table-cell office:value-type="float" office:value="1801.3163" calcext:value-type="float">
            <text:p>1801.3163</text:p>
          </table:table-cell>
          <table:table-cell office:value-type="float" office:value="48.96366" calcext:value-type="float">
            <text:p>48.96366</text:p>
          </table:table-cell>
          <table:table-cell office:value-type="float" office:value="27.12286" calcext:value-type="float">
            <text:p>27.12286</text:p>
          </table:table-cell>
          <table:table-cell office:value-type="float" office:value="10.934201" calcext:value-type="float">
            <text:p>10.934201</text:p>
          </table:table-cell>
          <table:table-cell office:value-type="float" office:value="19.87519" calcext:value-type="float">
            <text:p>19.87519</text:p>
          </table:table-cell>
          <table:table-cell office:value-type="float" office:value="22.407092" calcext:value-type="float">
            <text:p>22.407092</text:p>
          </table:table-cell>
          <table:table-cell office:value-type="float" office:value="43.10377" calcext:value-type="float">
            <text:p>43.10377</text:p>
          </table:table-cell>
          <table:table-cell office:value-type="float" office:value="3.946561" calcext:value-type="float">
            <text:p>3.946561</text:p>
          </table:table-cell>
          <table:table-cell office:value-type="float" office:value="107.64311" calcext:value-type="float">
            <text:p>107.64311</text:p>
          </table:table-cell>
          <table:table-cell office:value-type="float" office:value="7.051335" calcext:value-type="float">
            <text:p>7.051335</text:p>
          </table:table-cell>
          <table:table-cell office:value-type="float" office:value="9.7675874" calcext:value-type="float">
            <text:p>9.7675874</text:p>
          </table:table-cell>
          <table:table-cell office:value-type="float" office:value="39.85958" calcext:value-type="float">
            <text:p>39.85958</text:p>
          </table:table-cell>
          <table:table-cell office:value-type="float" office:value="19.636445" calcext:value-type="float">
            <text:p>19.636445</text:p>
          </table:table-cell>
          <table:table-cell office:value-type="float" office:value="4.44435" calcext:value-type="float">
            <text:p>4.44435</text:p>
          </table:table-cell>
          <table:table-cell office:value-type="float" office:value="0.16460341" calcext:value-type="float">
            <text:p>0.16460341</text:p>
          </table:table-cell>
          <table:table-cell office:value-type="float" office:value="50.41645" calcext:value-type="float">
            <text:p>50.41645</text:p>
          </table:table-cell>
          <table:table-cell office:value-type="float" office:value="2438.0036" calcext:value-type="float">
            <text:p>2438.0036</text:p>
          </table:table-cell>
          <table:table-cell office:value-type="float" office:value="116.72065" calcext:value-type="float">
            <text:p>116.72065</text:p>
          </table:table-cell>
          <table:table-cell office:value-type="float" office:value="6.164163" calcext:value-type="float">
            <text:p>6.164163</text:p>
          </table:table-cell>
          <table:table-cell office:value-type="float" office:value="0.32985873" calcext:value-type="float">
            <text:p>0.32985873</text:p>
          </table:table-cell>
          <table:table-cell office:value-type="float" office:value="11.53286" calcext:value-type="float">
            <text:p>11.53286</text:p>
          </table:table-cell>
          <table:table-cell office:value-type="float" office:value="9.62887668" calcext:value-type="float">
            <text:p>9.62887668</text:p>
          </table:table-cell>
          <table:table-cell office:value-type="float" office:value="38.990014" calcext:value-type="float">
            <text:p>38.990014</text:p>
          </table:table-cell>
          <table:table-cell office:value-type="float" office:value="2.022143" calcext:value-type="float">
            <text:p>2.022143</text:p>
          </table:table-cell>
          <table:table-cell office:value-type="float" office:value="3.0407954" calcext:value-type="float">
            <text:p>3.0407954</text:p>
          </table:table-cell>
          <table:table-cell office:value-type="float" office:value="0.3430411" calcext:value-type="float">
            <text:p>0.3430411</text:p>
          </table:table-cell>
          <table:table-cell office:value-type="float" office:value="106.55933" calcext:value-type="float">
            <text:p>106.55933</text:p>
          </table:table-cell>
          <table:table-cell office:value-type="float" office:value="5.352937" calcext:value-type="float">
            <text:p>5.352937</text:p>
          </table:table-cell>
          <table:table-cell office:value-type="float" office:value="0.9012373" calcext:value-type="float">
            <text:p>0.9012373</text:p>
          </table:table-cell>
          <table:table-cell office:value-type="float" office:value="14.91899" calcext:value-type="float">
            <text:p>14.91899</text:p>
          </table:table-cell>
          <table:table-cell office:value-type="float" office:value="54.110088" calcext:value-type="float">
            <text:p>54.110088</text:p>
          </table:table-cell>
          <table:table-cell office:value-type="float" office:value="13.482941" calcext:value-type="float">
            <text:p>13.482941</text:p>
          </table:table-cell>
          <table:table-cell office:value-type="float" office:value="163.85941" calcext:value-type="float">
            <text:p>163.85941</text:p>
          </table:table-cell>
          <table:table-cell office:value-type="float" office:value="2.0195538" calcext:value-type="float">
            <text:p>2.0195538</text:p>
          </table:table-cell>
          <table:table-cell office:value-type="float" office:value="6.122747" calcext:value-type="float">
            <text:p>6.122747</text:p>
          </table:table-cell>
          <table:table-cell office:value-type="float" office:value="2.6098137" calcext:value-type="float">
            <text:p>2.6098137</text:p>
          </table:table-cell>
          <table:table-cell office:value-type="float" office:value="2.253092" calcext:value-type="float">
            <text:p>2.253092</text:p>
          </table:table-cell>
          <table:table-cell office:value-type="float" office:value="17.699338" calcext:value-type="float">
            <text:p>17.699338</text:p>
          </table:table-cell>
          <table:table-cell office:value-type="float" office:value="3.726399" calcext:value-type="float">
            <text:p>3.726399</text:p>
          </table:table-cell>
          <table:table-cell office:value-type="float" office:value="3.651078" calcext:value-type="float">
            <text:p>3.651078</text:p>
          </table:table-cell>
          <table:table-cell office:value-type="float" office:value="82.49903" calcext:value-type="float">
            <text:p>82.49903</text:p>
          </table:table-cell>
          <table:table-cell office:value-type="float" office:value="150.73628" calcext:value-type="float">
            <text:p>150.73628</text:p>
          </table:table-cell>
          <table:table-cell office:value-type="float" office:value="171.57839" calcext:value-type="float">
            <text:p>171.57839</text:p>
          </table:table-cell>
          <table:table-cell office:value-type="float" office:value="0.50386876" calcext:value-type="float">
            <text:p>0.50386876</text:p>
          </table:table-cell>
          <table:table-cell office:value-type="float" office:value="9.166897" calcext:value-type="float">
            <text:p>9.166897</text:p>
          </table:table-cell>
        </table:table-row>
        <table:table-row table:style-name="ro2">
          <table:table-cell office:value-type="string" calcext:value-type="string">
            <text:p>TCGA-13-0800-01A-01R-1564-13</text:p>
          </table:table-cell>
          <table:table-cell office:value-type="string" calcext:value-type="string">
            <text:p>OV</text:p>
          </table:table-cell>
          <table:table-cell office:value-type="float" office:value="5.0284479" calcext:value-type="float">
            <text:p>5.0284479</text:p>
          </table:table-cell>
          <table:table-cell office:value-type="float" office:value="14.855055" calcext:value-type="float">
            <text:p>14.855055</text:p>
          </table:table-cell>
          <table:table-cell office:value-type="float" office:value="166.02622" calcext:value-type="float">
            <text:p>166.02622</text:p>
          </table:table-cell>
          <table:table-cell office:value-type="float" office:value="2586.8912" calcext:value-type="float">
            <text:p>2586.8912</text:p>
          </table:table-cell>
          <table:table-cell office:value-type="float" office:value="41.24137" calcext:value-type="float">
            <text:p>41.24137</text:p>
          </table:table-cell>
          <table:table-cell office:value-type="float" office:value="59.70831" calcext:value-type="float">
            <text:p>59.70831</text:p>
          </table:table-cell>
          <table:table-cell office:value-type="float" office:value="3.362372" calcext:value-type="float">
            <text:p>3.362372</text:p>
          </table:table-cell>
          <table:table-cell office:value-type="float" office:value="23.522844" calcext:value-type="float">
            <text:p>23.522844</text:p>
          </table:table-cell>
          <table:table-cell office:value-type="float" office:value="20.94968" calcext:value-type="float">
            <text:p>20.94968</text:p>
          </table:table-cell>
          <table:table-cell office:value-type="float" office:value="67.20354" calcext:value-type="float">
            <text:p>67.20354</text:p>
          </table:table-cell>
          <table:table-cell office:value-type="float" office:value="7.535163" calcext:value-type="float">
            <text:p>7.535163</text:p>
          </table:table-cell>
          <table:table-cell office:value-type="float" office:value="139.5157" calcext:value-type="float">
            <text:p>139.5157</text:p>
          </table:table-cell>
          <table:table-cell office:value-type="float" office:value="4.532024" calcext:value-type="float">
            <text:p>4.532024</text:p>
          </table:table-cell>
          <table:table-cell office:value-type="float" office:value="8.2070288" calcext:value-type="float">
            <text:p>8.2070288</text:p>
          </table:table-cell>
          <table:table-cell office:value-type="float" office:value="51.18426" calcext:value-type="float">
            <text:p>51.18426</text:p>
          </table:table-cell>
          <table:table-cell office:value-type="float" office:value="12.450618" calcext:value-type="float">
            <text:p>12.450618</text:p>
          </table:table-cell>
          <table:table-cell office:value-type="float" office:value="3.4042893" calcext:value-type="float">
            <text:p>3.4042893</text:p>
          </table:table-cell>
          <table:table-cell office:value-type="float" office:value="0.56052281" calcext:value-type="float">
            <text:p>0.56052281</text:p>
          </table:table-cell>
          <table:table-cell office:value-type="float" office:value="113.3986" calcext:value-type="float">
            <text:p>113.3986</text:p>
          </table:table-cell>
          <table:table-cell office:value-type="float" office:value="2588.9929" calcext:value-type="float">
            <text:p>2588.9929</text:p>
          </table:table-cell>
          <table:table-cell office:value-type="float" office:value="100.56027" calcext:value-type="float">
            <text:p>100.56027</text:p>
          </table:table-cell>
          <table:table-cell office:value-type="float" office:value="5.82244" calcext:value-type="float">
            <text:p>5.82244</text:p>
          </table:table-cell>
          <table:table-cell office:value-type="float" office:value="0.64813845" calcext:value-type="float">
            <text:p>0.64813845</text:p>
          </table:table-cell>
          <table:table-cell office:value-type="float" office:value="5.981674" calcext:value-type="float">
            <text:p>5.981674</text:p>
          </table:table-cell>
          <table:table-cell office:value-type="float" office:value="3.44988963" calcext:value-type="float">
            <text:p>3.44988963</text:p>
          </table:table-cell>
          <table:table-cell office:value-type="float" office:value="46.745824" calcext:value-type="float">
            <text:p>46.745824</text:p>
          </table:table-cell>
          <table:table-cell office:value-type="float" office:value="2.90046" calcext:value-type="float">
            <text:p>2.90046</text:p>
          </table:table-cell>
          <table:table-cell office:value-type="float" office:value="6.6661236" calcext:value-type="float">
            <text:p>6.6661236</text:p>
          </table:table-cell>
          <table:table-cell office:value-type="float" office:value="0.2497355" calcext:value-type="float">
            <text:p>0.2497355</text:p>
          </table:table-cell>
          <table:table-cell office:value-type="float" office:value="112.62486" calcext:value-type="float">
            <text:p>112.62486</text:p>
          </table:table-cell>
          <table:table-cell office:value-type="float" office:value="7.420447" calcext:value-type="float">
            <text:p>7.420447</text:p>
          </table:table-cell>
          <table:table-cell office:value-type="float" office:value="2.2699655" calcext:value-type="float">
            <text:p>2.2699655</text:p>
          </table:table-cell>
          <table:table-cell office:value-type="float" office:value="22.66649" calcext:value-type="float">
            <text:p>22.66649</text:p>
          </table:table-cell>
          <table:table-cell office:value-type="float" office:value="56.124361" calcext:value-type="float">
            <text:p>56.124361</text:p>
          </table:table-cell>
          <table:table-cell office:value-type="float" office:value="30.908981" calcext:value-type="float">
            <text:p>30.908981</text:p>
          </table:table-cell>
          <table:table-cell office:value-type="float" office:value="502.45926" calcext:value-type="float">
            <text:p>502.45926</text:p>
          </table:table-cell>
          <table:table-cell office:value-type="float" office:value="1.6809796" calcext:value-type="float">
            <text:p>1.6809796</text:p>
          </table:table-cell>
          <table:table-cell office:value-type="float" office:value="8.909514" calcext:value-type="float">
            <text:p>8.909514</text:p>
          </table:table-cell>
          <table:table-cell office:value-type="float" office:value="2.6570474" calcext:value-type="float">
            <text:p>2.6570474</text:p>
          </table:table-cell>
          <table:table-cell office:value-type="float" office:value="2.08546" calcext:value-type="float">
            <text:p>2.08546</text:p>
          </table:table-cell>
          <table:table-cell office:value-type="float" office:value="11.453934" calcext:value-type="float">
            <text:p>11.453934</text:p>
          </table:table-cell>
          <table:table-cell office:value-type="float" office:value="4.113949" calcext:value-type="float">
            <text:p>4.113949</text:p>
          </table:table-cell>
          <table:table-cell office:value-type="float" office:value="7.342078" calcext:value-type="float">
            <text:p>7.342078</text:p>
          </table:table-cell>
          <table:table-cell office:value-type="float" office:value="407.38585" calcext:value-type="float">
            <text:p>407.38585</text:p>
          </table:table-cell>
          <table:table-cell office:value-type="float" office:value="363.87632" calcext:value-type="float">
            <text:p>363.87632</text:p>
          </table:table-cell>
          <table:table-cell office:value-type="float" office:value="186.39483" calcext:value-type="float">
            <text:p>186.39483</text:p>
          </table:table-cell>
          <table:table-cell office:value-type="float" office:value="0.60353155" calcext:value-type="float">
            <text:p>0.60353155</text:p>
          </table:table-cell>
          <table:table-cell office:value-type="float" office:value="7.138802" calcext:value-type="float">
            <text:p>7.138802</text:p>
          </table:table-cell>
        </table:table-row>
        <table:table-row table:style-name="ro2">
          <table:table-cell office:value-type="string" calcext:value-type="string">
            <text:p>TCGA-13-0801-01A-01R-1564-13</text:p>
          </table:table-cell>
          <table:table-cell office:value-type="string" calcext:value-type="string">
            <text:p>OV</text:p>
          </table:table-cell>
          <table:table-cell office:value-type="float" office:value="2.9938186" calcext:value-type="float">
            <text:p>2.9938186</text:p>
          </table:table-cell>
          <table:table-cell office:value-type="float" office:value="3.786799" calcext:value-type="float">
            <text:p>3.786799</text:p>
          </table:table-cell>
          <table:table-cell office:value-type="float" office:value="199.36318" calcext:value-type="float">
            <text:p>199.36318</text:p>
          </table:table-cell>
          <table:table-cell office:value-type="float" office:value="2997.1266" calcext:value-type="float">
            <text:p>2997.1266</text:p>
          </table:table-cell>
          <table:table-cell office:value-type="float" office:value="108.13419" calcext:value-type="float">
            <text:p>108.13419</text:p>
          </table:table-cell>
          <table:table-cell office:value-type="float" office:value="63.09509" calcext:value-type="float">
            <text:p>63.09509</text:p>
          </table:table-cell>
          <table:table-cell office:value-type="float" office:value="7.970027" calcext:value-type="float">
            <text:p>7.970027</text:p>
          </table:table-cell>
          <table:table-cell office:value-type="float" office:value="17.576534" calcext:value-type="float">
            <text:p>17.576534</text:p>
          </table:table-cell>
          <table:table-cell office:value-type="float" office:value="18.863664" calcext:value-type="float">
            <text:p>18.863664</text:p>
          </table:table-cell>
          <table:table-cell office:value-type="float" office:value="120.68126" calcext:value-type="float">
            <text:p>120.68126</text:p>
          </table:table-cell>
          <table:table-cell office:value-type="float" office:value="7.469916" calcext:value-type="float">
            <text:p>7.469916</text:p>
          </table:table-cell>
          <table:table-cell office:value-type="float" office:value="67.51043" calcext:value-type="float">
            <text:p>67.51043</text:p>
          </table:table-cell>
          <table:table-cell office:value-type="float" office:value="13.357422" calcext:value-type="float">
            <text:p>13.357422</text:p>
          </table:table-cell>
          <table:table-cell office:value-type="float" office:value="5.7223937" calcext:value-type="float">
            <text:p>5.7223937</text:p>
          </table:table-cell>
          <table:table-cell office:value-type="float" office:value="87.99759" calcext:value-type="float">
            <text:p>87.99759</text:p>
          </table:table-cell>
          <table:table-cell office:value-type="float" office:value="4.323176" calcext:value-type="float">
            <text:p>4.323176</text:p>
          </table:table-cell>
          <table:table-cell office:value-type="float" office:value="3.8260107" calcext:value-type="float">
            <text:p>3.8260107</text:p>
          </table:table-cell>
          <table:table-cell office:value-type="float" office:value="0.24520845" calcext:value-type="float">
            <text:p>0.24520845</text:p>
          </table:table-cell>
          <table:table-cell office:value-type="float" office:value="40.27303" calcext:value-type="float">
            <text:p>40.27303</text:p>
          </table:table-cell>
          <table:table-cell office:value-type="float" office:value="2249.8986" calcext:value-type="float">
            <text:p>2249.8986</text:p>
          </table:table-cell>
          <table:table-cell office:value-type="float" office:value="127.87959" calcext:value-type="float">
            <text:p>127.87959</text:p>
          </table:table-cell>
          <table:table-cell office:value-type="float" office:value="5.118957" calcext:value-type="float">
            <text:p>5.118957</text:p>
          </table:table-cell>
          <table:table-cell office:value-type="float" office:value="0.45562216" calcext:value-type="float">
            <text:p>0.45562216</text:p>
          </table:table-cell>
          <table:table-cell office:value-type="float" office:value="9.488022" calcext:value-type="float">
            <text:p>9.488022</text:p>
          </table:table-cell>
          <table:table-cell office:value-type="float" office:value="6.03493842" calcext:value-type="float">
            <text:p>6.03493842</text:p>
          </table:table-cell>
          <table:table-cell office:value-type="float" office:value="20.454727" calcext:value-type="float">
            <text:p>20.454727</text:p>
          </table:table-cell>
          <table:table-cell office:value-type="float" office:value="3.13577" calcext:value-type="float">
            <text:p>3.13577</text:p>
          </table:table-cell>
          <table:table-cell office:value-type="float" office:value="3.0421025" calcext:value-type="float">
            <text:p>3.0421025</text:p>
          </table:table-cell>
          <table:table-cell office:value-type="float" office:value="3.050126" calcext:value-type="float">
            <text:p>3.050126</text:p>
          </table:table-cell>
          <table:table-cell office:value-type="float" office:value="305.81393" calcext:value-type="float">
            <text:p>305.81393</text:p>
          </table:table-cell>
          <table:table-cell office:value-type="float" office:value="3.262098" calcext:value-type="float">
            <text:p>3.262098</text:p>
          </table:table-cell>
          <table:table-cell office:value-type="float" office:value="0.6263798" calcext:value-type="float">
            <text:p>0.6263798</text:p>
          </table:table-cell>
          <table:table-cell office:value-type="float" office:value="14.56828" calcext:value-type="float">
            <text:p>14.56828</text:p>
          </table:table-cell>
          <table:table-cell office:value-type="float" office:value="122.196105" calcext:value-type="float">
            <text:p>122.196105</text:p>
          </table:table-cell>
          <table:table-cell office:value-type="float" office:value="24.394183" calcext:value-type="float">
            <text:p>24.394183</text:p>
          </table:table-cell>
          <table:table-cell office:value-type="float" office:value="429.54261" calcext:value-type="float">
            <text:p>429.54261</text:p>
          </table:table-cell>
          <table:table-cell office:value-type="float" office:value="0.9031613" calcext:value-type="float">
            <text:p>0.9031613</text:p>
          </table:table-cell>
          <table:table-cell office:value-type="float" office:value="4.719615" calcext:value-type="float">
            <text:p>4.719615</text:p>
          </table:table-cell>
          <table:table-cell office:value-type="float" office:value="2.3047748" calcext:value-type="float">
            <text:p>2.3047748</text:p>
          </table:table-cell>
          <table:table-cell office:value-type="float" office:value="2.900287" calcext:value-type="float">
            <text:p>2.900287</text:p>
          </table:table-cell>
          <table:table-cell office:value-type="float" office:value="15.386339" calcext:value-type="float">
            <text:p>15.386339</text:p>
          </table:table-cell>
          <table:table-cell office:value-type="float" office:value="1.382998" calcext:value-type="float">
            <text:p>1.382998</text:p>
          </table:table-cell>
          <table:table-cell office:value-type="float" office:value="6.542798" calcext:value-type="float">
            <text:p>6.542798</text:p>
          </table:table-cell>
          <table:table-cell office:value-type="float" office:value="202.05937" calcext:value-type="float">
            <text:p>202.05937</text:p>
          </table:table-cell>
          <table:table-cell office:value-type="float" office:value="295.17966" calcext:value-type="float">
            <text:p>295.17966</text:p>
          </table:table-cell>
          <table:table-cell office:value-type="float" office:value="201.07482" calcext:value-type="float">
            <text:p>201.07482</text:p>
          </table:table-cell>
          <table:table-cell office:value-type="float" office:value="0.54622979" calcext:value-type="float">
            <text:p>0.54622979</text:p>
          </table:table-cell>
          <table:table-cell office:value-type="float" office:value="9.137925" calcext:value-type="float">
            <text:p>9.137925</text:p>
          </table:table-cell>
        </table:table-row>
        <table:table-row table:style-name="ro2">
          <table:table-cell office:value-type="string" calcext:value-type="string">
            <text:p>TCGA-13-0804-01A-01R-1564-13</text:p>
          </table:table-cell>
          <table:table-cell office:value-type="string" calcext:value-type="string">
            <text:p>OV</text:p>
          </table:table-cell>
          <table:table-cell office:value-type="float" office:value="5.9873477" calcext:value-type="float">
            <text:p>5.9873477</text:p>
          </table:table-cell>
          <table:table-cell office:value-type="float" office:value="4.907029" calcext:value-type="float">
            <text:p>4.907029</text:p>
          </table:table-cell>
          <table:table-cell office:value-type="float" office:value="191.4448" calcext:value-type="float">
            <text:p>191.4448</text:p>
          </table:table-cell>
          <table:table-cell office:value-type="float" office:value="4582.5152" calcext:value-type="float">
            <text:p>4582.5152</text:p>
          </table:table-cell>
          <table:table-cell office:value-type="float" office:value="62.89246" calcext:value-type="float">
            <text:p>62.89246</text:p>
          </table:table-cell>
          <table:table-cell office:value-type="float" office:value="83.31944" calcext:value-type="float">
            <text:p>83.31944</text:p>
          </table:table-cell>
          <table:table-cell office:value-type="float" office:value="4.897213" calcext:value-type="float">
            <text:p>4.897213</text:p>
          </table:table-cell>
          <table:table-cell office:value-type="float" office:value="18.973265" calcext:value-type="float">
            <text:p>18.973265</text:p>
          </table:table-cell>
          <table:table-cell office:value-type="float" office:value="17.564546" calcext:value-type="float">
            <text:p>17.564546</text:p>
          </table:table-cell>
          <table:table-cell office:value-type="float" office:value="110.06986" calcext:value-type="float">
            <text:p>110.06986</text:p>
          </table:table-cell>
          <table:table-cell office:value-type="float" office:value="7.972302" calcext:value-type="float">
            <text:p>7.972302</text:p>
          </table:table-cell>
          <table:table-cell office:value-type="float" office:value="141.03626" calcext:value-type="float">
            <text:p>141.03626</text:p>
          </table:table-cell>
          <table:table-cell office:value-type="float" office:value="6.010899" calcext:value-type="float">
            <text:p>6.010899</text:p>
          </table:table-cell>
          <table:table-cell office:value-type="float" office:value="4.2319349" calcext:value-type="float">
            <text:p>4.2319349</text:p>
          </table:table-cell>
          <table:table-cell office:value-type="float" office:value="43.69908" calcext:value-type="float">
            <text:p>43.69908</text:p>
          </table:table-cell>
          <table:table-cell office:value-type="float" office:value="5.217839" calcext:value-type="float">
            <text:p>5.217839</text:p>
          </table:table-cell>
          <table:table-cell office:value-type="float" office:value="3.7359004" calcext:value-type="float">
            <text:p>3.7359004</text:p>
          </table:table-cell>
          <table:table-cell office:value-type="float" office:value="0.3832649" calcext:value-type="float">
            <text:p>0.3832649</text:p>
          </table:table-cell>
          <table:table-cell office:value-type="float" office:value="33.26974" calcext:value-type="float">
            <text:p>33.26974</text:p>
          </table:table-cell>
          <table:table-cell office:value-type="float" office:value="3132.6573" calcext:value-type="float">
            <text:p>3132.6573</text:p>
          </table:table-cell>
          <table:table-cell office:value-type="float" office:value="111.86707" calcext:value-type="float">
            <text:p>111.86707</text:p>
          </table:table-cell>
          <table:table-cell office:value-type="float" office:value="5.716278" calcext:value-type="float">
            <text:p>5.716278</text:p>
          </table:table-cell>
          <table:table-cell office:value-type="float" office:value="0.2665731" calcext:value-type="float">
            <text:p>0.2665731</text:p>
          </table:table-cell>
          <table:table-cell office:value-type="float" office:value="4.462587" calcext:value-type="float">
            <text:p>4.462587</text:p>
          </table:table-cell>
          <table:table-cell office:value-type="float" office:value="3.87772185" calcext:value-type="float">
            <text:p>3.87772185</text:p>
          </table:table-cell>
          <table:table-cell office:value-type="float" office:value="29.132147" calcext:value-type="float">
            <text:p>29.132147</text:p>
          </table:table-cell>
          <table:table-cell office:value-type="float" office:value="4.194185" calcext:value-type="float">
            <text:p>4.194185</text:p>
          </table:table-cell>
          <table:table-cell office:value-type="float" office:value="3.850332" calcext:value-type="float">
            <text:p>3.850332</text:p>
          </table:table-cell>
          <table:table-cell office:value-type="float" office:value="2.2928942" calcext:value-type="float">
            <text:p>2.2928942</text:p>
          </table:table-cell>
          <table:table-cell office:value-type="float" office:value="292.72067" calcext:value-type="float">
            <text:p>292.72067</text:p>
          </table:table-cell>
          <table:table-cell office:value-type="float" office:value="7.595868" calcext:value-type="float">
            <text:p>7.595868</text:p>
          </table:table-cell>
          <table:table-cell office:value-type="float" office:value="1.6993868" calcext:value-type="float">
            <text:p>1.6993868</text:p>
          </table:table-cell>
          <table:table-cell office:value-type="float" office:value="34.72916" calcext:value-type="float">
            <text:p>34.72916</text:p>
          </table:table-cell>
          <table:table-cell office:value-type="float" office:value="114.178968" calcext:value-type="float">
            <text:p>114.178968</text:p>
          </table:table-cell>
          <table:table-cell office:value-type="float" office:value="13.284855" calcext:value-type="float">
            <text:p>13.284855</text:p>
          </table:table-cell>
          <table:table-cell office:value-type="float" office:value="306.0338" calcext:value-type="float">
            <text:p>306.0338</text:p>
          </table:table-cell>
          <table:table-cell office:value-type="float" office:value="1.6981468" calcext:value-type="float">
            <text:p>1.6981468</text:p>
          </table:table-cell>
          <table:table-cell office:value-type="float" office:value="9.165303" calcext:value-type="float">
            <text:p>9.165303</text:p>
          </table:table-cell>
          <table:table-cell office:value-type="float" office:value="2.0563041" calcext:value-type="float">
            <text:p>2.0563041</text:p>
          </table:table-cell>
          <table:table-cell office:value-type="float" office:value="4.256857" calcext:value-type="float">
            <text:p>4.256857</text:p>
          </table:table-cell>
          <table:table-cell office:value-type="float" office:value="18.978124" calcext:value-type="float">
            <text:p>18.978124</text:p>
          </table:table-cell>
          <table:table-cell office:value-type="float" office:value="3.965406" calcext:value-type="float">
            <text:p>3.965406</text:p>
          </table:table-cell>
          <table:table-cell office:value-type="float" office:value="9.543116" calcext:value-type="float">
            <text:p>9.543116</text:p>
          </table:table-cell>
          <table:table-cell office:value-type="float" office:value="138.88451" calcext:value-type="float">
            <text:p>138.88451</text:p>
          </table:table-cell>
          <table:table-cell office:value-type="float" office:value="197.59551" calcext:value-type="float">
            <text:p>197.59551</text:p>
          </table:table-cell>
          <table:table-cell office:value-type="float" office:value="195.25106" calcext:value-type="float">
            <text:p>195.25106</text:p>
          </table:table-cell>
          <table:table-cell office:value-type="float" office:value="0.35557664" calcext:value-type="float">
            <text:p>0.35557664</text:p>
          </table:table-cell>
          <table:table-cell office:value-type="float" office:value="7.379604" calcext:value-type="float">
            <text:p>7.379604</text:p>
          </table:table-cell>
        </table:table-row>
        <table:table-row table:style-name="ro2">
          <table:table-cell office:value-type="string" calcext:value-type="string">
            <text:p>TCGA-13-0883-01A-02R-1569-13</text:p>
          </table:table-cell>
          <table:table-cell office:value-type="string" calcext:value-type="string">
            <text:p>OV</text:p>
          </table:table-cell>
          <table:table-cell office:value-type="float" office:value="8.6660915" calcext:value-type="float">
            <text:p>8.6660915</text:p>
          </table:table-cell>
          <table:table-cell office:value-type="float" office:value="14.13164" calcext:value-type="float">
            <text:p>14.13164</text:p>
          </table:table-cell>
          <table:table-cell office:value-type="float" office:value="181.03588" calcext:value-type="float">
            <text:p>181.03588</text:p>
          </table:table-cell>
          <table:table-cell office:value-type="float" office:value="2341.4975" calcext:value-type="float">
            <text:p>2341.4975</text:p>
          </table:table-cell>
          <table:table-cell office:value-type="float" office:value="40.8082" calcext:value-type="float">
            <text:p>40.8082</text:p>
          </table:table-cell>
          <table:table-cell office:value-type="float" office:value="59.64383" calcext:value-type="float">
            <text:p>59.64383</text:p>
          </table:table-cell>
          <table:table-cell office:value-type="float" office:value="8.340714" calcext:value-type="float">
            <text:p>8.340714</text:p>
          </table:table-cell>
          <table:table-cell office:value-type="float" office:value="31.499155" calcext:value-type="float">
            <text:p>31.499155</text:p>
          </table:table-cell>
          <table:table-cell office:value-type="float" office:value="36.957822" calcext:value-type="float">
            <text:p>36.957822</text:p>
          </table:table-cell>
          <table:table-cell office:value-type="float" office:value="54.56185" calcext:value-type="float">
            <text:p>54.56185</text:p>
          </table:table-cell>
          <table:table-cell office:value-type="float" office:value="9.608295" calcext:value-type="float">
            <text:p>9.608295</text:p>
          </table:table-cell>
          <table:table-cell office:value-type="float" office:value="69.79068" calcext:value-type="float">
            <text:p>69.79068</text:p>
          </table:table-cell>
          <table:table-cell office:value-type="float" office:value="9.949419" calcext:value-type="float">
            <text:p>9.949419</text:p>
          </table:table-cell>
          <table:table-cell office:value-type="float" office:value="6.0325305" calcext:value-type="float">
            <text:p>6.0325305</text:p>
          </table:table-cell>
          <table:table-cell office:value-type="float" office:value="41.53278" calcext:value-type="float">
            <text:p>41.53278</text:p>
          </table:table-cell>
          <table:table-cell office:value-type="float" office:value="8.456091" calcext:value-type="float">
            <text:p>8.456091</text:p>
          </table:table-cell>
          <table:table-cell office:value-type="float" office:value="5.9458345" calcext:value-type="float">
            <text:p>5.9458345</text:p>
          </table:table-cell>
          <table:table-cell office:value-type="float" office:value="0.5172625" calcext:value-type="float">
            <text:p>0.5172625</text:p>
          </table:table-cell>
          <table:table-cell office:value-type="float" office:value="52.41564" calcext:value-type="float">
            <text:p>52.41564</text:p>
          </table:table-cell>
          <table:table-cell office:value-type="float" office:value="3265.0359" calcext:value-type="float">
            <text:p>3265.0359</text:p>
          </table:table-cell>
          <table:table-cell office:value-type="float" office:value="71.5899" calcext:value-type="float">
            <text:p>71.5899</text:p>
          </table:table-cell>
          <table:table-cell office:value-type="float" office:value="2.283041" calcext:value-type="float">
            <text:p>2.283041</text:p>
          </table:table-cell>
          <table:table-cell office:value-type="float" office:value="0.42111288" calcext:value-type="float">
            <text:p>0.42111288</text:p>
          </table:table-cell>
          <table:table-cell office:value-type="float" office:value="6.5795" calcext:value-type="float">
            <text:p>6.5795</text:p>
          </table:table-cell>
          <table:table-cell office:value-type="float" office:value="9.59763294" calcext:value-type="float">
            <text:p>9.59763294</text:p>
          </table:table-cell>
          <table:table-cell office:value-type="float" office:value="27.369118" calcext:value-type="float">
            <text:p>27.369118</text:p>
          </table:table-cell>
          <table:table-cell office:value-type="float" office:value="4.636503" calcext:value-type="float">
            <text:p>4.636503</text:p>
          </table:table-cell>
          <table:table-cell office:value-type="float" office:value="4.4827053" calcext:value-type="float">
            <text:p>4.4827053</text:p>
          </table:table-cell>
          <table:table-cell office:value-type="float" office:value="2.0861647" calcext:value-type="float">
            <text:p>2.0861647</text:p>
          </table:table-cell>
          <table:table-cell office:value-type="float" office:value="98.40151" calcext:value-type="float">
            <text:p>98.40151</text:p>
          </table:table-cell>
          <table:table-cell office:value-type="float" office:value="4.542378" calcext:value-type="float">
            <text:p>4.542378</text:p>
          </table:table-cell>
          <table:table-cell office:value-type="float" office:value="2.1567986" calcext:value-type="float">
            <text:p>2.1567986</text:p>
          </table:table-cell>
          <table:table-cell office:value-type="float" office:value="30.70665" calcext:value-type="float">
            <text:p>30.70665</text:p>
          </table:table-cell>
          <table:table-cell office:value-type="float" office:value="21.141232" calcext:value-type="float">
            <text:p>21.141232</text:p>
          </table:table-cell>
          <table:table-cell office:value-type="float" office:value="24.885764" calcext:value-type="float">
            <text:p>24.885764</text:p>
          </table:table-cell>
          <table:table-cell office:value-type="float" office:value="133.03469" calcext:value-type="float">
            <text:p>133.03469</text:p>
          </table:table-cell>
          <table:table-cell office:value-type="float" office:value="1.8074929" calcext:value-type="float">
            <text:p>1.8074929</text:p>
          </table:table-cell>
          <table:table-cell office:value-type="float" office:value="12.777792" calcext:value-type="float">
            <text:p>12.777792</text:p>
          </table:table-cell>
          <table:table-cell office:value-type="float" office:value="4.6501807" calcext:value-type="float">
            <text:p>4.6501807</text:p>
          </table:table-cell>
          <table:table-cell office:value-type="float" office:value="2.757541" calcext:value-type="float">
            <text:p>2.757541</text:p>
          </table:table-cell>
          <table:table-cell office:value-type="float" office:value="12.849166" calcext:value-type="float">
            <text:p>12.849166</text:p>
          </table:table-cell>
          <table:table-cell office:value-type="float" office:value="4.384736" calcext:value-type="float">
            <text:p>4.384736</text:p>
          </table:table-cell>
          <table:table-cell office:value-type="float" office:value="9.309688" calcext:value-type="float">
            <text:p>9.309688</text:p>
          </table:table-cell>
          <table:table-cell office:value-type="float" office:value="122.01501" calcext:value-type="float">
            <text:p>122.01501</text:p>
          </table:table-cell>
          <table:table-cell office:value-type="float" office:value="78.92619" calcext:value-type="float">
            <text:p>78.92619</text:p>
          </table:table-cell>
          <table:table-cell office:value-type="float" office:value="123.75734" calcext:value-type="float">
            <text:p>123.75734</text:p>
          </table:table-cell>
          <table:table-cell office:value-type="float" office:value="1.12740148" calcext:value-type="float">
            <text:p>1.12740148</text:p>
          </table:table-cell>
          <table:table-cell office:value-type="float" office:value="9.822139" calcext:value-type="float">
            <text:p>9.822139</text:p>
          </table:table-cell>
        </table:table-row>
        <table:table-row table:style-name="ro2">
          <table:table-cell office:value-type="string" calcext:value-type="string">
            <text:p>TCGA-13-0885-01A-02R-1569-13</text:p>
          </table:table-cell>
          <table:table-cell office:value-type="string" calcext:value-type="string">
            <text:p>OV</text:p>
          </table:table-cell>
          <table:table-cell office:value-type="float" office:value="3.5224568" calcext:value-type="float">
            <text:p>3.5224568</text:p>
          </table:table-cell>
          <table:table-cell office:value-type="float" office:value="6.337357" calcext:value-type="float">
            <text:p>6.337357</text:p>
          </table:table-cell>
          <table:table-cell office:value-type="float" office:value="90.48374" calcext:value-type="float">
            <text:p>90.48374</text:p>
          </table:table-cell>
          <table:table-cell office:value-type="float" office:value="2877.9894" calcext:value-type="float">
            <text:p>2877.9894</text:p>
          </table:table-cell>
          <table:table-cell office:value-type="float" office:value="65.79157" calcext:value-type="float">
            <text:p>65.79157</text:p>
          </table:table-cell>
          <table:table-cell office:value-type="float" office:value="55.47412" calcext:value-type="float">
            <text:p>55.47412</text:p>
          </table:table-cell>
          <table:table-cell office:value-type="float" office:value="7.101297" calcext:value-type="float">
            <text:p>7.101297</text:p>
          </table:table-cell>
          <table:table-cell office:value-type="float" office:value="14.757341" calcext:value-type="float">
            <text:p>14.757341</text:p>
          </table:table-cell>
          <table:table-cell office:value-type="float" office:value="34.504635" calcext:value-type="float">
            <text:p>34.504635</text:p>
          </table:table-cell>
          <table:table-cell office:value-type="float" office:value="82.7739" calcext:value-type="float">
            <text:p>82.7739</text:p>
          </table:table-cell>
          <table:table-cell office:value-type="float" office:value="4.679388" calcext:value-type="float">
            <text:p>4.679388</text:p>
          </table:table-cell>
          <table:table-cell office:value-type="float" office:value="63.09166" calcext:value-type="float">
            <text:p>63.09166</text:p>
          </table:table-cell>
          <table:table-cell office:value-type="float" office:value="10.680017" calcext:value-type="float">
            <text:p>10.680017</text:p>
          </table:table-cell>
          <table:table-cell office:value-type="float" office:value="6.6776954" calcext:value-type="float">
            <text:p>6.6776954</text:p>
          </table:table-cell>
          <table:table-cell office:value-type="float" office:value="37.58271" calcext:value-type="float">
            <text:p>37.58271</text:p>
          </table:table-cell>
          <table:table-cell office:value-type="float" office:value="5.097903" calcext:value-type="float">
            <text:p>5.097903</text:p>
          </table:table-cell>
          <table:table-cell office:value-type="float" office:value="4.8682239" calcext:value-type="float">
            <text:p>4.8682239</text:p>
          </table:table-cell>
          <table:table-cell office:value-type="float" office:value="0.55510636" calcext:value-type="float">
            <text:p>0.55510636</text:p>
          </table:table-cell>
          <table:table-cell office:value-type="float" office:value="35.04441" calcext:value-type="float">
            <text:p>35.04441</text:p>
          </table:table-cell>
          <table:table-cell office:value-type="float" office:value="1891.2317" calcext:value-type="float">
            <text:p>1891.2317</text:p>
          </table:table-cell>
          <table:table-cell office:value-type="float" office:value="78.27731" calcext:value-type="float">
            <text:p>78.27731</text:p>
          </table:table-cell>
          <table:table-cell office:value-type="float" office:value="3.632281" calcext:value-type="float">
            <text:p>3.632281</text:p>
          </table:table-cell>
          <table:table-cell office:value-type="float" office:value="0.59099692" calcext:value-type="float">
            <text:p>0.59099692</text:p>
          </table:table-cell>
          <table:table-cell office:value-type="float" office:value="8.395471" calcext:value-type="float">
            <text:p>8.395471</text:p>
          </table:table-cell>
          <table:table-cell office:value-type="float" office:value="7.46276645" calcext:value-type="float">
            <text:p>7.46276645</text:p>
          </table:table-cell>
          <table:table-cell office:value-type="float" office:value="25.484716" calcext:value-type="float">
            <text:p>25.484716</text:p>
          </table:table-cell>
          <table:table-cell office:value-type="float" office:value="4.454992" calcext:value-type="float">
            <text:p>4.454992</text:p>
          </table:table-cell>
          <table:table-cell office:value-type="float" office:value="4.4012107" calcext:value-type="float">
            <text:p>4.4012107</text:p>
          </table:table-cell>
          <table:table-cell office:value-type="float" office:value="1.5869846" calcext:value-type="float">
            <text:p>1.5869846</text:p>
          </table:table-cell>
          <table:table-cell office:value-type="float" office:value="159.58722" calcext:value-type="float">
            <text:p>159.58722</text:p>
          </table:table-cell>
          <table:table-cell office:value-type="float" office:value="4.693994" calcext:value-type="float">
            <text:p>4.693994</text:p>
          </table:table-cell>
          <table:table-cell office:value-type="float" office:value="1.2825062" calcext:value-type="float">
            <text:p>1.2825062</text:p>
          </table:table-cell>
          <table:table-cell office:value-type="float" office:value="25.42628" calcext:value-type="float">
            <text:p>25.42628</text:p>
          </table:table-cell>
          <table:table-cell office:value-type="float" office:value="55.830128" calcext:value-type="float">
            <text:p>55.830128</text:p>
          </table:table-cell>
          <table:table-cell office:value-type="float" office:value="23.712901" calcext:value-type="float">
            <text:p>23.712901</text:p>
          </table:table-cell>
          <table:table-cell office:value-type="float" office:value="109.28757" calcext:value-type="float">
            <text:p>109.28757</text:p>
          </table:table-cell>
          <table:table-cell office:value-type="float" office:value="1.65058" calcext:value-type="float">
            <text:p>1.65058</text:p>
          </table:table-cell>
          <table:table-cell office:value-type="float" office:value="13.036387" calcext:value-type="float">
            <text:p>13.036387</text:p>
          </table:table-cell>
          <table:table-cell office:value-type="float" office:value="3.4441129" calcext:value-type="float">
            <text:p>3.4441129</text:p>
          </table:table-cell>
          <table:table-cell office:value-type="float" office:value="2.272716" calcext:value-type="float">
            <text:p>2.272716</text:p>
          </table:table-cell>
          <table:table-cell office:value-type="float" office:value="10.891698" calcext:value-type="float">
            <text:p>10.891698</text:p>
          </table:table-cell>
          <table:table-cell office:value-type="float" office:value="4.643592" calcext:value-type="float">
            <text:p>4.643592</text:p>
          </table:table-cell>
          <table:table-cell office:value-type="float" office:value="8.062411" calcext:value-type="float">
            <text:p>8.062411</text:p>
          </table:table-cell>
          <table:table-cell office:value-type="float" office:value="93.64607" calcext:value-type="float">
            <text:p>93.64607</text:p>
          </table:table-cell>
          <table:table-cell office:value-type="float" office:value="144.52837" calcext:value-type="float">
            <text:p>144.52837</text:p>
          </table:table-cell>
          <table:table-cell office:value-type="float" office:value="113.53537" calcext:value-type="float">
            <text:p>113.53537</text:p>
          </table:table-cell>
          <table:table-cell office:value-type="float" office:value="0.81084517" calcext:value-type="float">
            <text:p>0.81084517</text:p>
          </table:table-cell>
          <table:table-cell office:value-type="float" office:value="9.936676" calcext:value-type="float">
            <text:p>9.936676</text:p>
          </table:table-cell>
        </table:table-row>
        <table:table-row table:style-name="ro2">
          <table:table-cell office:value-type="string" calcext:value-type="string">
            <text:p>TCGA-13-0886-01A-01R-1569-13</text:p>
          </table:table-cell>
          <table:table-cell office:value-type="string" calcext:value-type="string">
            <text:p>OV</text:p>
          </table:table-cell>
          <table:table-cell office:value-type="float" office:value="3.6410258" calcext:value-type="float">
            <text:p>3.6410258</text:p>
          </table:table-cell>
          <table:table-cell office:value-type="float" office:value="8.582405" calcext:value-type="float">
            <text:p>8.582405</text:p>
          </table:table-cell>
          <table:table-cell office:value-type="float" office:value="133.41467" calcext:value-type="float">
            <text:p>133.41467</text:p>
          </table:table-cell>
          <table:table-cell office:value-type="float" office:value="3565.4974" calcext:value-type="float">
            <text:p>3565.4974</text:p>
          </table:table-cell>
          <table:table-cell office:value-type="float" office:value="39.9605" calcext:value-type="float">
            <text:p>39.9605</text:p>
          </table:table-cell>
          <table:table-cell office:value-type="float" office:value="106.97269" calcext:value-type="float">
            <text:p>106.97269</text:p>
          </table:table-cell>
          <table:table-cell office:value-type="float" office:value="6.702711" calcext:value-type="float">
            <text:p>6.702711</text:p>
          </table:table-cell>
          <table:table-cell office:value-type="float" office:value="14.421242" calcext:value-type="float">
            <text:p>14.421242</text:p>
          </table:table-cell>
          <table:table-cell office:value-type="float" office:value="25.893502" calcext:value-type="float">
            <text:p>25.893502</text:p>
          </table:table-cell>
          <table:table-cell office:value-type="float" office:value="123.62852" calcext:value-type="float">
            <text:p>123.62852</text:p>
          </table:table-cell>
          <table:table-cell office:value-type="float" office:value="3.407423" calcext:value-type="float">
            <text:p>3.407423</text:p>
          </table:table-cell>
          <table:table-cell office:value-type="float" office:value="56.19733" calcext:value-type="float">
            <text:p>56.19733</text:p>
          </table:table-cell>
          <table:table-cell office:value-type="float" office:value="7.579864" calcext:value-type="float">
            <text:p>7.579864</text:p>
          </table:table-cell>
          <table:table-cell office:value-type="float" office:value="4.440154" calcext:value-type="float">
            <text:p>4.440154</text:p>
          </table:table-cell>
          <table:table-cell office:value-type="float" office:value="56.60967" calcext:value-type="float">
            <text:p>56.60967</text:p>
          </table:table-cell>
          <table:table-cell office:value-type="float" office:value="11.815277" calcext:value-type="float">
            <text:p>11.815277</text:p>
          </table:table-cell>
          <table:table-cell office:value-type="float" office:value="5.654597" calcext:value-type="float">
            <text:p>5.654597</text:p>
          </table:table-cell>
          <table:table-cell office:value-type="float" office:value="0.50720069" calcext:value-type="float">
            <text:p>0.50720069</text:p>
          </table:table-cell>
          <table:table-cell office:value-type="float" office:value="55.01342" calcext:value-type="float">
            <text:p>55.01342</text:p>
          </table:table-cell>
          <table:table-cell office:value-type="float" office:value="2098.8606" calcext:value-type="float">
            <text:p>2098.8606</text:p>
          </table:table-cell>
          <table:table-cell office:value-type="float" office:value="120.23422" calcext:value-type="float">
            <text:p>120.23422</text:p>
          </table:table-cell>
          <table:table-cell office:value-type="float" office:value="2.966148" calcext:value-type="float">
            <text:p>2.966148</text:p>
          </table:table-cell>
          <table:table-cell office:value-type="float" office:value="0.64420766" calcext:value-type="float">
            <text:p>0.64420766</text:p>
          </table:table-cell>
          <table:table-cell office:value-type="float" office:value="6.169535" calcext:value-type="float">
            <text:p>6.169535</text:p>
          </table:table-cell>
          <table:table-cell office:value-type="float" office:value="3.50186688" calcext:value-type="float">
            <text:p>3.50186688</text:p>
          </table:table-cell>
          <table:table-cell office:value-type="float" office:value="25.348096" calcext:value-type="float">
            <text:p>25.348096</text:p>
          </table:table-cell>
          <table:table-cell office:value-type="float" office:value="3.241651" calcext:value-type="float">
            <text:p>3.241651</text:p>
          </table:table-cell>
          <table:table-cell office:value-type="float" office:value="4.1418806" calcext:value-type="float">
            <text:p>4.1418806</text:p>
          </table:table-cell>
          <table:table-cell office:value-type="float" office:value="3.5664793" calcext:value-type="float">
            <text:p>3.5664793</text:p>
          </table:table-cell>
          <table:table-cell office:value-type="float" office:value="142.84735" calcext:value-type="float">
            <text:p>142.84735</text:p>
          </table:table-cell>
          <table:table-cell office:value-type="float" office:value="4.560546" calcext:value-type="float">
            <text:p>4.560546</text:p>
          </table:table-cell>
          <table:table-cell office:value-type="float" office:value="1.7527647" calcext:value-type="float">
            <text:p>1.7527647</text:p>
          </table:table-cell>
          <table:table-cell office:value-type="float" office:value="34.47691" calcext:value-type="float">
            <text:p>34.47691</text:p>
          </table:table-cell>
          <table:table-cell office:value-type="float" office:value="84.732476" calcext:value-type="float">
            <text:p>84.732476</text:p>
          </table:table-cell>
          <table:table-cell office:value-type="float" office:value="21.723314" calcext:value-type="float">
            <text:p>21.723314</text:p>
          </table:table-cell>
          <table:table-cell office:value-type="float" office:value="372.43791" calcext:value-type="float">
            <text:p>372.43791</text:p>
          </table:table-cell>
          <table:table-cell office:value-type="float" office:value="1.9485832" calcext:value-type="float">
            <text:p>1.9485832</text:p>
          </table:table-cell>
          <table:table-cell office:value-type="float" office:value="7.000807" calcext:value-type="float">
            <text:p>7.000807</text:p>
          </table:table-cell>
          <table:table-cell office:value-type="float" office:value="3.7140736" calcext:value-type="float">
            <text:p>3.7140736</text:p>
          </table:table-cell>
          <table:table-cell office:value-type="float" office:value="3.411516" calcext:value-type="float">
            <text:p>3.411516</text:p>
          </table:table-cell>
          <table:table-cell office:value-type="float" office:value="11.633122" calcext:value-type="float">
            <text:p>11.633122</text:p>
          </table:table-cell>
          <table:table-cell office:value-type="float" office:value="8.167854" calcext:value-type="float">
            <text:p>8.167854</text:p>
          </table:table-cell>
          <table:table-cell office:value-type="float" office:value="8.705287" calcext:value-type="float">
            <text:p>8.705287</text:p>
          </table:table-cell>
          <table:table-cell office:value-type="float" office:value="128.18287" calcext:value-type="float">
            <text:p>128.18287</text:p>
          </table:table-cell>
          <table:table-cell office:value-type="float" office:value="224.99574" calcext:value-type="float">
            <text:p>224.99574</text:p>
          </table:table-cell>
          <table:table-cell office:value-type="float" office:value="111.44158" calcext:value-type="float">
            <text:p>111.44158</text:p>
          </table:table-cell>
          <table:table-cell office:value-type="float" office:value="0.47344537" calcext:value-type="float">
            <text:p>0.47344537</text:p>
          </table:table-cell>
          <table:table-cell office:value-type="float" office:value="14.345438" calcext:value-type="float">
            <text:p>14.345438</text:p>
          </table:table-cell>
        </table:table-row>
        <table:table-row table:style-name="ro2">
          <table:table-cell office:value-type="string" calcext:value-type="string">
            <text:p>TCGA-13-0888-01A-01R-1564-13</text:p>
          </table:table-cell>
          <table:table-cell office:value-type="string" calcext:value-type="string">
            <text:p>OV</text:p>
          </table:table-cell>
          <table:table-cell office:value-type="float" office:value="7.8584306" calcext:value-type="float">
            <text:p>7.8584306</text:p>
          </table:table-cell>
          <table:table-cell office:value-type="float" office:value="12.956583" calcext:value-type="float">
            <text:p>12.956583</text:p>
          </table:table-cell>
          <table:table-cell office:value-type="float" office:value="88.51009" calcext:value-type="float">
            <text:p>88.51009</text:p>
          </table:table-cell>
          <table:table-cell office:value-type="float" office:value="3002.715" calcext:value-type="float">
            <text:p>3002.715</text:p>
          </table:table-cell>
          <table:table-cell office:value-type="float" office:value="61.70604" calcext:value-type="float">
            <text:p>61.70604</text:p>
          </table:table-cell>
          <table:table-cell office:value-type="float" office:value="59.05135" calcext:value-type="float">
            <text:p>59.05135</text:p>
          </table:table-cell>
          <table:table-cell office:value-type="float" office:value="5.478064" calcext:value-type="float">
            <text:p>5.478064</text:p>
          </table:table-cell>
          <table:table-cell office:value-type="float" office:value="19.925001" calcext:value-type="float">
            <text:p>19.925001</text:p>
          </table:table-cell>
          <table:table-cell office:value-type="float" office:value="12.649016" calcext:value-type="float">
            <text:p>12.649016</text:p>
          </table:table-cell>
          <table:table-cell office:value-type="float" office:value="56.12827" calcext:value-type="float">
            <text:p>56.12827</text:p>
          </table:table-cell>
          <table:table-cell office:value-type="float" office:value="4.690608" calcext:value-type="float">
            <text:p>4.690608</text:p>
          </table:table-cell>
          <table:table-cell office:value-type="float" office:value="59.37187" calcext:value-type="float">
            <text:p>59.37187</text:p>
          </table:table-cell>
          <table:table-cell office:value-type="float" office:value="7.868904" calcext:value-type="float">
            <text:p>7.868904</text:p>
          </table:table-cell>
          <table:table-cell office:value-type="float" office:value="9.8711391" calcext:value-type="float">
            <text:p>9.8711391</text:p>
          </table:table-cell>
          <table:table-cell office:value-type="float" office:value="41.65342" calcext:value-type="float">
            <text:p>41.65342</text:p>
          </table:table-cell>
          <table:table-cell office:value-type="float" office:value="10.811952" calcext:value-type="float">
            <text:p>10.811952</text:p>
          </table:table-cell>
          <table:table-cell office:value-type="float" office:value="2.6376842" calcext:value-type="float">
            <text:p>2.6376842</text:p>
          </table:table-cell>
          <table:table-cell office:value-type="float" office:value="0.16109522" calcext:value-type="float">
            <text:p>0.16109522</text:p>
          </table:table-cell>
          <table:table-cell office:value-type="float" office:value="75.26939" calcext:value-type="float">
            <text:p>75.26939</text:p>
          </table:table-cell>
          <table:table-cell office:value-type="float" office:value="2724.3595" calcext:value-type="float">
            <text:p>2724.3595</text:p>
          </table:table-cell>
          <table:table-cell office:value-type="float" office:value="55.56312" calcext:value-type="float">
            <text:p>55.56312</text:p>
          </table:table-cell>
          <table:table-cell office:value-type="float" office:value="6.067483" calcext:value-type="float">
            <text:p>6.067483</text:p>
          </table:table-cell>
          <table:table-cell office:value-type="float" office:value="0.62917971" calcext:value-type="float">
            <text:p>0.62917971</text:p>
          </table:table-cell>
          <table:table-cell office:value-type="float" office:value="3.754993" calcext:value-type="float">
            <text:p>3.754993</text:p>
          </table:table-cell>
          <table:table-cell office:value-type="float" office:value="4.05389263" calcext:value-type="float">
            <text:p>4.05389263</text:p>
          </table:table-cell>
          <table:table-cell office:value-type="float" office:value="69.918784" calcext:value-type="float">
            <text:p>69.918784</text:p>
          </table:table-cell>
          <table:table-cell office:value-type="float" office:value="2.831549" calcext:value-type="float">
            <text:p>2.831549</text:p>
          </table:table-cell>
          <table:table-cell office:value-type="float" office:value="4.1607853" calcext:value-type="float">
            <text:p>4.1607853</text:p>
          </table:table-cell>
          <table:table-cell office:value-type="float" office:value="5.0844998" calcext:value-type="float">
            <text:p>5.0844998</text:p>
          </table:table-cell>
          <table:table-cell office:value-type="float" office:value="82.30892" calcext:value-type="float">
            <text:p>82.30892</text:p>
          </table:table-cell>
          <table:table-cell office:value-type="float" office:value="6.404614" calcext:value-type="float">
            <text:p>6.404614</text:p>
          </table:table-cell>
          <table:table-cell office:value-type="float" office:value="0.7606626" calcext:value-type="float">
            <text:p>0.7606626</text:p>
          </table:table-cell>
          <table:table-cell office:value-type="float" office:value="28.53262" calcext:value-type="float">
            <text:p>28.53262</text:p>
          </table:table-cell>
          <table:table-cell office:value-type="float" office:value="25.251002" calcext:value-type="float">
            <text:p>25.251002</text:p>
          </table:table-cell>
          <table:table-cell office:value-type="float" office:value="57.428836" calcext:value-type="float">
            <text:p>57.428836</text:p>
          </table:table-cell>
          <table:table-cell office:value-type="float" office:value="209.77269" calcext:value-type="float">
            <text:p>209.77269</text:p>
          </table:table-cell>
          <table:table-cell office:value-type="float" office:value="2.16331" calcext:value-type="float">
            <text:p>2.16331</text:p>
          </table:table-cell>
          <table:table-cell office:value-type="float" office:value="11.073069" calcext:value-type="float">
            <text:p>11.073069</text:p>
          </table:table-cell>
          <table:table-cell office:value-type="float" office:value="3.4233991" calcext:value-type="float">
            <text:p>3.4233991</text:p>
          </table:table-cell>
          <table:table-cell office:value-type="float" office:value="2.720935" calcext:value-type="float">
            <text:p>2.720935</text:p>
          </table:table-cell>
          <table:table-cell office:value-type="float" office:value="6.26332" calcext:value-type="float">
            <text:p>6.26332</text:p>
          </table:table-cell>
          <table:table-cell office:value-type="float" office:value="4.915973" calcext:value-type="float">
            <text:p>4.915973</text:p>
          </table:table-cell>
          <table:table-cell office:value-type="float" office:value="5.782182" calcext:value-type="float">
            <text:p>5.782182</text:p>
          </table:table-cell>
          <table:table-cell office:value-type="float" office:value="302.93285" calcext:value-type="float">
            <text:p>302.93285</text:p>
          </table:table-cell>
          <table:table-cell office:value-type="float" office:value="155.07819" calcext:value-type="float">
            <text:p>155.07819</text:p>
          </table:table-cell>
          <table:table-cell office:value-type="float" office:value="111.46199" calcext:value-type="float">
            <text:p>111.46199</text:p>
          </table:table-cell>
          <table:table-cell office:value-type="float" office:value="0.86182654" calcext:value-type="float">
            <text:p>0.86182654</text:p>
          </table:table-cell>
          <table:table-cell office:value-type="float" office:value="4.96158" calcext:value-type="float">
            <text:p>4.96158</text:p>
          </table:table-cell>
        </table:table-row>
        <table:table-row table:style-name="ro2">
          <table:table-cell office:value-type="string" calcext:value-type="string">
            <text:p>TCGA-13-0890-01A-01R-1564-13</text:p>
          </table:table-cell>
          <table:table-cell office:value-type="string" calcext:value-type="string">
            <text:p>OV</text:p>
          </table:table-cell>
          <table:table-cell office:value-type="float" office:value="13.8839396" calcext:value-type="float">
            <text:p>13.8839396</text:p>
          </table:table-cell>
          <table:table-cell office:value-type="float" office:value="19.078441" calcext:value-type="float">
            <text:p>19.078441</text:p>
          </table:table-cell>
          <table:table-cell office:value-type="float" office:value="178.58221" calcext:value-type="float">
            <text:p>178.58221</text:p>
          </table:table-cell>
          <table:table-cell office:value-type="float" office:value="4404.0701" calcext:value-type="float">
            <text:p>4404.0701</text:p>
          </table:table-cell>
          <table:table-cell office:value-type="float" office:value="37.65504" calcext:value-type="float">
            <text:p>37.65504</text:p>
          </table:table-cell>
          <table:table-cell office:value-type="float" office:value="153.03617" calcext:value-type="float">
            <text:p>153.03617</text:p>
          </table:table-cell>
          <table:table-cell office:value-type="float" office:value="5.87401" calcext:value-type="float">
            <text:p>5.87401</text:p>
          </table:table-cell>
          <table:table-cell office:value-type="float" office:value="16.010771" calcext:value-type="float">
            <text:p>16.010771</text:p>
          </table:table-cell>
          <table:table-cell office:value-type="float" office:value="31.563454" calcext:value-type="float">
            <text:p>31.563454</text:p>
          </table:table-cell>
          <table:table-cell office:value-type="float" office:value="41.44959" calcext:value-type="float">
            <text:p>41.44959</text:p>
          </table:table-cell>
          <table:table-cell office:value-type="float" office:value="12.607477" calcext:value-type="float">
            <text:p>12.607477</text:p>
          </table:table-cell>
          <table:table-cell office:value-type="float" office:value="55.25002" calcext:value-type="float">
            <text:p>55.25002</text:p>
          </table:table-cell>
          <table:table-cell office:value-type="float" office:value="10.331106" calcext:value-type="float">
            <text:p>10.331106</text:p>
          </table:table-cell>
          <table:table-cell office:value-type="float" office:value="3.4690205" calcext:value-type="float">
            <text:p>3.4690205</text:p>
          </table:table-cell>
          <table:table-cell office:value-type="float" office:value="80.43855" calcext:value-type="float">
            <text:p>80.43855</text:p>
          </table:table-cell>
          <table:table-cell office:value-type="float" office:value="6.772448" calcext:value-type="float">
            <text:p>6.772448</text:p>
          </table:table-cell>
          <table:table-cell office:value-type="float" office:value="1.9720102" calcext:value-type="float">
            <text:p>1.9720102</text:p>
          </table:table-cell>
          <table:table-cell office:value-type="float" office:value="0.19001283" calcext:value-type="float">
            <text:p>0.19001283</text:p>
          </table:table-cell>
          <table:table-cell office:value-type="float" office:value="132.89576" calcext:value-type="float">
            <text:p>132.89576</text:p>
          </table:table-cell>
          <table:table-cell office:value-type="float" office:value="2512.4138" calcext:value-type="float">
            <text:p>2512.4138</text:p>
          </table:table-cell>
          <table:table-cell office:value-type="float" office:value="156.03082" calcext:value-type="float">
            <text:p>156.03082</text:p>
          </table:table-cell>
          <table:table-cell office:value-type="float" office:value="3.190112" calcext:value-type="float">
            <text:p>3.190112</text:p>
          </table:table-cell>
          <table:table-cell office:value-type="float" office:value="0.31184632" calcext:value-type="float">
            <text:p>0.31184632</text:p>
          </table:table-cell>
          <table:table-cell office:value-type="float" office:value="10.951954" calcext:value-type="float">
            <text:p>10.951954</text:p>
          </table:table-cell>
          <table:table-cell office:value-type="float" office:value="3.03963497" calcext:value-type="float">
            <text:p>3.03963497</text:p>
          </table:table-cell>
          <table:table-cell office:value-type="float" office:value="34.610619" calcext:value-type="float">
            <text:p>34.610619</text:p>
          </table:table-cell>
          <table:table-cell office:value-type="float" office:value="2.87277" calcext:value-type="float">
            <text:p>2.87277</text:p>
          </table:table-cell>
          <table:table-cell office:value-type="float" office:value="3.4861183" calcext:value-type="float">
            <text:p>3.4861183</text:p>
          </table:table-cell>
          <table:table-cell office:value-type="float" office:value="9.3553153" calcext:value-type="float">
            <text:p>9.3553153</text:p>
          </table:table-cell>
          <table:table-cell office:value-type="float" office:value="268.93738" calcext:value-type="float">
            <text:p>268.93738</text:p>
          </table:table-cell>
          <table:table-cell office:value-type="float" office:value="8.515409" calcext:value-type="float">
            <text:p>8.515409</text:p>
          </table:table-cell>
          <table:table-cell office:value-type="float" office:value="0.8156421" calcext:value-type="float">
            <text:p>0.8156421</text:p>
          </table:table-cell>
          <table:table-cell office:value-type="float" office:value="16.18561" calcext:value-type="float">
            <text:p>16.18561</text:p>
          </table:table-cell>
          <table:table-cell office:value-type="float" office:value="95.561389" calcext:value-type="float">
            <text:p>95.561389</text:p>
          </table:table-cell>
          <table:table-cell office:value-type="float" office:value="12.705789" calcext:value-type="float">
            <text:p>12.705789</text:p>
          </table:table-cell>
          <table:table-cell office:value-type="float" office:value="307.37183" calcext:value-type="float">
            <text:p>307.37183</text:p>
          </table:table-cell>
          <table:table-cell office:value-type="float" office:value="0.623334" calcext:value-type="float">
            <text:p>0.623334</text:p>
          </table:table-cell>
          <table:table-cell office:value-type="float" office:value="2.966292" calcext:value-type="float">
            <text:p>2.966292</text:p>
          </table:table-cell>
          <table:table-cell office:value-type="float" office:value="0.9623108" calcext:value-type="float">
            <text:p>0.9623108</text:p>
          </table:table-cell>
          <table:table-cell office:value-type="float" office:value="1.49397" calcext:value-type="float">
            <text:p>1.49397</text:p>
          </table:table-cell>
          <table:table-cell office:value-type="float" office:value="8.895601" calcext:value-type="float">
            <text:p>8.895601</text:p>
          </table:table-cell>
          <table:table-cell office:value-type="float" office:value="2.146833" calcext:value-type="float">
            <text:p>2.146833</text:p>
          </table:table-cell>
          <table:table-cell office:value-type="float" office:value="5.359137" calcext:value-type="float">
            <text:p>5.359137</text:p>
          </table:table-cell>
          <table:table-cell office:value-type="float" office:value="344.67104" calcext:value-type="float">
            <text:p>344.67104</text:p>
          </table:table-cell>
          <table:table-cell office:value-type="float" office:value="187.24396" calcext:value-type="float">
            <text:p>187.24396</text:p>
          </table:table-cell>
          <table:table-cell office:value-type="float" office:value="162.74605" calcext:value-type="float">
            <text:p>162.74605</text:p>
          </table:table-cell>
          <table:table-cell office:value-type="float" office:value="0.45970158" calcext:value-type="float">
            <text:p>0.45970158</text:p>
          </table:table-cell>
          <table:table-cell office:value-type="float" office:value="2.732646" calcext:value-type="float">
            <text:p>2.732646</text:p>
          </table:table-cell>
        </table:table-row>
        <table:table-row table:style-name="ro2">
          <table:table-cell office:value-type="string" calcext:value-type="string">
            <text:p>TCGA-13-0891-01A-01R-1564-13</text:p>
          </table:table-cell>
          <table:table-cell office:value-type="string" calcext:value-type="string">
            <text:p>OV</text:p>
          </table:table-cell>
          <table:table-cell office:value-type="float" office:value="4.9843587" calcext:value-type="float">
            <text:p>4.9843587</text:p>
          </table:table-cell>
          <table:table-cell office:value-type="float" office:value="14.146375" calcext:value-type="float">
            <text:p>14.146375</text:p>
          </table:table-cell>
          <table:table-cell office:value-type="float" office:value="319.61415" calcext:value-type="float">
            <text:p>319.61415</text:p>
          </table:table-cell>
          <table:table-cell office:value-type="float" office:value="2549.9038" calcext:value-type="float">
            <text:p>2549.9038</text:p>
          </table:table-cell>
          <table:table-cell office:value-type="float" office:value="38.35046" calcext:value-type="float">
            <text:p>38.35046</text:p>
          </table:table-cell>
          <table:table-cell office:value-type="float" office:value="81.31655" calcext:value-type="float">
            <text:p>81.31655</text:p>
          </table:table-cell>
          <table:table-cell office:value-type="float" office:value="6.883313" calcext:value-type="float">
            <text:p>6.883313</text:p>
          </table:table-cell>
          <table:table-cell office:value-type="float" office:value="22.322551" calcext:value-type="float">
            <text:p>22.322551</text:p>
          </table:table-cell>
          <table:table-cell office:value-type="float" office:value="5.641958" calcext:value-type="float">
            <text:p>5.641958</text:p>
          </table:table-cell>
          <table:table-cell office:value-type="float" office:value="86.09342" calcext:value-type="float">
            <text:p>86.09342</text:p>
          </table:table-cell>
          <table:table-cell office:value-type="float" office:value="7.712407" calcext:value-type="float">
            <text:p>7.712407</text:p>
          </table:table-cell>
          <table:table-cell office:value-type="float" office:value="84.7758" calcext:value-type="float">
            <text:p>84.7758</text:p>
          </table:table-cell>
          <table:table-cell office:value-type="float" office:value="10.381394" calcext:value-type="float">
            <text:p>10.381394</text:p>
          </table:table-cell>
          <table:table-cell office:value-type="float" office:value="9.2355973" calcext:value-type="float">
            <text:p>9.2355973</text:p>
          </table:table-cell>
          <table:table-cell office:value-type="float" office:value="89.6082" calcext:value-type="float">
            <text:p>89.6082</text:p>
          </table:table-cell>
          <table:table-cell office:value-type="float" office:value="9.891553" calcext:value-type="float">
            <text:p>9.891553</text:p>
          </table:table-cell>
          <table:table-cell office:value-type="float" office:value="7.0009735" calcext:value-type="float">
            <text:p>7.0009735</text:p>
          </table:table-cell>
          <table:table-cell office:value-type="float" office:value="0.08476049" calcext:value-type="float">
            <text:p>0.08476049</text:p>
          </table:table-cell>
          <table:table-cell office:value-type="float" office:value="43.66426" calcext:value-type="float">
            <text:p>43.66426</text:p>
          </table:table-cell>
          <table:table-cell office:value-type="float" office:value="1981.5969" calcext:value-type="float">
            <text:p>1981.5969</text:p>
          </table:table-cell>
          <table:table-cell office:value-type="float" office:value="170.77274" calcext:value-type="float">
            <text:p>170.77274</text:p>
          </table:table-cell>
          <table:table-cell office:value-type="float" office:value="5.759797" calcext:value-type="float">
            <text:p>5.759797</text:p>
          </table:table-cell>
          <table:table-cell office:value-type="float" office:value="0.14885065" calcext:value-type="float">
            <text:p>0.14885065</text:p>
          </table:table-cell>
          <table:table-cell office:value-type="float" office:value="8.902652" calcext:value-type="float">
            <text:p>8.902652</text:p>
          </table:table-cell>
          <table:table-cell office:value-type="float" office:value="0.03267404" calcext:value-type="float">
            <text:p>0.03267404</text:p>
          </table:table-cell>
          <table:table-cell office:value-type="float" office:value="26.293997" calcext:value-type="float">
            <text:p>26.293997</text:p>
          </table:table-cell>
          <table:table-cell office:value-type="float" office:value="2.947018" calcext:value-type="float">
            <text:p>2.947018</text:p>
          </table:table-cell>
          <table:table-cell office:value-type="float" office:value="2.9402429" calcext:value-type="float">
            <text:p>2.9402429</text:p>
          </table:table-cell>
          <table:table-cell office:value-type="float" office:value="0.617917" calcext:value-type="float">
            <text:p>0.617917</text:p>
          </table:table-cell>
          <table:table-cell office:value-type="float" office:value="257.86124" calcext:value-type="float">
            <text:p>257.86124</text:p>
          </table:table-cell>
          <table:table-cell office:value-type="float" office:value="5.466851" calcext:value-type="float">
            <text:p>5.466851</text:p>
          </table:table-cell>
          <table:table-cell office:value-type="float" office:value="1.4249502" calcext:value-type="float">
            <text:p>1.4249502</text:p>
          </table:table-cell>
          <table:table-cell office:value-type="float" office:value="26.38405" calcext:value-type="float">
            <text:p>26.38405</text:p>
          </table:table-cell>
          <table:table-cell office:value-type="float" office:value="182.582943" calcext:value-type="float">
            <text:p>182.582943</text:p>
          </table:table-cell>
          <table:table-cell office:value-type="float" office:value="22.878782" calcext:value-type="float">
            <text:p>22.878782</text:p>
          </table:table-cell>
          <table:table-cell office:value-type="float" office:value="365.56014" calcext:value-type="float">
            <text:p>365.56014</text:p>
          </table:table-cell>
          <table:table-cell office:value-type="float" office:value="1.4361008" calcext:value-type="float">
            <text:p>1.4361008</text:p>
          </table:table-cell>
          <table:table-cell office:value-type="float" office:value="9.602717" calcext:value-type="float">
            <text:p>9.602717</text:p>
          </table:table-cell>
          <table:table-cell office:value-type="float" office:value="1.0901201" calcext:value-type="float">
            <text:p>1.0901201</text:p>
          </table:table-cell>
          <table:table-cell office:value-type="float" office:value="2.110295" calcext:value-type="float">
            <text:p>2.110295</text:p>
          </table:table-cell>
          <table:table-cell office:value-type="float" office:value="16.470878" calcext:value-type="float">
            <text:p>16.470878</text:p>
          </table:table-cell>
          <table:table-cell office:value-type="float" office:value="3.510103" calcext:value-type="float">
            <text:p>3.510103</text:p>
          </table:table-cell>
          <table:table-cell office:value-type="float" office:value="8.382011" calcext:value-type="float">
            <text:p>8.382011</text:p>
          </table:table-cell>
          <table:table-cell office:value-type="float" office:value="113.73404" calcext:value-type="float">
            <text:p>113.73404</text:p>
          </table:table-cell>
          <table:table-cell office:value-type="float" office:value="237.27603" calcext:value-type="float">
            <text:p>237.27603</text:p>
          </table:table-cell>
          <table:table-cell office:value-type="float" office:value="220.49481" calcext:value-type="float">
            <text:p>220.49481</text:p>
          </table:table-cell>
          <table:table-cell office:value-type="float" office:value="0.42655657" calcext:value-type="float">
            <text:p>0.42655657</text:p>
          </table:table-cell>
          <table:table-cell office:value-type="float" office:value="2.704483" calcext:value-type="float">
            <text:p>2.704483</text:p>
          </table:table-cell>
        </table:table-row>
        <table:table-row table:style-name="ro2">
          <table:table-cell office:value-type="string" calcext:value-type="string">
            <text:p>TCGA-13-0893-01B-01R-1565-13</text:p>
          </table:table-cell>
          <table:table-cell office:value-type="string" calcext:value-type="string">
            <text:p>OV</text:p>
          </table:table-cell>
          <table:table-cell office:value-type="float" office:value="3.9448185" calcext:value-type="float">
            <text:p>3.9448185</text:p>
          </table:table-cell>
          <table:table-cell office:value-type="float" office:value="9.572262" calcext:value-type="float">
            <text:p>9.572262</text:p>
          </table:table-cell>
          <table:table-cell office:value-type="float" office:value="152.59936" calcext:value-type="float">
            <text:p>152.59936</text:p>
          </table:table-cell>
          <table:table-cell office:value-type="float" office:value="3227.1366" calcext:value-type="float">
            <text:p>3227.1366</text:p>
          </table:table-cell>
          <table:table-cell office:value-type="float" office:value="57.47403" calcext:value-type="float">
            <text:p>57.47403</text:p>
          </table:table-cell>
          <table:table-cell office:value-type="float" office:value="51.00905" calcext:value-type="float">
            <text:p>51.00905</text:p>
          </table:table-cell>
          <table:table-cell office:value-type="float" office:value="6.705452" calcext:value-type="float">
            <text:p>6.705452</text:p>
          </table:table-cell>
          <table:table-cell office:value-type="float" office:value="22.570849" calcext:value-type="float">
            <text:p>22.570849</text:p>
          </table:table-cell>
          <table:table-cell office:value-type="float" office:value="10.853933" calcext:value-type="float">
            <text:p>10.853933</text:p>
          </table:table-cell>
          <table:table-cell office:value-type="float" office:value="122.46256" calcext:value-type="float">
            <text:p>122.46256</text:p>
          </table:table-cell>
          <table:table-cell office:value-type="float" office:value="5.128227" calcext:value-type="float">
            <text:p>5.128227</text:p>
          </table:table-cell>
          <table:table-cell office:value-type="float" office:value="33.4771" calcext:value-type="float">
            <text:p>33.4771</text:p>
          </table:table-cell>
          <table:table-cell office:value-type="float" office:value="5.764257" calcext:value-type="float">
            <text:p>5.764257</text:p>
          </table:table-cell>
          <table:table-cell office:value-type="float" office:value="7.0354845" calcext:value-type="float">
            <text:p>7.0354845</text:p>
          </table:table-cell>
          <table:table-cell office:value-type="float" office:value="60.14378" calcext:value-type="float">
            <text:p>60.14378</text:p>
          </table:table-cell>
          <table:table-cell office:value-type="float" office:value="9.780006" calcext:value-type="float">
            <text:p>9.780006</text:p>
          </table:table-cell>
          <table:table-cell office:value-type="float" office:value="5.972927" calcext:value-type="float">
            <text:p>5.972927</text:p>
          </table:table-cell>
          <table:table-cell office:value-type="float" office:value="0.42326259" calcext:value-type="float">
            <text:p>0.42326259</text:p>
          </table:table-cell>
          <table:table-cell office:value-type="float" office:value="62.94254" calcext:value-type="float">
            <text:p>62.94254</text:p>
          </table:table-cell>
          <table:table-cell office:value-type="float" office:value="1263.9848" calcext:value-type="float">
            <text:p>1263.9848</text:p>
          </table:table-cell>
          <table:table-cell office:value-type="float" office:value="127.74517" calcext:value-type="float">
            <text:p>127.74517</text:p>
          </table:table-cell>
          <table:table-cell office:value-type="float" office:value="2.441483" calcext:value-type="float">
            <text:p>2.441483</text:p>
          </table:table-cell>
          <table:table-cell office:value-type="float" office:value="0.64548159" calcext:value-type="float">
            <text:p>0.64548159</text:p>
          </table:table-cell>
          <table:table-cell office:value-type="float" office:value="5.968624" calcext:value-type="float">
            <text:p>5.968624</text:p>
          </table:table-cell>
          <table:table-cell office:value-type="float" office:value="3.43029319" calcext:value-type="float">
            <text:p>3.43029319</text:p>
          </table:table-cell>
          <table:table-cell office:value-type="float" office:value="42.327692" calcext:value-type="float">
            <text:p>42.327692</text:p>
          </table:table-cell>
          <table:table-cell office:value-type="float" office:value="4.152321" calcext:value-type="float">
            <text:p>4.152321</text:p>
          </table:table-cell>
          <table:table-cell office:value-type="float" office:value="11.0098159" calcext:value-type="float">
            <text:p>11.0098159</text:p>
          </table:table-cell>
          <table:table-cell office:value-type="float" office:value="0.6319891" calcext:value-type="float">
            <text:p>0.6319891</text:p>
          </table:table-cell>
          <table:table-cell office:value-type="float" office:value="127.31299" calcext:value-type="float">
            <text:p>127.31299</text:p>
          </table:table-cell>
          <table:table-cell office:value-type="float" office:value="6.159565" calcext:value-type="float">
            <text:p>6.159565</text:p>
          </table:table-cell>
          <table:table-cell office:value-type="float" office:value="1.2883428" calcext:value-type="float">
            <text:p>1.2883428</text:p>
          </table:table-cell>
          <table:table-cell office:value-type="float" office:value="19.43828" calcext:value-type="float">
            <text:p>19.43828</text:p>
          </table:table-cell>
          <table:table-cell office:value-type="float" office:value="71.663608" calcext:value-type="float">
            <text:p>71.663608</text:p>
          </table:table-cell>
          <table:table-cell office:value-type="float" office:value="23.736686" calcext:value-type="float">
            <text:p>23.736686</text:p>
          </table:table-cell>
          <table:table-cell office:value-type="float" office:value="106.95534" calcext:value-type="float">
            <text:p>106.95534</text:p>
          </table:table-cell>
          <table:table-cell office:value-type="float" office:value="1.7678012" calcext:value-type="float">
            <text:p>1.7678012</text:p>
          </table:table-cell>
          <table:table-cell office:value-type="float" office:value="14.73149" calcext:value-type="float">
            <text:p>14.73149</text:p>
          </table:table-cell>
          <table:table-cell office:value-type="float" office:value="5.5836119" calcext:value-type="float">
            <text:p>5.5836119</text:p>
          </table:table-cell>
          <table:table-cell office:value-type="float" office:value="5.012634" calcext:value-type="float">
            <text:p>5.012634</text:p>
          </table:table-cell>
          <table:table-cell office:value-type="float" office:value="10.631735" calcext:value-type="float">
            <text:p>10.631735</text:p>
          </table:table-cell>
          <table:table-cell office:value-type="float" office:value="5.208847" calcext:value-type="float">
            <text:p>5.208847</text:p>
          </table:table-cell>
          <table:table-cell office:value-type="float" office:value="4.563839" calcext:value-type="float">
            <text:p>4.563839</text:p>
          </table:table-cell>
          <table:table-cell office:value-type="float" office:value="111.21416" calcext:value-type="float">
            <text:p>111.21416</text:p>
          </table:table-cell>
          <table:table-cell office:value-type="float" office:value="142.66241" calcext:value-type="float">
            <text:p>142.66241</text:p>
          </table:table-cell>
          <table:table-cell office:value-type="float" office:value="122.72201" calcext:value-type="float">
            <text:p>122.72201</text:p>
          </table:table-cell>
          <table:table-cell office:value-type="float" office:value="1.14032511" calcext:value-type="float">
            <text:p>1.14032511</text:p>
          </table:table-cell>
          <table:table-cell office:value-type="float" office:value="8.516746" calcext:value-type="float">
            <text:p>8.516746</text:p>
          </table:table-cell>
        </table:table-row>
        <table:table-row table:style-name="ro2">
          <table:table-cell office:value-type="string" calcext:value-type="string">
            <text:p>TCGA-13-0897-01A-01R-1564-13</text:p>
          </table:table-cell>
          <table:table-cell office:value-type="string" calcext:value-type="string">
            <text:p>OV</text:p>
          </table:table-cell>
          <table:table-cell office:value-type="float" office:value="6.0684142" calcext:value-type="float">
            <text:p>6.0684142</text:p>
          </table:table-cell>
          <table:table-cell office:value-type="float" office:value="7.507163" calcext:value-type="float">
            <text:p>7.507163</text:p>
          </table:table-cell>
          <table:table-cell office:value-type="float" office:value="135.74852" calcext:value-type="float">
            <text:p>135.74852</text:p>
          </table:table-cell>
          <table:table-cell office:value-type="float" office:value="2423.3573" calcext:value-type="float">
            <text:p>2423.3573</text:p>
          </table:table-cell>
          <table:table-cell office:value-type="float" office:value="80.12888" calcext:value-type="float">
            <text:p>80.12888</text:p>
          </table:table-cell>
          <table:table-cell office:value-type="float" office:value="48.21039" calcext:value-type="float">
            <text:p>48.21039</text:p>
          </table:table-cell>
          <table:table-cell office:value-type="float" office:value="6.796647" calcext:value-type="float">
            <text:p>6.796647</text:p>
          </table:table-cell>
          <table:table-cell office:value-type="float" office:value="25.102773" calcext:value-type="float">
            <text:p>25.102773</text:p>
          </table:table-cell>
          <table:table-cell office:value-type="float" office:value="20.477706" calcext:value-type="float">
            <text:p>20.477706</text:p>
          </table:table-cell>
          <table:table-cell office:value-type="float" office:value="65.13296" calcext:value-type="float">
            <text:p>65.13296</text:p>
          </table:table-cell>
          <table:table-cell office:value-type="float" office:value="8.111685" calcext:value-type="float">
            <text:p>8.111685</text:p>
          </table:table-cell>
          <table:table-cell office:value-type="float" office:value="78.10667" calcext:value-type="float">
            <text:p>78.10667</text:p>
          </table:table-cell>
          <table:table-cell office:value-type="float" office:value="6.498772" calcext:value-type="float">
            <text:p>6.498772</text:p>
          </table:table-cell>
          <table:table-cell office:value-type="float" office:value="2.9904994" calcext:value-type="float">
            <text:p>2.9904994</text:p>
          </table:table-cell>
          <table:table-cell office:value-type="float" office:value="84.88008" calcext:value-type="float">
            <text:p>84.88008</text:p>
          </table:table-cell>
          <table:table-cell office:value-type="float" office:value="5.62392" calcext:value-type="float">
            <text:p>5.62392</text:p>
          </table:table-cell>
          <table:table-cell office:value-type="float" office:value="4.0287263" calcext:value-type="float">
            <text:p>4.0287263</text:p>
          </table:table-cell>
          <table:table-cell office:value-type="float" office:value="0.55204555" calcext:value-type="float">
            <text:p>0.55204555</text:p>
          </table:table-cell>
          <table:table-cell office:value-type="float" office:value="43.77098" calcext:value-type="float">
            <text:p>43.77098</text:p>
          </table:table-cell>
          <table:table-cell office:value-type="float" office:value="1574.5071" calcext:value-type="float">
            <text:p>1574.5071</text:p>
          </table:table-cell>
          <table:table-cell office:value-type="float" office:value="150.63184" calcext:value-type="float">
            <text:p>150.63184</text:p>
          </table:table-cell>
          <table:table-cell office:value-type="float" office:value="2.364421" calcext:value-type="float">
            <text:p>2.364421</text:p>
          </table:table-cell>
          <table:table-cell office:value-type="float" office:value="0.31926745" calcext:value-type="float">
            <text:p>0.31926745</text:p>
          </table:table-cell>
          <table:table-cell office:value-type="float" office:value="9.776886" calcext:value-type="float">
            <text:p>9.776886</text:p>
          </table:table-cell>
          <table:table-cell office:value-type="float" office:value="0.31488922" calcext:value-type="float">
            <text:p>0.31488922</text:p>
          </table:table-cell>
          <table:table-cell office:value-type="float" office:value="26.886421" calcext:value-type="float">
            <text:p>26.886421</text:p>
          </table:table-cell>
          <table:table-cell office:value-type="float" office:value="3.995728" calcext:value-type="float">
            <text:p>3.995728</text:p>
          </table:table-cell>
          <table:table-cell office:value-type="float" office:value="3.6658257" calcext:value-type="float">
            <text:p>3.6658257</text:p>
          </table:table-cell>
          <table:table-cell office:value-type="float" office:value="2.5560272" calcext:value-type="float">
            <text:p>2.5560272</text:p>
          </table:table-cell>
          <table:table-cell office:value-type="float" office:value="263.99843" calcext:value-type="float">
            <text:p>263.99843</text:p>
          </table:table-cell>
          <table:table-cell office:value-type="float" office:value="6.549433" calcext:value-type="float">
            <text:p>6.549433</text:p>
          </table:table-cell>
          <table:table-cell office:value-type="float" office:value="0.8986039" calcext:value-type="float">
            <text:p>0.8986039</text:p>
          </table:table-cell>
          <table:table-cell office:value-type="float" office:value="26.15904" calcext:value-type="float">
            <text:p>26.15904</text:p>
          </table:table-cell>
          <table:table-cell office:value-type="float" office:value="86.006304" calcext:value-type="float">
            <text:p>86.006304</text:p>
          </table:table-cell>
          <table:table-cell office:value-type="float" office:value="17.555068" calcext:value-type="float">
            <text:p>17.555068</text:p>
          </table:table-cell>
          <table:table-cell office:value-type="float" office:value="357.38013" calcext:value-type="float">
            <text:p>357.38013</text:p>
          </table:table-cell>
          <table:table-cell office:value-type="float" office:value="0.5085813" calcext:value-type="float">
            <text:p>0.5085813</text:p>
          </table:table-cell>
          <table:table-cell office:value-type="float" office:value="4.391014" calcext:value-type="float">
            <text:p>4.391014</text:p>
          </table:table-cell>
          <table:table-cell office:value-type="float" office:value="2.223824" calcext:value-type="float">
            <text:p>2.223824</text:p>
          </table:table-cell>
          <table:table-cell office:value-type="float" office:value="2.998269" calcext:value-type="float">
            <text:p>2.998269</text:p>
          </table:table-cell>
          <table:table-cell office:value-type="float" office:value="10.919348" calcext:value-type="float">
            <text:p>10.919348</text:p>
          </table:table-cell>
          <table:table-cell office:value-type="float" office:value="2.058868" calcext:value-type="float">
            <text:p>2.058868</text:p>
          </table:table-cell>
          <table:table-cell office:value-type="float" office:value="5.118763" calcext:value-type="float">
            <text:p>5.118763</text:p>
          </table:table-cell>
          <table:table-cell office:value-type="float" office:value="107.96693" calcext:value-type="float">
            <text:p>107.96693</text:p>
          </table:table-cell>
          <table:table-cell office:value-type="float" office:value="177.53465" calcext:value-type="float">
            <text:p>177.53465</text:p>
          </table:table-cell>
          <table:table-cell office:value-type="float" office:value="230.26856" calcext:value-type="float">
            <text:p>230.26856</text:p>
          </table:table-cell>
          <table:table-cell office:value-type="float" office:value="1.59743617" calcext:value-type="float">
            <text:p>1.59743617</text:p>
          </table:table-cell>
          <table:table-cell office:value-type="float" office:value="5.996773" calcext:value-type="float">
            <text:p>5.996773</text:p>
          </table:table-cell>
        </table:table-row>
        <table:table-row table:style-name="ro2">
          <table:table-cell office:value-type="string" calcext:value-type="string">
            <text:p>TCGA-13-0900-01B-01R-1565-13</text:p>
          </table:table-cell>
          <table:table-cell office:value-type="string" calcext:value-type="string">
            <text:p>OV</text:p>
          </table:table-cell>
          <table:table-cell office:value-type="float" office:value="6.1402123" calcext:value-type="float">
            <text:p>6.1402123</text:p>
          </table:table-cell>
          <table:table-cell office:value-type="float" office:value="16.637794" calcext:value-type="float">
            <text:p>16.637794</text:p>
          </table:table-cell>
          <table:table-cell office:value-type="float" office:value="94.1159" calcext:value-type="float">
            <text:p>94.1159</text:p>
          </table:table-cell>
          <table:table-cell office:value-type="float" office:value="3174.8376" calcext:value-type="float">
            <text:p>3174.8376</text:p>
          </table:table-cell>
          <table:table-cell office:value-type="float" office:value="53.79804" calcext:value-type="float">
            <text:p>53.79804</text:p>
          </table:table-cell>
          <table:table-cell office:value-type="float" office:value="47.26121" calcext:value-type="float">
            <text:p>47.26121</text:p>
          </table:table-cell>
          <table:table-cell office:value-type="float" office:value="4.467553" calcext:value-type="float">
            <text:p>4.467553</text:p>
          </table:table-cell>
          <table:table-cell office:value-type="float" office:value="24.833439" calcext:value-type="float">
            <text:p>24.833439</text:p>
          </table:table-cell>
          <table:table-cell office:value-type="float" office:value="21.87841" calcext:value-type="float">
            <text:p>21.87841</text:p>
          </table:table-cell>
          <table:table-cell office:value-type="float" office:value="78.00361" calcext:value-type="float">
            <text:p>78.00361</text:p>
          </table:table-cell>
          <table:table-cell office:value-type="float" office:value="12.15342" calcext:value-type="float">
            <text:p>12.15342</text:p>
          </table:table-cell>
          <table:table-cell office:value-type="float" office:value="68.79963" calcext:value-type="float">
            <text:p>68.79963</text:p>
          </table:table-cell>
          <table:table-cell office:value-type="float" office:value="7.028365" calcext:value-type="float">
            <text:p>7.028365</text:p>
          </table:table-cell>
          <table:table-cell office:value-type="float" office:value="8.121686" calcext:value-type="float">
            <text:p>8.121686</text:p>
          </table:table-cell>
          <table:table-cell office:value-type="float" office:value="50.47382" calcext:value-type="float">
            <text:p>50.47382</text:p>
          </table:table-cell>
          <table:table-cell office:value-type="float" office:value="10.59383" calcext:value-type="float">
            <text:p>10.59383</text:p>
          </table:table-cell>
          <table:table-cell office:value-type="float" office:value="9.9602353" calcext:value-type="float">
            <text:p>9.9602353</text:p>
          </table:table-cell>
          <table:table-cell office:value-type="float" office:value="0.19007427" calcext:value-type="float">
            <text:p>0.19007427</text:p>
          </table:table-cell>
          <table:table-cell office:value-type="float" office:value="40.97713" calcext:value-type="float">
            <text:p>40.97713</text:p>
          </table:table-cell>
          <table:table-cell office:value-type="float" office:value="2774.8018" calcext:value-type="float">
            <text:p>2774.8018</text:p>
          </table:table-cell>
          <table:table-cell office:value-type="float" office:value="94.49842" calcext:value-type="float">
            <text:p>94.49842</text:p>
          </table:table-cell>
          <table:table-cell office:value-type="float" office:value="6.98314" calcext:value-type="float">
            <text:p>6.98314</text:p>
          </table:table-cell>
          <table:table-cell office:value-type="float" office:value="0.2644811" calcext:value-type="float">
            <text:p>0.2644811</text:p>
          </table:table-cell>
          <table:table-cell office:value-type="float" office:value="5.400834" calcext:value-type="float">
            <text:p>5.400834</text:p>
          </table:table-cell>
          <table:table-cell office:value-type="float" office:value="0.75725166" calcext:value-type="float">
            <text:p>0.75725166</text:p>
          </table:table-cell>
          <table:table-cell office:value-type="float" office:value="23.498423" calcext:value-type="float">
            <text:p>23.498423</text:p>
          </table:table-cell>
          <table:table-cell office:value-type="float" office:value="2.538786" calcext:value-type="float">
            <text:p>2.538786</text:p>
          </table:table-cell>
          <table:table-cell office:value-type="float" office:value="4.8850214" calcext:value-type="float">
            <text:p>4.8850214</text:p>
          </table:table-cell>
          <table:table-cell office:value-type="float" office:value="8.2617638" calcext:value-type="float">
            <text:p>8.2617638</text:p>
          </table:table-cell>
          <table:table-cell office:value-type="float" office:value="140.24242" calcext:value-type="float">
            <text:p>140.24242</text:p>
          </table:table-cell>
          <table:table-cell office:value-type="float" office:value="5.470197" calcext:value-type="float">
            <text:p>5.470197</text:p>
          </table:table-cell>
          <table:table-cell office:value-type="float" office:value="1.0106564" calcext:value-type="float">
            <text:p>1.0106564</text:p>
          </table:table-cell>
          <table:table-cell office:value-type="float" office:value="27.88854" calcext:value-type="float">
            <text:p>27.88854</text:p>
          </table:table-cell>
          <table:table-cell office:value-type="float" office:value="39.339301" calcext:value-type="float">
            <text:p>39.339301</text:p>
          </table:table-cell>
          <table:table-cell office:value-type="float" office:value="14.474937" calcext:value-type="float">
            <text:p>14.474937</text:p>
          </table:table-cell>
          <table:table-cell office:value-type="float" office:value="109.10657" calcext:value-type="float">
            <text:p>109.10657</text:p>
          </table:table-cell>
          <table:table-cell office:value-type="float" office:value="1.8759946" calcext:value-type="float">
            <text:p>1.8759946</text:p>
          </table:table-cell>
          <table:table-cell office:value-type="float" office:value="10.806086" calcext:value-type="float">
            <text:p>10.806086</text:p>
          </table:table-cell>
          <table:table-cell office:value-type="float" office:value="3.4625357" calcext:value-type="float">
            <text:p>3.4625357</text:p>
          </table:table-cell>
          <table:table-cell office:value-type="float" office:value="2.313774" calcext:value-type="float">
            <text:p>2.313774</text:p>
          </table:table-cell>
          <table:table-cell office:value-type="float" office:value="9.421724" calcext:value-type="float">
            <text:p>9.421724</text:p>
          </table:table-cell>
          <table:table-cell office:value-type="float" office:value="5.873883" calcext:value-type="float">
            <text:p>5.873883</text:p>
          </table:table-cell>
          <table:table-cell office:value-type="float" office:value="15.418468" calcext:value-type="float">
            <text:p>15.418468</text:p>
          </table:table-cell>
          <table:table-cell office:value-type="float" office:value="184.9928" calcext:value-type="float">
            <text:p>184.9928</text:p>
          </table:table-cell>
          <table:table-cell office:value-type="float" office:value="133.46082" calcext:value-type="float">
            <text:p>133.46082</text:p>
          </table:table-cell>
          <table:table-cell office:value-type="float" office:value="113.09017" calcext:value-type="float">
            <text:p>113.09017</text:p>
          </table:table-cell>
          <table:table-cell office:value-type="float" office:value="1.43726466" calcext:value-type="float">
            <text:p>1.43726466</text:p>
          </table:table-cell>
          <table:table-cell office:value-type="float" office:value="10.019971" calcext:value-type="float">
            <text:p>10.019971</text:p>
          </table:table-cell>
        </table:table-row>
        <table:table-row table:style-name="ro2">
          <table:table-cell office:value-type="string" calcext:value-type="string">
            <text:p>TCGA-13-0905-01B-01R-1565-13</text:p>
          </table:table-cell>
          <table:table-cell office:value-type="string" calcext:value-type="string">
            <text:p>OV</text:p>
          </table:table-cell>
          <table:table-cell office:value-type="float" office:value="3.0987397" calcext:value-type="float">
            <text:p>3.0987397</text:p>
          </table:table-cell>
          <table:table-cell office:value-type="float" office:value="3.248313" calcext:value-type="float">
            <text:p>3.248313</text:p>
          </table:table-cell>
          <table:table-cell office:value-type="float" office:value="253.47534" calcext:value-type="float">
            <text:p>253.47534</text:p>
          </table:table-cell>
          <table:table-cell office:value-type="float" office:value="4867.4666" calcext:value-type="float">
            <text:p>4867.4666</text:p>
          </table:table-cell>
          <table:table-cell office:value-type="float" office:value="48.48982" calcext:value-type="float">
            <text:p>48.48982</text:p>
          </table:table-cell>
          <table:table-cell office:value-type="float" office:value="76.4172" calcext:value-type="float">
            <text:p>76.4172</text:p>
          </table:table-cell>
          <table:table-cell office:value-type="float" office:value="8.121251" calcext:value-type="float">
            <text:p>8.121251</text:p>
          </table:table-cell>
          <table:table-cell office:value-type="float" office:value="14.353359" calcext:value-type="float">
            <text:p>14.353359</text:p>
          </table:table-cell>
          <table:table-cell office:value-type="float" office:value="13.024283" calcext:value-type="float">
            <text:p>13.024283</text:p>
          </table:table-cell>
          <table:table-cell office:value-type="float" office:value="101.88792" calcext:value-type="float">
            <text:p>101.88792</text:p>
          </table:table-cell>
          <table:table-cell office:value-type="float" office:value="11.243852" calcext:value-type="float">
            <text:p>11.243852</text:p>
          </table:table-cell>
          <table:table-cell office:value-type="float" office:value="36.26424" calcext:value-type="float">
            <text:p>36.26424</text:p>
          </table:table-cell>
          <table:table-cell office:value-type="float" office:value="8.586759" calcext:value-type="float">
            <text:p>8.586759</text:p>
          </table:table-cell>
          <table:table-cell office:value-type="float" office:value="8.4524525" calcext:value-type="float">
            <text:p>8.4524525</text:p>
          </table:table-cell>
          <table:table-cell office:value-type="float" office:value="41.71892" calcext:value-type="float">
            <text:p>41.71892</text:p>
          </table:table-cell>
          <table:table-cell office:value-type="float" office:value="10.348885" calcext:value-type="float">
            <text:p>10.348885</text:p>
          </table:table-cell>
          <table:table-cell office:value-type="float" office:value="2.7342349" calcext:value-type="float">
            <text:p>2.7342349</text:p>
          </table:table-cell>
          <table:table-cell office:value-type="float" office:value="0.30628074" calcext:value-type="float">
            <text:p>0.30628074</text:p>
          </table:table-cell>
          <table:table-cell office:value-type="float" office:value="45.33198" calcext:value-type="float">
            <text:p>45.33198</text:p>
          </table:table-cell>
          <table:table-cell office:value-type="float" office:value="1639.2632" calcext:value-type="float">
            <text:p>1639.2632</text:p>
          </table:table-cell>
          <table:table-cell office:value-type="float" office:value="103.03154" calcext:value-type="float">
            <text:p>103.03154</text:p>
          </table:table-cell>
          <table:table-cell office:value-type="float" office:value="2.266618" calcext:value-type="float">
            <text:p>2.266618</text:p>
          </table:table-cell>
          <table:table-cell office:value-type="float" office:value="0.5010517" calcext:value-type="float">
            <text:p>0.5010517</text:p>
          </table:table-cell>
          <table:table-cell office:value-type="float" office:value="5.843586" calcext:value-type="float">
            <text:p>5.843586</text:p>
          </table:table-cell>
          <table:table-cell office:value-type="float" office:value="7.45191146" calcext:value-type="float">
            <text:p>7.45191146</text:p>
          </table:table-cell>
          <table:table-cell office:value-type="float" office:value="23.467515" calcext:value-type="float">
            <text:p>23.467515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4.6958446" calcext:value-type="float">
            <text:p>4.6958446</text:p>
          </table:table-cell>
          <table:table-cell office:value-type="float" office:value="1.0246273" calcext:value-type="float">
            <text:p>1.0246273</text:p>
          </table:table-cell>
          <table:table-cell office:value-type="float" office:value="109.81039" calcext:value-type="float">
            <text:p>109.81039</text:p>
          </table:table-cell>
          <table:table-cell office:value-type="float" office:value="12.064532" calcext:value-type="float">
            <text:p>12.064532</text:p>
          </table:table-cell>
          <table:table-cell office:value-type="float" office:value="1.7082703" calcext:value-type="float">
            <text:p>1.7082703</text:p>
          </table:table-cell>
          <table:table-cell office:value-type="float" office:value="90.021" calcext:value-type="float">
            <text:p>90.021</text:p>
          </table:table-cell>
          <table:table-cell office:value-type="float" office:value="59.350318" calcext:value-type="float">
            <text:p>59.350318</text:p>
          </table:table-cell>
          <table:table-cell office:value-type="float" office:value="21.252264" calcext:value-type="float">
            <text:p>21.252264</text:p>
          </table:table-cell>
          <table:table-cell office:value-type="float" office:value="210.0333" calcext:value-type="float">
            <text:p>210.0333</text:p>
          </table:table-cell>
          <table:table-cell office:value-type="float" office:value="1.1575501" calcext:value-type="float">
            <text:p>1.1575501</text:p>
          </table:table-cell>
          <table:table-cell office:value-type="float" office:value="15.85819" calcext:value-type="float">
            <text:p>15.85819</text:p>
          </table:table-cell>
          <table:table-cell office:value-type="float" office:value="3.8242077" calcext:value-type="float">
            <text:p>3.8242077</text:p>
          </table:table-cell>
          <table:table-cell office:value-type="float" office:value="3.667247" calcext:value-type="float">
            <text:p>3.667247</text:p>
          </table:table-cell>
          <table:table-cell office:value-type="float" office:value="6.586685" calcext:value-type="float">
            <text:p>6.586685</text:p>
          </table:table-cell>
          <table:table-cell office:value-type="float" office:value="5.311105" calcext:value-type="float">
            <text:p>5.311105</text:p>
          </table:table-cell>
          <table:table-cell office:value-type="float" office:value="25.819044" calcext:value-type="float">
            <text:p>25.819044</text:p>
          </table:table-cell>
          <table:table-cell office:value-type="float" office:value="62.36313" calcext:value-type="float">
            <text:p>62.36313</text:p>
          </table:table-cell>
          <table:table-cell office:value-type="float" office:value="153.04461" calcext:value-type="float">
            <text:p>153.04461</text:p>
          </table:table-cell>
          <table:table-cell office:value-type="float" office:value="86.63594" calcext:value-type="float">
            <text:p>86.63594</text:p>
          </table:table-cell>
          <table:table-cell office:value-type="float" office:value="0.90871897" calcext:value-type="float">
            <text:p>0.90871897</text:p>
          </table:table-cell>
          <table:table-cell office:value-type="float" office:value="11.185988" calcext:value-type="float">
            <text:p>11.185988</text:p>
          </table:table-cell>
        </table:table-row>
        <table:table-row table:style-name="ro2">
          <table:table-cell office:value-type="string" calcext:value-type="string">
            <text:p>TCGA-13-0906-01A-01R-1564-13</text:p>
          </table:table-cell>
          <table:table-cell office:value-type="string" calcext:value-type="string">
            <text:p>OV</text:p>
          </table:table-cell>
          <table:table-cell office:value-type="float" office:value="4.4140035" calcext:value-type="float">
            <text:p>4.4140035</text:p>
          </table:table-cell>
          <table:table-cell office:value-type="float" office:value="11.75747" calcext:value-type="float">
            <text:p>11.75747</text:p>
          </table:table-cell>
          <table:table-cell office:value-type="float" office:value="59.31174" calcext:value-type="float">
            <text:p>59.31174</text:p>
          </table:table-cell>
          <table:table-cell office:value-type="float" office:value="2223.3396" calcext:value-type="float">
            <text:p>2223.3396</text:p>
          </table:table-cell>
          <table:table-cell office:value-type="float" office:value="66.05249" calcext:value-type="float">
            <text:p>66.05249</text:p>
          </table:table-cell>
          <table:table-cell office:value-type="float" office:value="68.20254" calcext:value-type="float">
            <text:p>68.20254</text:p>
          </table:table-cell>
          <table:table-cell office:value-type="float" office:value="3.304883" calcext:value-type="float">
            <text:p>3.304883</text:p>
          </table:table-cell>
          <table:table-cell office:value-type="float" office:value="11.402903" calcext:value-type="float">
            <text:p>11.402903</text:p>
          </table:table-cell>
          <table:table-cell office:value-type="float" office:value="32.300297" calcext:value-type="float">
            <text:p>32.300297</text:p>
          </table:table-cell>
          <table:table-cell office:value-type="float" office:value="59.85264" calcext:value-type="float">
            <text:p>59.85264</text:p>
          </table:table-cell>
          <table:table-cell office:value-type="float" office:value="4.689497" calcext:value-type="float">
            <text:p>4.689497</text:p>
          </table:table-cell>
          <table:table-cell office:value-type="float" office:value="69.32606" calcext:value-type="float">
            <text:p>69.32606</text:p>
          </table:table-cell>
          <table:table-cell office:value-type="float" office:value="6.939082" calcext:value-type="float">
            <text:p>6.939082</text:p>
          </table:table-cell>
          <table:table-cell office:value-type="float" office:value="5.7877875" calcext:value-type="float">
            <text:p>5.7877875</text:p>
          </table:table-cell>
          <table:table-cell office:value-type="float" office:value="44.51825" calcext:value-type="float">
            <text:p>44.51825</text:p>
          </table:table-cell>
          <table:table-cell office:value-type="float" office:value="12.492591" calcext:value-type="float">
            <text:p>12.492591</text:p>
          </table:table-cell>
          <table:table-cell office:value-type="float" office:value="4.4109409" calcext:value-type="float">
            <text:p>4.4109409</text:p>
          </table:table-cell>
          <table:table-cell office:value-type="float" office:value="0.18483183" calcext:value-type="float">
            <text:p>0.18483183</text:p>
          </table:table-cell>
          <table:table-cell office:value-type="float" office:value="41.79863" calcext:value-type="float">
            <text:p>41.79863</text:p>
          </table:table-cell>
          <table:table-cell office:value-type="float" office:value="2171.9437" calcext:value-type="float">
            <text:p>2171.9437</text:p>
          </table:table-cell>
          <table:table-cell office:value-type="float" office:value="109.57632" calcext:value-type="float">
            <text:p>109.57632</text:p>
          </table:table-cell>
          <table:table-cell office:value-type="float" office:value="6.966896" calcext:value-type="float">
            <text:p>6.966896</text:p>
          </table:table-cell>
          <table:table-cell office:value-type="float" office:value="0.40089611" calcext:value-type="float">
            <text:p>0.40089611</text:p>
          </table:table-cell>
          <table:table-cell office:value-type="float" office:value="6.617116" calcext:value-type="float">
            <text:p>6.617116</text:p>
          </table:table-cell>
          <table:table-cell office:value-type="float" office:value="2.5080077" calcext:value-type="float">
            <text:p>2.5080077</text:p>
          </table:table-cell>
          <table:table-cell office:value-type="float" office:value="27.936804" calcext:value-type="float">
            <text:p>27.936804</text:p>
          </table:table-cell>
          <table:table-cell office:value-type="float" office:value="2.493999" calcext:value-type="float">
            <text:p>2.493999</text:p>
          </table:table-cell>
          <table:table-cell office:value-type="float" office:value="6.73602" calcext:value-type="float">
            <text:p>6.73602</text:p>
          </table:table-cell>
          <table:table-cell office:value-type="float" office:value="4.8502726" calcext:value-type="float">
            <text:p>4.8502726</text:p>
          </table:table-cell>
          <table:table-cell office:value-type="float" office:value="111.706" calcext:value-type="float">
            <text:p>111.706</text:p>
          </table:table-cell>
          <table:table-cell office:value-type="float" office:value="8.410486" calcext:value-type="float">
            <text:p>8.410486</text:p>
          </table:table-cell>
          <table:table-cell office:value-type="float" office:value="2.2508368" calcext:value-type="float">
            <text:p>2.2508368</text:p>
          </table:table-cell>
          <table:table-cell office:value-type="float" office:value="23.88891" calcext:value-type="float">
            <text:p>23.88891</text:p>
          </table:table-cell>
          <table:table-cell office:value-type="float" office:value="85.877833" calcext:value-type="float">
            <text:p>85.877833</text:p>
          </table:table-cell>
          <table:table-cell office:value-type="float" office:value="16.916272" calcext:value-type="float">
            <text:p>16.916272</text:p>
          </table:table-cell>
          <table:table-cell office:value-type="float" office:value="155.88209" calcext:value-type="float">
            <text:p>155.88209</text:p>
          </table:table-cell>
          <table:table-cell office:value-type="float" office:value="1.3971649" calcext:value-type="float">
            <text:p>1.3971649</text:p>
          </table:table-cell>
          <table:table-cell office:value-type="float" office:value="16.26388" calcext:value-type="float">
            <text:p>16.26388</text:p>
          </table:table-cell>
          <table:table-cell office:value-type="float" office:value="2.0880786" calcext:value-type="float">
            <text:p>2.0880786</text:p>
          </table:table-cell>
          <table:table-cell office:value-type="float" office:value="2.30789" calcext:value-type="float">
            <text:p>2.30789</text:p>
          </table:table-cell>
          <table:table-cell office:value-type="float" office:value="5.501033" calcext:value-type="float">
            <text:p>5.501033</text:p>
          </table:table-cell>
          <table:table-cell office:value-type="float" office:value="7.057868" calcext:value-type="float">
            <text:p>7.057868</text:p>
          </table:table-cell>
          <table:table-cell office:value-type="float" office:value="4.666384" calcext:value-type="float">
            <text:p>4.666384</text:p>
          </table:table-cell>
          <table:table-cell office:value-type="float" office:value="214.35946" calcext:value-type="float">
            <text:p>214.35946</text:p>
          </table:table-cell>
          <table:table-cell office:value-type="float" office:value="106.72781" calcext:value-type="float">
            <text:p>106.72781</text:p>
          </table:table-cell>
          <table:table-cell office:value-type="float" office:value="72.38329" calcext:value-type="float">
            <text:p>72.38329</text:p>
          </table:table-cell>
          <table:table-cell office:value-type="float" office:value="1.20813564" calcext:value-type="float">
            <text:p>1.20813564</text:p>
          </table:table-cell>
          <table:table-cell office:value-type="float" office:value="6.863859" calcext:value-type="float">
            <text:p>6.863859</text:p>
          </table:table-cell>
        </table:table-row>
        <table:table-row table:style-name="ro2">
          <table:table-cell office:value-type="string" calcext:value-type="string">
            <text:p>TCGA-13-0908-01B-01R-1565-13</text:p>
          </table:table-cell>
          <table:table-cell office:value-type="string" calcext:value-type="string">
            <text:p>OV</text:p>
          </table:table-cell>
          <table:table-cell office:value-type="float" office:value="10.8892605" calcext:value-type="float">
            <text:p>10.8892605</text:p>
          </table:table-cell>
          <table:table-cell office:value-type="float" office:value="17.765924" calcext:value-type="float">
            <text:p>17.765924</text:p>
          </table:table-cell>
          <table:table-cell office:value-type="float" office:value="120.4468" calcext:value-type="float">
            <text:p>120.4468</text:p>
          </table:table-cell>
          <table:table-cell office:value-type="float" office:value="3597.6309" calcext:value-type="float">
            <text:p>3597.6309</text:p>
          </table:table-cell>
          <table:table-cell office:value-type="float" office:value="24.76698" calcext:value-type="float">
            <text:p>24.76698</text:p>
          </table:table-cell>
          <table:table-cell office:value-type="float" office:value="96.22039" calcext:value-type="float">
            <text:p>96.22039</text:p>
          </table:table-cell>
          <table:table-cell office:value-type="float" office:value="5.324431" calcext:value-type="float">
            <text:p>5.324431</text:p>
          </table:table-cell>
          <table:table-cell office:value-type="float" office:value="19.084832" calcext:value-type="float">
            <text:p>19.084832</text:p>
          </table:table-cell>
          <table:table-cell office:value-type="float" office:value="33.062413" calcext:value-type="float">
            <text:p>33.062413</text:p>
          </table:table-cell>
          <table:table-cell office:value-type="float" office:value="92.89973" calcext:value-type="float">
            <text:p>92.89973</text:p>
          </table:table-cell>
          <table:table-cell office:value-type="float" office:value="8.73659" calcext:value-type="float">
            <text:p>8.73659</text:p>
          </table:table-cell>
          <table:table-cell office:value-type="float" office:value="15.14871" calcext:value-type="float">
            <text:p>15.14871</text:p>
          </table:table-cell>
          <table:table-cell office:value-type="float" office:value="8.424099" calcext:value-type="float">
            <text:p>8.424099</text:p>
          </table:table-cell>
          <table:table-cell office:value-type="float" office:value="2.4193858" calcext:value-type="float">
            <text:p>2.4193858</text:p>
          </table:table-cell>
          <table:table-cell office:value-type="float" office:value="83.29319" calcext:value-type="float">
            <text:p>83.29319</text:p>
          </table:table-cell>
          <table:table-cell office:value-type="float" office:value="16.603593" calcext:value-type="float">
            <text:p>16.603593</text:p>
          </table:table-cell>
          <table:table-cell office:value-type="float" office:value="6.2304167" calcext:value-type="float">
            <text:p>6.2304167</text:p>
          </table:table-cell>
          <table:table-cell office:value-type="float" office:value="0.56168363" calcext:value-type="float">
            <text:p>0.56168363</text:p>
          </table:table-cell>
          <table:table-cell office:value-type="float" office:value="88.10293" calcext:value-type="float">
            <text:p>88.10293</text:p>
          </table:table-cell>
          <table:table-cell office:value-type="float" office:value="1589.7534" calcext:value-type="float">
            <text:p>1589.7534</text:p>
          </table:table-cell>
          <table:table-cell office:value-type="float" office:value="102.69044" calcext:value-type="float">
            <text:p>102.69044</text:p>
          </table:table-cell>
          <table:table-cell office:value-type="float" office:value="2.215844" calcext:value-type="float">
            <text:p>2.215844</text:p>
          </table:table-cell>
          <table:table-cell office:value-type="float" office:value="0.39455633" calcext:value-type="float">
            <text:p>0.39455633</text:p>
          </table:table-cell>
          <table:table-cell office:value-type="float" office:value="3.422241" calcext:value-type="float">
            <text:p>3.422241</text:p>
          </table:table-cell>
          <table:table-cell office:value-type="float" office:value="1.09271226" calcext:value-type="float">
            <text:p>1.09271226</text:p>
          </table:table-cell>
          <table:table-cell office:value-type="float" office:value="35.930955" calcext:value-type="float">
            <text:p>35.930955</text:p>
          </table:table-cell>
          <table:table-cell office:value-type="float" office:value="4.164461" calcext:value-type="float">
            <text:p>4.164461</text:p>
          </table:table-cell>
          <table:table-cell office:value-type="float" office:value="4.5696319" calcext:value-type="float">
            <text:p>4.5696319</text:p>
          </table:table-cell>
          <table:table-cell office:value-type="float" office:value="2.8422451" calcext:value-type="float">
            <text:p>2.8422451</text:p>
          </table:table-cell>
          <table:table-cell office:value-type="float" office:value="144.74644" calcext:value-type="float">
            <text:p>144.74644</text:p>
          </table:table-cell>
          <table:table-cell office:value-type="float" office:value="7.14306" calcext:value-type="float">
            <text:p>7.14306</text:p>
          </table:table-cell>
          <table:table-cell office:value-type="float" office:value="2.2432351" calcext:value-type="float">
            <text:p>2.2432351</text:p>
          </table:table-cell>
          <table:table-cell office:value-type="float" office:value="23.63522" calcext:value-type="float">
            <text:p>23.63522</text:p>
          </table:table-cell>
          <table:table-cell office:value-type="float" office:value="13.233316" calcext:value-type="float">
            <text:p>13.233316</text:p>
          </table:table-cell>
          <table:table-cell office:value-type="float" office:value="27.225024" calcext:value-type="float">
            <text:p>27.225024</text:p>
          </table:table-cell>
          <table:table-cell office:value-type="float" office:value="88.35796" calcext:value-type="float">
            <text:p>88.35796</text:p>
          </table:table-cell>
          <table:table-cell office:value-type="float" office:value="1.2688841" calcext:value-type="float">
            <text:p>1.2688841</text:p>
          </table:table-cell>
          <table:table-cell office:value-type="float" office:value="14.762861" calcext:value-type="float">
            <text:p>14.762861</text:p>
          </table:table-cell>
          <table:table-cell office:value-type="float" office:value="5.7754697" calcext:value-type="float">
            <text:p>5.7754697</text:p>
          </table:table-cell>
          <table:table-cell office:value-type="float" office:value="4.595145" calcext:value-type="float">
            <text:p>4.595145</text:p>
          </table:table-cell>
          <table:table-cell office:value-type="float" office:value="6.838517" calcext:value-type="float">
            <text:p>6.838517</text:p>
          </table:table-cell>
          <table:table-cell office:value-type="float" office:value="5.302907" calcext:value-type="float">
            <text:p>5.302907</text:p>
          </table:table-cell>
          <table:table-cell office:value-type="float" office:value="8.52866" calcext:value-type="float">
            <text:p>8.52866</text:p>
          </table:table-cell>
          <table:table-cell office:value-type="float" office:value="170.60865" calcext:value-type="float">
            <text:p>170.60865</text:p>
          </table:table-cell>
          <table:table-cell office:value-type="float" office:value="49.91069" calcext:value-type="float">
            <text:p>49.91069</text:p>
          </table:table-cell>
          <table:table-cell office:value-type="float" office:value="161.12396" calcext:value-type="float">
            <text:p>161.12396</text:p>
          </table:table-cell>
          <table:table-cell office:value-type="float" office:value="0.83362775" calcext:value-type="float">
            <text:p>0.83362775</text:p>
          </table:table-cell>
          <table:table-cell office:value-type="float" office:value="8.278338" calcext:value-type="float">
            <text:p>8.278338</text:p>
          </table:table-cell>
        </table:table-row>
        <table:table-row table:style-name="ro2">
          <table:table-cell office:value-type="string" calcext:value-type="string">
            <text:p>TCGA-13-0911-01A-01R-1564-13</text:p>
          </table:table-cell>
          <table:table-cell office:value-type="string" calcext:value-type="string">
            <text:p>OV</text:p>
          </table:table-cell>
          <table:table-cell office:value-type="float" office:value="4.8718017" calcext:value-type="float">
            <text:p>4.8718017</text:p>
          </table:table-cell>
          <table:table-cell office:value-type="float" office:value="6.719682" calcext:value-type="float">
            <text:p>6.719682</text:p>
          </table:table-cell>
          <table:table-cell office:value-type="float" office:value="195.21716" calcext:value-type="float">
            <text:p>195.21716</text:p>
          </table:table-cell>
          <table:table-cell office:value-type="float" office:value="8108.4816" calcext:value-type="float">
            <text:p>8108.4816</text:p>
          </table:table-cell>
          <table:table-cell office:value-type="float" office:value="87.36105" calcext:value-type="float">
            <text:p>87.36105</text:p>
          </table:table-cell>
          <table:table-cell office:value-type="float" office:value="139.03066" calcext:value-type="float">
            <text:p>139.03066</text:p>
          </table:table-cell>
          <table:table-cell office:value-type="float" office:value="11.530738" calcext:value-type="float">
            <text:p>11.530738</text:p>
          </table:table-cell>
          <table:table-cell office:value-type="float" office:value="21.080278" calcext:value-type="float">
            <text:p>21.080278</text:p>
          </table:table-cell>
          <table:table-cell office:value-type="float" office:value="15.008348" calcext:value-type="float">
            <text:p>15.008348</text:p>
          </table:table-cell>
          <table:table-cell office:value-type="float" office:value="81.78848" calcext:value-type="float">
            <text:p>81.78848</text:p>
          </table:table-cell>
          <table:table-cell office:value-type="float" office:value="6.446099" calcext:value-type="float">
            <text:p>6.446099</text:p>
          </table:table-cell>
          <table:table-cell office:value-type="float" office:value="44.0738" calcext:value-type="float">
            <text:p>44.0738</text:p>
          </table:table-cell>
          <table:table-cell office:value-type="float" office:value="10.183084" calcext:value-type="float">
            <text:p>10.183084</text:p>
          </table:table-cell>
          <table:table-cell office:value-type="float" office:value="3.9642498" calcext:value-type="float">
            <text:p>3.9642498</text:p>
          </table:table-cell>
          <table:table-cell office:value-type="float" office:value="75.9657" calcext:value-type="float">
            <text:p>75.9657</text:p>
          </table:table-cell>
          <table:table-cell office:value-type="float" office:value="4.756051" calcext:value-type="float">
            <text:p>4.756051</text:p>
          </table:table-cell>
          <table:table-cell office:value-type="float" office:value="3.7769528" calcext:value-type="float">
            <text:p>3.7769528</text:p>
          </table:table-cell>
          <table:table-cell office:value-type="float" office:value="0.34910226" calcext:value-type="float">
            <text:p>0.34910226</text:p>
          </table:table-cell>
          <table:table-cell office:value-type="float" office:value="58.5312" calcext:value-type="float">
            <text:p>58.5312</text:p>
          </table:table-cell>
          <table:table-cell office:value-type="float" office:value="3054.188" calcext:value-type="float">
            <text:p>3054.188</text:p>
          </table:table-cell>
          <table:table-cell office:value-type="float" office:value="163.96653" calcext:value-type="float">
            <text:p>163.96653</text:p>
          </table:table-cell>
          <table:table-cell office:value-type="float" office:value="6.683546" calcext:value-type="float">
            <text:p>6.683546</text:p>
          </table:table-cell>
          <table:table-cell office:value-type="float" office:value="0.39911589" calcext:value-type="float">
            <text:p>0.39911589</text:p>
          </table:table-cell>
          <table:table-cell office:value-type="float" office:value="9.76303" calcext:value-type="float">
            <text:p>9.76303</text:p>
          </table:table-cell>
          <table:table-cell office:value-type="float" office:value="1.13761584" calcext:value-type="float">
            <text:p>1.13761584</text:p>
          </table:table-cell>
          <table:table-cell office:value-type="float" office:value="20.141329" calcext:value-type="float">
            <text:p>20.141329</text:p>
          </table:table-cell>
          <table:table-cell office:value-type="float" office:value="1.775542" calcext:value-type="float">
            <text:p>1.775542</text:p>
          </table:table-cell>
          <table:table-cell office:value-type="float" office:value="2.3369893" calcext:value-type="float">
            <text:p>2.3369893</text:p>
          </table:table-cell>
          <table:table-cell office:value-type="float" office:value="1.8328429" calcext:value-type="float">
            <text:p>1.8328429</text:p>
          </table:table-cell>
          <table:table-cell office:value-type="float" office:value="643.85637" calcext:value-type="float">
            <text:p>643.85637</text:p>
          </table:table-cell>
          <table:table-cell office:value-type="float" office:value="4.585339" calcext:value-type="float">
            <text:p>4.585339</text:p>
          </table:table-cell>
          <table:table-cell office:value-type="float" office:value="0.6869193" calcext:value-type="float">
            <text:p>0.6869193</text:p>
          </table:table-cell>
          <table:table-cell office:value-type="float" office:value="21.50808" calcext:value-type="float">
            <text:p>21.50808</text:p>
          </table:table-cell>
          <table:table-cell office:value-type="float" office:value="86.645831" calcext:value-type="float">
            <text:p>86.645831</text:p>
          </table:table-cell>
          <table:table-cell office:value-type="float" office:value="30.361388" calcext:value-type="float">
            <text:p>30.361388</text:p>
          </table:table-cell>
          <table:table-cell office:value-type="float" office:value="271.32594" calcext:value-type="float">
            <text:p>271.32594</text:p>
          </table:table-cell>
          <table:table-cell office:value-type="float" office:value="0.7612222" calcext:value-type="float">
            <text:p>0.7612222</text:p>
          </table:table-cell>
          <table:table-cell office:value-type="float" office:value="9.062237" calcext:value-type="float">
            <text:p>9.062237</text:p>
          </table:table-cell>
          <table:table-cell office:value-type="float" office:value="1.9573752" calcext:value-type="float">
            <text:p>1.9573752</text:p>
          </table:table-cell>
          <table:table-cell office:value-type="float" office:value="4.117568" calcext:value-type="float">
            <text:p>4.117568</text:p>
          </table:table-cell>
          <table:table-cell office:value-type="float" office:value="16.485376" calcext:value-type="float">
            <text:p>16.485376</text:p>
          </table:table-cell>
          <table:table-cell office:value-type="float" office:value="2.553586" calcext:value-type="float">
            <text:p>2.553586</text:p>
          </table:table-cell>
          <table:table-cell office:value-type="float" office:value="7.619617" calcext:value-type="float">
            <text:p>7.619617</text:p>
          </table:table-cell>
          <table:table-cell office:value-type="float" office:value="157.06674" calcext:value-type="float">
            <text:p>157.06674</text:p>
          </table:table-cell>
          <table:table-cell office:value-type="float" office:value="160.86887" calcext:value-type="float">
            <text:p>160.86887</text:p>
          </table:table-cell>
          <table:table-cell office:value-type="float" office:value="265.71359" calcext:value-type="float">
            <text:p>265.71359</text:p>
          </table:table-cell>
          <table:table-cell office:value-type="float" office:value="0.24882645" calcext:value-type="float">
            <text:p>0.24882645</text:p>
          </table:table-cell>
          <table:table-cell office:value-type="float" office:value="5.912225" calcext:value-type="float">
            <text:p>5.912225</text:p>
          </table:table-cell>
        </table:table-row>
        <table:table-row table:style-name="ro2">
          <table:table-cell office:value-type="string" calcext:value-type="string">
            <text:p>TCGA-13-0913-01A-01R-1564-13</text:p>
          </table:table-cell>
          <table:table-cell office:value-type="string" calcext:value-type="string">
            <text:p>OV</text:p>
          </table:table-cell>
          <table:table-cell office:value-type="float" office:value="5.0965258" calcext:value-type="float">
            <text:p>5.0965258</text:p>
          </table:table-cell>
          <table:table-cell office:value-type="float" office:value="8.4688" calcext:value-type="float">
            <text:p>8.4688</text:p>
          </table:table-cell>
          <table:table-cell office:value-type="float" office:value="210.55552" calcext:value-type="float">
            <text:p>210.55552</text:p>
          </table:table-cell>
          <table:table-cell office:value-type="float" office:value="1277.1707" calcext:value-type="float">
            <text:p>1277.1707</text:p>
          </table:table-cell>
          <table:table-cell office:value-type="float" office:value="37.0026" calcext:value-type="float">
            <text:p>37.0026</text:p>
          </table:table-cell>
          <table:table-cell office:value-type="float" office:value="56.00079" calcext:value-type="float">
            <text:p>56.00079</text:p>
          </table:table-cell>
          <table:table-cell office:value-type="float" office:value="7.89348" calcext:value-type="float">
            <text:p>7.89348</text:p>
          </table:table-cell>
          <table:table-cell office:value-type="float" office:value="28.509893" calcext:value-type="float">
            <text:p>28.509893</text:p>
          </table:table-cell>
          <table:table-cell office:value-type="float" office:value="30.56204" calcext:value-type="float">
            <text:p>30.56204</text:p>
          </table:table-cell>
          <table:table-cell office:value-type="float" office:value="56.36349" calcext:value-type="float">
            <text:p>56.36349</text:p>
          </table:table-cell>
          <table:table-cell office:value-type="float" office:value="4.635308" calcext:value-type="float">
            <text:p>4.635308</text:p>
          </table:table-cell>
          <table:table-cell office:value-type="float" office:value="78.41181" calcext:value-type="float">
            <text:p>78.41181</text:p>
          </table:table-cell>
          <table:table-cell office:value-type="float" office:value="6.938035" calcext:value-type="float">
            <text:p>6.938035</text:p>
          </table:table-cell>
          <table:table-cell office:value-type="float" office:value="8.4053411" calcext:value-type="float">
            <text:p>8.4053411</text:p>
          </table:table-cell>
          <table:table-cell office:value-type="float" office:value="58.51385" calcext:value-type="float">
            <text:p>58.51385</text:p>
          </table:table-cell>
          <table:table-cell office:value-type="float" office:value="5.430914" calcext:value-type="float">
            <text:p>5.430914</text:p>
          </table:table-cell>
          <table:table-cell office:value-type="float" office:value="5.0577235" calcext:value-type="float">
            <text:p>5.0577235</text:p>
          </table:table-cell>
          <table:table-cell office:value-type="float" office:value="0.14135211" calcext:value-type="float">
            <text:p>0.14135211</text:p>
          </table:table-cell>
          <table:table-cell office:value-type="float" office:value="58.63637" calcext:value-type="float">
            <text:p>58.63637</text:p>
          </table:table-cell>
          <table:table-cell office:value-type="float" office:value="3128.6359" calcext:value-type="float">
            <text:p>3128.6359</text:p>
          </table:table-cell>
          <table:table-cell office:value-type="float" office:value="107.72908" calcext:value-type="float">
            <text:p>107.72908</text:p>
          </table:table-cell>
          <table:table-cell office:value-type="float" office:value="4.027729" calcext:value-type="float">
            <text:p>4.027729</text:p>
          </table:table-cell>
          <table:table-cell office:value-type="float" office:value="0.68294352" calcext:value-type="float">
            <text:p>0.68294352</text:p>
          </table:table-cell>
          <table:table-cell office:value-type="float" office:value="7.720066" calcext:value-type="float">
            <text:p>7.720066</text:p>
          </table:table-cell>
          <table:table-cell office:value-type="float" office:value="1.7807199" calcext:value-type="float">
            <text:p>1.7807199</text:p>
          </table:table-cell>
          <table:table-cell office:value-type="float" office:value="17.625366" calcext:value-type="float">
            <text:p>17.625366</text:p>
          </table:table-cell>
          <table:table-cell office:value-type="float" office:value="1.859691" calcext:value-type="float">
            <text:p>1.859691</text:p>
          </table:table-cell>
          <table:table-cell office:value-type="float" office:value="3.1672029" calcext:value-type="float">
            <text:p>3.1672029</text:p>
          </table:table-cell>
          <table:table-cell office:value-type="float" office:value="3.4232417" calcext:value-type="float">
            <text:p>3.4232417</text:p>
          </table:table-cell>
          <table:table-cell office:value-type="float" office:value="184.8262" calcext:value-type="float">
            <text:p>184.8262</text:p>
          </table:table-cell>
          <table:table-cell office:value-type="float" office:value="12.792641" calcext:value-type="float">
            <text:p>12.792641</text:p>
          </table:table-cell>
          <table:table-cell office:value-type="float" office:value="1.2309179" calcext:value-type="float">
            <text:p>1.2309179</text:p>
          </table:table-cell>
          <table:table-cell office:value-type="float" office:value="32.03194" calcext:value-type="float">
            <text:p>32.03194</text:p>
          </table:table-cell>
          <table:table-cell office:value-type="float" office:value="65.90482" calcext:value-type="float">
            <text:p>65.90482</text:p>
          </table:table-cell>
          <table:table-cell office:value-type="float" office:value="10.497086" calcext:value-type="float">
            <text:p>10.497086</text:p>
          </table:table-cell>
          <table:table-cell office:value-type="float" office:value="222.08889" calcext:value-type="float">
            <text:p>222.08889</text:p>
          </table:table-cell>
          <table:table-cell office:value-type="float" office:value="0.8196616" calcext:value-type="float">
            <text:p>0.8196616</text:p>
          </table:table-cell>
          <table:table-cell office:value-type="float" office:value="9.470211" calcext:value-type="float">
            <text:p>9.470211</text:p>
          </table:table-cell>
          <table:table-cell office:value-type="float" office:value="5.7595753" calcext:value-type="float">
            <text:p>5.7595753</text:p>
          </table:table-cell>
          <table:table-cell office:value-type="float" office:value="2.873617" calcext:value-type="float">
            <text:p>2.873617</text:p>
          </table:table-cell>
          <table:table-cell office:value-type="float" office:value="24.04903" calcext:value-type="float">
            <text:p>24.04903</text:p>
          </table:table-cell>
          <table:table-cell office:value-type="float" office:value="3.442508" calcext:value-type="float">
            <text:p>3.442508</text:p>
          </table:table-cell>
          <table:table-cell office:value-type="float" office:value="3.000768" calcext:value-type="float">
            <text:p>3.000768</text:p>
          </table:table-cell>
          <table:table-cell office:value-type="float" office:value="212.19985" calcext:value-type="float">
            <text:p>212.19985</text:p>
          </table:table-cell>
          <table:table-cell office:value-type="float" office:value="148.47961" calcext:value-type="float">
            <text:p>148.47961</text:p>
          </table:table-cell>
          <table:table-cell office:value-type="float" office:value="249.60737" calcext:value-type="float">
            <text:p>249.60737</text:p>
          </table:table-cell>
          <table:table-cell office:value-type="float" office:value="0.51621752" calcext:value-type="float">
            <text:p>0.51621752</text:p>
          </table:table-cell>
          <table:table-cell office:value-type="float" office:value="3.60747" calcext:value-type="float">
            <text:p>3.60747</text:p>
          </table:table-cell>
        </table:table-row>
        <table:table-row table:style-name="ro2">
          <table:table-cell office:value-type="string" calcext:value-type="string">
            <text:p>TCGA-13-0913-02A-01R-1564-13</text:p>
          </table:table-cell>
          <table:table-cell office:value-type="string" calcext:value-type="string">
            <text:p>OV</text:p>
          </table:table-cell>
          <table:table-cell office:value-type="float" office:value="1.9710452" calcext:value-type="float">
            <text:p>1.9710452</text:p>
          </table:table-cell>
          <table:table-cell office:value-type="float" office:value="2.516756" calcext:value-type="float">
            <text:p>2.516756</text:p>
          </table:table-cell>
          <table:table-cell office:value-type="float" office:value="180.79626" calcext:value-type="float">
            <text:p>180.79626</text:p>
          </table:table-cell>
          <table:table-cell office:value-type="float" office:value="3022.2777" calcext:value-type="float">
            <text:p>3022.2777</text:p>
          </table:table-cell>
          <table:table-cell office:value-type="float" office:value="91.732" calcext:value-type="float">
            <text:p>91.732</text:p>
          </table:table-cell>
          <table:table-cell office:value-type="float" office:value="47.83511" calcext:value-type="float">
            <text:p>47.83511</text:p>
          </table:table-cell>
          <table:table-cell office:value-type="float" office:value="5.65305" calcext:value-type="float">
            <text:p>5.65305</text:p>
          </table:table-cell>
          <table:table-cell office:value-type="float" office:value="17.660815" calcext:value-type="float">
            <text:p>17.660815</text:p>
          </table:table-cell>
          <table:table-cell office:value-type="float" office:value="27.035158" calcext:value-type="float">
            <text:p>27.035158</text:p>
          </table:table-cell>
          <table:table-cell office:value-type="float" office:value="69.55418" calcext:value-type="float">
            <text:p>69.55418</text:p>
          </table:table-cell>
          <table:table-cell office:value-type="float" office:value="6.8052" calcext:value-type="float">
            <text:p>6.8052</text:p>
          </table:table-cell>
          <table:table-cell office:value-type="float" office:value="134.73315" calcext:value-type="float">
            <text:p>134.73315</text:p>
          </table:table-cell>
          <table:table-cell office:value-type="float" office:value="10.358895" calcext:value-type="float">
            <text:p>10.358895</text:p>
          </table:table-cell>
          <table:table-cell office:value-type="float" office:value="14.3711892" calcext:value-type="float">
            <text:p>14.3711892</text:p>
          </table:table-cell>
          <table:table-cell office:value-type="float" office:value="38.355" calcext:value-type="float">
            <text:p>38.355</text:p>
          </table:table-cell>
          <table:table-cell office:value-type="float" office:value="2.511831" calcext:value-type="float">
            <text:p>2.511831</text:p>
          </table:table-cell>
          <table:table-cell office:value-type="float" office:value="4.3135344" calcext:value-type="float">
            <text:p>4.3135344</text:p>
          </table:table-cell>
          <table:table-cell office:value-type="float" office:value="0.5696333" calcext:value-type="float">
            <text:p>0.5696333</text:p>
          </table:table-cell>
          <table:table-cell office:value-type="float" office:value="12.64041" calcext:value-type="float">
            <text:p>12.64041</text:p>
          </table:table-cell>
          <table:table-cell office:value-type="float" office:value="6543.9938" calcext:value-type="float">
            <text:p>6543.9938</text:p>
          </table:table-cell>
          <table:table-cell office:value-type="float" office:value="87.52999" calcext:value-type="float">
            <text:p>87.52999</text:p>
          </table:table-cell>
          <table:table-cell office:value-type="float" office:value="12.392185" calcext:value-type="float">
            <text:p>12.392185</text:p>
          </table:table-cell>
          <table:table-cell office:value-type="float" office:value="0.87303405" calcext:value-type="float">
            <text:p>0.87303405</text:p>
          </table:table-cell>
          <table:table-cell office:value-type="float" office:value="10.849985" calcext:value-type="float">
            <text:p>10.849985</text:p>
          </table:table-cell>
          <table:table-cell office:value-type="float" office:value="0.34494977" calcext:value-type="float">
            <text:p>0.34494977</text:p>
          </table:table-cell>
          <table:table-cell office:value-type="float" office:value="8.572307" calcext:value-type="float">
            <text:p>8.572307</text:p>
          </table:table-cell>
          <table:table-cell office:value-type="float" office:value="1.872035" calcext:value-type="float">
            <text:p>1.872035</text:p>
          </table:table-cell>
          <table:table-cell office:value-type="float" office:value="3.5435882" calcext:value-type="float">
            <text:p>3.5435882</text:p>
          </table:table-cell>
          <table:table-cell office:value-type="float" office:value="1.3028123" calcext:value-type="float">
            <text:p>1.3028123</text:p>
          </table:table-cell>
          <table:table-cell office:value-type="float" office:value="476.4421" calcext:value-type="float">
            <text:p>476.4421</text:p>
          </table:table-cell>
          <table:table-cell office:value-type="float" office:value="15.52469" calcext:value-type="float">
            <text:p>15.52469</text:p>
          </table:table-cell>
          <table:table-cell office:value-type="float" office:value="1.1366298" calcext:value-type="float">
            <text:p>1.1366298</text:p>
          </table:table-cell>
          <table:table-cell office:value-type="float" office:value="76.30045" calcext:value-type="float">
            <text:p>76.30045</text:p>
          </table:table-cell>
          <table:table-cell office:value-type="float" office:value="81.30677" calcext:value-type="float">
            <text:p>81.30677</text:p>
          </table:table-cell>
          <table:table-cell office:value-type="float" office:value="15.878595" calcext:value-type="float">
            <text:p>15.878595</text:p>
          </table:table-cell>
          <table:table-cell office:value-type="float" office:value="593.59255" calcext:value-type="float">
            <text:p>593.59255</text:p>
          </table:table-cell>
          <table:table-cell office:value-type="float" office:value="0.5950003" calcext:value-type="float">
            <text:p>0.5950003</text:p>
          </table:table-cell>
          <table:table-cell office:value-type="float" office:value="16.907587" calcext:value-type="float">
            <text:p>16.907587</text:p>
          </table:table-cell>
          <table:table-cell office:value-type="float" office:value="3.4440283" calcext:value-type="float">
            <text:p>3.4440283</text:p>
          </table:table-cell>
          <table:table-cell office:value-type="float" office:value="3.089724" calcext:value-type="float">
            <text:p>3.089724</text:p>
          </table:table-cell>
          <table:table-cell office:value-type="float" office:value="12.880595" calcext:value-type="float">
            <text:p>12.880595</text:p>
          </table:table-cell>
          <table:table-cell office:value-type="float" office:value="2.30156" calcext:value-type="float">
            <text:p>2.30156</text:p>
          </table:table-cell>
          <table:table-cell office:value-type="float" office:value="2.026785" calcext:value-type="float">
            <text:p>2.026785</text:p>
          </table:table-cell>
          <table:table-cell office:value-type="float" office:value="72.6412" calcext:value-type="float">
            <text:p>72.6412</text:p>
          </table:table-cell>
          <table:table-cell office:value-type="float" office:value="213.35254" calcext:value-type="float">
            <text:p>213.35254</text:p>
          </table:table-cell>
          <table:table-cell office:value-type="float" office:value="64.00032" calcext:value-type="float">
            <text:p>64.00032</text:p>
          </table:table-cell>
          <table:table-cell office:value-type="float" office:value="0.18374992" calcext:value-type="float">
            <text:p>0.18374992</text:p>
          </table:table-cell>
          <table:table-cell office:value-type="float" office:value="9.395553" calcext:value-type="float">
            <text:p>9.395553</text:p>
          </table:table-cell>
        </table:table-row>
        <table:table-row table:style-name="ro2">
          <table:table-cell office:value-type="string" calcext:value-type="string">
            <text:p>TCGA-13-0916-01A-01R-1564-13</text:p>
          </table:table-cell>
          <table:table-cell office:value-type="string" calcext:value-type="string">
            <text:p>OV</text:p>
          </table:table-cell>
          <table:table-cell office:value-type="float" office:value="8.3914097" calcext:value-type="float">
            <text:p>8.3914097</text:p>
          </table:table-cell>
          <table:table-cell office:value-type="float" office:value="14.840125" calcext:value-type="float">
            <text:p>14.840125</text:p>
          </table:table-cell>
          <table:table-cell office:value-type="float" office:value="150.40161" calcext:value-type="float">
            <text:p>150.40161</text:p>
          </table:table-cell>
          <table:table-cell office:value-type="float" office:value="2279.9706" calcext:value-type="float">
            <text:p>2279.9706</text:p>
          </table:table-cell>
          <table:table-cell office:value-type="float" office:value="53.21201" calcext:value-type="float">
            <text:p>53.21201</text:p>
          </table:table-cell>
          <table:table-cell office:value-type="float" office:value="36.18868" calcext:value-type="float">
            <text:p>36.18868</text:p>
          </table:table-cell>
          <table:table-cell office:value-type="float" office:value="6.396847" calcext:value-type="float">
            <text:p>6.396847</text:p>
          </table:table-cell>
          <table:table-cell office:value-type="float" office:value="30.636285" calcext:value-type="float">
            <text:p>30.636285</text:p>
          </table:table-cell>
          <table:table-cell office:value-type="float" office:value="42.974676" calcext:value-type="float">
            <text:p>42.974676</text:p>
          </table:table-cell>
          <table:table-cell office:value-type="float" office:value="38.17963" calcext:value-type="float">
            <text:p>38.17963</text:p>
          </table:table-cell>
          <table:table-cell office:value-type="float" office:value="9.805909" calcext:value-type="float">
            <text:p>9.805909</text:p>
          </table:table-cell>
          <table:table-cell office:value-type="float" office:value="67.9965" calcext:value-type="float">
            <text:p>67.9965</text:p>
          </table:table-cell>
          <table:table-cell office:value-type="float" office:value="15.11932" calcext:value-type="float">
            <text:p>15.11932</text:p>
          </table:table-cell>
          <table:table-cell office:value-type="float" office:value="4.5647694" calcext:value-type="float">
            <text:p>4.5647694</text:p>
          </table:table-cell>
          <table:table-cell office:value-type="float" office:value="103.93889" calcext:value-type="float">
            <text:p>103.93889</text:p>
          </table:table-cell>
          <table:table-cell office:value-type="float" office:value="12.099278" calcext:value-type="float">
            <text:p>12.099278</text:p>
          </table:table-cell>
          <table:table-cell office:value-type="float" office:value="3.3667149" calcext:value-type="float">
            <text:p>3.3667149</text:p>
          </table:table-cell>
          <table:table-cell office:value-type="float" office:value="0.23775003" calcext:value-type="float">
            <text:p>0.23775003</text:p>
          </table:table-cell>
          <table:table-cell office:value-type="float" office:value="49.80512" calcext:value-type="float">
            <text:p>49.80512</text:p>
          </table:table-cell>
          <table:table-cell office:value-type="float" office:value="1178.4512" calcext:value-type="float">
            <text:p>1178.4512</text:p>
          </table:table-cell>
          <table:table-cell office:value-type="float" office:value="169.95032" calcext:value-type="float">
            <text:p>169.95032</text:p>
          </table:table-cell>
          <table:table-cell office:value-type="float" office:value="3.246018" calcext:value-type="float">
            <text:p>3.246018</text:p>
          </table:table-cell>
          <table:table-cell office:value-type="float" office:value="0.18605505" calcext:value-type="float">
            <text:p>0.18605505</text:p>
          </table:table-cell>
          <table:table-cell office:value-type="float" office:value="5.637793" calcext:value-type="float">
            <text:p>5.637793</text:p>
          </table:table-cell>
          <table:table-cell office:value-type="float" office:value="8.31254437" calcext:value-type="float">
            <text:p>8.31254437</text:p>
          </table:table-cell>
          <table:table-cell office:value-type="float" office:value="37.222976" calcext:value-type="float">
            <text:p>37.222976</text:p>
          </table:table-cell>
          <table:table-cell office:value-type="float" office:value="1.258821" calcext:value-type="float">
            <text:p>1.258821</text:p>
          </table:table-cell>
          <table:table-cell office:value-type="float" office:value="3.5848494" calcext:value-type="float">
            <text:p>3.5848494</text:p>
          </table:table-cell>
          <table:table-cell office:value-type="float" office:value="0.7918171" calcext:value-type="float">
            <text:p>0.7918171</text:p>
          </table:table-cell>
          <table:table-cell office:value-type="float" office:value="90.87989" calcext:value-type="float">
            <text:p>90.87989</text:p>
          </table:table-cell>
          <table:table-cell office:value-type="float" office:value="2.950359" calcext:value-type="float">
            <text:p>2.950359</text:p>
          </table:table-cell>
          <table:table-cell office:value-type="float" office:value="1.7534725" calcext:value-type="float">
            <text:p>1.7534725</text:p>
          </table:table-cell>
          <table:table-cell office:value-type="float" office:value="37.67503" calcext:value-type="float">
            <text:p>37.67503</text:p>
          </table:table-cell>
          <table:table-cell office:value-type="float" office:value="64.029697" calcext:value-type="float">
            <text:p>64.029697</text:p>
          </table:table-cell>
          <table:table-cell office:value-type="float" office:value="21.412339" calcext:value-type="float">
            <text:p>21.412339</text:p>
          </table:table-cell>
          <table:table-cell office:value-type="float" office:value="229.83138" calcext:value-type="float">
            <text:p>229.83138</text:p>
          </table:table-cell>
          <table:table-cell office:value-type="float" office:value="1.3588515" calcext:value-type="float">
            <text:p>1.3588515</text:p>
          </table:table-cell>
          <table:table-cell office:value-type="float" office:value="7.021077" calcext:value-type="float">
            <text:p>7.021077</text:p>
          </table:table-cell>
          <table:table-cell office:value-type="float" office:value="1.4141856" calcext:value-type="float">
            <text:p>1.4141856</text:p>
          </table:table-cell>
          <table:table-cell office:value-type="float" office:value="2.774963" calcext:value-type="float">
            <text:p>2.774963</text:p>
          </table:table-cell>
          <table:table-cell office:value-type="float" office:value="23.572415" calcext:value-type="float">
            <text:p>23.572415</text:p>
          </table:table-cell>
          <table:table-cell office:value-type="float" office:value="2.57295" calcext:value-type="float">
            <text:p>2.57295</text:p>
          </table:table-cell>
          <table:table-cell office:value-type="float" office:value="7.180366" calcext:value-type="float">
            <text:p>7.180366</text:p>
          </table:table-cell>
          <table:table-cell office:value-type="float" office:value="124.53939" calcext:value-type="float">
            <text:p>124.53939</text:p>
          </table:table-cell>
          <table:table-cell office:value-type="float" office:value="265.26412" calcext:value-type="float">
            <text:p>265.26412</text:p>
          </table:table-cell>
          <table:table-cell office:value-type="float" office:value="305.89203" calcext:value-type="float">
            <text:p>305.89203</text:p>
          </table:table-cell>
          <table:table-cell office:value-type="float" office:value="1.13180176" calcext:value-type="float">
            <text:p>1.13180176</text:p>
          </table:table-cell>
          <table:table-cell office:value-type="float" office:value="4.087587" calcext:value-type="float">
            <text:p>4.087587</text:p>
          </table:table-cell>
        </table:table-row>
        <table:table-row table:style-name="ro2">
          <table:table-cell office:value-type="string" calcext:value-type="string">
            <text:p>TCGA-13-0919-01A-01R-1564-13</text:p>
          </table:table-cell>
          <table:table-cell office:value-type="string" calcext:value-type="string">
            <text:p>OV</text:p>
          </table:table-cell>
          <table:table-cell office:value-type="float" office:value="9.4215994" calcext:value-type="float">
            <text:p>9.4215994</text:p>
          </table:table-cell>
          <table:table-cell office:value-type="float" office:value="14.514597" calcext:value-type="float">
            <text:p>14.514597</text:p>
          </table:table-cell>
          <table:table-cell office:value-type="float" office:value="142.92364" calcext:value-type="float">
            <text:p>142.92364</text:p>
          </table:table-cell>
          <table:table-cell office:value-type="float" office:value="7106.2799" calcext:value-type="float">
            <text:p>7106.2799</text:p>
          </table:table-cell>
          <table:table-cell office:value-type="float" office:value="32.17521" calcext:value-type="float">
            <text:p>32.17521</text:p>
          </table:table-cell>
          <table:table-cell office:value-type="float" office:value="108.98074" calcext:value-type="float">
            <text:p>108.98074</text:p>
          </table:table-cell>
          <table:table-cell office:value-type="float" office:value="6.876875" calcext:value-type="float">
            <text:p>6.876875</text:p>
          </table:table-cell>
          <table:table-cell office:value-type="float" office:value="21.701712" calcext:value-type="float">
            <text:p>21.701712</text:p>
          </table:table-cell>
          <table:table-cell office:value-type="float" office:value="56.869487" calcext:value-type="float">
            <text:p>56.869487</text:p>
          </table:table-cell>
          <table:table-cell office:value-type="float" office:value="72.26109" calcext:value-type="float">
            <text:p>72.26109</text:p>
          </table:table-cell>
          <table:table-cell office:value-type="float" office:value="4.291719" calcext:value-type="float">
            <text:p>4.291719</text:p>
          </table:table-cell>
          <table:table-cell office:value-type="float" office:value="42.52258" calcext:value-type="float">
            <text:p>42.52258</text:p>
          </table:table-cell>
          <table:table-cell office:value-type="float" office:value="12.332491" calcext:value-type="float">
            <text:p>12.332491</text:p>
          </table:table-cell>
          <table:table-cell office:value-type="float" office:value="5.8059422" calcext:value-type="float">
            <text:p>5.8059422</text:p>
          </table:table-cell>
          <table:table-cell office:value-type="float" office:value="68.64096" calcext:value-type="float">
            <text:p>68.64096</text:p>
          </table:table-cell>
          <table:table-cell office:value-type="float" office:value="7.28987" calcext:value-type="float">
            <text:p>7.28987</text:p>
          </table:table-cell>
          <table:table-cell office:value-type="float" office:value="4.8290797" calcext:value-type="float">
            <text:p>4.8290797</text:p>
          </table:table-cell>
          <table:table-cell office:value-type="float" office:value="0.22677268" calcext:value-type="float">
            <text:p>0.22677268</text:p>
          </table:table-cell>
          <table:table-cell office:value-type="float" office:value="32.88848" calcext:value-type="float">
            <text:p>32.88848</text:p>
          </table:table-cell>
          <table:table-cell office:value-type="float" office:value="3146.0686" calcext:value-type="float">
            <text:p>3146.0686</text:p>
          </table:table-cell>
          <table:table-cell office:value-type="float" office:value="135.34171" calcext:value-type="float">
            <text:p>135.34171</text:p>
          </table:table-cell>
          <table:table-cell office:value-type="float" office:value="6.987559" calcext:value-type="float">
            <text:p>6.987559</text:p>
          </table:table-cell>
          <table:table-cell office:value-type="float" office:value="0.54670026" calcext:value-type="float">
            <text:p>0.54670026</text:p>
          </table:table-cell>
          <table:table-cell office:value-type="float" office:value="9.107929" calcext:value-type="float">
            <text:p>9.107929</text:p>
          </table:table-cell>
          <table:table-cell office:value-type="float" office:value="0.59754503" calcext:value-type="float">
            <text:p>0.59754503</text:p>
          </table:table-cell>
          <table:table-cell office:value-type="float" office:value="19.547789" calcext:value-type="float">
            <text:p>19.547789</text:p>
          </table:table-cell>
          <table:table-cell office:value-type="float" office:value="2.463464" calcext:value-type="float">
            <text:p>2.463464</text:p>
          </table:table-cell>
          <table:table-cell office:value-type="float" office:value="2.7434275" calcext:value-type="float">
            <text:p>2.7434275</text:p>
          </table:table-cell>
          <table:table-cell office:value-type="float" office:value="6.472426" calcext:value-type="float">
            <text:p>6.472426</text:p>
          </table:table-cell>
          <table:table-cell office:value-type="float" office:value="275.84528" calcext:value-type="float">
            <text:p>275.84528</text:p>
          </table:table-cell>
          <table:table-cell office:value-type="float" office:value="7.547783" calcext:value-type="float">
            <text:p>7.547783</text:p>
          </table:table-cell>
          <table:table-cell office:value-type="float" office:value="0.7709594" calcext:value-type="float">
            <text:p>0.7709594</text:p>
          </table:table-cell>
          <table:table-cell office:value-type="float" office:value="19.63713" calcext:value-type="float">
            <text:p>19.63713</text:p>
          </table:table-cell>
          <table:table-cell office:value-type="float" office:value="38.625089" calcext:value-type="float">
            <text:p>38.625089</text:p>
          </table:table-cell>
          <table:table-cell office:value-type="float" office:value="21.610854" calcext:value-type="float">
            <text:p>21.610854</text:p>
          </table:table-cell>
          <table:table-cell office:value-type="float" office:value="202.53178" calcext:value-type="float">
            <text:p>202.53178</text:p>
          </table:table-cell>
          <table:table-cell office:value-type="float" office:value="0.7684741" calcext:value-type="float">
            <text:p>0.7684741</text:p>
          </table:table-cell>
          <table:table-cell office:value-type="float" office:value="6.893504" calcext:value-type="float">
            <text:p>6.893504</text:p>
          </table:table-cell>
          <table:table-cell office:value-type="float" office:value="2.9092809" calcext:value-type="float">
            <text:p>2.9092809</text:p>
          </table:table-cell>
          <table:table-cell office:value-type="float" office:value="2.905478" calcext:value-type="float">
            <text:p>2.905478</text:p>
          </table:table-cell>
          <table:table-cell office:value-type="float" office:value="18.713372" calcext:value-type="float">
            <text:p>18.713372</text:p>
          </table:table-cell>
          <table:table-cell office:value-type="float" office:value="4.158251" calcext:value-type="float">
            <text:p>4.158251</text:p>
          </table:table-cell>
          <table:table-cell office:value-type="float" office:value="7.006685" calcext:value-type="float">
            <text:p>7.006685</text:p>
          </table:table-cell>
          <table:table-cell office:value-type="float" office:value="276.1172" calcext:value-type="float">
            <text:p>276.1172</text:p>
          </table:table-cell>
          <table:table-cell office:value-type="float" office:value="132.47331" calcext:value-type="float">
            <text:p>132.47331</text:p>
          </table:table-cell>
          <table:table-cell office:value-type="float" office:value="214.50112" calcext:value-type="float">
            <text:p>214.50112</text:p>
          </table:table-cell>
          <table:table-cell office:value-type="float" office:value="0.28384867" calcext:value-type="float">
            <text:p>0.28384867</text:p>
          </table:table-cell>
          <table:table-cell office:value-type="float" office:value="4.214174" calcext:value-type="float">
            <text:p>4.214174</text:p>
          </table:table-cell>
        </table:table-row>
        <table:table-row table:style-name="ro2">
          <table:table-cell office:value-type="string" calcext:value-type="string">
            <text:p>TCGA-13-0920-01A-01R-1564-13</text:p>
          </table:table-cell>
          <table:table-cell office:value-type="string" calcext:value-type="string">
            <text:p>OV</text:p>
          </table:table-cell>
          <table:table-cell office:value-type="float" office:value="5.4315599" calcext:value-type="float">
            <text:p>5.4315599</text:p>
          </table:table-cell>
          <table:table-cell office:value-type="float" office:value="7.032239" calcext:value-type="float">
            <text:p>7.032239</text:p>
          </table:table-cell>
          <table:table-cell office:value-type="float" office:value="62.70013" calcext:value-type="float">
            <text:p>62.70013</text:p>
          </table:table-cell>
          <table:table-cell office:value-type="float" office:value="1505.884" calcext:value-type="float">
            <text:p>1505.884</text:p>
          </table:table-cell>
          <table:table-cell office:value-type="float" office:value="73.37343" calcext:value-type="float">
            <text:p>73.37343</text:p>
          </table:table-cell>
          <table:table-cell office:value-type="float" office:value="60.2849" calcext:value-type="float">
            <text:p>60.2849</text:p>
          </table:table-cell>
          <table:table-cell office:value-type="float" office:value="3.086868" calcext:value-type="float">
            <text:p>3.086868</text:p>
          </table:table-cell>
          <table:table-cell office:value-type="float" office:value="16.294265" calcext:value-type="float">
            <text:p>16.294265</text:p>
          </table:table-cell>
          <table:table-cell office:value-type="float" office:value="19.446199" calcext:value-type="float">
            <text:p>19.446199</text:p>
          </table:table-cell>
          <table:table-cell office:value-type="float" office:value="55.04854" calcext:value-type="float">
            <text:p>55.04854</text:p>
          </table:table-cell>
          <table:table-cell office:value-type="float" office:value="10.159548" calcext:value-type="float">
            <text:p>10.159548</text:p>
          </table:table-cell>
          <table:table-cell office:value-type="float" office:value="76.61045" calcext:value-type="float">
            <text:p>76.61045</text:p>
          </table:table-cell>
          <table:table-cell office:value-type="float" office:value="5.388485" calcext:value-type="float">
            <text:p>5.388485</text:p>
          </table:table-cell>
          <table:table-cell office:value-type="float" office:value="26.8698929" calcext:value-type="float">
            <text:p>26.8698929</text:p>
          </table:table-cell>
          <table:table-cell office:value-type="float" office:value="33.61904" calcext:value-type="float">
            <text:p>33.61904</text:p>
          </table:table-cell>
          <table:table-cell office:value-type="float" office:value="12.948797" calcext:value-type="float">
            <text:p>12.948797</text:p>
          </table:table-cell>
          <table:table-cell office:value-type="float" office:value="5.1921552" calcext:value-type="float">
            <text:p>5.1921552</text:p>
          </table:table-cell>
          <table:table-cell office:value-type="float" office:value="0.15520198" calcext:value-type="float">
            <text:p>0.15520198</text:p>
          </table:table-cell>
          <table:table-cell office:value-type="float" office:value="25.82075" calcext:value-type="float">
            <text:p>25.82075</text:p>
          </table:table-cell>
          <table:table-cell office:value-type="float" office:value="2089.7856" calcext:value-type="float">
            <text:p>2089.7856</text:p>
          </table:table-cell>
          <table:table-cell office:value-type="float" office:value="98.46181" calcext:value-type="float">
            <text:p>98.46181</text:p>
          </table:table-cell>
          <table:table-cell office:value-type="float" office:value="7.57524" calcext:value-type="float">
            <text:p>7.57524</text:p>
          </table:table-cell>
          <table:table-cell office:value-type="float" office:value="0.53549085" calcext:value-type="float">
            <text:p>0.53549085</text:p>
          </table:table-cell>
          <table:table-cell office:value-type="float" office:value="6.794506" calcext:value-type="float">
            <text:p>6.794506</text:p>
          </table:table-cell>
          <table:table-cell office:value-type="float" office:value="2.66059977" calcext:value-type="float">
            <text:p>2.66059977</text:p>
          </table:table-cell>
          <table:table-cell office:value-type="float" office:value="36.814503" calcext:value-type="float">
            <text:p>36.814503</text:p>
          </table:table-cell>
          <table:table-cell office:value-type="float" office:value="3.120086" calcext:value-type="float">
            <text:p>3.120086</text:p>
          </table:table-cell>
          <table:table-cell office:value-type="float" office:value="3.9749889" calcext:value-type="float">
            <text:p>3.9749889</text:p>
          </table:table-cell>
          <table:table-cell office:value-type="float" office:value="1.7748176" calcext:value-type="float">
            <text:p>1.7748176</text:p>
          </table:table-cell>
          <table:table-cell office:value-type="float" office:value="158.69475" calcext:value-type="float">
            <text:p>158.69475</text:p>
          </table:table-cell>
          <table:table-cell office:value-type="float" office:value="10.198478" calcext:value-type="float">
            <text:p>10.198478</text:p>
          </table:table-cell>
          <table:table-cell office:value-type="float" office:value="1.741439" calcext:value-type="float">
            <text:p>1.741439</text:p>
          </table:table-cell>
          <table:table-cell office:value-type="float" office:value="40.03942" calcext:value-type="float">
            <text:p>40.03942</text:p>
          </table:table-cell>
          <table:table-cell office:value-type="float" office:value="35.775382" calcext:value-type="float">
            <text:p>35.775382</text:p>
          </table:table-cell>
          <table:table-cell office:value-type="float" office:value="19.350058" calcext:value-type="float">
            <text:p>19.350058</text:p>
          </table:table-cell>
          <table:table-cell office:value-type="float" office:value="159.5107" calcext:value-type="float">
            <text:p>159.5107</text:p>
          </table:table-cell>
          <table:table-cell office:value-type="float" office:value="2.5240825" calcext:value-type="float">
            <text:p>2.5240825</text:p>
          </table:table-cell>
          <table:table-cell office:value-type="float" office:value="15.214305" calcext:value-type="float">
            <text:p>15.214305</text:p>
          </table:table-cell>
          <table:table-cell office:value-type="float" office:value="7.7182385" calcext:value-type="float">
            <text:p>7.7182385</text:p>
          </table:table-cell>
          <table:table-cell office:value-type="float" office:value="3.147842" calcext:value-type="float">
            <text:p>3.147842</text:p>
          </table:table-cell>
          <table:table-cell office:value-type="float" office:value="5.484126" calcext:value-type="float">
            <text:p>5.484126</text:p>
          </table:table-cell>
          <table:table-cell office:value-type="float" office:value="2.50342" calcext:value-type="float">
            <text:p>2.50342</text:p>
          </table:table-cell>
          <table:table-cell office:value-type="float" office:value="6.623433" calcext:value-type="float">
            <text:p>6.623433</text:p>
          </table:table-cell>
          <table:table-cell office:value-type="float" office:value="156.80334" calcext:value-type="float">
            <text:p>156.80334</text:p>
          </table:table-cell>
          <table:table-cell office:value-type="float" office:value="113.0966" calcext:value-type="float">
            <text:p>113.0966</text:p>
          </table:table-cell>
          <table:table-cell office:value-type="float" office:value="72.79047" calcext:value-type="float">
            <text:p>72.79047</text:p>
          </table:table-cell>
          <table:table-cell office:value-type="float" office:value="1.02167628" calcext:value-type="float">
            <text:p>1.02167628</text:p>
          </table:table-cell>
          <table:table-cell office:value-type="float" office:value="9.436598" calcext:value-type="float">
            <text:p>9.436598</text:p>
          </table:table-cell>
        </table:table-row>
        <table:table-row table:style-name="ro2">
          <table:table-cell office:value-type="string" calcext:value-type="string">
            <text:p>TCGA-13-0924-01A-01R-1564-13</text:p>
          </table:table-cell>
          <table:table-cell office:value-type="string" calcext:value-type="string">
            <text:p>OV</text:p>
          </table:table-cell>
          <table:table-cell office:value-type="float" office:value="4.8973046" calcext:value-type="float">
            <text:p>4.8973046</text:p>
          </table:table-cell>
          <table:table-cell office:value-type="float" office:value="5.462863" calcext:value-type="float">
            <text:p>5.462863</text:p>
          </table:table-cell>
          <table:table-cell office:value-type="float" office:value="141.87061" calcext:value-type="float">
            <text:p>141.87061</text:p>
          </table:table-cell>
          <table:table-cell office:value-type="float" office:value="4339.1817" calcext:value-type="float">
            <text:p>4339.1817</text:p>
          </table:table-cell>
          <table:table-cell office:value-type="float" office:value="46.05962" calcext:value-type="float">
            <text:p>46.05962</text:p>
          </table:table-cell>
          <table:table-cell office:value-type="float" office:value="67.05164" calcext:value-type="float">
            <text:p>67.05164</text:p>
          </table:table-cell>
          <table:table-cell office:value-type="float" office:value="7.927233" calcext:value-type="float">
            <text:p>7.927233</text:p>
          </table:table-cell>
          <table:table-cell office:value-type="float" office:value="11.292681" calcext:value-type="float">
            <text:p>11.292681</text:p>
          </table:table-cell>
          <table:table-cell office:value-type="float" office:value="25.462762" calcext:value-type="float">
            <text:p>25.462762</text:p>
          </table:table-cell>
          <table:table-cell office:value-type="float" office:value="70.85216" calcext:value-type="float">
            <text:p>70.85216</text:p>
          </table:table-cell>
          <table:table-cell office:value-type="float" office:value="8.030408" calcext:value-type="float">
            <text:p>8.030408</text:p>
          </table:table-cell>
          <table:table-cell office:value-type="float" office:value="76.46162" calcext:value-type="float">
            <text:p>76.46162</text:p>
          </table:table-cell>
          <table:table-cell office:value-type="float" office:value="14.998483" calcext:value-type="float">
            <text:p>14.998483</text:p>
          </table:table-cell>
          <table:table-cell office:value-type="float" office:value="3.7583244" calcext:value-type="float">
            <text:p>3.7583244</text:p>
          </table:table-cell>
          <table:table-cell office:value-type="float" office:value="34.86895" calcext:value-type="float">
            <text:p>34.86895</text:p>
          </table:table-cell>
          <table:table-cell office:value-type="float" office:value="10.43929" calcext:value-type="float">
            <text:p>10.43929</text:p>
          </table:table-cell>
          <table:table-cell office:value-type="float" office:value="2.4883968" calcext:value-type="float">
            <text:p>2.4883968</text:p>
          </table:table-cell>
          <table:table-cell office:value-type="float" office:value="0.41413659" calcext:value-type="float">
            <text:p>0.41413659</text:p>
          </table:table-cell>
          <table:table-cell office:value-type="float" office:value="34.92347" calcext:value-type="float">
            <text:p>34.92347</text:p>
          </table:table-cell>
          <table:table-cell office:value-type="float" office:value="2938.7642" calcext:value-type="float">
            <text:p>2938.7642</text:p>
          </table:table-cell>
          <table:table-cell office:value-type="float" office:value="119.81115" calcext:value-type="float">
            <text:p>119.81115</text:p>
          </table:table-cell>
          <table:table-cell office:value-type="float" office:value="3.930366" calcext:value-type="float">
            <text:p>3.930366</text:p>
          </table:table-cell>
          <table:table-cell office:value-type="float" office:value="0.26830687" calcext:value-type="float">
            <text:p>0.26830687</text:p>
          </table:table-cell>
          <table:table-cell office:value-type="float" office:value="4.580347" calcext:value-type="float">
            <text:p>4.580347</text:p>
          </table:table-cell>
          <table:table-cell office:value-type="float" office:value="3.64247567" calcext:value-type="float">
            <text:p>3.64247567</text:p>
          </table:table-cell>
          <table:table-cell office:value-type="float" office:value="27.742188" calcext:value-type="float">
            <text:p>27.742188</text:p>
          </table:table-cell>
          <table:table-cell office:value-type="float" office:value="2.209273" calcext:value-type="float">
            <text:p>2.209273</text:p>
          </table:table-cell>
          <table:table-cell office:value-type="float" office:value="2.9558759" calcext:value-type="float">
            <text:p>2.9558759</text:p>
          </table:table-cell>
          <table:table-cell office:value-type="float" office:value="2.2943387" calcext:value-type="float">
            <text:p>2.2943387</text:p>
          </table:table-cell>
          <table:table-cell office:value-type="float" office:value="175.98384" calcext:value-type="float">
            <text:p>175.98384</text:p>
          </table:table-cell>
          <table:table-cell office:value-type="float" office:value="6.611005" calcext:value-type="float">
            <text:p>6.611005</text:p>
          </table:table-cell>
          <table:table-cell office:value-type="float" office:value="2.6993114" calcext:value-type="float">
            <text:p>2.6993114</text:p>
          </table:table-cell>
          <table:table-cell office:value-type="float" office:value="53.05056" calcext:value-type="float">
            <text:p>53.05056</text:p>
          </table:table-cell>
          <table:table-cell office:value-type="float" office:value="45.535152" calcext:value-type="float">
            <text:p>45.535152</text:p>
          </table:table-cell>
          <table:table-cell office:value-type="float" office:value="11.159062" calcext:value-type="float">
            <text:p>11.159062</text:p>
          </table:table-cell>
          <table:table-cell office:value-type="float" office:value="187.00892" calcext:value-type="float">
            <text:p>187.00892</text:p>
          </table:table-cell>
          <table:table-cell office:value-type="float" office:value="0.8213611" calcext:value-type="float">
            <text:p>0.8213611</text:p>
          </table:table-cell>
          <table:table-cell office:value-type="float" office:value="5.314365" calcext:value-type="float">
            <text:p>5.314365</text:p>
          </table:table-cell>
          <table:table-cell office:value-type="float" office:value="2.0230143" calcext:value-type="float">
            <text:p>2.0230143</text:p>
          </table:table-cell>
          <table:table-cell office:value-type="float" office:value="2.132761" calcext:value-type="float">
            <text:p>2.132761</text:p>
          </table:table-cell>
          <table:table-cell office:value-type="float" office:value="16.572458" calcext:value-type="float">
            <text:p>16.572458</text:p>
          </table:table-cell>
          <table:table-cell office:value-type="float" office:value="2.616819" calcext:value-type="float">
            <text:p>2.616819</text:p>
          </table:table-cell>
          <table:table-cell office:value-type="float" office:value="7.612862" calcext:value-type="float">
            <text:p>7.612862</text:p>
          </table:table-cell>
          <table:table-cell office:value-type="float" office:value="145.97817" calcext:value-type="float">
            <text:p>145.97817</text:p>
          </table:table-cell>
          <table:table-cell office:value-type="float" office:value="110.33242" calcext:value-type="float">
            <text:p>110.33242</text:p>
          </table:table-cell>
          <table:table-cell office:value-type="float" office:value="207.18798" calcext:value-type="float">
            <text:p>207.18798</text:p>
          </table:table-cell>
          <table:table-cell office:value-type="float" office:value="0.52127353" calcext:value-type="float">
            <text:p>0.52127353</text:p>
          </table:table-cell>
          <table:table-cell office:value-type="float" office:value="3.701931" calcext:value-type="float">
            <text:p>3.701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ita Maurya</meta:initial-creator>
    <meta:creation-date>2025-02-27T00:17:34.647968591</meta:creation-date>
    <dc:date>2025-02-27T00:18:07.938170707</dc:date>
    <dc:creator>Sarita Maurya</dc:creator>
    <meta:editing-duration>PT34S</meta:editing-duration>
    <meta:editing-cycles>1</meta:editing-cycles>
    <meta:document-statistic meta:table-count="1" meta:cell-count="8600" meta:object-count="0"/>
    <meta:generator>LibreOffice/7.3.7.2$Linux_X86_64 LibreOffice_project/30$Build-2</meta:generator>
  </office:meta>
</office:document-meta>
</file>